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s-data" table:style-name="ta1">
        <table:shapes>
          <draw:frame draw:z-index="0" draw:style-name="gr1" draw:text-style-name="P1" svg:width="793.16pt" svg:height="449.49pt" svg:x="749.48pt" svg:y="575.26pt">
            <draw:object draw:notify-on-update-of-ranges="'nis-data'.H4:'nis-data'.H900 'nis-data'.I4:'nis-data'.I9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02.23pt" svg:height="451.25pt" svg:x="770.77pt" svg:y="57.06pt">
            <draw:object draw:notify-on-update-of-ranges="'nis-data'.H904:'nis-data'.H1800 'nis-data'.I904:'nis-data'.I18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9.66491" calcext:value-type="float">
            <text:p>-9.66491</text:p>
          </table:table-cell>
          <table:table-cell office:value-type="float" office:value="3.91754" calcext:value-type="float">
            <text:p>3.9175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4.9684" calcext:value-type="float">
            <text:p>24.9684</text:p>
          </table:table-cell>
          <table:table-cell office:value-type="float" office:value="-4.08246" calcext:value-type="float">
            <text:p>-4.0824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7982" calcext:value-type="float">
            <text:p>-11.7982</text:p>
          </table:table-cell>
          <table:table-cell office:value-type="float" office:value="-0.0824619" calcext:value-type="float">
            <text:p>-0.082461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9.62307" calcext:value-type="float">
            <text:p>-9.62307</text:p>
          </table:table-cell>
          <table:table-cell office:value-type="float" office:value="3.91754" calcext:value-type="float">
            <text:p>3.91754</text:p>
          </table:table-cell>
          <table:table-cell office:value-type="float" office:value="4.29217" calcext:value-type="float">
            <text:p>4.29217</text:p>
          </table:table-cell>
          <table:table-cell office:value-type="float" office:value="1.28547E-015" calcext:value-type="float">
            <text:p>1.28547E-15</text:p>
          </table:table-cell>
          <table:table-cell office:value-type="float" office:value="0.0000000000000771292" calcext:value-type="float">
            <text:p>7.71292E-14</text:p>
          </table:table-cell>
          <table:table-cell office:value-type="float" office:value="3.96556" calcext:value-type="float">
            <text:p>3.965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4.9144" calcext:value-type="float">
            <text:p>24.9144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31579" calcext:value-type="float">
            <text:p>-5.31579</text:p>
          </table:table-cell>
          <table:table-cell office:value-type="float" office:value="-4.07354E-015" calcext:value-type="float">
            <text:p>-4.07354E-15</text:p>
          </table:table-cell>
          <table:table-cell office:value-type="float" office:value="-0.000000000000244415" calcext:value-type="float">
            <text:p>-2.44415E-13</text:p>
          </table:table-cell>
          <table:table-cell office:value-type="float" office:value="11.9504" calcext:value-type="float">
            <text:p>11.95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7927" calcext:value-type="float">
            <text:p>-11.7927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660388" calcext:value-type="float">
            <text:p>0.660388</text:p>
          </table:table-cell>
          <table:table-cell office:value-type="float" office:value="-1.25978E-017" calcext:value-type="float">
            <text:p>-1.25978E-17</text:p>
          </table:table-cell>
          <table:table-cell office:value-type="float" office:value="-7.55875E-016" calcext:value-type="float">
            <text:p>-7.55875E-16</text:p>
          </table:table-cell>
          <table:table-cell office:value-type="float" office:value="5.49818" calcext:value-type="float">
            <text:p>5.498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9.47804" calcext:value-type="float">
            <text:p>-9.47804</text:p>
          </table:table-cell>
          <table:table-cell office:value-type="float" office:value="3.91754" calcext:value-type="float">
            <text:p>3.91754</text:p>
          </table:table-cell>
          <table:table-cell office:value-type="float" office:value="4.38162" calcext:value-type="float">
            <text:p>4.38162</text:p>
          </table:table-cell>
          <table:table-cell office:value-type="float" office:value="-0.000000498462" calcext:value-type="float">
            <text:p>-4.98462E-07</text:p>
          </table:table-cell>
          <table:table-cell office:value-type="float" office:value="-0.0000298945" calcext:value-type="float">
            <text:p>-2.98945E-05</text:p>
          </table:table-cell>
          <table:table-cell office:value-type="float" office:value="5.33398" calcext:value-type="float">
            <text:p>5.333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4.7288" calcext:value-type="float">
            <text:p>24.7288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49079" calcext:value-type="float">
            <text:p>-5.49079</text:p>
          </table:table-cell>
          <table:table-cell office:value-type="float" office:value="-0.000000150264" calcext:value-type="float">
            <text:p>-1.50264E-07</text:p>
          </table:table-cell>
          <table:table-cell office:value-type="float" office:value="-0.00000899607" calcext:value-type="float">
            <text:p>-8.99607E-06</text:p>
          </table:table-cell>
          <table:table-cell office:value-type="float" office:value="15.6038" calcext:value-type="float">
            <text:p>15.60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7759" calcext:value-type="float">
            <text:p>-11.7759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570397" calcext:value-type="float">
            <text:p>0.570397</text:p>
          </table:table-cell>
          <table:table-cell office:value-type="float" office:value="-0.00000000000576859" calcext:value-type="float">
            <text:p>-5.76859E-12</text:p>
          </table:table-cell>
          <table:table-cell office:value-type="float" office:value="-0.00000000186538" calcext:value-type="float">
            <text:p>-1.86538E-09</text:p>
          </table:table-cell>
          <table:table-cell office:value-type="float" office:value="7.87627" calcext:value-type="float">
            <text:p>7.876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9.31641" calcext:value-type="float">
            <text:p>-9.31641</text:p>
          </table:table-cell>
          <table:table-cell office:value-type="float" office:value="3.91754" calcext:value-type="float">
            <text:p>3.91754</text:p>
          </table:table-cell>
          <table:table-cell office:value-type="float" office:value="4.68202" calcext:value-type="float">
            <text:p>4.68202</text:p>
          </table:table-cell>
          <table:table-cell office:value-type="float" office:value="-0.0000130378" calcext:value-type="float">
            <text:p>-1.30378E-05</text:p>
          </table:table-cell>
          <table:table-cell office:value-type="float" office:value="-0.000320618" calcext:value-type="float">
            <text:p>-0.000320618</text:p>
          </table:table-cell>
          <table:table-cell office:value-type="float" office:value="0.892077" calcext:value-type="float">
            <text:p>0.8920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4.5271" calcext:value-type="float">
            <text:p>24.5271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80183" calcext:value-type="float">
            <text:p>-5.80183</text:p>
          </table:table-cell>
          <table:table-cell office:value-type="float" office:value="-0.00000696985" calcext:value-type="float">
            <text:p>-6.96985E-06</text:p>
          </table:table-cell>
          <table:table-cell office:value-type="float" office:value="-0.00016407" calcext:value-type="float">
            <text:p>-0.00016407</text:p>
          </table:table-cell>
          <table:table-cell office:value-type="float" office:value="6.57408" calcext:value-type="float">
            <text:p>6.574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7468" calcext:value-type="float">
            <text:p>-11.7468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789176" calcext:value-type="float">
            <text:p>0.789176</text:p>
          </table:table-cell>
          <table:table-cell office:value-type="float" office:value="0.000000191991" calcext:value-type="float">
            <text:p>1.91991E-07</text:p>
          </table:table-cell>
          <table:table-cell office:value-type="float" office:value="0.00000394802" calcext:value-type="float">
            <text:p>3.94802E-06</text:p>
          </table:table-cell>
          <table:table-cell office:value-type="float" office:value="1.5619" calcext:value-type="float">
            <text:p>1.56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9.15012" calcext:value-type="float">
            <text:p>-9.15012</text:p>
          </table:table-cell>
          <table:table-cell office:value-type="float" office:value="3.91753" calcext:value-type="float">
            <text:p>3.91753</text:p>
          </table:table-cell>
          <table:table-cell office:value-type="float" office:value="4.85447" calcext:value-type="float">
            <text:p>4.85447</text:p>
          </table:table-cell>
          <table:table-cell office:value-type="float" office:value="-0.0000416323" calcext:value-type="float">
            <text:p>-4.16323E-05</text:p>
          </table:table-cell>
          <table:table-cell office:value-type="float" office:value="-0.00063774" calcext:value-type="float">
            <text:p>-0.00063774</text:p>
          </table:table-cell>
          <table:table-cell office:value-type="float" office:value="1.61454" calcext:value-type="float">
            <text:p>1.614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4.3199" calcext:value-type="float">
            <text:p>24.3199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97585" calcext:value-type="float">
            <text:p>-5.97585</text:p>
          </table:table-cell>
          <table:table-cell office:value-type="float" office:value="-0.0000323204" calcext:value-type="float">
            <text:p>-3.23204E-05</text:p>
          </table:table-cell>
          <table:table-cell office:value-type="float" office:value="-0.000454521" calcext:value-type="float">
            <text:p>-0.000454521</text:p>
          </table:table-cell>
          <table:table-cell office:value-type="float" office:value="6.15624" calcext:value-type="float">
            <text:p>6.156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7146" calcext:value-type="float">
            <text:p>-11.7146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915726" calcext:value-type="float">
            <text:p>0.915726</text:p>
          </table:table-cell>
          <table:table-cell office:value-type="float" office:value="0.00000204568" calcext:value-type="float">
            <text:p>2.04568E-06</text:p>
          </table:table-cell>
          <table:table-cell office:value-type="float" office:value="0.0000272825" calcext:value-type="float">
            <text:p>2.72825E-05</text:p>
          </table:table-cell>
          <table:table-cell office:value-type="float" office:value="2.06662" calcext:value-type="float">
            <text:p>2.0666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8.98952" calcext:value-type="float">
            <text:p>-8.98952</text:p>
          </table:table-cell>
          <table:table-cell office:value-type="float" office:value="3.91752" calcext:value-type="float">
            <text:p>3.91752</text:p>
          </table:table-cell>
          <table:table-cell office:value-type="float" office:value="4.84584" calcext:value-type="float">
            <text:p>4.84584</text:p>
          </table:table-cell>
          <table:table-cell office:value-type="float" office:value="-0.0000698272" calcext:value-type="float">
            <text:p>-6.98272E-05</text:p>
          </table:table-cell>
          <table:table-cell office:value-type="float" office:value="-0.000707239" calcext:value-type="float">
            <text:p>-0.000707239</text:p>
          </table:table-cell>
          <table:table-cell office:value-type="float" office:value="0.965461" calcext:value-type="float">
            <text:p>0.9654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4.1111" calcext:value-type="float">
            <text:p>24.1111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99741" calcext:value-type="float">
            <text:p>-5.99741</text:p>
          </table:table-cell>
          <table:table-cell office:value-type="float" office:value="-0.00000941653" calcext:value-type="float">
            <text:p>-9.41653E-06</text:p>
          </table:table-cell>
          <table:table-cell office:value-type="float" office:value="-0.0000402974" calcext:value-type="float">
            <text:p>-4.02974E-05</text:p>
          </table:table-cell>
          <table:table-cell office:value-type="float" office:value="9.04588" calcext:value-type="float">
            <text:p>9.045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6885" calcext:value-type="float">
            <text:p>-11.6885</text:p>
          </table:table-cell>
          <table:table-cell office:value-type="float" office:value="-0.0824618" calcext:value-type="float">
            <text:p>-0.0824618</text:p>
          </table:table-cell>
          <table:table-cell office:value-type="float" office:value="0.880391" calcext:value-type="float">
            <text:p>0.880391</text:p>
          </table:table-cell>
          <table:table-cell office:value-type="float" office:value="0.00000334308" calcext:value-type="float">
            <text:p>3.34308E-06</text:p>
          </table:table-cell>
          <table:table-cell office:value-type="float" office:value="0.0000311818" calcext:value-type="float">
            <text:p>3.11818E-05</text:p>
          </table:table-cell>
          <table:table-cell office:value-type="float" office:value="2.76844" calcext:value-type="float">
            <text:p>2.768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8.83945" calcext:value-type="float">
            <text:p>-8.83945</text:p>
          </table:table-cell>
          <table:table-cell office:value-type="float" office:value="3.91754" calcext:value-type="float">
            <text:p>3.91754</text:p>
          </table:table-cell>
          <table:table-cell office:value-type="float" office:value="4.67538" calcext:value-type="float">
            <text:p>4.67538</text:p>
          </table:table-cell>
          <table:table-cell office:value-type="float" office:value="0.000000543235" calcext:value-type="float">
            <text:p>5.43235E-07</text:p>
          </table:table-cell>
          <table:table-cell office:value-type="float" office:value="0.00024653" calcext:value-type="float">
            <text:p>0.00024653</text:p>
          </table:table-cell>
          <table:table-cell office:value-type="float" office:value="1.0773" calcext:value-type="float">
            <text:p>1.07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3.9131" calcext:value-type="float">
            <text:p>23.9131</text:p>
          </table:table-cell>
          <table:table-cell office:value-type="float" office:value="-4.08254" calcext:value-type="float">
            <text:p>-4.08254</text:p>
          </table:table-cell>
          <table:table-cell office:value-type="float" office:value="-5.83121" calcext:value-type="float">
            <text:p>-5.83121</text:p>
          </table:table-cell>
          <table:table-cell office:value-type="float" office:value="0.000204042" calcext:value-type="float">
            <text:p>0.000204042</text:p>
          </table:table-cell>
          <table:table-cell office:value-type="float" office:value="0.00182979" calcext:value-type="float">
            <text:p>0.00182979</text:p>
          </table:table-cell>
          <table:table-cell office:value-type="float" office:value="7.17445" calcext:value-type="float">
            <text:p>7.1744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6734" calcext:value-type="float">
            <text:p>-11.6734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695523" calcext:value-type="float">
            <text:p>0.695523</text:p>
          </table:table-cell>
          <table:table-cell office:value-type="float" office:value="-0.00000000620966" calcext:value-type="float">
            <text:p>-6.20966E-09</text:p>
          </table:table-cell>
          <table:table-cell office:value-type="float" office:value="-0.00000464718" calcext:value-type="float">
            <text:p>-4.64718E-06</text:p>
          </table:table-cell>
          <table:table-cell office:value-type="float" office:value="2.21764" calcext:value-type="float">
            <text:p>2.217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8.68745" calcext:value-type="float">
            <text:p>-8.68745</text:p>
          </table:table-cell>
          <table:table-cell office:value-type="float" office:value="3.91748" calcext:value-type="float">
            <text:p>3.91748</text:p>
          </table:table-cell>
          <table:table-cell office:value-type="float" office:value="4.70046" calcext:value-type="float">
            <text:p>4.70046</text:p>
          </table:table-cell>
          <table:table-cell office:value-type="float" office:value="-0.000152111" calcext:value-type="float">
            <text:p>-0.000152111</text:p>
          </table:table-cell>
          <table:table-cell office:value-type="float" office:value="-0.000936919" calcext:value-type="float">
            <text:p>-0.000936919</text:p>
          </table:table-cell>
          <table:table-cell office:value-type="float" office:value="1.89936" calcext:value-type="float">
            <text:p>1.899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3.7021" calcext:value-type="float">
            <text:p>23.7021</text:p>
          </table:table-cell>
          <table:table-cell office:value-type="float" office:value="-4.08261" calcext:value-type="float">
            <text:p>-4.08261</text:p>
          </table:table-cell>
          <table:table-cell office:value-type="float" office:value="-5.8994" calcext:value-type="float">
            <text:p>-5.8994</text:p>
          </table:table-cell>
          <table:table-cell office:value-type="float" office:value="0.000321415" calcext:value-type="float">
            <text:p>0.000321415</text:p>
          </table:table-cell>
          <table:table-cell office:value-type="float" office:value="0.00222674" calcext:value-type="float">
            <text:p>0.00222674</text:p>
          </table:table-cell>
          <table:table-cell office:value-type="float" office:value="12.8027" calcext:value-type="float">
            <text:p>12.80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6554" calcext:value-type="float">
            <text:p>-11.6554</text:p>
          </table:table-cell>
          <table:table-cell office:value-type="float" office:value="-0.082462" calcext:value-type="float">
            <text:p>-0.082462</text:p>
          </table:table-cell>
          <table:table-cell office:value-type="float" office:value="0.725745" calcext:value-type="float">
            <text:p>0.725745</text:p>
          </table:table-cell>
          <table:table-cell office:value-type="float" office:value="-0.000000648437" calcext:value-type="float">
            <text:p>-6.48437E-07</text:p>
          </table:table-cell>
          <table:table-cell office:value-type="float" office:value="-0.00000756417" calcext:value-type="float">
            <text:p>-7.56417E-06</text:p>
          </table:table-cell>
          <table:table-cell office:value-type="float" office:value="4.14306" calcext:value-type="float">
            <text:p>4.1430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8.51934" calcext:value-type="float">
            <text:p>-8.51934</text:p>
          </table:table-cell>
          <table:table-cell office:value-type="float" office:value="3.91728" calcext:value-type="float">
            <text:p>3.91728</text:p>
          </table:table-cell>
          <table:table-cell office:value-type="float" office:value="4.91" calcext:value-type="float">
            <text:p>4.91</text:p>
          </table:table-cell>
          <table:table-cell office:value-type="float" office:value="-0.000626414" calcext:value-type="float">
            <text:p>-0.000626414</text:p>
          </table:table-cell>
          <table:table-cell office:value-type="float" office:value="-0.00396155" calcext:value-type="float">
            <text:p>-0.00396155</text:p>
          </table:table-cell>
          <table:table-cell office:value-type="float" office:value="1.46308" calcext:value-type="float">
            <text:p>1.463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3.4902" calcext:value-type="float">
            <text:p>23.4902</text:p>
          </table:table-cell>
          <table:table-cell office:value-type="float" office:value="-4.08294" calcext:value-type="float">
            <text:p>-4.08294</text:p>
          </table:table-cell>
          <table:table-cell office:value-type="float" office:value="-6.0717" calcext:value-type="float">
            <text:p>-6.0717</text:p>
          </table:table-cell>
          <table:table-cell office:value-type="float" office:value="0.000863697" calcext:value-type="float">
            <text:p>0.000863697</text:p>
          </table:table-cell>
          <table:table-cell office:value-type="float" office:value="0.00474566" calcext:value-type="float">
            <text:p>0.00474566</text:p>
          </table:table-cell>
          <table:table-cell office:value-type="float" office:value="5.0146" calcext:value-type="float">
            <text:p>5.01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6251" calcext:value-type="float">
            <text:p>-11.6251</text:p>
          </table:table-cell>
          <table:table-cell office:value-type="float" office:value="-0.082464" calcext:value-type="float">
            <text:p>-0.082464</text:p>
          </table:table-cell>
          <table:table-cell office:value-type="float" office:value="0.925226" calcext:value-type="float">
            <text:p>0.925226</text:p>
          </table:table-cell>
          <table:table-cell office:value-type="float" office:value="-0.0000286512" calcext:value-type="float">
            <text:p>-2.86512E-05</text:p>
          </table:table-cell>
          <table:table-cell office:value-type="float" office:value="-0.000164034" calcext:value-type="float">
            <text:p>-0.000164034</text:p>
          </table:table-cell>
          <table:table-cell office:value-type="float" office:value="1.50679" calcext:value-type="float">
            <text:p>1.506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8.36193" calcext:value-type="float">
            <text:p>-8.36193</text:p>
          </table:table-cell>
          <table:table-cell office:value-type="float" office:value="3.91705" calcext:value-type="float">
            <text:p>3.91705</text:p>
          </table:table-cell>
          <table:table-cell office:value-type="float" office:value="4.90549" calcext:value-type="float">
            <text:p>4.90549</text:p>
          </table:table-cell>
          <table:table-cell office:value-type="float" office:value="-0.00102024" calcext:value-type="float">
            <text:p>-0.00102024</text:p>
          </table:table-cell>
          <table:table-cell office:value-type="float" office:value="-0.0053577" calcext:value-type="float">
            <text:p>-0.0053577</text:p>
          </table:table-cell>
          <table:table-cell office:value-type="float" office:value="1.83872" calcext:value-type="float">
            <text:p>1.838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3.27" calcext:value-type="float">
            <text:p>23.27</text:p>
          </table:table-cell>
          <table:table-cell office:value-type="float" office:value="-4.08318" calcext:value-type="float">
            <text:p>-4.08318</text:p>
          </table:table-cell>
          <table:table-cell office:value-type="float" office:value="-6.09712" calcext:value-type="float">
            <text:p>-6.09712</text:p>
          </table:table-cell>
          <table:table-cell office:value-type="float" office:value="0.00109933" calcext:value-type="float">
            <text:p>0.00109933</text:p>
          </table:table-cell>
          <table:table-cell office:value-type="float" office:value="0.00522531" calcext:value-type="float">
            <text:p>0.00522531</text:p>
          </table:table-cell>
          <table:table-cell office:value-type="float" office:value="11.292" calcext:value-type="float">
            <text:p>11.2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6021" calcext:value-type="float">
            <text:p>-11.6021</text:p>
          </table:table-cell>
          <table:table-cell office:value-type="float" office:value="-0.0824637" calcext:value-type="float">
            <text:p>-0.0824637</text:p>
          </table:table-cell>
          <table:table-cell office:value-type="float" office:value="0.922143" calcext:value-type="float">
            <text:p>0.922143</text:p>
          </table:table-cell>
          <table:table-cell office:value-type="float" office:value="-0.0000198526" calcext:value-type="float">
            <text:p>-1.98526E-05</text:p>
          </table:table-cell>
          <table:table-cell office:value-type="float" office:value="-0.0000921879" calcext:value-type="float">
            <text:p>-9.21879E-05</text:p>
          </table:table-cell>
          <table:table-cell office:value-type="float" office:value="3.86285" calcext:value-type="float">
            <text:p>3.862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8.20042" calcext:value-type="float">
            <text:p>-8.20042</text:p>
          </table:table-cell>
          <table:table-cell office:value-type="float" office:value="3.91647" calcext:value-type="float">
            <text:p>3.91647</text:p>
          </table:table-cell>
          <table:table-cell office:value-type="float" office:value="4.8125" calcext:value-type="float">
            <text:p>4.8125</text:p>
          </table:table-cell>
          <table:table-cell office:value-type="float" office:value="-0.00187806" calcext:value-type="float">
            <text:p>-0.00187806</text:p>
          </table:table-cell>
          <table:table-cell office:value-type="float" office:value="-0.00797659" calcext:value-type="float">
            <text:p>-0.00797659</text:p>
          </table:table-cell>
          <table:table-cell office:value-type="float" office:value="1.11199" calcext:value-type="float">
            <text:p>1.111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3.061" calcext:value-type="float">
            <text:p>23.061</text:p>
          </table:table-cell>
          <table:table-cell office:value-type="float" office:value="-4.0843" calcext:value-type="float">
            <text:p>-4.0843</text:p>
          </table:table-cell>
          <table:table-cell office:value-type="float" office:value="-5.97243" calcext:value-type="float">
            <text:p>-5.97243</text:p>
          </table:table-cell>
          <table:table-cell office:value-type="float" office:value="0.0025372" calcext:value-type="float">
            <text:p>0.0025372</text:p>
          </table:table-cell>
          <table:table-cell office:value-type="float" office:value="0.0111822" calcext:value-type="float">
            <text:p>0.0111822</text:p>
          </table:table-cell>
          <table:table-cell office:value-type="float" office:value="3.85842" calcext:value-type="float">
            <text:p>3.858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5754" calcext:value-type="float">
            <text:p>-11.5754</text:p>
          </table:table-cell>
          <table:table-cell office:value-type="float" office:value="-0.0824832" calcext:value-type="float">
            <text:p>-0.0824832</text:p>
          </table:table-cell>
          <table:table-cell office:value-type="float" office:value="0.829659" calcext:value-type="float">
            <text:p>0.829659</text:p>
          </table:table-cell>
          <table:table-cell office:value-type="float" office:value="-0.000211623" calcext:value-type="float">
            <text:p>-0.000211623</text:p>
          </table:table-cell>
          <table:table-cell office:value-type="float" office:value="-0.000935913" calcext:value-type="float">
            <text:p>-0.000935913</text:p>
          </table:table-cell>
          <table:table-cell office:value-type="float" office:value="1.17004" calcext:value-type="float">
            <text:p>1.170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8.01368" calcext:value-type="float">
            <text:p>-8.01368</text:p>
          </table:table-cell>
          <table:table-cell office:value-type="float" office:value="3.91714" calcext:value-type="float">
            <text:p>3.91714</text:p>
          </table:table-cell>
          <table:table-cell office:value-type="float" office:value="5.06399" calcext:value-type="float">
            <text:p>5.06399</text:p>
          </table:table-cell>
          <table:table-cell office:value-type="float" office:value="-0.000659806" calcext:value-type="float">
            <text:p>-0.000659806</text:p>
          </table:table-cell>
          <table:table-cell office:value-type="float" office:value="-0.00288547" calcext:value-type="float">
            <text:p>-0.00288547</text:p>
          </table:table-cell>
          <table:table-cell office:value-type="float" office:value="3.1222" calcext:value-type="float">
            <text:p>3.12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2.8451" calcext:value-type="float">
            <text:p>22.8451</text:p>
          </table:table-cell>
          <table:table-cell office:value-type="float" office:value="-4.08367" calcext:value-type="float">
            <text:p>-4.08367</text:p>
          </table:table-cell>
          <table:table-cell office:value-type="float" office:value="-6.15428" calcext:value-type="float">
            <text:p>-6.15428</text:p>
          </table:table-cell>
          <table:table-cell office:value-type="float" office:value="0.00135728" calcext:value-type="float">
            <text:p>0.00135728</text:p>
          </table:table-cell>
          <table:table-cell office:value-type="float" office:value="0.00465716" calcext:value-type="float">
            <text:p>0.00465716</text:p>
          </table:table-cell>
          <table:table-cell office:value-type="float" office:value="1.3538" calcext:value-type="float">
            <text:p>1.35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5291" calcext:value-type="float">
            <text:p>-11.5291</text:p>
          </table:table-cell>
          <table:table-cell office:value-type="float" office:value="-0.0824602" calcext:value-type="float">
            <text:p>-0.0824602</text:p>
          </table:table-cell>
          <table:table-cell office:value-type="float" office:value="1.06587" calcext:value-type="float">
            <text:p>1.06587</text:p>
          </table:table-cell>
          <table:table-cell office:value-type="float" office:value="0.0000356067" calcext:value-type="float">
            <text:p>3.56067E-05</text:p>
          </table:table-cell>
          <table:table-cell office:value-type="float" office:value="0.00018298" calcext:value-type="float">
            <text:p>0.00018298</text:p>
          </table:table-cell>
          <table:table-cell office:value-type="float" office:value="1.75655" calcext:value-type="float">
            <text:p>1.756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7.84281" calcext:value-type="float">
            <text:p>-7.84281</text:p>
          </table:table-cell>
          <table:table-cell office:value-type="float" office:value="3.91874" calcext:value-type="float">
            <text:p>3.91874</text:p>
          </table:table-cell>
          <table:table-cell office:value-type="float" office:value="5.01721" calcext:value-type="float">
            <text:p>5.01721</text:p>
          </table:table-cell>
          <table:table-cell office:value-type="float" office:value="0.00169134" calcext:value-type="float">
            <text:p>0.00169134</text:p>
          </table:table-cell>
          <table:table-cell office:value-type="float" office:value="0.00641964" calcext:value-type="float">
            <text:p>0.00641964</text:p>
          </table:table-cell>
          <table:table-cell office:value-type="float" office:value="1.78905" calcext:value-type="float">
            <text:p>1.7890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2.6386" calcext:value-type="float">
            <text:p>22.6386</text:p>
          </table:table-cell>
          <table:table-cell office:value-type="float" office:value="-4.08218" calcext:value-type="float">
            <text:p>-4.08218</text:p>
          </table:table-cell>
          <table:table-cell office:value-type="float" office:value="-6.07591" calcext:value-type="float">
            <text:p>-6.07591</text:p>
          </table:table-cell>
          <table:table-cell office:value-type="float" office:value="-0.00048775" calcext:value-type="float">
            <text:p>-0.00048775</text:p>
          </table:table-cell>
          <table:table-cell office:value-type="float" office:value="-0.00238277" calcext:value-type="float">
            <text:p>-0.00238277</text:p>
          </table:table-cell>
          <table:table-cell office:value-type="float" office:value="1.62055" calcext:value-type="float">
            <text:p>1.620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4957" calcext:value-type="float">
            <text:p>-11.4957</text:p>
          </table:table-cell>
          <table:table-cell office:value-type="float" office:value="-0.0824242" calcext:value-type="float">
            <text:p>-0.0824242</text:p>
          </table:table-cell>
          <table:table-cell office:value-type="float" office:value="1.00972" calcext:value-type="float">
            <text:p>1.00972</text:p>
          </table:table-cell>
          <table:table-cell office:value-type="float" office:value="0.000309138" calcext:value-type="float">
            <text:p>0.000309138</text:p>
          </table:table-cell>
          <table:table-cell office:value-type="float" office:value="0.00116158" calcext:value-type="float">
            <text:p>0.00116158</text:p>
          </table:table-cell>
          <table:table-cell office:value-type="float" office:value="1.13753" calcext:value-type="float">
            <text:p>1.137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7.66372" calcext:value-type="float">
            <text:p>-7.66372</text:p>
          </table:table-cell>
          <table:table-cell office:value-type="float" office:value="3.92119" calcext:value-type="float">
            <text:p>3.92119</text:p>
          </table:table-cell>
          <table:table-cell office:value-type="float" office:value="5.16181" calcext:value-type="float">
            <text:p>5.16181</text:p>
          </table:table-cell>
          <table:table-cell office:value-type="float" office:value="0.00452422" calcext:value-type="float">
            <text:p>0.00452422</text:p>
          </table:table-cell>
          <table:table-cell office:value-type="float" office:value="0.0143813" calcext:value-type="float">
            <text:p>0.0143813</text:p>
          </table:table-cell>
          <table:table-cell office:value-type="float" office:value="0.00946663" calcext:value-type="float">
            <text:p>0.0094666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2.4176" calcext:value-type="float">
            <text:p>22.4176</text:p>
          </table:table-cell>
          <table:table-cell office:value-type="float" office:value="-4.08417" calcext:value-type="float">
            <text:p>-4.08417</text:p>
          </table:table-cell>
          <table:table-cell office:value-type="float" office:value="-6.21597" calcext:value-type="float">
            <text:p>-6.21597</text:p>
          </table:table-cell>
          <table:table-cell office:value-type="float" office:value="0.00156157" calcext:value-type="float">
            <text:p>0.00156157</text:p>
          </table:table-cell>
          <table:table-cell office:value-type="float" office:value="0.0044678" calcext:value-type="float">
            <text:p>0.0044678</text:p>
          </table:table-cell>
          <table:table-cell office:value-type="float" office:value="2.51152" calcext:value-type="float">
            <text:p>2.511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46" calcext:value-type="float">
            <text:p>-11.46</text:p>
          </table:table-cell>
          <table:table-cell office:value-type="float" office:value="-0.0823427" calcext:value-type="float">
            <text:p>-0.0823427</text:p>
          </table:table-cell>
          <table:table-cell office:value-type="float" office:value="1.13358" calcext:value-type="float">
            <text:p>1.13358</text:p>
          </table:table-cell>
          <table:table-cell office:value-type="float" office:value="0.000828567" calcext:value-type="float">
            <text:p>0.000828567</text:p>
          </table:table-cell>
          <table:table-cell office:value-type="float" office:value="0.00277841" calcext:value-type="float">
            <text:p>0.00277841</text:p>
          </table:table-cell>
          <table:table-cell office:value-type="float" office:value="0.268176" calcext:value-type="float">
            <text:p>0.2681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7.51036" calcext:value-type="float">
            <text:p>-7.51036</text:p>
          </table:table-cell>
          <table:table-cell office:value-type="float" office:value="3.92676" calcext:value-type="float">
            <text:p>3.92676</text:p>
          </table:table-cell>
          <table:table-cell office:value-type="float" office:value="4.87755" calcext:value-type="float">
            <text:p>4.87755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346218" calcext:value-type="float">
            <text:p>0.0346218</text:p>
          </table:table-cell>
          <table:table-cell office:value-type="float" office:value="1.23633" calcext:value-type="float">
            <text:p>1.236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2.2078" calcext:value-type="float">
            <text:p>22.2078</text:p>
          </table:table-cell>
          <table:table-cell office:value-type="float" office:value="-4.08492" calcext:value-type="float">
            <text:p>-4.08492</text:p>
          </table:table-cell>
          <table:table-cell office:value-type="float" office:value="-5.95109" calcext:value-type="float">
            <text:p>-5.95109</text:p>
          </table:table-cell>
          <table:table-cell office:value-type="float" office:value="0.00224653" calcext:value-type="float">
            <text:p>0.00224653</text:p>
          </table:table-cell>
          <table:table-cell office:value-type="float" office:value="0.00720455" calcext:value-type="float">
            <text:p>0.00720455</text:p>
          </table:table-cell>
          <table:table-cell office:value-type="float" office:value="5.45081" calcext:value-type="float">
            <text:p>5.450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4455" calcext:value-type="float">
            <text:p>-11.4455</text:p>
          </table:table-cell>
          <table:table-cell office:value-type="float" office:value="-0.0821954" calcext:value-type="float">
            <text:p>-0.0821954</text:p>
          </table:table-cell>
          <table:table-cell office:value-type="float" office:value="0.839361" calcext:value-type="float">
            <text:p>0.839361</text:p>
          </table:table-cell>
          <table:table-cell office:value-type="float" office:value="0.0016664" calcext:value-type="float">
            <text:p>0.0016664</text:p>
          </table:table-cell>
          <table:table-cell office:value-type="float" office:value="0.00508918" calcext:value-type="float">
            <text:p>0.00508918</text:p>
          </table:table-cell>
          <table:table-cell office:value-type="float" office:value="2.32224" calcext:value-type="float">
            <text:p>2.322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7.33502" calcext:value-type="float">
            <text:p>-7.33502</text:p>
          </table:table-cell>
          <table:table-cell office:value-type="float" office:value="3.92884" calcext:value-type="float">
            <text:p>3.92884</text:p>
          </table:table-cell>
          <table:table-cell office:value-type="float" office:value="4.98791" calcext:value-type="float">
            <text:p>4.98791</text:p>
          </table:table-cell>
          <table:table-cell office:value-type="float" office:value="0.0120639" calcext:value-type="float">
            <text:p>0.0120639</text:p>
          </table:table-cell>
          <table:table-cell office:value-type="float" office:value="0.0340482" calcext:value-type="float">
            <text:p>0.0340482</text:p>
          </table:table-cell>
          <table:table-cell office:value-type="float" office:value="0.160529" calcext:value-type="float">
            <text:p>0.1605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1.9928" calcext:value-type="float">
            <text:p>21.9928</text:p>
          </table:table-cell>
          <table:table-cell office:value-type="float" office:value="-4.08589" calcext:value-type="float">
            <text:p>-4.08589</text:p>
          </table:table-cell>
          <table:table-cell office:value-type="float" office:value="-6.03816" calcext:value-type="float">
            <text:p>-6.03816</text:p>
          </table:table-cell>
          <table:table-cell office:value-type="float" office:value="0.00288497" calcext:value-type="float">
            <text:p>0.00288497</text:p>
          </table:table-cell>
          <table:table-cell office:value-type="float" office:value="0.0082127" calcext:value-type="float">
            <text:p>0.0082127</text:p>
          </table:table-cell>
          <table:table-cell office:value-type="float" office:value="1.1211" calcext:value-type="float">
            <text:p>1.12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4077" calcext:value-type="float">
            <text:p>-11.4077</text:p>
          </table:table-cell>
          <table:table-cell office:value-type="float" office:value="-0.0821171" calcext:value-type="float">
            <text:p>-0.0821171</text:p>
          </table:table-cell>
          <table:table-cell office:value-type="float" office:value="0.975269" calcext:value-type="float">
            <text:p>0.975269</text:p>
          </table:table-cell>
          <table:table-cell office:value-type="float" office:value="0.00195753" calcext:value-type="float">
            <text:p>0.00195753</text:p>
          </table:table-cell>
          <table:table-cell office:value-type="float" office:value="0.00543925" calcext:value-type="float">
            <text:p>0.00543925</text:p>
          </table:table-cell>
          <table:table-cell office:value-type="float" office:value="0.000299458" calcext:value-type="float">
            <text:p>0.0002994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7.15732" calcext:value-type="float">
            <text:p>-7.15732</text:p>
          </table:table-cell>
          <table:table-cell office:value-type="float" office:value="3.93853" calcext:value-type="float">
            <text:p>3.93853</text:p>
          </table:table-cell>
          <table:table-cell office:value-type="float" office:value="5.03948" calcext:value-type="float">
            <text:p>5.03948</text:p>
          </table:table-cell>
          <table:table-cell office:value-type="float" office:value="0.0208209" calcext:value-type="float">
            <text:p>0.0208209</text:p>
          </table:table-cell>
          <table:table-cell office:value-type="float" office:value="0.0544094" calcext:value-type="float">
            <text:p>0.0544094</text:p>
          </table:table-cell>
          <table:table-cell office:value-type="float" office:value="3.11046" calcext:value-type="float">
            <text:p>3.110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1.7877" calcext:value-type="float">
            <text:p>21.7877</text:p>
          </table:table-cell>
          <table:table-cell office:value-type="float" office:value="-4.07241" calcext:value-type="float">
            <text:p>-4.07241</text:p>
          </table:table-cell>
          <table:table-cell office:value-type="float" office:value="-6.02006" calcext:value-type="float">
            <text:p>-6.02006</text:p>
          </table:table-cell>
          <table:table-cell office:value-type="float" office:value="-0.00857802" calcext:value-type="float">
            <text:p>-0.00857802</text:p>
          </table:table-cell>
          <table:table-cell office:value-type="float" office:value="-0.023163" calcext:value-type="float">
            <text:p>-0.023163</text:p>
          </table:table-cell>
          <table:table-cell office:value-type="float" office:value="2.94613" calcext:value-type="float">
            <text:p>2.9461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3674" calcext:value-type="float">
            <text:p>-11.3674</text:p>
          </table:table-cell>
          <table:table-cell office:value-type="float" office:value="-0.0817302" calcext:value-type="float">
            <text:p>-0.0817302</text:p>
          </table:table-cell>
          <table:table-cell office:value-type="float" office:value="1.04188" calcext:value-type="float">
            <text:p>1.04188</text:p>
          </table:table-cell>
          <table:table-cell office:value-type="float" office:value="0.00381375" calcext:value-type="float">
            <text:p>0.00381375</text:p>
          </table:table-cell>
          <table:table-cell office:value-type="float" office:value="0.00992491" calcext:value-type="float">
            <text:p>0.00992491</text:p>
          </table:table-cell>
          <table:table-cell office:value-type="float" office:value="3.03764" calcext:value-type="float">
            <text:p>3.037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7.00291" calcext:value-type="float">
            <text:p>-7.00291</text:p>
          </table:table-cell>
          <table:table-cell office:value-type="float" office:value="3.94917" calcext:value-type="float">
            <text:p>3.94917</text:p>
          </table:table-cell>
          <table:table-cell office:value-type="float" office:value="4.94062" calcext:value-type="float">
            <text:p>4.94062</text:p>
          </table:table-cell>
          <table:table-cell office:value-type="float" office:value="0.0294442" calcext:value-type="float">
            <text:p>0.0294442</text:p>
          </table:table-cell>
          <table:table-cell office:value-type="float" office:value="0.0723716" calcext:value-type="float">
            <text:p>0.0723716</text:p>
          </table:table-cell>
          <table:table-cell office:value-type="float" office:value="4.42048" calcext:value-type="float">
            <text:p>4.420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1.5723" calcext:value-type="float">
            <text:p>21.5723</text:p>
          </table:table-cell>
          <table:table-cell office:value-type="float" office:value="-4.05735" calcext:value-type="float">
            <text:p>-4.05735</text:p>
          </table:table-cell>
          <table:table-cell office:value-type="float" office:value="-5.93192" calcext:value-type="float">
            <text:p>-5.93192</text:p>
          </table:table-cell>
          <table:table-cell office:value-type="float" office:value="-0.0196661" calcext:value-type="float">
            <text:p>-0.0196661</text:p>
          </table:table-cell>
          <table:table-cell office:value-type="float" office:value="-0.0485855" calcext:value-type="float">
            <text:p>-0.0485855</text:p>
          </table:table-cell>
          <table:table-cell office:value-type="float" office:value="9.22624" calcext:value-type="float">
            <text:p>9.226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3464" calcext:value-type="float">
            <text:p>-11.3464</text:p>
          </table:table-cell>
          <table:table-cell office:value-type="float" office:value="-0.0810701" calcext:value-type="float">
            <text:p>-0.0810701</text:p>
          </table:table-cell>
          <table:table-cell office:value-type="float" office:value="0.972485" calcext:value-type="float">
            <text:p>0.972485</text:p>
          </table:table-cell>
          <table:table-cell office:value-type="float" office:value="0.00678459" calcext:value-type="float">
            <text:p>0.00678459</text:p>
          </table:table-cell>
          <table:table-cell office:value-type="float" office:value="0.0165583" calcext:value-type="float">
            <text:p>0.0165583</text:p>
          </table:table-cell>
          <table:table-cell office:value-type="float" office:value="6.11191" calcext:value-type="float">
            <text:p>6.111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6.82955" calcext:value-type="float">
            <text:p>-6.82955</text:p>
          </table:table-cell>
          <table:table-cell office:value-type="float" office:value="3.95844" calcext:value-type="float">
            <text:p>3.95844</text:p>
          </table:table-cell>
          <table:table-cell office:value-type="float" office:value="5.11569" calcext:value-type="float">
            <text:p>5.11569</text:p>
          </table:table-cell>
          <table:table-cell office:value-type="float" office:value="0.0349427" calcext:value-type="float">
            <text:p>0.0349427</text:p>
          </table:table-cell>
          <table:table-cell office:value-type="float" office:value="0.0774426" calcext:value-type="float">
            <text:p>0.0774426</text:p>
          </table:table-cell>
          <table:table-cell office:value-type="float" office:value="0.724898" calcext:value-type="float">
            <text:p>0.7248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1.3651" calcext:value-type="float">
            <text:p>21.3651</text:p>
          </table:table-cell>
          <table:table-cell office:value-type="float" office:value="-4.04287" calcext:value-type="float">
            <text:p>-4.04287</text:p>
          </table:table-cell>
          <table:table-cell office:value-type="float" office:value="-6.04786" calcext:value-type="float">
            <text:p>-6.04786</text:p>
          </table:table-cell>
          <table:table-cell office:value-type="float" office:value="-0.0290348" calcext:value-type="float">
            <text:p>-0.0290348</text:p>
          </table:table-cell>
          <table:table-cell office:value-type="float" office:value="-0.0674178" calcext:value-type="float">
            <text:p>-0.0674178</text:p>
          </table:table-cell>
          <table:table-cell office:value-type="float" office:value="1.62626" calcext:value-type="float">
            <text:p>1.626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3075" calcext:value-type="float">
            <text:p>-11.3075</text:p>
          </table:table-cell>
          <table:table-cell office:value-type="float" office:value="-0.0803443" calcext:value-type="float">
            <text:p>-0.0803443</text:p>
          </table:table-cell>
          <table:table-cell office:value-type="float" office:value="1.17708" calcext:value-type="float">
            <text:p>1.17708</text:p>
          </table:table-cell>
          <table:table-cell office:value-type="float" office:value="0.00939139" calcext:value-type="float">
            <text:p>0.00939139</text:p>
          </table:table-cell>
          <table:table-cell office:value-type="float" office:value="0.0214097" calcext:value-type="float">
            <text:p>0.0214097</text:p>
          </table:table-cell>
          <table:table-cell office:value-type="float" office:value="1.21887" calcext:value-type="float">
            <text:p>1.218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6.66053" calcext:value-type="float">
            <text:p>-6.66053</text:p>
          </table:table-cell>
          <table:table-cell office:value-type="float" office:value="3.93684" calcext:value-type="float">
            <text:p>3.93684</text:p>
          </table:table-cell>
          <table:table-cell office:value-type="float" office:value="5.19996" calcext:value-type="float">
            <text:p>5.19996</text:p>
          </table:table-cell>
          <table:table-cell office:value-type="float" office:value="0.0135068" calcext:value-type="float">
            <text:p>0.0135068</text:p>
          </table:table-cell>
          <table:table-cell office:value-type="float" office:value="0.0213268" calcext:value-type="float">
            <text:p>0.0213268</text:p>
          </table:table-cell>
          <table:table-cell office:value-type="float" office:value="3.48953" calcext:value-type="float">
            <text:p>3.489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1.1528" calcext:value-type="float">
            <text:p>21.1528</text:p>
          </table:table-cell>
          <table:table-cell office:value-type="float" office:value="-4.05563" calcext:value-type="float">
            <text:p>-4.05563</text:p>
          </table:table-cell>
          <table:table-cell office:value-type="float" office:value="-6.15333" calcext:value-type="float">
            <text:p>-6.15333</text:p>
          </table:table-cell>
          <table:table-cell office:value-type="float" office:value="-0.0180974" calcext:value-type="float">
            <text:p>-0.0180974</text:p>
          </table:table-cell>
          <table:table-cell office:value-type="float" office:value="-0.0379986" calcext:value-type="float">
            <text:p>-0.0379986</text:p>
          </table:table-cell>
          <table:table-cell office:value-type="float" office:value="2.83412" calcext:value-type="float">
            <text:p>2.834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2559" calcext:value-type="float">
            <text:p>-11.2559</text:p>
          </table:table-cell>
          <table:table-cell office:value-type="float" office:value="-0.081141" calcext:value-type="float">
            <text:p>-0.081141</text:p>
          </table:table-cell>
          <table:table-cell office:value-type="float" office:value="1.36361" calcext:value-type="float">
            <text:p>1.36361</text:p>
          </table:table-cell>
          <table:table-cell office:value-type="float" office:value="0.00478063" calcext:value-type="float">
            <text:p>0.00478063</text:p>
          </table:table-cell>
          <table:table-cell office:value-type="float" office:value="0.00949914" calcext:value-type="float">
            <text:p>0.00949914</text:p>
          </table:table-cell>
          <table:table-cell office:value-type="float" office:value="2.2104" calcext:value-type="float">
            <text:p>2.21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6.48642" calcext:value-type="float">
            <text:p>-6.48642</text:p>
          </table:table-cell>
          <table:table-cell office:value-type="float" office:value="3.96061" calcext:value-type="float">
            <text:p>3.96061</text:p>
          </table:table-cell>
          <table:table-cell office:value-type="float" office:value="5.15497" calcext:value-type="float">
            <text:p>5.15497</text:p>
          </table:table-cell>
          <table:table-cell office:value-type="float" office:value="0.0314859" calcext:value-type="float">
            <text:p>0.0314859</text:p>
          </table:table-cell>
          <table:table-cell office:value-type="float" office:value="0.0597891" calcext:value-type="float">
            <text:p>0.0597891</text:p>
          </table:table-cell>
          <table:table-cell office:value-type="float" office:value="2.83001" calcext:value-type="float">
            <text:p>2.830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0.9661" calcext:value-type="float">
            <text:p>20.9661</text:p>
          </table:table-cell>
          <table:table-cell office:value-type="float" office:value="-4.02602" calcext:value-type="float">
            <text:p>-4.02602</text:p>
          </table:table-cell>
          <table:table-cell office:value-type="float" office:value="-5.98896" calcext:value-type="float">
            <text:p>-5.98896</text:p>
          </table:table-cell>
          <table:table-cell office:value-type="float" office:value="-0.0365787" calcext:value-type="float">
            <text:p>-0.0365787</text:p>
          </table:table-cell>
          <table:table-cell office:value-type="float" office:value="-0.0746732" calcext:value-type="float">
            <text:p>-0.0746732</text:p>
          </table:table-cell>
          <table:table-cell office:value-type="float" office:value="1.81851" calcext:value-type="float">
            <text:p>1.818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2179" calcext:value-type="float">
            <text:p>-11.2179</text:p>
          </table:table-cell>
          <table:table-cell office:value-type="float" office:value="-0.0796835" calcext:value-type="float">
            <text:p>-0.0796835</text:p>
          </table:table-cell>
          <table:table-cell office:value-type="float" office:value="1.30166" calcext:value-type="float">
            <text:p>1.30166</text:p>
          </table:table-cell>
          <table:table-cell office:value-type="float" office:value="0.00993484" calcext:value-type="float">
            <text:p>0.00993484</text:p>
          </table:table-cell>
          <table:table-cell office:value-type="float" office:value="0.0197954" calcext:value-type="float">
            <text:p>0.0197954</text:p>
          </table:table-cell>
          <table:table-cell office:value-type="float" office:value="3.24155" calcext:value-type="float">
            <text:p>3.241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6.31689" calcext:value-type="float">
            <text:p>-6.31689</text:p>
          </table:table-cell>
          <table:table-cell office:value-type="float" office:value="3.9642" calcext:value-type="float">
            <text:p>3.9642</text:p>
          </table:table-cell>
          <table:table-cell office:value-type="float" office:value="5.07241" calcext:value-type="float">
            <text:p>5.07241</text:p>
          </table:table-cell>
          <table:table-cell office:value-type="float" office:value="0.0323582" calcext:value-type="float">
            <text:p>0.0323582</text:p>
          </table:table-cell>
          <table:table-cell office:value-type="float" office:value="0.0592107" calcext:value-type="float">
            <text:p>0.0592107</text:p>
          </table:table-cell>
          <table:table-cell office:value-type="float" office:value="0.925787" calcext:value-type="float">
            <text:p>0.9257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0.7722" calcext:value-type="float">
            <text:p>20.7722</text:p>
          </table:table-cell>
          <table:table-cell office:value-type="float" office:value="-4.00743" calcext:value-type="float">
            <text:p>-4.00743</text:p>
          </table:table-cell>
          <table:table-cell office:value-type="float" office:value="-5.86817" calcext:value-type="float">
            <text:p>-5.86817</text:p>
          </table:table-cell>
          <table:table-cell office:value-type="float" office:value="-0.0461313" calcext:value-type="float">
            <text:p>-0.0461313</text:p>
          </table:table-cell>
          <table:table-cell office:value-type="float" office:value="-0.0887575" calcext:value-type="float">
            <text:p>-0.0887575</text:p>
          </table:table-cell>
          <table:table-cell office:value-type="float" office:value="0.0606434" calcext:value-type="float">
            <text:p>0.06064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172" calcext:value-type="float">
            <text:p>-11.172</text:p>
          </table:table-cell>
          <table:table-cell office:value-type="float" office:value="-0.0790836" calcext:value-type="float">
            <text:p>-0.0790836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0111709" calcext:value-type="float">
            <text:p>0.0111709</text:p>
          </table:table-cell>
          <table:table-cell office:value-type="float" office:value="0.0209646" calcext:value-type="float">
            <text:p>0.0209646</text:p>
          </table:table-cell>
          <table:table-cell office:value-type="float" office:value="1.02061" calcext:value-type="float">
            <text:p>1.020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6.12917" calcext:value-type="float">
            <text:p>-6.12917</text:p>
          </table:table-cell>
          <table:table-cell office:value-type="float" office:value="3.966" calcext:value-type="float">
            <text:p>3.966</text:p>
          </table:table-cell>
          <table:table-cell office:value-type="float" office:value="5.23309" calcext:value-type="float">
            <text:p>5.23309</text:p>
          </table:table-cell>
          <table:table-cell office:value-type="float" office:value="0.0307266" calcext:value-type="float">
            <text:p>0.0307266</text:p>
          </table:table-cell>
          <table:table-cell office:value-type="float" office:value="0.049936" calcext:value-type="float">
            <text:p>0.049936</text:p>
          </table:table-cell>
          <table:table-cell office:value-type="float" office:value="0.86185" calcext:value-type="float">
            <text:p>0.861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0.5619" calcext:value-type="float">
            <text:p>20.5619</text:p>
          </table:table-cell>
          <table:table-cell office:value-type="float" office:value="-4.00689" calcext:value-type="float">
            <text:p>-4.00689</text:p>
          </table:table-cell>
          <table:table-cell office:value-type="float" office:value="-6.00147" calcext:value-type="float">
            <text:p>-6.00147</text:p>
          </table:table-cell>
          <table:table-cell office:value-type="float" office:value="-0.0436205" calcext:value-type="float">
            <text:p>-0.0436205</text:p>
          </table:table-cell>
          <table:table-cell office:value-type="float" office:value="-0.0782781" calcext:value-type="float">
            <text:p>-0.0782781</text:p>
          </table:table-cell>
          <table:table-cell office:value-type="float" office:value="0.253861" calcext:value-type="float">
            <text:p>0.2538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1119" calcext:value-type="float">
            <text:p>-11.1119</text:p>
          </table:table-cell>
          <table:table-cell office:value-type="float" office:value="-0.0780387" calcext:value-type="float">
            <text:p>-0.0780387</text:p>
          </table:table-cell>
          <table:table-cell office:value-type="float" office:value="1.46349" calcext:value-type="float">
            <text:p>1.46349</text:p>
          </table:table-cell>
          <table:table-cell office:value-type="float" office:value="0.0132875" calcext:value-type="float">
            <text:p>0.0132875</text:p>
          </table:table-cell>
          <table:table-cell office:value-type="float" office:value="0.0236923" calcext:value-type="float">
            <text:p>0.0236923</text:p>
          </table:table-cell>
          <table:table-cell office:value-type="float" office:value="0.449929" calcext:value-type="float">
            <text:p>0.4499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5.96216" calcext:value-type="float">
            <text:p>-5.96216</text:p>
          </table:table-cell>
          <table:table-cell office:value-type="float" office:value="3.96988" calcext:value-type="float">
            <text:p>3.96988</text:p>
          </table:table-cell>
          <table:table-cell office:value-type="float" office:value="5.25806" calcext:value-type="float">
            <text:p>5.25806</text:p>
          </table:table-cell>
          <table:table-cell office:value-type="float" office:value="0.0307966" calcext:value-type="float">
            <text:p>0.0307966</text:p>
          </table:table-cell>
          <table:table-cell office:value-type="float" office:value="0.0453253" calcext:value-type="float">
            <text:p>0.0453253</text:p>
          </table:table-cell>
          <table:table-cell office:value-type="float" office:value="0.776658" calcext:value-type="float">
            <text:p>0.7766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0.3467" calcext:value-type="float">
            <text:p>20.3467</text:p>
          </table:table-cell>
          <table:table-cell office:value-type="float" office:value="-3.99456" calcext:value-type="float">
            <text:p>-3.99456</text:p>
          </table:table-cell>
          <table:table-cell office:value-type="float" office:value="-6.04387" calcext:value-type="float">
            <text:p>-6.04387</text:p>
          </table:table-cell>
          <table:table-cell office:value-type="float" office:value="-0.0480296" calcext:value-type="float">
            <text:p>-0.0480296</text:p>
          </table:table-cell>
          <table:table-cell office:value-type="float" office:value="-0.081571" calcext:value-type="float">
            <text:p>-0.081571</text:p>
          </table:table-cell>
          <table:table-cell office:value-type="float" office:value="2.71346" calcext:value-type="float">
            <text:p>2.713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0676" calcext:value-type="float">
            <text:p>-11.0676</text:p>
          </table:table-cell>
          <table:table-cell office:value-type="float" office:value="-0.0752538" calcext:value-type="float">
            <text:p>-0.0752538</text:p>
          </table:table-cell>
          <table:table-cell office:value-type="float" office:value="1.53095" calcext:value-type="float">
            <text:p>1.53095</text:p>
          </table:table-cell>
          <table:table-cell office:value-type="float" office:value="0.0204366" calcext:value-type="float">
            <text:p>0.0204366</text:p>
          </table:table-cell>
          <table:table-cell office:value-type="float" office:value="0.0354153" calcext:value-type="float">
            <text:p>0.0354153</text:p>
          </table:table-cell>
          <table:table-cell office:value-type="float" office:value="1.97113" calcext:value-type="float">
            <text:p>1.9711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5.80467" calcext:value-type="float">
            <text:p>-5.80467</text:p>
          </table:table-cell>
          <table:table-cell office:value-type="float" office:value="3.95021" calcext:value-type="float">
            <text:p>3.95021</text:p>
          </table:table-cell>
          <table:table-cell office:value-type="float" office:value="5.22652" calcext:value-type="float">
            <text:p>5.22652</text:p>
          </table:table-cell>
          <table:table-cell office:value-type="float" office:value="0.0151305" calcext:value-type="float">
            <text:p>0.0151305</text:p>
          </table:table-cell>
          <table:table-cell office:value-type="float" office:value="0.0118199" calcext:value-type="float">
            <text:p>0.0118199</text:p>
          </table:table-cell>
          <table:table-cell office:value-type="float" office:value="0.430481" calcext:value-type="float">
            <text:p>0.4304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0.1305" calcext:value-type="float">
            <text:p>20.1305</text:p>
          </table:table-cell>
          <table:table-cell office:value-type="float" office:value="-3.99733" calcext:value-type="float">
            <text:p>-3.99733</text:p>
          </table:table-cell>
          <table:table-cell office:value-type="float" office:value="-6.07491" calcext:value-type="float">
            <text:p>-6.07491</text:p>
          </table:table-cell>
          <table:table-cell office:value-type="float" office:value="-0.0433024" calcext:value-type="float">
            <text:p>-0.0433024</text:p>
          </table:table-cell>
          <table:table-cell office:value-type="float" office:value="-0.0673849" calcext:value-type="float">
            <text:p>-0.0673849</text:p>
          </table:table-cell>
          <table:table-cell office:value-type="float" office:value="2.18739" calcext:value-type="float">
            <text:p>2.187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1.0186" calcext:value-type="float">
            <text:p>-11.0186</text:p>
          </table:table-cell>
          <table:table-cell office:value-type="float" office:value="-0.0748206" calcext:value-type="float">
            <text:p>-0.0748206</text:p>
          </table:table-cell>
          <table:table-cell office:value-type="float" office:value="1.60211" calcext:value-type="float">
            <text:p>1.60211</text:p>
          </table:table-cell>
          <table:table-cell office:value-type="float" office:value="0.0197031" calcext:value-type="float">
            <text:p>0.0197031</text:p>
          </table:table-cell>
          <table:table-cell office:value-type="float" office:value="0.0320134" calcext:value-type="float">
            <text:p>0.0320134</text:p>
          </table:table-cell>
          <table:table-cell office:value-type="float" office:value="0.610319" calcext:value-type="float">
            <text:p>0.6103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5.63882" calcext:value-type="float">
            <text:p>-5.63882</text:p>
          </table:table-cell>
          <table:table-cell office:value-type="float" office:value="3.96082" calcext:value-type="float">
            <text:p>3.96082</text:p>
          </table:table-cell>
          <table:table-cell office:value-type="float" office:value="5.17064" calcext:value-type="float">
            <text:p>5.17064</text:p>
          </table:table-cell>
          <table:table-cell office:value-type="float" office:value="0.0207898" calcext:value-type="float">
            <text:p>0.0207898</text:p>
          </table:table-cell>
          <table:table-cell office:value-type="float" office:value="0.0220732" calcext:value-type="float">
            <text:p>0.0220732</text:p>
          </table:table-cell>
          <table:table-cell office:value-type="float" office:value="0.103564" calcext:value-type="float">
            <text:p>0.1035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9.9277" calcext:value-type="float">
            <text:p>19.9277</text:p>
          </table:table-cell>
          <table:table-cell office:value-type="float" office:value="-3.99838" calcext:value-type="float">
            <text:p>-3.99838</text:p>
          </table:table-cell>
          <table:table-cell office:value-type="float" office:value="-5.98166" calcext:value-type="float">
            <text:p>-5.98166</text:p>
          </table:table-cell>
          <table:table-cell office:value-type="float" office:value="-0.0399056" calcext:value-type="float">
            <text:p>-0.0399056</text:p>
          </table:table-cell>
          <table:table-cell office:value-type="float" office:value="-0.0563229" calcext:value-type="float">
            <text:p>-0.0563229</text:p>
          </table:table-cell>
          <table:table-cell office:value-type="float" office:value="1.1071" calcext:value-type="float">
            <text:p>1.10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977" calcext:value-type="float">
            <text:p>-10.977</text:p>
          </table:table-cell>
          <table:table-cell office:value-type="float" office:value="-0.070606" calcext:value-type="float">
            <text:p>-0.070606</text:p>
          </table:table-cell>
          <table:table-cell office:value-type="float" office:value="1.56196" calcext:value-type="float">
            <text:p>1.56196</text:p>
          </table:table-cell>
          <table:table-cell office:value-type="float" office:value="0.0291122" calcext:value-type="float">
            <text:p>0.0291122</text:p>
          </table:table-cell>
          <table:table-cell office:value-type="float" office:value="0.0461947" calcext:value-type="float">
            <text:p>0.0461947</text:p>
          </table:table-cell>
          <table:table-cell office:value-type="float" office:value="0.832359" calcext:value-type="float">
            <text:p>0.8323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5.43078" calcext:value-type="float">
            <text:p>-5.43078</text:p>
          </table:table-cell>
          <table:table-cell office:value-type="float" office:value="3.98884" calcext:value-type="float">
            <text:p>3.98884</text:p>
          </table:table-cell>
          <table:table-cell office:value-type="float" office:value="5.37368" calcext:value-type="float">
            <text:p>5.37368</text:p>
          </table:table-cell>
          <table:table-cell office:value-type="float" office:value="0.0360745" calcext:value-type="float">
            <text:p>0.0360745</text:p>
          </table:table-cell>
          <table:table-cell office:value-type="float" office:value="0.0464268" calcext:value-type="float">
            <text:p>0.0464268</text:p>
          </table:table-cell>
          <table:table-cell office:value-type="float" office:value="2.23754" calcext:value-type="float">
            <text:p>2.237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9.7269" calcext:value-type="float">
            <text:p>19.7269</text:p>
          </table:table-cell>
          <table:table-cell office:value-type="float" office:value="-3.98059" calcext:value-type="float">
            <text:p>-3.98059</text:p>
          </table:table-cell>
          <table:table-cell office:value-type="float" office:value="-6.03095" calcext:value-type="float">
            <text:p>-6.03095</text:p>
          </table:table-cell>
          <table:table-cell office:value-type="float" office:value="-0.0470209" calcext:value-type="float">
            <text:p>-0.0470209</text:p>
          </table:table-cell>
          <table:table-cell office:value-type="float" office:value="-0.0659791" calcext:value-type="float">
            <text:p>-0.0659791</text:p>
          </table:table-cell>
          <table:table-cell office:value-type="float" office:value="0.429669" calcext:value-type="float">
            <text:p>0.4296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9062" calcext:value-type="float">
            <text:p>-10.9062</text:p>
          </table:table-cell>
          <table:table-cell office:value-type="float" office:value="-0.0605602" calcext:value-type="float">
            <text:p>-0.0605602</text:p>
          </table:table-cell>
          <table:table-cell office:value-type="float" office:value="1.71792" calcext:value-type="float">
            <text:p>1.71792</text:p>
          </table:table-cell>
          <table:table-cell office:value-type="float" office:value="0.0505094" calcext:value-type="float">
            <text:p>0.0505094</text:p>
          </table:table-cell>
          <table:table-cell office:value-type="float" office:value="0.0785601" calcext:value-type="float">
            <text:p>0.0785601</text:p>
          </table:table-cell>
          <table:table-cell office:value-type="float" office:value="3.26112" calcext:value-type="float">
            <text:p>3.261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5.25664" calcext:value-type="float">
            <text:p>-5.25664</text:p>
          </table:table-cell>
          <table:table-cell office:value-type="float" office:value="4.02564" calcext:value-type="float">
            <text:p>4.02564</text:p>
          </table:table-cell>
          <table:table-cell office:value-type="float" office:value="5.26675" calcext:value-type="float">
            <text:p>5.26675</text:p>
          </table:table-cell>
          <table:table-cell office:value-type="float" office:value="0.0572599" calcext:value-type="float">
            <text:p>0.0572599</text:p>
          </table:table-cell>
          <table:table-cell office:value-type="float" office:value="0.08516" calcext:value-type="float">
            <text:p>0.08516</text:p>
          </table:table-cell>
          <table:table-cell office:value-type="float" office:value="1.62705" calcext:value-type="float">
            <text:p>1.6270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9.5329" calcext:value-type="float">
            <text:p>19.5329</text:p>
          </table:table-cell>
          <table:table-cell office:value-type="float" office:value="-3.9547" calcext:value-type="float">
            <text:p>-3.9547</text:p>
          </table:table-cell>
          <table:table-cell office:value-type="float" office:value="-5.82895" calcext:value-type="float">
            <text:p>-5.82895</text:p>
          </table:table-cell>
          <table:table-cell office:value-type="float" office:value="-0.0577073" calcext:value-type="float">
            <text:p>-0.0577073</text:p>
          </table:table-cell>
          <table:table-cell office:value-type="float" office:value="-0.0797381" calcext:value-type="float">
            <text:p>-0.0797381</text:p>
          </table:table-cell>
          <table:table-cell office:value-type="float" office:value="1.96217" calcext:value-type="float">
            <text:p>1.9621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8658" calcext:value-type="float">
            <text:p>-10.8658</text:p>
          </table:table-cell>
          <table:table-cell office:value-type="float" office:value="-0.0455775" calcext:value-type="float">
            <text:p>-0.0455775</text:p>
          </table:table-cell>
          <table:table-cell office:value-type="float" office:value="1.5612" calcext:value-type="float">
            <text:p>1.5612</text:p>
          </table:table-cell>
          <table:table-cell office:value-type="float" office:value="0.0810982" calcext:value-type="float">
            <text:p>0.0810982</text:p>
          </table:table-cell>
          <table:table-cell office:value-type="float" office:value="0.12281" calcext:value-type="float">
            <text:p>0.12281</text:p>
          </table:table-cell>
          <table:table-cell office:value-type="float" office:value="4.78972" calcext:value-type="float">
            <text:p>4.789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5.11515" calcext:value-type="float">
            <text:p>-5.11515</text:p>
          </table:table-cell>
          <table:table-cell office:value-type="float" office:value="3.98349" calcext:value-type="float">
            <text:p>3.98349</text:p>
          </table:table-cell>
          <table:table-cell office:value-type="float" office:value="5.33762" calcext:value-type="float">
            <text:p>5.33762</text:p>
          </table:table-cell>
          <table:table-cell office:value-type="float" office:value="0.0256959" calcext:value-type="float">
            <text:p>0.0256959</text:p>
          </table:table-cell>
          <table:table-cell office:value-type="float" office:value="0.0157302" calcext:value-type="float">
            <text:p>0.0157302</text:p>
          </table:table-cell>
          <table:table-cell office:value-type="float" office:value="5.7686" calcext:value-type="float">
            <text:p>5.76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9.2984" calcext:value-type="float">
            <text:p>19.2984</text:p>
          </table:table-cell>
          <table:table-cell office:value-type="float" office:value="-3.98931" calcext:value-type="float">
            <text:p>-3.98931</text:p>
          </table:table-cell>
          <table:table-cell office:value-type="float" office:value="-6.11292" calcext:value-type="float">
            <text:p>-6.11292</text:p>
          </table:table-cell>
          <table:table-cell office:value-type="float" office:value="-0.0359519" calcext:value-type="float">
            <text:p>-0.0359519</text:p>
          </table:table-cell>
          <table:table-cell office:value-type="float" office:value="-0.0383688" calcext:value-type="float">
            <text:p>-0.0383688</text:p>
          </table:table-cell>
          <table:table-cell office:value-type="float" office:value="9.38108" calcext:value-type="float">
            <text:p>9.381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8179" calcext:value-type="float">
            <text:p>-10.8179</text:p>
          </table:table-cell>
          <table:table-cell office:value-type="float" office:value="-0.043203" calcext:value-type="float">
            <text:p>-0.043203</text:p>
          </table:table-cell>
          <table:table-cell office:value-type="float" office:value="1.82223" calcext:value-type="float">
            <text:p>1.82223</text:p>
          </table:table-cell>
          <table:table-cell office:value-type="float" office:value="0.0795198" calcext:value-type="float">
            <text:p>0.0795198</text:p>
          </table:table-cell>
          <table:table-cell office:value-type="float" office:value="0.113915" calcext:value-type="float">
            <text:p>0.113915</text:p>
          </table:table-cell>
          <table:table-cell office:value-type="float" office:value="4.02768" calcext:value-type="float">
            <text:p>4.027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4.92217" calcext:value-type="float">
            <text:p>-4.92217</text:p>
          </table:table-cell>
          <table:table-cell office:value-type="float" office:value="4.01872" calcext:value-type="float">
            <text:p>4.01872</text:p>
          </table:table-cell>
          <table:table-cell office:value-type="float" office:value="5.52925" calcext:value-type="float">
            <text:p>5.52925</text:p>
          </table:table-cell>
          <table:table-cell office:value-type="float" office:value="0.0419173" calcext:value-type="float">
            <text:p>0.0419173</text:p>
          </table:table-cell>
          <table:table-cell office:value-type="float" office:value="0.0370146" calcext:value-type="float">
            <text:p>0.0370146</text:p>
          </table:table-cell>
          <table:table-cell office:value-type="float" office:value="2.70069" calcext:value-type="float">
            <text:p>2.700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9.0953" calcext:value-type="float">
            <text:p>19.0953</text:p>
          </table:table-cell>
          <table:table-cell office:value-type="float" office:value="-3.95031" calcext:value-type="float">
            <text:p>-3.95031</text:p>
          </table:table-cell>
          <table:table-cell office:value-type="float" office:value="-6.15269" calcext:value-type="float">
            <text:p>-6.15269</text:p>
          </table:table-cell>
          <table:table-cell office:value-type="float" office:value="-0.0534678" calcext:value-type="float">
            <text:p>-0.0534678</text:p>
          </table:table-cell>
          <table:table-cell office:value-type="float" office:value="-0.0666904" calcext:value-type="float">
            <text:p>-0.0666904</text:p>
          </table:table-cell>
          <table:table-cell office:value-type="float" office:value="2.45878" calcext:value-type="float">
            <text:p>2.458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7581" calcext:value-type="float">
            <text:p>-10.7581</text:p>
          </table:table-cell>
          <table:table-cell office:value-type="float" office:value="-0.0165342" calcext:value-type="float">
            <text:p>-0.0165342</text:p>
          </table:table-cell>
          <table:table-cell office:value-type="float" office:value="1.9513" calcext:value-type="float">
            <text:p>1.9513</text:p>
          </table:table-cell>
          <table:table-cell office:value-type="float" office:value="0.125596" calcext:value-type="float">
            <text:p>0.125596</text:p>
          </table:table-cell>
          <table:table-cell office:value-type="float" office:value="0.175673" calcext:value-type="float">
            <text:p>0.175673</text:p>
          </table:table-cell>
          <table:table-cell office:value-type="float" office:value="7.13232" calcext:value-type="float">
            <text:p>7.1323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4.75438" calcext:value-type="float">
            <text:p>-4.75438</text:p>
          </table:table-cell>
          <table:table-cell office:value-type="float" office:value="4.05513" calcext:value-type="float">
            <text:p>4.05513</text:p>
          </table:table-cell>
          <table:table-cell office:value-type="float" office:value="5.35389" calcext:value-type="float">
            <text:p>5.35389</text:p>
          </table:table-cell>
          <table:table-cell office:value-type="float" office:value="0.0615992" calcext:value-type="float">
            <text:p>0.0615992</text:p>
          </table:table-cell>
          <table:table-cell office:value-type="float" office:value="0.0746828" calcext:value-type="float">
            <text:p>0.0746828</text:p>
          </table:table-cell>
          <table:table-cell office:value-type="float" office:value="3.4476" calcext:value-type="float">
            <text:p>3.44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8.8915" calcext:value-type="float">
            <text:p>18.8915</text:p>
          </table:table-cell>
          <table:table-cell office:value-type="float" office:value="-3.93725" calcext:value-type="float">
            <text:p>-3.93725</text:p>
          </table:table-cell>
          <table:table-cell office:value-type="float" office:value="-5.88041" calcext:value-type="float">
            <text:p>-5.88041</text:p>
          </table:table-cell>
          <table:table-cell office:value-type="float" office:value="-0.0560854" calcext:value-type="float">
            <text:p>-0.0560854</text:p>
          </table:table-cell>
          <table:table-cell office:value-type="float" office:value="-0.0650922" calcext:value-type="float">
            <text:p>-0.0650922</text:p>
          </table:table-cell>
          <table:table-cell office:value-type="float" office:value="4.46122" calcext:value-type="float">
            <text:p>4.461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7208" calcext:value-type="float">
            <text:p>-10.7208</text:p>
          </table:table-cell>
          <table:table-cell office:value-type="float" office:value="0.0137393" calcext:value-type="float">
            <text:p>0.0137393</text:p>
          </table:table-cell>
          <table:table-cell office:value-type="float" office:value="1.7297" calcext:value-type="float">
            <text:p>1.7297</text:p>
          </table:table-cell>
          <table:table-cell office:value-type="float" office:value="0.175187" calcext:value-type="float">
            <text:p>0.175187</text:p>
          </table:table-cell>
          <table:table-cell office:value-type="float" office:value="0.23874" calcext:value-type="float">
            <text:p>0.23874</text:p>
          </table:table-cell>
          <table:table-cell office:value-type="float" office:value="7.12467" calcext:value-type="float">
            <text:p>7.124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4.58815" calcext:value-type="float">
            <text:p>-4.58815</text:p>
          </table:table-cell>
          <table:table-cell office:value-type="float" office:value="4.05315" calcext:value-type="float">
            <text:p>4.05315</text:p>
          </table:table-cell>
          <table:table-cell office:value-type="float" office:value="5.3004" calcext:value-type="float">
            <text:p>5.3004</text:p>
          </table:table-cell>
          <table:table-cell office:value-type="float" office:value="0.0564369" calcext:value-type="float">
            <text:p>0.0564369</text:p>
          </table:table-cell>
          <table:table-cell office:value-type="float" office:value="0.0612347" calcext:value-type="float">
            <text:p>0.0612347</text:p>
          </table:table-cell>
          <table:table-cell office:value-type="float" office:value="0.73533" calcext:value-type="float">
            <text:p>0.735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8.6867" calcext:value-type="float">
            <text:p>18.6867</text:p>
          </table:table-cell>
          <table:table-cell office:value-type="float" office:value="-3.95452" calcext:value-type="float">
            <text:p>-3.95452</text:p>
          </table:table-cell>
          <table:table-cell office:value-type="float" office:value="-5.8367" calcext:value-type="float">
            <text:p>-5.8367</text:p>
          </table:table-cell>
          <table:table-cell office:value-type="float" office:value="-0.0434482" calcext:value-type="float">
            <text:p>-0.0434482</text:p>
          </table:table-cell>
          <table:table-cell office:value-type="float" office:value="-0.0388446" calcext:value-type="float">
            <text:p>-0.0388446</text:p>
          </table:table-cell>
          <table:table-cell office:value-type="float" office:value="1.57311" calcext:value-type="float">
            <text:p>1.573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666" calcext:value-type="float">
            <text:p>-10.666</text:p>
          </table:table-cell>
          <table:table-cell office:value-type="float" office:value="0.0311541" calcext:value-type="float">
            <text:p>0.0311541</text:p>
          </table:table-cell>
          <table:table-cell office:value-type="float" office:value="1.76538" calcext:value-type="float">
            <text:p>1.76538</text:p>
          </table:table-cell>
          <table:table-cell office:value-type="float" office:value="0.195345" calcext:value-type="float">
            <text:p>0.195345</text:p>
          </table:table-cell>
          <table:table-cell office:value-type="float" office:value="0.25545" calcext:value-type="float">
            <text:p>0.25545</text:p>
          </table:table-cell>
          <table:table-cell office:value-type="float" office:value="0.534876" calcext:value-type="float">
            <text:p>0.5348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4.41956" calcext:value-type="float">
            <text:p>-4.41956</text:p>
          </table:table-cell>
          <table:table-cell office:value-type="float" office:value="4.03932" calcext:value-type="float">
            <text:p>4.03932</text:p>
          </table:table-cell>
          <table:table-cell office:value-type="float" office:value="5.29728" calcext:value-type="float">
            <text:p>5.29728</text:p>
          </table:table-cell>
          <table:table-cell office:value-type="float" office:value="0.0440618" calcext:value-type="float">
            <text:p>0.0440618</text:p>
          </table:table-cell>
          <table:table-cell office:value-type="float" office:value="0.0342635" calcext:value-type="float">
            <text:p>0.0342635</text:p>
          </table:table-cell>
          <table:table-cell office:value-type="float" office:value="1.5192" calcext:value-type="float">
            <text:p>1.51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8.475" calcext:value-type="float">
            <text:p>18.475</text:p>
          </table:table-cell>
          <table:table-cell office:value-type="float" office:value="-3.98142" calcext:value-type="float">
            <text:p>-3.98142</text:p>
          </table:table-cell>
          <table:table-cell office:value-type="float" office:value="-5.88375" calcext:value-type="float">
            <text:p>-5.88375</text:p>
          </table:table-cell>
          <table:table-cell office:value-type="float" office:value="-0.0263518" calcext:value-type="float">
            <text:p>-0.0263518</text:p>
          </table:table-cell>
          <table:table-cell office:value-type="float" office:value="-0.00703123" calcext:value-type="float">
            <text:p>-0.00703123</text:p>
          </table:table-cell>
          <table:table-cell office:value-type="float" office:value="2.07565" calcext:value-type="float">
            <text:p>2.075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6019" calcext:value-type="float">
            <text:p>-10.6019</text:p>
          </table:table-cell>
          <table:table-cell office:value-type="float" office:value="0.0454546" calcext:value-type="float">
            <text:p>0.0454546</text:p>
          </table:table-cell>
          <table:table-cell office:value-type="float" office:value="1.88381" calcext:value-type="float">
            <text:p>1.88381</text:p>
          </table:table-cell>
          <table:table-cell office:value-type="float" office:value="0.206206" calcext:value-type="float">
            <text:p>0.206206</text:p>
          </table:table-cell>
          <table:table-cell office:value-type="float" office:value="0.258167" calcext:value-type="float">
            <text:p>0.258167</text:p>
          </table:table-cell>
          <table:table-cell office:value-type="float" office:value="0.0952825" calcext:value-type="float">
            <text:p>0.095282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4.24102" calcext:value-type="float">
            <text:p>-4.24102</text:p>
          </table:table-cell>
          <table:table-cell office:value-type="float" office:value="4.03623" calcext:value-type="float">
            <text:p>4.03623</text:p>
          </table:table-cell>
          <table:table-cell office:value-type="float" office:value="5.4467" calcext:value-type="float">
            <text:p>5.4467</text:p>
          </table:table-cell>
          <table:table-cell office:value-type="float" office:value="0.035293" calcext:value-type="float">
            <text:p>0.035293</text:p>
          </table:table-cell>
          <table:table-cell office:value-type="float" office:value="0.00836632" calcext:value-type="float">
            <text:p>0.00836632</text:p>
          </table:table-cell>
          <table:table-cell office:value-type="float" office:value="0.100042" calcext:value-type="float">
            <text:p>0.1000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8.2733" calcext:value-type="float">
            <text:p>18.2733</text:p>
          </table:table-cell>
          <table:table-cell office:value-type="float" office:value="-3.97525" calcext:value-type="float">
            <text:p>-3.97525</text:p>
          </table:table-cell>
          <table:table-cell office:value-type="float" office:value="-6.02629" calcext:value-type="float">
            <text:p>-6.02629</text:p>
          </table:table-cell>
          <table:table-cell office:value-type="float" office:value="-0.0275109" calcext:value-type="float">
            <text:p>-0.0275109</text:p>
          </table:table-cell>
          <table:table-cell office:value-type="float" office:value="-0.0100116" calcext:value-type="float">
            <text:p>-0.0100116</text:p>
          </table:table-cell>
          <table:table-cell office:value-type="float" office:value="0.0710597" calcext:value-type="float">
            <text:p>0.07105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5284" calcext:value-type="float">
            <text:p>-10.5284</text:p>
          </table:table-cell>
          <table:table-cell office:value-type="float" office:value="0.0757095" calcext:value-type="float">
            <text:p>0.0757095</text:p>
          </table:table-cell>
          <table:table-cell office:value-type="float" office:value="2.14135" calcext:value-type="float">
            <text:p>2.14135</text:p>
          </table:table-cell>
          <table:table-cell office:value-type="float" office:value="0.237263" calcext:value-type="float">
            <text:p>0.237263</text:p>
          </table:table-cell>
          <table:table-cell office:value-type="float" office:value="0.286126" calcext:value-type="float">
            <text:p>0.286126</text:p>
          </table:table-cell>
          <table:table-cell office:value-type="float" office:value="1.61194" calcext:value-type="float">
            <text:p>1.611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4.08175" calcext:value-type="float">
            <text:p>-4.08175</text:p>
          </table:table-cell>
          <table:table-cell office:value-type="float" office:value="4.03244" calcext:value-type="float">
            <text:p>4.03244</text:p>
          </table:table-cell>
          <table:table-cell office:value-type="float" office:value="5.32634" calcext:value-type="float">
            <text:p>5.32634</text:p>
          </table:table-cell>
          <table:table-cell office:value-type="float" office:value="0.0298636" calcext:value-type="float">
            <text:p>0.0298636</text:p>
          </table:table-cell>
          <table:table-cell office:value-type="float" office:value="-0.000989155" calcext:value-type="float">
            <text:p>-0.000989155</text:p>
          </table:table-cell>
          <table:table-cell office:value-type="float" office:value="2.2233" calcext:value-type="float">
            <text:p>2.22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8.0561" calcext:value-type="float">
            <text:p>18.0561</text:p>
          </table:table-cell>
          <table:table-cell office:value-type="float" office:value="-3.98872" calcext:value-type="float">
            <text:p>-3.98872</text:p>
          </table:table-cell>
          <table:table-cell office:value-type="float" office:value="-5.96046" calcext:value-type="float">
            <text:p>-5.96046</text:p>
          </table:table-cell>
          <table:table-cell office:value-type="float" office:value="-0.0169957" calcext:value-type="float">
            <text:p>-0.0169957</text:p>
          </table:table-cell>
          <table:table-cell office:value-type="float" office:value="0.0105113" calcext:value-type="float">
            <text:p>0.0105113</text:p>
          </table:table-cell>
          <table:table-cell office:value-type="float" office:value="3.86957" calcext:value-type="float">
            <text:p>3.869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4698" calcext:value-type="float">
            <text:p>-10.4698</text:p>
          </table:table-cell>
          <table:table-cell office:value-type="float" office:value="0.113855" calcext:value-type="float">
            <text:p>0.113855</text:p>
          </table:table-cell>
          <table:table-cell office:value-type="float" office:value="2.12891" calcext:value-type="float">
            <text:p>2.12891</text:p>
          </table:table-cell>
          <table:table-cell office:value-type="float" office:value="0.279358" calcext:value-type="float">
            <text:p>0.279358</text:p>
          </table:table-cell>
          <table:table-cell office:value-type="float" office:value="0.327749" calcext:value-type="float">
            <text:p>0.327749</text:p>
          </table:table-cell>
          <table:table-cell office:value-type="float" office:value="2.81037" calcext:value-type="float">
            <text:p>2.810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3.89395" calcext:value-type="float">
            <text:p>-3.89395</text:p>
          </table:table-cell>
          <table:table-cell office:value-type="float" office:value="4.0189" calcext:value-type="float">
            <text:p>4.0189</text:p>
          </table:table-cell>
          <table:table-cell office:value-type="float" office:value="5.45886" calcext:value-type="float">
            <text:p>5.45886</text:p>
          </table:table-cell>
          <table:table-cell office:value-type="float" office:value="0.0169301" calcext:value-type="float">
            <text:p>0.0169301</text:p>
          </table:table-cell>
          <table:table-cell office:value-type="float" office:value="-0.0289373" calcext:value-type="float">
            <text:p>-0.0289373</text:p>
          </table:table-cell>
          <table:table-cell office:value-type="float" office:value="1.72568" calcext:value-type="float">
            <text:p>1.725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7.8523" calcext:value-type="float">
            <text:p>17.8523</text:p>
          </table:table-cell>
          <table:table-cell office:value-type="float" office:value="-4.00123" calcext:value-type="float">
            <text:p>-4.00123</text:p>
          </table:table-cell>
          <table:table-cell office:value-type="float" office:value="-6.07944" calcext:value-type="float">
            <text:p>-6.07944</text:p>
          </table:table-cell>
          <table:table-cell office:value-type="float" office:value="-0.00913015" calcext:value-type="float">
            <text:p>-0.00913015</text:p>
          </table:table-cell>
          <table:table-cell office:value-type="float" office:value="0.0219924" calcext:value-type="float">
            <text:p>0.0219924</text:p>
          </table:table-cell>
          <table:table-cell office:value-type="float" office:value="0.737284" calcext:value-type="float">
            <text:p>0.7372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3812" calcext:value-type="float">
            <text:p>-10.3812</text:p>
          </table:table-cell>
          <table:table-cell office:value-type="float" office:value="0.139948" calcext:value-type="float">
            <text:p>0.139948</text:p>
          </table:table-cell>
          <table:table-cell office:value-type="float" office:value="2.3725" calcext:value-type="float">
            <text:p>2.3725</text:p>
          </table:table-cell>
          <table:table-cell office:value-type="float" office:value="0.29267" calcext:value-type="float">
            <text:p>0.29267</text:p>
          </table:table-cell>
          <table:table-cell office:value-type="float" office:value="0.328971" calcext:value-type="float">
            <text:p>0.328971</text:p>
          </table:table-cell>
          <table:table-cell office:value-type="float" office:value="1.03537" calcext:value-type="float">
            <text:p>1.035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3.70883" calcext:value-type="float">
            <text:p>-3.70883</text:p>
          </table:table-cell>
          <table:table-cell office:value-type="float" office:value="4.00075" calcext:value-type="float">
            <text:p>4.00075</text:p>
          </table:table-cell>
          <table:table-cell office:value-type="float" office:value="5.50571" calcext:value-type="float">
            <text:p>5.50571</text:p>
          </table:table-cell>
          <table:table-cell office:value-type="float" office:value="0.00314043" calcext:value-type="float">
            <text:p>0.00314043</text:p>
          </table:table-cell>
          <table:table-cell office:value-type="float" office:value="-0.0536188" calcext:value-type="float">
            <text:p>-0.0536188</text:p>
          </table:table-cell>
          <table:table-cell office:value-type="float" office:value="0.254874" calcext:value-type="float">
            <text:p>0.2548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7.6384" calcext:value-type="float">
            <text:p>17.6384</text:p>
          </table:table-cell>
          <table:table-cell office:value-type="float" office:value="-3.99846" calcext:value-type="float">
            <text:p>-3.99846</text:p>
          </table:table-cell>
          <table:table-cell office:value-type="float" office:value="-6.14516" calcext:value-type="float">
            <text:p>-6.14516</text:p>
          </table:table-cell>
          <table:table-cell office:value-type="float" office:value="-0.00871974" calcext:value-type="float">
            <text:p>-0.00871974</text:p>
          </table:table-cell>
          <table:table-cell office:value-type="float" office:value="0.0212808" calcext:value-type="float">
            <text:p>0.0212808</text:p>
          </table:table-cell>
          <table:table-cell office:value-type="float" office:value="0.044778" calcext:value-type="float">
            <text:p>0.0447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2859" calcext:value-type="float">
            <text:p>-10.2859</text:p>
          </table:table-cell>
          <table:table-cell office:value-type="float" office:value="0.175003" calcext:value-type="float">
            <text:p>0.175003</text:p>
          </table:table-cell>
          <table:table-cell office:value-type="float" office:value="2.54705" calcext:value-type="float">
            <text:p>2.54705</text:p>
          </table:table-cell>
          <table:table-cell office:value-type="float" office:value="0.314046" calcext:value-type="float">
            <text:p>0.314046</text:p>
          </table:table-cell>
          <table:table-cell office:value-type="float" office:value="0.340343" calcext:value-type="float">
            <text:p>0.340343</text:p>
          </table:table-cell>
          <table:table-cell office:value-type="float" office:value="0.670085" calcext:value-type="float">
            <text:p>0.6700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3.57828" calcext:value-type="float">
            <text:p>-3.57828</text:p>
          </table:table-cell>
          <table:table-cell office:value-type="float" office:value="3.98065" calcext:value-type="float">
            <text:p>3.98065</text:p>
          </table:table-cell>
          <table:table-cell office:value-type="float" office:value="5.13257" calcext:value-type="float">
            <text:p>5.13257</text:p>
          </table:table-cell>
          <table:table-cell office:value-type="float" office:value="-0.00800331" calcext:value-type="float">
            <text:p>-0.00800331</text:p>
          </table:table-cell>
          <table:table-cell office:value-type="float" office:value="-0.0627926" calcext:value-type="float">
            <text:p>-0.0627926</text:p>
          </table:table-cell>
          <table:table-cell office:value-type="float" office:value="0.713181" calcext:value-type="float">
            <text:p>0.7131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7.4407" calcext:value-type="float">
            <text:p>17.4407</text:p>
          </table:table-cell>
          <table:table-cell office:value-type="float" office:value="-3.98754" calcext:value-type="float">
            <text:p>-3.98754</text:p>
          </table:table-cell>
          <table:table-cell office:value-type="float" office:value="-5.89765" calcext:value-type="float">
            <text:p>-5.89765</text:p>
          </table:table-cell>
          <table:table-cell office:value-type="float" office:value="-0.011337" calcext:value-type="float">
            <text:p>-0.011337</text:p>
          </table:table-cell>
          <table:table-cell office:value-type="float" office:value="0.0187138" calcext:value-type="float">
            <text:p>0.0187138</text:p>
          </table:table-cell>
          <table:table-cell office:value-type="float" office:value="1.15879" calcext:value-type="float">
            <text:p>1.158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2229" calcext:value-type="float">
            <text:p>-10.2229</text:p>
          </table:table-cell>
          <table:table-cell office:value-type="float" office:value="0.203944" calcext:value-type="float">
            <text:p>0.203944</text:p>
          </table:table-cell>
          <table:table-cell office:value-type="float" office:value="2.37157" calcext:value-type="float">
            <text:p>2.37157</text:p>
          </table:table-cell>
          <table:table-cell office:value-type="float" office:value="0.333636" calcext:value-type="float">
            <text:p>0.333636</text:p>
          </table:table-cell>
          <table:table-cell office:value-type="float" office:value="0.352312" calcext:value-type="float">
            <text:p>0.352312</text:p>
          </table:table-cell>
          <table:table-cell office:value-type="float" office:value="1.66671" calcext:value-type="float">
            <text:p>1.666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3.40325" calcext:value-type="float">
            <text:p>-3.40325</text:p>
          </table:table-cell>
          <table:table-cell office:value-type="float" office:value="4.00177" calcext:value-type="float">
            <text:p>4.00177</text:p>
          </table:table-cell>
          <table:table-cell office:value-type="float" office:value="5.07406" calcext:value-type="float">
            <text:p>5.07406</text:p>
          </table:table-cell>
          <table:table-cell office:value-type="float" office:value="0.00495601" calcext:value-type="float">
            <text:p>0.00495601</text:p>
          </table:table-cell>
          <table:table-cell office:value-type="float" office:value="-0.0313692" calcext:value-type="float">
            <text:p>-0.0313692</text:p>
          </table:table-cell>
          <table:table-cell office:value-type="float" office:value="0.169629" calcext:value-type="float">
            <text:p>0.1696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7.2565" calcext:value-type="float">
            <text:p>17.2565</text:p>
          </table:table-cell>
          <table:table-cell office:value-type="float" office:value="-4.0042" calcext:value-type="float">
            <text:p>-4.0042</text:p>
          </table:table-cell>
          <table:table-cell office:value-type="float" office:value="-5.75623" calcext:value-type="float">
            <text:p>-5.75623</text:p>
          </table:table-cell>
          <table:table-cell office:value-type="float" office:value="-0.00083695" calcext:value-type="float">
            <text:p>-0.00083695</text:p>
          </table:table-cell>
          <table:table-cell office:value-type="float" office:value="0.0366736" calcext:value-type="float">
            <text:p>0.0366736</text:p>
          </table:table-cell>
          <table:table-cell office:value-type="float" office:value="0.220352" calcext:value-type="float">
            <text:p>0.2203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1594" calcext:value-type="float">
            <text:p>-10.1594</text:p>
          </table:table-cell>
          <table:table-cell office:value-type="float" office:value="0.251204" calcext:value-type="float">
            <text:p>0.251204</text:p>
          </table:table-cell>
          <table:table-cell office:value-type="float" office:value="2.33939" calcext:value-type="float">
            <text:p>2.33939</text:p>
          </table:table-cell>
          <table:table-cell office:value-type="float" office:value="0.372385" calcext:value-type="float">
            <text:p>0.372385</text:p>
          </table:table-cell>
          <table:table-cell office:value-type="float" office:value="0.384985" calcext:value-type="float">
            <text:p>0.384985</text:p>
          </table:table-cell>
          <table:table-cell office:value-type="float" office:value="0.383131" calcext:value-type="float">
            <text:p>0.38313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3.19203" calcext:value-type="float">
            <text:p>-3.19203</text:p>
          </table:table-cell>
          <table:table-cell office:value-type="float" office:value="4.02222" calcext:value-type="float">
            <text:p>4.02222</text:p>
          </table:table-cell>
          <table:table-cell office:value-type="float" office:value="5.20096" calcext:value-type="float">
            <text:p>5.20096</text:p>
          </table:table-cell>
          <table:table-cell office:value-type="float" office:value="0.019741" calcext:value-type="float">
            <text:p>0.019741</text:p>
          </table:table-cell>
          <table:table-cell office:value-type="float" office:value="0.00305912" calcext:value-type="float">
            <text:p>0.00305912</text:p>
          </table:table-cell>
          <table:table-cell office:value-type="float" office:value="0.478184" calcext:value-type="float">
            <text:p>0.4781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7.053" calcext:value-type="float">
            <text:p>17.053</text:p>
          </table:table-cell>
          <table:table-cell office:value-type="float" office:value="-4.02039" calcext:value-type="float">
            <text:p>-4.02039</text:p>
          </table:table-cell>
          <table:table-cell office:value-type="float" office:value="-5.74979" calcext:value-type="float">
            <text:p>-5.74979</text:p>
          </table:table-cell>
          <table:table-cell office:value-type="float" office:value="0.00962421" calcext:value-type="float">
            <text:p>0.00962421</text:p>
          </table:table-cell>
          <table:table-cell office:value-type="float" office:value="0.0533735" calcext:value-type="float">
            <text:p>0.0533735</text:p>
          </table:table-cell>
          <table:table-cell office:value-type="float" office:value="0.0618807" calcext:value-type="float">
            <text:p>0.06188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0.0698" calcext:value-type="float">
            <text:p>-10.0698</text:p>
          </table:table-cell>
          <table:table-cell office:value-type="float" office:value="0.313795" calcext:value-type="float">
            <text:p>0.313795</text:p>
          </table:table-cell>
          <table:table-cell office:value-type="float" office:value="2.45956" calcext:value-type="float">
            <text:p>2.45956</text:p>
          </table:table-cell>
          <table:table-cell office:value-type="float" office:value="0.419155" calcext:value-type="float">
            <text:p>0.419155</text:p>
          </table:table-cell>
          <table:table-cell office:value-type="float" office:value="0.424705" calcext:value-type="float">
            <text:p>0.424705</text:p>
          </table:table-cell>
          <table:table-cell office:value-type="float" office:value="0.620012" calcext:value-type="float">
            <text:p>0.6200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2.97965" calcext:value-type="float">
            <text:p>-2.97965</text:p>
          </table:table-cell>
          <table:table-cell office:value-type="float" office:value="4.042" calcext:value-type="float">
            <text:p>4.042</text:p>
          </table:table-cell>
          <table:table-cell office:value-type="float" office:value="5.50922" calcext:value-type="float">
            <text:p>5.50922</text:p>
          </table:table-cell>
          <table:table-cell office:value-type="float" office:value="0.0247473" calcext:value-type="float">
            <text:p>0.0247473</text:p>
          </table:table-cell>
          <table:table-cell office:value-type="float" office:value="0.00069149" calcext:value-type="float">
            <text:p>0.00069149</text:p>
          </table:table-cell>
          <table:table-cell office:value-type="float" office:value="1.69856" calcext:value-type="float">
            <text:p>1.698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6.8626" calcext:value-type="float">
            <text:p>16.8626</text:p>
          </table:table-cell>
          <table:table-cell office:value-type="float" office:value="-4.00514" calcext:value-type="float">
            <text:p>-4.00514</text:p>
          </table:table-cell>
          <table:table-cell office:value-type="float" office:value="-5.94759" calcext:value-type="float">
            <text:p>-5.94759</text:p>
          </table:table-cell>
          <table:table-cell office:value-type="float" office:value="0.00074047" calcext:value-type="float">
            <text:p>0.00074047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995239" calcext:value-type="float">
            <text:p>0.9952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9.97053" calcext:value-type="float">
            <text:p>-9.97053</text:p>
          </table:table-cell>
          <table:table-cell office:value-type="float" office:value="0.38576" calcext:value-type="float">
            <text:p>0.38576</text:p>
          </table:table-cell>
          <table:table-cell office:value-type="float" office:value="2.83658" calcext:value-type="float">
            <text:p>2.83658</text:p>
          </table:table-cell>
          <table:table-cell office:value-type="float" office:value="0.462582" calcext:value-type="float">
            <text:p>0.462582</text:p>
          </table:table-cell>
          <table:table-cell office:value-type="float" office:value="0.453231" calcext:value-type="float">
            <text:p>0.453231</text:p>
          </table:table-cell>
          <table:table-cell office:value-type="float" office:value="3.23141" calcext:value-type="float">
            <text:p>3.231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2.79273" calcext:value-type="float">
            <text:p>-2.79273</text:p>
          </table:table-cell>
          <table:table-cell office:value-type="float" office:value="4.03769" calcext:value-type="float">
            <text:p>4.03769</text:p>
          </table:table-cell>
          <table:table-cell office:value-type="float" office:value="5.49981" calcext:value-type="float">
            <text:p>5.49981</text:p>
          </table:table-cell>
          <table:table-cell office:value-type="float" office:value="0.0211925" calcext:value-type="float">
            <text:p>0.0211925</text:p>
          </table:table-cell>
          <table:table-cell office:value-type="float" office:value="-0.00309079" calcext:value-type="float">
            <text:p>-0.00309079</text:p>
          </table:table-cell>
          <table:table-cell office:value-type="float" office:value="2.64036" calcext:value-type="float">
            <text:p>2.640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6.6803" calcext:value-type="float">
            <text:p>16.6803</text:p>
          </table:table-cell>
          <table:table-cell office:value-type="float" office:value="-3.99147" calcext:value-type="float">
            <text:p>-3.99147</text:p>
          </table:table-cell>
          <table:table-cell office:value-type="float" office:value="-5.8851" calcext:value-type="float">
            <text:p>-5.8851</text:p>
          </table:table-cell>
          <table:table-cell office:value-type="float" office:value="-0.00612334" calcext:value-type="float">
            <text:p>-0.00612334</text:p>
          </table:table-cell>
          <table:table-cell office:value-type="float" office:value="0.0188107" calcext:value-type="float">
            <text:p>0.0188107</text:p>
          </table:table-cell>
          <table:table-cell office:value-type="float" office:value="1.60959" calcext:value-type="float">
            <text:p>1.609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9.86765" calcext:value-type="float">
            <text:p>-9.86765</text:p>
          </table:table-cell>
          <table:table-cell office:value-type="float" office:value="0.426193" calcext:value-type="float">
            <text:p>0.426193</text:p>
          </table:table-cell>
          <table:table-cell office:value-type="float" office:value="2.92094" calcext:value-type="float">
            <text:p>2.92094</text:p>
          </table:table-cell>
          <table:table-cell office:value-type="float" office:value="0.470027" calcext:value-type="float">
            <text:p>0.470027</text:p>
          </table:table-cell>
          <table:table-cell office:value-type="float" office:value="0.443027" calcext:value-type="float">
            <text:p>0.443027</text:p>
          </table:table-cell>
          <table:table-cell office:value-type="float" office:value="3.46671" calcext:value-type="float">
            <text:p>3.466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2.60925" calcext:value-type="float">
            <text:p>-2.60925</text:p>
          </table:table-cell>
          <table:table-cell office:value-type="float" office:value="4.02418" calcext:value-type="float">
            <text:p>4.02418</text:p>
          </table:table-cell>
          <table:table-cell office:value-type="float" office:value="5.51237" calcext:value-type="float">
            <text:p>5.51237</text:p>
          </table:table-cell>
          <table:table-cell office:value-type="float" office:value="0.0104808" calcext:value-type="float">
            <text:p>0.0104808</text:p>
          </table:table-cell>
          <table:table-cell office:value-type="float" office:value="-0.0232594" calcext:value-type="float">
            <text:p>-0.0232594</text:p>
          </table:table-cell>
          <table:table-cell office:value-type="float" office:value="3.19657" calcext:value-type="float">
            <text:p>3.196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6.4852" calcext:value-type="float">
            <text:p>16.4852</text:p>
          </table:table-cell>
          <table:table-cell office:value-type="float" office:value="-4.01781" calcext:value-type="float">
            <text:p>-4.01781</text:p>
          </table:table-cell>
          <table:table-cell office:value-type="float" office:value="-5.95059" calcext:value-type="float">
            <text:p>-5.95059</text:p>
          </table:table-cell>
          <table:table-cell office:value-type="float" office:value="0.00843217" calcext:value-type="float">
            <text:p>0.00843217</text:p>
          </table:table-cell>
          <table:table-cell office:value-type="float" office:value="0.0413603" calcext:value-type="float">
            <text:p>0.0413603</text:p>
          </table:table-cell>
          <table:table-cell office:value-type="float" office:value="1.74957" calcext:value-type="float">
            <text:p>1.749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9.76849" calcext:value-type="float">
            <text:p>-9.76849</text:p>
          </table:table-cell>
          <table:table-cell office:value-type="float" office:value="0.450638" calcext:value-type="float">
            <text:p>0.450638</text:p>
          </table:table-cell>
          <table:table-cell office:value-type="float" office:value="3.03808" calcext:value-type="float">
            <text:p>3.03808</text:p>
          </table:table-cell>
          <table:table-cell office:value-type="float" office:value="0.45932" calcext:value-type="float">
            <text:p>0.45932</text:p>
          </table:table-cell>
          <table:table-cell office:value-type="float" office:value="0.410323" calcext:value-type="float">
            <text:p>0.410323</text:p>
          </table:table-cell>
          <table:table-cell office:value-type="float" office:value="2.2471" calcext:value-type="float">
            <text:p>2.24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2.40963" calcext:value-type="float">
            <text:p>-2.40963</text:p>
          </table:table-cell>
          <table:table-cell office:value-type="float" office:value="4.03466" calcext:value-type="float">
            <text:p>4.03466</text:p>
          </table:table-cell>
          <table:table-cell office:value-type="float" office:value="5.65354" calcext:value-type="float">
            <text:p>5.65354</text:p>
          </table:table-cell>
          <table:table-cell office:value-type="float" office:value="0.0114726" calcext:value-type="float">
            <text:p>0.0114726</text:p>
          </table:table-cell>
          <table:table-cell office:value-type="float" office:value="-0.0268745" calcext:value-type="float">
            <text:p>-0.0268745</text:p>
          </table:table-cell>
          <table:table-cell office:value-type="float" office:value="0.0452486" calcext:value-type="float">
            <text:p>0.04524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6.2811" calcext:value-type="float">
            <text:p>16.2811</text:p>
          </table:table-cell>
          <table:table-cell office:value-type="float" office:value="-4.01624" calcext:value-type="float">
            <text:p>-4.01624</text:p>
          </table:table-cell>
          <table:table-cell office:value-type="float" office:value="-6.04853" calcext:value-type="float">
            <text:p>-6.04853</text:p>
          </table:table-cell>
          <table:table-cell office:value-type="float" office:value="0.00750823" calcext:value-type="float">
            <text:p>0.00750823</text:p>
          </table:table-cell>
          <table:table-cell office:value-type="float" office:value="0.0364006" calcext:value-type="float">
            <text:p>0.0364006</text:p>
          </table:table-cell>
          <table:table-cell office:value-type="float" office:value="0.394968" calcext:value-type="float">
            <text:p>0.3949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9.66906" calcext:value-type="float">
            <text:p>-9.66906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3.26162" calcext:value-type="float">
            <text:p>3.26162</text:p>
          </table:table-cell>
          <table:table-cell office:value-type="float" office:value="0.493348" calcext:value-type="float">
            <text:p>0.493348</text:p>
          </table:table-cell>
          <table:table-cell office:value-type="float" office:value="0.430291" calcext:value-type="float">
            <text:p>0.430291</text:p>
          </table:table-cell>
          <table:table-cell office:value-type="float" office:value="0.503468" calcext:value-type="float">
            <text:p>0.5034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2.26365" calcext:value-type="float">
            <text:p>-2.26365</text:p>
          </table:table-cell>
          <table:table-cell office:value-type="float" office:value="4.0091" calcext:value-type="float">
            <text:p>4.0091</text:p>
          </table:table-cell>
          <table:table-cell office:value-type="float" office:value="5.37811" calcext:value-type="float">
            <text:p>5.37811</text:p>
          </table:table-cell>
          <table:table-cell office:value-type="float" office:value="-0.0031308" calcext:value-type="float">
            <text:p>-0.0031308</text:p>
          </table:table-cell>
          <table:table-cell office:value-type="float" office:value="-0.0443498" calcext:value-type="float">
            <text:p>-0.0443498</text:p>
          </table:table-cell>
          <table:table-cell office:value-type="float" office:value="4.70929" calcext:value-type="float">
            <text:p>4.709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6.0574" calcext:value-type="float">
            <text:p>16.0574</text:p>
          </table:table-cell>
          <table:table-cell office:value-type="float" office:value="-4.05946" calcext:value-type="float">
            <text:p>-4.05946</text:p>
          </table:table-cell>
          <table:table-cell office:value-type="float" office:value="-6.00859" calcext:value-type="float">
            <text:p>-6.00859</text:p>
          </table:table-cell>
          <table:table-cell office:value-type="float" office:value="0.0332907" calcext:value-type="float">
            <text:p>0.0332907</text:p>
          </table:table-cell>
          <table:table-cell office:value-type="float" office:value="0.0806236" calcext:value-type="float">
            <text:p>0.0806236</text:p>
          </table:table-cell>
          <table:table-cell office:value-type="float" office:value="4.59122" calcext:value-type="float">
            <text:p>4.591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9.58396" calcext:value-type="float">
            <text:p>-9.58396</text:p>
          </table:table-cell>
          <table:table-cell office:value-type="float" office:value="0.542393" calcext:value-type="float">
            <text:p>0.542393</text:p>
          </table:table-cell>
          <table:table-cell office:value-type="float" office:value="3.17712" calcext:value-type="float">
            <text:p>3.17712</text:p>
          </table:table-cell>
          <table:table-cell office:value-type="float" office:value="0.479507" calcext:value-type="float">
            <text:p>0.479507</text:p>
          </table:table-cell>
          <table:table-cell office:value-type="float" office:value="0.396331" calcext:value-type="float">
            <text:p>0.396331</text:p>
          </table:table-cell>
          <table:table-cell office:value-type="float" office:value="3.32723" calcext:value-type="float">
            <text:p>3.3272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2.08387" calcext:value-type="float">
            <text:p>-2.08387</text:p>
          </table:table-cell>
          <table:table-cell office:value-type="float" office:value="3.98327" calcext:value-type="float">
            <text:p>3.98327</text:p>
          </table:table-cell>
          <table:table-cell office:value-type="float" office:value="5.5327" calcext:value-type="float">
            <text:p>5.5327</text:p>
          </table:table-cell>
          <table:table-cell office:value-type="float" office:value="-0.0285249" calcext:value-type="float">
            <text:p>-0.0285249</text:p>
          </table:table-cell>
          <table:table-cell office:value-type="float" office:value="-0.105101" calcext:value-type="float">
            <text:p>-0.105101</text:p>
          </table:table-cell>
          <table:table-cell office:value-type="float" office:value="1.21239" calcext:value-type="float">
            <text:p>1.212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5.8469" calcext:value-type="float">
            <text:p>15.8469</text:p>
          </table:table-cell>
          <table:table-cell office:value-type="float" office:value="-4.06521" calcext:value-type="float">
            <text:p>-4.06521</text:p>
          </table:table-cell>
          <table:table-cell office:value-type="float" office:value="-6.32645" calcext:value-type="float">
            <text:p>-6.32645</text:p>
          </table:table-cell>
          <table:table-cell office:value-type="float" office:value="0.0324124" calcext:value-type="float">
            <text:p>0.0324124</text:p>
          </table:table-cell>
          <table:table-cell office:value-type="float" office:value="0.0694241" calcext:value-type="float">
            <text:p>0.0694241</text:p>
          </table:table-cell>
          <table:table-cell office:value-type="float" office:value="0.196852" calcext:value-type="float">
            <text:p>0.1968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9.46576" calcext:value-type="float">
            <text:p>-9.46576</text:p>
          </table:table-cell>
          <table:table-cell office:value-type="float" office:value="0.57725" calcext:value-type="float">
            <text:p>0.57725</text:p>
          </table:table-cell>
          <table:table-cell office:value-type="float" office:value="3.58837" calcext:value-type="float">
            <text:p>3.58837</text:p>
          </table:table-cell>
          <table:table-cell office:value-type="float" office:value="0.465305" calcext:value-type="float">
            <text:p>0.465305</text:p>
          </table:table-cell>
          <table:table-cell office:value-type="float" office:value="0.353528" calcext:value-type="float">
            <text:p>0.353528</text:p>
          </table:table-cell>
          <table:table-cell office:value-type="float" office:value="0.870705" calcext:value-type="float">
            <text:p>0.87070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1.88917" calcext:value-type="float">
            <text:p>-1.88917</text:p>
          </table:table-cell>
          <table:table-cell office:value-type="float" office:value="4.00257" calcext:value-type="float">
            <text:p>4.00257</text:p>
          </table:table-cell>
          <table:table-cell office:value-type="float" office:value="5.47482" calcext:value-type="float">
            <text:p>5.47482</text:p>
          </table:table-cell>
          <table:table-cell office:value-type="float" office:value="-0.00999035" calcext:value-type="float">
            <text:p>-0.00999035</text:p>
          </table:table-cell>
          <table:table-cell office:value-type="float" office:value="-0.0513229" calcext:value-type="float">
            <text:p>-0.0513229</text:p>
          </table:table-cell>
          <table:table-cell office:value-type="float" office:value="2.63364" calcext:value-type="float">
            <text:p>2.633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5.6489" calcext:value-type="float">
            <text:p>15.6489</text:p>
          </table:table-cell>
          <table:table-cell office:value-type="float" office:value="-4.02023" calcext:value-type="float">
            <text:p>-4.02023</text:p>
          </table:table-cell>
          <table:table-cell office:value-type="float" office:value="-6.01754" calcext:value-type="float">
            <text:p>-6.01754</text:p>
          </table:table-cell>
          <table:table-cell office:value-type="float" office:value="0.0086674" calcext:value-type="float">
            <text:p>0.0086674</text:p>
          </table:table-cell>
          <table:table-cell office:value-type="float" office:value="0.0293274" calcext:value-type="float">
            <text:p>0.0293274</text:p>
          </table:table-cell>
          <table:table-cell office:value-type="float" office:value="3.4668" calcext:value-type="float">
            <text:p>3.46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9.35786" calcext:value-type="float">
            <text:p>-9.35786</text:p>
          </table:table-cell>
          <table:table-cell office:value-type="float" office:value="0.673017" calcext:value-type="float">
            <text:p>0.673017</text:p>
          </table:table-cell>
          <table:table-cell office:value-type="float" office:value="3.52058" calcext:value-type="float">
            <text:p>3.52058</text:p>
          </table:table-cell>
          <table:table-cell office:value-type="float" office:value="0.514241" calcext:value-type="float">
            <text:p>0.514241</text:p>
          </table:table-cell>
          <table:table-cell office:value-type="float" office:value="0.405329" calcext:value-type="float">
            <text:p>0.405329</text:p>
          </table:table-cell>
          <table:table-cell office:value-type="float" office:value="2.6435" calcext:value-type="float">
            <text:p>2.643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1.65329" calcext:value-type="float">
            <text:p>-1.65329</text:p>
          </table:table-cell>
          <table:table-cell office:value-type="float" office:value="4.01228" calcext:value-type="float">
            <text:p>4.01228</text:p>
          </table:table-cell>
          <table:table-cell office:value-type="float" office:value="5.74314" calcext:value-type="float">
            <text:p>5.74314</text:p>
          </table:table-cell>
          <table:table-cell office:value-type="float" office:value="-0.00293343" calcext:value-type="float">
            <text:p>-0.00293343</text:p>
          </table:table-cell>
          <table:table-cell office:value-type="float" office:value="-0.0367637" calcext:value-type="float">
            <text:p>-0.0367637</text:p>
          </table:table-cell>
          <table:table-cell office:value-type="float" office:value="3.71526" calcext:value-type="float">
            <text:p>3.715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5.4612" calcext:value-type="float">
            <text:p>15.4612</text:p>
          </table:table-cell>
          <table:table-cell office:value-type="float" office:value="-4.03136" calcext:value-type="float">
            <text:p>-4.03136</text:p>
          </table:table-cell>
          <table:table-cell office:value-type="float" office:value="-6.03568" calcext:value-type="float">
            <text:p>-6.03568</text:p>
          </table:table-cell>
          <table:table-cell office:value-type="float" office:value="0.0135576" calcext:value-type="float">
            <text:p>0.0135576</text:p>
          </table:table-cell>
          <table:table-cell office:value-type="float" office:value="0.0347608" calcext:value-type="float">
            <text:p>0.0347608</text:p>
          </table:table-cell>
          <table:table-cell office:value-type="float" office:value="2.72592" calcext:value-type="float">
            <text:p>2.725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9.23426" calcext:value-type="float">
            <text:p>-9.23426</text:p>
          </table:table-cell>
          <table:table-cell office:value-type="float" office:value="0.734302" calcext:value-type="float">
            <text:p>0.734302</text:p>
          </table:table-cell>
          <table:table-cell office:value-type="float" office:value="3.69313" calcext:value-type="float">
            <text:p>3.69313</text:p>
          </table:table-cell>
          <table:table-cell office:value-type="float" office:value="0.521519" calcext:value-type="float">
            <text:p>0.521519</text:p>
          </table:table-cell>
          <table:table-cell office:value-type="float" office:value="0.394077" calcext:value-type="float">
            <text:p>0.394077</text:p>
          </table:table-cell>
          <table:table-cell office:value-type="float" office:value="3.89838" calcext:value-type="float">
            <text:p>3.898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1.49546" calcext:value-type="float">
            <text:p>-1.49546</text:p>
          </table:table-cell>
          <table:table-cell office:value-type="float" office:value="4.00522" calcext:value-type="float">
            <text:p>4.00522</text:p>
          </table:table-cell>
          <table:table-cell office:value-type="float" office:value="5.57145" calcext:value-type="float">
            <text:p>5.57145</text:p>
          </table:table-cell>
          <table:table-cell office:value-type="float" office:value="-0.00874289" calcext:value-type="float">
            <text:p>-0.00874289</text:p>
          </table:table-cell>
          <table:table-cell office:value-type="float" office:value="-0.0434294" calcext:value-type="float">
            <text:p>-0.0434294</text:p>
          </table:table-cell>
          <table:table-cell office:value-type="float" office:value="0.852855" calcext:value-type="float">
            <text:p>0.8528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5.2707" calcext:value-type="float">
            <text:p>15.2707</text:p>
          </table:table-cell>
          <table:table-cell office:value-type="float" office:value="-3.98552" calcext:value-type="float">
            <text:p>-3.98552</text:p>
          </table:table-cell>
          <table:table-cell office:value-type="float" office:value="-5.97462" calcext:value-type="float">
            <text:p>-5.97462</text:p>
          </table:table-cell>
          <table:table-cell office:value-type="float" office:value="-0.0117154" calcext:value-type="float">
            <text:p>-0.0117154</text:p>
          </table:table-cell>
          <table:table-cell office:value-type="float" office:value="-0.00924913" calcext:value-type="float">
            <text:p>-0.00924913</text:p>
          </table:table-cell>
          <table:table-cell office:value-type="float" office:value="1.29207" calcext:value-type="float">
            <text:p>1.292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9.11743" calcext:value-type="float">
            <text:p>-9.11743</text:p>
          </table:table-cell>
          <table:table-cell office:value-type="float" office:value="0.7863" calcext:value-type="float">
            <text:p>0.7863</text:p>
          </table:table-cell>
          <table:table-cell office:value-type="float" office:value="3.75975" calcext:value-type="float">
            <text:p>3.75975</text:p>
          </table:table-cell>
          <table:table-cell office:value-type="float" office:value="0.522626" calcext:value-type="float">
            <text:p>0.522626</text:p>
          </table:table-cell>
          <table:table-cell office:value-type="float" office:value="0.376391" calcext:value-type="float">
            <text:p>0.376391</text:p>
          </table:table-cell>
          <table:table-cell office:value-type="float" office:value="0.684351" calcext:value-type="float">
            <text:p>0.6843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1.31043" calcext:value-type="float">
            <text:p>-1.31043</text:p>
          </table:table-cell>
          <table:table-cell office:value-type="float" office:value="4.00399" calcext:value-type="float">
            <text:p>4.00399</text:p>
          </table:table-cell>
          <table:table-cell office:value-type="float" office:value="5.62393" calcext:value-type="float">
            <text:p>5.62393</text:p>
          </table:table-cell>
          <table:table-cell office:value-type="float" office:value="-0.0159021" calcext:value-type="float">
            <text:p>-0.0159021</text:p>
          </table:table-cell>
          <table:table-cell office:value-type="float" office:value="-0.0644481" calcext:value-type="float">
            <text:p>-0.0644481</text:p>
          </table:table-cell>
          <table:table-cell office:value-type="float" office:value="0.938759" calcext:value-type="float">
            <text:p>0.9387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5.0588" calcext:value-type="float">
            <text:p>15.0588</text:p>
          </table:table-cell>
          <table:table-cell office:value-type="float" office:value="-3.97016" calcext:value-type="float">
            <text:p>-3.97016</text:p>
          </table:table-cell>
          <table:table-cell office:value-type="float" office:value="-6.114" calcext:value-type="float">
            <text:p>-6.114</text:p>
          </table:table-cell>
          <table:table-cell office:value-type="float" office:value="-0.0191706" calcext:value-type="float">
            <text:p>-0.0191706</text:p>
          </table:table-cell>
          <table:table-cell office:value-type="float" office:value="-0.02209" calcext:value-type="float">
            <text:p>-0.02209</text:p>
          </table:table-cell>
          <table:table-cell office:value-type="float" office:value="1.08742" calcext:value-type="float">
            <text:p>1.087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8.99915" calcext:value-type="float">
            <text:p>-8.99915</text:p>
          </table:table-cell>
          <table:table-cell office:value-type="float" office:value="0.863274" calcext:value-type="float">
            <text:p>0.863274</text:p>
          </table:table-cell>
          <table:table-cell office:value-type="float" office:value="4.01411" calcext:value-type="float">
            <text:p>4.01411</text:p>
          </table:table-cell>
          <table:table-cell office:value-type="float" office:value="0.536657" calcext:value-type="float">
            <text:p>0.536657</text:p>
          </table:table-cell>
          <table:table-cell office:value-type="float" office:value="0.370195" calcext:value-type="float">
            <text:p>0.370195</text:p>
          </table:table-cell>
          <table:table-cell office:value-type="float" office:value="0.46887" calcext:value-type="float">
            <text:p>0.468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1.10383" calcext:value-type="float">
            <text:p>-1.10383</text:p>
          </table:table-cell>
          <table:table-cell office:value-type="float" office:value="3.99793" calcext:value-type="float">
            <text:p>3.99793</text:p>
          </table:table-cell>
          <table:table-cell office:value-type="float" office:value="5.73753" calcext:value-type="float">
            <text:p>5.73753</text:p>
          </table:table-cell>
          <table:table-cell office:value-type="float" office:value="-0.0213666" calcext:value-type="float">
            <text:p>-0.0213666</text:p>
          </table:table-cell>
          <table:table-cell office:value-type="float" office:value="-0.0755457" calcext:value-type="float">
            <text:p>-0.0755457</text:p>
          </table:table-cell>
          <table:table-cell office:value-type="float" office:value="3.31081" calcext:value-type="float">
            <text:p>3.310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4.8701" calcext:value-type="float">
            <text:p>14.8701</text:p>
          </table:table-cell>
          <table:table-cell office:value-type="float" office:value="-3.98285" calcext:value-type="float">
            <text:p>-3.98285</text:p>
          </table:table-cell>
          <table:table-cell office:value-type="float" office:value="-6.13122" calcext:value-type="float">
            <text:p>-6.13122</text:p>
          </table:table-cell>
          <table:table-cell office:value-type="float" office:value="-0.012199" calcext:value-type="float">
            <text:p>-0.012199</text:p>
          </table:table-cell>
          <table:table-cell office:value-type="float" office:value="-0.0105868" calcext:value-type="float">
            <text:p>-0.0105868</text:p>
          </table:table-cell>
          <table:table-cell office:value-type="float" office:value="3.2018" calcext:value-type="float">
            <text:p>3.20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8.87085" calcext:value-type="float">
            <text:p>-8.87085</text:p>
          </table:table-cell>
          <table:table-cell office:value-type="float" office:value="0.899192" calcext:value-type="float">
            <text:p>0.899192</text:p>
          </table:table-cell>
          <table:table-cell office:value-type="float" office:value="4.11513" calcext:value-type="float">
            <text:p>4.11513</text:p>
          </table:table-cell>
          <table:table-cell office:value-type="float" office:value="0.518316" calcext:value-type="float">
            <text:p>0.518316</text:p>
          </table:table-cell>
          <table:table-cell office:value-type="float" office:value="0.324418" calcext:value-type="float">
            <text:p>0.324418</text:p>
          </table:table-cell>
          <table:table-cell office:value-type="float" office:value="4.20902" calcext:value-type="float">
            <text:p>4.209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0.977156" calcext:value-type="float">
            <text:p>-0.977156</text:p>
          </table:table-cell>
          <table:table-cell office:value-type="float" office:value="3.99263" calcext:value-type="float">
            <text:p>3.99263</text:p>
          </table:table-cell>
          <table:table-cell office:value-type="float" office:value="5.43652" calcext:value-type="float">
            <text:p>5.43652</text:p>
          </table:table-cell>
          <table:table-cell office:value-type="float" office:value="-0.0302737" calcext:value-type="float">
            <text:p>-0.0302737</text:p>
          </table:table-cell>
          <table:table-cell office:value-type="float" office:value="-0.0917121" calcext:value-type="float">
            <text:p>-0.0917121</text:p>
          </table:table-cell>
          <table:table-cell office:value-type="float" office:value="5.4553" calcext:value-type="float">
            <text:p>5.45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4.6495" calcext:value-type="float">
            <text:p>14.6495</text:p>
          </table:table-cell>
          <table:table-cell office:value-type="float" office:value="-3.95354" calcext:value-type="float">
            <text:p>-3.95354</text:p>
          </table:table-cell>
          <table:table-cell office:value-type="float" office:value="-6.17684" calcext:value-type="float">
            <text:p>-6.17684</text:p>
          </table:table-cell>
          <table:table-cell office:value-type="float" office:value="-0.0261782" calcext:value-type="float">
            <text:p>-0.0261782</text:p>
          </table:table-cell>
          <table:table-cell office:value-type="float" office:value="-0.0327509" calcext:value-type="float">
            <text:p>-0.0327509</text:p>
          </table:table-cell>
          <table:table-cell office:value-type="float" office:value="5.71007" calcext:value-type="float">
            <text:p>5.710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8.76464" calcext:value-type="float">
            <text:p>-8.76464</text:p>
          </table:table-cell>
          <table:table-cell office:value-type="float" office:value="0.958097" calcext:value-type="float">
            <text:p>0.958097</text:p>
          </table:table-cell>
          <table:table-cell office:value-type="float" office:value="4.20376" calcext:value-type="float">
            <text:p>4.20376</text:p>
          </table:table-cell>
          <table:table-cell office:value-type="float" office:value="0.521211" calcext:value-type="float">
            <text:p>0.521211</text:p>
          </table:table-cell>
          <table:table-cell office:value-type="float" office:value="0.30649" calcext:value-type="float">
            <text:p>0.30649</text:p>
          </table:table-cell>
          <table:table-cell office:value-type="float" office:value="4.82979" calcext:value-type="float">
            <text:p>4.829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0.769271" calcext:value-type="float">
            <text:p>-0.769271</text:p>
          </table:table-cell>
          <table:table-cell office:value-type="float" office:value="3.99494" calcext:value-type="float">
            <text:p>3.99494</text:p>
          </table:table-cell>
          <table:table-cell office:value-type="float" office:value="5.56079" calcext:value-type="float">
            <text:p>5.56079</text:p>
          </table:table-cell>
          <table:table-cell office:value-type="float" office:value="-0.0259882" calcext:value-type="float">
            <text:p>-0.0259882</text:p>
          </table:table-cell>
          <table:table-cell office:value-type="float" office:value="-0.0747984" calcext:value-type="float">
            <text:p>-0.0747984</text:p>
          </table:table-cell>
          <table:table-cell office:value-type="float" office:value="0.516193" calcext:value-type="float">
            <text:p>0.51619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4.4459" calcext:value-type="float">
            <text:p>14.4459</text:p>
          </table:table-cell>
          <table:table-cell office:value-type="float" office:value="-3.98597" calcext:value-type="float">
            <text:p>-3.98597</text:p>
          </table:table-cell>
          <table:table-cell office:value-type="float" office:value="-6.11026" calcext:value-type="float">
            <text:p>-6.11026</text:p>
          </table:table-cell>
          <table:table-cell office:value-type="float" office:value="-0.00655602" calcext:value-type="float">
            <text:p>-0.00655602</text:p>
          </table:table-cell>
          <table:table-cell office:value-type="float" office:value="0.00253981" calcext:value-type="float">
            <text:p>0.00253981</text:p>
          </table:table-cell>
          <table:table-cell office:value-type="float" office:value="0.906793" calcext:value-type="float">
            <text:p>0.90679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8.64896" calcext:value-type="float">
            <text:p>-8.64896</text:p>
          </table:table-cell>
          <table:table-cell office:value-type="float" office:value="1.00186" calcext:value-type="float">
            <text:p>1.00186</text:p>
          </table:table-cell>
          <table:table-cell office:value-type="float" office:value="4.19208" calcext:value-type="float">
            <text:p>4.19208</text:p>
          </table:table-cell>
          <table:table-cell office:value-type="float" office:value="0.513316" calcext:value-type="float">
            <text:p>0.513316</text:p>
          </table:table-cell>
          <table:table-cell office:value-type="float" office:value="0.278849" calcext:value-type="float">
            <text:p>0.278849</text:p>
          </table:table-cell>
          <table:table-cell office:value-type="float" office:value="1.62013" calcext:value-type="float">
            <text:p>1.6201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0.596732" calcext:value-type="float">
            <text:p>-0.596732</text:p>
          </table:table-cell>
          <table:table-cell office:value-type="float" office:value="3.99019" calcext:value-type="float">
            <text:p>3.99019</text:p>
          </table:table-cell>
          <table:table-cell office:value-type="float" office:value="5.47838" calcext:value-type="float">
            <text:p>5.47838</text:p>
          </table:table-cell>
          <table:table-cell office:value-type="float" office:value="-0.0247949" calcext:value-type="float">
            <text:p>-0.0247949</text:p>
          </table:table-cell>
          <table:table-cell office:value-type="float" office:value="-0.0603364" calcext:value-type="float">
            <text:p>-0.0603364</text:p>
          </table:table-cell>
          <table:table-cell office:value-type="float" office:value="0.349681" calcext:value-type="float">
            <text:p>0.3496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4.2372" calcext:value-type="float">
            <text:p>14.2372</text:p>
          </table:table-cell>
          <table:table-cell office:value-type="float" office:value="-4.00282" calcext:value-type="float">
            <text:p>-4.00282</text:p>
          </table:table-cell>
          <table:table-cell office:value-type="float" office:value="-6.06271" calcext:value-type="float">
            <text:p>-6.06271</text:p>
          </table:table-cell>
          <table:table-cell office:value-type="float" office:value="0.00411007" calcext:value-type="float">
            <text:p>0.00411007</text:p>
          </table:table-cell>
          <table:table-cell office:value-type="float" office:value="0.0213746" calcext:value-type="float">
            <text:p>0.0213746</text:p>
          </table:table-cell>
          <table:table-cell office:value-type="float" office:value="0.704347" calcext:value-type="float">
            <text:p>0.7043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8.53461" calcext:value-type="float">
            <text:p>-8.53461</text:p>
          </table:table-cell>
          <table:table-cell office:value-type="float" office:value="1.03028" calcext:value-type="float">
            <text:p>1.03028</text:p>
          </table:table-cell>
          <table:table-cell office:value-type="float" office:value="4.15083" calcext:value-type="float">
            <text:p>4.15083</text:p>
          </table:table-cell>
          <table:table-cell office:value-type="float" office:value="0.495829" calcext:value-type="float">
            <text:p>0.495829</text:p>
          </table:table-cell>
          <table:table-cell office:value-type="float" office:value="0.238302" calcext:value-type="float">
            <text:p>0.238302</text:p>
          </table:table-cell>
          <table:table-cell office:value-type="float" office:value="1.61127" calcext:value-type="float">
            <text:p>1.611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0.420572" calcext:value-type="float">
            <text:p>-0.420572</text:p>
          </table:table-cell>
          <table:table-cell office:value-type="float" office:value="3.97427" calcext:value-type="float">
            <text:p>3.97427</text:p>
          </table:table-cell>
          <table:table-cell office:value-type="float" office:value="5.43295" calcext:value-type="float">
            <text:p>5.43295</text:p>
          </table:table-cell>
          <table:table-cell office:value-type="float" office:value="-0.0305323" calcext:value-type="float">
            <text:p>-0.0305323</text:p>
          </table:table-cell>
          <table:table-cell office:value-type="float" office:value="-0.0630029" calcext:value-type="float">
            <text:p>-0.0630029</text:p>
          </table:table-cell>
          <table:table-cell office:value-type="float" office:value="1.30837" calcext:value-type="float">
            <text:p>1.308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4.0346" calcext:value-type="float">
            <text:p>14.0346</text:p>
          </table:table-cell>
          <table:table-cell office:value-type="float" office:value="-4.00436" calcext:value-type="float">
            <text:p>-4.00436</text:p>
          </table:table-cell>
          <table:table-cell office:value-type="float" office:value="-6.09419" calcext:value-type="float">
            <text:p>-6.09419</text:p>
          </table:table-cell>
          <table:table-cell office:value-type="float" office:value="0.00483916" calcext:value-type="float">
            <text:p>0.00483916</text:p>
          </table:table-cell>
          <table:table-cell office:value-type="float" office:value="0.0208598" calcext:value-type="float">
            <text:p>0.0208598</text:p>
          </table:table-cell>
          <table:table-cell office:value-type="float" office:value="0.901696" calcext:value-type="float">
            <text:p>0.9016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8.39867" calcext:value-type="float">
            <text:p>-8.39867</text:p>
          </table:table-cell>
          <table:table-cell office:value-type="float" office:value="1.04798" calcext:value-type="float">
            <text:p>1.04798</text:p>
          </table:table-cell>
          <table:table-cell office:value-type="float" office:value="4.21726" calcext:value-type="float">
            <text:p>4.21726</text:p>
          </table:table-cell>
          <table:table-cell office:value-type="float" office:value="0.465692" calcext:value-type="float">
            <text:p>0.465692</text:p>
          </table:table-cell>
          <table:table-cell office:value-type="float" office:value="0.18014" calcext:value-type="float">
            <text:p>0.18014</text:p>
          </table:table-cell>
          <table:table-cell office:value-type="float" office:value="1.7955" calcext:value-type="float">
            <text:p>1.79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0.271235" calcext:value-type="float">
            <text:p>-0.271235</text:p>
          </table:table-cell>
          <table:table-cell office:value-type="float" office:value="3.96685" calcext:value-type="float">
            <text:p>3.96685</text:p>
          </table:table-cell>
          <table:table-cell office:value-type="float" office:value="5.25641" calcext:value-type="float">
            <text:p>5.25641</text:p>
          </table:table-cell>
          <table:table-cell office:value-type="float" office:value="-0.0285745" calcext:value-type="float">
            <text:p>-0.0285745</text:p>
          </table:table-cell>
          <table:table-cell office:value-type="float" office:value="-0.0441818" calcext:value-type="float">
            <text:p>-0.0441818</text:p>
          </table:table-cell>
          <table:table-cell office:value-type="float" office:value="2.1254" calcext:value-type="float">
            <text:p>2.12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3.8117" calcext:value-type="float">
            <text:p>13.8117</text:p>
          </table:table-cell>
          <table:table-cell office:value-type="float" office:value="-4.02855" calcext:value-type="float">
            <text:p>-4.02855</text:p>
          </table:table-cell>
          <table:table-cell office:value-type="float" office:value="-6.10295" calcext:value-type="float">
            <text:p>-6.10295</text:p>
          </table:table-cell>
          <table:table-cell office:value-type="float" office:value="0.0194333" calcext:value-type="float">
            <text:p>0.0194333</text:p>
          </table:table-cell>
          <table:table-cell office:value-type="float" office:value="0.0453989" calcext:value-type="float">
            <text:p>0.0453989</text:p>
          </table:table-cell>
          <table:table-cell office:value-type="float" office:value="3.49925" calcext:value-type="float">
            <text:p>3.4992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8.28928" calcext:value-type="float">
            <text:p>-8.28928</text:p>
          </table:table-cell>
          <table:table-cell office:value-type="float" office:value="1.06525" calcext:value-type="float">
            <text:p>1.06525</text:p>
          </table:table-cell>
          <table:table-cell office:value-type="float" office:value="4.16668" calcext:value-type="float">
            <text:p>4.16668</text:p>
          </table:table-cell>
          <table:table-cell office:value-type="float" office:value="0.443627" calcext:value-type="float">
            <text:p>0.443627</text:p>
          </table:table-cell>
          <table:table-cell office:value-type="float" office:value="0.135337" calcext:value-type="float">
            <text:p>0.135337</text:p>
          </table:table-cell>
          <table:table-cell office:value-type="float" office:value="4.46791" calcext:value-type="float">
            <text:p>4.467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-0.114873" calcext:value-type="float">
            <text:p>-0.114873</text:p>
          </table:table-cell>
          <table:table-cell office:value-type="float" office:value="3.94486" calcext:value-type="float">
            <text:p>3.94486</text:p>
          </table:table-cell>
          <table:table-cell office:value-type="float" office:value="5.14954" calcext:value-type="float">
            <text:p>5.14954</text:p>
          </table:table-cell>
          <table:table-cell office:value-type="float" office:value="-0.0424127" calcext:value-type="float">
            <text:p>-0.0424127</text:p>
          </table:table-cell>
          <table:table-cell office:value-type="float" office:value="-0.0729715" calcext:value-type="float">
            <text:p>-0.0729715</text:p>
          </table:table-cell>
          <table:table-cell office:value-type="float" office:value="0.721461" calcext:value-type="float">
            <text:p>0.7214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3.5928" calcext:value-type="float">
            <text:p>13.5928</text:p>
          </table:table-cell>
          <table:table-cell office:value-type="float" office:value="-4.03482" calcext:value-type="float">
            <text:p>-4.03482</text:p>
          </table:table-cell>
          <table:table-cell office:value-type="float" office:value="-6.32699" calcext:value-type="float">
            <text:p>-6.32699</text:p>
          </table:table-cell>
          <table:table-cell office:value-type="float" office:value="0.0206047" calcext:value-type="float">
            <text:p>0.0206047</text:p>
          </table:table-cell>
          <table:table-cell office:value-type="float" office:value="0.0413631" calcext:value-type="float">
            <text:p>0.0413631</text:p>
          </table:table-cell>
          <table:table-cell office:value-type="float" office:value="0.585391" calcext:value-type="float">
            <text:p>0.5853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8.15008" calcext:value-type="float">
            <text:p>-8.15008</text:p>
          </table:table-cell>
          <table:table-cell office:value-type="float" office:value="1.08192" calcext:value-type="float">
            <text:p>1.08192</text:p>
          </table:table-cell>
          <table:table-cell office:value-type="float" office:value="4.41263" calcext:value-type="float">
            <text:p>4.41263</text:p>
          </table:table-cell>
          <table:table-cell office:value-type="float" office:value="0.411517" calcext:value-type="float">
            <text:p>0.411517</text:p>
          </table:table-cell>
          <table:table-cell office:value-type="float" office:value="0.0730929" calcext:value-type="float">
            <text:p>0.0730929</text:p>
          </table:table-cell>
          <table:table-cell office:value-type="float" office:value="1.07027" calcext:value-type="float">
            <text:p>1.070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0.0912529" calcext:value-type="float">
            <text:p>0.0912529</text:p>
          </table:table-cell>
          <table:table-cell office:value-type="float" office:value="3.94672" calcext:value-type="float">
            <text:p>3.94672</text:p>
          </table:table-cell>
          <table:table-cell office:value-type="float" office:value="5.33682" calcext:value-type="float">
            <text:p>5.33682</text:p>
          </table:table-cell>
          <table:table-cell office:value-type="float" office:value="-0.0404066" calcext:value-type="float">
            <text:p>-0.0404066</text:p>
          </table:table-cell>
          <table:table-cell office:value-type="float" office:value="-0.0670342" calcext:value-type="float">
            <text:p>-0.0670342</text:p>
          </table:table-cell>
          <table:table-cell office:value-type="float" office:value="3.4525" calcext:value-type="float">
            <text:p>3.452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3.3601" calcext:value-type="float">
            <text:p>13.3601</text:p>
          </table:table-cell>
          <table:table-cell office:value-type="float" office:value="-4.03111" calcext:value-type="float">
            <text:p>-4.03111</text:p>
          </table:table-cell>
          <table:table-cell office:value-type="float" office:value="-6.37421" calcext:value-type="float">
            <text:p>-6.37421</text:p>
          </table:table-cell>
          <table:table-cell office:value-type="float" office:value="0.0188778" calcext:value-type="float">
            <text:p>0.0188778</text:p>
          </table:table-cell>
          <table:table-cell office:value-type="float" office:value="0.0371832" calcext:value-type="float">
            <text:p>0.0371832</text:p>
          </table:table-cell>
          <table:table-cell office:value-type="float" office:value="5.04631" calcext:value-type="float">
            <text:p>5.0463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8.01793" calcext:value-type="float">
            <text:p>-8.01793</text:p>
          </table:table-cell>
          <table:table-cell office:value-type="float" office:value="1.1869" calcext:value-type="float">
            <text:p>1.1869</text:p>
          </table:table-cell>
          <table:table-cell office:value-type="float" office:value="4.61977" calcext:value-type="float">
            <text:p>4.61977</text:p>
          </table:table-cell>
          <table:table-cell office:value-type="float" office:value="0.441053" calcext:value-type="float">
            <text:p>0.441053</text:p>
          </table:table-cell>
          <table:table-cell office:value-type="float" office:value="0.108008" calcext:value-type="float">
            <text:p>0.108008</text:p>
          </table:table-cell>
          <table:table-cell office:value-type="float" office:value="6.49385" calcext:value-type="float">
            <text:p>6.493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0.266072" calcext:value-type="float">
            <text:p>0.266072</text:p>
          </table:table-cell>
          <table:table-cell office:value-type="float" office:value="3.97767" calcext:value-type="float">
            <text:p>3.97767</text:p>
          </table:table-cell>
          <table:table-cell office:value-type="float" office:value="5.37211" calcext:value-type="float">
            <text:p>5.37211</text:p>
          </table:table-cell>
          <table:table-cell office:value-type="float" office:value="-0.0148145" calcext:value-type="float">
            <text:p>-0.0148145</text:p>
          </table:table-cell>
          <table:table-cell office:value-type="float" office:value="0.000107021" calcext:value-type="float">
            <text:p>0.000107021</text:p>
          </table:table-cell>
          <table:table-cell office:value-type="float" office:value="5.08511" calcext:value-type="float">
            <text:p>5.085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3.1754" calcext:value-type="float">
            <text:p>13.1754</text:p>
          </table:table-cell>
          <table:table-cell office:value-type="float" office:value="-3.96869" calcext:value-type="float">
            <text:p>-3.96869</text:p>
          </table:table-cell>
          <table:table-cell office:value-type="float" office:value="-6.0586" calcext:value-type="float">
            <text:p>-6.0586</text:p>
          </table:table-cell>
          <table:table-cell office:value-type="float" office:value="-0.0142411" calcext:value-type="float">
            <text:p>-0.0142411</text:p>
          </table:table-cell>
          <table:table-cell office:value-type="float" office:value="-0.0164544" calcext:value-type="float">
            <text:p>-0.0164544</text:p>
          </table:table-cell>
          <table:table-cell office:value-type="float" office:value="4.00385" calcext:value-type="float">
            <text:p>4.003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7.89495" calcext:value-type="float">
            <text:p>-7.89495</text:p>
          </table:table-cell>
          <table:table-cell office:value-type="float" office:value="1.26551" calcext:value-type="float">
            <text:p>1.26551</text:p>
          </table:table-cell>
          <table:table-cell office:value-type="float" office:value="4.53283" calcext:value-type="float">
            <text:p>4.53283</text:p>
          </table:table-cell>
          <table:table-cell office:value-type="float" office:value="0.458051" calcext:value-type="float">
            <text:p>0.458051</text:p>
          </table:table-cell>
          <table:table-cell office:value-type="float" office:value="0.130512" calcext:value-type="float">
            <text:p>0.130512</text:p>
          </table:table-cell>
          <table:table-cell office:value-type="float" office:value="3.44667" calcext:value-type="float">
            <text:p>3.446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0.503955" calcext:value-type="float">
            <text:p>0.503955</text:p>
          </table:table-cell>
          <table:table-cell office:value-type="float" office:value="3.98078" calcext:value-type="float">
            <text:p>3.98078</text:p>
          </table:table-cell>
          <table:table-cell office:value-type="float" office:value="5.72538" calcext:value-type="float">
            <text:p>5.72538</text:p>
          </table:table-cell>
          <table:table-cell office:value-type="float" office:value="-0.00487281" calcext:value-type="float">
            <text:p>-0.00487281</text:p>
          </table:table-cell>
          <table:table-cell office:value-type="float" office:value="0.029431" calcext:value-type="float">
            <text:p>0.029431</text:p>
          </table:table-cell>
          <table:table-cell office:value-type="float" office:value="7.09288" calcext:value-type="float">
            <text:p>7.092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3.0037" calcext:value-type="float">
            <text:p>13.0037</text:p>
          </table:table-cell>
          <table:table-cell office:value-type="float" office:value="-3.97963" calcext:value-type="float">
            <text:p>-3.97963</text:p>
          </table:table-cell>
          <table:table-cell office:value-type="float" office:value="-5.87997" calcext:value-type="float">
            <text:p>-5.87997</text:p>
          </table:table-cell>
          <table:table-cell office:value-type="float" office:value="-0.00825168" calcext:value-type="float">
            <text:p>-0.00825168</text:p>
          </table:table-cell>
          <table:table-cell office:value-type="float" office:value="-0.00498003" calcext:value-type="float">
            <text:p>-0.00498003</text:p>
          </table:table-cell>
          <table:table-cell office:value-type="float" office:value="5.93209" calcext:value-type="float">
            <text:p>5.9320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7.755" calcext:value-type="float">
            <text:p>-7.755</text:p>
          </table:table-cell>
          <table:table-cell office:value-type="float" office:value="1.29082" calcext:value-type="float">
            <text:p>1.29082</text:p>
          </table:table-cell>
          <table:table-cell office:value-type="float" office:value="4.4395" calcext:value-type="float">
            <text:p>4.4395</text:p>
          </table:table-cell>
          <table:table-cell office:value-type="float" office:value="0.435487" calcext:value-type="float">
            <text:p>0.435487</text:p>
          </table:table-cell>
          <table:table-cell office:value-type="float" office:value="0.0912971" calcext:value-type="float">
            <text:p>0.0912971</text:p>
          </table:table-cell>
          <table:table-cell office:value-type="float" office:value="4.92755" calcext:value-type="float">
            <text:p>4.927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0.753536" calcext:value-type="float">
            <text:p>0.753536</text:p>
          </table:table-cell>
          <table:table-cell office:value-type="float" office:value="3.97136" calcext:value-type="float">
            <text:p>3.97136</text:p>
          </table:table-cell>
          <table:table-cell office:value-type="float" office:value="6.04582" calcext:value-type="float">
            <text:p>6.04582</text:p>
          </table:table-cell>
          <table:table-cell office:value-type="float" office:value="-0.00756447" calcext:value-type="float">
            <text:p>-0.00756447</text:p>
          </table:table-cell>
          <table:table-cell office:value-type="float" office:value="0.0230738" calcext:value-type="float">
            <text:p>0.0230738</text:p>
          </table:table-cell>
          <table:table-cell office:value-type="float" office:value="2.56618" calcext:value-type="float">
            <text:p>2.566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2.8113" calcext:value-type="float">
            <text:p>12.8113</text:p>
          </table:table-cell>
          <table:table-cell office:value-type="float" office:value="-3.98154" calcext:value-type="float">
            <text:p>-3.98154</text:p>
          </table:table-cell>
          <table:table-cell office:value-type="float" office:value="-5.86014" calcext:value-type="float">
            <text:p>-5.86014</text:p>
          </table:table-cell>
          <table:table-cell office:value-type="float" office:value="-0.00669383" calcext:value-type="float">
            <text:p>-0.00669383</text:p>
          </table:table-cell>
          <table:table-cell office:value-type="float" office:value="-0.00207632" calcext:value-type="float">
            <text:p>-0.00207632</text:p>
          </table:table-cell>
          <table:table-cell office:value-type="float" office:value="1.63035" calcext:value-type="float">
            <text:p>1.6303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7.59676" calcext:value-type="float">
            <text:p>-7.59676</text:p>
          </table:table-cell>
          <table:table-cell office:value-type="float" office:value="1.36879" calcext:value-type="float">
            <text:p>1.36879</text:p>
          </table:table-cell>
          <table:table-cell office:value-type="float" office:value="4.57081" calcext:value-type="float">
            <text:p>4.57081</text:p>
          </table:table-cell>
          <table:table-cell office:value-type="float" office:value="0.442674" calcext:value-type="float">
            <text:p>0.442674</text:p>
          </table:table-cell>
          <table:table-cell office:value-type="float" office:value="0.0984382" calcext:value-type="float">
            <text:p>0.0984382</text:p>
          </table:table-cell>
          <table:table-cell office:value-type="float" office:value="1.37656" calcext:value-type="float">
            <text:p>1.376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0.976153" calcext:value-type="float">
            <text:p>0.976153</text:p>
          </table:table-cell>
          <table:table-cell office:value-type="float" office:value="3.96726" calcext:value-type="float">
            <text:p>3.96726</text:p>
          </table:table-cell>
          <table:table-cell office:value-type="float" office:value="6.13703" calcext:value-type="float">
            <text:p>6.13703</text:p>
          </table:table-cell>
          <table:table-cell office:value-type="float" office:value="-0.0114515" calcext:value-type="float">
            <text:p>-0.0114515</text:p>
          </table:table-cell>
          <table:table-cell office:value-type="float" office:value="0.00849669" calcext:value-type="float">
            <text:p>0.00849669</text:p>
          </table:table-cell>
          <table:table-cell office:value-type="float" office:value="2.69995" calcext:value-type="float">
            <text:p>2.699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2.6265" calcext:value-type="float">
            <text:p>12.6265</text:p>
          </table:table-cell>
          <table:table-cell office:value-type="float" office:value="-3.9658" calcext:value-type="float">
            <text:p>-3.9658</text:p>
          </table:table-cell>
          <table:table-cell office:value-type="float" office:value="-5.87758" calcext:value-type="float">
            <text:p>-5.87758</text:p>
          </table:table-cell>
          <table:table-cell office:value-type="float" office:value="-0.015451" calcext:value-type="float">
            <text:p>-0.015451</text:p>
          </table:table-cell>
          <table:table-cell office:value-type="float" office:value="-0.0175063" calcext:value-type="float">
            <text:p>-0.0175063</text:p>
          </table:table-cell>
          <table:table-cell office:value-type="float" office:value="2.53558" calcext:value-type="float">
            <text:p>2.535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7.43533" calcext:value-type="float">
            <text:p>-7.43533</text:p>
          </table:table-cell>
          <table:table-cell office:value-type="float" office:value="1.44017" calcext:value-type="float">
            <text:p>1.44017</text:p>
          </table:table-cell>
          <table:table-cell office:value-type="float" office:value="4.73025" calcext:value-type="float">
            <text:p>4.73025</text:p>
          </table:table-cell>
          <table:table-cell office:value-type="float" office:value="0.442801" calcext:value-type="float">
            <text:p>0.442801</text:p>
          </table:table-cell>
          <table:table-cell office:value-type="float" office:value="0.0918901" calcext:value-type="float">
            <text:p>0.0918901</text:p>
          </table:table-cell>
          <table:table-cell office:value-type="float" office:value="1.97179" calcext:value-type="float">
            <text:p>1.971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.1756" calcext:value-type="float">
            <text:p>1.1756</text:p>
          </table:table-cell>
          <table:table-cell office:value-type="float" office:value="3.96809" calcext:value-type="float">
            <text:p>3.96809</text:p>
          </table:table-cell>
          <table:table-cell office:value-type="float" office:value="6.08066" calcext:value-type="float">
            <text:p>6.08066</text:p>
          </table:table-cell>
          <table:table-cell office:value-type="float" office:value="-0.0125141" calcext:value-type="float">
            <text:p>-0.0125141</text:p>
          </table:table-cell>
          <table:table-cell office:value-type="float" office:value="0.00042447" calcext:value-type="float">
            <text:p>0.00042447</text:p>
          </table:table-cell>
          <table:table-cell office:value-type="float" office:value="1.01233" calcext:value-type="float">
            <text:p>1.012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2.4248" calcext:value-type="float">
            <text:p>12.4248</text:p>
          </table:table-cell>
          <table:table-cell office:value-type="float" office:value="-3.95796" calcext:value-type="float">
            <text:p>-3.95796</text:p>
          </table:table-cell>
          <table:table-cell office:value-type="float" office:value="-5.93754" calcext:value-type="float">
            <text:p>-5.93754</text:p>
          </table:table-cell>
          <table:table-cell office:value-type="float" office:value="-0.0186864" calcext:value-type="float">
            <text:p>-0.0186864</text:p>
          </table:table-cell>
          <table:table-cell office:value-type="float" office:value="-0.0224423" calcext:value-type="float">
            <text:p>-0.0224423</text:p>
          </table:table-cell>
          <table:table-cell office:value-type="float" office:value="0.249083" calcext:value-type="float">
            <text:p>0.2490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7.2849" calcext:value-type="float">
            <text:p>-7.2849</text:p>
          </table:table-cell>
          <table:table-cell office:value-type="float" office:value="1.51903" calcext:value-type="float">
            <text:p>1.51903</text:p>
          </table:table-cell>
          <table:table-cell office:value-type="float" office:value="4.88056" calcext:value-type="float">
            <text:p>4.88056</text:p>
          </table:table-cell>
          <table:table-cell office:value-type="float" office:value="0.448089" calcext:value-type="float">
            <text:p>0.448089</text:p>
          </table:table-cell>
          <table:table-cell office:value-type="float" office:value="0.0907392" calcext:value-type="float">
            <text:p>0.0907392</text:p>
          </table:table-cell>
          <table:table-cell office:value-type="float" office:value="0.172472" calcext:value-type="float">
            <text:p>0.1724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.37998" calcext:value-type="float">
            <text:p>1.37998</text:p>
          </table:table-cell>
          <table:table-cell office:value-type="float" office:value="3.95961" calcext:value-type="float">
            <text:p>3.95961</text:p>
          </table:table-cell>
          <table:table-cell office:value-type="float" office:value="6.09661" calcext:value-type="float">
            <text:p>6.09661</text:p>
          </table:table-cell>
          <table:table-cell office:value-type="float" office:value="-0.0143463" calcext:value-type="float">
            <text:p>-0.0143463</text:p>
          </table:table-cell>
          <table:table-cell office:value-type="float" office:value="-0.00112744" calcext:value-type="float">
            <text:p>-0.00112744</text:p>
          </table:table-cell>
          <table:table-cell office:value-type="float" office:value="0.701156" calcext:value-type="float">
            <text:p>0.7011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2.2113" calcext:value-type="float">
            <text:p>12.2113</text:p>
          </table:table-cell>
          <table:table-cell office:value-type="float" office:value="-3.98477" calcext:value-type="float">
            <text:p>-3.98477</text:p>
          </table:table-cell>
          <table:table-cell office:value-type="float" office:value="-5.9434" calcext:value-type="float">
            <text:p>-5.9434</text:p>
          </table:table-cell>
          <table:table-cell office:value-type="float" office:value="-0.00182469" calcext:value-type="float">
            <text:p>-0.00182469</text:p>
          </table:table-cell>
          <table:table-cell office:value-type="float" office:value="0.00792487" calcext:value-type="float">
            <text:p>0.00792487</text:p>
          </table:table-cell>
          <table:table-cell office:value-type="float" office:value="0.627282" calcext:value-type="float">
            <text:p>0.6272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7.14168" calcext:value-type="float">
            <text:p>-7.14168</text:p>
          </table:table-cell>
          <table:table-cell office:value-type="float" office:value="1.58045" calcext:value-type="float">
            <text:p>1.58045</text:p>
          </table:table-cell>
          <table:table-cell office:value-type="float" office:value="4.89796" calcext:value-type="float">
            <text:p>4.89796</text:p>
          </table:table-cell>
          <table:table-cell office:value-type="float" office:value="0.444552" calcext:value-type="float">
            <text:p>0.444552</text:p>
          </table:table-cell>
          <table:table-cell office:value-type="float" office:value="0.0781351" calcext:value-type="float">
            <text:p>0.0781351</text:p>
          </table:table-cell>
          <table:table-cell office:value-type="float" office:value="1.45843" calcext:value-type="float">
            <text:p>1.4584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.54912" calcext:value-type="float">
            <text:p>1.54912</text:p>
          </table:table-cell>
          <table:table-cell office:value-type="float" office:value="3.95575" calcext:value-type="float">
            <text:p>3.95575</text:p>
          </table:table-cell>
          <table:table-cell office:value-type="float" office:value="5.89577" calcext:value-type="float">
            <text:p>5.89577</text:p>
          </table:table-cell>
          <table:table-cell office:value-type="float" office:value="-0.0127064" calcext:value-type="float">
            <text:p>-0.0127064</text:p>
          </table:table-cell>
          <table:table-cell office:value-type="float" office:value="0.00320855" calcext:value-type="float">
            <text:p>0.00320855</text:p>
          </table:table-cell>
          <table:table-cell office:value-type="float" office:value="0.745283" calcext:value-type="float">
            <text:p>0.7452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2.0005" calcext:value-type="float">
            <text:p>12.0005</text:p>
          </table:table-cell>
          <table:table-cell office:value-type="float" office:value="-4.00237" calcext:value-type="float">
            <text:p>-4.00237</text:p>
          </table:table-cell>
          <table:table-cell office:value-type="float" office:value="-6.03962" calcext:value-type="float">
            <text:p>-6.03962</text:p>
          </table:table-cell>
          <table:table-cell office:value-type="float" office:value="0.00794321" calcext:value-type="float">
            <text:p>0.00794321</text:p>
          </table:table-cell>
          <table:table-cell office:value-type="float" office:value="0.0226317" calcext:value-type="float">
            <text:p>0.0226317</text:p>
          </table:table-cell>
          <table:table-cell office:value-type="float" office:value="0.835598" calcext:value-type="float">
            <text:p>0.8355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6.99825" calcext:value-type="float">
            <text:p>-6.99825</text:p>
          </table:table-cell>
          <table:table-cell office:value-type="float" office:value="1.59866" calcext:value-type="float">
            <text:p>1.59866</text:p>
          </table:table-cell>
          <table:table-cell office:value-type="float" office:value="4.92157" calcext:value-type="float">
            <text:p>4.92157</text:p>
          </table:table-cell>
          <table:table-cell office:value-type="float" office:value="0.411865" calcext:value-type="float">
            <text:p>0.411865</text:p>
          </table:table-cell>
          <table:table-cell office:value-type="float" office:value="0.0165782" calcext:value-type="float">
            <text:p>0.0165782</text:p>
          </table:table-cell>
          <table:table-cell office:value-type="float" office:value="2.29003" calcext:value-type="float">
            <text:p>2.290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.71162" calcext:value-type="float">
            <text:p>1.71162</text:p>
          </table:table-cell>
          <table:table-cell office:value-type="float" office:value="3.9516" calcext:value-type="float">
            <text:p>3.9516</text:p>
          </table:table-cell>
          <table:table-cell office:value-type="float" office:value="5.67707" calcext:value-type="float">
            <text:p>5.67707</text:p>
          </table:table-cell>
          <table:table-cell office:value-type="float" office:value="-0.0116539" calcext:value-type="float">
            <text:p>-0.0116539</text:p>
          </table:table-cell>
          <table:table-cell office:value-type="float" office:value="0.00483841" calcext:value-type="float">
            <text:p>0.00483841</text:p>
          </table:table-cell>
          <table:table-cell office:value-type="float" office:value="5.19095" calcext:value-type="float">
            <text:p>5.190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1.7646" calcext:value-type="float">
            <text:p>11.7646</text:p>
          </table:table-cell>
          <table:table-cell office:value-type="float" office:value="-4.01673" calcext:value-type="float">
            <text:p>-4.01673</text:p>
          </table:table-cell>
          <table:table-cell office:value-type="float" office:value="-6.21354" calcext:value-type="float">
            <text:p>-6.21354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347434" calcext:value-type="float">
            <text:p>0.0347434</text:p>
          </table:table-cell>
          <table:table-cell office:value-type="float" office:value="4.22748" calcext:value-type="float">
            <text:p>4.227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6.85273" calcext:value-type="float">
            <text:p>-6.85273</text:p>
          </table:table-cell>
          <table:table-cell office:value-type="float" office:value="1.66091" calcext:value-type="float">
            <text:p>1.66091</text:p>
          </table:table-cell>
          <table:table-cell office:value-type="float" office:value="5.09237" calcext:value-type="float">
            <text:p>5.09237</text:p>
          </table:table-cell>
          <table:table-cell office:value-type="float" office:value="0.406028" calcext:value-type="float">
            <text:p>0.406028</text:p>
          </table:table-cell>
          <table:table-cell office:value-type="float" office:value="-0.00245232" calcext:value-type="float">
            <text:p>-0.00245232</text:p>
          </table:table-cell>
          <table:table-cell office:value-type="float" office:value="5.89878" calcext:value-type="float">
            <text:p>5.898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.89728" calcext:value-type="float">
            <text:p>1.89728</text:p>
          </table:table-cell>
          <table:table-cell office:value-type="float" office:value="3.9589" calcext:value-type="float">
            <text:p>3.9589</text:p>
          </table:table-cell>
          <table:table-cell office:value-type="float" office:value="5.62135" calcext:value-type="float">
            <text:p>5.62135</text:p>
          </table:table-cell>
          <table:table-cell office:value-type="float" office:value="-0.00936141" calcext:value-type="float">
            <text:p>-0.00936141</text:p>
          </table:table-cell>
          <table:table-cell office:value-type="float" office:value="0.00394756" calcext:value-type="float">
            <text:p>0.00394756</text:p>
          </table:table-cell>
          <table:table-cell office:value-type="float" office:value="1.83032" calcext:value-type="float">
            <text:p>1.8303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1.5753" calcext:value-type="float">
            <text:p>11.5753</text:p>
          </table:table-cell>
          <table:table-cell office:value-type="float" office:value="-3.98822" calcext:value-type="float">
            <text:p>-3.98822</text:p>
          </table:table-cell>
          <table:table-cell office:value-type="float" office:value="-6.15353" calcext:value-type="float">
            <text:p>-6.15353</text:p>
          </table:table-cell>
          <table:table-cell office:value-type="float" office:value="-0.000553878" calcext:value-type="float">
            <text:p>-0.000553878</text:p>
          </table:table-cell>
          <table:table-cell office:value-type="float" office:value="0.00424282" calcext:value-type="float">
            <text:p>0.00424282</text:p>
          </table:table-cell>
          <table:table-cell office:value-type="float" office:value="1.82284" calcext:value-type="float">
            <text:p>1.822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6.68615" calcext:value-type="float">
            <text:p>-6.68615</text:p>
          </table:table-cell>
          <table:table-cell office:value-type="float" office:value="1.72339" calcext:value-type="float">
            <text:p>1.72339</text:p>
          </table:table-cell>
          <table:table-cell office:value-type="float" office:value="5.20265" calcext:value-type="float">
            <text:p>5.20265</text:p>
          </table:table-cell>
          <table:table-cell office:value-type="float" office:value="0.39869" calcext:value-type="float">
            <text:p>0.39869</text:p>
          </table:table-cell>
          <table:table-cell office:value-type="float" office:value="-0.0175451" calcext:value-type="float">
            <text:p>-0.0175451</text:p>
          </table:table-cell>
          <table:table-cell office:value-type="float" office:value="0.355756" calcext:value-type="float">
            <text:p>0.3557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.09464" calcext:value-type="float">
            <text:p>2.09464</text:p>
          </table:table-cell>
          <table:table-cell office:value-type="float" office:value="3.96378" calcext:value-type="float">
            <text:p>3.96378</text:p>
          </table:table-cell>
          <table:table-cell office:value-type="float" office:value="5.63104" calcext:value-type="float">
            <text:p>5.63104</text:p>
          </table:table-cell>
          <table:table-cell office:value-type="float" office:value="-0.0100993" calcext:value-type="float">
            <text:p>-0.0100993</text:p>
          </table:table-cell>
          <table:table-cell office:value-type="float" office:value="-0.0039082" calcext:value-type="float">
            <text:p>-0.0039082</text:p>
          </table:table-cell>
          <table:table-cell office:value-type="float" office:value="2.25046" calcext:value-type="float">
            <text:p>2.250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1.3891" calcext:value-type="float">
            <text:p>11.3891</text:p>
          </table:table-cell>
          <table:table-cell office:value-type="float" office:value="-3.96554" calcext:value-type="float">
            <text:p>-3.96554</text:p>
          </table:table-cell>
          <table:table-cell office:value-type="float" office:value="-6.0623" calcext:value-type="float">
            <text:p>-6.0623</text:p>
          </table:table-cell>
          <table:table-cell office:value-type="float" office:value="-0.013257" calcext:value-type="float">
            <text:p>-0.013257</text:p>
          </table:table-cell>
          <table:table-cell office:value-type="float" office:value="-0.0169918" calcext:value-type="float">
            <text:p>-0.0169918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6.51813" calcext:value-type="float">
            <text:p>-6.51813</text:p>
          </table:table-cell>
          <table:table-cell office:value-type="float" office:value="1.79901" calcext:value-type="float">
            <text:p>1.79901</text:p>
          </table:table-cell>
          <table:table-cell office:value-type="float" office:value="5.28638" calcext:value-type="float">
            <text:p>5.28638</text:p>
          </table:table-cell>
          <table:table-cell office:value-type="float" office:value="0.400431" calcext:value-type="float">
            <text:p>0.400431</text:p>
          </table:table-cell>
          <table:table-cell office:value-type="float" office:value="-0.0155068" calcext:value-type="float">
            <text:p>-0.0155068</text:p>
          </table:table-cell>
          <table:table-cell office:value-type="float" office:value="0.436902" calcext:value-type="float">
            <text:p>0.4369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.24092" calcext:value-type="float">
            <text:p>2.24092</text:p>
          </table:table-cell>
          <table:table-cell office:value-type="float" office:value="3.99138" calcext:value-type="float">
            <text:p>3.99138</text:p>
          </table:table-cell>
          <table:table-cell office:value-type="float" office:value="5.47326" calcext:value-type="float">
            <text:p>5.47326</text:p>
          </table:table-cell>
          <table:table-cell office:value-type="float" office:value="0.0104991" calcext:value-type="float">
            <text:p>0.0104991</text:p>
          </table:table-cell>
          <table:table-cell office:value-type="float" office:value="0.0413036" calcext:value-type="float">
            <text:p>0.0413036</text:p>
          </table:table-cell>
          <table:table-cell office:value-type="float" office:value="10.4942" calcext:value-type="float">
            <text:p>10.49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1.1705" calcext:value-type="float">
            <text:p>11.1705</text:p>
          </table:table-cell>
          <table:table-cell office:value-type="float" office:value="-3.9587" calcext:value-type="float">
            <text:p>-3.9587</text:p>
          </table:table-cell>
          <table:table-cell office:value-type="float" office:value="-5.98767" calcext:value-type="float">
            <text:p>-5.98767</text:p>
          </table:table-cell>
          <table:table-cell office:value-type="float" office:value="-0.0137032" calcext:value-type="float">
            <text:p>-0.0137032</text:p>
          </table:table-cell>
          <table:table-cell office:value-type="float" office:value="-0.01372" calcext:value-type="float">
            <text:p>-0.01372</text:p>
          </table:table-cell>
          <table:table-cell office:value-type="float" office:value="10.0444" calcext:value-type="float">
            <text:p>10.04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6.39586" calcext:value-type="float">
            <text:p>-6.39586</text:p>
          </table:table-cell>
          <table:table-cell office:value-type="float" office:value="1.86544" calcext:value-type="float">
            <text:p>1.86544</text:p>
          </table:table-cell>
          <table:table-cell office:value-type="float" office:value="5.19169" calcext:value-type="float">
            <text:p>5.19169</text:p>
          </table:table-cell>
          <table:table-cell office:value-type="float" office:value="0.40344" calcext:value-type="float">
            <text:p>0.40344</text:p>
          </table:table-cell>
          <table:table-cell office:value-type="float" office:value="-0.015049" calcext:value-type="float">
            <text:p>-0.015049</text:p>
          </table:table-cell>
          <table:table-cell office:value-type="float" office:value="13.3686" calcext:value-type="float">
            <text:p>13.36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.3993" calcext:value-type="float">
            <text:p>2.3993</text:p>
          </table:table-cell>
          <table:table-cell office:value-type="float" office:value="3.98902" calcext:value-type="float">
            <text:p>3.98902</text:p>
          </table:table-cell>
          <table:table-cell office:value-type="float" office:value="5.21068" calcext:value-type="float">
            <text:p>5.21068</text:p>
          </table:table-cell>
          <table:table-cell office:value-type="float" office:value="0.00738883" calcext:value-type="float">
            <text:p>0.00738883</text:p>
          </table:table-cell>
          <table:table-cell office:value-type="float" office:value="0.0253316" calcext:value-type="float">
            <text:p>0.0253316</text:p>
          </table:table-cell>
          <table:table-cell office:value-type="float" office:value="0.0609486" calcext:value-type="float">
            <text:p>0.06094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9583" calcext:value-type="float">
            <text:p>10.9583</text:p>
          </table:table-cell>
          <table:table-cell office:value-type="float" office:value="-3.95614" calcext:value-type="float">
            <text:p>-3.95614</text:p>
          </table:table-cell>
          <table:table-cell office:value-type="float" office:value="-6.14941" calcext:value-type="float">
            <text:p>-6.14941</text:p>
          </table:table-cell>
          <table:table-cell office:value-type="float" office:value="-0.014813" calcext:value-type="float">
            <text:p>-0.014813</text:p>
          </table:table-cell>
          <table:table-cell office:value-type="float" office:value="-0.0171082" calcext:value-type="float">
            <text:p>-0.0171082</text:p>
          </table:table-cell>
          <table:table-cell office:value-type="float" office:value="0.266398" calcext:value-type="float">
            <text:p>0.2663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6.23742" calcext:value-type="float">
            <text:p>-6.23742</text:p>
          </table:table-cell>
          <table:table-cell office:value-type="float" office:value="1.89609" calcext:value-type="float">
            <text:p>1.89609</text:p>
          </table:table-cell>
          <table:table-cell office:value-type="float" office:value="5.33602" calcext:value-type="float">
            <text:p>5.33602</text:p>
          </table:table-cell>
          <table:table-cell office:value-type="float" office:value="0.374843" calcext:value-type="float">
            <text:p>0.374843</text:p>
          </table:table-cell>
          <table:table-cell office:value-type="float" office:value="-0.0708064" calcext:value-type="float">
            <text:p>-0.0708064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.60836" calcext:value-type="float">
            <text:p>2.60836</text:p>
          </table:table-cell>
          <table:table-cell office:value-type="float" office:value="3.96082" calcext:value-type="float">
            <text:p>3.96082</text:p>
          </table:table-cell>
          <table:table-cell office:value-type="float" office:value="5.38332" calcext:value-type="float">
            <text:p>5.38332</text:p>
          </table:table-cell>
          <table:table-cell office:value-type="float" office:value="-0.0101884" calcext:value-type="float">
            <text:p>-0.0101884</text:p>
          </table:table-cell>
          <table:table-cell office:value-type="float" office:value="-0.0107739" calcext:value-type="float">
            <text:p>-0.0107739</text:p>
          </table:table-cell>
          <table:table-cell office:value-type="float" office:value="12.0303" calcext:value-type="float">
            <text:p>12.03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774" calcext:value-type="float">
            <text:p>10.774</text:p>
          </table:table-cell>
          <table:table-cell office:value-type="float" office:value="-3.98865" calcext:value-type="float">
            <text:p>-3.98865</text:p>
          </table:table-cell>
          <table:table-cell office:value-type="float" office:value="-6.00912" calcext:value-type="float">
            <text:p>-6.00912</text:p>
          </table:table-cell>
          <table:table-cell office:value-type="float" office:value="0.00356386" calcext:value-type="float">
            <text:p>0.00356386</text:p>
          </table:table-cell>
          <table:table-cell office:value-type="float" office:value="0.0159068" calcext:value-type="float">
            <text:p>0.0159068</text:p>
          </table:table-cell>
          <table:table-cell office:value-type="float" office:value="11.0374" calcext:value-type="float">
            <text:p>11.03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6.0725" calcext:value-type="float">
            <text:p>-6.0725</text:p>
          </table:table-cell>
          <table:table-cell office:value-type="float" office:value="1.88946" calcext:value-type="float">
            <text:p>1.88946</text:p>
          </table:table-cell>
          <table:table-cell office:value-type="float" office:value="5.14826" calcext:value-type="float">
            <text:p>5.14826</text:p>
          </table:table-cell>
          <table:table-cell office:value-type="float" office:value="0.332183" calcext:value-type="float">
            <text:p>0.332183</text:p>
          </table:table-cell>
          <table:table-cell office:value-type="float" office:value="-0.132209" calcext:value-type="float">
            <text:p>-0.132209</text:p>
          </table:table-cell>
          <table:table-cell office:value-type="float" office:value="8.78983" calcext:value-type="float">
            <text:p>8.789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.77251" calcext:value-type="float">
            <text:p>2.77251</text:p>
          </table:table-cell>
          <table:table-cell office:value-type="float" office:value="3.97286" calcext:value-type="float">
            <text:p>3.97286</text:p>
          </table:table-cell>
          <table:table-cell office:value-type="float" office:value="5.22682" calcext:value-type="float">
            <text:p>5.22682</text:p>
          </table:table-cell>
          <table:table-cell office:value-type="float" office:value="-0.00522552" calcext:value-type="float">
            <text:p>-0.00522552</text:p>
          </table:table-cell>
          <table:table-cell office:value-type="float" office:value="-0.00578558" calcext:value-type="float">
            <text:p>-0.00578558</text:p>
          </table:table-cell>
          <table:table-cell office:value-type="float" office:value="3.22627" calcext:value-type="float">
            <text:p>3.226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573" calcext:value-type="float">
            <text:p>10.573</text:p>
          </table:table-cell>
          <table:table-cell office:value-type="float" office:value="-3.94709" calcext:value-type="float">
            <text:p>-3.94709</text:p>
          </table:table-cell>
          <table:table-cell office:value-type="float" office:value="-6.0263" calcext:value-type="float">
            <text:p>-6.0263</text:p>
          </table:table-cell>
          <table:table-cell office:value-type="float" office:value="-0.0187307" calcext:value-type="float">
            <text:p>-0.0187307</text:p>
          </table:table-cell>
          <table:table-cell office:value-type="float" office:value="-0.0222645" calcext:value-type="float">
            <text:p>-0.0222645</text:p>
          </table:table-cell>
          <table:table-cell office:value-type="float" office:value="3.66003" calcext:value-type="float">
            <text:p>3.660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5.90523" calcext:value-type="float">
            <text:p>-5.90523</text:p>
          </table:table-cell>
          <table:table-cell office:value-type="float" office:value="1.98207" calcext:value-type="float">
            <text:p>1.98207</text:p>
          </table:table-cell>
          <table:table-cell office:value-type="float" office:value="5.33204" calcext:value-type="float">
            <text:p>5.33204</text:p>
          </table:table-cell>
          <table:table-cell office:value-type="float" office:value="0.345779" calcext:value-type="float">
            <text:p>0.345779</text:p>
          </table:table-cell>
          <table:table-cell office:value-type="float" office:value="-0.108415" calcext:value-type="float">
            <text:p>-0.108415</text:p>
          </table:table-cell>
          <table:table-cell office:value-type="float" office:value="5.53711" calcext:value-type="float">
            <text:p>5.537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.9568" calcext:value-type="float">
            <text:p>2.9568</text:p>
          </table:table-cell>
          <table:table-cell office:value-type="float" office:value="3.95255" calcext:value-type="float">
            <text:p>3.95255</text:p>
          </table:table-cell>
          <table:table-cell office:value-type="float" office:value="5.38152" calcext:value-type="float">
            <text:p>5.38152</text:p>
          </table:table-cell>
          <table:table-cell office:value-type="float" office:value="-0.0114895" calcext:value-type="float">
            <text:p>-0.0114895</text:p>
          </table:table-cell>
          <table:table-cell office:value-type="float" office:value="-0.00966345" calcext:value-type="float">
            <text:p>-0.00966345</text:p>
          </table:table-cell>
          <table:table-cell office:value-type="float" office:value="4.04539" calcext:value-type="float">
            <text:p>4.045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3723" calcext:value-type="float">
            <text:p>10.3723</text:p>
          </table:table-cell>
          <table:table-cell office:value-type="float" office:value="-3.97574" calcext:value-type="float">
            <text:p>-3.97574</text:p>
          </table:table-cell>
          <table:table-cell office:value-type="float" office:value="-5.84651" calcext:value-type="float">
            <text:p>-5.84651</text:p>
          </table:table-cell>
          <table:table-cell office:value-type="float" office:value="0.000508643" calcext:value-type="float">
            <text:p>0.000508643</text:p>
          </table:table-cell>
          <table:table-cell office:value-type="float" office:value="0.0157307" calcext:value-type="float">
            <text:p>0.0157307</text:p>
          </table:table-cell>
          <table:table-cell office:value-type="float" office:value="3.44648" calcext:value-type="float">
            <text:p>3.446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5.75889" calcext:value-type="float">
            <text:p>-5.75889</text:p>
          </table:table-cell>
          <table:table-cell office:value-type="float" office:value="1.98154" calcext:value-type="float">
            <text:p>1.98154</text:p>
          </table:table-cell>
          <table:table-cell office:value-type="float" office:value="5.02629" calcext:value-type="float">
            <text:p>5.02629</text:p>
          </table:table-cell>
          <table:table-cell office:value-type="float" office:value="0.312896" calcext:value-type="float">
            <text:p>0.312896</text:p>
          </table:table-cell>
          <table:table-cell office:value-type="float" office:value="-0.150556" calcext:value-type="float">
            <text:p>-0.150556</text:p>
          </table:table-cell>
          <table:table-cell office:value-type="float" office:value="2.18848" calcext:value-type="float">
            <text:p>2.188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3.13148" calcext:value-type="float">
            <text:p>3.13148</text:p>
          </table:table-cell>
          <table:table-cell office:value-type="float" office:value="3.92755" calcext:value-type="float">
            <text:p>3.92755</text:p>
          </table:table-cell>
          <table:table-cell office:value-type="float" office:value="5.33409" calcext:value-type="float">
            <text:p>5.33409</text:p>
          </table:table-cell>
          <table:table-cell office:value-type="float" office:value="-0.0225555" calcext:value-type="float">
            <text:p>-0.0225555</text:p>
          </table:table-cell>
          <table:table-cell office:value-type="float" office:value="-0.0289569" calcext:value-type="float">
            <text:p>-0.0289569</text:p>
          </table:table-cell>
          <table:table-cell office:value-type="float" office:value="3.22148" calcext:value-type="float">
            <text:p>3.221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1447" calcext:value-type="float">
            <text:p>10.1447</text:p>
          </table:table-cell>
          <table:table-cell office:value-type="float" office:value="-4.01411" calcext:value-type="float">
            <text:p>-4.01411</text:p>
          </table:table-cell>
          <table:table-cell office:value-type="float" office:value="-5.94348" calcext:value-type="float">
            <text:p>-5.94348</text:p>
          </table:table-cell>
          <table:table-cell office:value-type="float" office:value="0.0237294" calcext:value-type="float">
            <text:p>0.0237294</text:p>
          </table:table-cell>
          <table:table-cell office:value-type="float" office:value="0.054706" calcext:value-type="float">
            <text:p>0.054706</text:p>
          </table:table-cell>
          <table:table-cell office:value-type="float" office:value="4.80848" calcext:value-type="float">
            <text:p>4.808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5.61297" calcext:value-type="float">
            <text:p>-5.61297</text:p>
          </table:table-cell>
          <table:table-cell office:value-type="float" office:value="2.03106" calcext:value-type="float">
            <text:p>2.03106</text:p>
          </table:table-cell>
          <table:table-cell office:value-type="float" office:value="5.03932" calcext:value-type="float">
            <text:p>5.03932</text:p>
          </table:table-cell>
          <table:table-cell office:value-type="float" office:value="0.306972" calcext:value-type="float">
            <text:p>0.306972</text:p>
          </table:table-cell>
          <table:table-cell office:value-type="float" office:value="-0.155821" calcext:value-type="float">
            <text:p>-0.155821</text:p>
          </table:table-cell>
          <table:table-cell office:value-type="float" office:value="4.57528" calcext:value-type="float">
            <text:p>4.5752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3.37071" calcext:value-type="float">
            <text:p>3.37071</text:p>
          </table:table-cell>
          <table:table-cell office:value-type="float" office:value="3.88478" calcext:value-type="float">
            <text:p>3.88478</text:p>
          </table:table-cell>
          <table:table-cell office:value-type="float" office:value="5.64789" calcext:value-type="float">
            <text:p>5.64789</text:p>
          </table:table-cell>
          <table:table-cell office:value-type="float" office:value="-0.0512544" calcext:value-type="float">
            <text:p>-0.0512544</text:p>
          </table:table-cell>
          <table:table-cell office:value-type="float" office:value="-0.0834264" calcext:value-type="float">
            <text:p>-0.0834264</text:p>
          </table:table-cell>
          <table:table-cell office:value-type="float" office:value="2.50142" calcext:value-type="float">
            <text:p>2.501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95524" calcext:value-type="float">
            <text:p>9.95524</text:p>
          </table:table-cell>
          <table:table-cell office:value-type="float" office:value="-4.02124" calcext:value-type="float">
            <text:p>-4.02124</text:p>
          </table:table-cell>
          <table:table-cell office:value-type="float" office:value="-5.77114" calcext:value-type="float">
            <text:p>-5.77114</text:p>
          </table:table-cell>
          <table:table-cell office:value-type="float" office:value="0.0282332" calcext:value-type="float">
            <text:p>0.0282332</text:p>
          </table:table-cell>
          <table:table-cell office:value-type="float" office:value="0.0625192" calcext:value-type="float">
            <text:p>0.0625192</text:p>
          </table:table-cell>
          <table:table-cell office:value-type="float" office:value="1.39115" calcext:value-type="float">
            <text:p>1.391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5.41751" calcext:value-type="float">
            <text:p>-5.41751</text:p>
          </table:table-cell>
          <table:table-cell office:value-type="float" office:value="2.15908" calcext:value-type="float">
            <text:p>2.15908</text:p>
          </table:table-cell>
          <table:table-cell office:value-type="float" office:value="5.17426" calcext:value-type="float">
            <text:p>5.17426</text:p>
          </table:table-cell>
          <table:table-cell office:value-type="float" office:value="0.346245" calcext:value-type="float">
            <text:p>0.346245</text:p>
          </table:table-cell>
          <table:table-cell office:value-type="float" office:value="-0.0753719" calcext:value-type="float">
            <text:p>-0.0753719</text:p>
          </table:table-cell>
          <table:table-cell office:value-type="float" office:value="2.26747" calcext:value-type="float">
            <text:p>2.267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3.60606" calcext:value-type="float">
            <text:p>3.60606</text:p>
          </table:table-cell>
          <table:table-cell office:value-type="float" office:value="3.84363" calcext:value-type="float">
            <text:p>3.84363</text:p>
          </table:table-cell>
          <table:table-cell office:value-type="float" office:value="5.86252" calcext:value-type="float">
            <text:p>5.86252</text:p>
          </table:table-cell>
          <table:table-cell office:value-type="float" office:value="-0.0771257" calcext:value-type="float">
            <text:p>-0.0771257</text:p>
          </table:table-cell>
          <table:table-cell office:value-type="float" office:value="-0.129871" calcext:value-type="float">
            <text:p>-0.129871</text:p>
          </table:table-cell>
          <table:table-cell office:value-type="float" office:value="1.25519" calcext:value-type="float">
            <text:p>1.255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77114" calcext:value-type="float">
            <text:p>9.77114</text:p>
          </table:table-cell>
          <table:table-cell office:value-type="float" office:value="-4.05349" calcext:value-type="float">
            <text:p>-4.05349</text:p>
          </table:table-cell>
          <table:table-cell office:value-type="float" office:value="-5.67044" calcext:value-type="float">
            <text:p>-5.67044</text:p>
          </table:table-cell>
          <table:table-cell office:value-type="float" office:value="0.0453737" calcext:value-type="float">
            <text:p>0.0453737</text:p>
          </table:table-cell>
          <table:table-cell office:value-type="float" office:value="0.0894575" calcext:value-type="float">
            <text:p>0.0894575</text:p>
          </table:table-cell>
          <table:table-cell office:value-type="float" office:value="0.364744" calcext:value-type="float">
            <text:p>0.3647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5.24772" calcext:value-type="float">
            <text:p>-5.24772</text:p>
          </table:table-cell>
          <table:table-cell office:value-type="float" office:value="2.25097" calcext:value-type="float">
            <text:p>2.25097</text:p>
          </table:table-cell>
          <table:table-cell office:value-type="float" office:value="5.19366" calcext:value-type="float">
            <text:p>5.19366</text:p>
          </table:table-cell>
          <table:table-cell office:value-type="float" office:value="0.364455" calcext:value-type="float">
            <text:p>0.364455</text:p>
          </table:table-cell>
          <table:table-cell office:value-type="float" office:value="-0.0373952" calcext:value-type="float">
            <text:p>-0.0373952</text:p>
          </table:table-cell>
          <table:table-cell office:value-type="float" office:value="0.234658" calcext:value-type="float">
            <text:p>0.2346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3.79119" calcext:value-type="float">
            <text:p>3.79119</text:p>
          </table:table-cell>
          <table:table-cell office:value-type="float" office:value="3.81303" calcext:value-type="float">
            <text:p>3.81303</text:p>
          </table:table-cell>
          <table:table-cell office:value-type="float" office:value="5.52382" calcext:value-type="float">
            <text:p>5.52382</text:p>
          </table:table-cell>
          <table:table-cell office:value-type="float" office:value="-0.0994693" calcext:value-type="float">
            <text:p>-0.0994693</text:p>
          </table:table-cell>
          <table:table-cell office:value-type="float" office:value="-0.180017" calcext:value-type="float">
            <text:p>-0.180017</text:p>
          </table:table-cell>
          <table:table-cell office:value-type="float" office:value="0.952018" calcext:value-type="float">
            <text:p>0.9520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58101" calcext:value-type="float">
            <text:p>9.58101</text:p>
          </table:table-cell>
          <table:table-cell office:value-type="float" office:value="-4.03196" calcext:value-type="float">
            <text:p>-4.03196</text:p>
          </table:table-cell>
          <table:table-cell office:value-type="float" office:value="-5.94951" calcext:value-type="float">
            <text:p>-5.94951</text:p>
          </table:table-cell>
          <table:table-cell office:value-type="float" office:value="0.0274165" calcext:value-type="float">
            <text:p>0.0274165</text:p>
          </table:table-cell>
          <table:table-cell office:value-type="float" office:value="0.0471942" calcext:value-type="float">
            <text:p>0.0471942</text:p>
          </table:table-cell>
          <table:table-cell office:value-type="float" office:value="0.968224" calcext:value-type="float">
            <text:p>0.9682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5.05938" calcext:value-type="float">
            <text:p>-5.05938</text:p>
          </table:table-cell>
          <table:table-cell office:value-type="float" office:value="2.30512" calcext:value-type="float">
            <text:p>2.30512</text:p>
          </table:table-cell>
          <table:table-cell office:value-type="float" office:value="5.51667" calcext:value-type="float">
            <text:p>5.51667</text:p>
          </table:table-cell>
          <table:table-cell office:value-type="float" office:value="0.346282" calcext:value-type="float">
            <text:p>0.346282</text:p>
          </table:table-cell>
          <table:table-cell office:value-type="float" office:value="-0.0804725" calcext:value-type="float">
            <text:p>-0.0804725</text:p>
          </table:table-cell>
          <table:table-cell office:value-type="float" office:value="0.940898" calcext:value-type="float">
            <text:p>0.9408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3.97621" calcext:value-type="float">
            <text:p>3.97621</text:p>
          </table:table-cell>
          <table:table-cell office:value-type="float" office:value="3.78422" calcext:value-type="float">
            <text:p>3.78422</text:p>
          </table:table-cell>
          <table:table-cell office:value-type="float" office:value="5.35152" calcext:value-type="float">
            <text:p>5.35152</text:p>
          </table:table-cell>
          <table:table-cell office:value-type="float" office:value="-0.117542" calcext:value-type="float">
            <text:p>-0.117542</text:p>
          </table:table-cell>
          <table:table-cell office:value-type="float" office:value="-0.212117" calcext:value-type="float">
            <text:p>-0.212117</text:p>
          </table:table-cell>
          <table:table-cell office:value-type="float" office:value="1.94696" calcext:value-type="float">
            <text:p>1.946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39088" calcext:value-type="float">
            <text:p>9.39088</text:p>
          </table:table-cell>
          <table:table-cell office:value-type="float" office:value="-4.00066" calcext:value-type="float">
            <text:p>-4.00066</text:p>
          </table:table-cell>
          <table:table-cell office:value-type="float" office:value="-6.03437" calcext:value-type="float">
            <text:p>-6.03437</text:p>
          </table:table-cell>
          <table:table-cell office:value-type="float" office:value="0.00671988" calcext:value-type="float">
            <text:p>0.00671988</text:p>
          </table:table-cell>
          <table:table-cell office:value-type="float" office:value="0.00699101" calcext:value-type="float">
            <text:p>0.00699101</text:p>
          </table:table-cell>
          <table:table-cell office:value-type="float" office:value="2.01775" calcext:value-type="float">
            <text:p>2.017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4.85679" calcext:value-type="float">
            <text:p>-4.85679</text:p>
          </table:table-cell>
          <table:table-cell office:value-type="float" office:value="2.38346" calcext:value-type="float">
            <text:p>2.38346</text:p>
          </table:table-cell>
          <table:table-cell office:value-type="float" office:value="5.77003" calcext:value-type="float">
            <text:p>5.77003</text:p>
          </table:table-cell>
          <table:table-cell office:value-type="float" office:value="0.3445" calcext:value-type="float">
            <text:p>0.3445</text:p>
          </table:table-cell>
          <table:table-cell office:value-type="float" office:value="-0.0864447" calcext:value-type="float">
            <text:p>-0.0864447</text:p>
          </table:table-cell>
          <table:table-cell office:value-type="float" office:value="1.94858" calcext:value-type="float">
            <text:p>1.948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4.19187" calcext:value-type="float">
            <text:p>4.19187</text:p>
          </table:table-cell>
          <table:table-cell office:value-type="float" office:value="3.73207" calcext:value-type="float">
            <text:p>3.73207</text:p>
          </table:table-cell>
          <table:table-cell office:value-type="float" office:value="5.54973" calcext:value-type="float">
            <text:p>5.54973</text:p>
          </table:table-cell>
          <table:table-cell office:value-type="float" office:value="-0.144886" calcext:value-type="float">
            <text:p>-0.144886</text:p>
          </table:table-cell>
          <table:table-cell office:value-type="float" office:value="-0.250781" calcext:value-type="float">
            <text:p>-0.250781</text:p>
          </table:table-cell>
          <table:table-cell office:value-type="float" office:value="6.15605" calcext:value-type="float">
            <text:p>6.1560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21059" calcext:value-type="float">
            <text:p>9.21059</text:p>
          </table:table-cell>
          <table:table-cell office:value-type="float" office:value="-4.02238" calcext:value-type="float">
            <text:p>-4.02238</text:p>
          </table:table-cell>
          <table:table-cell office:value-type="float" office:value="-5.87463" calcext:value-type="float">
            <text:p>-5.87463</text:p>
          </table:table-cell>
          <table:table-cell office:value-type="float" office:value="0.0183136" calcext:value-type="float">
            <text:p>0.0183136</text:p>
          </table:table-cell>
          <table:table-cell office:value-type="float" office:value="0.0281703" calcext:value-type="float">
            <text:p>0.0281703</text:p>
          </table:table-cell>
          <table:table-cell office:value-type="float" office:value="4.14178" calcext:value-type="float">
            <text:p>4.141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4.67483" calcext:value-type="float">
            <text:p>-4.67483</text:p>
          </table:table-cell>
          <table:table-cell office:value-type="float" office:value="2.43443" calcext:value-type="float">
            <text:p>2.43443</text:p>
          </table:table-cell>
          <table:table-cell office:value-type="float" office:value="5.6471" calcext:value-type="float">
            <text:p>5.6471</text:p>
          </table:table-cell>
          <table:table-cell office:value-type="float" office:value="0.337852" calcext:value-type="float">
            <text:p>0.337852</text:p>
          </table:table-cell>
          <table:table-cell office:value-type="float" office:value="-0.0849604" calcext:value-type="float">
            <text:p>-0.0849604</text:p>
          </table:table-cell>
          <table:table-cell office:value-type="float" office:value="3.59154" calcext:value-type="float">
            <text:p>3.591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4.44967" calcext:value-type="float">
            <text:p>4.44967</text:p>
          </table:table-cell>
          <table:table-cell office:value-type="float" office:value="3.65441" calcext:value-type="float">
            <text:p>3.65441</text:p>
          </table:table-cell>
          <table:table-cell office:value-type="float" office:value="5.90717" calcext:value-type="float">
            <text:p>5.90717</text:p>
          </table:table-cell>
          <table:table-cell office:value-type="float" office:value="-0.188287" calcext:value-type="float">
            <text:p>-0.188287</text:p>
          </table:table-cell>
          <table:table-cell office:value-type="float" office:value="-0.318943" calcext:value-type="float">
            <text:p>-0.318943</text:p>
          </table:table-cell>
          <table:table-cell office:value-type="float" office:value="12.9768" calcext:value-type="float">
            <text:p>12.97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04991" calcext:value-type="float">
            <text:p>9.04991</text:p>
          </table:table-cell>
          <table:table-cell office:value-type="float" office:value="-4.03967" calcext:value-type="float">
            <text:p>-4.03967</text:p>
          </table:table-cell>
          <table:table-cell office:value-type="float" office:value="-5.67026" calcext:value-type="float">
            <text:p>-5.67026</text:p>
          </table:table-cell>
          <table:table-cell office:value-type="float" office:value="0.0258174" calcext:value-type="float">
            <text:p>0.0258174</text:p>
          </table:table-cell>
          <table:table-cell office:value-type="float" office:value="0.0404749" calcext:value-type="float">
            <text:p>0.0404749</text:p>
          </table:table-cell>
          <table:table-cell office:value-type="float" office:value="10.6892" calcext:value-type="float">
            <text:p>10.68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4.45285" calcext:value-type="float">
            <text:p>-4.45285</text:p>
          </table:table-cell>
          <table:table-cell office:value-type="float" office:value="2.54015" calcext:value-type="float">
            <text:p>2.54015</text:p>
          </table:table-cell>
          <table:table-cell office:value-type="float" office:value="5.74946" calcext:value-type="float">
            <text:p>5.74946</text:p>
          </table:table-cell>
          <table:table-cell office:value-type="float" office:value="0.361234" calcext:value-type="float">
            <text:p>0.361234</text:p>
          </table:table-cell>
          <table:table-cell office:value-type="float" office:value="-0.0276568" calcext:value-type="float">
            <text:p>-0.0276568</text:p>
          </table:table-cell>
          <table:table-cell office:value-type="float" office:value="11.3287" calcext:value-type="float">
            <text:p>11.32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4.60258" calcext:value-type="float">
            <text:p>4.60258</text:p>
          </table:table-cell>
          <table:table-cell office:value-type="float" office:value="3.6114" calcext:value-type="float">
            <text:p>3.6114</text:p>
          </table:table-cell>
          <table:table-cell office:value-type="float" office:value="5.32642" calcext:value-type="float">
            <text:p>5.32642</text:p>
          </table:table-cell>
          <table:table-cell office:value-type="float" office:value="-0.213271" calcext:value-type="float">
            <text:p>-0.213271</text:p>
          </table:table-cell>
          <table:table-cell office:value-type="float" office:value="-0.365618" calcext:value-type="float">
            <text:p>-0.365618</text:p>
          </table:table-cell>
          <table:table-cell office:value-type="float" office:value="0.31938" calcext:value-type="float">
            <text:p>0.319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84231" calcext:value-type="float">
            <text:p>8.84231</text:p>
          </table:table-cell>
          <table:table-cell office:value-type="float" office:value="-4.01376" calcext:value-type="float">
            <text:p>-4.01376</text:p>
          </table:table-cell>
          <table:table-cell office:value-type="float" office:value="-6.15959" calcext:value-type="float">
            <text:p>-6.15959</text:p>
          </table:table-cell>
          <table:table-cell office:value-type="float" office:value="0.00434024" calcext:value-type="float">
            <text:p>0.00434024</text:p>
          </table:table-cell>
          <table:table-cell office:value-type="float" office:value="-0.00920629" calcext:value-type="float">
            <text:p>-0.00920629</text:p>
          </table:table-cell>
          <table:table-cell office:value-type="float" office:value="0.160961" calcext:value-type="float">
            <text:p>0.1609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4.25972" calcext:value-type="float">
            <text:p>-4.25972</text:p>
          </table:table-cell>
          <table:table-cell office:value-type="float" office:value="2.55995" calcext:value-type="float">
            <text:p>2.55995</text:p>
          </table:table-cell>
          <table:table-cell office:value-type="float" office:value="6.01036" calcext:value-type="float">
            <text:p>6.01036</text:p>
          </table:table-cell>
          <table:table-cell office:value-type="float" office:value="0.317265" calcext:value-type="float">
            <text:p>0.317265</text:p>
          </table:table-cell>
          <table:table-cell office:value-type="float" office:value="-0.126198" calcext:value-type="float">
            <text:p>-0.126198</text:p>
          </table:table-cell>
          <table:table-cell office:value-type="float" office:value="0.425555" calcext:value-type="float">
            <text:p>0.4255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4.79427" calcext:value-type="float">
            <text:p>4.79427</text:p>
          </table:table-cell>
          <table:table-cell office:value-type="float" office:value="3.54569" calcext:value-type="float">
            <text:p>3.54569</text:p>
          </table:table-cell>
          <table:table-cell office:value-type="float" office:value="5.43493" calcext:value-type="float">
            <text:p>5.43493</text:p>
          </table:table-cell>
          <table:table-cell office:value-type="float" office:value="-0.240803" calcext:value-type="float">
            <text:p>-0.240803</text:p>
          </table:table-cell>
          <table:table-cell office:value-type="float" office:value="-0.393561" calcext:value-type="float">
            <text:p>-0.393561</text:p>
          </table:table-cell>
          <table:table-cell office:value-type="float" office:value="1.78685" calcext:value-type="float">
            <text:p>1.786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63384" calcext:value-type="float">
            <text:p>8.63384</text:p>
          </table:table-cell>
          <table:table-cell office:value-type="float" office:value="-4.04585" calcext:value-type="float">
            <text:p>-4.04585</text:p>
          </table:table-cell>
          <table:table-cell office:value-type="float" office:value="-6.10903" calcext:value-type="float">
            <text:p>-6.10903</text:p>
          </table:table-cell>
          <table:table-cell office:value-type="float" office:value="0.0223872" calcext:value-type="float">
            <text:p>0.0223872</text:p>
          </table:table-cell>
          <table:table-cell office:value-type="float" office:value="0.023762" calcext:value-type="float">
            <text:p>0.023762</text:p>
          </table:table-cell>
          <table:table-cell office:value-type="float" office:value="1.05108" calcext:value-type="float">
            <text:p>1.051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4.07037" calcext:value-type="float">
            <text:p>-4.07037</text:p>
          </table:table-cell>
          <table:table-cell office:value-type="float" office:value="2.62557" calcext:value-type="float">
            <text:p>2.62557</text:p>
          </table:table-cell>
          <table:table-cell office:value-type="float" office:value="5.95426" calcext:value-type="float">
            <text:p>5.95426</text:p>
          </table:table-cell>
          <table:table-cell office:value-type="float" office:value="0.317569" calcext:value-type="float">
            <text:p>0.317569</text:p>
          </table:table-cell>
          <table:table-cell office:value-type="float" office:value="-0.113809" calcext:value-type="float">
            <text:p>-0.113809</text:p>
          </table:table-cell>
          <table:table-cell office:value-type="float" office:value="0.535401" calcext:value-type="float">
            <text:p>0.5354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4.95015" calcext:value-type="float">
            <text:p>4.95015</text:p>
          </table:table-cell>
          <table:table-cell office:value-type="float" office:value="3.52408" calcext:value-type="float">
            <text:p>3.52408</text:p>
          </table:table-cell>
          <table:table-cell office:value-type="float" office:value="5.19597" calcext:value-type="float">
            <text:p>5.19597</text:p>
          </table:table-cell>
          <table:table-cell office:value-type="float" office:value="-0.245417" calcext:value-type="float">
            <text:p>-0.245417</text:p>
          </table:table-cell>
          <table:table-cell office:value-type="float" office:value="-0.384105" calcext:value-type="float">
            <text:p>-0.384105</text:p>
          </table:table-cell>
          <table:table-cell office:value-type="float" office:value="1.37821" calcext:value-type="float">
            <text:p>1.3782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43727" calcext:value-type="float">
            <text:p>8.43727</text:p>
          </table:table-cell>
          <table:table-cell office:value-type="float" office:value="-4.00482" calcext:value-type="float">
            <text:p>-4.00482</text:p>
          </table:table-cell>
          <table:table-cell office:value-type="float" office:value="-6.1821" calcext:value-type="float">
            <text:p>-6.1821</text:p>
          </table:table-cell>
          <table:table-cell office:value-type="float" office:value="-0.00371883" calcext:value-type="float">
            <text:p>-0.00371883</text:p>
          </table:table-cell>
          <table:table-cell office:value-type="float" office:value="-0.0243704" calcext:value-type="float">
            <text:p>-0.0243704</text:p>
          </table:table-cell>
          <table:table-cell office:value-type="float" office:value="2.39409" calcext:value-type="float">
            <text:p>2.3940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3.87453" calcext:value-type="float">
            <text:p>-3.87453</text:p>
          </table:table-cell>
          <table:table-cell office:value-type="float" office:value="2.70365" calcext:value-type="float">
            <text:p>2.70365</text:p>
          </table:table-cell>
          <table:table-cell office:value-type="float" office:value="6.12151" calcext:value-type="float">
            <text:p>6.12151</text:p>
          </table:table-cell>
          <table:table-cell office:value-type="float" office:value="0.316057" calcext:value-type="float">
            <text:p>0.316057</text:p>
          </table:table-cell>
          <table:table-cell office:value-type="float" office:value="-0.12069" calcext:value-type="float">
            <text:p>-0.12069</text:p>
          </table:table-cell>
          <table:table-cell office:value-type="float" office:value="2.99865" calcext:value-type="float">
            <text:p>2.998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5.15107" calcext:value-type="float">
            <text:p>5.15107</text:p>
          </table:table-cell>
          <table:table-cell office:value-type="float" office:value="3.4853" calcext:value-type="float">
            <text:p>3.4853</text:p>
          </table:table-cell>
          <table:table-cell office:value-type="float" office:value="5.59752" calcext:value-type="float">
            <text:p>5.59752</text:p>
          </table:table-cell>
          <table:table-cell office:value-type="float" office:value="-0.249178" calcext:value-type="float">
            <text:p>-0.249178</text:p>
          </table:table-cell>
          <table:table-cell office:value-type="float" office:value="-0.357756" calcext:value-type="float">
            <text:p>-0.357756</text:p>
          </table:table-cell>
          <table:table-cell office:value-type="float" office:value="2.5921" calcext:value-type="float">
            <text:p>2.592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27145" calcext:value-type="float">
            <text:p>8.27145</text:p>
          </table:table-cell>
          <table:table-cell office:value-type="float" office:value="-3.97488" calcext:value-type="float">
            <text:p>-3.97488</text:p>
          </table:table-cell>
          <table:table-cell office:value-type="float" office:value="-5.6854" calcext:value-type="float">
            <text:p>-5.6854</text:p>
          </table:table-cell>
          <table:table-cell office:value-type="float" office:value="-0.0176122" calcext:value-type="float">
            <text:p>-0.0176122</text:p>
          </table:table-cell>
          <table:table-cell office:value-type="float" office:value="-0.0379009" calcext:value-type="float">
            <text:p>-0.0379009</text:p>
          </table:table-cell>
          <table:table-cell office:value-type="float" office:value="1.93068" calcext:value-type="float">
            <text:p>1.930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3.66919" calcext:value-type="float">
            <text:p>-3.66919</text:p>
          </table:table-cell>
          <table:table-cell office:value-type="float" office:value="2.81529" calcext:value-type="float">
            <text:p>2.81529</text:p>
          </table:table-cell>
          <table:table-cell office:value-type="float" office:value="6.03328" calcext:value-type="float">
            <text:p>6.03328</text:p>
          </table:table-cell>
          <table:table-cell office:value-type="float" office:value="0.350303" calcext:value-type="float">
            <text:p>0.350303</text:p>
          </table:table-cell>
          <table:table-cell office:value-type="float" office:value="-0.0289431" calcext:value-type="float">
            <text:p>-0.0289431</text:p>
          </table:table-cell>
          <table:table-cell office:value-type="float" office:value="3.00291" calcext:value-type="float">
            <text:p>3.002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5.36619" calcext:value-type="float">
            <text:p>5.36619</text:p>
          </table:table-cell>
          <table:table-cell office:value-type="float" office:value="3.41391" calcext:value-type="float">
            <text:p>3.41391</text:p>
          </table:table-cell>
          <table:table-cell office:value-type="float" office:value="5.90386" calcext:value-type="float">
            <text:p>5.90386</text:p>
          </table:table-cell>
          <table:table-cell office:value-type="float" office:value="-0.270587" calcext:value-type="float">
            <text:p>-0.270587</text:p>
          </table:table-cell>
          <table:table-cell office:value-type="float" office:value="-0.368991" calcext:value-type="float">
            <text:p>-0.368991</text:p>
          </table:table-cell>
          <table:table-cell office:value-type="float" office:value="2.57398" calcext:value-type="float">
            <text:p>2.573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09033" calcext:value-type="float">
            <text:p>8.09033</text:p>
          </table:table-cell>
          <table:table-cell office:value-type="float" office:value="-4.00831" calcext:value-type="float">
            <text:p>-4.00831</text:p>
          </table:table-cell>
          <table:table-cell office:value-type="float" office:value="-5.48858" calcext:value-type="float">
            <text:p>-5.48858</text:p>
          </table:table-cell>
          <table:table-cell office:value-type="float" office:value="0.0030664" calcext:value-type="float">
            <text:p>0.0030664</text:p>
          </table:table-cell>
          <table:table-cell office:value-type="float" office:value="0.00338102" calcext:value-type="float">
            <text:p>0.00338102</text:p>
          </table:table-cell>
          <table:table-cell office:value-type="float" office:value="1.43165" calcext:value-type="float">
            <text:p>1.431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3.49512" calcext:value-type="float">
            <text:p>-3.49512</text:p>
          </table:table-cell>
          <table:table-cell office:value-type="float" office:value="2.89346" calcext:value-type="float">
            <text:p>2.89346</text:p>
          </table:table-cell>
          <table:table-cell office:value-type="float" office:value="5.85298" calcext:value-type="float">
            <text:p>5.85298</text:p>
          </table:table-cell>
          <table:table-cell office:value-type="float" office:value="0.364167" calcext:value-type="float">
            <text:p>0.364167</text:p>
          </table:table-cell>
          <table:table-cell office:value-type="float" office:value="0.0128067" calcext:value-type="float">
            <text:p>0.0128067</text:p>
          </table:table-cell>
          <table:table-cell office:value-type="float" office:value="0.792907" calcext:value-type="float">
            <text:p>0.7929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5.55858" calcext:value-type="float">
            <text:p>5.55858</text:p>
          </table:table-cell>
          <table:table-cell office:value-type="float" office:value="3.34445" calcext:value-type="float">
            <text:p>3.34445</text:p>
          </table:table-cell>
          <table:table-cell office:value-type="float" office:value="5.76071" calcext:value-type="float">
            <text:p>5.76071</text:p>
          </table:table-cell>
          <table:table-cell office:value-type="float" office:value="-0.297836" calcext:value-type="float">
            <text:p>-0.297836</text:p>
          </table:table-cell>
          <table:table-cell office:value-type="float" office:value="-0.405017" calcext:value-type="float">
            <text:p>-0.405017</text:p>
          </table:table-cell>
          <table:table-cell office:value-type="float" office:value="1.64203" calcext:value-type="float">
            <text:p>1.642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90793" calcext:value-type="float">
            <text:p>7.90793</text:p>
          </table:table-cell>
          <table:table-cell office:value-type="float" office:value="-3.99743" calcext:value-type="float">
            <text:p>-3.99743</text:p>
          </table:table-cell>
          <table:table-cell office:value-type="float" office:value="-5.65543" calcext:value-type="float">
            <text:p>-5.65543</text:p>
          </table:table-cell>
          <table:table-cell office:value-type="float" office:value="-0.0057144" calcext:value-type="float">
            <text:p>-0.0057144</text:p>
          </table:table-cell>
          <table:table-cell office:value-type="float" office:value="-0.0161715" calcext:value-type="float">
            <text:p>-0.0161715</text:p>
          </table:table-cell>
          <table:table-cell office:value-type="float" office:value="0.534256" calcext:value-type="float">
            <text:p>0.5342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3.29473" calcext:value-type="float">
            <text:p>-3.29473</text:p>
          </table:table-cell>
          <table:table-cell office:value-type="float" office:value="2.95891" calcext:value-type="float">
            <text:p>2.95891</text:p>
          </table:table-cell>
          <table:table-cell office:value-type="float" office:value="5.98026" calcext:value-type="float">
            <text:p>5.98026</text:p>
          </table:table-cell>
          <table:table-cell office:value-type="float" office:value="0.355911" calcext:value-type="float">
            <text:p>0.355911</text:p>
          </table:table-cell>
          <table:table-cell office:value-type="float" office:value="-0.0108311" calcext:value-type="float">
            <text:p>-0.0108311</text:p>
          </table:table-cell>
          <table:table-cell office:value-type="float" office:value="2.15175" calcext:value-type="float">
            <text:p>2.151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5.71765" calcext:value-type="float">
            <text:p>5.71765</text:p>
          </table:table-cell>
          <table:table-cell office:value-type="float" office:value="3.317" calcext:value-type="float">
            <text:p>3.317</text:p>
          </table:table-cell>
          <table:table-cell office:value-type="float" office:value="5.46406" calcext:value-type="float">
            <text:p>5.46406</text:p>
          </table:table-cell>
          <table:table-cell office:value-type="float" office:value="-0.300277" calcext:value-type="float">
            <text:p>-0.300277</text:p>
          </table:table-cell>
          <table:table-cell office:value-type="float" office:value="-0.391857" calcext:value-type="float">
            <text:p>-0.391857</text:p>
          </table:table-cell>
          <table:table-cell office:value-type="float" office:value="2.94237" calcext:value-type="float">
            <text:p>2.942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71325" calcext:value-type="float">
            <text:p>7.71325</text:p>
          </table:table-cell>
          <table:table-cell office:value-type="float" office:value="-3.95869" calcext:value-type="float">
            <text:p>-3.95869</text:p>
          </table:table-cell>
          <table:table-cell office:value-type="float" office:value="-5.81348" calcext:value-type="float">
            <text:p>-5.81348</text:p>
          </table:table-cell>
          <table:table-cell office:value-type="float" office:value="-0.028384" calcext:value-type="float">
            <text:p>-0.028384</text:p>
          </table:table-cell>
          <table:table-cell office:value-type="float" office:value="-0.0564858" calcext:value-type="float">
            <text:p>-0.0564858</text:p>
          </table:table-cell>
          <table:table-cell office:value-type="float" office:value="5.54339" calcext:value-type="float">
            <text:p>5.543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3.09767" calcext:value-type="float">
            <text:p>-3.09767</text:p>
          </table:table-cell>
          <table:table-cell office:value-type="float" office:value="3.05393" calcext:value-type="float">
            <text:p>3.05393</text:p>
          </table:table-cell>
          <table:table-cell office:value-type="float" office:value="6.18619" calcext:value-type="float">
            <text:p>6.18619</text:p>
          </table:table-cell>
          <table:table-cell office:value-type="float" office:value="0.357588" calcext:value-type="float">
            <text:p>0.357588</text:p>
          </table:table-cell>
          <table:table-cell office:value-type="float" office:value="-0.0258401" calcext:value-type="float">
            <text:p>-0.0258401</text:p>
          </table:table-cell>
          <table:table-cell office:value-type="float" office:value="6.02017" calcext:value-type="float">
            <text:p>6.0201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5.89312" calcext:value-type="float">
            <text:p>5.89312</text:p>
          </table:table-cell>
          <table:table-cell office:value-type="float" office:value="3.2274" calcext:value-type="float">
            <text:p>3.2274</text:p>
          </table:table-cell>
          <table:table-cell office:value-type="float" office:value="5.4635" calcext:value-type="float">
            <text:p>5.4635</text:p>
          </table:table-cell>
          <table:table-cell office:value-type="float" office:value="-0.332833" calcext:value-type="float">
            <text:p>-0.332833</text:p>
          </table:table-cell>
          <table:table-cell office:value-type="float" office:value="-0.428429" calcext:value-type="float">
            <text:p>-0.428429</text:p>
          </table:table-cell>
          <table:table-cell office:value-type="float" office:value="0.955012" calcext:value-type="float">
            <text:p>0.9550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48351" calcext:value-type="float">
            <text:p>7.48351</text:p>
          </table:table-cell>
          <table:table-cell office:value-type="float" office:value="-3.98615" calcext:value-type="float">
            <text:p>-3.98615</text:p>
          </table:table-cell>
          <table:table-cell office:value-type="float" office:value="-5.93323" calcext:value-type="float">
            <text:p>-5.93323</text:p>
          </table:table-cell>
          <table:table-cell office:value-type="float" office:value="-0.0095029" calcext:value-type="float">
            <text:p>-0.0095029</text:p>
          </table:table-cell>
          <table:table-cell office:value-type="float" office:value="-0.0204575" calcext:value-type="float">
            <text:p>-0.0204575</text:p>
          </table:table-cell>
          <table:table-cell office:value-type="float" office:value="2.2426" calcext:value-type="float">
            <text:p>2.24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2.8794" calcext:value-type="float">
            <text:p>-2.8794</text:p>
          </table:table-cell>
          <table:table-cell office:value-type="float" office:value="3.1499" calcext:value-type="float">
            <text:p>3.1499</text:p>
          </table:table-cell>
          <table:table-cell office:value-type="float" office:value="6.37951" calcext:value-type="float">
            <text:p>6.37951</text:p>
          </table:table-cell>
          <table:table-cell office:value-type="float" office:value="0.362354" calcext:value-type="float">
            <text:p>0.362354</text:p>
          </table:table-cell>
          <table:table-cell office:value-type="float" office:value="-0.0222843" calcext:value-type="float">
            <text:p>-0.0222843</text:p>
          </table:table-cell>
          <table:table-cell office:value-type="float" office:value="0.643674" calcext:value-type="float">
            <text:p>0.6436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6.05434" calcext:value-type="float">
            <text:p>6.05434</text:p>
          </table:table-cell>
          <table:table-cell office:value-type="float" office:value="3.11927" calcext:value-type="float">
            <text:p>3.11927</text:p>
          </table:table-cell>
          <table:table-cell office:value-type="float" office:value="5.35824" calcext:value-type="float">
            <text:p>5.35824</text:p>
          </table:table-cell>
          <table:table-cell office:value-type="float" office:value="-0.375671" calcext:value-type="float">
            <text:p>-0.375671</text:p>
          </table:table-cell>
          <table:table-cell office:value-type="float" office:value="-0.484046" calcext:value-type="float">
            <text:p>-0.484046</text:p>
          </table:table-cell>
          <table:table-cell office:value-type="float" office:value="4.10996" calcext:value-type="float">
            <text:p>4.109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23255" calcext:value-type="float">
            <text:p>7.23255</text:p>
          </table:table-cell>
          <table:table-cell office:value-type="float" office:value="-4.02871" calcext:value-type="float">
            <text:p>-4.02871</text:p>
          </table:table-cell>
          <table:table-cell office:value-type="float" office:value="-6.21124" calcext:value-type="float">
            <text:p>-6.21124</text:p>
          </table:table-cell>
          <table:table-cell office:value-type="float" office:value="0.0159056" calcext:value-type="float">
            <text:p>0.0159056</text:p>
          </table:table-cell>
          <table:table-cell office:value-type="float" office:value="0.0211571" calcext:value-type="float">
            <text:p>0.0211571</text:p>
          </table:table-cell>
          <table:table-cell office:value-type="float" office:value="4.30021" calcext:value-type="float">
            <text:p>4.3002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2.67124" calcext:value-type="float">
            <text:p>-2.67124</text:p>
          </table:table-cell>
          <table:table-cell office:value-type="float" office:value="3.21953" calcext:value-type="float">
            <text:p>3.21953</text:p>
          </table:table-cell>
          <table:table-cell office:value-type="float" office:value="6.47447" calcext:value-type="float">
            <text:p>6.47447</text:p>
          </table:table-cell>
          <table:table-cell office:value-type="float" office:value="0.350296" calcext:value-type="float">
            <text:p>0.350296</text:p>
          </table:table-cell>
          <table:table-cell office:value-type="float" office:value="-0.056895" calcext:value-type="float">
            <text:p>-0.056895</text:p>
          </table:table-cell>
          <table:table-cell office:value-type="float" office:value="2.10294" calcext:value-type="float">
            <text:p>2.102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6.21523" calcext:value-type="float">
            <text:p>6.21523</text:p>
          </table:table-cell>
          <table:table-cell office:value-type="float" office:value="3.03364" calcext:value-type="float">
            <text:p>3.03364</text:p>
          </table:table-cell>
          <table:table-cell office:value-type="float" office:value="5.36062" calcext:value-type="float">
            <text:p>5.36062</text:p>
          </table:table-cell>
          <table:table-cell office:value-type="float" office:value="-0.401627" calcext:value-type="float">
            <text:p>-0.401627</text:p>
          </table:table-cell>
          <table:table-cell office:value-type="float" office:value="-0.501285" calcext:value-type="float">
            <text:p>-0.501285</text:p>
          </table:table-cell>
          <table:table-cell office:value-type="float" office:value="0.788065" calcext:value-type="float">
            <text:p>0.7880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00381" calcext:value-type="float">
            <text:p>7.00381</text:p>
          </table:table-cell>
          <table:table-cell office:value-type="float" office:value="-4.03766" calcext:value-type="float">
            <text:p>-4.03766</text:p>
          </table:table-cell>
          <table:table-cell office:value-type="float" office:value="-6.2524" calcext:value-type="float">
            <text:p>-6.2524</text:p>
          </table:table-cell>
          <table:table-cell office:value-type="float" office:value="0.0219503" calcext:value-type="float">
            <text:p>0.0219503</text:p>
          </table:table-cell>
          <table:table-cell office:value-type="float" office:value="0.032204" calcext:value-type="float">
            <text:p>0.032204</text:p>
          </table:table-cell>
          <table:table-cell office:value-type="float" office:value="1.93507" calcext:value-type="float">
            <text:p>1.935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2.45044" calcext:value-type="float">
            <text:p>-2.45044</text:p>
          </table:table-cell>
          <table:table-cell office:value-type="float" office:value="3.31035" calcext:value-type="float">
            <text:p>3.31035</text:p>
          </table:table-cell>
          <table:table-cell office:value-type="float" office:value="6.61253" calcext:value-type="float">
            <text:p>6.61253</text:p>
          </table:table-cell>
          <table:table-cell office:value-type="float" office:value="0.35138" calcext:value-type="float">
            <text:p>0.35138</text:p>
          </table:table-cell>
          <table:table-cell office:value-type="float" office:value="-0.0572154" calcext:value-type="float">
            <text:p>-0.0572154</text:p>
          </table:table-cell>
          <table:table-cell office:value-type="float" office:value="1.39598" calcext:value-type="float">
            <text:p>1.395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6.34211" calcext:value-type="float">
            <text:p>6.34211</text:p>
          </table:table-cell>
          <table:table-cell office:value-type="float" office:value="2.97748" calcext:value-type="float">
            <text:p>2.97748</text:p>
          </table:table-cell>
          <table:table-cell office:value-type="float" office:value="5.08031" calcext:value-type="float">
            <text:p>5.08031</text:p>
          </table:table-cell>
          <table:table-cell office:value-type="float" office:value="-0.414815" calcext:value-type="float">
            <text:p>-0.414815</text:p>
          </table:table-cell>
          <table:table-cell office:value-type="float" office:value="-0.499118" calcext:value-type="float">
            <text:p>-0.499118</text:p>
          </table:table-cell>
          <table:table-cell office:value-type="float" office:value="3.60327" calcext:value-type="float">
            <text:p>3.603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77465" calcext:value-type="float">
            <text:p>6.77465</text:p>
          </table:table-cell>
          <table:table-cell office:value-type="float" office:value="-4.01827" calcext:value-type="float">
            <text:p>-4.01827</text:p>
          </table:table-cell>
          <table:table-cell office:value-type="float" office:value="-6.42653" calcext:value-type="float">
            <text:p>-6.42653</text:p>
          </table:table-cell>
          <table:table-cell office:value-type="float" office:value="0.00867481" calcext:value-type="float">
            <text:p>0.00867481</text:p>
          </table:table-cell>
          <table:table-cell office:value-type="float" office:value="0.00392635" calcext:value-type="float">
            <text:p>0.00392635</text:p>
          </table:table-cell>
          <table:table-cell office:value-type="float" office:value="5.05103" calcext:value-type="float">
            <text:p>5.051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2.28552" calcext:value-type="float">
            <text:p>-2.28552</text:p>
          </table:table-cell>
          <table:table-cell office:value-type="float" office:value="3.36078" calcext:value-type="float">
            <text:p>3.36078</text:p>
          </table:table-cell>
          <table:table-cell office:value-type="float" office:value="6.4227" calcext:value-type="float">
            <text:p>6.4227</text:p>
          </table:table-cell>
          <table:table-cell office:value-type="float" office:value="0.333495" calcext:value-type="float">
            <text:p>0.333495</text:p>
          </table:table-cell>
          <table:table-cell office:value-type="float" office:value="-0.104697" calcext:value-type="float">
            <text:p>-0.104697</text:p>
          </table:table-cell>
          <table:table-cell office:value-type="float" office:value="4.66176" calcext:value-type="float">
            <text:p>4.661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6.53083" calcext:value-type="float">
            <text:p>6.53083</text:p>
          </table:table-cell>
          <table:table-cell office:value-type="float" office:value="2.87682" calcext:value-type="float">
            <text:p>2.87682</text:p>
          </table:table-cell>
          <table:table-cell office:value-type="float" office:value="5.57048" calcext:value-type="float">
            <text:p>5.57048</text:p>
          </table:table-cell>
          <table:table-cell office:value-type="float" office:value="-0.436006" calcext:value-type="float">
            <text:p>-0.436006</text:p>
          </table:table-cell>
          <table:table-cell office:value-type="float" office:value="-0.493866" calcext:value-type="float">
            <text:p>-0.493866</text:p>
          </table:table-cell>
          <table:table-cell office:value-type="float" office:value="0.537812" calcext:value-type="float">
            <text:p>0.5378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56758" calcext:value-type="float">
            <text:p>6.56758</text:p>
          </table:table-cell>
          <table:table-cell office:value-type="float" office:value="-4.04646" calcext:value-type="float">
            <text:p>-4.04646</text:p>
          </table:table-cell>
          <table:table-cell office:value-type="float" office:value="-6.05114" calcext:value-type="float">
            <text:p>-6.05114</text:p>
          </table:table-cell>
          <table:table-cell office:value-type="float" office:value="0.0308708" calcext:value-type="float">
            <text:p>0.0308708</text:p>
          </table:table-cell>
          <table:table-cell office:value-type="float" office:value="0.0562929" calcext:value-type="float">
            <text:p>0.0562929</text:p>
          </table:table-cell>
          <table:table-cell office:value-type="float" office:value="0.306696" calcext:value-type="float">
            <text:p>0.3066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2.05253" calcext:value-type="float">
            <text:p>-2.05253</text:p>
          </table:table-cell>
          <table:table-cell office:value-type="float" office:value="3.48236" calcext:value-type="float">
            <text:p>3.48236</text:p>
          </table:table-cell>
          <table:table-cell office:value-type="float" office:value="6.60457" calcext:value-type="float">
            <text:p>6.60457</text:p>
          </table:table-cell>
          <table:table-cell office:value-type="float" office:value="0.364452" calcext:value-type="float">
            <text:p>0.364452</text:p>
          </table:table-cell>
          <table:table-cell office:value-type="float" office:value="-0.0120437" calcext:value-type="float">
            <text:p>-0.0120437</text:p>
          </table:table-cell>
          <table:table-cell office:value-type="float" office:value="0.321424" calcext:value-type="float">
            <text:p>0.3214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6.71886" calcext:value-type="float">
            <text:p>6.71886</text:p>
          </table:table-cell>
          <table:table-cell office:value-type="float" office:value="2.73455" calcext:value-type="float">
            <text:p>2.73455</text:p>
          </table:table-cell>
          <table:table-cell office:value-type="float" office:value="5.59809" calcext:value-type="float">
            <text:p>5.59809</text:p>
          </table:table-cell>
          <table:table-cell office:value-type="float" office:value="-0.490484" calcext:value-type="float">
            <text:p>-0.490484</text:p>
          </table:table-cell>
          <table:table-cell office:value-type="float" office:value="-0.569871" calcext:value-type="float">
            <text:p>-0.569871</text:p>
          </table:table-cell>
          <table:table-cell office:value-type="float" office:value="6.10226" calcext:value-type="float">
            <text:p>6.102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36532" calcext:value-type="float">
            <text:p>6.36532</text:p>
          </table:table-cell>
          <table:table-cell office:value-type="float" office:value="-4.0645" calcext:value-type="float">
            <text:p>-4.0645</text:p>
          </table:table-cell>
          <table:table-cell office:value-type="float" office:value="-6.21454" calcext:value-type="float">
            <text:p>-6.21454</text:p>
          </table:table-cell>
          <table:table-cell office:value-type="float" office:value="0.0349466" calcext:value-type="float">
            <text:p>0.0349466</text:p>
          </table:table-cell>
          <table:table-cell office:value-type="float" office:value="0.0528644" calcext:value-type="float">
            <text:p>0.0528644</text:p>
          </table:table-cell>
          <table:table-cell office:value-type="float" office:value="2.89509" calcext:value-type="float">
            <text:p>2.8950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.82302" calcext:value-type="float">
            <text:p>-1.82302</text:p>
          </table:table-cell>
          <table:table-cell office:value-type="float" office:value="3.54596" calcext:value-type="float">
            <text:p>3.54596</text:p>
          </table:table-cell>
          <table:table-cell office:value-type="float" office:value="6.67598" calcext:value-type="float">
            <text:p>6.67598</text:p>
          </table:table-cell>
          <table:table-cell office:value-type="float" office:value="0.350964" calcext:value-type="float">
            <text:p>0.350964</text:p>
          </table:table-cell>
          <table:table-cell office:value-type="float" office:value="-0.043285" calcext:value-type="float">
            <text:p>-0.043285</text:p>
          </table:table-cell>
          <table:table-cell office:value-type="float" office:value="3.88814" calcext:value-type="float">
            <text:p>3.888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6.8953" calcext:value-type="float">
            <text:p>6.8953</text:p>
          </table:table-cell>
          <table:table-cell office:value-type="float" office:value="2.65227" calcext:value-type="float">
            <text:p>2.65227</text:p>
          </table:table-cell>
          <table:table-cell office:value-type="float" office:value="5.79864" calcext:value-type="float">
            <text:p>5.79864</text:p>
          </table:table-cell>
          <table:table-cell office:value-type="float" office:value="-0.498298" calcext:value-type="float">
            <text:p>-0.498298</text:p>
          </table:table-cell>
          <table:table-cell office:value-type="float" office:value="-0.541349" calcext:value-type="float">
            <text:p>-0.541349</text:p>
          </table:table-cell>
          <table:table-cell office:value-type="float" office:value="0.170167" calcext:value-type="float">
            <text:p>0.1701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18995" calcext:value-type="float">
            <text:p>6.18995</text:p>
          </table:table-cell>
          <table:table-cell office:value-type="float" office:value="-4.04772" calcext:value-type="float">
            <text:p>-4.04772</text:p>
          </table:table-cell>
          <table:table-cell office:value-type="float" office:value="-5.91906" calcext:value-type="float">
            <text:p>-5.91906</text:p>
          </table:table-cell>
          <table:table-cell office:value-type="float" office:value="0.0259843" calcext:value-type="float">
            <text:p>0.0259843</text:p>
          </table:table-cell>
          <table:table-cell office:value-type="float" office:value="0.0417606" calcext:value-type="float">
            <text:p>0.0417606</text:p>
          </table:table-cell>
          <table:table-cell office:value-type="float" office:value="0.311186" calcext:value-type="float">
            <text:p>0.3111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.61009" calcext:value-type="float">
            <text:p>-1.61009</text:p>
          </table:table-cell>
          <table:table-cell office:value-type="float" office:value="3.64562" calcext:value-type="float">
            <text:p>3.64562</text:p>
          </table:table-cell>
          <table:table-cell office:value-type="float" office:value="6.75317" calcext:value-type="float">
            <text:p>6.75317</text:p>
          </table:table-cell>
          <table:table-cell office:value-type="float" office:value="0.370515" calcext:value-type="float">
            <text:p>0.370515</text:p>
          </table:table-cell>
          <table:table-cell office:value-type="float" office:value="0.0191038" calcext:value-type="float">
            <text:p>0.0191038</text:p>
          </table:table-cell>
          <table:table-cell office:value-type="float" office:value="0.1905" calcext:value-type="float">
            <text:p>0.190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7.07602" calcext:value-type="float">
            <text:p>7.07602</text:p>
          </table:table-cell>
          <table:table-cell office:value-type="float" office:value="2.5454" calcext:value-type="float">
            <text:p>2.5454</text:p>
          </table:table-cell>
          <table:table-cell office:value-type="float" office:value="5.77146" calcext:value-type="float">
            <text:p>5.77146</text:p>
          </table:table-cell>
          <table:table-cell office:value-type="float" office:value="-0.52598" calcext:value-type="float">
            <text:p>-0.52598</text:p>
          </table:table-cell>
          <table:table-cell office:value-type="float" office:value="-0.563874" calcext:value-type="float">
            <text:p>-0.563874</text:p>
          </table:table-cell>
          <table:table-cell office:value-type="float" office:value="0.902625" calcext:value-type="float">
            <text:p>0.90262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0058" calcext:value-type="float">
            <text:p>6.0058</text:p>
          </table:table-cell>
          <table:table-cell office:value-type="float" office:value="-4.03426" calcext:value-type="float">
            <text:p>-4.03426</text:p>
          </table:table-cell>
          <table:table-cell office:value-type="float" office:value="-5.962" calcext:value-type="float">
            <text:p>-5.962</text:p>
          </table:table-cell>
          <table:table-cell office:value-type="float" office:value="0.014422" calcext:value-type="float">
            <text:p>0.014422</text:p>
          </table:table-cell>
          <table:table-cell office:value-type="float" office:value="0.0157124" calcext:value-type="float">
            <text:p>0.0157124</text:p>
          </table:table-cell>
          <table:table-cell office:value-type="float" office:value="1.33437" calcext:value-type="float">
            <text:p>1.334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.3632" calcext:value-type="float">
            <text:p>-1.3632</text:p>
          </table:table-cell>
          <table:table-cell office:value-type="float" office:value="3.74487" calcext:value-type="float">
            <text:p>3.74487</text:p>
          </table:table-cell>
          <table:table-cell office:value-type="float" office:value="6.966" calcext:value-type="float">
            <text:p>6.966</text:p>
          </table:table-cell>
          <table:table-cell office:value-type="float" office:value="0.369962" calcext:value-type="float">
            <text:p>0.369962</text:p>
          </table:table-cell>
          <table:table-cell office:value-type="float" office:value="0.00966907" calcext:value-type="float">
            <text:p>0.00966907</text:p>
          </table:table-cell>
          <table:table-cell office:value-type="float" office:value="1.75048" calcext:value-type="float">
            <text:p>1.750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7.25743" calcext:value-type="float">
            <text:p>7.25743</text:p>
          </table:table-cell>
          <table:table-cell office:value-type="float" office:value="2.43801" calcext:value-type="float">
            <text:p>2.43801</text:p>
          </table:table-cell>
          <table:table-cell office:value-type="float" office:value="5.87811" calcext:value-type="float">
            <text:p>5.87811</text:p>
          </table:table-cell>
          <table:table-cell office:value-type="float" office:value="-0.546938" calcext:value-type="float">
            <text:p>-0.546938</text:p>
          </table:table-cell>
          <table:table-cell office:value-type="float" office:value="-0.566402" calcext:value-type="float">
            <text:p>-0.566402</text:p>
          </table:table-cell>
          <table:table-cell office:value-type="float" office:value="1.97678" calcext:value-type="float">
            <text:p>1.976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83703" calcext:value-type="float">
            <text:p>5.83703</text:p>
          </table:table-cell>
          <table:table-cell office:value-type="float" office:value="-4.01919" calcext:value-type="float">
            <text:p>-4.01919</text:p>
          </table:table-cell>
          <table:table-cell office:value-type="float" office:value="-5.81168" calcext:value-type="float">
            <text:p>-5.81168</text:p>
          </table:table-cell>
          <table:table-cell office:value-type="float" office:value="0.00405632" calcext:value-type="float">
            <text:p>0.00405632</text:p>
          </table:table-cell>
          <table:table-cell office:value-type="float" office:value="-0.00212852" calcext:value-type="float">
            <text:p>-0.00212852</text:p>
          </table:table-cell>
          <table:table-cell office:value-type="float" office:value="1.2345" calcext:value-type="float">
            <text:p>1.234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1.13661" calcext:value-type="float">
            <text:p>-1.13661</text:p>
          </table:table-cell>
          <table:table-cell office:value-type="float" office:value="3.83528" calcext:value-type="float">
            <text:p>3.83528</text:p>
          </table:table-cell>
          <table:table-cell office:value-type="float" office:value="7.05655" calcext:value-type="float">
            <text:p>7.05655</text:p>
          </table:table-cell>
          <table:table-cell office:value-type="float" office:value="0.37719" calcext:value-type="float">
            <text:p>0.37719</text:p>
          </table:table-cell>
          <table:table-cell office:value-type="float" office:value="0.0346162" calcext:value-type="float">
            <text:p>0.0346162</text:p>
          </table:table-cell>
          <table:table-cell office:value-type="float" office:value="1.97066" calcext:value-type="float">
            <text:p>1.970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7.43581" calcext:value-type="float">
            <text:p>7.43581</text:p>
          </table:table-cell>
          <table:table-cell office:value-type="float" office:value="2.30298" calcext:value-type="float">
            <text:p>2.30298</text:p>
          </table:table-cell>
          <table:table-cell office:value-type="float" office:value="6.00346" calcext:value-type="float">
            <text:p>6.00346</text:p>
          </table:table-cell>
          <table:table-cell office:value-type="float" office:value="-0.57978" calcext:value-type="float">
            <text:p>-0.57978</text:p>
          </table:table-cell>
          <table:table-cell office:value-type="float" office:value="-0.590138" calcext:value-type="float">
            <text:p>-0.590138</text:p>
          </table:table-cell>
          <table:table-cell office:value-type="float" office:value="2.07084" calcext:value-type="float">
            <text:p>2.070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64258" calcext:value-type="float">
            <text:p>5.64258</text:p>
          </table:table-cell>
          <table:table-cell office:value-type="float" office:value="-4.03539" calcext:value-type="float">
            <text:p>-4.03539</text:p>
          </table:table-cell>
          <table:table-cell office:value-type="float" office:value="-5.80172" calcext:value-type="float">
            <text:p>-5.80172</text:p>
          </table:table-cell>
          <table:table-cell office:value-type="float" office:value="0.012487" calcext:value-type="float">
            <text:p>0.012487</text:p>
          </table:table-cell>
          <table:table-cell office:value-type="float" office:value="0.0130306" calcext:value-type="float">
            <text:p>0.0130306</text:p>
          </table:table-cell>
          <table:table-cell office:value-type="float" office:value="1.00775" calcext:value-type="float">
            <text:p>1.007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0.923521" calcext:value-type="float">
            <text:p>-0.923521</text:p>
          </table:table-cell>
          <table:table-cell office:value-type="float" office:value="3.8934" calcext:value-type="float">
            <text:p>3.8934</text:p>
          </table:table-cell>
          <table:table-cell office:value-type="float" office:value="6.89139" calcext:value-type="float">
            <text:p>6.89139</text:p>
          </table:table-cell>
          <table:table-cell office:value-type="float" office:value="0.360225" calcext:value-type="float">
            <text:p>0.360225</text:p>
          </table:table-cell>
          <table:table-cell office:value-type="float" office:value="-0.0159007" calcext:value-type="float">
            <text:p>-0.0159007</text:p>
          </table:table-cell>
          <table:table-cell office:value-type="float" office:value="1.71646" calcext:value-type="float">
            <text:p>1.716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7.61042" calcext:value-type="float">
            <text:p>7.61042</text:p>
          </table:table-cell>
          <table:table-cell office:value-type="float" office:value="2.1823" calcext:value-type="float">
            <text:p>2.1823</text:p>
          </table:table-cell>
          <table:table-cell office:value-type="float" office:value="6.11967" calcext:value-type="float">
            <text:p>6.11967</text:p>
          </table:table-cell>
          <table:table-cell office:value-type="float" office:value="-0.600484" calcext:value-type="float">
            <text:p>-0.600484</text:p>
          </table:table-cell>
          <table:table-cell office:value-type="float" office:value="-0.588235" calcext:value-type="float">
            <text:p>-0.588235</text:p>
          </table:table-cell>
          <table:table-cell office:value-type="float" office:value="0.951363" calcext:value-type="float">
            <text:p>0.95136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45077" calcext:value-type="float">
            <text:p>5.45077</text:p>
          </table:table-cell>
          <table:table-cell office:value-type="float" office:value="-4.05117" calcext:value-type="float">
            <text:p>-4.05117</text:p>
          </table:table-cell>
          <table:table-cell office:value-type="float" office:value="-5.7383" calcext:value-type="float">
            <text:p>-5.7383</text:p>
          </table:table-cell>
          <table:table-cell office:value-type="float" office:value="0.0214096" calcext:value-type="float">
            <text:p>0.0214096</text:p>
          </table:table-cell>
          <table:table-cell office:value-type="float" office:value="0.0304161" calcext:value-type="float">
            <text:p>0.0304161</text:p>
          </table:table-cell>
          <table:table-cell office:value-type="float" office:value="0.543859" calcext:value-type="float">
            <text:p>0.5438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0.733034" calcext:value-type="float">
            <text:p>-0.733034</text:p>
          </table:table-cell>
          <table:table-cell office:value-type="float" office:value="3.94121" calcext:value-type="float">
            <text:p>3.94121</text:p>
          </table:table-cell>
          <table:table-cell office:value-type="float" office:value="6.55011" calcext:value-type="float">
            <text:p>6.55011</text:p>
          </table:table-cell>
          <table:table-cell office:value-type="float" office:value="0.335794" calcext:value-type="float">
            <text:p>0.335794</text:p>
          </table:table-cell>
          <table:table-cell office:value-type="float" office:value="-0.0935392" calcext:value-type="float">
            <text:p>-0.0935392</text:p>
          </table:table-cell>
          <table:table-cell office:value-type="float" office:value="0.490681" calcext:value-type="float">
            <text:p>0.4906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7.75531" calcext:value-type="float">
            <text:p>7.75531</text:p>
          </table:table-cell>
          <table:table-cell office:value-type="float" office:value="2.04083" calcext:value-type="float">
            <text:p>2.04083</text:p>
          </table:table-cell>
          <table:table-cell office:value-type="float" office:value="6.10334" calcext:value-type="float">
            <text:p>6.10334</text:p>
          </table:table-cell>
          <table:table-cell office:value-type="float" office:value="-0.634251" calcext:value-type="float">
            <text:p>-0.634251</text:p>
          </table:table-cell>
          <table:table-cell office:value-type="float" office:value="-0.611986" calcext:value-type="float">
            <text:p>-0.611986</text:p>
          </table:table-cell>
          <table:table-cell office:value-type="float" office:value="2.48079" calcext:value-type="float">
            <text:p>2.480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21537" calcext:value-type="float">
            <text:p>5.21537</text:p>
          </table:table-cell>
          <table:table-cell office:value-type="float" office:value="-4.0722" calcext:value-type="float">
            <text:p>-4.0722</text:p>
          </table:table-cell>
          <table:table-cell office:value-type="float" office:value="-5.91138" calcext:value-type="float">
            <text:p>-5.91138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0.0524103" calcext:value-type="float">
            <text:p>0.0524103</text:p>
          </table:table-cell>
          <table:table-cell office:value-type="float" office:value="2.12566" calcext:value-type="float">
            <text:p>2.125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0.535168" calcext:value-type="float">
            <text:p>-0.535168</text:p>
          </table:table-cell>
          <table:table-cell office:value-type="float" office:value="3.94657" calcext:value-type="float">
            <text:p>3.94657</text:p>
          </table:table-cell>
          <table:table-cell office:value-type="float" office:value="6.0902" calcext:value-type="float">
            <text:p>6.0902</text:p>
          </table:table-cell>
          <table:table-cell office:value-type="float" office:value="0.284908" calcext:value-type="float">
            <text:p>0.284908</text:p>
          </table:table-cell>
          <table:table-cell office:value-type="float" office:value="-0.235786" calcext:value-type="float">
            <text:p>-0.235786</text:p>
          </table:table-cell>
          <table:table-cell office:value-type="float" office:value="0.438777" calcext:value-type="float">
            <text:p>0.4387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7.92347" calcext:value-type="float">
            <text:p>7.92347</text:p>
          </table:table-cell>
          <table:table-cell office:value-type="float" office:value="1.92837" calcext:value-type="float">
            <text:p>1.92837</text:p>
          </table:table-cell>
          <table:table-cell office:value-type="float" office:value="6.14573" calcext:value-type="float">
            <text:p>6.14573</text:p>
          </table:table-cell>
          <table:table-cell office:value-type="float" office:value="-0.64746" calcext:value-type="float">
            <text:p>-0.64746</text:p>
          </table:table-cell>
          <table:table-cell office:value-type="float" office:value="-0.596914" calcext:value-type="float">
            <text:p>-0.596914</text:p>
          </table:table-cell>
          <table:table-cell office:value-type="float" office:value="0.406736" calcext:value-type="float">
            <text:p>0.4067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0219" calcext:value-type="float">
            <text:p>5.0219</text:p>
          </table:table-cell>
          <table:table-cell office:value-type="float" office:value="-4.07329" calcext:value-type="float">
            <text:p>-4.07329</text:p>
          </table:table-cell>
          <table:table-cell office:value-type="float" office:value="-5.91061" calcext:value-type="float">
            <text:p>-5.91061</text:p>
          </table:table-cell>
          <table:table-cell office:value-type="float" office:value="0.0324175" calcext:value-type="float">
            <text:p>0.0324175</text:p>
          </table:table-cell>
          <table:table-cell office:value-type="float" office:value="0.0449303" calcext:value-type="float">
            <text:p>0.0449303</text:p>
          </table:table-cell>
          <table:table-cell office:value-type="float" office:value="0.810595" calcext:value-type="float">
            <text:p>0.8105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0.315802" calcext:value-type="float">
            <text:p>-0.315802</text:p>
          </table:table-cell>
          <table:table-cell office:value-type="float" office:value="3.98271" calcext:value-type="float">
            <text:p>3.98271</text:p>
          </table:table-cell>
          <table:table-cell office:value-type="float" office:value="5.96476" calcext:value-type="float">
            <text:p>5.96476</text:p>
          </table:table-cell>
          <table:table-cell office:value-type="float" office:value="0.243212" calcext:value-type="float">
            <text:p>0.243212</text:p>
          </table:table-cell>
          <table:table-cell office:value-type="float" office:value="-0.346063" calcext:value-type="float">
            <text:p>-0.346063</text:p>
          </table:table-cell>
          <table:table-cell office:value-type="float" office:value="1.18671" calcext:value-type="float">
            <text:p>1.186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8.08687" calcext:value-type="float">
            <text:p>8.08687</text:p>
          </table:table-cell>
          <table:table-cell office:value-type="float" office:value="1.83994" calcext:value-type="float">
            <text:p>1.83994</text:p>
          </table:table-cell>
          <table:table-cell office:value-type="float" office:value="6.18219" calcext:value-type="float">
            <text:p>6.18219</text:p>
          </table:table-cell>
          <table:table-cell office:value-type="float" office:value="-0.645458" calcext:value-type="float">
            <text:p>-0.645458</text:p>
          </table:table-cell>
          <table:table-cell office:value-type="float" office:value="-0.551965" calcext:value-type="float">
            <text:p>-0.551965</text:p>
          </table:table-cell>
          <table:table-cell office:value-type="float" office:value="1.63417" calcext:value-type="float">
            <text:p>1.6341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83855" calcext:value-type="float">
            <text:p>4.83855</text:p>
          </table:table-cell>
          <table:table-cell office:value-type="float" office:value="-4.05434" calcext:value-type="float">
            <text:p>-4.05434</text:p>
          </table:table-cell>
          <table:table-cell office:value-type="float" office:value="-5.82093" calcext:value-type="float">
            <text:p>-5.82093</text:p>
          </table:table-cell>
          <table:table-cell office:value-type="float" office:value="0.0202938" calcext:value-type="float">
            <text:p>0.0202938</text:p>
          </table:table-cell>
          <table:table-cell office:value-type="float" office:value="0.0228909" calcext:value-type="float">
            <text:p>0.0228909</text:p>
          </table:table-cell>
          <table:table-cell office:value-type="float" office:value="2.60036" calcext:value-type="float">
            <text:p>2.600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-0.0934729" calcext:value-type="float">
            <text:p>-0.0934729</text:p>
          </table:table-cell>
          <table:table-cell office:value-type="float" office:value="4.02343" calcext:value-type="float">
            <text:p>4.02343</text:p>
          </table:table-cell>
          <table:table-cell office:value-type="float" office:value="5.96203" calcext:value-type="float">
            <text:p>5.96203</text:p>
          </table:table-cell>
          <table:table-cell office:value-type="float" office:value="0.209094" calcext:value-type="float">
            <text:p>0.209094</text:p>
          </table:table-cell>
          <table:table-cell office:value-type="float" office:value="-0.419918" calcext:value-type="float">
            <text:p>-0.419918</text:p>
          </table:table-cell>
          <table:table-cell office:value-type="float" office:value="2.1034" calcext:value-type="float">
            <text:p>2.10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8.24573" calcext:value-type="float">
            <text:p>8.24573</text:p>
          </table:table-cell>
          <table:table-cell office:value-type="float" office:value="1.70605" calcext:value-type="float">
            <text:p>1.70605</text:p>
          </table:table-cell>
          <table:table-cell office:value-type="float" office:value="5.97371" calcext:value-type="float">
            <text:p>5.97371</text:p>
          </table:table-cell>
          <table:table-cell office:value-type="float" office:value="-0.676462" calcext:value-type="float">
            <text:p>-0.676462</text:p>
          </table:table-cell>
          <table:table-cell office:value-type="float" office:value="-0.586438" calcext:value-type="float">
            <text:p>-0.586438</text:p>
          </table:table-cell>
          <table:table-cell office:value-type="float" office:value="1.47209" calcext:value-type="float">
            <text:p>1.4720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64872" calcext:value-type="float">
            <text:p>4.64872</text:p>
          </table:table-cell>
          <table:table-cell office:value-type="float" office:value="-4.03088" calcext:value-type="float">
            <text:p>-4.03088</text:p>
          </table:table-cell>
          <table:table-cell office:value-type="float" office:value="-6.11498" calcext:value-type="float">
            <text:p>-6.11498</text:p>
          </table:table-cell>
          <table:table-cell office:value-type="float" office:value="-0.00334865" calcext:value-type="float">
            <text:p>-0.00334865</text:p>
          </table:table-cell>
          <table:table-cell office:value-type="float" office:value="-0.0361917" calcext:value-type="float">
            <text:p>-0.0361917</text:p>
          </table:table-cell>
          <table:table-cell office:value-type="float" office:value="1.36454" calcext:value-type="float">
            <text:p>1.364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0.156105" calcext:value-type="float">
            <text:p>0.156105</text:p>
          </table:table-cell>
          <table:table-cell office:value-type="float" office:value="4.02063" calcext:value-type="float">
            <text:p>4.02063</text:p>
          </table:table-cell>
          <table:table-cell office:value-type="float" office:value="5.90431" calcext:value-type="float">
            <text:p>5.90431</text:p>
          </table:table-cell>
          <table:table-cell office:value-type="float" office:value="0.143486" calcext:value-type="float">
            <text:p>0.143486</text:p>
          </table:table-cell>
          <table:table-cell office:value-type="float" office:value="-0.568995" calcext:value-type="float">
            <text:p>-0.568995</text:p>
          </table:table-cell>
          <table:table-cell office:value-type="float" office:value="10.237" calcext:value-type="float">
            <text:p>10.2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8.38613" calcext:value-type="float">
            <text:p>8.38613</text:p>
          </table:table-cell>
          <table:table-cell office:value-type="float" office:value="1.61775" calcext:value-type="float">
            <text:p>1.61775</text:p>
          </table:table-cell>
          <table:table-cell office:value-type="float" office:value="6.04119" calcext:value-type="float">
            <text:p>6.04119</text:p>
          </table:table-cell>
          <table:table-cell office:value-type="float" office:value="-0.673679" calcext:value-type="float">
            <text:p>-0.673679</text:p>
          </table:table-cell>
          <table:table-cell office:value-type="float" office:value="-0.536049" calcext:value-type="float">
            <text:p>-0.536049</text:p>
          </table:table-cell>
          <table:table-cell office:value-type="float" office:value="5.8527" calcext:value-type="float">
            <text:p>5.85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42319" calcext:value-type="float">
            <text:p>4.42319</text:p>
          </table:table-cell>
          <table:table-cell office:value-type="float" office:value="-4.02541" calcext:value-type="float">
            <text:p>-4.02541</text:p>
          </table:table-cell>
          <table:table-cell office:value-type="float" office:value="-6.11223" calcext:value-type="float">
            <text:p>-6.11223</text:p>
          </table:table-cell>
          <table:table-cell office:value-type="float" office:value="-0.00249517" calcext:value-type="float">
            <text:p>-0.00249517</text:p>
          </table:table-cell>
          <table:table-cell office:value-type="float" office:value="-0.0266046" calcext:value-type="float">
            <text:p>-0.0266046</text:p>
          </table:table-cell>
          <table:table-cell office:value-type="float" office:value="6.40152" calcext:value-type="float">
            <text:p>6.401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0.381615" calcext:value-type="float">
            <text:p>0.381615</text:p>
          </table:table-cell>
          <table:table-cell office:value-type="float" office:value="4.04745" calcext:value-type="float">
            <text:p>4.04745</text:p>
          </table:table-cell>
          <table:table-cell office:value-type="float" office:value="6.03931" calcext:value-type="float">
            <text:p>6.03931</text:p>
          </table:table-cell>
          <table:table-cell office:value-type="float" office:value="0.116565" calcext:value-type="float">
            <text:p>0.116565</text:p>
          </table:table-cell>
          <table:table-cell office:value-type="float" office:value="-0.590385" calcext:value-type="float">
            <text:p>-0.590385</text:p>
          </table:table-cell>
          <table:table-cell office:value-type="float" office:value="0.549797" calcext:value-type="float">
            <text:p>0.5497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8.55201" calcext:value-type="float">
            <text:p>8.55201</text:p>
          </table:table-cell>
          <table:table-cell office:value-type="float" office:value="1.49619" calcext:value-type="float">
            <text:p>1.49619</text:p>
          </table:table-cell>
          <table:table-cell office:value-type="float" office:value="6.3035" calcext:value-type="float">
            <text:p>6.3035</text:p>
          </table:table-cell>
          <table:table-cell office:value-type="float" office:value="-0.679001" calcext:value-type="float">
            <text:p>-0.679001</text:p>
          </table:table-cell>
          <table:table-cell office:value-type="float" office:value="-0.501197" calcext:value-type="float">
            <text:p>-0.501197</text:p>
          </table:table-cell>
          <table:table-cell office:value-type="float" office:value="0.339954" calcext:value-type="float">
            <text:p>0.3399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21512" calcext:value-type="float">
            <text:p>4.21512</text:p>
          </table:table-cell>
          <table:table-cell office:value-type="float" office:value="-4.02539" calcext:value-type="float">
            <text:p>-4.02539</text:p>
          </table:table-cell>
          <table:table-cell office:value-type="float" office:value="-6.0045" calcext:value-type="float">
            <text:p>-6.0045</text:p>
          </table:table-cell>
          <table:table-cell office:value-type="float" office:value="0.00138684" calcext:value-type="float">
            <text:p>0.00138684</text:p>
          </table:table-cell>
          <table:table-cell office:value-type="float" office:value="-0.0104412" calcext:value-type="float">
            <text:p>-0.0104412</text:p>
          </table:table-cell>
          <table:table-cell office:value-type="float" office:value="0.487315" calcext:value-type="float">
            <text:p>0.4873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0.669537" calcext:value-type="float">
            <text:p>0.669537</text:p>
          </table:table-cell>
          <table:table-cell office:value-type="float" office:value="4.06358" calcext:value-type="float">
            <text:p>4.06358</text:p>
          </table:table-cell>
          <table:table-cell office:value-type="float" office:value="6.53071" calcext:value-type="float">
            <text:p>6.53071</text:p>
          </table:table-cell>
          <table:table-cell office:value-type="float" office:value="0.0839387" calcext:value-type="float">
            <text:p>0.0839387</text:p>
          </table:table-cell>
          <table:table-cell office:value-type="float" office:value="-0.611038" calcext:value-type="float">
            <text:p>-0.611038</text:p>
          </table:table-cell>
          <table:table-cell office:value-type="float" office:value="2.81941" calcext:value-type="float">
            <text:p>2.819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8.73027" calcext:value-type="float">
            <text:p>8.73027</text:p>
          </table:table-cell>
          <table:table-cell office:value-type="float" office:value="1.40418" calcext:value-type="float">
            <text:p>1.40418</text:p>
          </table:table-cell>
          <table:table-cell office:value-type="float" office:value="6.35208" calcext:value-type="float">
            <text:p>6.35208</text:p>
          </table:table-cell>
          <table:table-cell office:value-type="float" office:value="-0.671" calcext:value-type="float">
            <text:p>-0.671</text:p>
          </table:table-cell>
          <table:table-cell office:value-type="float" office:value="-0.452494" calcext:value-type="float">
            <text:p>-0.452494</text:p>
          </table:table-cell>
          <table:table-cell office:value-type="float" office:value="2.94945" calcext:value-type="float">
            <text:p>2.9494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06623" calcext:value-type="float">
            <text:p>4.06623</text:p>
          </table:table-cell>
          <table:table-cell office:value-type="float" office:value="-3.98167" calcext:value-type="float">
            <text:p>-3.98167</text:p>
          </table:table-cell>
          <table:table-cell office:value-type="float" office:value="-5.79748" calcext:value-type="float">
            <text:p>-5.79748</text:p>
          </table:table-cell>
          <table:table-cell office:value-type="float" office:value="-0.0265767" calcext:value-type="float">
            <text:p>-0.0265767</text:p>
          </table:table-cell>
          <table:table-cell office:value-type="float" office:value="-0.0605486" calcext:value-type="float">
            <text:p>-0.0605486</text:p>
          </table:table-cell>
          <table:table-cell office:value-type="float" office:value="2.62846" calcext:value-type="float">
            <text:p>2.628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0.951616" calcext:value-type="float">
            <text:p>0.951616</text:p>
          </table:table-cell>
          <table:table-cell office:value-type="float" office:value="4.07954" calcext:value-type="float">
            <text:p>4.07954</text:p>
          </table:table-cell>
          <table:table-cell office:value-type="float" office:value="6.88809" calcext:value-type="float">
            <text:p>6.88809</text:p>
          </table:table-cell>
          <table:table-cell office:value-type="float" office:value="0.0542238" calcext:value-type="float">
            <text:p>0.0542238</text:p>
          </table:table-cell>
          <table:table-cell office:value-type="float" office:value="-0.629575" calcext:value-type="float">
            <text:p>-0.629575</text:p>
          </table:table-cell>
          <table:table-cell office:value-type="float" office:value="10.2339" calcext:value-type="float">
            <text:p>10.23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8.89572" calcext:value-type="float">
            <text:p>8.89572</text:p>
          </table:table-cell>
          <table:table-cell office:value-type="float" office:value="1.25238" calcext:value-type="float">
            <text:p>1.25238</text:p>
          </table:table-cell>
          <table:table-cell office:value-type="float" office:value="6.51724" calcext:value-type="float">
            <text:p>6.51724</text:p>
          </table:table-cell>
          <table:table-cell office:value-type="float" office:value="-0.690351" calcext:value-type="float">
            <text:p>-0.690351</text:p>
          </table:table-cell>
          <table:table-cell office:value-type="float" office:value="-0.453691" calcext:value-type="float">
            <text:p>-0.453691</text:p>
          </table:table-cell>
          <table:table-cell office:value-type="float" office:value="1.58904" calcext:value-type="float">
            <text:p>1.589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83505" calcext:value-type="float">
            <text:p>3.83505</text:p>
          </table:table-cell>
          <table:table-cell office:value-type="float" office:value="-4.00923" calcext:value-type="float">
            <text:p>-4.00923</text:p>
          </table:table-cell>
          <table:table-cell office:value-type="float" office:value="-5.9589" calcext:value-type="float">
            <text:p>-5.9589</text:p>
          </table:table-cell>
          <table:table-cell office:value-type="float" office:value="-0.00816878" calcext:value-type="float">
            <text:p>-0.00816878</text:p>
          </table:table-cell>
          <table:table-cell office:value-type="float" office:value="-0.0237753" calcext:value-type="float">
            <text:p>-0.0237753</text:p>
          </table:table-cell>
          <table:table-cell office:value-type="float" office:value="2.65026" calcext:value-type="float">
            <text:p>2.650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.24423" calcext:value-type="float">
            <text:p>1.24423</text:p>
          </table:table-cell>
          <table:table-cell office:value-type="float" office:value="4.07208" calcext:value-type="float">
            <text:p>4.07208</text:p>
          </table:table-cell>
          <table:table-cell office:value-type="float" office:value="7.2656" calcext:value-type="float">
            <text:p>7.2656</text:p>
          </table:table-cell>
          <table:table-cell office:value-type="float" office:value="0.0223572" calcext:value-type="float">
            <text:p>0.0223572</text:p>
          </table:table-cell>
          <table:table-cell office:value-type="float" office:value="-0.643242" calcext:value-type="float">
            <text:p>-0.643242</text:p>
          </table:table-cell>
          <table:table-cell office:value-type="float" office:value="2.4473" calcext:value-type="float">
            <text:p>2.44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9.06709" calcext:value-type="float">
            <text:p>9.06709</text:p>
          </table:table-cell>
          <table:table-cell office:value-type="float" office:value="1.12691" calcext:value-type="float">
            <text:p>1.12691</text:p>
          </table:table-cell>
          <table:table-cell office:value-type="float" office:value="6.59642" calcext:value-type="float">
            <text:p>6.59642</text:p>
          </table:table-cell>
          <table:table-cell office:value-type="float" office:value="-0.695049" calcext:value-type="float">
            <text:p>-0.695049</text:p>
          </table:table-cell>
          <table:table-cell office:value-type="float" office:value="-0.429869" calcext:value-type="float">
            <text:p>-0.429869</text:p>
          </table:table-cell>
          <table:table-cell office:value-type="float" office:value="0.260819" calcext:value-type="float">
            <text:p>0.2608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63284" calcext:value-type="float">
            <text:p>3.63284</text:p>
          </table:table-cell>
          <table:table-cell office:value-type="float" office:value="-4.00787" calcext:value-type="float">
            <text:p>-4.00787</text:p>
          </table:table-cell>
          <table:table-cell office:value-type="float" office:value="-5.98026" calcext:value-type="float">
            <text:p>-5.98026</text:p>
          </table:table-cell>
          <table:table-cell office:value-type="float" office:value="-0.00880009" calcext:value-type="float">
            <text:p>-0.00880009</text:p>
          </table:table-cell>
          <table:table-cell office:value-type="float" office:value="-0.023818" calcext:value-type="float">
            <text:p>-0.023818</text:p>
          </table:table-cell>
          <table:table-cell office:value-type="float" office:value="0.0263244" calcext:value-type="float">
            <text:p>0.02632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.55194" calcext:value-type="float">
            <text:p>1.55194</text:p>
          </table:table-cell>
          <table:table-cell office:value-type="float" office:value="4.06136" calcext:value-type="float">
            <text:p>4.06136</text:p>
          </table:table-cell>
          <table:table-cell office:value-type="float" office:value="7.66757" calcext:value-type="float">
            <text:p>7.66757</text:p>
          </table:table-cell>
          <table:table-cell office:value-type="float" office:value="-0.00855614" calcext:value-type="float">
            <text:p>-0.00855614</text:p>
          </table:table-cell>
          <table:table-cell office:value-type="float" office:value="-0.655265" calcext:value-type="float">
            <text:p>-0.655265</text:p>
          </table:table-cell>
          <table:table-cell office:value-type="float" office:value="2.74369" calcext:value-type="float">
            <text:p>2.743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9.24453" calcext:value-type="float">
            <text:p>9.24453</text:p>
          </table:table-cell>
          <table:table-cell office:value-type="float" office:value="1.01389" calcext:value-type="float">
            <text:p>1.01389</text:p>
          </table:table-cell>
          <table:table-cell office:value-type="float" office:value="6.56442" calcext:value-type="float">
            <text:p>6.56442</text:p>
          </table:table-cell>
          <table:table-cell office:value-type="float" office:value="-0.694677" calcext:value-type="float">
            <text:p>-0.694677</text:p>
          </table:table-cell>
          <table:table-cell office:value-type="float" office:value="-0.403427" calcext:value-type="float">
            <text:p>-0.403427</text:p>
          </table:table-cell>
          <table:table-cell office:value-type="float" office:value="1.62781" calcext:value-type="float">
            <text:p>1.627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427" calcext:value-type="float">
            <text:p>3.427</text:p>
          </table:table-cell>
          <table:table-cell office:value-type="float" office:value="-4.01129" calcext:value-type="float">
            <text:p>-4.01129</text:p>
          </table:table-cell>
          <table:table-cell office:value-type="float" office:value="-6.08939" calcext:value-type="float">
            <text:p>-6.08939</text:p>
          </table:table-cell>
          <table:table-cell office:value-type="float" office:value="-0.00955284" calcext:value-type="float">
            <text:p>-0.00955284</text:p>
          </table:table-cell>
          <table:table-cell office:value-type="float" office:value="-0.0294616" calcext:value-type="float">
            <text:p>-0.0294616</text:p>
          </table:table-cell>
          <table:table-cell office:value-type="float" office:value="0.266493" calcext:value-type="float">
            <text:p>0.26649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.86967" calcext:value-type="float">
            <text:p>1.86967</text:p>
          </table:table-cell>
          <table:table-cell office:value-type="float" office:value="4.05126" calcext:value-type="float">
            <text:p>4.05126</text:p>
          </table:table-cell>
          <table:table-cell office:value-type="float" office:value="8.00284" calcext:value-type="float">
            <text:p>8.00284</text:p>
          </table:table-cell>
          <table:table-cell office:value-type="float" office:value="-0.040728" calcext:value-type="float">
            <text:p>-0.040728</text:p>
          </table:table-cell>
          <table:table-cell office:value-type="float" office:value="-0.677969" calcext:value-type="float">
            <text:p>-0.677969</text:p>
          </table:table-cell>
          <table:table-cell office:value-type="float" office:value="1.45585" calcext:value-type="float">
            <text:p>1.455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9.43658" calcext:value-type="float">
            <text:p>9.43658</text:p>
          </table:table-cell>
          <table:table-cell office:value-type="float" office:value="0.868658" calcext:value-type="float">
            <text:p>0.868658</text:p>
          </table:table-cell>
          <table:table-cell office:value-type="float" office:value="6.97874" calcext:value-type="float">
            <text:p>6.97874</text:p>
          </table:table-cell>
          <table:table-cell office:value-type="float" office:value="-0.695261" calcext:value-type="float">
            <text:p>-0.695261</text:p>
          </table:table-cell>
          <table:table-cell office:value-type="float" office:value="-0.364469" calcext:value-type="float">
            <text:p>-0.364469</text:p>
          </table:table-cell>
          <table:table-cell office:value-type="float" office:value="0.717183" calcext:value-type="float">
            <text:p>0.7171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21818" calcext:value-type="float">
            <text:p>3.21818</text:p>
          </table:table-cell>
          <table:table-cell office:value-type="float" office:value="-4.03823" calcext:value-type="float">
            <text:p>-4.03823</text:p>
          </table:table-cell>
          <table:table-cell office:value-type="float" office:value="-5.92289" calcext:value-type="float">
            <text:p>-5.92289</text:p>
          </table:table-cell>
          <table:table-cell office:value-type="float" office:value="0.013862" calcext:value-type="float">
            <text:p>0.013862</text:p>
          </table:table-cell>
          <table:table-cell office:value-type="float" office:value="0.0299588" calcext:value-type="float">
            <text:p>0.0299588</text:p>
          </table:table-cell>
          <table:table-cell office:value-type="float" office:value="0.971374" calcext:value-type="float">
            <text:p>0.9713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.21717" calcext:value-type="float">
            <text:p>2.21717</text:p>
          </table:table-cell>
          <table:table-cell office:value-type="float" office:value="4.02187" calcext:value-type="float">
            <text:p>4.02187</text:p>
          </table:table-cell>
          <table:table-cell office:value-type="float" office:value="8.67148" calcext:value-type="float">
            <text:p>8.67148</text:p>
          </table:table-cell>
          <table:table-cell office:value-type="float" office:value="-0.063289" calcext:value-type="float">
            <text:p>-0.063289</text:p>
          </table:table-cell>
          <table:table-cell office:value-type="float" office:value="-0.652928" calcext:value-type="float">
            <text:p>-0.652928</text:p>
          </table:table-cell>
          <table:table-cell office:value-type="float" office:value="2.75722" calcext:value-type="float">
            <text:p>2.757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9.62279" calcext:value-type="float">
            <text:p>9.62279</text:p>
          </table:table-cell>
          <table:table-cell office:value-type="float" office:value="0.768242" calcext:value-type="float">
            <text:p>0.768242</text:p>
          </table:table-cell>
          <table:table-cell office:value-type="float" office:value="7.03161" calcext:value-type="float">
            <text:p>7.03161</text:p>
          </table:table-cell>
          <table:table-cell office:value-type="float" office:value="-0.680128" calcext:value-type="float">
            <text:p>-0.680128</text:p>
          </table:table-cell>
          <table:table-cell office:value-type="float" office:value="-0.307869" calcext:value-type="float">
            <text:p>-0.307869</text:p>
          </table:table-cell>
          <table:table-cell office:value-type="float" office:value="3.37161" calcext:value-type="float">
            <text:p>3.371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02442" calcext:value-type="float">
            <text:p>3.02442</text:p>
          </table:table-cell>
          <table:table-cell office:value-type="float" office:value="-4.03871" calcext:value-type="float">
            <text:p>-4.03871</text:p>
          </table:table-cell>
          <table:table-cell office:value-type="float" office:value="-5.84675" calcext:value-type="float">
            <text:p>-5.84675</text:p>
          </table:table-cell>
          <table:table-cell office:value-type="float" office:value="0.016113" calcext:value-type="float">
            <text:p>0.016113</text:p>
          </table:table-cell>
          <table:table-cell office:value-type="float" office:value="0.0373535" calcext:value-type="float">
            <text:p>0.0373535</text:p>
          </table:table-cell>
          <table:table-cell office:value-type="float" office:value="0.726944" calcext:value-type="float">
            <text:p>0.7269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.53614" calcext:value-type="float">
            <text:p>2.53614</text:p>
          </table:table-cell>
          <table:table-cell office:value-type="float" office:value="4.00525" calcext:value-type="float">
            <text:p>4.00525</text:p>
          </table:table-cell>
          <table:table-cell office:value-type="float" office:value="8.97447" calcext:value-type="float">
            <text:p>8.97447</text:p>
          </table:table-cell>
          <table:table-cell office:value-type="float" office:value="-0.0788883" calcext:value-type="float">
            <text:p>-0.0788883</text:p>
          </table:table-cell>
          <table:table-cell office:value-type="float" office:value="-0.628216" calcext:value-type="float">
            <text:p>-0.628216</text:p>
          </table:table-cell>
          <table:table-cell office:value-type="float" office:value="0.431259" calcext:value-type="float">
            <text:p>0.4312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9.81873" calcext:value-type="float">
            <text:p>9.81873</text:p>
          </table:table-cell>
          <table:table-cell office:value-type="float" office:value="0.659856" calcext:value-type="float">
            <text:p>0.659856</text:p>
          </table:table-cell>
          <table:table-cell office:value-type="float" office:value="7.11469" calcext:value-type="float">
            <text:p>7.11469</text:p>
          </table:table-cell>
          <table:table-cell office:value-type="float" office:value="-0.666967" calcext:value-type="float">
            <text:p>-0.666967</text:p>
          </table:table-cell>
          <table:table-cell office:value-type="float" office:value="-0.259345" calcext:value-type="float">
            <text:p>-0.259345</text:p>
          </table:table-cell>
          <table:table-cell office:value-type="float" office:value="1.7311" calcext:value-type="float">
            <text:p>1.73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.84387" calcext:value-type="float">
            <text:p>2.84387</text:p>
          </table:table-cell>
          <table:table-cell office:value-type="float" office:value="-4.04563" calcext:value-type="float">
            <text:p>-4.04563</text:p>
          </table:table-cell>
          <table:table-cell office:value-type="float" office:value="-5.73447" calcext:value-type="float">
            <text:p>-5.73447</text:p>
          </table:table-cell>
          <table:table-cell office:value-type="float" office:value="0.0206942" calcext:value-type="float">
            <text:p>0.0206942</text:p>
          </table:table-cell>
          <table:table-cell office:value-type="float" office:value="0.0478537" calcext:value-type="float">
            <text:p>0.0478537</text:p>
          </table:table-cell>
          <table:table-cell office:value-type="float" office:value="0.674177" calcext:value-type="float">
            <text:p>0.6741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.85514" calcext:value-type="float">
            <text:p>2.85514</text:p>
          </table:table-cell>
          <table:table-cell office:value-type="float" office:value="3.98519" calcext:value-type="float">
            <text:p>3.98519</text:p>
          </table:table-cell>
          <table:table-cell office:value-type="float" office:value="9.2309" calcext:value-type="float">
            <text:p>9.2309</text:p>
          </table:table-cell>
          <table:table-cell office:value-type="float" office:value="-0.0922592" calcext:value-type="float">
            <text:p>-0.0922592</text:p>
          </table:table-cell>
          <table:table-cell office:value-type="float" office:value="-0.600777" calcext:value-type="float">
            <text:p>-0.600777</text:p>
          </table:table-cell>
          <table:table-cell office:value-type="float" office:value="0.347744" calcext:value-type="float">
            <text:p>0.3477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0.0026" calcext:value-type="float">
            <text:p>10.0026</text:p>
          </table:table-cell>
          <table:table-cell office:value-type="float" office:value="0.497679" calcext:value-type="float">
            <text:p>0.497679</text:p>
          </table:table-cell>
          <table:table-cell office:value-type="float" office:value="7.08491" calcext:value-type="float">
            <text:p>7.08491</text:p>
          </table:table-cell>
          <table:table-cell office:value-type="float" office:value="-0.683672" calcext:value-type="float">
            <text:p>-0.683672</text:p>
          </table:table-cell>
          <table:table-cell office:value-type="float" office:value="-0.276905" calcext:value-type="float">
            <text:p>-0.276905</text:p>
          </table:table-cell>
          <table:table-cell office:value-type="float" office:value="0.367933" calcext:value-type="float">
            <text:p>0.3679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.60791" calcext:value-type="float">
            <text:p>2.60791</text:p>
          </table:table-cell>
          <table:table-cell office:value-type="float" office:value="-4.07896" calcext:value-type="float">
            <text:p>-4.07896</text:p>
          </table:table-cell>
          <table:table-cell office:value-type="float" office:value="-6.04358" calcext:value-type="float">
            <text:p>-6.04358</text:p>
          </table:table-cell>
          <table:table-cell office:value-type="float" office:value="0.0350624" calcext:value-type="float">
            <text:p>0.0350624</text:p>
          </table:table-cell>
          <table:table-cell office:value-type="float" office:value="0.0608719" calcext:value-type="float">
            <text:p>0.0608719</text:p>
          </table:table-cell>
          <table:table-cell office:value-type="float" office:value="1.73371" calcext:value-type="float">
            <text:p>1.733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.19826" calcext:value-type="float">
            <text:p>3.19826</text:p>
          </table:table-cell>
          <table:table-cell office:value-type="float" office:value="3.91211" calcext:value-type="float">
            <text:p>3.91211</text:p>
          </table:table-cell>
          <table:table-cell office:value-type="float" office:value="9.40571" calcext:value-type="float">
            <text:p>9.40571</text:p>
          </table:table-cell>
          <table:table-cell office:value-type="float" office:value="-0.132556" calcext:value-type="float">
            <text:p>-0.132556</text:p>
          </table:table-cell>
          <table:table-cell office:value-type="float" office:value="-0.643852" calcext:value-type="float">
            <text:p>-0.643852</text:p>
          </table:table-cell>
          <table:table-cell office:value-type="float" office:value="1.42541" calcext:value-type="float">
            <text:p>1.425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0.1761" calcext:value-type="float">
            <text:p>10.1761</text:p>
          </table:table-cell>
          <table:table-cell office:value-type="float" office:value="0.444952" calcext:value-type="float">
            <text:p>0.444952</text:p>
          </table:table-cell>
          <table:table-cell office:value-type="float" office:value="6.79492" calcext:value-type="float">
            <text:p>6.79492</text:p>
          </table:table-cell>
          <table:table-cell office:value-type="float" office:value="-0.654334" calcext:value-type="float">
            <text:p>-0.654334</text:p>
          </table:table-cell>
          <table:table-cell office:value-type="float" office:value="-0.206681" calcext:value-type="float">
            <text:p>-0.206681</text:p>
          </table:table-cell>
          <table:table-cell office:value-type="float" office:value="8.59998" calcext:value-type="float">
            <text:p>8.599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.41694" calcext:value-type="float">
            <text:p>2.41694</text:p>
          </table:table-cell>
          <table:table-cell office:value-type="float" office:value="-4.0579" calcext:value-type="float">
            <text:p>-4.0579</text:p>
          </table:table-cell>
          <table:table-cell office:value-type="float" office:value="-6.05254" calcext:value-type="float">
            <text:p>-6.05254</text:p>
          </table:table-cell>
          <table:table-cell office:value-type="float" office:value="0.0169969" calcext:value-type="float">
            <text:p>0.0169969</text:p>
          </table:table-cell>
          <table:table-cell office:value-type="float" office:value="0.0164059" calcext:value-type="float">
            <text:p>0.0164059</text:p>
          </table:table-cell>
          <table:table-cell office:value-type="float" office:value="1.7166" calcext:value-type="float">
            <text:p>1.71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.47142" calcext:value-type="float">
            <text:p>3.47142</text:p>
          </table:table-cell>
          <table:table-cell office:value-type="float" office:value="3.90621" calcext:value-type="float">
            <text:p>3.90621</text:p>
          </table:table-cell>
          <table:table-cell office:value-type="float" office:value="9.23623" calcext:value-type="float">
            <text:p>9.23623</text:p>
          </table:table-cell>
          <table:table-cell office:value-type="float" office:value="-0.134819" calcext:value-type="float">
            <text:p>-0.134819</text:p>
          </table:table-cell>
          <table:table-cell office:value-type="float" office:value="-0.601876" calcext:value-type="float">
            <text:p>-0.601876</text:p>
          </table:table-cell>
          <table:table-cell office:value-type="float" office:value="2.99896" calcext:value-type="float">
            <text:p>2.998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0.3453" calcext:value-type="float">
            <text:p>10.3453</text:p>
          </table:table-cell>
          <table:table-cell office:value-type="float" office:value="0.36155" calcext:value-type="float">
            <text:p>0.36155</text:p>
          </table:table-cell>
          <table:table-cell office:value-type="float" office:value="6.73074" calcext:value-type="float">
            <text:p>6.73074</text:p>
          </table:table-cell>
          <table:table-cell office:value-type="float" office:value="-0.637889" calcext:value-type="float">
            <text:p>-0.637889</text:p>
          </table:table-cell>
          <table:table-cell office:value-type="float" office:value="-0.159465" calcext:value-type="float">
            <text:p>-0.159465</text:p>
          </table:table-cell>
          <table:table-cell office:value-type="float" office:value="6.01267" calcext:value-type="float">
            <text:p>6.012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.17917" calcext:value-type="float">
            <text:p>2.17917</text:p>
          </table:table-cell>
          <table:table-cell office:value-type="float" office:value="-4.06433" calcext:value-type="float">
            <text:p>-4.06433</text:p>
          </table:table-cell>
          <table:table-cell office:value-type="float" office:value="-6.21602" calcext:value-type="float">
            <text:p>-6.21602</text:p>
          </table:table-cell>
          <table:table-cell office:value-type="float" office:value="0.0213858" calcext:value-type="float">
            <text:p>0.0213858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0.699405" calcext:value-type="float">
            <text:p>0.69940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.75804" calcext:value-type="float">
            <text:p>3.75804</text:p>
          </table:table-cell>
          <table:table-cell office:value-type="float" office:value="3.87916" calcext:value-type="float">
            <text:p>3.87916</text:p>
          </table:table-cell>
          <table:table-cell office:value-type="float" office:value="9.26747" calcext:value-type="float">
            <text:p>9.26747</text:p>
          </table:table-cell>
          <table:table-cell office:value-type="float" office:value="-0.141959" calcext:value-type="float">
            <text:p>-0.141959</text:p>
          </table:table-cell>
          <table:table-cell office:value-type="float" office:value="-0.565745" calcext:value-type="float">
            <text:p>-0.565745</text:p>
          </table:table-cell>
          <table:table-cell office:value-type="float" office:value="3.32733" calcext:value-type="float">
            <text:p>3.327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0.5237" calcext:value-type="float">
            <text:p>10.5237</text:p>
          </table:table-cell>
          <table:table-cell office:value-type="float" office:value="0.326108" calcext:value-type="float">
            <text:p>0.326108</text:p>
          </table:table-cell>
          <table:table-cell office:value-type="float" office:value="6.51252" calcext:value-type="float">
            <text:p>6.51252</text:p>
          </table:table-cell>
          <table:table-cell office:value-type="float" office:value="-0.601678" calcext:value-type="float">
            <text:p>-0.601678</text:p>
          </table:table-cell>
          <table:table-cell office:value-type="float" office:value="-0.0823351" calcext:value-type="float">
            <text:p>-0.0823351</text:p>
          </table:table-cell>
          <table:table-cell office:value-type="float" office:value="11.0225" calcext:value-type="float">
            <text:p>11.022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98297" calcext:value-type="float">
            <text:p>1.98297</text:p>
          </table:table-cell>
          <table:table-cell office:value-type="float" office:value="-4.04287" calcext:value-type="float">
            <text:p>-4.04287</text:p>
          </table:table-cell>
          <table:table-cell office:value-type="float" office:value="-6.18542" calcext:value-type="float">
            <text:p>-6.18542</text:p>
          </table:table-cell>
          <table:table-cell office:value-type="float" office:value="0.00575309" calcext:value-type="float">
            <text:p>0.00575309</text:p>
          </table:table-cell>
          <table:table-cell office:value-type="float" office:value="-0.0106852" calcext:value-type="float">
            <text:p>-0.0106852</text:p>
          </table:table-cell>
          <table:table-cell office:value-type="float" office:value="3.2598" calcext:value-type="float">
            <text:p>3.25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.03654" calcext:value-type="float">
            <text:p>4.03654</text:p>
          </table:table-cell>
          <table:table-cell office:value-type="float" office:value="3.87854" calcext:value-type="float">
            <text:p>3.87854</text:p>
          </table:table-cell>
          <table:table-cell office:value-type="float" office:value="9.17427" calcext:value-type="float">
            <text:p>9.17427</text:p>
          </table:table-cell>
          <table:table-cell office:value-type="float" office:value="-0.139904" calcext:value-type="float">
            <text:p>-0.139904</text:p>
          </table:table-cell>
          <table:table-cell office:value-type="float" office:value="-0.518782" calcext:value-type="float">
            <text:p>-0.518782</text:p>
          </table:table-cell>
          <table:table-cell office:value-type="float" office:value="5.23529" calcext:value-type="float">
            <text:p>5.235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0.6982" calcext:value-type="float">
            <text:p>10.6982</text:p>
          </table:table-cell>
          <table:table-cell office:value-type="float" office:value="0.252316" calcext:value-type="float">
            <text:p>0.252316</text:p>
          </table:table-cell>
          <table:table-cell office:value-type="float" office:value="6.5874" calcext:value-type="float">
            <text:p>6.5874</text:p>
          </table:table-cell>
          <table:table-cell office:value-type="float" office:value="-0.580777" calcext:value-type="float">
            <text:p>-0.580777</text:p>
          </table:table-cell>
          <table:table-cell office:value-type="float" office:value="-0.0319929" calcext:value-type="float">
            <text:p>-0.0319929</text:p>
          </table:table-cell>
          <table:table-cell office:value-type="float" office:value="7.27948" calcext:value-type="float">
            <text:p>7.279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752" calcext:value-type="float">
            <text:p>1.752</text:p>
          </table:table-cell>
          <table:table-cell office:value-type="float" office:value="-4.05945" calcext:value-type="float">
            <text:p>-4.05945</text:p>
          </table:table-cell>
          <table:table-cell office:value-type="float" office:value="-6.27029" calcext:value-type="float">
            <text:p>-6.27029</text:p>
          </table:table-cell>
          <table:table-cell office:value-type="float" office:value="0.0182367" calcext:value-type="float">
            <text:p>0.0182367</text:p>
          </table:table-cell>
          <table:table-cell office:value-type="float" office:value="0.0197717" calcext:value-type="float">
            <text:p>0.0197717</text:p>
          </table:table-cell>
          <table:table-cell office:value-type="float" office:value="2.51211" calcext:value-type="float">
            <text:p>2.512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.30382" calcext:value-type="float">
            <text:p>4.30382</text:p>
          </table:table-cell>
          <table:table-cell office:value-type="float" office:value="3.8806" calcext:value-type="float">
            <text:p>3.8806</text:p>
          </table:table-cell>
          <table:table-cell office:value-type="float" office:value="9.23187" calcext:value-type="float">
            <text:p>9.23187</text:p>
          </table:table-cell>
          <table:table-cell office:value-type="float" office:value="-0.12911" calcext:value-type="float">
            <text:p>-0.12911</text:p>
          </table:table-cell>
          <table:table-cell office:value-type="float" office:value="-0.444545" calcext:value-type="float">
            <text:p>-0.444545</text:p>
          </table:table-cell>
          <table:table-cell office:value-type="float" office:value="8.42642" calcext:value-type="float">
            <text:p>8.426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0.8898" calcext:value-type="float">
            <text:p>10.8898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6.45738" calcext:value-type="float">
            <text:p>6.45738</text:p>
          </table:table-cell>
          <table:table-cell office:value-type="float" office:value="-0.562221" calcext:value-type="float">
            <text:p>-0.562221</text:p>
          </table:table-cell>
          <table:table-cell office:value-type="float" office:value="0.00166091" calcext:value-type="float">
            <text:p>0.00166091</text:p>
          </table:table-cell>
          <table:table-cell office:value-type="float" office:value="4.78412" calcext:value-type="float">
            <text:p>4.784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57881" calcext:value-type="float">
            <text:p>1.57881</text:p>
          </table:table-cell>
          <table:table-cell office:value-type="float" office:value="-4.04695" calcext:value-type="float">
            <text:p>-4.04695</text:p>
          </table:table-cell>
          <table:table-cell office:value-type="float" office:value="-6.14504" calcext:value-type="float">
            <text:p>-6.14504</text:p>
          </table:table-cell>
          <table:table-cell office:value-type="float" office:value="0.00387608" calcext:value-type="float">
            <text:p>0.00387608</text:p>
          </table:table-cell>
          <table:table-cell office:value-type="float" office:value="-0.017211" calcext:value-type="float">
            <text:p>-0.017211</text:p>
          </table:table-cell>
          <table:table-cell office:value-type="float" office:value="4.95679" calcext:value-type="float">
            <text:p>4.956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.61489" calcext:value-type="float">
            <text:p>4.61489</text:p>
          </table:table-cell>
          <table:table-cell office:value-type="float" office:value="3.84152" calcext:value-type="float">
            <text:p>3.84152</text:p>
          </table:table-cell>
          <table:table-cell office:value-type="float" office:value="9.26025" calcext:value-type="float">
            <text:p>9.26025</text:p>
          </table:table-cell>
          <table:table-cell office:value-type="float" office:value="-0.143537" calcext:value-type="float">
            <text:p>-0.143537</text:p>
          </table:table-cell>
          <table:table-cell office:value-type="float" office:value="-0.444246" calcext:value-type="float">
            <text:p>-0.444246</text:p>
          </table:table-cell>
          <table:table-cell office:value-type="float" office:value="1.03647" calcext:value-type="float">
            <text:p>1.036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1.088" calcext:value-type="float">
            <text:p>11.088</text:p>
          </table:table-cell>
          <table:table-cell office:value-type="float" office:value="0.114164" calcext:value-type="float">
            <text:p>0.114164</text:p>
          </table:table-cell>
          <table:table-cell office:value-type="float" office:value="6.49946" calcext:value-type="float">
            <text:p>6.49946</text:p>
          </table:table-cell>
          <table:table-cell office:value-type="float" office:value="-0.535286" calcext:value-type="float">
            <text:p>-0.535286</text:p>
          </table:table-cell>
          <table:table-cell office:value-type="float" office:value="0.052889" calcext:value-type="float">
            <text:p>0.052889</text:p>
          </table:table-cell>
          <table:table-cell office:value-type="float" office:value="5.18382" calcext:value-type="float">
            <text:p>5.183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39411" calcext:value-type="float">
            <text:p>1.39411</text:p>
          </table:table-cell>
          <table:table-cell office:value-type="float" office:value="-4.04636" calcext:value-type="float">
            <text:p>-4.04636</text:p>
          </table:table-cell>
          <table:table-cell office:value-type="float" office:value="-6.0255" calcext:value-type="float">
            <text:p>-6.0255</text:p>
          </table:table-cell>
          <table:table-cell office:value-type="float" office:value="0.0039138" calcext:value-type="float">
            <text:p>0.0039138</text:p>
          </table:table-cell>
          <table:table-cell office:value-type="float" office:value="-0.0117379" calcext:value-type="float">
            <text:p>-0.0117379</text:p>
          </table:table-cell>
          <table:table-cell office:value-type="float" office:value="2.96062" calcext:value-type="float">
            <text:p>2.9606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.92584" calcext:value-type="float">
            <text:p>4.92584</text:p>
          </table:table-cell>
          <table:table-cell office:value-type="float" office:value="3.8174" calcext:value-type="float">
            <text:p>3.8174</text:p>
          </table:table-cell>
          <table:table-cell office:value-type="float" office:value="9.42004" calcext:value-type="float">
            <text:p>9.42004</text:p>
          </table:table-cell>
          <table:table-cell office:value-type="float" office:value="-0.146783" calcext:value-type="float">
            <text:p>-0.146783</text:p>
          </table:table-cell>
          <table:table-cell office:value-type="float" office:value="-0.412728" calcext:value-type="float">
            <text:p>-0.412728</text:p>
          </table:table-cell>
          <table:table-cell office:value-type="float" office:value="1.23217" calcext:value-type="float">
            <text:p>1.2321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1.2777" calcext:value-type="float">
            <text:p>11.2777</text:p>
          </table:table-cell>
          <table:table-cell office:value-type="float" office:value="0.0945947" calcext:value-type="float">
            <text:p>0.0945947</text:p>
          </table:table-cell>
          <table:table-cell office:value-type="float" office:value="6.6093" calcext:value-type="float">
            <text:p>6.6093</text:p>
          </table:table-cell>
          <table:table-cell office:value-type="float" office:value="-0.489489" calcext:value-type="float">
            <text:p>-0.489489</text:p>
          </table:table-cell>
          <table:table-cell office:value-type="float" office:value="0.140896" calcext:value-type="float">
            <text:p>0.140896</text:p>
          </table:table-cell>
          <table:table-cell office:value-type="float" office:value="14.2148" calcext:value-type="float">
            <text:p>14.21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16256" calcext:value-type="float">
            <text:p>1.16256</text:p>
          </table:table-cell>
          <table:table-cell office:value-type="float" office:value="-4.04877" calcext:value-type="float">
            <text:p>-4.04877</text:p>
          </table:table-cell>
          <table:table-cell office:value-type="float" office:value="-6.0845" calcext:value-type="float">
            <text:p>-6.0845</text:p>
          </table:table-cell>
          <table:table-cell office:value-type="float" office:value="0.0170899" calcext:value-type="float">
            <text:p>0.0170899</text:p>
          </table:table-cell>
          <table:table-cell office:value-type="float" office:value="0.0352384" calcext:value-type="float">
            <text:p>0.0352384</text:p>
          </table:table-cell>
          <table:table-cell office:value-type="float" office:value="4.138" calcext:value-type="float">
            <text:p>4.1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5.20873" calcext:value-type="float">
            <text:p>5.20873</text:p>
          </table:table-cell>
          <table:table-cell office:value-type="float" office:value="3.84071" calcext:value-type="float">
            <text:p>3.84071</text:p>
          </table:table-cell>
          <table:table-cell office:value-type="float" office:value="9.57629" calcext:value-type="float">
            <text:p>9.57629</text:p>
          </table:table-cell>
          <table:table-cell office:value-type="float" office:value="-0.124287" calcext:value-type="float">
            <text:p>-0.124287</text:p>
          </table:table-cell>
          <table:table-cell office:value-type="float" office:value="-0.320209" calcext:value-type="float">
            <text:p>-0.320209</text:p>
          </table:table-cell>
          <table:table-cell office:value-type="float" office:value="11.3359" calcext:value-type="float">
            <text:p>11.33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1.4471" calcext:value-type="float">
            <text:p>11.4471</text:p>
          </table:table-cell>
          <table:table-cell office:value-type="float" office:value="0.0428362" calcext:value-type="float">
            <text:p>0.0428362</text:p>
          </table:table-cell>
          <table:table-cell office:value-type="float" office:value="6.27786" calcext:value-type="float">
            <text:p>6.27786</text:p>
          </table:table-cell>
          <table:table-cell office:value-type="float" office:value="-0.467775" calcext:value-type="float">
            <text:p>-0.467775</text:p>
          </table:table-cell>
          <table:table-cell office:value-type="float" office:value="0.170197" calcext:value-type="float">
            <text:p>0.170197</text:p>
          </table:table-cell>
          <table:table-cell office:value-type="float" office:value="5.20853" calcext:value-type="float">
            <text:p>5.208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955705" calcext:value-type="float">
            <text:p>0.955705</text:p>
          </table:table-cell>
          <table:table-cell office:value-type="float" office:value="-4.03778" calcext:value-type="float">
            <text:p>-4.03778</text:p>
          </table:table-cell>
          <table:table-cell office:value-type="float" office:value="-6.13776" calcext:value-type="float">
            <text:p>-6.13776</text:p>
          </table:table-cell>
          <table:table-cell office:value-type="float" office:value="0.00184892" calcext:value-type="float">
            <text:p>0.00184892</text:p>
          </table:table-cell>
          <table:table-cell office:value-type="float" office:value="-0.0134407" calcext:value-type="float">
            <text:p>-0.0134407</text:p>
          </table:table-cell>
          <table:table-cell office:value-type="float" office:value="0.736256" calcext:value-type="float">
            <text:p>0.7362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5.47538" calcext:value-type="float">
            <text:p>5.47538</text:p>
          </table:table-cell>
          <table:table-cell office:value-type="float" office:value="3.83765" calcext:value-type="float">
            <text:p>3.83765</text:p>
          </table:table-cell>
          <table:table-cell office:value-type="float" office:value="9.27606" calcext:value-type="float">
            <text:p>9.27606</text:p>
          </table:table-cell>
          <table:table-cell office:value-type="float" office:value="-0.118326" calcext:value-type="float">
            <text:p>-0.118326</text:p>
          </table:table-cell>
          <table:table-cell office:value-type="float" office:value="-0.285711" calcext:value-type="float">
            <text:p>-0.285711</text:p>
          </table:table-cell>
          <table:table-cell office:value-type="float" office:value="6.06575" calcext:value-type="float">
            <text:p>6.065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1.6566" calcext:value-type="float">
            <text:p>11.6566</text:p>
          </table:table-cell>
          <table:table-cell office:value-type="float" office:value="0.0136604" calcext:value-type="float">
            <text:p>0.0136604</text:p>
          </table:table-cell>
          <table:table-cell office:value-type="float" office:value="6.35359" calcext:value-type="float">
            <text:p>6.35359</text:p>
          </table:table-cell>
          <table:table-cell office:value-type="float" office:value="-0.428161" calcext:value-type="float">
            <text:p>-0.428161</text:p>
          </table:table-cell>
          <table:table-cell office:value-type="float" office:value="0.233291" calcext:value-type="float">
            <text:p>0.233291</text:p>
          </table:table-cell>
          <table:table-cell office:value-type="float" office:value="5.83803" calcext:value-type="float">
            <text:p>5.838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794182" calcext:value-type="float">
            <text:p>0.794182</text:p>
          </table:table-cell>
          <table:table-cell office:value-type="float" office:value="-4.03872" calcext:value-type="float">
            <text:p>-4.03872</text:p>
          </table:table-cell>
          <table:table-cell office:value-type="float" office:value="-5.89765" calcext:value-type="float">
            <text:p>-5.89765</text:p>
          </table:table-cell>
          <table:table-cell office:value-type="float" office:value="0.00579012" calcext:value-type="float">
            <text:p>0.00579012</text:p>
          </table:table-cell>
          <table:table-cell office:value-type="float" office:value="0.00560662" calcext:value-type="float">
            <text:p>0.00560662</text:p>
          </table:table-cell>
          <table:table-cell office:value-type="float" office:value="3.68625" calcext:value-type="float">
            <text:p>3.6862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5.78629" calcext:value-type="float">
            <text:p>5.78629</text:p>
          </table:table-cell>
          <table:table-cell office:value-type="float" office:value="3.84063" calcext:value-type="float">
            <text:p>3.84063</text:p>
          </table:table-cell>
          <table:table-cell office:value-type="float" office:value="9.4409" calcext:value-type="float">
            <text:p>9.4409</text:p>
          </table:table-cell>
          <table:table-cell office:value-type="float" office:value="-0.10962" calcext:value-type="float">
            <text:p>-0.10962</text:p>
          </table:table-cell>
          <table:table-cell office:value-type="float" office:value="-0.240647" calcext:value-type="float">
            <text:p>-0.240647</text:p>
          </table:table-cell>
          <table:table-cell office:value-type="float" office:value="2.0381" calcext:value-type="float">
            <text:p>2.03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1.8597" calcext:value-type="float">
            <text:p>11.8597</text:p>
          </table:table-cell>
          <table:table-cell office:value-type="float" office:value="-0.0185986" calcext:value-type="float">
            <text:p>-0.0185986</text:p>
          </table:table-cell>
          <table:table-cell office:value-type="float" office:value="6.17" calcext:value-type="float">
            <text:p>6.17</text:p>
          </table:table-cell>
          <table:table-cell office:value-type="float" office:value="-0.394758" calcext:value-type="float">
            <text:p>-0.394758</text:p>
          </table:table-cell>
          <table:table-cell office:value-type="float" office:value="0.276713" calcext:value-type="float">
            <text:p>0.276713</text:p>
          </table:table-cell>
          <table:table-cell office:value-type="float" office:value="2.73625" calcext:value-type="float">
            <text:p>2.7362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64546" calcext:value-type="float">
            <text:p>0.64546</text:p>
          </table:table-cell>
          <table:table-cell office:value-type="float" office:value="-4.03858" calcext:value-type="float">
            <text:p>-4.03858</text:p>
          </table:table-cell>
          <table:table-cell office:value-type="float" office:value="-5.67284" calcext:value-type="float">
            <text:p>-5.67284</text:p>
          </table:table-cell>
          <table:table-cell office:value-type="float" office:value="-0.000197523" calcext:value-type="float">
            <text:p>-0.000197523</text:p>
          </table:table-cell>
          <table:table-cell office:value-type="float" office:value="-0.0138561" calcext:value-type="float">
            <text:p>-0.0138561</text:p>
          </table:table-cell>
          <table:table-cell office:value-type="float" office:value="2.26923" calcext:value-type="float">
            <text:p>2.2692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6.08955" calcext:value-type="float">
            <text:p>6.08955</text:p>
          </table:table-cell>
          <table:table-cell office:value-type="float" office:value="3.83981" calcext:value-type="float">
            <text:p>3.83981</text:p>
          </table:table-cell>
          <table:table-cell office:value-type="float" office:value="9.33779" calcext:value-type="float">
            <text:p>9.33779</text:p>
          </table:table-cell>
          <table:table-cell office:value-type="float" office:value="-0.105292" calcext:value-type="float">
            <text:p>-0.105292</text:p>
          </table:table-cell>
          <table:table-cell office:value-type="float" office:value="-0.21675" calcext:value-type="float">
            <text:p>-0.21675</text:p>
          </table:table-cell>
          <table:table-cell office:value-type="float" office:value="0.498171" calcext:value-type="float">
            <text:p>0.4981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2.0363" calcext:value-type="float">
            <text:p>12.0363</text:p>
          </table:table-cell>
          <table:table-cell office:value-type="float" office:value="-0.0645275" calcext:value-type="float">
            <text:p>-0.0645275</text:p>
          </table:table-cell>
          <table:table-cell office:value-type="float" office:value="5.97935" calcext:value-type="float">
            <text:p>5.97935</text:p>
          </table:table-cell>
          <table:table-cell office:value-type="float" office:value="-0.372884" calcext:value-type="float">
            <text:p>-0.372884</text:p>
          </table:table-cell>
          <table:table-cell office:value-type="float" office:value="0.299186" calcext:value-type="float">
            <text:p>0.299186</text:p>
          </table:table-cell>
          <table:table-cell office:value-type="float" office:value="2.61068" calcext:value-type="float">
            <text:p>2.610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425294" calcext:value-type="float">
            <text:p>0.425294</text:p>
          </table:table-cell>
          <table:table-cell office:value-type="float" office:value="-4.03798" calcext:value-type="float">
            <text:p>-4.03798</text:p>
          </table:table-cell>
          <table:table-cell office:value-type="float" office:value="-5.8448" calcext:value-type="float">
            <text:p>-5.8448</text:p>
          </table:table-cell>
          <table:table-cell office:value-type="float" office:value="-0.00734197" calcext:value-type="float">
            <text:p>-0.00734197</text:p>
          </table:table-cell>
          <table:table-cell office:value-type="float" office:value="-0.0401156" calcext:value-type="float">
            <text:p>-0.0401156</text:p>
          </table:table-cell>
          <table:table-cell office:value-type="float" office:value="0.79186" calcext:value-type="float">
            <text:p>0.791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6.37343" calcext:value-type="float">
            <text:p>6.37343</text:p>
          </table:table-cell>
          <table:table-cell office:value-type="float" office:value="3.82935" calcext:value-type="float">
            <text:p>3.82935</text:p>
          </table:table-cell>
          <table:table-cell office:value-type="float" office:value="9.19908" calcext:value-type="float">
            <text:p>9.19908</text:p>
          </table:table-cell>
          <table:table-cell office:value-type="float" office:value="-0.102189" calcext:value-type="float">
            <text:p>-0.102189</text:p>
          </table:table-cell>
          <table:table-cell office:value-type="float" office:value="-0.194586" calcext:value-type="float">
            <text:p>-0.194586</text:p>
          </table:table-cell>
          <table:table-cell office:value-type="float" office:value="2.95987" calcext:value-type="float">
            <text:p>2.959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2.2255" calcext:value-type="float">
            <text:p>12.2255</text:p>
          </table:table-cell>
          <table:table-cell office:value-type="float" office:value="-0.0852986" calcext:value-type="float">
            <text:p>-0.0852986</text:p>
          </table:table-cell>
          <table:table-cell office:value-type="float" office:value="6.05313" calcext:value-type="float">
            <text:p>6.05313</text:p>
          </table:table-cell>
          <table:table-cell office:value-type="float" office:value="-0.337182" calcext:value-type="float">
            <text:p>-0.337182</text:p>
          </table:table-cell>
          <table:table-cell office:value-type="float" office:value="0.347874" calcext:value-type="float">
            <text:p>0.347874</text:p>
          </table:table-cell>
          <table:table-cell office:value-type="float" office:value="3.91937" calcext:value-type="float">
            <text:p>3.919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217119" calcext:value-type="float">
            <text:p>0.217119</text:p>
          </table:table-cell>
          <table:table-cell office:value-type="float" office:value="-4.03277" calcext:value-type="float">
            <text:p>-4.03277</text:p>
          </table:table-cell>
          <table:table-cell office:value-type="float" office:value="-5.90614" calcext:value-type="float">
            <text:p>-5.90614</text:p>
          </table:table-cell>
          <table:table-cell office:value-type="float" office:value="-0.00512819" calcext:value-type="float">
            <text:p>-0.00512819</text:p>
          </table:table-cell>
          <table:table-cell office:value-type="float" office:value="-0.023883" calcext:value-type="float">
            <text:p>-0.023883</text:p>
          </table:table-cell>
          <table:table-cell office:value-type="float" office:value="0.455595" calcext:value-type="float">
            <text:p>0.4555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6.66936" calcext:value-type="float">
            <text:p>6.66936</text:p>
          </table:table-cell>
          <table:table-cell office:value-type="float" office:value="3.83138" calcext:value-type="float">
            <text:p>3.83138</text:p>
          </table:table-cell>
          <table:table-cell office:value-type="float" office:value="9.33531" calcext:value-type="float">
            <text:p>9.33531</text:p>
          </table:table-cell>
          <table:table-cell office:value-type="float" office:value="-0.0916701" calcext:value-type="float">
            <text:p>-0.0916701</text:p>
          </table:table-cell>
          <table:table-cell office:value-type="float" office:value="-0.151581" calcext:value-type="float">
            <text:p>-0.151581</text:p>
          </table:table-cell>
          <table:table-cell office:value-type="float" office:value="1.95219" calcext:value-type="float">
            <text:p>1.952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2.4246" calcext:value-type="float">
            <text:p>12.4246</text:p>
          </table:table-cell>
          <table:table-cell office:value-type="float" office:value="-0.091257" calcext:value-type="float">
            <text:p>-0.091257</text:p>
          </table:table-cell>
          <table:table-cell office:value-type="float" office:value="5.99241" calcext:value-type="float">
            <text:p>5.99241</text:p>
          </table:table-cell>
          <table:table-cell office:value-type="float" office:value="-0.295484" calcext:value-type="float">
            <text:p>-0.295484</text:p>
          </table:table-cell>
          <table:table-cell office:value-type="float" office:value="0.401374" calcext:value-type="float">
            <text:p>0.401374</text:p>
          </table:table-cell>
          <table:table-cell office:value-type="float" office:value="3.14656" calcext:value-type="float">
            <text:p>3.146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0730237" calcext:value-type="float">
            <text:p>0.0730237</text:p>
          </table:table-cell>
          <table:table-cell office:value-type="float" office:value="-4.0301" calcext:value-type="float">
            <text:p>-4.0301</text:p>
          </table:table-cell>
          <table:table-cell office:value-type="float" office:value="-5.63194" calcext:value-type="float">
            <text:p>-5.63194</text:p>
          </table:table-cell>
          <table:table-cell office:value-type="float" office:value="-0.00529142" calcext:value-type="float">
            <text:p>-0.00529142</text:p>
          </table:table-cell>
          <table:table-cell office:value-type="float" office:value="-0.0186433" calcext:value-type="float">
            <text:p>-0.0186433</text:p>
          </table:table-cell>
          <table:table-cell office:value-type="float" office:value="2.09314" calcext:value-type="float">
            <text:p>2.093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6.96797" calcext:value-type="float">
            <text:p>6.96797</text:p>
          </table:table-cell>
          <table:table-cell office:value-type="float" office:value="3.84537" calcext:value-type="float">
            <text:p>3.84537</text:p>
          </table:table-cell>
          <table:table-cell office:value-type="float" office:value="9.33222" calcext:value-type="float">
            <text:p>9.33222</text:p>
          </table:table-cell>
          <table:table-cell office:value-type="float" office:value="-0.0786637" calcext:value-type="float">
            <text:p>-0.0786637</text:p>
          </table:table-cell>
          <table:table-cell office:value-type="float" office:value="-0.111323" calcext:value-type="float">
            <text:p>-0.111323</text:p>
          </table:table-cell>
          <table:table-cell office:value-type="float" office:value="1.02273" calcext:value-type="float">
            <text:p>1.022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2.6084" calcext:value-type="float">
            <text:p>12.6084</text:p>
          </table:table-cell>
          <table:table-cell office:value-type="float" office:value="-0.0992384" calcext:value-type="float">
            <text:p>-0.0992384</text:p>
          </table:table-cell>
          <table:table-cell office:value-type="float" office:value="5.95218" calcext:value-type="float">
            <text:p>5.95218</text:p>
          </table:table-cell>
          <table:table-cell office:value-type="float" office:value="-0.258431" calcext:value-type="float">
            <text:p>-0.258431</text:p>
          </table:table-cell>
          <table:table-cell office:value-type="float" office:value="0.44518" calcext:value-type="float">
            <text:p>0.44518</text:p>
          </table:table-cell>
          <table:table-cell office:value-type="float" office:value="3.12166" calcext:value-type="float">
            <text:p>3.121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124559" calcext:value-type="float">
            <text:p>-0.124559</text:p>
          </table:table-cell>
          <table:table-cell office:value-type="float" office:value="-4.02652" calcext:value-type="float">
            <text:p>-4.02652</text:p>
          </table:table-cell>
          <table:table-cell office:value-type="float" office:value="-5.68498" calcext:value-type="float">
            <text:p>-5.68498</text:p>
          </table:table-cell>
          <table:table-cell office:value-type="float" office:value="-0.00562962" calcext:value-type="float">
            <text:p>-0.00562962</text:p>
          </table:table-cell>
          <table:table-cell office:value-type="float" office:value="-0.015503" calcext:value-type="float">
            <text:p>-0.015503</text:p>
          </table:table-cell>
          <table:table-cell office:value-type="float" office:value="0.517057" calcext:value-type="float">
            <text:p>0.5170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7.25298" calcext:value-type="float">
            <text:p>7.25298</text:p>
          </table:table-cell>
          <table:table-cell office:value-type="float" office:value="3.8646" calcext:value-type="float">
            <text:p>3.8646</text:p>
          </table:table-cell>
          <table:table-cell office:value-type="float" office:value="9.32525" calcext:value-type="float">
            <text:p>9.32525</text:p>
          </table:table-cell>
          <table:table-cell office:value-type="float" office:value="-0.0618883" calcext:value-type="float">
            <text:p>-0.0618883</text:p>
          </table:table-cell>
          <table:table-cell office:value-type="float" office:value="-0.0637639" calcext:value-type="float">
            <text:p>-0.0637639</text:p>
          </table:table-cell>
          <table:table-cell office:value-type="float" office:value="2.4597" calcext:value-type="float">
            <text:p>2.45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2.7951" calcext:value-type="float">
            <text:p>12.7951</text:p>
          </table:table-cell>
          <table:table-cell office:value-type="float" office:value="-0.0926303" calcext:value-type="float">
            <text:p>-0.0926303</text:p>
          </table:table-cell>
          <table:table-cell office:value-type="float" office:value="5.91473" calcext:value-type="float">
            <text:p>5.91473</text:p>
          </table:table-cell>
          <table:table-cell office:value-type="float" office:value="-0.215765" calcext:value-type="float">
            <text:p>-0.215765</text:p>
          </table:table-cell>
          <table:table-cell office:value-type="float" office:value="0.495839" calcext:value-type="float">
            <text:p>0.495839</text:p>
          </table:table-cell>
          <table:table-cell office:value-type="float" office:value="3.34245" calcext:value-type="float">
            <text:p>3.3424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307725" calcext:value-type="float">
            <text:p>-0.307725</text:p>
          </table:table-cell>
          <table:table-cell office:value-type="float" office:value="-4.01287" calcext:value-type="float">
            <text:p>-4.01287</text:p>
          </table:table-cell>
          <table:table-cell office:value-type="float" office:value="-5.64985" calcext:value-type="float">
            <text:p>-5.64985</text:p>
          </table:table-cell>
          <table:table-cell office:value-type="float" office:value="-0.00896699" calcext:value-type="float">
            <text:p>-0.00896699</text:p>
          </table:table-cell>
          <table:table-cell office:value-type="float" office:value="-0.0151662" calcext:value-type="float">
            <text:p>-0.0151662</text:p>
          </table:table-cell>
          <table:table-cell office:value-type="float" office:value="0.676662" calcext:value-type="float">
            <text:p>0.67666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7.54467" calcext:value-type="float">
            <text:p>7.54467</text:p>
          </table:table-cell>
          <table:table-cell office:value-type="float" office:value="3.88361" calcext:value-type="float">
            <text:p>3.88361</text:p>
          </table:table-cell>
          <table:table-cell office:value-type="float" office:value="9.33961" calcext:value-type="float">
            <text:p>9.33961</text:p>
          </table:table-cell>
          <table:table-cell office:value-type="float" office:value="-0.0463888" calcext:value-type="float">
            <text:p>-0.0463888</text:p>
          </table:table-cell>
          <table:table-cell office:value-type="float" office:value="-0.0231658" calcext:value-type="float">
            <text:p>-0.0231658</text:p>
          </table:table-cell>
          <table:table-cell office:value-type="float" office:value="1.58403" calcext:value-type="float">
            <text:p>1.584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2.9861" calcext:value-type="float">
            <text:p>12.9861</text:p>
          </table:table-cell>
          <table:table-cell office:value-type="float" office:value="-0.143658" calcext:value-type="float">
            <text:p>-0.143658</text:p>
          </table:table-cell>
          <table:table-cell office:value-type="float" office:value="6.01152" calcext:value-type="float">
            <text:p>6.01152</text:p>
          </table:table-cell>
          <table:table-cell office:value-type="float" office:value="-0.204433" calcext:value-type="float">
            <text:p>-0.204433</text:p>
          </table:table-cell>
          <table:table-cell office:value-type="float" office:value="0.487921" calcext:value-type="float">
            <text:p>0.487921</text:p>
          </table:table-cell>
          <table:table-cell office:value-type="float" office:value="0.340672" calcext:value-type="float">
            <text:p>0.3406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490871" calcext:value-type="float">
            <text:p>-0.490871</text:p>
          </table:table-cell>
          <table:table-cell office:value-type="float" office:value="-4.02529" calcext:value-type="float">
            <text:p>-4.02529</text:p>
          </table:table-cell>
          <table:table-cell office:value-type="float" office:value="-5.6535" calcext:value-type="float">
            <text:p>-5.6535</text:p>
          </table:table-cell>
          <table:table-cell office:value-type="float" office:value="0.000271044" calcext:value-type="float">
            <text:p>0.000271044</text:p>
          </table:table-cell>
          <table:table-cell office:value-type="float" office:value="0.00899005" calcext:value-type="float">
            <text:p>0.00899005</text:p>
          </table:table-cell>
          <table:table-cell office:value-type="float" office:value="2.83817" calcext:value-type="float">
            <text:p>2.8381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7.86048" calcext:value-type="float">
            <text:p>7.86048</text:p>
          </table:table-cell>
          <table:table-cell office:value-type="float" office:value="3.85052" calcext:value-type="float">
            <text:p>3.85052</text:p>
          </table:table-cell>
          <table:table-cell office:value-type="float" office:value="9.51714" calcext:value-type="float">
            <text:p>9.51714</text:p>
          </table:table-cell>
          <table:table-cell office:value-type="float" office:value="-0.0519746" calcext:value-type="float">
            <text:p>-0.0519746</text:p>
          </table:table-cell>
          <table:table-cell office:value-type="float" office:value="-0.0281582" calcext:value-type="float">
            <text:p>-0.0281582</text:p>
          </table:table-cell>
          <table:table-cell office:value-type="float" office:value="1.3746" calcext:value-type="float">
            <text:p>1.37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-0.119742" calcext:value-type="float">
            <text:p>-0.119742</text:p>
          </table:table-cell>
          <table:table-cell office:value-type="float" office:value="5.81997" calcext:value-type="float">
            <text:p>5.81997</text:p>
          </table:table-cell>
          <table:table-cell office:value-type="float" office:value="-0.156884" calcext:value-type="float">
            <text:p>-0.156884</text:p>
          </table:table-cell>
          <table:table-cell office:value-type="float" office:value="0.543865" calcext:value-type="float">
            <text:p>0.543865</text:p>
          </table:table-cell>
          <table:table-cell office:value-type="float" office:value="8.40207" calcext:value-type="float">
            <text:p>8.402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69641" calcext:value-type="float">
            <text:p>-0.69641</text:p>
          </table:table-cell>
          <table:table-cell office:value-type="float" office:value="-4.01015" calcext:value-type="float">
            <text:p>-4.01015</text:p>
          </table:table-cell>
          <table:table-cell office:value-type="float" office:value="-5.68653" calcext:value-type="float">
            <text:p>-5.68653</text:p>
          </table:table-cell>
          <table:table-cell office:value-type="float" office:value="-0.013402" calcext:value-type="float">
            <text:p>-0.013402</text:p>
          </table:table-cell>
          <table:table-cell office:value-type="float" office:value="-0.0296722" calcext:value-type="float">
            <text:p>-0.0296722</text:p>
          </table:table-cell>
          <table:table-cell office:value-type="float" office:value="3.4454" calcext:value-type="float">
            <text:p>3.44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8.14099" calcext:value-type="float">
            <text:p>8.14099</text:p>
          </table:table-cell>
          <table:table-cell office:value-type="float" office:value="3.89341" calcext:value-type="float">
            <text:p>3.89341</text:p>
          </table:table-cell>
          <table:table-cell office:value-type="float" office:value="9.34781" calcext:value-type="float">
            <text:p>9.34781</text:p>
          </table:table-cell>
          <table:table-cell office:value-type="float" office:value="-0.0275946" calcext:value-type="float">
            <text:p>-0.0275946</text:p>
          </table:table-cell>
          <table:table-cell office:value-type="float" office:value="0.0252036" calcext:value-type="float">
            <text:p>0.0252036</text:p>
          </table:table-cell>
          <table:table-cell office:value-type="float" office:value="6.82266" calcext:value-type="float">
            <text:p>6.822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3.361" calcext:value-type="float">
            <text:p>13.361</text:p>
          </table:table-cell>
          <table:table-cell office:value-type="float" office:value="-0.165258" calcext:value-type="float">
            <text:p>-0.165258</text:p>
          </table:table-cell>
          <table:table-cell office:value-type="float" office:value="5.94326" calcext:value-type="float">
            <text:p>5.94326</text:p>
          </table:table-cell>
          <table:table-cell office:value-type="float" office:value="-0.14734" calcext:value-type="float">
            <text:p>-0.14734</text:p>
          </table:table-cell>
          <table:table-cell office:value-type="float" office:value="0.529364" calcext:value-type="float">
            <text:p>0.529364</text:p>
          </table:table-cell>
          <table:table-cell office:value-type="float" office:value="0.0470528" calcext:value-type="float">
            <text:p>0.047052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912146" calcext:value-type="float">
            <text:p>-0.912146</text:p>
          </table:table-cell>
          <table:table-cell office:value-type="float" office:value="-4.00618" calcext:value-type="float">
            <text:p>-4.00618</text:p>
          </table:table-cell>
          <table:table-cell office:value-type="float" office:value="-5.82787" calcext:value-type="float">
            <text:p>-5.82787</text:p>
          </table:table-cell>
          <table:table-cell office:value-type="float" office:value="-0.0162996" calcext:value-type="float">
            <text:p>-0.0162996</text:p>
          </table:table-cell>
          <table:table-cell office:value-type="float" office:value="-0.0346784" calcext:value-type="float">
            <text:p>-0.0346784</text:p>
          </table:table-cell>
          <table:table-cell office:value-type="float" office:value="1.22952" calcext:value-type="float">
            <text:p>1.229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8.47494" calcext:value-type="float">
            <text:p>8.47494</text:p>
          </table:table-cell>
          <table:table-cell office:value-type="float" office:value="3.84605" calcext:value-type="float">
            <text:p>3.84605</text:p>
          </table:table-cell>
          <table:table-cell office:value-type="float" office:value="9.58746" calcext:value-type="float">
            <text:p>9.58746</text:p>
          </table:table-cell>
          <table:table-cell office:value-type="float" office:value="-0.0412439" calcext:value-type="float">
            <text:p>-0.0412439</text:p>
          </table:table-cell>
          <table:table-cell office:value-type="float" office:value="-0.00120145" calcext:value-type="float">
            <text:p>-0.00120145</text:p>
          </table:table-cell>
          <table:table-cell office:value-type="float" office:value="0.297382" calcext:value-type="float">
            <text:p>0.2973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3.5599" calcext:value-type="float">
            <text:p>13.5599</text:p>
          </table:table-cell>
          <table:table-cell office:value-type="float" office:value="-0.147041" calcext:value-type="float">
            <text:p>-0.147041</text:p>
          </table:table-cell>
          <table:table-cell office:value-type="float" office:value="5.90414" calcext:value-type="float">
            <text:p>5.90414</text:p>
          </table:table-cell>
          <table:table-cell office:value-type="float" office:value="-0.105186" calcext:value-type="float">
            <text:p>-0.105186</text:p>
          </table:table-cell>
          <table:table-cell office:value-type="float" office:value="0.571689" calcext:value-type="float">
            <text:p>0.571689</text:p>
          </table:table-cell>
          <table:table-cell office:value-type="float" office:value="3.46467" calcext:value-type="float">
            <text:p>3.464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08784" calcext:value-type="float">
            <text:p>-1.08784</text:p>
          </table:table-cell>
          <table:table-cell office:value-type="float" office:value="-3.99344" calcext:value-type="float">
            <text:p>-3.99344</text:p>
          </table:table-cell>
          <table:table-cell office:value-type="float" office:value="-5.69461" calcext:value-type="float">
            <text:p>-5.69461</text:p>
          </table:table-cell>
          <table:table-cell office:value-type="float" office:value="-0.0229921" calcext:value-type="float">
            <text:p>-0.0229921</text:p>
          </table:table-cell>
          <table:table-cell office:value-type="float" office:value="-0.0481675" calcext:value-type="float">
            <text:p>-0.0481675</text:p>
          </table:table-cell>
          <table:table-cell office:value-type="float" office:value="1.75135" calcext:value-type="float">
            <text:p>1.7513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8.79204" calcext:value-type="float">
            <text:p>8.79204</text:p>
          </table:table-cell>
          <table:table-cell office:value-type="float" office:value="3.85957" calcext:value-type="float">
            <text:p>3.85957</text:p>
          </table:table-cell>
          <table:table-cell office:value-type="float" office:value="9.60846" calcext:value-type="float">
            <text:p>9.60846</text:p>
          </table:table-cell>
          <table:table-cell office:value-type="float" office:value="-0.0304557" calcext:value-type="float">
            <text:p>-0.0304557</text:p>
          </table:table-cell>
          <table:table-cell office:value-type="float" office:value="0.0219297" calcext:value-type="float">
            <text:p>0.0219297</text:p>
          </table:table-cell>
          <table:table-cell office:value-type="float" office:value="1.70838" calcext:value-type="float">
            <text:p>1.708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3.7507" calcext:value-type="float">
            <text:p>13.7507</text:p>
          </table:table-cell>
          <table:table-cell office:value-type="float" office:value="-0.1568" calcext:value-type="float">
            <text:p>-0.1568</text:p>
          </table:table-cell>
          <table:table-cell office:value-type="float" office:value="5.88274" calcext:value-type="float">
            <text:p>5.88274</text:p>
          </table:table-cell>
          <table:table-cell office:value-type="float" office:value="-0.0815399" calcext:value-type="float">
            <text:p>-0.0815399</text:p>
          </table:table-cell>
          <table:table-cell office:value-type="float" office:value="0.580015" calcext:value-type="float">
            <text:p>0.580015</text:p>
          </table:table-cell>
          <table:table-cell office:value-type="float" office:value="0.33926" calcext:value-type="float">
            <text:p>0.339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26021" calcext:value-type="float">
            <text:p>-1.26021</text:p>
          </table:table-cell>
          <table:table-cell office:value-type="float" office:value="-3.99063" calcext:value-type="float">
            <text:p>-3.99063</text:p>
          </table:table-cell>
          <table:table-cell office:value-type="float" office:value="-5.56555" calcext:value-type="float">
            <text:p>-5.56555</text:p>
          </table:table-cell>
          <table:table-cell office:value-type="float" office:value="-0.02574" calcext:value-type="float">
            <text:p>-0.02574</text:p>
          </table:table-cell>
          <table:table-cell office:value-type="float" office:value="-0.0549702" calcext:value-type="float">
            <text:p>-0.0549702</text:p>
          </table:table-cell>
          <table:table-cell office:value-type="float" office:value="0.743287" calcext:value-type="float">
            <text:p>0.7432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9.11035" calcext:value-type="float">
            <text:p>9.11035</text:p>
          </table:table-cell>
          <table:table-cell office:value-type="float" office:value="3.84728" calcext:value-type="float">
            <text:p>3.84728</text:p>
          </table:table-cell>
          <table:table-cell office:value-type="float" office:value="9.65685" calcext:value-type="float">
            <text:p>9.65685</text:p>
          </table:table-cell>
          <table:table-cell office:value-type="float" office:value="-0.0298142" calcext:value-type="float">
            <text:p>-0.0298142</text:p>
          </table:table-cell>
          <table:table-cell office:value-type="float" office:value="0.0233394" calcext:value-type="float">
            <text:p>0.0233394</text:p>
          </table:table-cell>
          <table:table-cell office:value-type="float" office:value="0.234762" calcext:value-type="float">
            <text:p>0.23476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3.9384" calcext:value-type="float">
            <text:p>13.9384</text:p>
          </table:table-cell>
          <table:table-cell office:value-type="float" office:value="-0.167154" calcext:value-type="float">
            <text:p>-0.167154</text:p>
          </table:table-cell>
          <table:table-cell office:value-type="float" office:value="5.67803" calcext:value-type="float">
            <text:p>5.67803</text:p>
          </table:table-cell>
          <table:table-cell office:value-type="float" office:value="-0.0602515" calcext:value-type="float">
            <text:p>-0.0602515</text:p>
          </table:table-cell>
          <table:table-cell office:value-type="float" office:value="0.583147" calcext:value-type="float">
            <text:p>0.583147</text:p>
          </table:table-cell>
          <table:table-cell office:value-type="float" office:value="0.529573" calcext:value-type="float">
            <text:p>0.5295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43149" calcext:value-type="float">
            <text:p>-1.43149</text:p>
          </table:table-cell>
          <table:table-cell office:value-type="float" office:value="-3.9751" calcext:value-type="float">
            <text:p>-3.9751</text:p>
          </table:table-cell>
          <table:table-cell office:value-type="float" office:value="-5.35353" calcext:value-type="float">
            <text:p>-5.35353</text:p>
          </table:table-cell>
          <table:table-cell office:value-type="float" office:value="-0.0409551" calcext:value-type="float">
            <text:p>-0.0409551</text:p>
          </table:table-cell>
          <table:table-cell office:value-type="float" office:value="-0.0963163" calcext:value-type="float">
            <text:p>-0.0963163</text:p>
          </table:table-cell>
          <table:table-cell office:value-type="float" office:value="1.56168" calcext:value-type="float">
            <text:p>1.561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9.43581" calcext:value-type="float">
            <text:p>9.43581</text:p>
          </table:table-cell>
          <table:table-cell office:value-type="float" office:value="3.81854" calcext:value-type="float">
            <text:p>3.81854</text:p>
          </table:table-cell>
          <table:table-cell office:value-type="float" office:value="9.57546" calcext:value-type="float">
            <text:p>9.57546</text:p>
          </table:table-cell>
          <table:table-cell office:value-type="float" office:value="-0.0379717" calcext:value-type="float">
            <text:p>-0.0379717</text:p>
          </table:table-cell>
          <table:table-cell office:value-type="float" office:value="0.00240431" calcext:value-type="float">
            <text:p>0.00240431</text:p>
          </table:table-cell>
          <table:table-cell office:value-type="float" office:value="0.0604227" calcext:value-type="float">
            <text:p>0.06042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4.1243" calcext:value-type="float">
            <text:p>14.1243</text:p>
          </table:table-cell>
          <table:table-cell office:value-type="float" office:value="-0.169077" calcext:value-type="float">
            <text:p>-0.169077</text:p>
          </table:table-cell>
          <table:table-cell office:value-type="float" office:value="5.66873" calcext:value-type="float">
            <text:p>5.66873</text:p>
          </table:table-cell>
          <table:table-cell office:value-type="float" office:value="-0.0367595" calcext:value-type="float">
            <text:p>-0.0367595</text:p>
          </table:table-cell>
          <table:table-cell office:value-type="float" office:value="0.590297" calcext:value-type="float">
            <text:p>0.590297</text:p>
          </table:table-cell>
          <table:table-cell office:value-type="float" office:value="1.27877" calcext:value-type="float">
            <text:p>1.278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61619" calcext:value-type="float">
            <text:p>-1.61619</text:p>
          </table:table-cell>
          <table:table-cell office:value-type="float" office:value="-3.96736" calcext:value-type="float">
            <text:p>-3.96736</text:p>
          </table:table-cell>
          <table:table-cell office:value-type="float" office:value="-5.32596" calcext:value-type="float">
            <text:p>-5.32596</text:p>
          </table:table-cell>
          <table:table-cell office:value-type="float" office:value="-0.0493772" calcext:value-type="float">
            <text:p>-0.0493772</text:p>
          </table:table-cell>
          <table:table-cell office:value-type="float" office:value="-0.114729" calcext:value-type="float">
            <text:p>-0.114729</text:p>
          </table:table-cell>
          <table:table-cell office:value-type="float" office:value="0.292894" calcext:value-type="float">
            <text:p>0.2928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9.7559" calcext:value-type="float">
            <text:p>9.7559</text:p>
          </table:table-cell>
          <table:table-cell office:value-type="float" office:value="3.81098" calcext:value-type="float">
            <text:p>3.81098</text:p>
          </table:table-cell>
          <table:table-cell office:value-type="float" office:value="9.66791" calcext:value-type="float">
            <text:p>9.66791</text:p>
          </table:table-cell>
          <table:table-cell office:value-type="float" office:value="-0.0350847" calcext:value-type="float">
            <text:p>-0.0350847</text:p>
          </table:table-cell>
          <table:table-cell office:value-type="float" office:value="0.0103076" calcext:value-type="float">
            <text:p>0.0103076</text:p>
          </table:table-cell>
          <table:table-cell office:value-type="float" office:value="1.29209" calcext:value-type="float">
            <text:p>1.2920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4.3189" calcext:value-type="float">
            <text:p>14.3189</text:p>
          </table:table-cell>
          <table:table-cell office:value-type="float" office:value="-0.151628" calcext:value-type="float">
            <text:p>-0.151628</text:p>
          </table:table-cell>
          <table:table-cell office:value-type="float" office:value="5.54715" calcext:value-type="float">
            <text:p>5.54715</text:p>
          </table:table-cell>
          <table:table-cell office:value-type="float" office:value="-0.00411404" calcext:value-type="float">
            <text:p>-0.00411404</text:p>
          </table:table-cell>
          <table:table-cell office:value-type="float" office:value="0.611503" calcext:value-type="float">
            <text:p>0.611503</text:p>
          </table:table-cell>
          <table:table-cell office:value-type="float" office:value="2.00964" calcext:value-type="float">
            <text:p>2.009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70424" calcext:value-type="float">
            <text:p>-1.70424</text:p>
          </table:table-cell>
          <table:table-cell office:value-type="float" office:value="-3.98757" calcext:value-type="float">
            <text:p>-3.98757</text:p>
          </table:table-cell>
          <table:table-cell office:value-type="float" office:value="-4.80012" calcext:value-type="float">
            <text:p>-4.80012</text:p>
          </table:table-cell>
          <table:table-cell office:value-type="float" office:value="-0.0351203" calcext:value-type="float">
            <text:p>-0.0351203</text:p>
          </table:table-cell>
          <table:table-cell office:value-type="float" office:value="-0.0812579" calcext:value-type="float">
            <text:p>-0.0812579</text:p>
          </table:table-cell>
          <table:table-cell office:value-type="float" office:value="7.00248" calcext:value-type="float">
            <text:p>7.002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0.0832" calcext:value-type="float">
            <text:p>10.0832</text:p>
          </table:table-cell>
          <table:table-cell office:value-type="float" office:value="3.8106" calcext:value-type="float">
            <text:p>3.8106</text:p>
          </table:table-cell>
          <table:table-cell office:value-type="float" office:value="9.65164" calcext:value-type="float">
            <text:p>9.65164</text:p>
          </table:table-cell>
          <table:table-cell office:value-type="float" office:value="-0.031396" calcext:value-type="float">
            <text:p>-0.031396</text:p>
          </table:table-cell>
          <table:table-cell office:value-type="float" office:value="0.0159747" calcext:value-type="float">
            <text:p>0.0159747</text:p>
          </table:table-cell>
          <table:table-cell office:value-type="float" office:value="1.29075" calcext:value-type="float">
            <text:p>1.290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4.5063" calcext:value-type="float">
            <text:p>14.5063</text:p>
          </table:table-cell>
          <table:table-cell office:value-type="float" office:value="-0.122052" calcext:value-type="float">
            <text:p>-0.122052</text:p>
          </table:table-cell>
          <table:table-cell office:value-type="float" office:value="5.79454" calcext:value-type="float">
            <text:p>5.79454</text:p>
          </table:table-cell>
          <table:table-cell office:value-type="float" office:value="0.0310109" calcext:value-type="float">
            <text:p>0.0310109</text:p>
          </table:table-cell>
          <table:table-cell office:value-type="float" office:value="0.63604" calcext:value-type="float">
            <text:p>0.63604</text:p>
          </table:table-cell>
          <table:table-cell office:value-type="float" office:value="2.52024" calcext:value-type="float">
            <text:p>2.520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88561" calcext:value-type="float">
            <text:p>-1.88561</text:p>
          </table:table-cell>
          <table:table-cell office:value-type="float" office:value="-3.98081" calcext:value-type="float">
            <text:p>-3.98081</text:p>
          </table:table-cell>
          <table:table-cell office:value-type="float" office:value="-5.03079" calcext:value-type="float">
            <text:p>-5.03079</text:p>
          </table:table-cell>
          <table:table-cell office:value-type="float" office:value="-0.0335739" calcext:value-type="float">
            <text:p>-0.0335739</text:p>
          </table:table-cell>
          <table:table-cell office:value-type="float" office:value="-0.0636341" calcext:value-type="float">
            <text:p>-0.0636341</text:p>
          </table:table-cell>
          <table:table-cell office:value-type="float" office:value="0.190227" calcext:value-type="float">
            <text:p>0.1902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0.4013" calcext:value-type="float">
            <text:p>10.4013</text:p>
          </table:table-cell>
          <table:table-cell office:value-type="float" office:value="3.83891" calcext:value-type="float">
            <text:p>3.83891</text:p>
          </table:table-cell>
          <table:table-cell office:value-type="float" office:value="9.94808" calcext:value-type="float">
            <text:p>9.94808</text:p>
          </table:table-cell>
          <table:table-cell office:value-type="float" office:value="-0.0124353" calcext:value-type="float">
            <text:p>-0.0124353</text:p>
          </table:table-cell>
          <table:table-cell office:value-type="float" office:value="0.0600595" calcext:value-type="float">
            <text:p>0.0600595</text:p>
          </table:table-cell>
          <table:table-cell office:value-type="float" office:value="2.47698" calcext:value-type="float">
            <text:p>2.476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4.6962" calcext:value-type="float">
            <text:p>14.6962</text:p>
          </table:table-cell>
          <table:table-cell office:value-type="float" office:value="-0.0846723" calcext:value-type="float">
            <text:p>-0.0846723</text:p>
          </table:table-cell>
          <table:table-cell office:value-type="float" office:value="5.58299" calcext:value-type="float">
            <text:p>5.58299</text:p>
          </table:table-cell>
          <table:table-cell office:value-type="float" office:value="0.0697129" calcext:value-type="float">
            <text:p>0.0697129</text:p>
          </table:table-cell>
          <table:table-cell office:value-type="float" office:value="0.665994" calcext:value-type="float">
            <text:p>0.665994</text:p>
          </table:table-cell>
          <table:table-cell office:value-type="float" office:value="1.383" calcext:value-type="float">
            <text:p>1.3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9986" calcext:value-type="float">
            <text:p>-1.9986</text:p>
          </table:table-cell>
          <table:table-cell office:value-type="float" office:value="-3.98344" calcext:value-type="float">
            <text:p>-3.98344</text:p>
          </table:table-cell>
          <table:table-cell office:value-type="float" office:value="-4.65577" calcext:value-type="float">
            <text:p>-4.65577</text:p>
          </table:table-cell>
          <table:table-cell office:value-type="float" office:value="-0.0305868" calcext:value-type="float">
            <text:p>-0.0305868</text:p>
          </table:table-cell>
          <table:table-cell office:value-type="float" office:value="-0.0575848" calcext:value-type="float">
            <text:p>-0.0575848</text:p>
          </table:table-cell>
          <table:table-cell office:value-type="float" office:value="2.98022" calcext:value-type="float">
            <text:p>2.980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0.7275" calcext:value-type="float">
            <text:p>10.7275</text:p>
          </table:table-cell>
          <table:table-cell office:value-type="float" office:value="3.85414" calcext:value-type="float">
            <text:p>3.85414</text:p>
          </table:table-cell>
          <table:table-cell office:value-type="float" office:value="9.79661" calcext:value-type="float">
            <text:p>9.79661</text:p>
          </table:table-cell>
          <table:table-cell office:value-type="float" office:value="-0.00423588" calcext:value-type="float">
            <text:p>-0.00423588</text:p>
          </table:table-cell>
          <table:table-cell office:value-type="float" office:value="0.0696518" calcext:value-type="float">
            <text:p>0.0696518</text:p>
          </table:table-cell>
          <table:table-cell office:value-type="float" office:value="0.973079" calcext:value-type="float">
            <text:p>0.9730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4.8505" calcext:value-type="float">
            <text:p>14.8505</text:p>
          </table:table-cell>
          <table:table-cell office:value-type="float" office:value="-0.047149" calcext:value-type="float">
            <text:p>-0.047149</text:p>
          </table:table-cell>
          <table:table-cell office:value-type="float" office:value="5.37845" calcext:value-type="float">
            <text:p>5.37845</text:p>
          </table:table-cell>
          <table:table-cell office:value-type="float" office:value="0.105135" calcext:value-type="float">
            <text:p>0.105135</text:p>
          </table:table-cell>
          <table:table-cell office:value-type="float" office:value="0.690358" calcext:value-type="float">
            <text:p>0.690358</text:p>
          </table:table-cell>
          <table:table-cell office:value-type="float" office:value="4.992" calcext:value-type="float">
            <text:p>4.9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14647" calcext:value-type="float">
            <text:p>-2.14647</text:p>
          </table:table-cell>
          <table:table-cell office:value-type="float" office:value="-3.97236" calcext:value-type="float">
            <text:p>-3.97236</text:p>
          </table:table-cell>
          <table:table-cell office:value-type="float" office:value="-4.50228" calcext:value-type="float">
            <text:p>-4.50228</text:p>
          </table:table-cell>
          <table:table-cell office:value-type="float" office:value="-0.0406404" calcext:value-type="float">
            <text:p>-0.0406404</text:p>
          </table:table-cell>
          <table:table-cell office:value-type="float" office:value="-0.0814594" calcext:value-type="float">
            <text:p>-0.0814594</text:p>
          </table:table-cell>
          <table:table-cell office:value-type="float" office:value="2.10698" calcext:value-type="float">
            <text:p>2.106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1.0143" calcext:value-type="float">
            <text:p>11.0143</text:p>
          </table:table-cell>
          <table:table-cell office:value-type="float" office:value="3.88972" calcext:value-type="float">
            <text:p>3.88972</text:p>
          </table:table-cell>
          <table:table-cell office:value-type="float" office:value="9.60786" calcext:value-type="float">
            <text:p>9.60786</text:p>
          </table:table-cell>
          <table:table-cell office:value-type="float" office:value="0.0143998" calcext:value-type="float">
            <text:p>0.0143998</text:p>
          </table:table-cell>
          <table:table-cell office:value-type="float" office:value="0.102509" calcext:value-type="float">
            <text:p>0.102509</text:p>
          </table:table-cell>
          <table:table-cell office:value-type="float" office:value="5.16145" calcext:value-type="float">
            <text:p>5.1614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0319" calcext:value-type="float">
            <text:p>15.0319</text:p>
          </table:table-cell>
          <table:table-cell office:value-type="float" office:value="-0.0380556" calcext:value-type="float">
            <text:p>-0.0380556</text:p>
          </table:table-cell>
          <table:table-cell office:value-type="float" office:value="5.35573" calcext:value-type="float">
            <text:p>5.35573</text:p>
          </table:table-cell>
          <table:table-cell office:value-type="float" office:value="0.121718" calcext:value-type="float">
            <text:p>0.121718</text:p>
          </table:table-cell>
          <table:table-cell office:value-type="float" office:value="0.679609" calcext:value-type="float">
            <text:p>0.679609</text:p>
          </table:table-cell>
          <table:table-cell office:value-type="float" office:value="0.555778" calcext:value-type="float">
            <text:p>0.5557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27285" calcext:value-type="float">
            <text:p>-2.27285</text:p>
          </table:table-cell>
          <table:table-cell office:value-type="float" office:value="-3.97407" calcext:value-type="float">
            <text:p>-3.97407</text:p>
          </table:table-cell>
          <table:table-cell office:value-type="float" office:value="-4.34726" calcext:value-type="float">
            <text:p>-4.34726</text:p>
          </table:table-cell>
          <table:table-cell office:value-type="float" office:value="-0.0382165" calcext:value-type="float">
            <text:p>-0.0382165</text:p>
          </table:table-cell>
          <table:table-cell office:value-type="float" office:value="-0.0727299" calcext:value-type="float">
            <text:p>-0.0727299</text:p>
          </table:table-cell>
          <table:table-cell office:value-type="float" office:value="1.66027" calcext:value-type="float">
            <text:p>1.660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1.3467" calcext:value-type="float">
            <text:p>11.3467</text:p>
          </table:table-cell>
          <table:table-cell office:value-type="float" office:value="3.87594" calcext:value-type="float">
            <text:p>3.87594</text:p>
          </table:table-cell>
          <table:table-cell office:value-type="float" office:value="9.66636" calcext:value-type="float">
            <text:p>9.66636</text:p>
          </table:table-cell>
          <table:table-cell office:value-type="float" office:value="0.00990573" calcext:value-type="float">
            <text:p>0.00990573</text:p>
          </table:table-cell>
          <table:table-cell office:value-type="float" office:value="0.0866986" calcext:value-type="float">
            <text:p>0.0866986</text:p>
          </table:table-cell>
          <table:table-cell office:value-type="float" office:value="0.539989" calcext:value-type="float">
            <text:p>0.5399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2136" calcext:value-type="float">
            <text:p>15.2136</text:p>
          </table:table-cell>
          <table:table-cell office:value-type="float" office:value="-0.0491749" calcext:value-type="float">
            <text:p>-0.0491749</text:p>
          </table:table-cell>
          <table:table-cell office:value-type="float" office:value="5.43963" calcext:value-type="float">
            <text:p>5.43963</text:p>
          </table:table-cell>
          <table:table-cell office:value-type="float" office:value="0.124039" calcext:value-type="float">
            <text:p>0.124039</text:p>
          </table:table-cell>
          <table:table-cell office:value-type="float" office:value="0.645616" calcext:value-type="float">
            <text:p>0.645616</text:p>
          </table:table-cell>
          <table:table-cell office:value-type="float" office:value="0.923631" calcext:value-type="float">
            <text:p>0.92363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4203" calcext:value-type="float">
            <text:p>-2.4203</text:p>
          </table:table-cell>
          <table:table-cell office:value-type="float" office:value="-3.97918" calcext:value-type="float">
            <text:p>-3.97918</text:p>
          </table:table-cell>
          <table:table-cell office:value-type="float" office:value="-4.39139" calcext:value-type="float">
            <text:p>-4.39139</text:p>
          </table:table-cell>
          <table:table-cell office:value-type="float" office:value="-0.0344158" calcext:value-type="float">
            <text:p>-0.0344158</text:p>
          </table:table-cell>
          <table:table-cell office:value-type="float" office:value="-0.0603694" calcext:value-type="float">
            <text:p>-0.0603694</text:p>
          </table:table-cell>
          <table:table-cell office:value-type="float" office:value="1.85946" calcext:value-type="float">
            <text:p>1.859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1.6859" calcext:value-type="float">
            <text:p>11.6859</text:p>
          </table:table-cell>
          <table:table-cell office:value-type="float" office:value="3.84621" calcext:value-type="float">
            <text:p>3.84621</text:p>
          </table:table-cell>
          <table:table-cell office:value-type="float" office:value="9.84748" calcext:value-type="float">
            <text:p>9.84748</text:p>
          </table:table-cell>
          <table:table-cell office:value-type="float" office:value="0.000121518" calcext:value-type="float">
            <text:p>0.000121518</text:p>
          </table:table-cell>
          <table:table-cell office:value-type="float" office:value="0.0636281" calcext:value-type="float">
            <text:p>0.0636281</text:p>
          </table:table-cell>
          <table:table-cell office:value-type="float" office:value="0.671088" calcext:value-type="float">
            <text:p>0.6710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3953" calcext:value-type="float">
            <text:p>15.3953</text:p>
          </table:table-cell>
          <table:table-cell office:value-type="float" office:value="-0.0458647" calcext:value-type="float">
            <text:p>-0.0458647</text:p>
          </table:table-cell>
          <table:table-cell office:value-type="float" office:value="5.45724" calcext:value-type="float">
            <text:p>5.45724</text:p>
          </table:table-cell>
          <table:table-cell office:value-type="float" office:value="0.133391" calcext:value-type="float">
            <text:p>0.133391</text:p>
          </table:table-cell>
          <table:table-cell office:value-type="float" office:value="0.625471" calcext:value-type="float">
            <text:p>0.625471</text:p>
          </table:table-cell>
          <table:table-cell office:value-type="float" office:value="0.117549" calcext:value-type="float">
            <text:p>0.1175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57407" calcext:value-type="float">
            <text:p>-2.57407</text:p>
          </table:table-cell>
          <table:table-cell office:value-type="float" office:value="-3.97524" calcext:value-type="float">
            <text:p>-3.97524</text:p>
          </table:table-cell>
          <table:table-cell office:value-type="float" office:value="-4.41825" calcext:value-type="float">
            <text:p>-4.41825</text:p>
          </table:table-cell>
          <table:table-cell office:value-type="float" office:value="-0.0373475" calcext:value-type="float">
            <text:p>-0.0373475</text:p>
          </table:table-cell>
          <table:table-cell office:value-type="float" office:value="-0.0637222" calcext:value-type="float">
            <text:p>-0.0637222</text:p>
          </table:table-cell>
          <table:table-cell office:value-type="float" office:value="0.586035" calcext:value-type="float">
            <text:p>0.58603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2.0235" calcext:value-type="float">
            <text:p>12.0235</text:p>
          </table:table-cell>
          <table:table-cell office:value-type="float" office:value="3.83226" calcext:value-type="float">
            <text:p>3.83226</text:p>
          </table:table-cell>
          <table:table-cell office:value-type="float" office:value="9.94199" calcext:value-type="float">
            <text:p>9.94199</text:p>
          </table:table-cell>
          <table:table-cell office:value-type="float" office:value="-0.0032204" calcext:value-type="float">
            <text:p>-0.0032204</text:p>
          </table:table-cell>
          <table:table-cell office:value-type="float" office:value="0.0538481" calcext:value-type="float">
            <text:p>0.0538481</text:p>
          </table:table-cell>
          <table:table-cell office:value-type="float" office:value="0.0377334" calcext:value-type="float">
            <text:p>0.03773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5737" calcext:value-type="float">
            <text:p>15.5737</text:p>
          </table:table-cell>
          <table:table-cell office:value-type="float" office:value="-0.0201179" calcext:value-type="float">
            <text:p>-0.0201179</text:p>
          </table:table-cell>
          <table:table-cell office:value-type="float" office:value="5.19576" calcext:value-type="float">
            <text:p>5.19576</text:p>
          </table:table-cell>
          <table:table-cell office:value-type="float" office:value="0.155906" calcext:value-type="float">
            <text:p>0.155906</text:p>
          </table:table-cell>
          <table:table-cell office:value-type="float" office:value="0.629435" calcext:value-type="float">
            <text:p>0.629435</text:p>
          </table:table-cell>
          <table:table-cell office:value-type="float" office:value="1.10231" calcext:value-type="float">
            <text:p>1.1023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66425" calcext:value-type="float">
            <text:p>-2.66425</text:p>
          </table:table-cell>
          <table:table-cell office:value-type="float" office:value="-3.98752" calcext:value-type="float">
            <text:p>-3.98752</text:p>
          </table:table-cell>
          <table:table-cell office:value-type="float" office:value="-3.97398" calcext:value-type="float">
            <text:p>-3.97398</text:p>
          </table:table-cell>
          <table:table-cell office:value-type="float" office:value="-0.0294791" calcext:value-type="float">
            <text:p>-0.0294791</text:p>
          </table:table-cell>
          <table:table-cell office:value-type="float" office:value="-0.0511347" calcext:value-type="float">
            <text:p>-0.0511347</text:p>
          </table:table-cell>
          <table:table-cell office:value-type="float" office:value="3.10355" calcext:value-type="float">
            <text:p>3.103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2.3541" calcext:value-type="float">
            <text:p>12.3541</text:p>
          </table:table-cell>
          <table:table-cell office:value-type="float" office:value="3.83624" calcext:value-type="float">
            <text:p>3.83624</text:p>
          </table:table-cell>
          <table:table-cell office:value-type="float" office:value="9.73035" calcext:value-type="float">
            <text:p>9.73035</text:p>
          </table:table-cell>
          <table:table-cell office:value-type="float" office:value="-0.00164476" calcext:value-type="float">
            <text:p>-0.00164476</text:p>
          </table:table-cell>
          <table:table-cell office:value-type="float" office:value="0.0490664" calcext:value-type="float">
            <text:p>0.0490664</text:p>
          </table:table-cell>
          <table:table-cell office:value-type="float" office:value="0.913825" calcext:value-type="float">
            <text:p>0.91382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7447" calcext:value-type="float">
            <text:p>15.7447</text:p>
          </table:table-cell>
          <table:table-cell office:value-type="float" office:value="0.0275994" calcext:value-type="float">
            <text:p>0.0275994</text:p>
          </table:table-cell>
          <table:table-cell office:value-type="float" office:value="5.40229" calcext:value-type="float">
            <text:p>5.40229</text:p>
          </table:table-cell>
          <table:table-cell office:value-type="float" office:value="0.186206" calcext:value-type="float">
            <text:p>0.186206</text:p>
          </table:table-cell>
          <table:table-cell office:value-type="float" office:value="0.643319" calcext:value-type="float">
            <text:p>0.643319</text:p>
          </table:table-cell>
          <table:table-cell office:value-type="float" office:value="1.92222" calcext:value-type="float">
            <text:p>1.922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8076" calcext:value-type="float">
            <text:p>-2.8076</text:p>
          </table:table-cell>
          <table:table-cell office:value-type="float" office:value="-3.98992" calcext:value-type="float">
            <text:p>-3.98992</text:p>
          </table:table-cell>
          <table:table-cell office:value-type="float" office:value="-4.14693" calcext:value-type="float">
            <text:p>-4.14693</text:p>
          </table:table-cell>
          <table:table-cell office:value-type="float" office:value="-0.0243719" calcext:value-type="float">
            <text:p>-0.0243719</text:p>
          </table:table-cell>
          <table:table-cell office:value-type="float" office:value="-0.0334318" calcext:value-type="float">
            <text:p>-0.0334318</text:p>
          </table:table-cell>
          <table:table-cell office:value-type="float" office:value="1.05233" calcext:value-type="float">
            <text:p>1.052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2.6686" calcext:value-type="float">
            <text:p>12.6686</text:p>
          </table:table-cell>
          <table:table-cell office:value-type="float" office:value="3.88668" calcext:value-type="float">
            <text:p>3.88668</text:p>
          </table:table-cell>
          <table:table-cell office:value-type="float" office:value="9.93192" calcext:value-type="float">
            <text:p>9.93192</text:p>
          </table:table-cell>
          <table:table-cell office:value-type="float" office:value="0.0219108" calcext:value-type="float">
            <text:p>0.0219108</text:p>
          </table:table-cell>
          <table:table-cell office:value-type="float" office:value="0.0966084" calcext:value-type="float">
            <text:p>0.0966084</text:p>
          </table:table-cell>
          <table:table-cell office:value-type="float" office:value="2.64143" calcext:value-type="float">
            <text:p>2.6414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927" calcext:value-type="float">
            <text:p>15.927</text:p>
          </table:table-cell>
          <table:table-cell office:value-type="float" office:value="0.108183" calcext:value-type="float">
            <text:p>0.108183</text:p>
          </table:table-cell>
          <table:table-cell office:value-type="float" office:value="5.45955" calcext:value-type="float">
            <text:p>5.45955</text:p>
          </table:table-cell>
          <table:table-cell office:value-type="float" office:value="0.233278" calcext:value-type="float">
            <text:p>0.233278</text:p>
          </table:table-cell>
          <table:table-cell office:value-type="float" office:value="0.684439" calcext:value-type="float">
            <text:p>0.684439</text:p>
          </table:table-cell>
          <table:table-cell office:value-type="float" office:value="2.96869" calcext:value-type="float">
            <text:p>2.968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94227" calcext:value-type="float">
            <text:p>-2.94227</text:p>
          </table:table-cell>
          <table:table-cell office:value-type="float" office:value="-3.97008" calcext:value-type="float">
            <text:p>-3.97008</text:p>
          </table:table-cell>
          <table:table-cell office:value-type="float" office:value="-4.15589" calcext:value-type="float">
            <text:p>-4.15589</text:p>
          </table:table-cell>
          <table:table-cell office:value-type="float" office:value="-0.0325355" calcext:value-type="float">
            <text:p>-0.0325355</text:p>
          </table:table-cell>
          <table:table-cell office:value-type="float" office:value="-0.043186" calcext:value-type="float">
            <text:p>-0.043186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2.9948" calcext:value-type="float">
            <text:p>12.9948</text:p>
          </table:table-cell>
          <table:table-cell office:value-type="float" office:value="3.95966" calcext:value-type="float">
            <text:p>3.95966</text:p>
          </table:table-cell>
          <table:table-cell office:value-type="float" office:value="9.96434" calcext:value-type="float">
            <text:p>9.96434</text:p>
          </table:table-cell>
          <table:table-cell office:value-type="float" office:value="0.0506173" calcext:value-type="float">
            <text:p>0.0506173</text:p>
          </table:table-cell>
          <table:table-cell office:value-type="float" office:value="0.147736" calcext:value-type="float">
            <text:p>0.147736</text:p>
          </table:table-cell>
          <table:table-cell office:value-type="float" office:value="4.60935" calcext:value-type="float">
            <text:p>4.6093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093" calcext:value-type="float">
            <text:p>16.093</text:p>
          </table:table-cell>
          <table:table-cell office:value-type="float" office:value="0.0934343" calcext:value-type="float">
            <text:p>0.0934343</text:p>
          </table:table-cell>
          <table:table-cell office:value-type="float" office:value="5.26582" calcext:value-type="float">
            <text:p>5.26582</text:p>
          </table:table-cell>
          <table:table-cell office:value-type="float" office:value="0.224018" calcext:value-type="float">
            <text:p>0.224018</text:p>
          </table:table-cell>
          <table:table-cell office:value-type="float" office:value="0.633985" calcext:value-type="float">
            <text:p>0.633985</text:p>
          </table:table-cell>
          <table:table-cell office:value-type="float" office:value="3.72922" calcext:value-type="float">
            <text:p>3.729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05167" calcext:value-type="float">
            <text:p>-3.05167</text:p>
          </table:table-cell>
          <table:table-cell office:value-type="float" office:value="-3.98018" calcext:value-type="float">
            <text:p>-3.98018</text:p>
          </table:table-cell>
          <table:table-cell office:value-type="float" office:value="-3.91879" calcext:value-type="float">
            <text:p>-3.91879</text:p>
          </table:table-cell>
          <table:table-cell office:value-type="float" office:value="-0.0252534" calcext:value-type="float">
            <text:p>-0.0252534</text:p>
          </table:table-cell>
          <table:table-cell office:value-type="float" office:value="-0.0307277" calcext:value-type="float">
            <text:p>-0.0307277</text:p>
          </table:table-cell>
          <table:table-cell office:value-type="float" office:value="2.12205" calcext:value-type="float">
            <text:p>2.1220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3.3304" calcext:value-type="float">
            <text:p>13.3304</text:p>
          </table:table-cell>
          <table:table-cell office:value-type="float" office:value="3.92442" calcext:value-type="float">
            <text:p>3.92442</text:p>
          </table:table-cell>
          <table:table-cell office:value-type="float" office:value="9.88657" calcext:value-type="float">
            <text:p>9.88657</text:p>
          </table:table-cell>
          <table:table-cell office:value-type="float" office:value="0.0344772" calcext:value-type="float">
            <text:p>0.0344772</text:p>
          </table:table-cell>
          <table:table-cell office:value-type="float" office:value="0.104528" calcext:value-type="float">
            <text:p>0.104528</text:p>
          </table:table-cell>
          <table:table-cell office:value-type="float" office:value="2.09373" calcext:value-type="float">
            <text:p>2.093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256" calcext:value-type="float">
            <text:p>16.256</text:p>
          </table:table-cell>
          <table:table-cell office:value-type="float" office:value="0.0769594" calcext:value-type="float">
            <text:p>0.0769594</text:p>
          </table:table-cell>
          <table:table-cell office:value-type="float" office:value="5.23842" calcext:value-type="float">
            <text:p>5.23842</text:p>
          </table:table-cell>
          <table:table-cell office:value-type="float" office:value="0.212317" calcext:value-type="float">
            <text:p>0.212317</text:p>
          </table:table-cell>
          <table:table-cell office:value-type="float" office:value="0.581073" calcext:value-type="float">
            <text:p>0.581073</text:p>
          </table:table-cell>
          <table:table-cell office:value-type="float" office:value="3.69875" calcext:value-type="float">
            <text:p>3.698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18968" calcext:value-type="float">
            <text:p>-3.18968</text:p>
          </table:table-cell>
          <table:table-cell office:value-type="float" office:value="-3.98115" calcext:value-type="float">
            <text:p>-3.98115</text:p>
          </table:table-cell>
          <table:table-cell office:value-type="float" office:value="-3.93041" calcext:value-type="float">
            <text:p>-3.93041</text:p>
          </table:table-cell>
          <table:table-cell office:value-type="float" office:value="-0.0259188" calcext:value-type="float">
            <text:p>-0.0259188</text:p>
          </table:table-cell>
          <table:table-cell office:value-type="float" office:value="-0.0323426" calcext:value-type="float">
            <text:p>-0.0323426</text:p>
          </table:table-cell>
          <table:table-cell office:value-type="float" office:value="1.2524" calcext:value-type="float">
            <text:p>1.25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3.6636" calcext:value-type="float">
            <text:p>13.6636</text:p>
          </table:table-cell>
          <table:table-cell office:value-type="float" office:value="3.89656" calcext:value-type="float">
            <text:p>3.89656</text:p>
          </table:table-cell>
          <table:table-cell office:value-type="float" office:value="9.96632" calcext:value-type="float">
            <text:p>9.96632</text:p>
          </table:table-cell>
          <table:table-cell office:value-type="float" office:value="0.0231265" calcext:value-type="float">
            <text:p>0.0231265</text:p>
          </table:table-cell>
          <table:table-cell office:value-type="float" office:value="0.0763735" calcext:value-type="float">
            <text:p>0.0763735</text:p>
          </table:table-cell>
          <table:table-cell office:value-type="float" office:value="1.99641" calcext:value-type="float">
            <text:p>1.996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4233" calcext:value-type="float">
            <text:p>16.4233</text:p>
          </table:table-cell>
          <table:table-cell office:value-type="float" office:value="0.0570577" calcext:value-type="float">
            <text:p>0.0570577</text:p>
          </table:table-cell>
          <table:table-cell office:value-type="float" office:value="5.12178" calcext:value-type="float">
            <text:p>5.12178</text:p>
          </table:table-cell>
          <table:table-cell office:value-type="float" office:value="0.198604" calcext:value-type="float">
            <text:p>0.198604</text:p>
          </table:table-cell>
          <table:table-cell office:value-type="float" office:value="0.528283" calcext:value-type="float">
            <text:p>0.528283</text:p>
          </table:table-cell>
          <table:table-cell office:value-type="float" office:value="3.82664" calcext:value-type="float">
            <text:p>3.826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28794" calcext:value-type="float">
            <text:p>-3.28794</text:p>
          </table:table-cell>
          <table:table-cell office:value-type="float" office:value="-3.99533" calcext:value-type="float">
            <text:p>-3.99533</text:p>
          </table:table-cell>
          <table:table-cell office:value-type="float" office:value="-3.71303" calcext:value-type="float">
            <text:p>-3.71303</text:p>
          </table:table-cell>
          <table:table-cell office:value-type="float" office:value="-0.0137186" calcext:value-type="float">
            <text:p>-0.0137186</text:p>
          </table:table-cell>
          <table:table-cell office:value-type="float" office:value="-0.00956879" calcext:value-type="float">
            <text:p>-0.00956879</text:p>
          </table:table-cell>
          <table:table-cell office:value-type="float" office:value="3.35582" calcext:value-type="float">
            <text:p>3.355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4.0051" calcext:value-type="float">
            <text:p>14.0051</text:p>
          </table:table-cell>
          <table:table-cell office:value-type="float" office:value="3.85749" calcext:value-type="float">
            <text:p>3.85749</text:p>
          </table:table-cell>
          <table:table-cell office:value-type="float" office:value="9.96485" calcext:value-type="float">
            <text:p>9.96485</text:p>
          </table:table-cell>
          <table:table-cell office:value-type="float" office:value="0.00686711" calcext:value-type="float">
            <text:p>0.00686711</text:p>
          </table:table-cell>
          <table:table-cell office:value-type="float" office:value="0.0385414" calcext:value-type="float">
            <text:p>0.0385414</text:p>
          </table:table-cell>
          <table:table-cell office:value-type="float" office:value="1.70785" calcext:value-type="float">
            <text:p>1.707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5883" calcext:value-type="float">
            <text:p>16.5883</text:p>
          </table:table-cell>
          <table:table-cell office:value-type="float" office:value="0.0738147" calcext:value-type="float">
            <text:p>0.0738147</text:p>
          </table:table-cell>
          <table:table-cell office:value-type="float" office:value="4.99587" calcext:value-type="float">
            <text:p>4.99587</text:p>
          </table:table-cell>
          <table:table-cell office:value-type="float" office:value="0.206417" calcext:value-type="float">
            <text:p>0.206417</text:p>
          </table:table-cell>
          <table:table-cell office:value-type="float" office:value="0.513322" calcext:value-type="float">
            <text:p>0.513322</text:p>
          </table:table-cell>
          <table:table-cell office:value-type="float" office:value="2.18574" calcext:value-type="float">
            <text:p>2.185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36923" calcext:value-type="float">
            <text:p>-3.36923</text:p>
          </table:table-cell>
          <table:table-cell office:value-type="float" office:value="-3.99281" calcext:value-type="float">
            <text:p>-3.99281</text:p>
          </table:table-cell>
          <table:table-cell office:value-type="float" office:value="-3.45342" calcext:value-type="float">
            <text:p>-3.45342</text:p>
          </table:table-cell>
          <table:table-cell office:value-type="float" office:value="-0.00930155" calcext:value-type="float">
            <text:p>-0.00930155</text:p>
          </table:table-cell>
          <table:table-cell office:value-type="float" office:value="0.000557538" calcext:value-type="float">
            <text:p>0.000557538</text:p>
          </table:table-cell>
          <table:table-cell office:value-type="float" office:value="4.02792" calcext:value-type="float">
            <text:p>4.027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4.3388" calcext:value-type="float">
            <text:p>14.3388</text:p>
          </table:table-cell>
          <table:table-cell office:value-type="float" office:value="3.85557" calcext:value-type="float">
            <text:p>3.85557</text:p>
          </table:table-cell>
          <table:table-cell office:value-type="float" office:value="9.90123" calcext:value-type="float">
            <text:p>9.90123</text:p>
          </table:table-cell>
          <table:table-cell office:value-type="float" office:value="0.00580359" calcext:value-type="float">
            <text:p>0.00580359</text:p>
          </table:table-cell>
          <table:table-cell office:value-type="float" office:value="0.0326555" calcext:value-type="float">
            <text:p>0.0326555</text:p>
          </table:table-cell>
          <table:table-cell office:value-type="float" office:value="1.91674" calcext:value-type="float">
            <text:p>1.916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7412" calcext:value-type="float">
            <text:p>16.7412</text:p>
          </table:table-cell>
          <table:table-cell office:value-type="float" office:value="0.0706912" calcext:value-type="float">
            <text:p>0.0706912</text:p>
          </table:table-cell>
          <table:table-cell office:value-type="float" office:value="4.8239" calcext:value-type="float">
            <text:p>4.8239</text:p>
          </table:table-cell>
          <table:table-cell office:value-type="float" office:value="0.202364" calcext:value-type="float">
            <text:p>0.202364</text:p>
          </table:table-cell>
          <table:table-cell office:value-type="float" office:value="0.480315" calcext:value-type="float">
            <text:p>0.480315</text:p>
          </table:table-cell>
          <table:table-cell office:value-type="float" office:value="2.78767" calcext:value-type="float">
            <text:p>2.787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44149" calcext:value-type="float">
            <text:p>-3.44149</text:p>
          </table:table-cell>
          <table:table-cell office:value-type="float" office:value="-4.0152" calcext:value-type="float">
            <text:p>-4.0152</text:p>
          </table:table-cell>
          <table:table-cell office:value-type="float" office:value="-3.17005" calcext:value-type="float">
            <text:p>-3.17005</text:p>
          </table:table-cell>
          <table:table-cell office:value-type="float" office:value="0.00965363" calcext:value-type="float">
            <text:p>0.00965363</text:p>
          </table:table-cell>
          <table:table-cell office:value-type="float" office:value="0.0329866" calcext:value-type="float">
            <text:p>0.0329866</text:p>
          </table:table-cell>
          <table:table-cell office:value-type="float" office:value="1.633" calcext:value-type="float">
            <text:p>1.6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4.663" calcext:value-type="float">
            <text:p>14.663</text:p>
          </table:table-cell>
          <table:table-cell office:value-type="float" office:value="3.84259" calcext:value-type="float">
            <text:p>3.84259</text:p>
          </table:table-cell>
          <table:table-cell office:value-type="float" office:value="9.80871" calcext:value-type="float">
            <text:p>9.80871</text:p>
          </table:table-cell>
          <table:table-cell office:value-type="float" office:value="0.000831141" calcext:value-type="float">
            <text:p>0.000831141</text:p>
          </table:table-cell>
          <table:table-cell office:value-type="float" office:value="0.0194507" calcext:value-type="float">
            <text:p>0.0194507</text:p>
          </table:table-cell>
          <table:table-cell office:value-type="float" office:value="0.631089" calcext:value-type="float">
            <text:p>0.6310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9069" calcext:value-type="float">
            <text:p>16.9069</text:p>
          </table:table-cell>
          <table:table-cell office:value-type="float" office:value="0.0787763" calcext:value-type="float">
            <text:p>0.0787763</text:p>
          </table:table-cell>
          <table:table-cell office:value-type="float" office:value="4.95025" calcext:value-type="float">
            <text:p>4.95025</text:p>
          </table:table-cell>
          <table:table-cell office:value-type="float" office:value="0.202046" calcext:value-type="float">
            <text:p>0.202046</text:p>
          </table:table-cell>
          <table:table-cell office:value-type="float" office:value="0.453476" calcext:value-type="float">
            <text:p>0.453476</text:p>
          </table:table-cell>
          <table:table-cell office:value-type="float" office:value="1.50921" calcext:value-type="float">
            <text:p>1.5092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53775" calcext:value-type="float">
            <text:p>-3.53775</text:p>
          </table:table-cell>
          <table:table-cell office:value-type="float" office:value="-4.02125" calcext:value-type="float">
            <text:p>-4.02125</text:p>
          </table:table-cell>
          <table:table-cell office:value-type="float" office:value="-3.23713" calcext:value-type="float">
            <text:p>-3.23713</text:p>
          </table:table-cell>
          <table:table-cell office:value-type="float" office:value="0.0187985" calcext:value-type="float">
            <text:p>0.0187985</text:p>
          </table:table-cell>
          <table:table-cell office:value-type="float" office:value="0.0511454" calcext:value-type="float">
            <text:p>0.0511454</text:p>
          </table:table-cell>
          <table:table-cell office:value-type="float" office:value="0.750766" calcext:value-type="float">
            <text:p>0.7507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5.0011" calcext:value-type="float">
            <text:p>15.0011</text:p>
          </table:table-cell>
          <table:table-cell office:value-type="float" office:value="3.84137" calcext:value-type="float">
            <text:p>3.84137</text:p>
          </table:table-cell>
          <table:table-cell office:value-type="float" office:value="10.0018" calcext:value-type="float">
            <text:p>10.0018</text:p>
          </table:table-cell>
          <table:table-cell office:value-type="float" office:value="0.00155733" calcext:value-type="float">
            <text:p>0.00155733</text:p>
          </table:table-cell>
          <table:table-cell office:value-type="float" office:value="0.0220628" calcext:value-type="float">
            <text:p>0.0220628</text:p>
          </table:table-cell>
          <table:table-cell office:value-type="float" office:value="0.468899" calcext:value-type="float">
            <text:p>0.4688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0824" calcext:value-type="float">
            <text:p>17.0824</text:p>
          </table:table-cell>
          <table:table-cell office:value-type="float" office:value="0.0707231" calcext:value-type="float">
            <text:p>0.0707231</text:p>
          </table:table-cell>
          <table:table-cell office:value-type="float" office:value="5.02827" calcext:value-type="float">
            <text:p>5.02827</text:p>
          </table:table-cell>
          <table:table-cell office:value-type="float" office:value="0.190665" calcext:value-type="float">
            <text:p>0.190665</text:p>
          </table:table-cell>
          <table:table-cell office:value-type="float" office:value="0.410832" calcext:value-type="float">
            <text:p>0.410832</text:p>
          </table:table-cell>
          <table:table-cell office:value-type="float" office:value="3.30315" calcext:value-type="float">
            <text:p>3.303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63724" calcext:value-type="float">
            <text:p>-3.63724</text:p>
          </table:table-cell>
          <table:table-cell office:value-type="float" office:value="-4.03089" calcext:value-type="float">
            <text:p>-4.03089</text:p>
          </table:table-cell>
          <table:table-cell office:value-type="float" office:value="-3.2826" calcext:value-type="float">
            <text:p>-3.2826</text:p>
          </table:table-cell>
          <table:table-cell office:value-type="float" office:value="0.029344" calcext:value-type="float">
            <text:p>0.029344</text:p>
          </table:table-cell>
          <table:table-cell office:value-type="float" office:value="0.0693416" calcext:value-type="float">
            <text:p>0.0693416</text:p>
          </table:table-cell>
          <table:table-cell office:value-type="float" office:value="2.10153" calcext:value-type="float">
            <text:p>2.101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5.3554" calcext:value-type="float">
            <text:p>15.3554</text:p>
          </table:table-cell>
          <table:table-cell office:value-type="float" office:value="3.82047" calcext:value-type="float">
            <text:p>3.82047</text:p>
          </table:table-cell>
          <table:table-cell office:value-type="float" office:value="10.1742" calcext:value-type="float">
            <text:p>10.1742</text:p>
          </table:table-cell>
          <table:table-cell office:value-type="float" office:value="-0.00610742" calcext:value-type="float">
            <text:p>-0.00610742</text:p>
          </table:table-cell>
          <table:table-cell office:value-type="float" office:value="0.00715167" calcext:value-type="float">
            <text:p>0.00715167</text:p>
          </table:table-cell>
          <table:table-cell office:value-type="float" office:value="1.3816" calcext:value-type="float">
            <text:p>1.381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2611" calcext:value-type="float">
            <text:p>17.2611</text:p>
          </table:table-cell>
          <table:table-cell office:value-type="float" office:value="0.100251" calcext:value-type="float">
            <text:p>0.100251</text:p>
          </table:table-cell>
          <table:table-cell office:value-type="float" office:value="5.12112" calcext:value-type="float">
            <text:p>5.12112</text:p>
          </table:table-cell>
          <table:table-cell office:value-type="float" office:value="0.200877" calcext:value-type="float">
            <text:p>0.200877</text:p>
          </table:table-cell>
          <table:table-cell office:value-type="float" office:value="0.40477" calcext:value-type="float">
            <text:p>0.40477</text:p>
          </table:table-cell>
          <table:table-cell office:value-type="float" office:value="0.415773" calcext:value-type="float">
            <text:p>0.4157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74126" calcext:value-type="float">
            <text:p>-3.74126</text:p>
          </table:table-cell>
          <table:table-cell office:value-type="float" office:value="-4.03959" calcext:value-type="float">
            <text:p>-4.03959</text:p>
          </table:table-cell>
          <table:table-cell office:value-type="float" office:value="-3.34001" calcext:value-type="float">
            <text:p>-3.34001</text:p>
          </table:table-cell>
          <table:table-cell office:value-type="float" office:value="0.0387076" calcext:value-type="float">
            <text:p>0.0387076</text:p>
          </table:table-cell>
          <table:table-cell office:value-type="float" office:value="0.0842747" calcext:value-type="float">
            <text:p>0.0842747</text:p>
          </table:table-cell>
          <table:table-cell office:value-type="float" office:value="1.37176" calcext:value-type="float">
            <text:p>1.371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5.7054" calcext:value-type="float">
            <text:p>15.7054</text:p>
          </table:table-cell>
          <table:table-cell office:value-type="float" office:value="3.85065" calcext:value-type="float">
            <text:p>3.85065</text:p>
          </table:table-cell>
          <table:table-cell office:value-type="float" office:value="10.3003" calcext:value-type="float">
            <text:p>10.3003</text:p>
          </table:table-cell>
          <table:table-cell office:value-type="float" office:value="0.00659888" calcext:value-type="float">
            <text:p>0.00659888</text:p>
          </table:table-cell>
          <table:table-cell office:value-type="float" office:value="0.0330139" calcext:value-type="float">
            <text:p>0.0330139</text:p>
          </table:table-cell>
          <table:table-cell office:value-type="float" office:value="0.885541" calcext:value-type="float">
            <text:p>0.8855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3957" calcext:value-type="float">
            <text:p>17.3957</text:p>
          </table:table-cell>
          <table:table-cell office:value-type="float" office:value="0.119234" calcext:value-type="float">
            <text:p>0.119234</text:p>
          </table:table-cell>
          <table:table-cell office:value-type="float" office:value="4.90738" calcext:value-type="float">
            <text:p>4.90738</text:p>
          </table:table-cell>
          <table:table-cell office:value-type="float" office:value="0.208043" calcext:value-type="float">
            <text:p>0.208043</text:p>
          </table:table-cell>
          <table:table-cell office:value-type="float" office:value="0.395884" calcext:value-type="float">
            <text:p>0.395884</text:p>
          </table:table-cell>
          <table:table-cell office:value-type="float" office:value="4.18633" calcext:value-type="float">
            <text:p>4.186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85637" calcext:value-type="float">
            <text:p>-3.85637</text:p>
          </table:table-cell>
          <table:table-cell office:value-type="float" office:value="-4.02647" calcext:value-type="float">
            <text:p>-4.02647</text:p>
          </table:table-cell>
          <table:table-cell office:value-type="float" office:value="-3.22463" calcext:value-type="float">
            <text:p>-3.22463</text:p>
          </table:table-cell>
          <table:table-cell office:value-type="float" office:value="0.0248627" calcext:value-type="float">
            <text:p>0.0248627</text:p>
          </table:table-cell>
          <table:table-cell office:value-type="float" office:value="0.0521485" calcext:value-type="float">
            <text:p>0.0521485</text:p>
          </table:table-cell>
          <table:table-cell office:value-type="float" office:value="1.93339" calcext:value-type="float">
            <text:p>1.933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6.0135" calcext:value-type="float">
            <text:p>16.0135</text:p>
          </table:table-cell>
          <table:table-cell office:value-type="float" office:value="3.87788" calcext:value-type="float">
            <text:p>3.87788</text:p>
          </table:table-cell>
          <table:table-cell office:value-type="float" office:value="10.1262" calcext:value-type="float">
            <text:p>10.1262</text:p>
          </table:table-cell>
          <table:table-cell office:value-type="float" office:value="0.0184395" calcext:value-type="float">
            <text:p>0.0184395</text:p>
          </table:table-cell>
          <table:table-cell office:value-type="float" office:value="0.0536326" calcext:value-type="float">
            <text:p>0.0536326</text:p>
          </table:table-cell>
          <table:table-cell office:value-type="float" office:value="4.08283" calcext:value-type="float">
            <text:p>4.082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5203" calcext:value-type="float">
            <text:p>17.5203</text:p>
          </table:table-cell>
          <table:table-cell office:value-type="float" office:value="0.141507" calcext:value-type="float">
            <text:p>0.141507</text:p>
          </table:table-cell>
          <table:table-cell office:value-type="float" office:value="4.57268" calcext:value-type="float">
            <text:p>4.57268</text:p>
          </table:table-cell>
          <table:table-cell office:value-type="float" office:value="0.218173" calcext:value-type="float">
            <text:p>0.218173</text:p>
          </table:table-cell>
          <table:table-cell office:value-type="float" office:value="0.393218" calcext:value-type="float">
            <text:p>0.393218</text:p>
          </table:table-cell>
          <table:table-cell office:value-type="float" office:value="1.63242" calcext:value-type="float">
            <text:p>1.632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95989" calcext:value-type="float">
            <text:p>-3.95989</text:p>
          </table:table-cell>
          <table:table-cell office:value-type="float" office:value="-3.99199" calcext:value-type="float">
            <text:p>-3.99199</text:p>
          </table:table-cell>
          <table:table-cell office:value-type="float" office:value="-2.94751" calcext:value-type="float">
            <text:p>-2.94751</text:p>
          </table:table-cell>
          <table:table-cell office:value-type="float" office:value="-0.00598126" calcext:value-type="float">
            <text:p>-0.00598126</text:p>
          </table:table-cell>
          <table:table-cell office:value-type="float" office:value="-0.00853767" calcext:value-type="float">
            <text:p>-0.00853767</text:p>
          </table:table-cell>
          <table:table-cell office:value-type="float" office:value="1.63137" calcext:value-type="float">
            <text:p>1.631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6.3151" calcext:value-type="float">
            <text:p>16.3151</text:p>
          </table:table-cell>
          <table:table-cell office:value-type="float" office:value="3.90511" calcext:value-type="float">
            <text:p>3.90511</text:p>
          </table:table-cell>
          <table:table-cell office:value-type="float" office:value="9.83467" calcext:value-type="float">
            <text:p>9.83467</text:p>
          </table:table-cell>
          <table:table-cell office:value-type="float" office:value="0.028884" calcext:value-type="float">
            <text:p>0.028884</text:p>
          </table:table-cell>
          <table:table-cell office:value-type="float" office:value="0.0689652" calcext:value-type="float">
            <text:p>0.0689652</text:p>
          </table:table-cell>
          <table:table-cell office:value-type="float" office:value="2.21298" calcext:value-type="float">
            <text:p>2.212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6916" calcext:value-type="float">
            <text:p>17.6916</text:p>
          </table:table-cell>
          <table:table-cell office:value-type="float" office:value="0.0793659" calcext:value-type="float">
            <text:p>0.0793659</text:p>
          </table:table-cell>
          <table:table-cell office:value-type="float" office:value="4.64391" calcext:value-type="float">
            <text:p>4.64391</text:p>
          </table:table-cell>
          <table:table-cell office:value-type="float" office:value="0.171376" calcext:value-type="float">
            <text:p>0.171376</text:p>
          </table:table-cell>
          <table:table-cell office:value-type="float" office:value="0.298917" calcext:value-type="float">
            <text:p>0.298917</text:p>
          </table:table-cell>
          <table:table-cell office:value-type="float" office:value="12.7464" calcext:value-type="float">
            <text:p>12.74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03685" calcext:value-type="float">
            <text:p>-4.03685</text:p>
          </table:table-cell>
          <table:table-cell office:value-type="float" office:value="-4.02044" calcext:value-type="float">
            <text:p>-4.02044</text:p>
          </table:table-cell>
          <table:table-cell office:value-type="float" office:value="-2.90113" calcext:value-type="float">
            <text:p>-2.90113</text:p>
          </table:table-cell>
          <table:table-cell office:value-type="float" office:value="0.019524" calcext:value-type="float">
            <text:p>0.019524</text:p>
          </table:table-cell>
          <table:table-cell office:value-type="float" office:value="0.0351717" calcext:value-type="float">
            <text:p>0.0351717</text:p>
          </table:table-cell>
          <table:table-cell office:value-type="float" office:value="9.29992" calcext:value-type="float">
            <text:p>9.299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6.6849" calcext:value-type="float">
            <text:p>16.6849</text:p>
          </table:table-cell>
          <table:table-cell office:value-type="float" office:value="3.82102" calcext:value-type="float">
            <text:p>3.82102</text:p>
          </table:table-cell>
          <table:table-cell office:value-type="float" office:value="10.0783" calcext:value-type="float">
            <text:p>10.0783</text:p>
          </table:table-cell>
          <table:table-cell office:value-type="float" office:value="-0.00559528" calcext:value-type="float">
            <text:p>-0.00559528</text:p>
          </table:table-cell>
          <table:table-cell office:value-type="float" office:value="-0.00165994" calcext:value-type="float">
            <text:p>-0.00165994</text:p>
          </table:table-cell>
          <table:table-cell office:value-type="float" office:value="7.7651" calcext:value-type="float">
            <text:p>7.76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8414" calcext:value-type="float">
            <text:p>17.8414</text:p>
          </table:table-cell>
          <table:table-cell office:value-type="float" office:value="0.0702986" calcext:value-type="float">
            <text:p>0.0702986</text:p>
          </table:table-cell>
          <table:table-cell office:value-type="float" office:value="4.48666" calcext:value-type="float">
            <text:p>4.48666</text:p>
          </table:table-cell>
          <table:table-cell office:value-type="float" office:value="0.159988" calcext:value-type="float">
            <text:p>0.159988</text:p>
          </table:table-cell>
          <table:table-cell office:value-type="float" office:value="0.266032" calcext:value-type="float">
            <text:p>0.266032</text:p>
          </table:table-cell>
          <table:table-cell office:value-type="float" office:value="1.52569" calcext:value-type="float">
            <text:p>1.525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11144" calcext:value-type="float">
            <text:p>-4.11144</text:p>
          </table:table-cell>
          <table:table-cell office:value-type="float" office:value="-4.02959" calcext:value-type="float">
            <text:p>-4.02959</text:p>
          </table:table-cell>
          <table:table-cell office:value-type="float" office:value="-2.68319" calcext:value-type="float">
            <text:p>-2.68319</text:p>
          </table:table-cell>
          <table:table-cell office:value-type="float" office:value="0.0269703" calcext:value-type="float">
            <text:p>0.0269703</text:p>
          </table:table-cell>
          <table:table-cell office:value-type="float" office:value="0.0432829" calcext:value-type="float">
            <text:p>0.0432829</text:p>
          </table:table-cell>
          <table:table-cell office:value-type="float" office:value="1.09243" calcext:value-type="float">
            <text:p>1.0924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7.0219" calcext:value-type="float">
            <text:p>17.0219</text:p>
          </table:table-cell>
          <table:table-cell office:value-type="float" office:value="3.8096" calcext:value-type="float">
            <text:p>3.8096</text:p>
          </table:table-cell>
          <table:table-cell office:value-type="float" office:value="10.0024" calcext:value-type="float">
            <text:p>10.0024</text:p>
          </table:table-cell>
          <table:table-cell office:value-type="float" office:value="-0.00995349" calcext:value-type="float">
            <text:p>-0.00995349</text:p>
          </table:table-cell>
          <table:table-cell office:value-type="float" office:value="-0.0114471" calcext:value-type="float">
            <text:p>-0.0114471</text:p>
          </table:table-cell>
          <table:table-cell office:value-type="float" office:value="0.109816" calcext:value-type="float">
            <text:p>0.10981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9547" calcext:value-type="float">
            <text:p>17.9547</text:p>
          </table:table-cell>
          <table:table-cell office:value-type="float" office:value="0.0727935" calcext:value-type="float">
            <text:p>0.0727935</text:p>
          </table:table-cell>
          <table:table-cell office:value-type="float" office:value="4.05138" calcext:value-type="float">
            <text:p>4.05138</text:p>
          </table:table-cell>
          <table:table-cell office:value-type="float" office:value="0.159172" calcext:value-type="float">
            <text:p>0.159172</text:p>
          </table:table-cell>
          <table:table-cell office:value-type="float" office:value="0.252329" calcext:value-type="float">
            <text:p>0.252329</text:p>
          </table:table-cell>
          <table:table-cell office:value-type="float" office:value="1.88072" calcext:value-type="float">
            <text:p>1.880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18914" calcext:value-type="float">
            <text:p>-4.18914</text:p>
          </table:table-cell>
          <table:table-cell office:value-type="float" office:value="-4.01254" calcext:value-type="float">
            <text:p>-4.01254</text:p>
          </table:table-cell>
          <table:table-cell office:value-type="float" office:value="-2.27699" calcext:value-type="float">
            <text:p>-2.27699</text:p>
          </table:table-cell>
          <table:table-cell office:value-type="float" office:value="0.00690563" calcext:value-type="float">
            <text:p>0.00690563</text:p>
          </table:table-cell>
          <table:table-cell office:value-type="float" office:value="0.000905492" calcext:value-type="float">
            <text:p>0.000905492</text:p>
          </table:table-cell>
          <table:table-cell office:value-type="float" office:value="0.566933" calcext:value-type="float">
            <text:p>0.5669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7.3208" calcext:value-type="float">
            <text:p>17.3208</text:p>
          </table:table-cell>
          <table:table-cell office:value-type="float" office:value="3.82047" calcext:value-type="float">
            <text:p>3.82047</text:p>
          </table:table-cell>
          <table:table-cell office:value-type="float" office:value="9.62265" calcext:value-type="float">
            <text:p>9.62265</text:p>
          </table:table-cell>
          <table:table-cell office:value-type="float" office:value="-0.00527731" calcext:value-type="float">
            <text:p>-0.00527731</text:p>
          </table:table-cell>
          <table:table-cell office:value-type="float" office:value="-0.00511561" calcext:value-type="float">
            <text:p>-0.00511561</text:p>
          </table:table-cell>
          <table:table-cell office:value-type="float" office:value="2.02994" calcext:value-type="float">
            <text:p>2.029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0836" calcext:value-type="float">
            <text:p>18.0836</text:p>
          </table:table-cell>
          <table:table-cell office:value-type="float" office:value="0.0787908" calcext:value-type="float">
            <text:p>0.0787908</text:p>
          </table:table-cell>
          <table:table-cell office:value-type="float" office:value="4.07948" calcext:value-type="float">
            <text:p>4.07948</text:p>
          </table:table-cell>
          <table:table-cell office:value-type="float" office:value="0.157815" calcext:value-type="float">
            <text:p>0.157815</text:p>
          </table:table-cell>
          <table:table-cell office:value-type="float" office:value="0.236864" calcext:value-type="float">
            <text:p>0.236864</text:p>
          </table:table-cell>
          <table:table-cell office:value-type="float" office:value="0.300208" calcext:value-type="float">
            <text:p>0.3002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28292" calcext:value-type="float">
            <text:p>-4.28292</text:p>
          </table:table-cell>
          <table:table-cell office:value-type="float" office:value="-3.98761" calcext:value-type="float">
            <text:p>-3.98761</text:p>
          </table:table-cell>
          <table:table-cell office:value-type="float" office:value="-2.30568" calcext:value-type="float">
            <text:p>-2.30568</text:p>
          </table:table-cell>
          <table:table-cell office:value-type="float" office:value="-0.0170108" calcext:value-type="float">
            <text:p>-0.0170108</text:p>
          </table:table-cell>
          <table:table-cell office:value-type="float" office:value="-0.0380775" calcext:value-type="float">
            <text:p>-0.0380775</text:p>
          </table:table-cell>
          <table:table-cell office:value-type="float" office:value="0.404758" calcext:value-type="float">
            <text:p>0.4047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7.6385" calcext:value-type="float">
            <text:p>17.6385</text:p>
          </table:table-cell>
          <table:table-cell office:value-type="float" office:value="3.83166" calcext:value-type="float">
            <text:p>3.83166</text:p>
          </table:table-cell>
          <table:table-cell office:value-type="float" office:value="9.70829" calcext:value-type="float">
            <text:p>9.70829</text:p>
          </table:table-cell>
          <table:table-cell office:value-type="float" office:value="0.000184153" calcext:value-type="float">
            <text:p>0.000184153</text:p>
          </table:table-cell>
          <table:table-cell office:value-type="float" office:value="0.00707196" calcext:value-type="float">
            <text:p>0.00707196</text:p>
          </table:table-cell>
          <table:table-cell office:value-type="float" office:value="0.857739" calcext:value-type="float">
            <text:p>0.8577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2227" calcext:value-type="float">
            <text:p>18.2227</text:p>
          </table:table-cell>
          <table:table-cell office:value-type="float" office:value="0.0747621" calcext:value-type="float">
            <text:p>0.0747621</text:p>
          </table:table-cell>
          <table:table-cell office:value-type="float" office:value="4.07941" calcext:value-type="float">
            <text:p>4.07941</text:p>
          </table:table-cell>
          <table:table-cell office:value-type="float" office:value="0.149014" calcext:value-type="float">
            <text:p>0.149014</text:p>
          </table:table-cell>
          <table:table-cell office:value-type="float" office:value="0.21123" calcext:value-type="float">
            <text:p>0.21123</text:p>
          </table:table-cell>
          <table:table-cell office:value-type="float" office:value="2.65766" calcext:value-type="float">
            <text:p>2.657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32248" calcext:value-type="float">
            <text:p>-4.32248</text:p>
          </table:table-cell>
          <table:table-cell office:value-type="float" office:value="-4.02338" calcext:value-type="float">
            <text:p>-4.02338</text:p>
          </table:table-cell>
          <table:table-cell office:value-type="float" office:value="-2.1436" calcext:value-type="float">
            <text:p>-2.1436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192836" calcext:value-type="float">
            <text:p>0.0192836</text:p>
          </table:table-cell>
          <table:table-cell office:value-type="float" office:value="1.73151" calcext:value-type="float">
            <text:p>1.731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7.9694" calcext:value-type="float">
            <text:p>17.9694</text:p>
          </table:table-cell>
          <table:table-cell office:value-type="float" office:value="3.82662" calcext:value-type="float">
            <text:p>3.82662</text:p>
          </table:table-cell>
          <table:table-cell office:value-type="float" office:value="9.78033" calcext:value-type="float">
            <text:p>9.78033</text:p>
          </table:table-cell>
          <table:table-cell office:value-type="float" office:value="-0.00146233" calcext:value-type="float">
            <text:p>-0.00146233</text:p>
          </table:table-cell>
          <table:table-cell office:value-type="float" office:value="0.00408771" calcext:value-type="float">
            <text:p>0.00408771</text:p>
          </table:table-cell>
          <table:table-cell office:value-type="float" office:value="0.683001" calcext:value-type="float">
            <text:p>0.6830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0.069656" calcext:value-type="float">
            <text:p>0.069656</text:p>
          </table:table-cell>
          <table:table-cell office:value-type="float" office:value="4.03166" calcext:value-type="float">
            <text:p>4.03166</text:p>
          </table:table-cell>
          <table:table-cell office:value-type="float" office:value="0.139521" calcext:value-type="float">
            <text:p>0.139521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1.8204" calcext:value-type="float">
            <text:p>1.82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37344" calcext:value-type="float">
            <text:p>-4.37344</text:p>
          </table:table-cell>
          <table:table-cell office:value-type="float" office:value="-4.04553" calcext:value-type="float">
            <text:p>-4.04553</text:p>
          </table:table-cell>
          <table:table-cell office:value-type="float" office:value="-2.01576" calcext:value-type="float">
            <text:p>-2.01576</text:p>
          </table:table-cell>
          <table:table-cell office:value-type="float" office:value="0.0385133" calcext:value-type="float">
            <text:p>0.0385133</text:p>
          </table:table-cell>
          <table:table-cell office:value-type="float" office:value="0.0494127" calcext:value-type="float">
            <text:p>0.0494127</text:p>
          </table:table-cell>
          <table:table-cell office:value-type="float" office:value="0.520364" calcext:value-type="float">
            <text:p>0.5203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8.3009" calcext:value-type="float">
            <text:p>18.3009</text:p>
          </table:table-cell>
          <table:table-cell office:value-type="float" office:value="3.82133" calcext:value-type="float">
            <text:p>3.82133</text:p>
          </table:table-cell>
          <table:table-cell office:value-type="float" office:value="9.80712" calcext:value-type="float">
            <text:p>9.80712</text:p>
          </table:table-cell>
          <table:table-cell office:value-type="float" office:value="-0.00331786" calcext:value-type="float">
            <text:p>-0.00331786</text:p>
          </table:table-cell>
          <table:table-cell office:value-type="float" office:value="0.000290176" calcext:value-type="float">
            <text:p>0.000290176</text:p>
          </table:table-cell>
          <table:table-cell office:value-type="float" office:value="0.306152" calcext:value-type="float">
            <text:p>0.3061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4627" calcext:value-type="float">
            <text:p>18.4627</text:p>
          </table:table-cell>
          <table:table-cell office:value-type="float" office:value="0.0588791" calcext:value-type="float">
            <text:p>0.0588791</text:p>
          </table:table-cell>
          <table:table-cell office:value-type="float" office:value="3.72245" calcext:value-type="float">
            <text:p>3.72245</text:p>
          </table:table-cell>
          <table:table-cell office:value-type="float" office:value="0.129087" calcext:value-type="float">
            <text:p>0.129087</text:p>
          </table:table-cell>
          <table:table-cell office:value-type="float" office:value="0.161103" calcext:value-type="float">
            <text:p>0.161103</text:p>
          </table:table-cell>
          <table:table-cell office:value-type="float" office:value="3.93808" calcext:value-type="float">
            <text:p>3.938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43528" calcext:value-type="float">
            <text:p>-4.43528</text:p>
          </table:table-cell>
          <table:table-cell office:value-type="float" office:value="-4.04606" calcext:value-type="float">
            <text:p>-4.04606</text:p>
          </table:table-cell>
          <table:table-cell office:value-type="float" office:value="-1.73898" calcext:value-type="float">
            <text:p>-1.73898</text:p>
          </table:table-cell>
          <table:table-cell office:value-type="float" office:value="0.0331917" calcext:value-type="float">
            <text:p>0.0331917</text:p>
          </table:table-cell>
          <table:table-cell office:value-type="float" office:value="0.0337313" calcext:value-type="float">
            <text:p>0.0337313</text:p>
          </table:table-cell>
          <table:table-cell office:value-type="float" office:value="2.48976" calcext:value-type="float">
            <text:p>2.489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8.6005" calcext:value-type="float">
            <text:p>18.6005</text:p>
          </table:table-cell>
          <table:table-cell office:value-type="float" office:value="3.81598" calcext:value-type="float">
            <text:p>3.81598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-0.0048569" calcext:value-type="float">
            <text:p>-0.0048569</text:p>
          </table:table-cell>
          <table:table-cell office:value-type="float" office:value="-0.00456419" calcext:value-type="float">
            <text:p>-0.00456419</text:p>
          </table:table-cell>
          <table:table-cell office:value-type="float" office:value="2.76412" calcext:value-type="float">
            <text:p>2.764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589" calcext:value-type="float">
            <text:p>18.589</text:p>
          </table:table-cell>
          <table:table-cell office:value-type="float" office:value="0.0671214" calcext:value-type="float">
            <text:p>0.0671214</text:p>
          </table:table-cell>
          <table:table-cell office:value-type="float" office:value="3.82943" calcext:value-type="float">
            <text:p>3.82943</text:p>
          </table:table-cell>
          <table:table-cell office:value-type="float" office:value="0.128652" calcext:value-type="float">
            <text:p>0.128652</text:p>
          </table:table-cell>
          <table:table-cell office:value-type="float" office:value="0.151875" calcext:value-type="float">
            <text:p>0.151875</text:p>
          </table:table-cell>
          <table:table-cell office:value-type="float" office:value="0.152143" calcext:value-type="float">
            <text:p>0.15214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49756" calcext:value-type="float">
            <text:p>-4.49756</text:p>
          </table:table-cell>
          <table:table-cell office:value-type="float" office:value="-4.03678" calcext:value-type="float">
            <text:p>-4.03678</text:p>
          </table:table-cell>
          <table:table-cell office:value-type="float" office:value="-1.80194" calcext:value-type="float">
            <text:p>-1.80194</text:p>
          </table:table-cell>
          <table:table-cell office:value-type="float" office:value="0.0249541" calcext:value-type="float">
            <text:p>0.0249541</text:p>
          </table:table-cell>
          <table:table-cell office:value-type="float" office:value="0.0209013" calcext:value-type="float">
            <text:p>0.0209013</text:p>
          </table:table-cell>
          <table:table-cell office:value-type="float" office:value="0.228434" calcext:value-type="float">
            <text:p>0.2284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8.9244" calcext:value-type="float">
            <text:p>18.9244</text:p>
          </table:table-cell>
          <table:table-cell office:value-type="float" office:value="3.82689" calcext:value-type="float">
            <text:p>3.82689</text:p>
          </table:table-cell>
          <table:table-cell office:value-type="float" office:value="9.73757" calcext:value-type="float">
            <text:p>9.73757</text:p>
          </table:table-cell>
          <table:table-cell office:value-type="float" office:value="0.000525882" calcext:value-type="float">
            <text:p>0.000525882</text:p>
          </table:table-cell>
          <table:table-cell office:value-type="float" office:value="0.00800782" calcext:value-type="float">
            <text:p>0.00800782</text:p>
          </table:table-cell>
          <table:table-cell office:value-type="float" office:value="0.220358" calcext:value-type="float">
            <text:p>0.2203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7109" calcext:value-type="float">
            <text:p>18.7109</text:p>
          </table:table-cell>
          <table:table-cell office:value-type="float" office:value="0.045446" calcext:value-type="float">
            <text:p>0.045446</text:p>
          </table:table-cell>
          <table:table-cell office:value-type="float" office:value="3.65068" calcext:value-type="float">
            <text:p>3.65068</text:p>
          </table:table-cell>
          <table:table-cell office:value-type="float" office:value="0.108652" calcext:value-type="float">
            <text:p>0.108652</text:p>
          </table:table-cell>
          <table:table-cell office:value-type="float" office:value="0.114485" calcext:value-type="float">
            <text:p>0.114485</text:p>
          </table:table-cell>
          <table:table-cell office:value-type="float" office:value="2.4692" calcext:value-type="float">
            <text:p>2.46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54348" calcext:value-type="float">
            <text:p>-4.54348</text:p>
          </table:table-cell>
          <table:table-cell office:value-type="float" office:value="-4.04781" calcext:value-type="float">
            <text:p>-4.04781</text:p>
          </table:table-cell>
          <table:table-cell office:value-type="float" office:value="-1.57999" calcext:value-type="float">
            <text:p>-1.57999</text:p>
          </table:table-cell>
          <table:table-cell office:value-type="float" office:value="0.0330282" calcext:value-type="float">
            <text:p>0.0330282</text:p>
          </table:table-cell>
          <table:table-cell office:value-type="float" office:value="0.0289354" calcext:value-type="float">
            <text:p>0.0289354</text:p>
          </table:table-cell>
          <table:table-cell office:value-type="float" office:value="0.722887" calcext:value-type="float">
            <text:p>0.7228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9.2512" calcext:value-type="float">
            <text:p>19.2512</text:p>
          </table:table-cell>
          <table:table-cell office:value-type="float" office:value="3.79951" calcext:value-type="float">
            <text:p>3.79951</text:p>
          </table:table-cell>
          <table:table-cell office:value-type="float" office:value="9.65296" calcext:value-type="float">
            <text:p>9.65296</text:p>
          </table:table-cell>
          <table:table-cell office:value-type="float" office:value="-0.010592" calcext:value-type="float">
            <text:p>-0.010592</text:p>
          </table:table-cell>
          <table:table-cell office:value-type="float" office:value="-0.0154969" calcext:value-type="float">
            <text:p>-0.0154969</text:p>
          </table:table-cell>
          <table:table-cell office:value-type="float" office:value="0.771341" calcext:value-type="float">
            <text:p>0.7713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8368" calcext:value-type="float">
            <text:p>18.8368</text:p>
          </table:table-cell>
          <table:table-cell office:value-type="float" office:value="0.0501417" calcext:value-type="float">
            <text:p>0.0501417</text:p>
          </table:table-cell>
          <table:table-cell office:value-type="float" office:value="3.78692" calcext:value-type="float">
            <text:p>3.78692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0.819106" calcext:value-type="float">
            <text:p>0.81910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59618" calcext:value-type="float">
            <text:p>-4.59618</text:p>
          </table:table-cell>
          <table:table-cell office:value-type="float" office:value="-4.06275" calcext:value-type="float">
            <text:p>-4.06275</text:p>
          </table:table-cell>
          <table:table-cell office:value-type="float" office:value="-1.6684" calcext:value-type="float">
            <text:p>-1.6684</text:p>
          </table:table-cell>
          <table:table-cell office:value-type="float" office:value="0.0480013" calcext:value-type="float">
            <text:p>0.0480013</text:p>
          </table:table-cell>
          <table:table-cell office:value-type="float" office:value="0.0500097" calcext:value-type="float">
            <text:p>0.0500097</text:p>
          </table:table-cell>
          <table:table-cell office:value-type="float" office:value="0.442547" calcext:value-type="float">
            <text:p>0.4425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9.5784" calcext:value-type="float">
            <text:p>19.5784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9.84666" calcext:value-type="float">
            <text:p>9.84666</text:p>
          </table:table-cell>
          <table:table-cell office:value-type="float" office:value="-0.00502939" calcext:value-type="float">
            <text:p>-0.00502939</text:p>
          </table:table-cell>
          <table:table-cell office:value-type="float" office:value="-0.00130689" calcext:value-type="float">
            <text:p>-0.00130689</text:p>
          </table:table-cell>
          <table:table-cell office:value-type="float" office:value="0.0936906" calcext:value-type="float">
            <text:p>0.093690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9646" calcext:value-type="float">
            <text:p>18.9646</text:p>
          </table:table-cell>
          <table:table-cell office:value-type="float" office:value="0.0389409" calcext:value-type="float">
            <text:p>0.0389409</text:p>
          </table:table-cell>
          <table:table-cell office:value-type="float" office:value="3.81268" calcext:value-type="float">
            <text:p>3.81268</text:p>
          </table:table-cell>
          <table:table-cell office:value-type="float" office:value="0.0922783" calcext:value-type="float">
            <text:p>0.0922783</text:p>
          </table:table-cell>
          <table:table-cell office:value-type="float" office:value="0.0786864" calcext:value-type="float">
            <text:p>0.0786864</text:p>
          </table:table-cell>
          <table:table-cell office:value-type="float" office:value="1.93822" calcext:value-type="float">
            <text:p>1.938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65466" calcext:value-type="float">
            <text:p>-4.65466</text:p>
          </table:table-cell>
          <table:table-cell office:value-type="float" office:value="-4.07879" calcext:value-type="float">
            <text:p>-4.07879</text:p>
          </table:table-cell>
          <table:table-cell office:value-type="float" office:value="-1.68012" calcext:value-type="float">
            <text:p>-1.68012</text:p>
          </table:table-cell>
          <table:table-cell office:value-type="float" office:value="0.0614839" calcext:value-type="float">
            <text:p>0.0614839</text:p>
          </table:table-cell>
          <table:table-cell office:value-type="float" office:value="0.0658578" calcext:value-type="float">
            <text:p>0.0658578</text:p>
          </table:table-cell>
          <table:table-cell office:value-type="float" office:value="0.858819" calcext:value-type="float">
            <text:p>0.8588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19.9128" calcext:value-type="float">
            <text:p>19.9128</text:p>
          </table:table-cell>
          <table:table-cell office:value-type="float" office:value="3.79839" calcext:value-type="float">
            <text:p>3.79839</text:p>
          </table:table-cell>
          <table:table-cell office:value-type="float" office:value="9.95008" calcext:value-type="float">
            <text:p>9.95008</text:p>
          </table:table-cell>
          <table:table-cell office:value-type="float" office:value="-0.0082269" calcext:value-type="float">
            <text:p>-0.0082269</text:p>
          </table:table-cell>
          <table:table-cell office:value-type="float" office:value="-0.00631765" calcext:value-type="float">
            <text:p>-0.00631765</text:p>
          </table:table-cell>
          <table:table-cell office:value-type="float" office:value="0.626349" calcext:value-type="float">
            <text:p>0.6263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0988" calcext:value-type="float">
            <text:p>19.0988</text:p>
          </table:table-cell>
          <table:table-cell office:value-type="float" office:value="0.0523809" calcext:value-type="float">
            <text:p>0.0523809</text:p>
          </table:table-cell>
          <table:table-cell office:value-type="float" office:value="3.78189" calcext:value-type="float">
            <text:p>3.78189</text:p>
          </table:table-cell>
          <table:table-cell office:value-type="float" office:value="0.0956194" calcext:value-type="float">
            <text:p>0.0956194</text:p>
          </table:table-cell>
          <table:table-cell office:value-type="float" office:value="0.0802196" calcext:value-type="float">
            <text:p>0.0802196</text:p>
          </table:table-cell>
          <table:table-cell office:value-type="float" office:value="0.47403" calcext:value-type="float">
            <text:p>0.474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71297" calcext:value-type="float">
            <text:p>-4.71297</text:p>
          </table:table-cell>
          <table:table-cell office:value-type="float" office:value="-4.06866" calcext:value-type="float">
            <text:p>-4.06866</text:p>
          </table:table-cell>
          <table:table-cell office:value-type="float" office:value="-1.62589" calcext:value-type="float">
            <text:p>-1.62589</text:p>
          </table:table-cell>
          <table:table-cell office:value-type="float" office:value="0.0484213" calcext:value-type="float">
            <text:p>0.0484213</text:p>
          </table:table-cell>
          <table:table-cell office:value-type="float" office:value="0.0435704" calcext:value-type="float">
            <text:p>0.0435704</text:p>
          </table:table-cell>
          <table:table-cell office:value-type="float" office:value="1.26261" calcext:value-type="float">
            <text:p>1.262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0.2513" calcext:value-type="float">
            <text:p>20.2513</text:p>
          </table:table-cell>
          <table:table-cell office:value-type="float" office:value="3.81818" calcext:value-type="float">
            <text:p>3.81818</text:p>
          </table:table-cell>
          <table:table-cell office:value-type="float" office:value="9.94626" calcext:value-type="float">
            <text:p>9.94626</text:p>
          </table:table-cell>
          <table:table-cell office:value-type="float" office:value="-0.0000522096" calcext:value-type="float">
            <text:p>-5.22096E-05</text:p>
          </table:table-cell>
          <table:table-cell office:value-type="float" office:value="0.00961157" calcext:value-type="float">
            <text:p>0.00961157</text:p>
          </table:table-cell>
          <table:table-cell office:value-type="float" office:value="1.02981" calcext:value-type="float">
            <text:p>1.029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2108" calcext:value-type="float">
            <text:p>19.2108</text:p>
          </table:table-cell>
          <table:table-cell office:value-type="float" office:value="0.0586405" calcext:value-type="float">
            <text:p>0.0586405</text:p>
          </table:table-cell>
          <table:table-cell office:value-type="float" office:value="3.78419" calcext:value-type="float">
            <text:p>3.78419</text:p>
          </table:table-cell>
          <table:table-cell office:value-type="float" office:value="0.0947956" calcext:value-type="float">
            <text:p>0.0947956</text:p>
          </table:table-cell>
          <table:table-cell office:value-type="float" office:value="0.0745028" calcext:value-type="float">
            <text:p>0.0745028</text:p>
          </table:table-cell>
          <table:table-cell office:value-type="float" office:value="1.85114" calcext:value-type="float">
            <text:p>1.851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78293" calcext:value-type="float">
            <text:p>-4.78293</text:p>
          </table:table-cell>
          <table:table-cell office:value-type="float" office:value="-4.05965" calcext:value-type="float">
            <text:p>-4.05965</text:p>
          </table:table-cell>
          <table:table-cell office:value-type="float" office:value="-1.67329" calcext:value-type="float">
            <text:p>-1.67329</text:p>
          </table:table-cell>
          <table:table-cell office:value-type="float" office:value="0.0340673" calcext:value-type="float">
            <text:p>0.0340673</text:p>
          </table:table-cell>
          <table:table-cell office:value-type="float" office:value="0.0205435" calcext:value-type="float">
            <text:p>0.0205435</text:p>
          </table:table-cell>
          <table:table-cell office:value-type="float" office:value="2.29599" calcext:value-type="float">
            <text:p>2.295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0.5681" calcext:value-type="float">
            <text:p>20.5681</text:p>
          </table:table-cell>
          <table:table-cell office:value-type="float" office:value="3.834" calcext:value-type="float">
            <text:p>3.834</text:p>
          </table:table-cell>
          <table:table-cell office:value-type="float" office:value="9.96212" calcext:value-type="float">
            <text:p>9.96212</text:p>
          </table:table-cell>
          <table:table-cell office:value-type="float" office:value="0.00722652" calcext:value-type="float">
            <text:p>0.00722652</text:p>
          </table:table-cell>
          <table:table-cell office:value-type="float" office:value="0.0239244" calcext:value-type="float">
            <text:p>0.0239244</text:p>
          </table:table-cell>
          <table:table-cell office:value-type="float" office:value="1.77156" calcext:value-type="float">
            <text:p>1.771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3287" calcext:value-type="float">
            <text:p>19.3287</text:p>
          </table:table-cell>
          <table:table-cell office:value-type="float" office:value="0.0661014" calcext:value-type="float">
            <text:p>0.0661014</text:p>
          </table:table-cell>
          <table:table-cell office:value-type="float" office:value="3.75202" calcext:value-type="float">
            <text:p>3.75202</text:p>
          </table:table-cell>
          <table:table-cell office:value-type="float" office:value="0.0944122" calcext:value-type="float">
            <text:p>0.0944122</text:p>
          </table:table-cell>
          <table:table-cell office:value-type="float" office:value="0.0701273" calcext:value-type="float">
            <text:p>0.0701273</text:p>
          </table:table-cell>
          <table:table-cell office:value-type="float" office:value="0.167104" calcext:value-type="float">
            <text:p>0.1671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83507" calcext:value-type="float">
            <text:p>-4.83507</text:p>
          </table:table-cell>
          <table:table-cell office:value-type="float" office:value="-4.05343" calcext:value-type="float">
            <text:p>-4.05343</text:p>
          </table:table-cell>
          <table:table-cell office:value-type="float" office:value="-1.62086" calcext:value-type="float">
            <text:p>-1.62086</text:p>
          </table:table-cell>
          <table:table-cell office:value-type="float" office:value="0.0262772" calcext:value-type="float">
            <text:p>0.0262772</text:p>
          </table:table-cell>
          <table:table-cell office:value-type="float" office:value="0.00867053" calcext:value-type="float">
            <text:p>0.00867053</text:p>
          </table:table-cell>
          <table:table-cell office:value-type="float" office:value="0.393534" calcext:value-type="float">
            <text:p>0.3935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0.8919" calcext:value-type="float">
            <text:p>20.8919</text:p>
          </table:table-cell>
          <table:table-cell office:value-type="float" office:value="3.84641" calcext:value-type="float">
            <text:p>3.84641</text:p>
          </table:table-cell>
          <table:table-cell office:value-type="float" office:value="9.93818" calcext:value-type="float">
            <text:p>9.93818</text:p>
          </table:table-cell>
          <table:table-cell office:value-type="float" office:value="0.0121526" calcext:value-type="float">
            <text:p>0.0121526</text:p>
          </table:table-cell>
          <table:table-cell office:value-type="float" office:value="0.0320108" calcext:value-type="float">
            <text:p>0.0320108</text:p>
          </table:table-cell>
          <table:table-cell office:value-type="float" office:value="0.109372" calcext:value-type="float">
            <text:p>0.1093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4463" calcext:value-type="float">
            <text:p>19.4463</text:p>
          </table:table-cell>
          <table:table-cell office:value-type="float" office:value="0.0489572" calcext:value-type="float">
            <text:p>0.0489572</text:p>
          </table:table-cell>
          <table:table-cell office:value-type="float" office:value="3.69025" calcext:value-type="float">
            <text:p>3.69025</text:p>
          </table:table-cell>
          <table:table-cell office:value-type="float" office:value="0.076251" calcext:value-type="float">
            <text:p>0.076251</text:p>
          </table:table-cell>
          <table:table-cell office:value-type="float" office:value="0.0399306" calcext:value-type="float">
            <text:p>0.0399306</text:p>
          </table:table-cell>
          <table:table-cell office:value-type="float" office:value="1.40337" calcext:value-type="float">
            <text:p>1.403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89888" calcext:value-type="float">
            <text:p>-4.89888</text:p>
          </table:table-cell>
          <table:table-cell office:value-type="float" office:value="-4.0472" calcext:value-type="float">
            <text:p>-4.0472</text:p>
          </table:table-cell>
          <table:table-cell office:value-type="float" office:value="-1.57598" calcext:value-type="float">
            <text:p>-1.57598</text:p>
          </table:table-cell>
          <table:table-cell office:value-type="float" office:value="0.0137702" calcext:value-type="float">
            <text:p>0.0137702</text:p>
          </table:table-cell>
          <table:table-cell office:value-type="float" office:value="-0.0109929" calcext:value-type="float">
            <text:p>-0.0109929</text:p>
          </table:table-cell>
          <table:table-cell office:value-type="float" office:value="0.371685" calcext:value-type="float">
            <text:p>0.3716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1.2198" calcext:value-type="float">
            <text:p>21.2198</text:p>
          </table:table-cell>
          <table:table-cell office:value-type="float" office:value="3.82825" calcext:value-type="float">
            <text:p>3.82825</text:p>
          </table:table-cell>
          <table:table-cell office:value-type="float" office:value="9.90307" calcext:value-type="float">
            <text:p>9.90307</text:p>
          </table:table-cell>
          <table:table-cell office:value-type="float" office:value="0.00456306" calcext:value-type="float">
            <text:p>0.00456306</text:p>
          </table:table-cell>
          <table:table-cell office:value-type="float" office:value="0.0149653" calcext:value-type="float">
            <text:p>0.0149653</text:p>
          </table:table-cell>
          <table:table-cell office:value-type="float" office:value="0.768549" calcext:value-type="float">
            <text:p>0.7685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5645" calcext:value-type="float">
            <text:p>19.5645</text:p>
          </table:table-cell>
          <table:table-cell office:value-type="float" office:value="0.0443626" calcext:value-type="float">
            <text:p>0.0443626</text:p>
          </table:table-cell>
          <table:table-cell office:value-type="float" office:value="3.62344" calcext:value-type="float">
            <text:p>3.62344</text:p>
          </table:table-cell>
          <table:table-cell office:value-type="float" office:value="0.0676247" calcext:value-type="float">
            <text:p>0.0676247</text:p>
          </table:table-cell>
          <table:table-cell office:value-type="float" office:value="0.025382" calcext:value-type="float">
            <text:p>0.025382</text:p>
          </table:table-cell>
          <table:table-cell office:value-type="float" office:value="0.765651" calcext:value-type="float">
            <text:p>0.7656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93973" calcext:value-type="float">
            <text:p>-4.93973</text:p>
          </table:table-cell>
          <table:table-cell office:value-type="float" office:value="-4.05629" calcext:value-type="float">
            <text:p>-4.05629</text:p>
          </table:table-cell>
          <table:table-cell office:value-type="float" office:value="-1.45523" calcext:value-type="float">
            <text:p>-1.45523</text:p>
          </table:table-cell>
          <table:table-cell office:value-type="float" office:value="0.0233692" calcext:value-type="float">
            <text:p>0.0233692</text:p>
          </table:table-cell>
          <table:table-cell office:value-type="float" office:value="0.0014436" calcext:value-type="float">
            <text:p>0.0014436</text:p>
          </table:table-cell>
          <table:table-cell office:value-type="float" office:value="0.0261994" calcext:value-type="float">
            <text:p>0.02619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1.5459" calcext:value-type="float">
            <text:p>21.5459</text:p>
          </table:table-cell>
          <table:table-cell office:value-type="float" office:value="3.82505" calcext:value-type="float">
            <text:p>3.82505</text:p>
          </table:table-cell>
          <table:table-cell office:value-type="float" office:value="9.8453" calcext:value-type="float">
            <text:p>9.8453</text:p>
          </table:table-cell>
          <table:table-cell office:value-type="float" office:value="0.00308934" calcext:value-type="float">
            <text:p>0.00308934</text:p>
          </table:table-cell>
          <table:table-cell office:value-type="float" office:value="0.0106019" calcext:value-type="float">
            <text:p>0.0106019</text:p>
          </table:table-cell>
          <table:table-cell office:value-type="float" office:value="0.288911" calcext:value-type="float">
            <text:p>0.2889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6693" calcext:value-type="float">
            <text:p>19.6693</text:p>
          </table:table-cell>
          <table:table-cell office:value-type="float" office:value="-0.00213947" calcext:value-type="float">
            <text:p>-0.00213947</text:p>
          </table:table-cell>
          <table:table-cell office:value-type="float" office:value="3.4755" calcext:value-type="float">
            <text:p>3.4755</text:p>
          </table:table-cell>
          <table:table-cell office:value-type="float" office:value="0.0290357" calcext:value-type="float">
            <text:p>0.0290357</text:p>
          </table:table-cell>
          <table:table-cell office:value-type="float" office:value="-0.0324171" calcext:value-type="float">
            <text:p>-0.0324171</text:p>
          </table:table-cell>
          <table:table-cell office:value-type="float" office:value="6.73978" calcext:value-type="float">
            <text:p>6.739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96952" calcext:value-type="float">
            <text:p>-4.96952</text:p>
          </table:table-cell>
          <table:table-cell office:value-type="float" office:value="-4.08045" calcext:value-type="float">
            <text:p>-4.08045</text:p>
          </table:table-cell>
          <table:table-cell office:value-type="float" office:value="-1.26128" calcext:value-type="float">
            <text:p>-1.26128</text:p>
          </table:table-cell>
          <table:table-cell office:value-type="float" office:value="0.0509264" calcext:value-type="float">
            <text:p>0.0509264</text:p>
          </table:table-cell>
          <table:table-cell office:value-type="float" office:value="0.0365434" calcext:value-type="float">
            <text:p>0.0365434</text:p>
          </table:table-cell>
          <table:table-cell office:value-type="float" office:value="3.73874" calcext:value-type="float">
            <text:p>3.738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1.8654" calcext:value-type="float">
            <text:p>21.8654</text:p>
          </table:table-cell>
          <table:table-cell office:value-type="float" office:value="3.76474" calcext:value-type="float">
            <text:p>3.76474</text:p>
          </table:table-cell>
          <table:table-cell office:value-type="float" office:value="9.74152" calcext:value-type="float">
            <text:p>9.74152</text:p>
          </table:table-cell>
          <table:table-cell office:value-type="float" office:value="-0.0205346" calcext:value-type="float">
            <text:p>-0.0205346</text:p>
          </table:table-cell>
          <table:table-cell office:value-type="float" office:value="-0.0368823" calcext:value-type="float">
            <text:p>-0.0368823</text:p>
          </table:table-cell>
          <table:table-cell office:value-type="float" office:value="4.90236" calcext:value-type="float">
            <text:p>4.902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7671" calcext:value-type="float">
            <text:p>19.7671</text:p>
          </table:table-cell>
          <table:table-cell office:value-type="float" office:value="0.0348532" calcext:value-type="float">
            <text:p>0.0348532</text:p>
          </table:table-cell>
          <table:table-cell office:value-type="float" office:value="3.26063" calcext:value-type="float">
            <text:p>3.26063</text:p>
          </table:table-cell>
          <table:table-cell office:value-type="float" office:value="0.053769" calcext:value-type="float">
            <text:p>0.053769</text:p>
          </table:table-cell>
          <table:table-cell office:value-type="float" office:value="0.00520894" calcext:value-type="float">
            <text:p>0.00520894</text:p>
          </table:table-cell>
          <table:table-cell office:value-type="float" office:value="3.45713" calcext:value-type="float">
            <text:p>3.4571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0858" calcext:value-type="float">
            <text:p>-5.00858</text:p>
          </table:table-cell>
          <table:table-cell office:value-type="float" office:value="-4.03696" calcext:value-type="float">
            <text:p>-4.03696</text:p>
          </table:table-cell>
          <table:table-cell office:value-type="float" office:value="-1.04233" calcext:value-type="float">
            <text:p>-1.04233</text:p>
          </table:table-cell>
          <table:table-cell office:value-type="float" office:value="-0.00408178" calcext:value-type="float">
            <text:p>-0.00408178</text:p>
          </table:table-cell>
          <table:table-cell office:value-type="float" office:value="-0.0380048" calcext:value-type="float">
            <text:p>-0.0380048</text:p>
          </table:table-cell>
          <table:table-cell office:value-type="float" office:value="6.24799" calcext:value-type="float">
            <text:p>6.247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2.1648" calcext:value-type="float">
            <text:p>22.1648</text:p>
          </table:table-cell>
          <table:table-cell office:value-type="float" office:value="3.82119" calcext:value-type="float">
            <text:p>3.82119</text:p>
          </table:table-cell>
          <table:table-cell office:value-type="float" office:value="9.48979" calcext:value-type="float">
            <text:p>9.48979</text:p>
          </table:table-cell>
          <table:table-cell office:value-type="float" office:value="0.00275064" calcext:value-type="float">
            <text:p>0.00275064</text:p>
          </table:table-cell>
          <table:table-cell office:value-type="float" office:value="0.00904227" calcext:value-type="float">
            <text:p>0.00904227</text:p>
          </table:table-cell>
          <table:table-cell office:value-type="float" office:value="4.89017" calcext:value-type="float">
            <text:p>4.8901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8719" calcext:value-type="float">
            <text:p>19.8719</text:p>
          </table:table-cell>
          <table:table-cell office:value-type="float" office:value="0.00414345" calcext:value-type="float">
            <text:p>0.00414345</text:p>
          </table:table-cell>
          <table:table-cell office:value-type="float" office:value="3.15536" calcext:value-type="float">
            <text:p>3.15536</text:p>
          </table:table-cell>
          <table:table-cell office:value-type="float" office:value="0.0266547" calcext:value-type="float">
            <text:p>0.0266547</text:p>
          </table:table-cell>
          <table:table-cell office:value-type="float" office:value="-0.0339394" calcext:value-type="float">
            <text:p>-0.0339394</text:p>
          </table:table-cell>
          <table:table-cell office:value-type="float" office:value="3.22196" calcext:value-type="float">
            <text:p>3.221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1194" calcext:value-type="float">
            <text:p>-5.01194</text:p>
          </table:table-cell>
          <table:table-cell office:value-type="float" office:value="-4.05515" calcext:value-type="float">
            <text:p>-4.05515</text:p>
          </table:table-cell>
          <table:table-cell office:value-type="float" office:value="-0.828709" calcext:value-type="float">
            <text:p>-0.828709</text:p>
          </table:table-cell>
          <table:table-cell office:value-type="float" office:value="0.0227633" calcext:value-type="float">
            <text:p>0.0227633</text:p>
          </table:table-cell>
          <table:table-cell office:value-type="float" office:value="-0.000961499" calcext:value-type="float">
            <text:p>-0.000961499</text:p>
          </table:table-cell>
          <table:table-cell office:value-type="float" office:value="2.21598" calcext:value-type="float">
            <text:p>2.215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2.4827" calcext:value-type="float">
            <text:p>22.4827</text:p>
          </table:table-cell>
          <table:table-cell office:value-type="float" office:value="3.77654" calcext:value-type="float">
            <text:p>3.77654</text:p>
          </table:table-cell>
          <table:table-cell office:value-type="float" office:value="9.41334" calcext:value-type="float">
            <text:p>9.41334</text:p>
          </table:table-cell>
          <table:table-cell office:value-type="float" office:value="-0.0151531" calcext:value-type="float">
            <text:p>-0.0151531</text:p>
          </table:table-cell>
          <table:table-cell office:value-type="float" office:value="-0.0271238" calcext:value-type="float">
            <text:p>-0.0271238</text:p>
          </table:table-cell>
          <table:table-cell office:value-type="float" office:value="2.2129" calcext:value-type="float">
            <text:p>2.21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9786" calcext:value-type="float">
            <text:p>19.9786</text:p>
          </table:table-cell>
          <table:table-cell office:value-type="float" office:value="0.0211818" calcext:value-type="float">
            <text:p>0.0211818</text:p>
          </table:table-cell>
          <table:table-cell office:value-type="float" office:value="3.03488" calcext:value-type="float">
            <text:p>3.03488</text:p>
          </table:table-cell>
          <table:table-cell office:value-type="float" office:value="0.0362106" calcext:value-type="float">
            <text:p>0.0362106</text:p>
          </table:table-cell>
          <table:table-cell office:value-type="float" office:value="-0.0183804" calcext:value-type="float">
            <text:p>-0.0183804</text:p>
          </table:table-cell>
          <table:table-cell office:value-type="float" office:value="1.75363" calcext:value-type="float">
            <text:p>1.7536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124" calcext:value-type="float">
            <text:p>-5.0124</text:p>
          </table:table-cell>
          <table:table-cell office:value-type="float" office:value="-4.05047" calcext:value-type="float">
            <text:p>-4.05047</text:p>
          </table:table-cell>
          <table:table-cell office:value-type="float" office:value="-0.615771" calcext:value-type="float">
            <text:p>-0.615771</text:p>
          </table:table-cell>
          <table:table-cell office:value-type="float" office:value="0.0216295" calcext:value-type="float">
            <text:p>0.0216295</text:p>
          </table:table-cell>
          <table:table-cell office:value-type="float" office:value="-0.000642669" calcext:value-type="float">
            <text:p>-0.000642669</text:p>
          </table:table-cell>
          <table:table-cell office:value-type="float" office:value="2.38741" calcext:value-type="float">
            <text:p>2.387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2.7948" calcext:value-type="float">
            <text:p>22.7948</text:p>
          </table:table-cell>
          <table:table-cell office:value-type="float" office:value="3.79871" calcext:value-type="float">
            <text:p>3.79871</text:p>
          </table:table-cell>
          <table:table-cell office:value-type="float" office:value="9.2787" calcext:value-type="float">
            <text:p>9.2787</text:p>
          </table:table-cell>
          <table:table-cell office:value-type="float" office:value="-0.00614928" calcext:value-type="float">
            <text:p>-0.00614928</text:p>
          </table:table-cell>
          <table:table-cell office:value-type="float" office:value="-0.00947389" calcext:value-type="float">
            <text:p>-0.00947389</text:p>
          </table:table-cell>
          <table:table-cell office:value-type="float" office:value="2.20028" calcext:value-type="float">
            <text:p>2.2002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0767" calcext:value-type="float">
            <text:p>20.0767</text:p>
          </table:table-cell>
          <table:table-cell office:value-type="float" office:value="-0.0369764" calcext:value-type="float">
            <text:p>-0.0369764</text:p>
          </table:table-cell>
          <table:table-cell office:value-type="float" office:value="3.04938" calcext:value-type="float">
            <text:p>3.04938</text:p>
          </table:table-cell>
          <table:table-cell office:value-type="float" office:value="-0.0115417" calcext:value-type="float">
            <text:p>-0.0115417</text:p>
          </table:table-cell>
          <table:table-cell office:value-type="float" office:value="-0.0849236" calcext:value-type="float">
            <text:p>-0.0849236</text:p>
          </table:table-cell>
          <table:table-cell office:value-type="float" office:value="6.20218" calcext:value-type="float">
            <text:p>6.202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3275" calcext:value-type="float">
            <text:p>-5.03275</text:p>
          </table:table-cell>
          <table:table-cell office:value-type="float" office:value="-4.06229" calcext:value-type="float">
            <text:p>-4.06229</text:p>
          </table:table-cell>
          <table:table-cell office:value-type="float" office:value="-0.620118" calcext:value-type="float">
            <text:p>-0.620118</text:p>
          </table:table-cell>
          <table:table-cell office:value-type="float" office:value="0.0361761" calcext:value-type="float">
            <text:p>0.0361761</text:p>
          </table:table-cell>
          <table:table-cell office:value-type="float" office:value="0.0167896" calcext:value-type="float">
            <text:p>0.0167896</text:p>
          </table:table-cell>
          <table:table-cell office:value-type="float" office:value="4.56615" calcext:value-type="float">
            <text:p>4.566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3.1103" calcext:value-type="float">
            <text:p>23.1103</text:p>
          </table:table-cell>
          <table:table-cell office:value-type="float" office:value="3.71926" calcext:value-type="float">
            <text:p>3.71926</text:p>
          </table:table-cell>
          <table:table-cell office:value-type="float" office:value="9.33925" calcext:value-type="float">
            <text:p>9.33925</text:p>
          </table:table-cell>
          <table:table-cell office:value-type="float" office:value="-0.0366321" calcext:value-type="float">
            <text:p>-0.0366321</text:p>
          </table:table-cell>
          <table:table-cell office:value-type="float" office:value="-0.0668789" calcext:value-type="float">
            <text:p>-0.0668789</text:p>
          </table:table-cell>
          <table:table-cell office:value-type="float" office:value="4.4661" calcext:value-type="float">
            <text:p>4.46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2093" calcext:value-type="float">
            <text:p>20.2093</text:p>
          </table:table-cell>
          <table:table-cell office:value-type="float" office:value="-0.0544615" calcext:value-type="float">
            <text:p>-0.0544615</text:p>
          </table:table-cell>
          <table:table-cell office:value-type="float" office:value="3.22846" calcext:value-type="float">
            <text:p>3.22846</text:p>
          </table:table-cell>
          <table:table-cell office:value-type="float" office:value="-0.027381" calcext:value-type="float">
            <text:p>-0.027381</text:p>
          </table:table-cell>
          <table:table-cell office:value-type="float" office:value="-0.102263" calcext:value-type="float">
            <text:p>-0.102263</text:p>
          </table:table-cell>
          <table:table-cell office:value-type="float" office:value="5.05518" calcext:value-type="float">
            <text:p>5.055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4119" calcext:value-type="float">
            <text:p>-5.04119</text:p>
          </table:table-cell>
          <table:table-cell office:value-type="float" office:value="-4.0772" calcext:value-type="float">
            <text:p>-4.0772</text:p>
          </table:table-cell>
          <table:table-cell office:value-type="float" office:value="-0.703494" calcext:value-type="float">
            <text:p>-0.703494</text:p>
          </table:table-cell>
          <table:table-cell office:value-type="float" office:value="0.0609554" calcext:value-type="float">
            <text:p>0.0609554</text:p>
          </table:table-cell>
          <table:table-cell office:value-type="float" office:value="0.047272" calcext:value-type="float">
            <text:p>0.047272</text:p>
          </table:table-cell>
          <table:table-cell office:value-type="float" office:value="4.23054" calcext:value-type="float">
            <text:p>4.230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3.4538" calcext:value-type="float">
            <text:p>23.4538</text:p>
          </table:table-cell>
          <table:table-cell office:value-type="float" office:value="3.69345" calcext:value-type="float">
            <text:p>3.69345</text:p>
          </table:table-cell>
          <table:table-cell office:value-type="float" office:value="9.53009" calcext:value-type="float">
            <text:p>9.53009</text:p>
          </table:table-cell>
          <table:table-cell office:value-type="float" office:value="-0.0445313" calcext:value-type="float">
            <text:p>-0.0445313</text:p>
          </table:table-cell>
          <table:table-cell office:value-type="float" office:value="-0.0765538" calcext:value-type="float">
            <text:p>-0.0765538</text:p>
          </table:table-cell>
          <table:table-cell office:value-type="float" office:value="4.18378" calcext:value-type="float">
            <text:p>4.183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3058" calcext:value-type="float">
            <text:p>20.3058</text:p>
          </table:table-cell>
          <table:table-cell office:value-type="float" office:value="-0.015461" calcext:value-type="float">
            <text:p>-0.015461</text:p>
          </table:table-cell>
          <table:table-cell office:value-type="float" office:value="2.91749" calcext:value-type="float">
            <text:p>2.91749</text:p>
          </table:table-cell>
          <table:table-cell office:value-type="float" office:value="0.00205134" calcext:value-type="float">
            <text:p>0.00205134</text:p>
          </table:table-cell>
          <table:table-cell office:value-type="float" office:value="-0.0559984" calcext:value-type="float">
            <text:p>-0.0559984</text:p>
          </table:table-cell>
          <table:table-cell office:value-type="float" office:value="3.2997" calcext:value-type="float">
            <text:p>3.29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3895" calcext:value-type="float">
            <text:p>-5.03895</text:p>
          </table:table-cell>
          <table:table-cell office:value-type="float" office:value="-4.0625" calcext:value-type="float">
            <text:p>-4.0625</text:p>
          </table:table-cell>
          <table:table-cell office:value-type="float" office:value="-0.373325" calcext:value-type="float">
            <text:p>-0.373325</text:p>
          </table:table-cell>
          <table:table-cell office:value-type="float" office:value="0.0419122" calcext:value-type="float">
            <text:p>0.0419122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4.28494" calcext:value-type="float">
            <text:p>4.284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3.7514" calcext:value-type="float">
            <text:p>23.7514</text:p>
          </table:table-cell>
          <table:table-cell office:value-type="float" office:value="3.75201" calcext:value-type="float">
            <text:p>3.75201</text:p>
          </table:table-cell>
          <table:table-cell office:value-type="float" office:value="9.18103" calcext:value-type="float">
            <text:p>9.18103</text:p>
          </table:table-cell>
          <table:table-cell office:value-type="float" office:value="-0.0193448" calcext:value-type="float">
            <text:p>-0.0193448</text:p>
          </table:table-cell>
          <table:table-cell office:value-type="float" office:value="-0.0261969" calcext:value-type="float">
            <text:p>-0.0261969</text:p>
          </table:table-cell>
          <table:table-cell office:value-type="float" office:value="4.76614" calcext:value-type="float">
            <text:p>4.766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3938" calcext:value-type="float">
            <text:p>20.3938</text:p>
          </table:table-cell>
          <table:table-cell office:value-type="float" office:value="0.0183939" calcext:value-type="float">
            <text:p>0.0183939</text:p>
          </table:table-cell>
          <table:table-cell office:value-type="float" office:value="2.7537" calcext:value-type="float">
            <text:p>2.7537</text:p>
          </table:table-cell>
          <table:table-cell office:value-type="float" office:value="0.0271725" calcext:value-type="float">
            <text:p>0.0271725</text:p>
          </table:table-cell>
          <table:table-cell office:value-type="float" office:value="-0.0182437" calcext:value-type="float">
            <text:p>-0.0182437</text:p>
          </table:table-cell>
          <table:table-cell office:value-type="float" office:value="1.68623" calcext:value-type="float">
            <text:p>1.6862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4461" calcext:value-type="float">
            <text:p>-5.04461</text:p>
          </table:table-cell>
          <table:table-cell office:value-type="float" office:value="-4.05076" calcext:value-type="float">
            <text:p>-4.05076</text:p>
          </table:table-cell>
          <table:table-cell office:value-type="float" office:value="-0.205762" calcext:value-type="float">
            <text:p>-0.205762</text:p>
          </table:table-cell>
          <table:table-cell office:value-type="float" office:value="0.0250948" calcext:value-type="float">
            <text:p>0.0250948</text:p>
          </table:table-cell>
          <table:table-cell office:value-type="float" office:value="0.00229419" calcext:value-type="float">
            <text:p>0.00229419</text:p>
          </table:table-cell>
          <table:table-cell office:value-type="float" office:value="2.81843" calcext:value-type="float">
            <text:p>2.8184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4.0412" calcext:value-type="float">
            <text:p>24.0412</text:p>
          </table:table-cell>
          <table:table-cell office:value-type="float" office:value="3.80524" calcext:value-type="float">
            <text:p>3.80524</text:p>
          </table:table-cell>
          <table:table-cell office:value-type="float" office:value="8.98592" calcext:value-type="float">
            <text:p>8.98592</text:p>
          </table:table-cell>
          <table:table-cell office:value-type="float" office:value="0.00308856" calcext:value-type="float">
            <text:p>0.00308856</text:p>
          </table:table-cell>
          <table:table-cell office:value-type="float" office:value="0.0174396" calcext:value-type="float">
            <text:p>0.0174396</text:p>
          </table:table-cell>
          <table:table-cell office:value-type="float" office:value="2.39812" calcext:value-type="float">
            <text:p>2.398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5029" calcext:value-type="float">
            <text:p>20.5029</text:p>
          </table:table-cell>
          <table:table-cell office:value-type="float" office:value="0.0239655" calcext:value-type="float">
            <text:p>0.0239655</text:p>
          </table:table-cell>
          <table:table-cell office:value-type="float" office:value="2.71597" calcext:value-type="float">
            <text:p>2.71597</text:p>
          </table:table-cell>
          <table:table-cell office:value-type="float" office:value="0.0288073" calcext:value-type="float">
            <text:p>0.0288073</text:p>
          </table:table-cell>
          <table:table-cell office:value-type="float" office:value="-0.0145482" calcext:value-type="float">
            <text:p>-0.0145482</text:p>
          </table:table-cell>
          <table:table-cell office:value-type="float" office:value="5.64014" calcext:value-type="float">
            <text:p>5.640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1698" calcext:value-type="float">
            <text:p>-5.01698</text:p>
          </table:table-cell>
          <table:table-cell office:value-type="float" office:value="-4.05781" calcext:value-type="float">
            <text:p>-4.05781</text:p>
          </table:table-cell>
          <table:table-cell office:value-type="float" office:value="-0.0502936" calcext:value-type="float">
            <text:p>-0.0502936</text:p>
          </table:table-cell>
          <table:table-cell office:value-type="float" office:value="0.0449679" calcext:value-type="float">
            <text:p>0.0449679</text:p>
          </table:table-cell>
          <table:table-cell office:value-type="float" office:value="0.0270515" calcext:value-type="float">
            <text:p>0.0270515</text:p>
          </table:table-cell>
          <table:table-cell office:value-type="float" office:value="4.70161" calcext:value-type="float">
            <text:p>4.701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4.3582" calcext:value-type="float">
            <text:p>24.3582</text:p>
          </table:table-cell>
          <table:table-cell office:value-type="float" office:value="3.80585" calcext:value-type="float">
            <text:p>3.80585</text:p>
          </table:table-cell>
          <table:table-cell office:value-type="float" office:value="8.94966" calcext:value-type="float">
            <text:p>8.94966</text:p>
          </table:table-cell>
          <table:table-cell office:value-type="float" office:value="0.00268596" calcext:value-type="float">
            <text:p>0.00268596</text:p>
          </table:table-cell>
          <table:table-cell office:value-type="float" office:value="0.0145995" calcext:value-type="float">
            <text:p>0.0145995</text:p>
          </table:table-cell>
          <table:table-cell office:value-type="float" office:value="5.69986" calcext:value-type="float">
            <text:p>5.699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589" calcext:value-type="float">
            <text:p>20.589</text:p>
          </table:table-cell>
          <table:table-cell office:value-type="float" office:value="0.029023" calcext:value-type="float">
            <text:p>0.029023</text:p>
          </table:table-cell>
          <table:table-cell office:value-type="float" office:value="2.72294" calcext:value-type="float">
            <text:p>2.72294</text:p>
          </table:table-cell>
          <table:table-cell office:value-type="float" office:value="0.0303972" calcext:value-type="float">
            <text:p>0.0303972</text:p>
          </table:table-cell>
          <table:table-cell office:value-type="float" office:value="-0.0118444" calcext:value-type="float">
            <text:p>-0.0118444</text:p>
          </table:table-cell>
          <table:table-cell office:value-type="float" office:value="0.0788447" calcext:value-type="float">
            <text:p>0.07884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125" calcext:value-type="float">
            <text:p>-5.0125</text:p>
          </table:table-cell>
          <table:table-cell office:value-type="float" office:value="-4.05469" calcext:value-type="float">
            <text:p>-4.05469</text:p>
          </table:table-cell>
          <table:table-cell office:value-type="float" office:value="-0.0585338" calcext:value-type="float">
            <text:p>-0.0585338</text:p>
          </table:table-cell>
          <table:table-cell office:value-type="float" office:value="0.0431249" calcext:value-type="float">
            <text:p>0.0431249</text:p>
          </table:table-cell>
          <table:table-cell office:value-type="float" office:value="0.0246747" calcext:value-type="float">
            <text:p>0.0246747</text:p>
          </table:table-cell>
          <table:table-cell office:value-type="float" office:value="0.177581" calcext:value-type="float">
            <text:p>0.1775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4.6515" calcext:value-type="float">
            <text:p>24.6515</text:p>
          </table:table-cell>
          <table:table-cell office:value-type="float" office:value="3.81278" calcext:value-type="float">
            <text:p>3.81278</text:p>
          </table:table-cell>
          <table:table-cell office:value-type="float" office:value="8.95365" calcext:value-type="float">
            <text:p>8.95365</text:p>
          </table:table-cell>
          <table:table-cell office:value-type="float" office:value="0.00582004" calcext:value-type="float">
            <text:p>0.00582004</text:p>
          </table:table-cell>
          <table:table-cell office:value-type="float" office:value="0.019853" calcext:value-type="float">
            <text:p>0.019853</text:p>
          </table:table-cell>
          <table:table-cell office:value-type="float" office:value="0.0802174" calcext:value-type="float">
            <text:p>0.08021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6708" calcext:value-type="float">
            <text:p>20.6708</text:p>
          </table:table-cell>
          <table:table-cell office:value-type="float" office:value="0.024197" calcext:value-type="float">
            <text:p>0.024197</text:p>
          </table:table-cell>
          <table:table-cell office:value-type="float" office:value="2.61065" calcext:value-type="float">
            <text:p>2.61065</text:p>
          </table:table-cell>
          <table:table-cell office:value-type="float" office:value="0.0239407" calcext:value-type="float">
            <text:p>0.0239407</text:p>
          </table:table-cell>
          <table:table-cell office:value-type="float" office:value="-0.0200267" calcext:value-type="float">
            <text:p>-0.0200267</text:p>
          </table:table-cell>
          <table:table-cell office:value-type="float" office:value="0.0333259" calcext:value-type="float">
            <text:p>0.03332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1689" calcext:value-type="float">
            <text:p>-5.01689</text:p>
          </table:table-cell>
          <table:table-cell office:value-type="float" office:value="-4.04606" calcext:value-type="float">
            <text:p>-4.04606</text:p>
          </table:table-cell>
          <table:table-cell office:value-type="float" office:value="0.0328745" calcext:value-type="float">
            <text:p>0.0328745</text:p>
          </table:table-cell>
          <table:table-cell office:value-type="float" office:value="0.0281118" calcext:value-type="float">
            <text:p>0.0281118</text:p>
          </table:table-cell>
          <table:table-cell office:value-type="float" office:value="0.00793001" calcext:value-type="float">
            <text:p>0.00793001</text:p>
          </table:table-cell>
          <table:table-cell office:value-type="float" office:value="0.312221" calcext:value-type="float">
            <text:p>0.31222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4.9422" calcext:value-type="float">
            <text:p>24.9422</text:p>
          </table:table-cell>
          <table:table-cell office:value-type="float" office:value="3.80828" calcext:value-type="float">
            <text:p>3.80828</text:p>
          </table:table-cell>
          <table:table-cell office:value-type="float" office:value="8.84539" calcext:value-type="float">
            <text:p>8.84539</text:p>
          </table:table-cell>
          <table:table-cell office:value-type="float" office:value="0.00380519" calcext:value-type="float">
            <text:p>0.00380519</text:p>
          </table:table-cell>
          <table:table-cell office:value-type="float" office:value="0.014068" calcext:value-type="float">
            <text:p>0.014068</text:p>
          </table:table-cell>
          <table:table-cell office:value-type="float" office:value="0.00166954" calcext:value-type="float">
            <text:p>0.001669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7554" calcext:value-type="float">
            <text:p>20.7554</text:p>
          </table:table-cell>
          <table:table-cell office:value-type="float" office:value="0.030139" calcext:value-type="float">
            <text:p>0.030139</text:p>
          </table:table-cell>
          <table:table-cell office:value-type="float" office:value="2.57767" calcext:value-type="float">
            <text:p>2.57767</text:p>
          </table:table-cell>
          <table:table-cell office:value-type="float" office:value="0.0266029" calcext:value-type="float">
            <text:p>0.0266029</text:p>
          </table:table-cell>
          <table:table-cell office:value-type="float" office:value="-0.0155182" calcext:value-type="float">
            <text:p>-0.0155182</text:p>
          </table:table-cell>
          <table:table-cell office:value-type="float" office:value="0.121442" calcext:value-type="float">
            <text:p>0.1214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1938" calcext:value-type="float">
            <text:p>-5.01938</text:p>
          </table:table-cell>
          <table:table-cell office:value-type="float" office:value="-4.03655" calcext:value-type="float">
            <text:p>-4.03655</text:p>
          </table:table-cell>
          <table:table-cell office:value-type="float" office:value="0.0733626" calcext:value-type="float">
            <text:p>0.0733626</text:p>
          </table:table-cell>
          <table:table-cell office:value-type="float" office:value="0.0113135" calcext:value-type="float">
            <text:p>0.0113135</text:p>
          </table:table-cell>
          <table:table-cell office:value-type="float" office:value="-0.00922054" calcext:value-type="float">
            <text:p>-0.00922054</text:p>
          </table:table-cell>
          <table:table-cell office:value-type="float" office:value="0.693007" calcext:value-type="float">
            <text:p>0.6930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5.234" calcext:value-type="float">
            <text:p>25.234</text:p>
          </table:table-cell>
          <table:table-cell office:value-type="float" office:value="3.81918" calcext:value-type="float">
            <text:p>3.81918</text:p>
          </table:table-cell>
          <table:table-cell office:value-type="float" office:value="8.80854" calcext:value-type="float">
            <text:p>8.80854</text:p>
          </table:table-cell>
          <table:table-cell office:value-type="float" office:value="0.00818833" calcext:value-type="float">
            <text:p>0.00818833</text:p>
          </table:table-cell>
          <table:table-cell office:value-type="float" office:value="0.0212788" calcext:value-type="float">
            <text:p>0.0212788</text:p>
          </table:table-cell>
          <table:table-cell office:value-type="float" office:value="0.210141" calcext:value-type="float">
            <text:p>0.2101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0.0328308" calcext:value-type="float">
            <text:p>0.0328308</text:p>
          </table:table-cell>
          <table:table-cell office:value-type="float" office:value="2.54395" calcext:value-type="float">
            <text:p>2.54395</text:p>
          </table:table-cell>
          <table:table-cell office:value-type="float" office:value="0.0265104" calcext:value-type="float">
            <text:p>0.0265104</text:p>
          </table:table-cell>
          <table:table-cell office:value-type="float" office:value="-0.0149618" calcext:value-type="float">
            <text:p>-0.0149618</text:p>
          </table:table-cell>
          <table:table-cell office:value-type="float" office:value="0.380989" calcext:value-type="float">
            <text:p>0.3809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0407" calcext:value-type="float">
            <text:p>-5.00407</text:p>
          </table:table-cell>
          <table:table-cell office:value-type="float" office:value="-4.03291" calcext:value-type="float">
            <text:p>-4.03291</text:p>
          </table:table-cell>
          <table:table-cell office:value-type="float" office:value="0.15047" calcext:value-type="float">
            <text:p>0.15047</text:p>
          </table:table-cell>
          <table:table-cell office:value-type="float" office:value="0.00790271" calcext:value-type="float">
            <text:p>0.00790271</text:p>
          </table:table-cell>
          <table:table-cell office:value-type="float" office:value="-0.0113673" calcext:value-type="float">
            <text:p>-0.0113673</text:p>
          </table:table-cell>
          <table:table-cell office:value-type="float" office:value="0.190419" calcext:value-type="float">
            <text:p>0.1904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5.5245" calcext:value-type="float">
            <text:p>25.5245</text:p>
          </table:table-cell>
          <table:table-cell office:value-type="float" office:value="3.82051" calcext:value-type="float">
            <text:p>3.82051</text:p>
          </table:table-cell>
          <table:table-cell office:value-type="float" office:value="8.77517" calcext:value-type="float">
            <text:p>8.77517</text:p>
          </table:table-cell>
          <table:table-cell office:value-type="float" office:value="0.00840954" calcext:value-type="float">
            <text:p>0.00840954</text:p>
          </table:table-cell>
          <table:table-cell office:value-type="float" office:value="0.0201569" calcext:value-type="float">
            <text:p>0.0201569</text:p>
          </table:table-cell>
          <table:table-cell office:value-type="float" office:value="0.419452" calcext:value-type="float">
            <text:p>0.4194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8967" calcext:value-type="float">
            <text:p>20.8967</text:p>
          </table:table-cell>
          <table:table-cell office:value-type="float" office:value="0.0304348" calcext:value-type="float">
            <text:p>0.0304348</text:p>
          </table:table-cell>
          <table:table-cell office:value-type="float" office:value="2.44469" calcext:value-type="float">
            <text:p>2.44469</text:p>
          </table:table-cell>
          <table:table-cell office:value-type="float" office:value="0.0223738" calcext:value-type="float">
            <text:p>0.0223738</text:p>
          </table:table-cell>
          <table:table-cell office:value-type="float" office:value="-0.0201439" calcext:value-type="float">
            <text:p>-0.0201439</text:p>
          </table:table-cell>
          <table:table-cell office:value-type="float" office:value="2.36637" calcext:value-type="float">
            <text:p>2.366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1098" calcext:value-type="float">
            <text:p>-5.01098</text:p>
          </table:table-cell>
          <table:table-cell office:value-type="float" office:value="-4.02407" calcext:value-type="float">
            <text:p>-4.02407</text:p>
          </table:table-cell>
          <table:table-cell office:value-type="float" office:value="0.200975" calcext:value-type="float">
            <text:p>0.200975</text:p>
          </table:table-cell>
          <table:table-cell office:value-type="float" office:value="-0.0116796" calcext:value-type="float">
            <text:p>-0.0116796</text:p>
          </table:table-cell>
          <table:table-cell office:value-type="float" office:value="-0.0294691" calcext:value-type="float">
            <text:p>-0.0294691</text:p>
          </table:table-cell>
          <table:table-cell office:value-type="float" office:value="3.79371" calcext:value-type="float">
            <text:p>3.793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5.7914" calcext:value-type="float">
            <text:p>25.7914</text:p>
          </table:table-cell>
          <table:table-cell office:value-type="float" office:value="3.82233" calcext:value-type="float">
            <text:p>3.82233</text:p>
          </table:table-cell>
          <table:table-cell office:value-type="float" office:value="8.67574" calcext:value-type="float">
            <text:p>8.67574</text:p>
          </table:table-cell>
          <table:table-cell office:value-type="float" office:value="0.00941531" calcext:value-type="float">
            <text:p>0.00941531</text:p>
          </table:table-cell>
          <table:table-cell office:value-type="float" office:value="0.0208541" calcext:value-type="float">
            <text:p>0.0208541</text:p>
          </table:table-cell>
          <table:table-cell office:value-type="float" office:value="2.22848" calcext:value-type="float">
            <text:p>2.228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9606" calcext:value-type="float">
            <text:p>20.9606</text:p>
          </table:table-cell>
          <table:table-cell office:value-type="float" office:value="-0.0272157" calcext:value-type="float">
            <text:p>-0.0272157</text:p>
          </table:table-cell>
          <table:table-cell office:value-type="float" office:value="2.26083" calcext:value-type="float">
            <text:p>2.26083</text:p>
          </table:table-cell>
          <table:table-cell office:value-type="float" office:value="-0.0307646" calcext:value-type="float">
            <text:p>-0.0307646</text:p>
          </table:table-cell>
          <table:table-cell office:value-type="float" office:value="-0.0900946" calcext:value-type="float">
            <text:p>-0.0900946</text:p>
          </table:table-cell>
          <table:table-cell office:value-type="float" office:value="7.40381" calcext:value-type="float">
            <text:p>7.403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5.00009" calcext:value-type="float">
            <text:p>-5.00009</text:p>
          </table:table-cell>
          <table:table-cell office:value-type="float" office:value="-4.03348" calcext:value-type="float">
            <text:p>-4.03348</text:p>
          </table:table-cell>
          <table:table-cell office:value-type="float" office:value="0.404528" calcext:value-type="float">
            <text:p>0.404528</text:p>
          </table:table-cell>
          <table:table-cell office:value-type="float" office:value="0.00286389" calcext:value-type="float">
            <text:p>0.00286389</text:p>
          </table:table-cell>
          <table:table-cell office:value-type="float" office:value="-0.0151596" calcext:value-type="float">
            <text:p>-0.0151596</text:p>
          </table:table-cell>
          <table:table-cell office:value-type="float" office:value="6.93545" calcext:value-type="float">
            <text:p>6.9354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6.0726" calcext:value-type="float">
            <text:p>26.0726</text:p>
          </table:table-cell>
          <table:table-cell office:value-type="float" office:value="3.73557" calcext:value-type="float">
            <text:p>3.73557</text:p>
          </table:table-cell>
          <table:table-cell office:value-type="float" office:value="8.53194" calcext:value-type="float">
            <text:p>8.53194</text:p>
          </table:table-cell>
          <table:table-cell office:value-type="float" office:value="-0.0273467" calcext:value-type="float">
            <text:p>-0.0273467</text:p>
          </table:table-cell>
          <table:table-cell office:value-type="float" office:value="-0.0512175" calcext:value-type="float">
            <text:p>-0.0512175</text:p>
          </table:table-cell>
          <table:table-cell office:value-type="float" office:value="6.76903" calcext:value-type="float">
            <text:p>6.769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0409" calcext:value-type="float">
            <text:p>21.0409</text:p>
          </table:table-cell>
          <table:table-cell office:value-type="float" office:value="-0.058402" calcext:value-type="float">
            <text:p>-0.058402</text:p>
          </table:table-cell>
          <table:table-cell office:value-type="float" office:value="2.16601" calcext:value-type="float">
            <text:p>2.16601</text:p>
          </table:table-cell>
          <table:table-cell office:value-type="float" office:value="-0.0600326" calcext:value-type="float">
            <text:p>-0.0600326</text:p>
          </table:table-cell>
          <table:table-cell office:value-type="float" office:value="-0.124796" calcext:value-type="float">
            <text:p>-0.124796</text:p>
          </table:table-cell>
          <table:table-cell office:value-type="float" office:value="3.6481" calcext:value-type="float">
            <text:p>3.64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96809" calcext:value-type="float">
            <text:p>-4.96809</text:p>
          </table:table-cell>
          <table:table-cell office:value-type="float" office:value="-4.03973" calcext:value-type="float">
            <text:p>-4.03973</text:p>
          </table:table-cell>
          <table:table-cell office:value-type="float" office:value="0.602456" calcext:value-type="float">
            <text:p>0.602456</text:p>
          </table:table-cell>
          <table:table-cell office:value-type="float" office:value="0.0189475" calcext:value-type="float">
            <text:p>0.0189475</text:p>
          </table:table-cell>
          <table:table-cell office:value-type="float" office:value="0.00159313" calcext:value-type="float">
            <text:p>0.00159313</text:p>
          </table:table-cell>
          <table:table-cell office:value-type="float" office:value="2.63329" calcext:value-type="float">
            <text:p>2.633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6.3662" calcext:value-type="float">
            <text:p>26.3662</text:p>
          </table:table-cell>
          <table:table-cell office:value-type="float" office:value="3.68519" calcext:value-type="float">
            <text:p>3.68519</text:p>
          </table:table-cell>
          <table:table-cell office:value-type="float" office:value="8.45898" calcext:value-type="float">
            <text:p>8.45898</text:p>
          </table:table-cell>
          <table:table-cell office:value-type="float" office:value="-0.0476011" calcext:value-type="float">
            <text:p>-0.0476011</text:p>
          </table:table-cell>
          <table:table-cell office:value-type="float" office:value="-0.087563" calcext:value-type="float">
            <text:p>-0.087563</text:p>
          </table:table-cell>
          <table:table-cell office:value-type="float" office:value="2.84457" calcext:value-type="float">
            <text:p>2.844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1171" calcext:value-type="float">
            <text:p>21.1171</text:p>
          </table:table-cell>
          <table:table-cell office:value-type="float" office:value="-0.0771347" calcext:value-type="float">
            <text:p>-0.0771347</text:p>
          </table:table-cell>
          <table:table-cell office:value-type="float" office:value="2.29382" calcext:value-type="float">
            <text:p>2.29382</text:p>
          </table:table-cell>
          <table:table-cell office:value-type="float" office:value="-0.0765735" calcext:value-type="float">
            <text:p>-0.0765735</text:p>
          </table:table-cell>
          <table:table-cell office:value-type="float" office:value="-0.140476" calcext:value-type="float">
            <text:p>-0.140476</text:p>
          </table:table-cell>
          <table:table-cell office:value-type="float" office:value="1.34729" calcext:value-type="float">
            <text:p>1.347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96349" calcext:value-type="float">
            <text:p>-4.96349</text:p>
          </table:table-cell>
          <table:table-cell office:value-type="float" office:value="-4.04762" calcext:value-type="float">
            <text:p>-4.04762</text:p>
          </table:table-cell>
          <table:table-cell office:value-type="float" office:value="0.488353" calcext:value-type="float">
            <text:p>0.488353</text:p>
          </table:table-cell>
          <table:table-cell office:value-type="float" office:value="0.0275361" calcext:value-type="float">
            <text:p>0.0275361</text:p>
          </table:table-cell>
          <table:table-cell office:value-type="float" office:value="0.00481926" calcext:value-type="float">
            <text:p>0.00481926</text:p>
          </table:table-cell>
          <table:table-cell office:value-type="float" office:value="2.93447" calcext:value-type="float">
            <text:p>2.934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6.6524" calcext:value-type="float">
            <text:p>26.6524</text:p>
          </table:table-cell>
          <table:table-cell office:value-type="float" office:value="3.66134" calcext:value-type="float">
            <text:p>3.66134</text:p>
          </table:table-cell>
          <table:table-cell office:value-type="float" office:value="8.59208" calcext:value-type="float">
            <text:p>8.59208</text:p>
          </table:table-cell>
          <table:table-cell office:value-type="float" office:value="-0.0539023" calcext:value-type="float">
            <text:p>-0.0539023</text:p>
          </table:table-cell>
          <table:table-cell office:value-type="float" office:value="-0.0923067" calcext:value-type="float">
            <text:p>-0.0923067</text:p>
          </table:table-cell>
          <table:table-cell office:value-type="float" office:value="0.783297" calcext:value-type="float">
            <text:p>0.7832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1804" calcext:value-type="float">
            <text:p>21.1804</text:p>
          </table:table-cell>
          <table:table-cell office:value-type="float" office:value="-0.0678789" calcext:value-type="float">
            <text:p>-0.0678789</text:p>
          </table:table-cell>
          <table:table-cell office:value-type="float" office:value="2.24784" calcext:value-type="float">
            <text:p>2.24784</text:p>
          </table:table-cell>
          <table:table-cell office:value-type="float" office:value="-0.0672002" calcext:value-type="float">
            <text:p>-0.0672002</text:p>
          </table:table-cell>
          <table:table-cell office:value-type="float" office:value="-0.122472" calcext:value-type="float">
            <text:p>-0.122472</text:p>
          </table:table-cell>
          <table:table-cell office:value-type="float" office:value="1.70502" calcext:value-type="float">
            <text:p>1.705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96013" calcext:value-type="float">
            <text:p>-4.96013</text:p>
          </table:table-cell>
          <table:table-cell office:value-type="float" office:value="-4.03743" calcext:value-type="float">
            <text:p>-4.03743</text:p>
          </table:table-cell>
          <table:table-cell office:value-type="float" office:value="0.516242" calcext:value-type="float">
            <text:p>0.516242</text:p>
          </table:table-cell>
          <table:table-cell office:value-type="float" office:value="0.0154964" calcext:value-type="float">
            <text:p>0.0154964</text:p>
          </table:table-cell>
          <table:table-cell office:value-type="float" office:value="0.00120905" calcext:value-type="float">
            <text:p>0.00120905</text:p>
          </table:table-cell>
          <table:table-cell office:value-type="float" office:value="2.16002" calcext:value-type="float">
            <text:p>2.160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6.9213" calcext:value-type="float">
            <text:p>26.9213</text:p>
          </table:table-cell>
          <table:table-cell office:value-type="float" office:value="3.68594" calcext:value-type="float">
            <text:p>3.68594</text:p>
          </table:table-cell>
          <table:table-cell office:value-type="float" office:value="8.52979" calcext:value-type="float">
            <text:p>8.52979</text:p>
          </table:table-cell>
          <table:table-cell office:value-type="float" office:value="-0.0396963" calcext:value-type="float">
            <text:p>-0.0396963</text:p>
          </table:table-cell>
          <table:table-cell office:value-type="float" office:value="-0.0599979" calcext:value-type="float">
            <text:p>-0.0599979</text:p>
          </table:table-cell>
          <table:table-cell office:value-type="float" office:value="2.53181" calcext:value-type="float">
            <text:p>2.531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2462" calcext:value-type="float">
            <text:p>21.2462</text:p>
          </table:table-cell>
          <table:table-cell office:value-type="float" office:value="-0.0714851" calcext:value-type="float">
            <text:p>-0.0714851</text:p>
          </table:table-cell>
          <table:table-cell office:value-type="float" office:value="2.18348" calcext:value-type="float">
            <text:p>2.18348</text:p>
          </table:table-cell>
          <table:table-cell office:value-type="float" office:value="-0.0701018" calcext:value-type="float">
            <text:p>-0.0701018</text:p>
          </table:table-cell>
          <table:table-cell office:value-type="float" office:value="-0.121135" calcext:value-type="float">
            <text:p>-0.121135</text:p>
          </table:table-cell>
          <table:table-cell office:value-type="float" office:value="0.896174" calcext:value-type="float">
            <text:p>0.8961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94451" calcext:value-type="float">
            <text:p>-4.94451</text:p>
          </table:table-cell>
          <table:table-cell office:value-type="float" office:value="-4.04289" calcext:value-type="float">
            <text:p>-4.04289</text:p>
          </table:table-cell>
          <table:table-cell office:value-type="float" office:value="0.604178" calcext:value-type="float">
            <text:p>0.604178</text:p>
          </table:table-cell>
          <table:table-cell office:value-type="float" office:value="0.0234621" calcext:value-type="float">
            <text:p>0.0234621</text:p>
          </table:table-cell>
          <table:table-cell office:value-type="float" office:value="0.00594092" calcext:value-type="float">
            <text:p>0.00594092</text:p>
          </table:table-cell>
          <table:table-cell office:value-type="float" office:value="1.91402" calcext:value-type="float">
            <text:p>1.914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7.1947" calcext:value-type="float">
            <text:p>27.1947</text:p>
          </table:table-cell>
          <table:table-cell office:value-type="float" office:value="3.6846" calcext:value-type="float">
            <text:p>3.6846</text:p>
          </table:table-cell>
          <table:table-cell office:value-type="float" office:value="8.46126" calcext:value-type="float">
            <text:p>8.46126</text:p>
          </table:table-cell>
          <table:table-cell office:value-type="float" office:value="-0.037383" calcext:value-type="float">
            <text:p>-0.037383</text:p>
          </table:table-cell>
          <table:table-cell office:value-type="float" office:value="-0.052291" calcext:value-type="float">
            <text:p>-0.052291</text:p>
          </table:table-cell>
          <table:table-cell office:value-type="float" office:value="0.890098" calcext:value-type="float">
            <text:p>0.8900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313" calcext:value-type="float">
            <text:p>21.313</text:p>
          </table:table-cell>
          <table:table-cell office:value-type="float" office:value="-0.0743794" calcext:value-type="float">
            <text:p>-0.0743794</text:p>
          </table:table-cell>
          <table:table-cell office:value-type="float" office:value="2.25935" calcext:value-type="float">
            <text:p>2.25935</text:p>
          </table:table-cell>
          <table:table-cell office:value-type="float" office:value="-0.0715796" calcext:value-type="float">
            <text:p>-0.0715796</text:p>
          </table:table-cell>
          <table:table-cell office:value-type="float" office:value="-0.117852" calcext:value-type="float">
            <text:p>-0.117852</text:p>
          </table:table-cell>
          <table:table-cell office:value-type="float" office:value="0.281522" calcext:value-type="float">
            <text:p>0.2815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93043" calcext:value-type="float">
            <text:p>-4.93043</text:p>
          </table:table-cell>
          <table:table-cell office:value-type="float" office:value="-4.04155" calcext:value-type="float">
            <text:p>-4.04155</text:p>
          </table:table-cell>
          <table:table-cell office:value-type="float" office:value="0.551672" calcext:value-type="float">
            <text:p>0.551672</text:p>
          </table:table-cell>
          <table:table-cell office:value-type="float" office:value="0.0225153" calcext:value-type="float">
            <text:p>0.0225153</text:p>
          </table:table-cell>
          <table:table-cell office:value-type="float" office:value="0.00574939" calcext:value-type="float">
            <text:p>0.00574939</text:p>
          </table:table-cell>
          <table:table-cell office:value-type="float" office:value="0.761755" calcext:value-type="float">
            <text:p>0.7617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7.4693" calcext:value-type="float">
            <text:p>27.4693</text:p>
          </table:table-cell>
          <table:table-cell office:value-type="float" office:value="3.6852" calcext:value-type="float">
            <text:p>3.6852</text:p>
          </table:table-cell>
          <table:table-cell office:value-type="float" office:value="8.53282" calcext:value-type="float">
            <text:p>8.53282</text:p>
          </table:table-cell>
          <table:table-cell office:value-type="float" office:value="-0.033667" calcext:value-type="float">
            <text:p>-0.033667</text:p>
          </table:table-cell>
          <table:table-cell office:value-type="float" office:value="-0.041184" calcext:value-type="float">
            <text:p>-0.041184</text:p>
          </table:table-cell>
          <table:table-cell office:value-type="float" office:value="0.380164" calcext:value-type="float">
            <text:p>0.3801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4016" calcext:value-type="float">
            <text:p>21.4016</text:p>
          </table:table-cell>
          <table:table-cell office:value-type="float" office:value="-0.0755628" calcext:value-type="float">
            <text:p>-0.0755628</text:p>
          </table:table-cell>
          <table:table-cell office:value-type="float" office:value="2.43492" calcext:value-type="float">
            <text:p>2.43492</text:p>
          </table:table-cell>
          <table:table-cell office:value-type="float" office:value="-0.0704866" calcext:value-type="float">
            <text:p>-0.0704866</text:p>
          </table:table-cell>
          <table:table-cell office:value-type="float" office:value="-0.111286" calcext:value-type="float">
            <text:p>-0.111286</text:p>
          </table:table-cell>
          <table:table-cell office:value-type="float" office:value="0.441669" calcext:value-type="float">
            <text:p>0.4416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93724" calcext:value-type="float">
            <text:p>-4.93724</text:p>
          </table:table-cell>
          <table:table-cell office:value-type="float" office:value="-4.03757" calcext:value-type="float">
            <text:p>-4.03757</text:p>
          </table:table-cell>
          <table:table-cell office:value-type="float" office:value="0.379393" calcext:value-type="float">
            <text:p>0.379393</text:p>
          </table:table-cell>
          <table:table-cell office:value-type="float" office:value="0.0259698" calcext:value-type="float">
            <text:p>0.0259698</text:p>
          </table:table-cell>
          <table:table-cell office:value-type="float" office:value="0.0142721" calcext:value-type="float">
            <text:p>0.0142721</text:p>
          </table:table-cell>
          <table:table-cell office:value-type="float" office:value="0.243986" calcext:value-type="float">
            <text:p>0.2439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7.7657" calcext:value-type="float">
            <text:p>27.7657</text:p>
          </table:table-cell>
          <table:table-cell office:value-type="float" office:value="3.6932" calcext:value-type="float">
            <text:p>3.6932</text:p>
          </table:table-cell>
          <table:table-cell office:value-type="float" office:value="8.70287" calcext:value-type="float">
            <text:p>8.70287</text:p>
          </table:table-cell>
          <table:table-cell office:value-type="float" office:value="-0.0270962" calcext:value-type="float">
            <text:p>-0.0270962</text:p>
          </table:table-cell>
          <table:table-cell office:value-type="float" office:value="-0.0253368" calcext:value-type="float">
            <text:p>-0.0253368</text:p>
          </table:table-cell>
          <table:table-cell office:value-type="float" office:value="0.622656" calcext:value-type="float">
            <text:p>0.6226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4856" calcext:value-type="float">
            <text:p>21.4856</text:p>
          </table:table-cell>
          <table:table-cell office:value-type="float" office:value="-0.0966974" calcext:value-type="float">
            <text:p>-0.0966974</text:p>
          </table:table-cell>
          <table:table-cell office:value-type="float" office:value="2.15696" calcext:value-type="float">
            <text:p>2.15696</text:p>
          </table:table-cell>
          <table:table-cell office:value-type="float" office:value="-0.0907894" calcext:value-type="float">
            <text:p>-0.0907894</text:p>
          </table:table-cell>
          <table:table-cell office:value-type="float" office:value="-0.133193" calcext:value-type="float">
            <text:p>-0.133193</text:p>
          </table:table-cell>
          <table:table-cell office:value-type="float" office:value="4.77738" calcext:value-type="float">
            <text:p>4.777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87852" calcext:value-type="float">
            <text:p>-4.87852</text:p>
          </table:table-cell>
          <table:table-cell office:value-type="float" office:value="-4.04061" calcext:value-type="float">
            <text:p>-4.04061</text:p>
          </table:table-cell>
          <table:table-cell office:value-type="float" office:value="0.786731" calcext:value-type="float">
            <text:p>0.786731</text:p>
          </table:table-cell>
          <table:table-cell office:value-type="float" office:value="0.0164923" calcext:value-type="float">
            <text:p>0.0164923</text:p>
          </table:table-cell>
          <table:table-cell office:value-type="float" office:value="-0.000851775" calcext:value-type="float">
            <text:p>-0.000851775</text:p>
          </table:table-cell>
          <table:table-cell office:value-type="float" office:value="6.88001" calcext:value-type="float">
            <text:p>6.880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8.0614" calcext:value-type="float">
            <text:p>28.0614</text:p>
          </table:table-cell>
          <table:table-cell office:value-type="float" office:value="3.65449" calcext:value-type="float">
            <text:p>3.65449</text:p>
          </table:table-cell>
          <table:table-cell office:value-type="float" office:value="8.44009" calcext:value-type="float">
            <text:p>8.44009</text:p>
          </table:table-cell>
          <table:table-cell office:value-type="float" office:value="-0.0428537" calcext:value-type="float">
            <text:p>-0.0428537</text:p>
          </table:table-cell>
          <table:table-cell office:value-type="float" office:value="-0.0564543" calcext:value-type="float">
            <text:p>-0.0564543</text:p>
          </table:table-cell>
          <table:table-cell office:value-type="float" office:value="4.3872" calcext:value-type="float">
            <text:p>4.38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5291" calcext:value-type="float">
            <text:p>21.5291</text:p>
          </table:table-cell>
          <table:table-cell office:value-type="float" office:value="-0.106953" calcext:value-type="float">
            <text:p>-0.106953</text:p>
          </table:table-cell>
          <table:table-cell office:value-type="float" office:value="1.93382" calcext:value-type="float">
            <text:p>1.93382</text:p>
          </table:table-cell>
          <table:table-cell office:value-type="float" office:value="-0.1004" calcext:value-type="float">
            <text:p>-0.1004</text:p>
          </table:table-cell>
          <table:table-cell office:value-type="float" office:value="-0.140239" calcext:value-type="float">
            <text:p>-0.140239</text:p>
          </table:table-cell>
          <table:table-cell office:value-type="float" office:value="0.472364" calcext:value-type="float">
            <text:p>0.4723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83891" calcext:value-type="float">
            <text:p>-4.83891</text:p>
          </table:table-cell>
          <table:table-cell office:value-type="float" office:value="-4.03601" calcext:value-type="float">
            <text:p>-4.03601</text:p>
          </table:table-cell>
          <table:table-cell office:value-type="float" office:value="1.00171" calcext:value-type="float">
            <text:p>1.00171</text:p>
          </table:table-cell>
          <table:table-cell office:value-type="float" office:value="0.0360163" calcext:value-type="float">
            <text:p>0.0360163</text:p>
          </table:table-cell>
          <table:table-cell office:value-type="float" office:value="0.0251792" calcext:value-type="float">
            <text:p>0.0251792</text:p>
          </table:table-cell>
          <table:table-cell office:value-type="float" office:value="0.432024" calcext:value-type="float">
            <text:p>0.4320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8.314" calcext:value-type="float">
            <text:p>28.314</text:p>
          </table:table-cell>
          <table:table-cell office:value-type="float" office:value="3.6426" calcext:value-type="float">
            <text:p>3.6426</text:p>
          </table:table-cell>
          <table:table-cell office:value-type="float" office:value="8.21643" calcext:value-type="float">
            <text:p>8.21643</text:p>
          </table:table-cell>
          <table:table-cell office:value-type="float" office:value="-0.0448417" calcext:value-type="float">
            <text:p>-0.0448417</text:p>
          </table:table-cell>
          <table:table-cell office:value-type="float" office:value="-0.0579465" calcext:value-type="float">
            <text:p>-0.0579465</text:p>
          </table:table-cell>
          <table:table-cell office:value-type="float" office:value="0.573459" calcext:value-type="float">
            <text:p>0.5734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5796" calcext:value-type="float">
            <text:p>21.5796</text:p>
          </table:table-cell>
          <table:table-cell office:value-type="float" office:value="-0.0964012" calcext:value-type="float">
            <text:p>-0.0964012</text:p>
          </table:table-cell>
          <table:table-cell office:value-type="float" office:value="1.90794" calcext:value-type="float">
            <text:p>1.90794</text:p>
          </table:table-cell>
          <table:table-cell office:value-type="float" office:value="-0.088287" calcext:value-type="float">
            <text:p>-0.088287</text:p>
          </table:table-cell>
          <table:table-cell office:value-type="float" office:value="-0.119403" calcext:value-type="float">
            <text:p>-0.119403</text:p>
          </table:table-cell>
          <table:table-cell office:value-type="float" office:value="0.821077" calcext:value-type="float">
            <text:p>0.8210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79913" calcext:value-type="float">
            <text:p>-4.79913</text:p>
          </table:table-cell>
          <table:table-cell office:value-type="float" office:value="-4.03285" calcext:value-type="float">
            <text:p>-4.03285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0417643" calcext:value-type="float">
            <text:p>0.0417643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.356255" calcext:value-type="float">
            <text:p>0.3562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8.5703" calcext:value-type="float">
            <text:p>28.5703</text:p>
          </table:table-cell>
          <table:table-cell office:value-type="float" office:value="3.66323" calcext:value-type="float">
            <text:p>3.66323</text:p>
          </table:table-cell>
          <table:table-cell office:value-type="float" office:value="8.17738" calcext:value-type="float">
            <text:p>8.17738</text:p>
          </table:table-cell>
          <table:table-cell office:value-type="float" office:value="-0.0322796" calcext:value-type="float">
            <text:p>-0.0322796</text:p>
          </table:table-cell>
          <table:table-cell office:value-type="float" office:value="-0.0309957" calcext:value-type="float">
            <text:p>-0.0309957</text:p>
          </table:table-cell>
          <table:table-cell office:value-type="float" office:value="1.10902" calcext:value-type="float">
            <text:p>1.109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6352" calcext:value-type="float">
            <text:p>21.6352</text:p>
          </table:table-cell>
          <table:table-cell office:value-type="float" office:value="-0.116327" calcext:value-type="float">
            <text:p>-0.116327</text:p>
          </table:table-cell>
          <table:table-cell office:value-type="float" office:value="1.88707" calcext:value-type="float">
            <text:p>1.88707</text:p>
          </table:table-cell>
          <table:table-cell office:value-type="float" office:value="-0.107045" calcext:value-type="float">
            <text:p>-0.107045</text:p>
          </table:table-cell>
          <table:table-cell office:value-type="float" office:value="-0.137744" calcext:value-type="float">
            <text:p>-0.137744</text:p>
          </table:table-cell>
          <table:table-cell office:value-type="float" office:value="1.07576" calcext:value-type="float">
            <text:p>1.075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7693" calcext:value-type="float">
            <text:p>-4.7693</text:p>
          </table:table-cell>
          <table:table-cell office:value-type="float" office:value="-4.03472" calcext:value-type="float">
            <text:p>-4.03472</text:p>
          </table:table-cell>
          <table:table-cell office:value-type="float" office:value="1.0844" calcext:value-type="float">
            <text:p>1.0844</text:p>
          </table:table-cell>
          <table:table-cell office:value-type="float" office:value="0.0425756" calcext:value-type="float">
            <text:p>0.0425756</text:p>
          </table:table-cell>
          <table:table-cell office:value-type="float" office:value="0.0296993" calcext:value-type="float">
            <text:p>0.0296993</text:p>
          </table:table-cell>
          <table:table-cell office:value-type="float" office:value="2.00856" calcext:value-type="float">
            <text:p>2.008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8.8362" calcext:value-type="float">
            <text:p>28.8362</text:p>
          </table:table-cell>
          <table:table-cell office:value-type="float" office:value="3.63612" calcext:value-type="float">
            <text:p>3.63612</text:p>
          </table:table-cell>
          <table:table-cell office:value-type="float" office:value="8.16229" calcext:value-type="float">
            <text:p>8.16229</text:p>
          </table:table-cell>
          <table:table-cell office:value-type="float" office:value="-0.0409567" calcext:value-type="float">
            <text:p>-0.0409567</text:p>
          </table:table-cell>
          <table:table-cell office:value-type="float" office:value="-0.0449786" calcext:value-type="float">
            <text:p>-0.0449786</text:p>
          </table:table-cell>
          <table:table-cell office:value-type="float" office:value="0.999584" calcext:value-type="float">
            <text:p>0.9995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6842" calcext:value-type="float">
            <text:p>21.6842</text:p>
          </table:table-cell>
          <table:table-cell office:value-type="float" office:value="-0.0792334" calcext:value-type="float">
            <text:p>-0.0792334</text:p>
          </table:table-cell>
          <table:table-cell office:value-type="float" office:value="1.54323" calcext:value-type="float">
            <text:p>1.54323</text:p>
          </table:table-cell>
          <table:table-cell office:value-type="float" office:value="-0.0678407" calcext:value-type="float">
            <text:p>-0.0678407</text:p>
          </table:table-cell>
          <table:table-cell office:value-type="float" office:value="-0.0840046" calcext:value-type="float">
            <text:p>-0.0840046</text:p>
          </table:table-cell>
          <table:table-cell office:value-type="float" office:value="3.25027" calcext:value-type="float">
            <text:p>3.250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70162" calcext:value-type="float">
            <text:p>-4.70162</text:p>
          </table:table-cell>
          <table:table-cell office:value-type="float" office:value="-4.02813" calcext:value-type="float">
            <text:p>-4.02813</text:p>
          </table:table-cell>
          <table:table-cell office:value-type="float" office:value="1.48876" calcext:value-type="float">
            <text:p>1.48876</text:p>
          </table:table-cell>
          <table:table-cell office:value-type="float" office:value="0.0678337" calcext:value-type="float">
            <text:p>0.0678337</text:p>
          </table:table-cell>
          <table:table-cell office:value-type="float" office:value="0.0580603" calcext:value-type="float">
            <text:p>0.0580603</text:p>
          </table:table-cell>
          <table:table-cell office:value-type="float" office:value="1.83226" calcext:value-type="float">
            <text:p>1.832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.69531" calcext:value-type="float">
            <text:p>3.69531</text:p>
          </table:table-cell>
          <table:table-cell office:value-type="float" office:value="7.79489" calcext:value-type="float">
            <text:p>7.79489</text:p>
          </table:table-cell>
          <table:table-cell office:value-type="float" office:value="-0.0129436" calcext:value-type="float">
            <text:p>-0.0129436</text:p>
          </table:table-cell>
          <table:table-cell office:value-type="float" office:value="0.00715332" calcext:value-type="float">
            <text:p>0.00715332</text:p>
          </table:table-cell>
          <table:table-cell office:value-type="float" office:value="3.40823" calcext:value-type="float">
            <text:p>3.4082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7325" calcext:value-type="float">
            <text:p>21.7325</text:p>
          </table:table-cell>
          <table:table-cell office:value-type="float" office:value="-0.0866631" calcext:value-type="float">
            <text:p>-0.0866631</text:p>
          </table:table-cell>
          <table:table-cell office:value-type="float" office:value="1.4225" calcext:value-type="float">
            <text:p>1.4225</text:p>
          </table:table-cell>
          <table:table-cell office:value-type="float" office:value="-0.0750884" calcext:value-type="float">
            <text:p>-0.0750884</text:p>
          </table:table-cell>
          <table:table-cell office:value-type="float" office:value="-0.0893564" calcext:value-type="float">
            <text:p>-0.0893564</text:p>
          </table:table-cell>
          <table:table-cell office:value-type="float" office:value="0.0909938" calcext:value-type="float">
            <text:p>0.09099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64781" calcext:value-type="float">
            <text:p>-4.64781</text:p>
          </table:table-cell>
          <table:table-cell office:value-type="float" office:value="-4.02091" calcext:value-type="float">
            <text:p>-4.02091</text:p>
          </table:table-cell>
          <table:table-cell office:value-type="float" office:value="1.63756" calcext:value-type="float">
            <text:p>1.63756</text:p>
          </table:table-cell>
          <table:table-cell office:value-type="float" office:value="0.0961103" calcext:value-type="float">
            <text:p>0.0961103</text:p>
          </table:table-cell>
          <table:table-cell office:value-type="float" office:value="0.0855369" calcext:value-type="float">
            <text:p>0.0855369</text:p>
          </table:table-cell>
          <table:table-cell office:value-type="float" office:value="0.29124" calcext:value-type="float">
            <text:p>0.291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9.3451" calcext:value-type="float">
            <text:p>29.3451</text:p>
          </table:table-cell>
          <table:table-cell office:value-type="float" office:value="3.683" calcext:value-type="float">
            <text:p>3.683</text:p>
          </table:table-cell>
          <table:table-cell office:value-type="float" office:value="7.67672" calcext:value-type="float">
            <text:p>7.67672</text:p>
          </table:table-cell>
          <table:table-cell office:value-type="float" office:value="-0.0169307" calcext:value-type="float">
            <text:p>-0.0169307</text:p>
          </table:table-cell>
          <table:table-cell office:value-type="float" office:value="-0.00136616" calcext:value-type="float">
            <text:p>-0.00136616</text:p>
          </table:table-cell>
          <table:table-cell office:value-type="float" office:value="0.0904697" calcext:value-type="float">
            <text:p>0.09046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7855" calcext:value-type="float">
            <text:p>21.7855</text:p>
          </table:table-cell>
          <table:table-cell office:value-type="float" office:value="-0.0901586" calcext:value-type="float">
            <text:p>-0.0901586</text:p>
          </table:table-cell>
          <table:table-cell office:value-type="float" office:value="1.57878" calcext:value-type="float">
            <text:p>1.57878</text:p>
          </table:table-cell>
          <table:table-cell office:value-type="float" office:value="-0.0773331" calcext:value-type="float">
            <text:p>-0.0773331</text:p>
          </table:table-cell>
          <table:table-cell office:value-type="float" office:value="-0.0884831" calcext:value-type="float">
            <text:p>-0.0884831</text:p>
          </table:table-cell>
          <table:table-cell office:value-type="float" office:value="0.363537" calcext:value-type="float">
            <text:p>0.3635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60362" calcext:value-type="float">
            <text:p>-4.60362</text:p>
          </table:table-cell>
          <table:table-cell office:value-type="float" office:value="-4.00865" calcext:value-type="float">
            <text:p>-4.00865</text:p>
          </table:table-cell>
          <table:table-cell office:value-type="float" office:value="1.48831" calcext:value-type="float">
            <text:p>1.48831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07265" calcext:value-type="float">
            <text:p>0.107265</text:p>
          </table:table-cell>
          <table:table-cell office:value-type="float" office:value="0.0903053" calcext:value-type="float">
            <text:p>0.09030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9.6067" calcext:value-type="float">
            <text:p>29.6067</text:p>
          </table:table-cell>
          <table:table-cell office:value-type="float" office:value="3.68018" calcext:value-type="float">
            <text:p>3.68018</text:p>
          </table:table-cell>
          <table:table-cell office:value-type="float" office:value="7.8324" calcext:value-type="float">
            <text:p>7.8324</text:p>
          </table:table-cell>
          <table:table-cell office:value-type="float" office:value="-0.0158997" calcext:value-type="float">
            <text:p>-0.0158997</text:p>
          </table:table-cell>
          <table:table-cell office:value-type="float" office:value="0.00156155" calcext:value-type="float">
            <text:p>0.00156155</text:p>
          </table:table-cell>
          <table:table-cell office:value-type="float" office:value="0.319691" calcext:value-type="float">
            <text:p>0.3196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8193" calcext:value-type="float">
            <text:p>21.8193</text:p>
          </table:table-cell>
          <table:table-cell office:value-type="float" office:value="-0.0882797" calcext:value-type="float">
            <text:p>-0.0882797</text:p>
          </table:table-cell>
          <table:table-cell office:value-type="float" office:value="1.38989" calcext:value-type="float">
            <text:p>1.38989</text:p>
          </table:table-cell>
          <table:table-cell office:value-type="float" office:value="-0.0751408" calcext:value-type="float">
            <text:p>-0.0751408</text:p>
          </table:table-cell>
          <table:table-cell office:value-type="float" office:value="-0.0826184" calcext:value-type="float">
            <text:p>-0.0826184</text:p>
          </table:table-cell>
          <table:table-cell office:value-type="float" office:value="0.211753" calcext:value-type="float">
            <text:p>0.2117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5343" calcext:value-type="float">
            <text:p>-4.5343</text:p>
          </table:table-cell>
          <table:table-cell office:value-type="float" office:value="-4.00793" calcext:value-type="float">
            <text:p>-4.00793</text:p>
          </table:table-cell>
          <table:table-cell office:value-type="float" office:value="1.71186" calcext:value-type="float">
            <text:p>1.71186</text:p>
          </table:table-cell>
          <table:table-cell office:value-type="float" office:value="0.104122" calcext:value-type="float">
            <text:p>0.104122</text:p>
          </table:table-cell>
          <table:table-cell office:value-type="float" office:value="0.0897843" calcext:value-type="float">
            <text:p>0.0897843</text:p>
          </table:table-cell>
          <table:table-cell office:value-type="float" office:value="0.480083" calcext:value-type="float">
            <text:p>0.4800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29.8482" calcext:value-type="float">
            <text:p>29.8482</text:p>
          </table:table-cell>
          <table:table-cell office:value-type="float" office:value="3.68147" calcext:value-type="float">
            <text:p>3.68147</text:p>
          </table:table-cell>
          <table:table-cell office:value-type="float" office:value="7.64123" calcext:value-type="float">
            <text:p>7.64123</text:p>
          </table:table-cell>
          <table:table-cell office:value-type="float" office:value="-0.0136898" calcext:value-type="float">
            <text:p>-0.0136898</text:p>
          </table:table-cell>
          <table:table-cell office:value-type="float" office:value="0.00452932" calcext:value-type="float">
            <text:p>0.00452932</text:p>
          </table:table-cell>
          <table:table-cell office:value-type="float" office:value="0.232894" calcext:value-type="float">
            <text:p>0.2328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8792" calcext:value-type="float">
            <text:p>21.8792</text:p>
          </table:table-cell>
          <table:table-cell office:value-type="float" office:value="-0.0772459" calcext:value-type="float">
            <text:p>-0.0772459</text:p>
          </table:table-cell>
          <table:table-cell office:value-type="float" office:value="1.38097" calcext:value-type="float">
            <text:p>1.38097</text:p>
          </table:table-cell>
          <table:table-cell office:value-type="float" office:value="-0.0608377" calcext:value-type="float">
            <text:p>-0.0608377</text:p>
          </table:table-cell>
          <table:table-cell office:value-type="float" office:value="-0.0625593" calcext:value-type="float">
            <text:p>-0.0625593</text:p>
          </table:table-cell>
          <table:table-cell office:value-type="float" office:value="2.55161" calcext:value-type="float">
            <text:p>2.551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45806" calcext:value-type="float">
            <text:p>-4.45806</text:p>
          </table:table-cell>
          <table:table-cell office:value-type="float" office:value="-4.00864" calcext:value-type="float">
            <text:p>-4.00864</text:p>
          </table:table-cell>
          <table:table-cell office:value-type="float" office:value="1.81857" calcext:value-type="float">
            <text:p>1.81857</text:p>
          </table:table-cell>
          <table:table-cell office:value-type="float" office:value="0.0829061" calcext:value-type="float">
            <text:p>0.0829061</text:p>
          </table:table-cell>
          <table:table-cell office:value-type="float" office:value="0.0679356" calcext:value-type="float">
            <text:p>0.0679356</text:p>
          </table:table-cell>
          <table:table-cell office:value-type="float" office:value="1.521" calcext:value-type="float">
            <text:p>1.52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0.1149" calcext:value-type="float">
            <text:p>30.1149</text:p>
          </table:table-cell>
          <table:table-cell office:value-type="float" office:value="3.69764" calcext:value-type="float">
            <text:p>3.69764</text:p>
          </table:table-cell>
          <table:table-cell office:value-type="float" office:value="7.62717" calcext:value-type="float">
            <text:p>7.62717</text:p>
          </table:table-cell>
          <table:table-cell office:value-type="float" office:value="-0.00524162" calcext:value-type="float">
            <text:p>-0.00524162</text:p>
          </table:table-cell>
          <table:table-cell office:value-type="float" office:value="0.0190662" calcext:value-type="float">
            <text:p>0.0190662</text:p>
          </table:table-cell>
          <table:table-cell office:value-type="float" office:value="2.40448" calcext:value-type="float">
            <text:p>2.404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9205" calcext:value-type="float">
            <text:p>21.9205</text:p>
          </table:table-cell>
          <table:table-cell office:value-type="float" office:value="-0.0480972" calcext:value-type="float">
            <text:p>-0.0480972</text:p>
          </table:table-cell>
          <table:table-cell office:value-type="float" office:value="1.35989" calcext:value-type="float">
            <text:p>1.35989</text:p>
          </table:table-cell>
          <table:table-cell office:value-type="float" office:value="-0.0265533" calcext:value-type="float">
            <text:p>-0.0265533</text:p>
          </table:table-cell>
          <table:table-cell office:value-type="float" office:value="-0.0202443" calcext:value-type="float">
            <text:p>-0.0202443</text:p>
          </table:table-cell>
          <table:table-cell office:value-type="float" office:value="1.82301" calcext:value-type="float">
            <text:p>1.823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37846" calcext:value-type="float">
            <text:p>-4.37846</text:p>
          </table:table-cell>
          <table:table-cell office:value-type="float" office:value="-4.01043" calcext:value-type="float">
            <text:p>-4.01043</text:p>
          </table:table-cell>
          <table:table-cell office:value-type="float" office:value="1.88746" calcext:value-type="float">
            <text:p>1.88746</text:p>
          </table:table-cell>
          <table:table-cell office:value-type="float" office:value="0.0615809" calcext:value-type="float">
            <text:p>0.0615809</text:p>
          </table:table-cell>
          <table:table-cell office:value-type="float" office:value="0.0470933" calcext:value-type="float">
            <text:p>0.0470933</text:p>
          </table:table-cell>
          <table:table-cell office:value-type="float" office:value="0.785749" calcext:value-type="float">
            <text:p>0.7857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0.3601" calcext:value-type="float">
            <text:p>30.3601</text:p>
          </table:table-cell>
          <table:table-cell office:value-type="float" office:value="3.74499" calcext:value-type="float">
            <text:p>3.74499</text:p>
          </table:table-cell>
          <table:table-cell office:value-type="float" office:value="7.59151" calcext:value-type="float">
            <text:p>7.59151</text:p>
          </table:table-cell>
          <table:table-cell office:value-type="float" office:value="0.0171561" calcext:value-type="float">
            <text:p>0.0171561</text:p>
          </table:table-cell>
          <table:table-cell office:value-type="float" office:value="0.0584328" calcext:value-type="float">
            <text:p>0.0584328</text:p>
          </table:table-cell>
          <table:table-cell office:value-type="float" office:value="1.39304" calcext:value-type="float">
            <text:p>1.393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9735" calcext:value-type="float">
            <text:p>21.9735</text:p>
          </table:table-cell>
          <table:table-cell office:value-type="float" office:value="-0.0287419" calcext:value-type="float">
            <text:p>-0.0287419</text:p>
          </table:table-cell>
          <table:table-cell office:value-type="float" office:value="1.4041" calcext:value-type="float">
            <text:p>1.4041</text:p>
          </table:table-cell>
          <table:table-cell office:value-type="float" office:value="-0.00277672" calcext:value-type="float">
            <text:p>-0.00277672</text:p>
          </table:table-cell>
          <table:table-cell office:value-type="float" office:value="0.00789648" calcext:value-type="float">
            <text:p>0.00789648</text:p>
          </table:table-cell>
          <table:table-cell office:value-type="float" office:value="1.66453" calcext:value-type="float">
            <text:p>1.664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32486" calcext:value-type="float">
            <text:p>-4.32486</text:p>
          </table:table-cell>
          <table:table-cell office:value-type="float" office:value="-3.99532" calcext:value-type="float">
            <text:p>-3.99532</text:p>
          </table:table-cell>
          <table:table-cell office:value-type="float" office:value="1.8167" calcext:value-type="float">
            <text:p>1.8167</text:p>
          </table:table-cell>
          <table:table-cell office:value-type="float" office:value="0.0906544" calcext:value-type="float">
            <text:p>0.0906544</text:p>
          </table:table-cell>
          <table:table-cell office:value-type="float" office:value="0.0719902" calcext:value-type="float">
            <text:p>0.0719902</text:p>
          </table:table-cell>
          <table:table-cell office:value-type="float" office:value="0.966389" calcext:value-type="float">
            <text:p>0.9663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0.6186" calcext:value-type="float">
            <text:p>30.6186</text:p>
          </table:table-cell>
          <table:table-cell office:value-type="float" office:value="3.77816" calcext:value-type="float">
            <text:p>3.77816</text:p>
          </table:table-cell>
          <table:table-cell office:value-type="float" office:value="7.62778" calcext:value-type="float">
            <text:p>7.62778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81306" calcext:value-type="float">
            <text:p>0.081306</text:p>
          </table:table-cell>
          <table:table-cell office:value-type="float" office:value="1.03397" calcext:value-type="float">
            <text:p>1.033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0247" calcext:value-type="float">
            <text:p>22.0247</text:p>
          </table:table-cell>
          <table:table-cell office:value-type="float" office:value="-0.0621603" calcext:value-type="float">
            <text:p>-0.0621603</text:p>
          </table:table-cell>
          <table:table-cell office:value-type="float" office:value="1.33968" calcext:value-type="float">
            <text:p>1.33968</text:p>
          </table:table-cell>
          <table:table-cell office:value-type="float" office:value="-0.0420198" calcext:value-type="float">
            <text:p>-0.0420198</text:p>
          </table:table-cell>
          <table:table-cell office:value-type="float" office:value="-0.0374606" calcext:value-type="float">
            <text:p>-0.0374606</text:p>
          </table:table-cell>
          <table:table-cell office:value-type="float" office:value="9.9264" calcext:value-type="float">
            <text:p>9.92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21127" calcext:value-type="float">
            <text:p>-4.21127</text:p>
          </table:table-cell>
          <table:table-cell office:value-type="float" office:value="-4.0153" calcext:value-type="float">
            <text:p>-4.0153</text:p>
          </table:table-cell>
          <table:table-cell office:value-type="float" office:value="2.0451" calcext:value-type="float">
            <text:p>2.0451</text:p>
          </table:table-cell>
          <table:table-cell office:value-type="float" office:value="0.0263673" calcext:value-type="float">
            <text:p>0.0263673</text:p>
          </table:table-cell>
          <table:table-cell office:value-type="float" office:value="0.0152831" calcext:value-type="float">
            <text:p>0.0152831</text:p>
          </table:table-cell>
          <table:table-cell office:value-type="float" office:value="10.1135" calcext:value-type="float">
            <text:p>10.113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0.8844" calcext:value-type="float">
            <text:p>30.8844</text:p>
          </table:table-cell>
          <table:table-cell office:value-type="float" office:value="3.70502" calcext:value-type="float">
            <text:p>3.70502</text:p>
          </table:table-cell>
          <table:table-cell office:value-type="float" office:value="7.58467" calcext:value-type="float">
            <text:p>7.58467</text:p>
          </table:table-cell>
          <table:table-cell office:value-type="float" office:value="-0.00276199" calcext:value-type="float">
            <text:p>-0.00276199</text:p>
          </table:table-cell>
          <table:table-cell office:value-type="float" office:value="0.0134086" calcext:value-type="float">
            <text:p>0.0134086</text:p>
          </table:table-cell>
          <table:table-cell office:value-type="float" office:value="10.9702" calcext:value-type="float">
            <text:p>10.97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0655" calcext:value-type="float">
            <text:p>22.0655</text:p>
          </table:table-cell>
          <table:table-cell office:value-type="float" office:value="-0.0457656" calcext:value-type="float">
            <text:p>-0.0457656</text:p>
          </table:table-cell>
          <table:table-cell office:value-type="float" office:value="1.29776" calcext:value-type="float">
            <text:p>1.29776</text:p>
          </table:table-cell>
          <table:table-cell office:value-type="float" office:value="-0.0211103" calcext:value-type="float">
            <text:p>-0.0211103</text:p>
          </table:table-cell>
          <table:table-cell office:value-type="float" office:value="-0.0122679" calcext:value-type="float">
            <text:p>-0.0122679</text:p>
          </table:table-cell>
          <table:table-cell office:value-type="float" office:value="1.25499" calcext:value-type="float">
            <text:p>1.254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15508" calcext:value-type="float">
            <text:p>-4.15508</text:p>
          </table:table-cell>
          <table:table-cell office:value-type="float" office:value="-4.00975" calcext:value-type="float">
            <text:p>-4.00975</text:p>
          </table:table-cell>
          <table:table-cell office:value-type="float" office:value="2.02695" calcext:value-type="float">
            <text:p>2.02695</text:p>
          </table:table-cell>
          <table:table-cell office:value-type="float" office:value="0.0386969" calcext:value-type="float">
            <text:p>0.0386969</text:p>
          </table:table-cell>
          <table:table-cell office:value-type="float" office:value="0.0256104" calcext:value-type="float">
            <text:p>0.0256104</text:p>
          </table:table-cell>
          <table:table-cell office:value-type="float" office:value="1.07936" calcext:value-type="float">
            <text:p>1.079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1.1306" calcext:value-type="float">
            <text:p>31.1306</text:p>
          </table:table-cell>
          <table:table-cell office:value-type="float" office:value="3.73533" calcext:value-type="float">
            <text:p>3.73533</text:p>
          </table:table-cell>
          <table:table-cell office:value-type="float" office:value="7.53401" calcext:value-type="float">
            <text:p>7.53401</text:p>
          </table:table-cell>
          <table:table-cell office:value-type="float" office:value="0.0117462" calcext:value-type="float">
            <text:p>0.0117462</text:p>
          </table:table-cell>
          <table:table-cell office:value-type="float" office:value="0.0385002" calcext:value-type="float">
            <text:p>0.0385002</text:p>
          </table:table-cell>
          <table:table-cell office:value-type="float" office:value="1.01557" calcext:value-type="float">
            <text:p>1.015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1084" calcext:value-type="float">
            <text:p>22.1084</text:p>
          </table:table-cell>
          <table:table-cell office:value-type="float" office:value="-0.0208631" calcext:value-type="float">
            <text:p>-0.0208631</text:p>
          </table:table-cell>
          <table:table-cell office:value-type="float" office:value="1.11024" calcext:value-type="float">
            <text:p>1.11024</text:p>
          </table:table-cell>
          <table:table-cell office:value-type="float" office:value="0.0113028" calcext:value-type="float">
            <text:p>0.0113028</text:p>
          </table:table-cell>
          <table:table-cell office:value-type="float" office:value="0.0251147" calcext:value-type="float">
            <text:p>0.0251147</text:p>
          </table:table-cell>
          <table:table-cell office:value-type="float" office:value="4.29684" calcext:value-type="float">
            <text:p>4.296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09786" calcext:value-type="float">
            <text:p>-4.09786</text:p>
          </table:table-cell>
          <table:table-cell office:value-type="float" office:value="-3.96396" calcext:value-type="float">
            <text:p>-3.96396</text:p>
          </table:table-cell>
          <table:table-cell office:value-type="float" office:value="2.11605" calcext:value-type="float">
            <text:p>2.11605</text:p>
          </table:table-cell>
          <table:table-cell office:value-type="float" office:value="0.118781" calcext:value-type="float">
            <text:p>0.118781</text:p>
          </table:table-cell>
          <table:table-cell office:value-type="float" office:value="0.0986005" calcext:value-type="float">
            <text:p>0.0986005</text:p>
          </table:table-cell>
          <table:table-cell office:value-type="float" office:value="3.48399" calcext:value-type="float">
            <text:p>3.483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1.3785" calcext:value-type="float">
            <text:p>31.3785</text:p>
          </table:table-cell>
          <table:table-cell office:value-type="float" office:value="3.77968" calcext:value-type="float">
            <text:p>3.77968</text:p>
          </table:table-cell>
          <table:table-cell office:value-type="float" office:value="7.33549" calcext:value-type="float">
            <text:p>7.33549</text:p>
          </table:table-cell>
          <table:table-cell office:value-type="float" office:value="0.0315752" calcext:value-type="float">
            <text:p>0.0315752</text:p>
          </table:table-cell>
          <table:table-cell office:value-type="float" office:value="0.070981" calcext:value-type="float">
            <text:p>0.070981</text:p>
          </table:table-cell>
          <table:table-cell office:value-type="float" office:value="3.36515" calcext:value-type="float">
            <text:p>3.365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1423" calcext:value-type="float">
            <text:p>22.1423</text:p>
          </table:table-cell>
          <table:table-cell office:value-type="float" office:value="-0.00930662" calcext:value-type="float">
            <text:p>-0.00930662</text:p>
          </table:table-cell>
          <table:table-cell office:value-type="float" office:value="1.1162" calcext:value-type="float">
            <text:p>1.1162</text:p>
          </table:table-cell>
          <table:table-cell office:value-type="float" office:value="0.026127" calcext:value-type="float">
            <text:p>0.026127</text:p>
          </table:table-cell>
          <table:table-cell office:value-type="float" office:value="0.040709" calcext:value-type="float">
            <text:p>0.040709</text:p>
          </table:table-cell>
          <table:table-cell office:value-type="float" office:value="1.31985" calcext:value-type="float">
            <text:p>1.319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4.03028" calcext:value-type="float">
            <text:p>-4.03028</text:p>
          </table:table-cell>
          <table:table-cell office:value-type="float" office:value="-3.97074" calcext:value-type="float">
            <text:p>-3.97074</text:p>
          </table:table-cell>
          <table:table-cell office:value-type="float" office:value="2.11327" calcext:value-type="float">
            <text:p>2.11327</text:p>
          </table:table-cell>
          <table:table-cell office:value-type="float" office:value="0.0996921" calcext:value-type="float">
            <text:p>0.0996921</text:p>
          </table:table-cell>
          <table:table-cell office:value-type="float" office:value="0.0787553" calcext:value-type="float">
            <text:p>0.0787553</text:p>
          </table:table-cell>
          <table:table-cell office:value-type="float" office:value="0.816839" calcext:value-type="float">
            <text:p>0.8168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1.6189" calcext:value-type="float">
            <text:p>31.6189</text:p>
          </table:table-cell>
          <table:table-cell office:value-type="float" office:value="3.79802" calcext:value-type="float">
            <text:p>3.79802</text:p>
          </table:table-cell>
          <table:table-cell office:value-type="float" office:value="7.33735" calcext:value-type="float">
            <text:p>7.33735</text:p>
          </table:table-cell>
          <table:table-cell office:value-type="float" office:value="0.0388075" calcext:value-type="float">
            <text:p>0.0388075</text:p>
          </table:table-cell>
          <table:table-cell office:value-type="float" office:value="0.0797676" calcext:value-type="float">
            <text:p>0.0797676</text:p>
          </table:table-cell>
          <table:table-cell office:value-type="float" office:value="1.03699" calcext:value-type="float">
            <text:p>1.036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187" calcext:value-type="float">
            <text:p>22.187</text:p>
          </table:table-cell>
          <table:table-cell office:value-type="float" office:value="0.0093838" calcext:value-type="float">
            <text:p>0.0093838</text:p>
          </table:table-cell>
          <table:table-cell office:value-type="float" office:value="1.17801" calcext:value-type="float">
            <text:p>1.17801</text:p>
          </table:table-cell>
          <table:table-cell office:value-type="float" office:value="0.0505892" calcext:value-type="float">
            <text:p>0.0505892</text:p>
          </table:table-cell>
          <table:table-cell office:value-type="float" office:value="0.0661155" calcext:value-type="float">
            <text:p>0.0661155</text:p>
          </table:table-cell>
          <table:table-cell office:value-type="float" office:value="0.968311" calcext:value-type="float">
            <text:p>0.9683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93862" calcext:value-type="float">
            <text:p>-3.93862</text:p>
          </table:table-cell>
          <table:table-cell office:value-type="float" office:value="-3.97986" calcext:value-type="float">
            <text:p>-3.97986</text:p>
          </table:table-cell>
          <table:table-cell office:value-type="float" office:value="2.1391" calcext:value-type="float">
            <text:p>2.1391</text:p>
          </table:table-cell>
          <table:table-cell office:value-type="float" office:value="0.0730691" calcext:value-type="float">
            <text:p>0.0730691</text:p>
          </table:table-cell>
          <table:table-cell office:value-type="float" office:value="0.0521584" calcext:value-type="float">
            <text:p>0.0521584</text:p>
          </table:table-cell>
          <table:table-cell office:value-type="float" office:value="0.933011" calcext:value-type="float">
            <text:p>0.9330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1.8695" calcext:value-type="float">
            <text:p>31.8695</text:p>
          </table:table-cell>
          <table:table-cell office:value-type="float" office:value="3.82476" calcext:value-type="float">
            <text:p>3.82476</text:p>
          </table:table-cell>
          <table:table-cell office:value-type="float" office:value="7.39391" calcext:value-type="float">
            <text:p>7.39391</text:p>
          </table:table-cell>
          <table:table-cell office:value-type="float" office:value="0.0491343" calcext:value-type="float">
            <text:p>0.0491343</text:p>
          </table:table-cell>
          <table:table-cell office:value-type="float" office:value="0.0934416" calcext:value-type="float">
            <text:p>0.0934416</text:p>
          </table:table-cell>
          <table:table-cell office:value-type="float" office:value="0.457286" calcext:value-type="float">
            <text:p>0.4572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2298" calcext:value-type="float">
            <text:p>22.2298</text:p>
          </table:table-cell>
          <table:table-cell office:value-type="float" office:value="0.0289542" calcext:value-type="float">
            <text:p>0.0289542</text:p>
          </table:table-cell>
          <table:table-cell office:value-type="float" office:value="1.24626" calcext:value-type="float">
            <text:p>1.24626</text:p>
          </table:table-cell>
          <table:table-cell office:value-type="float" office:value="0.0757843" calcext:value-type="float">
            <text:p>0.0757843</text:p>
          </table:table-cell>
          <table:table-cell office:value-type="float" office:value="0.0911345" calcext:value-type="float">
            <text:p>0.0911345</text:p>
          </table:table-cell>
          <table:table-cell office:value-type="float" office:value="1.45758" calcext:value-type="float">
            <text:p>1.457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86073" calcext:value-type="float">
            <text:p>-3.86073</text:p>
          </table:table-cell>
          <table:table-cell office:value-type="float" office:value="-3.96816" calcext:value-type="float">
            <text:p>-3.96816</text:p>
          </table:table-cell>
          <table:table-cell office:value-type="float" office:value="2.07532" calcext:value-type="float">
            <text:p>2.07532</text:p>
          </table:table-cell>
          <table:table-cell office:value-type="float" office:value="0.0806317" calcext:value-type="float">
            <text:p>0.0806317</text:p>
          </table:table-cell>
          <table:table-cell office:value-type="float" office:value="0.0546773" calcext:value-type="float">
            <text:p>0.0546773</text:p>
          </table:table-cell>
          <table:table-cell office:value-type="float" office:value="1.81837" calcext:value-type="float">
            <text:p>1.818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2.1185" calcext:value-type="float">
            <text:p>32.1185</text:p>
          </table:table-cell>
          <table:table-cell office:value-type="float" office:value="3.85383" calcext:value-type="float">
            <text:p>3.85383</text:p>
          </table:table-cell>
          <table:table-cell office:value-type="float" office:value="7.45697" calcext:value-type="float">
            <text:p>7.45697</text:p>
          </table:table-cell>
          <table:table-cell office:value-type="float" office:value="0.0598712" calcext:value-type="float">
            <text:p>0.0598712</text:p>
          </table:table-cell>
          <table:table-cell office:value-type="float" office:value="0.107069" calcext:value-type="float">
            <text:p>0.107069</text:p>
          </table:table-cell>
          <table:table-cell office:value-type="float" office:value="0.623207" calcext:value-type="float">
            <text:p>0.6232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26" calcext:value-type="float">
            <text:p>22.26</text:p>
          </table:table-cell>
          <table:table-cell office:value-type="float" office:value="0.0239404" calcext:value-type="float">
            <text:p>0.0239404</text:p>
          </table:table-cell>
          <table:table-cell office:value-type="float" office:value="0.936985" calcext:value-type="float">
            <text:p>0.936985</text:p>
          </table:table-cell>
          <table:table-cell office:value-type="float" office:value="0.0698007" calcext:value-type="float">
            <text:p>0.0698007</text:p>
          </table:table-cell>
          <table:table-cell office:value-type="float" office:value="0.0818554" calcext:value-type="float">
            <text:p>0.0818554</text:p>
          </table:table-cell>
          <table:table-cell office:value-type="float" office:value="0.488371" calcext:value-type="float">
            <text:p>0.4883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76907" calcext:value-type="float">
            <text:p>-3.76907</text:p>
          </table:table-cell>
          <table:table-cell office:value-type="float" office:value="-3.95602" calcext:value-type="float">
            <text:p>-3.95602</text:p>
          </table:table-cell>
          <table:table-cell office:value-type="float" office:value="2.37078" calcext:value-type="float">
            <text:p>2.37078</text:p>
          </table:table-cell>
          <table:table-cell office:value-type="float" office:value="0.0913068" calcext:value-type="float">
            <text:p>0.0913068</text:p>
          </table:table-cell>
          <table:table-cell office:value-type="float" office:value="0.070325" calcext:value-type="float">
            <text:p>0.070325</text:p>
          </table:table-cell>
          <table:table-cell office:value-type="float" office:value="1.58377" calcext:value-type="float">
            <text:p>1.583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2.359" calcext:value-type="float">
            <text:p>32.359</text:p>
          </table:table-cell>
          <table:table-cell office:value-type="float" office:value="3.83316" calcext:value-type="float">
            <text:p>3.83316</text:p>
          </table:table-cell>
          <table:table-cell office:value-type="float" office:value="7.15424" calcext:value-type="float">
            <text:p>7.15424</text:p>
          </table:table-cell>
          <table:table-cell office:value-type="float" office:value="0.0464849" calcext:value-type="float">
            <text:p>0.0464849</text:p>
          </table:table-cell>
          <table:table-cell office:value-type="float" office:value="0.0757432" calcext:value-type="float">
            <text:p>0.0757432</text:p>
          </table:table-cell>
          <table:table-cell office:value-type="float" office:value="1.18686" calcext:value-type="float">
            <text:p>1.186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2786" calcext:value-type="float">
            <text:p>22.2786</text:p>
          </table:table-cell>
          <table:table-cell office:value-type="float" office:value="0.0651926" calcext:value-type="float">
            <text:p>0.0651926</text:p>
          </table:table-cell>
          <table:table-cell office:value-type="float" office:value="0.877421" calcext:value-type="float">
            <text:p>0.877421</text:p>
          </table:table-cell>
          <table:table-cell office:value-type="float" office:value="0.126892" calcext:value-type="float">
            <text:p>0.126892</text:p>
          </table:table-cell>
          <table:table-cell office:value-type="float" office:value="0.140528" calcext:value-type="float">
            <text:p>0.140528</text:p>
          </table:table-cell>
          <table:table-cell office:value-type="float" office:value="7.28235" calcext:value-type="float">
            <text:p>7.2823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69918" calcext:value-type="float">
            <text:p>-3.69918</text:p>
          </table:table-cell>
          <table:table-cell office:value-type="float" office:value="-3.9206" calcext:value-type="float">
            <text:p>-3.9206</text:p>
          </table:table-cell>
          <table:table-cell office:value-type="float" office:value="2.35314" calcext:value-type="float">
            <text:p>2.35314</text:p>
          </table:table-cell>
          <table:table-cell office:value-type="float" office:value="0.130396" calcext:value-type="float">
            <text:p>0.130396</text:p>
          </table:table-cell>
          <table:table-cell office:value-type="float" office:value="0.103699" calcext:value-type="float">
            <text:p>0.103699</text:p>
          </table:table-cell>
          <table:table-cell office:value-type="float" office:value="5.58953" calcext:value-type="float">
            <text:p>5.589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2.5794" calcext:value-type="float">
            <text:p>32.5794</text:p>
          </table:table-cell>
          <table:table-cell office:value-type="float" office:value="3.90945" calcext:value-type="float">
            <text:p>3.90945</text:p>
          </table:table-cell>
          <table:table-cell office:value-type="float" office:value="7.07817" calcext:value-type="float">
            <text:p>7.07817</text:p>
          </table:table-cell>
          <table:table-cell office:value-type="float" office:value="0.0798429" calcext:value-type="float">
            <text:p>0.0798429</text:p>
          </table:table-cell>
          <table:table-cell office:value-type="float" office:value="0.130348" calcext:value-type="float">
            <text:p>0.130348</text:p>
          </table:table-cell>
          <table:table-cell office:value-type="float" office:value="4.433" calcext:value-type="float">
            <text:p>4.4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2904" calcext:value-type="float">
            <text:p>22.2904</text:p>
          </table:table-cell>
          <table:table-cell office:value-type="float" office:value="0.0820866" calcext:value-type="float">
            <text:p>0.0820866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153961" calcext:value-type="float">
            <text:p>0.153961</text:p>
          </table:table-cell>
          <table:table-cell office:value-type="float" office:value="0.165189" calcext:value-type="float">
            <text:p>0.165189</text:p>
          </table:table-cell>
          <table:table-cell office:value-type="float" office:value="0.612042" calcext:value-type="float">
            <text:p>0.6120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56538" calcext:value-type="float">
            <text:p>-3.56538</text:p>
          </table:table-cell>
          <table:table-cell office:value-type="float" office:value="-3.9205" calcext:value-type="float">
            <text:p>-3.9205</text:p>
          </table:table-cell>
          <table:table-cell office:value-type="float" office:value="2.80947" calcext:value-type="float">
            <text:p>2.80947</text:p>
          </table:table-cell>
          <table:table-cell office:value-type="float" office:value="0.115962" calcext:value-type="float">
            <text:p>0.115962</text:p>
          </table:table-cell>
          <table:table-cell office:value-type="float" office:value="0.0957249" calcext:value-type="float">
            <text:p>0.0957249</text:p>
          </table:table-cell>
          <table:table-cell office:value-type="float" office:value="1.63877" calcext:value-type="float">
            <text:p>1.638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2.7979" calcext:value-type="float">
            <text:p>32.7979</text:p>
          </table:table-cell>
          <table:table-cell office:value-type="float" office:value="3.92824" calcext:value-type="float">
            <text:p>3.92824</text:p>
          </table:table-cell>
          <table:table-cell office:value-type="float" office:value="6.72189" calcext:value-type="float">
            <text:p>6.72189</text:p>
          </table:table-cell>
          <table:table-cell office:value-type="float" office:value="0.0845159" calcext:value-type="float">
            <text:p>0.0845159</text:p>
          </table:table-cell>
          <table:table-cell office:value-type="float" office:value="0.130546" calcext:value-type="float">
            <text:p>0.130546</text:p>
          </table:table-cell>
          <table:table-cell office:value-type="float" office:value="0.33346" calcext:value-type="float">
            <text:p>0.333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127" calcext:value-type="float">
            <text:p>22.3127</text:p>
          </table:table-cell>
          <table:table-cell office:value-type="float" office:value="0.0802098" calcext:value-type="float">
            <text:p>0.0802098</text:p>
          </table:table-cell>
          <table:table-cell office:value-type="float" office:value="0.362981" calcext:value-type="float">
            <text:p>0.362981</text:p>
          </table:table-cell>
          <table:table-cell office:value-type="float" office:value="0.15445" calcext:value-type="float">
            <text:p>0.15445</text:p>
          </table:table-cell>
          <table:table-cell office:value-type="float" office:value="0.159926" calcext:value-type="float">
            <text:p>0.159926</text:p>
          </table:table-cell>
          <table:table-cell office:value-type="float" office:value="3.04292" calcext:value-type="float">
            <text:p>3.042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42459" calcext:value-type="float">
            <text:p>-3.42459</text:p>
          </table:table-cell>
          <table:table-cell office:value-type="float" office:value="-3.9276" calcext:value-type="float">
            <text:p>-3.9276</text:p>
          </table:table-cell>
          <table:table-cell office:value-type="float" office:value="3.1108" calcext:value-type="float">
            <text:p>3.1108</text:p>
          </table:table-cell>
          <table:table-cell office:value-type="float" office:value="0.0940282" calcext:value-type="float">
            <text:p>0.0940282</text:p>
          </table:table-cell>
          <table:table-cell office:value-type="float" office:value="0.0787419" calcext:value-type="float">
            <text:p>0.0787419</text:p>
          </table:table-cell>
          <table:table-cell office:value-type="float" office:value="3.99697" calcext:value-type="float">
            <text:p>3.996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3.0305" calcext:value-type="float">
            <text:p>33.0305</text:p>
          </table:table-cell>
          <table:table-cell office:value-type="float" office:value="3.90835" calcext:value-type="float">
            <text:p>3.90835</text:p>
          </table:table-cell>
          <table:table-cell office:value-type="float" office:value="6.56787" calcext:value-type="float">
            <text:p>6.56787</text:p>
          </table:table-cell>
          <table:table-cell office:value-type="float" office:value="0.0697826" calcext:value-type="float">
            <text:p>0.0697826</text:p>
          </table:table-cell>
          <table:table-cell office:value-type="float" office:value="0.0963602" calcext:value-type="float">
            <text:p>0.0963602</text:p>
          </table:table-cell>
          <table:table-cell office:value-type="float" office:value="4.50529" calcext:value-type="float">
            <text:p>4.505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046" calcext:value-type="float">
            <text:p>22.3046</text:p>
          </table:table-cell>
          <table:table-cell office:value-type="float" office:value="0.0607697" calcext:value-type="float">
            <text:p>0.0607697</text:p>
          </table:table-cell>
          <table:table-cell office:value-type="float" office:value="0.30758" calcext:value-type="float">
            <text:p>0.30758</text:p>
          </table:table-cell>
          <table:table-cell office:value-type="float" office:value="0.128366" calcext:value-type="float">
            <text:p>0.128366</text:p>
          </table:table-cell>
          <table:table-cell office:value-type="float" office:value="0.12796" calcext:value-type="float">
            <text:p>0.12796</text:p>
          </table:table-cell>
          <table:table-cell office:value-type="float" office:value="5.22112" calcext:value-type="float">
            <text:p>5.221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32863" calcext:value-type="float">
            <text:p>-3.32863</text:p>
          </table:table-cell>
          <table:table-cell office:value-type="float" office:value="-3.93291" calcext:value-type="float">
            <text:p>-3.93291</text:p>
          </table:table-cell>
          <table:table-cell office:value-type="float" office:value="3.12299" calcext:value-type="float">
            <text:p>3.12299</text:p>
          </table:table-cell>
          <table:table-cell office:value-type="float" office:value="0.083662" calcext:value-type="float">
            <text:p>0.083662</text:p>
          </table:table-cell>
          <table:table-cell office:value-type="float" office:value="0.0695518" calcext:value-type="float">
            <text:p>0.0695518</text:p>
          </table:table-cell>
          <table:table-cell office:value-type="float" office:value="5.2338" calcext:value-type="float">
            <text:p>5.23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3.2351" calcext:value-type="float">
            <text:p>33.2351</text:p>
          </table:table-cell>
          <table:table-cell office:value-type="float" office:value="3.8608" calcext:value-type="float">
            <text:p>3.8608</text:p>
          </table:table-cell>
          <table:table-cell office:value-type="float" office:value="6.52667" calcext:value-type="float">
            <text:p>6.52667</text:p>
          </table:table-cell>
          <table:table-cell office:value-type="float" office:value="0.0434998" calcext:value-type="float">
            <text:p>0.0434998</text:p>
          </table:table-cell>
          <table:table-cell office:value-type="float" office:value="0.0453173" calcext:value-type="float">
            <text:p>0.0453173</text:p>
          </table:table-cell>
          <table:table-cell office:value-type="float" office:value="6.94339" calcext:value-type="float">
            <text:p>6.943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123" calcext:value-type="float">
            <text:p>22.3123</text:p>
          </table:table-cell>
          <table:table-cell office:value-type="float" office:value="0.0499258" calcext:value-type="float">
            <text:p>0.0499258</text:p>
          </table:table-cell>
          <table:table-cell office:value-type="float" office:value="0.329136" calcext:value-type="float">
            <text:p>0.329136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108978" calcext:value-type="float">
            <text:p>0.108978</text:p>
          </table:table-cell>
          <table:table-cell office:value-type="float" office:value="0.405915" calcext:value-type="float">
            <text:p>0.4059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2362" calcext:value-type="float">
            <text:p>-3.2362</text:p>
          </table:table-cell>
          <table:table-cell office:value-type="float" office:value="-3.9192" calcext:value-type="float">
            <text:p>-3.9192</text:p>
          </table:table-cell>
          <table:table-cell office:value-type="float" office:value="3.07391" calcext:value-type="float">
            <text:p>3.07391</text:p>
          </table:table-cell>
          <table:table-cell office:value-type="float" office:value="0.0929393" calcext:value-type="float">
            <text:p>0.0929393</text:p>
          </table:table-cell>
          <table:table-cell office:value-type="float" office:value="0.0769528" calcext:value-type="float">
            <text:p>0.0769528</text:p>
          </table:table-cell>
          <table:table-cell office:value-type="float" office:value="0.52729" calcext:value-type="float">
            <text:p>0.527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3.4545" calcext:value-type="float">
            <text:p>33.4545</text:p>
          </table:table-cell>
          <table:table-cell office:value-type="float" office:value="3.83053" calcext:value-type="float">
            <text:p>3.83053</text:p>
          </table:table-cell>
          <table:table-cell office:value-type="float" office:value="6.55871" calcext:value-type="float">
            <text:p>6.55871</text:p>
          </table:table-cell>
          <table:table-cell office:value-type="float" office:value="0.0258703" calcext:value-type="float">
            <text:p>0.0258703</text:p>
          </table:table-cell>
          <table:table-cell office:value-type="float" office:value="0.0123501" calcext:value-type="float">
            <text:p>0.0123501</text:p>
          </table:table-cell>
          <table:table-cell office:value-type="float" office:value="1.0958" calcext:value-type="float">
            <text:p>1.09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281" calcext:value-type="float">
            <text:p>22.3281</text:p>
          </table:table-cell>
          <table:table-cell office:value-type="float" office:value="0.0396861" calcext:value-type="float">
            <text:p>0.0396861</text:p>
          </table:table-cell>
          <table:table-cell office:value-type="float" office:value="0.413013" calcext:value-type="float">
            <text:p>0.413013</text:p>
          </table:table-cell>
          <table:table-cell office:value-type="float" office:value="0.0977623" calcext:value-type="float">
            <text:p>0.0977623</text:p>
          </table:table-cell>
          <table:table-cell office:value-type="float" office:value="0.0900964" calcext:value-type="float">
            <text:p>0.0900964</text:p>
          </table:table-cell>
          <table:table-cell office:value-type="float" office:value="1.67631" calcext:value-type="float">
            <text:p>1.6763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3.11548" calcext:value-type="float">
            <text:p>-3.11548</text:p>
          </table:table-cell>
          <table:table-cell office:value-type="float" office:value="-3.95257" calcext:value-type="float">
            <text:p>-3.95257</text:p>
          </table:table-cell>
          <table:table-cell office:value-type="float" office:value="3.12007" calcext:value-type="float">
            <text:p>3.12007</text:p>
          </table:table-cell>
          <table:table-cell office:value-type="float" office:value="0.0507202" calcext:value-type="float">
            <text:p>0.0507202</text:p>
          </table:table-cell>
          <table:table-cell office:value-type="float" office:value="0.0271685" calcext:value-type="float">
            <text:p>0.0271685</text:p>
          </table:table-cell>
          <table:table-cell office:value-type="float" office:value="2.32487" calcext:value-type="float">
            <text:p>2.324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3.6817" calcext:value-type="float">
            <text:p>33.6817</text:p>
          </table:table-cell>
          <table:table-cell office:value-type="float" office:value="3.79623" calcext:value-type="float">
            <text:p>3.79623</text:p>
          </table:table-cell>
          <table:table-cell office:value-type="float" office:value="6.65355" calcext:value-type="float">
            <text:p>6.65355</text:p>
          </table:table-cell>
          <table:table-cell office:value-type="float" office:value="0.00692568" calcext:value-type="float">
            <text:p>0.00692568</text:p>
          </table:table-cell>
          <table:table-cell office:value-type="float" office:value="-0.0205415" calcext:value-type="float">
            <text:p>-0.0205415</text:p>
          </table:table-cell>
          <table:table-cell office:value-type="float" office:value="2.31368" calcext:value-type="float">
            <text:p>2.313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374" calcext:value-type="float">
            <text:p>22.3374</text:p>
          </table:table-cell>
          <table:table-cell office:value-type="float" office:value="0.0596188" calcext:value-type="float">
            <text:p>0.0596188</text:p>
          </table:table-cell>
          <table:table-cell office:value-type="float" office:value="0.297772" calcext:value-type="float">
            <text:p>0.297772</text:p>
          </table:table-cell>
          <table:table-cell office:value-type="float" office:value="0.132903" calcext:value-type="float">
            <text:p>0.132903</text:p>
          </table:table-cell>
          <table:table-cell office:value-type="float" office:value="0.121133" calcext:value-type="float">
            <text:p>0.121133</text:p>
          </table:table-cell>
          <table:table-cell office:value-type="float" office:value="1.99498" calcext:value-type="float">
            <text:p>1.994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98444" calcext:value-type="float">
            <text:p>-2.98444</text:p>
          </table:table-cell>
          <table:table-cell office:value-type="float" office:value="-3.94444" calcext:value-type="float">
            <text:p>-3.94444</text:p>
          </table:table-cell>
          <table:table-cell office:value-type="float" office:value="3.29575" calcext:value-type="float">
            <text:p>3.29575</text:p>
          </table:table-cell>
          <table:table-cell office:value-type="float" office:value="0.0518832" calcext:value-type="float">
            <text:p>0.0518832</text:p>
          </table:table-cell>
          <table:table-cell office:value-type="float" office:value="0.0297866" calcext:value-type="float">
            <text:p>0.0297866</text:p>
          </table:table-cell>
          <table:table-cell office:value-type="float" office:value="1.87305" calcext:value-type="float">
            <text:p>1.8730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3.8954" calcext:value-type="float">
            <text:p>33.8954</text:p>
          </table:table-cell>
          <table:table-cell office:value-type="float" office:value="3.8364" calcext:value-type="float">
            <text:p>3.8364</text:p>
          </table:table-cell>
          <table:table-cell office:value-type="float" office:value="6.52659" calcext:value-type="float">
            <text:p>6.52659</text:p>
          </table:table-cell>
          <table:table-cell office:value-type="float" office:value="0.0251079" calcext:value-type="float">
            <text:p>0.0251079</text:p>
          </table:table-cell>
          <table:table-cell office:value-type="float" office:value="0.0115077" calcext:value-type="float">
            <text:p>0.0115077</text:p>
          </table:table-cell>
          <table:table-cell office:value-type="float" office:value="1.42555" calcext:value-type="float">
            <text:p>1.425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458" calcext:value-type="float">
            <text:p>22.3458</text:p>
          </table:table-cell>
          <table:table-cell office:value-type="float" office:value="0.0664111" calcext:value-type="float">
            <text:p>0.0664111</text:p>
          </table:table-cell>
          <table:table-cell office:value-type="float" office:value="0.0973095" calcext:value-type="float">
            <text:p>0.0973095</text:p>
          </table:table-cell>
          <table:table-cell office:value-type="float" office:value="0.148298" calcext:value-type="float">
            <text:p>0.148298</text:p>
          </table:table-cell>
          <table:table-cell office:value-type="float" office:value="0.131948" calcext:value-type="float">
            <text:p>0.131948</text:p>
          </table:table-cell>
          <table:table-cell office:value-type="float" office:value="0.624285" calcext:value-type="float">
            <text:p>0.6242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86764" calcext:value-type="float">
            <text:p>-2.86764</text:p>
          </table:table-cell>
          <table:table-cell office:value-type="float" office:value="-3.92835" calcext:value-type="float">
            <text:p>-3.92835</text:p>
          </table:table-cell>
          <table:table-cell office:value-type="float" office:value="3.46965" calcext:value-type="float">
            <text:p>3.46965</text:p>
          </table:table-cell>
          <table:table-cell office:value-type="float" office:value="0.0674426" calcext:value-type="float">
            <text:p>0.0674426</text:p>
          </table:table-cell>
          <table:table-cell office:value-type="float" office:value="0.0595793" calcext:value-type="float">
            <text:p>0.0595793</text:p>
          </table:table-cell>
          <table:table-cell office:value-type="float" office:value="0.583187" calcext:value-type="float">
            <text:p>0.5831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4.1113" calcext:value-type="float">
            <text:p>34.1113</text:p>
          </table:table-cell>
          <table:table-cell office:value-type="float" office:value="3.84751" calcext:value-type="float">
            <text:p>3.84751</text:p>
          </table:table-cell>
          <table:table-cell office:value-type="float" office:value="6.32558" calcext:value-type="float">
            <text:p>6.32558</text:p>
          </table:table-cell>
          <table:table-cell office:value-type="float" office:value="0.0277666" calcext:value-type="float">
            <text:p>0.0277666</text:p>
          </table:table-cell>
          <table:table-cell office:value-type="float" office:value="0.0145767" calcext:value-type="float">
            <text:p>0.0145767</text:p>
          </table:table-cell>
          <table:table-cell office:value-type="float" office:value="0.381101" calcext:value-type="float">
            <text:p>0.3811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47" calcext:value-type="float">
            <text:p>22.347</text:p>
          </table:table-cell>
          <table:table-cell office:value-type="float" office:value="0.050526" calcext:value-type="float">
            <text:p>0.050526</text:p>
          </table:table-cell>
          <table:table-cell office:value-type="float" office:value="0.0132955" calcext:value-type="float">
            <text:p>0.0132955</text:p>
          </table:table-cell>
          <table:table-cell office:value-type="float" office:value="0.124543" calcext:value-type="float">
            <text:p>0.124543</text:p>
          </table:table-cell>
          <table:table-cell office:value-type="float" office:value="0.105924" calcext:value-type="float">
            <text:p>0.105924</text:p>
          </table:table-cell>
          <table:table-cell office:value-type="float" office:value="2.97901" calcext:value-type="float">
            <text:p>2.979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72158" calcext:value-type="float">
            <text:p>-2.72158</text:p>
          </table:table-cell>
          <table:table-cell office:value-type="float" office:value="-3.94873" calcext:value-type="float">
            <text:p>-3.94873</text:p>
          </table:table-cell>
          <table:table-cell office:value-type="float" office:value="3.6785" calcext:value-type="float">
            <text:p>3.6785</text:p>
          </table:table-cell>
          <table:table-cell office:value-type="float" office:value="0.0444309" calcext:value-type="float">
            <text:p>0.0444309</text:p>
          </table:table-cell>
          <table:table-cell office:value-type="float" office:value="0.0363006" calcext:value-type="float">
            <text:p>0.0363006</text:p>
          </table:table-cell>
          <table:table-cell office:value-type="float" office:value="3.07608" calcext:value-type="float">
            <text:p>3.076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4.326" calcext:value-type="float">
            <text:p>34.326</text:p>
          </table:table-cell>
          <table:table-cell office:value-type="float" office:value="3.79421" calcext:value-type="float">
            <text:p>3.79421</text:p>
          </table:table-cell>
          <table:table-cell office:value-type="float" office:value="6.26179" calcext:value-type="float">
            <text:p>6.26179</text:p>
          </table:table-cell>
          <table:table-cell office:value-type="float" office:value="-0.00165053" calcext:value-type="float">
            <text:p>-0.00165053</text:p>
          </table:table-cell>
          <table:table-cell office:value-type="float" office:value="-0.0372286" calcext:value-type="float">
            <text:p>-0.0372286</text:p>
          </table:table-cell>
          <table:table-cell office:value-type="float" office:value="3.89983" calcext:value-type="float">
            <text:p>3.899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346" calcext:value-type="float">
            <text:p>22.3346</text:p>
          </table:table-cell>
          <table:table-cell office:value-type="float" office:value="0.0351702" calcext:value-type="float">
            <text:p>0.0351702</text:p>
          </table:table-cell>
          <table:table-cell office:value-type="float" office:value="0.0568209" calcext:value-type="float">
            <text:p>0.0568209</text:p>
          </table:table-cell>
          <table:table-cell office:value-type="float" office:value="0.10095" calcext:value-type="float">
            <text:p>0.10095</text:p>
          </table:table-cell>
          <table:table-cell office:value-type="float" office:value="0.0818402" calcext:value-type="float">
            <text:p>0.0818402</text:p>
          </table:table-cell>
          <table:table-cell office:value-type="float" office:value="4.58285" calcext:value-type="float">
            <text:p>4.582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62289" calcext:value-type="float">
            <text:p>-2.62289</text:p>
          </table:table-cell>
          <table:table-cell office:value-type="float" office:value="-3.95345" calcext:value-type="float">
            <text:p>-3.95345</text:p>
          </table:table-cell>
          <table:table-cell office:value-type="float" office:value="3.56576" calcext:value-type="float">
            <text:p>3.56576</text:p>
          </table:table-cell>
          <table:table-cell office:value-type="float" office:value="0.0408249" calcext:value-type="float">
            <text:p>0.0408249</text:p>
          </table:table-cell>
          <table:table-cell office:value-type="float" office:value="0.0323736" calcext:value-type="float">
            <text:p>0.0323736</text:p>
          </table:table-cell>
          <table:table-cell office:value-type="float" office:value="5.62544" calcext:value-type="float">
            <text:p>5.625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4.5261" calcext:value-type="float">
            <text:p>34.5261</text:p>
          </table:table-cell>
          <table:table-cell office:value-type="float" office:value="3.75011" calcext:value-type="float">
            <text:p>3.75011</text:p>
          </table:table-cell>
          <table:table-cell office:value-type="float" office:value="6.32218" calcext:value-type="float">
            <text:p>6.32218</text:p>
          </table:table-cell>
          <table:table-cell office:value-type="float" office:value="-0.0239522" calcext:value-type="float">
            <text:p>-0.0239522</text:p>
          </table:table-cell>
          <table:table-cell office:value-type="float" office:value="-0.0723372" calcext:value-type="float">
            <text:p>-0.0723372</text:p>
          </table:table-cell>
          <table:table-cell office:value-type="float" office:value="4.59572" calcext:value-type="float">
            <text:p>4.595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231" calcext:value-type="float">
            <text:p>22.3231</text:p>
          </table:table-cell>
          <table:table-cell office:value-type="float" office:value="0.0361371" calcext:value-type="float">
            <text:p>0.0361371</text:p>
          </table:table-cell>
          <table:table-cell office:value-type="float" office:value="-0.0337573" calcext:value-type="float">
            <text:p>-0.0337573</text:p>
          </table:table-cell>
          <table:table-cell office:value-type="float" office:value="0.10708" calcext:value-type="float">
            <text:p>0.10708</text:p>
          </table:table-cell>
          <table:table-cell office:value-type="float" office:value="0.0847588" calcext:value-type="float">
            <text:p>0.0847588</text:p>
          </table:table-cell>
          <table:table-cell office:value-type="float" office:value="1.76334" calcext:value-type="float">
            <text:p>1.763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50698" calcext:value-type="float">
            <text:p>-2.50698</text:p>
          </table:table-cell>
          <table:table-cell office:value-type="float" office:value="-3.95283" calcext:value-type="float">
            <text:p>-3.95283</text:p>
          </table:table-cell>
          <table:table-cell office:value-type="float" office:value="3.62582" calcext:value-type="float">
            <text:p>3.62582</text:p>
          </table:table-cell>
          <table:table-cell office:value-type="float" office:value="0.0429725" calcext:value-type="float">
            <text:p>0.0429725</text:p>
          </table:table-cell>
          <table:table-cell office:value-type="float" office:value="0.0421635" calcext:value-type="float">
            <text:p>0.0421635</text:p>
          </table:table-cell>
          <table:table-cell office:value-type="float" office:value="2.03875" calcext:value-type="float">
            <text:p>2.038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4.7223" calcext:value-type="float">
            <text:p>34.7223</text:p>
          </table:table-cell>
          <table:table-cell office:value-type="float" office:value="3.75368" calcext:value-type="float">
            <text:p>3.75368</text:p>
          </table:table-cell>
          <table:table-cell office:value-type="float" office:value="6.22982" calcext:value-type="float">
            <text:p>6.22982</text:p>
          </table:table-cell>
          <table:table-cell office:value-type="float" office:value="-0.0217105" calcext:value-type="float">
            <text:p>-0.0217105</text:p>
          </table:table-cell>
          <table:table-cell office:value-type="float" office:value="-0.0647409" calcext:value-type="float">
            <text:p>-0.0647409</text:p>
          </table:table-cell>
          <table:table-cell office:value-type="float" office:value="1.75671" calcext:value-type="float">
            <text:p>1.756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366" calcext:value-type="float">
            <text:p>22.3366</text:p>
          </table:table-cell>
          <table:table-cell office:value-type="float" office:value="0.0339336" calcext:value-type="float">
            <text:p>0.0339336</text:p>
          </table:table-cell>
          <table:table-cell office:value-type="float" office:value="0.0477368" calcext:value-type="float">
            <text:p>0.0477368</text:p>
          </table:table-cell>
          <table:table-cell office:value-type="float" office:value="0.103777" calcext:value-type="float">
            <text:p>0.103777</text:p>
          </table:table-cell>
          <table:table-cell office:value-type="float" office:value="0.0796279" calcext:value-type="float">
            <text:p>0.0796279</text:p>
          </table:table-cell>
          <table:table-cell office:value-type="float" office:value="1.08075" calcext:value-type="float">
            <text:p>1.080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36818" calcext:value-type="float">
            <text:p>-2.36818</text:p>
          </table:table-cell>
          <table:table-cell office:value-type="float" office:value="-3.9649" calcext:value-type="float">
            <text:p>-3.9649</text:p>
          </table:table-cell>
          <table:table-cell office:value-type="float" office:value="3.68429" calcext:value-type="float">
            <text:p>3.68429</text:p>
          </table:table-cell>
          <table:table-cell office:value-type="float" office:value="0.0265594" calcext:value-type="float">
            <text:p>0.0265594</text:p>
          </table:table-cell>
          <table:table-cell office:value-type="float" office:value="0.0141163" calcext:value-type="float">
            <text:p>0.0141163</text:p>
          </table:table-cell>
          <table:table-cell office:value-type="float" office:value="0.864979" calcext:value-type="float">
            <text:p>0.8649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4.9455" calcext:value-type="float">
            <text:p>34.9455</text:p>
          </table:table-cell>
          <table:table-cell office:value-type="float" office:value="3.73872" calcext:value-type="float">
            <text:p>3.73872</text:p>
          </table:table-cell>
          <table:table-cell office:value-type="float" office:value="6.31778" calcext:value-type="float">
            <text:p>6.31778</text:p>
          </table:table-cell>
          <table:table-cell office:value-type="float" office:value="-0.0292651" calcext:value-type="float">
            <text:p>-0.0292651</text:p>
          </table:table-cell>
          <table:table-cell office:value-type="float" office:value="-0.0736308" calcext:value-type="float">
            <text:p>-0.0736308</text:p>
          </table:table-cell>
          <table:table-cell office:value-type="float" office:value="1.03408" calcext:value-type="float">
            <text:p>1.034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508" calcext:value-type="float">
            <text:p>22.3508</text:p>
          </table:table-cell>
          <table:table-cell office:value-type="float" office:value="0.0249952" calcext:value-type="float">
            <text:p>0.0249952</text:p>
          </table:table-cell>
          <table:table-cell office:value-type="float" office:value="0.0742524" calcext:value-type="float">
            <text:p>0.0742524</text:p>
          </table:table-cell>
          <table:table-cell office:value-type="float" office:value="0.0866296" calcext:value-type="float">
            <text:p>0.0866296</text:p>
          </table:table-cell>
          <table:table-cell office:value-type="float" office:value="0.0633133" calcext:value-type="float">
            <text:p>0.0633133</text:p>
          </table:table-cell>
          <table:table-cell office:value-type="float" office:value="2.04741" calcext:value-type="float">
            <text:p>2.047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23443" calcext:value-type="float">
            <text:p>-2.23443</text:p>
          </table:table-cell>
          <table:table-cell office:value-type="float" office:value="-3.98042" calcext:value-type="float">
            <text:p>-3.98042</text:p>
          </table:table-cell>
          <table:table-cell office:value-type="float" office:value="3.73766" calcext:value-type="float">
            <text:p>3.73766</text:p>
          </table:table-cell>
          <table:table-cell office:value-type="float" office:value="0.0112291" calcext:value-type="float">
            <text:p>0.0112291</text:p>
          </table:table-cell>
          <table:table-cell office:value-type="float" office:value="-0.00755995" calcext:value-type="float">
            <text:p>-0.00755995</text:p>
          </table:table-cell>
          <table:table-cell office:value-type="float" office:value="1.90144" calcext:value-type="float">
            <text:p>1.901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5.1718" calcext:value-type="float">
            <text:p>35.1718</text:p>
          </table:table-cell>
          <table:table-cell office:value-type="float" office:value="3.70132" calcext:value-type="float">
            <text:p>3.70132</text:p>
          </table:table-cell>
          <table:table-cell office:value-type="float" office:value="6.36038" calcext:value-type="float">
            <text:p>6.36038</text:p>
          </table:table-cell>
          <table:table-cell office:value-type="float" office:value="-0.0479931" calcext:value-type="float">
            <text:p>-0.0479931</text:p>
          </table:table-cell>
          <table:table-cell office:value-type="float" office:value="-0.101255" calcext:value-type="float">
            <text:p>-0.101255</text:p>
          </table:table-cell>
          <table:table-cell office:value-type="float" office:value="1.6003" calcext:value-type="float">
            <text:p>1.60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556" calcext:value-type="float">
            <text:p>22.3556</text:p>
          </table:table-cell>
          <table:table-cell office:value-type="float" office:value="0.0393665" calcext:value-type="float">
            <text:p>0.0393665</text:p>
          </table:table-cell>
          <table:table-cell office:value-type="float" office:value="0.136712" calcext:value-type="float">
            <text:p>0.136712</text:p>
          </table:table-cell>
          <table:table-cell office:value-type="float" office:value="0.117108" calcext:value-type="float">
            <text:p>0.117108</text:p>
          </table:table-cell>
          <table:table-cell office:value-type="float" office:value="0.0861879" calcext:value-type="float">
            <text:p>0.0861879</text:p>
          </table:table-cell>
          <table:table-cell office:value-type="float" office:value="2.85318" calcext:value-type="float">
            <text:p>2.853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2.10546" calcext:value-type="float">
            <text:p>-2.10546</text:p>
          </table:table-cell>
          <table:table-cell office:value-type="float" office:value="-3.97212" calcext:value-type="float">
            <text:p>-3.97212</text:p>
          </table:table-cell>
          <table:table-cell office:value-type="float" office:value="3.68114" calcext:value-type="float">
            <text:p>3.68114</text:p>
          </table:table-cell>
          <table:table-cell office:value-type="float" office:value="0.010019" calcext:value-type="float">
            <text:p>0.010019</text:p>
          </table:table-cell>
          <table:table-cell office:value-type="float" office:value="-0.020285" calcext:value-type="float">
            <text:p>-0.020285</text:p>
          </table:table-cell>
          <table:table-cell office:value-type="float" office:value="2.86686" calcext:value-type="float">
            <text:p>2.866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5.3799" calcext:value-type="float">
            <text:p>35.3799</text:p>
          </table:table-cell>
          <table:table-cell office:value-type="float" office:value="3.75167" calcext:value-type="float">
            <text:p>3.75167</text:p>
          </table:table-cell>
          <table:table-cell office:value-type="float" office:value="6.39819" calcext:value-type="float">
            <text:p>6.39819</text:p>
          </table:table-cell>
          <table:table-cell office:value-type="float" office:value="-0.0197618" calcext:value-type="float">
            <text:p>-0.0197618</text:p>
          </table:table-cell>
          <table:table-cell office:value-type="float" office:value="-0.0476149" calcext:value-type="float">
            <text:p>-0.0476149</text:p>
          </table:table-cell>
          <table:table-cell office:value-type="float" office:value="3.51438" calcext:value-type="float">
            <text:p>3.514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431" calcext:value-type="float">
            <text:p>22.3431</text:p>
          </table:table-cell>
          <table:table-cell office:value-type="float" office:value="0.033923" calcext:value-type="float">
            <text:p>0.033923</text:p>
          </table:table-cell>
          <table:table-cell office:value-type="float" office:value="0.00544585" calcext:value-type="float">
            <text:p>0.00544585</text:p>
          </table:table-cell>
          <table:table-cell office:value-type="float" office:value="0.110561" calcext:value-type="float">
            <text:p>0.110561</text:p>
          </table:table-cell>
          <table:table-cell office:value-type="float" office:value="0.0787576" calcext:value-type="float">
            <text:p>0.0787576</text:p>
          </table:table-cell>
          <table:table-cell office:value-type="float" office:value="0.875573" calcext:value-type="float">
            <text:p>0.8755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99894" calcext:value-type="float">
            <text:p>-1.99894</text:p>
          </table:table-cell>
          <table:table-cell office:value-type="float" office:value="-3.96208" calcext:value-type="float">
            <text:p>-3.96208</text:p>
          </table:table-cell>
          <table:table-cell office:value-type="float" office:value="3.6314" calcext:value-type="float">
            <text:p>3.6314</text:p>
          </table:table-cell>
          <table:table-cell office:value-type="float" office:value="0.0203507" calcext:value-type="float">
            <text:p>0.0203507</text:p>
          </table:table-cell>
          <table:table-cell office:value-type="float" office:value="0.000357231" calcext:value-type="float">
            <text:p>0.000357231</text:p>
          </table:table-cell>
          <table:table-cell office:value-type="float" office:value="0.371869" calcext:value-type="float">
            <text:p>0.3718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5.5774" calcext:value-type="float">
            <text:p>35.5774</text:p>
          </table:table-cell>
          <table:table-cell office:value-type="float" office:value="3.73417" calcext:value-type="float">
            <text:p>3.73417</text:p>
          </table:table-cell>
          <table:table-cell office:value-type="float" office:value="6.27514" calcext:value-type="float">
            <text:p>6.27514</text:p>
          </table:table-cell>
          <table:table-cell office:value-type="float" office:value="-0.0281469" calcext:value-type="float">
            <text:p>-0.0281469</text:p>
          </table:table-cell>
          <table:table-cell office:value-type="float" office:value="-0.0595583" calcext:value-type="float">
            <text:p>-0.0595583</text:p>
          </table:table-cell>
          <table:table-cell office:value-type="float" office:value="0.812352" calcext:value-type="float">
            <text:p>0.8123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407" calcext:value-type="float">
            <text:p>22.3407</text:p>
          </table:table-cell>
          <table:table-cell office:value-type="float" office:value="0.0263841" calcext:value-type="float">
            <text:p>0.0263841</text:p>
          </table:table-cell>
          <table:table-cell office:value-type="float" office:value="-0.155811" calcext:value-type="float">
            <text:p>-0.155811</text:p>
          </table:table-cell>
          <table:table-cell office:value-type="float" office:value="0.0977543" calcext:value-type="float">
            <text:p>0.0977543</text:p>
          </table:table-cell>
          <table:table-cell office:value-type="float" office:value="0.0666809" calcext:value-type="float">
            <text:p>0.0666809</text:p>
          </table:table-cell>
          <table:table-cell office:value-type="float" office:value="1.03228" calcext:value-type="float">
            <text:p>1.0322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85309" calcext:value-type="float">
            <text:p>-1.85309</text:p>
          </table:table-cell>
          <table:table-cell office:value-type="float" office:value="-3.96934" calcext:value-type="float">
            <text:p>-3.96934</text:p>
          </table:table-cell>
          <table:table-cell office:value-type="float" office:value="3.82095" calcext:value-type="float">
            <text:p>3.82095</text:p>
          </table:table-cell>
          <table:table-cell office:value-type="float" office:value="0.0164876" calcext:value-type="float">
            <text:p>0.0164876</text:p>
          </table:table-cell>
          <table:table-cell office:value-type="float" office:value="0.00417543" calcext:value-type="float">
            <text:p>0.00417543</text:p>
          </table:table-cell>
          <table:table-cell office:value-type="float" office:value="1.83261" calcext:value-type="float">
            <text:p>1.832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3.70299" calcext:value-type="float">
            <text:p>3.70299</text:p>
          </table:table-cell>
          <table:table-cell office:value-type="float" office:value="6.12775" calcext:value-type="float">
            <text:p>6.12775</text:p>
          </table:table-cell>
          <table:table-cell office:value-type="float" office:value="-0.0439473" calcext:value-type="float">
            <text:p>-0.0439473</text:p>
          </table:table-cell>
          <table:table-cell office:value-type="float" office:value="-0.0840083" calcext:value-type="float">
            <text:p>-0.0840083</text:p>
          </table:table-cell>
          <table:table-cell office:value-type="float" office:value="0.720197" calcext:value-type="float">
            <text:p>0.7201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445" calcext:value-type="float">
            <text:p>22.3445</text:p>
          </table:table-cell>
          <table:table-cell office:value-type="float" office:value="0.0174955" calcext:value-type="float">
            <text:p>0.0174955</text:p>
          </table:table-cell>
          <table:table-cell office:value-type="float" office:value="-0.166725" calcext:value-type="float">
            <text:p>-0.166725</text:p>
          </table:table-cell>
          <table:table-cell office:value-type="float" office:value="0.0800659" calcext:value-type="float">
            <text:p>0.0800659</text:p>
          </table:table-cell>
          <table:table-cell office:value-type="float" office:value="0.0518674" calcext:value-type="float">
            <text:p>0.0518674</text:p>
          </table:table-cell>
          <table:table-cell office:value-type="float" office:value="3.27878" calcext:value-type="float">
            <text:p>3.278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70282" calcext:value-type="float">
            <text:p>-1.70282</text:p>
          </table:table-cell>
          <table:table-cell office:value-type="float" office:value="-3.9764" calcext:value-type="float">
            <text:p>-3.9764</text:p>
          </table:table-cell>
          <table:table-cell office:value-type="float" office:value="3.9292" calcext:value-type="float">
            <text:p>3.9292</text:p>
          </table:table-cell>
          <table:table-cell office:value-type="float" office:value="0.007016" calcext:value-type="float">
            <text:p>0.007016</text:p>
          </table:table-cell>
          <table:table-cell office:value-type="float" office:value="-0.0119838" calcext:value-type="float">
            <text:p>-0.0119838</text:p>
          </table:table-cell>
          <table:table-cell office:value-type="float" office:value="4.92352" calcext:value-type="float">
            <text:p>4.923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6.0035" calcext:value-type="float">
            <text:p>36.0035</text:p>
          </table:table-cell>
          <table:table-cell office:value-type="float" office:value="3.66429" calcext:value-type="float">
            <text:p>3.66429</text:p>
          </table:table-cell>
          <table:table-cell office:value-type="float" office:value="6.16121" calcext:value-type="float">
            <text:p>6.16121</text:p>
          </table:table-cell>
          <table:table-cell office:value-type="float" office:value="-0.0622873" calcext:value-type="float">
            <text:p>-0.0622873</text:p>
          </table:table-cell>
          <table:table-cell office:value-type="float" office:value="-0.110119" calcext:value-type="float">
            <text:p>-0.110119</text:p>
          </table:table-cell>
          <table:table-cell office:value-type="float" office:value="2.58623" calcext:value-type="float">
            <text:p>2.5862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271" calcext:value-type="float">
            <text:p>22.3271</text:p>
          </table:table-cell>
          <table:table-cell office:value-type="float" office:value="0.0105991" calcext:value-type="float">
            <text:p>0.0105991</text:p>
          </table:table-cell>
          <table:table-cell office:value-type="float" office:value="-0.362759" calcext:value-type="float">
            <text:p>-0.362759</text:p>
          </table:table-cell>
          <table:table-cell office:value-type="float" office:value="0.0696257" calcext:value-type="float">
            <text:p>0.0696257</text:p>
          </table:table-cell>
          <table:table-cell office:value-type="float" office:value="0.0430259" calcext:value-type="float">
            <text:p>0.0430259</text:p>
          </table:table-cell>
          <table:table-cell office:value-type="float" office:value="1.79459" calcext:value-type="float">
            <text:p>1.794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54197" calcext:value-type="float">
            <text:p>-1.54197</text:p>
          </table:table-cell>
          <table:table-cell office:value-type="float" office:value="-3.99388" calcext:value-type="float">
            <text:p>-3.99388</text:p>
          </table:table-cell>
          <table:table-cell office:value-type="float" office:value="4.16132" calcext:value-type="float">
            <text:p>4.16132</text:p>
          </table:table-cell>
          <table:table-cell office:value-type="float" office:value="-0.00022943" calcext:value-type="float">
            <text:p>-0.00022943</text:p>
          </table:table-cell>
          <table:table-cell office:value-type="float" office:value="-0.00747793" calcext:value-type="float">
            <text:p>-0.00747793</text:p>
          </table:table-cell>
          <table:table-cell office:value-type="float" office:value="1.2776" calcext:value-type="float">
            <text:p>1.27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6.1994" calcext:value-type="float">
            <text:p>36.1994</text:p>
          </table:table-cell>
          <table:table-cell office:value-type="float" office:value="3.63965" calcext:value-type="float">
            <text:p>3.63965</text:p>
          </table:table-cell>
          <table:table-cell office:value-type="float" office:value="6.01769" calcext:value-type="float">
            <text:p>6.01769</text:p>
          </table:table-cell>
          <table:table-cell office:value-type="float" office:value="-0.0726653" calcext:value-type="float">
            <text:p>-0.0726653</text:p>
          </table:table-cell>
          <table:table-cell office:value-type="float" office:value="-0.122531" calcext:value-type="float">
            <text:p>-0.122531</text:p>
          </table:table-cell>
          <table:table-cell office:value-type="float" office:value="1.00276" calcext:value-type="float">
            <text:p>1.002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3167" calcext:value-type="float">
            <text:p>22.3167</text:p>
          </table:table-cell>
          <table:table-cell office:value-type="float" office:value="0.0120029" calcext:value-type="float">
            <text:p>0.0120029</text:p>
          </table:table-cell>
          <table:table-cell office:value-type="float" office:value="-0.400382" calcext:value-type="float">
            <text:p>-0.400382</text:p>
          </table:table-cell>
          <table:table-cell office:value-type="float" office:value="0.0753986" calcext:value-type="float">
            <text:p>0.0753986</text:p>
          </table:table-cell>
          <table:table-cell office:value-type="float" office:value="0.0456952" calcext:value-type="float">
            <text:p>0.0456952</text:p>
          </table:table-cell>
          <table:table-cell office:value-type="float" office:value="0.431638" calcext:value-type="float">
            <text:p>0.4316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35927" calcext:value-type="float">
            <text:p>-1.35927</text:p>
          </table:table-cell>
          <table:table-cell office:value-type="float" office:value="-3.99896" calcext:value-type="float">
            <text:p>-3.99896</text:p>
          </table:table-cell>
          <table:table-cell office:value-type="float" office:value="4.38485" calcext:value-type="float">
            <text:p>4.38485</text:p>
          </table:table-cell>
          <table:table-cell office:value-type="float" office:value="-0.00728211" calcext:value-type="float">
            <text:p>-0.00728211</text:p>
          </table:table-cell>
          <table:table-cell office:value-type="float" office:value="-0.0182658" calcext:value-type="float">
            <text:p>-0.0182658</text:p>
          </table:table-cell>
          <table:table-cell office:value-type="float" office:value="1.32146" calcext:value-type="float">
            <text:p>1.321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6.401" calcext:value-type="float">
            <text:p>36.401</text:p>
          </table:table-cell>
          <table:table-cell office:value-type="float" office:value="3.65093" calcext:value-type="float">
            <text:p>3.65093</text:p>
          </table:table-cell>
          <table:table-cell office:value-type="float" office:value="6.02337" calcext:value-type="float">
            <text:p>6.02337</text:p>
          </table:table-cell>
          <table:table-cell office:value-type="float" office:value="-0.0629908" calcext:value-type="float">
            <text:p>-0.0629908</text:p>
          </table:table-cell>
          <table:table-cell office:value-type="float" office:value="-0.0996126" calcext:value-type="float">
            <text:p>-0.0996126</text:p>
          </table:table-cell>
          <table:table-cell office:value-type="float" office:value="0.913104" calcext:value-type="float">
            <text:p>0.9131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2849" calcext:value-type="float">
            <text:p>22.2849</text:p>
          </table:table-cell>
          <table:table-cell office:value-type="float" office:value="0.010715" calcext:value-type="float">
            <text:p>0.010715</text:p>
          </table:table-cell>
          <table:table-cell office:value-type="float" office:value="-0.659016" calcext:value-type="float">
            <text:p>-0.659016</text:p>
          </table:table-cell>
          <table:table-cell office:value-type="float" office:value="0.0781412" calcext:value-type="float">
            <text:p>0.0781412</text:p>
          </table:table-cell>
          <table:table-cell office:value-type="float" office:value="0.0456658" calcext:value-type="float">
            <text:p>0.0456658</text:p>
          </table:table-cell>
          <table:table-cell office:value-type="float" office:value="0.0989561" calcext:value-type="float">
            <text:p>0.09895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19719" calcext:value-type="float">
            <text:p>-1.19719</text:p>
          </table:table-cell>
          <table:table-cell office:value-type="float" office:value="-3.97849" calcext:value-type="float">
            <text:p>-3.97849</text:p>
          </table:table-cell>
          <table:table-cell office:value-type="float" office:value="4.51655" calcext:value-type="float">
            <text:p>4.51655</text:p>
          </table:table-cell>
          <table:table-cell office:value-type="float" office:value="0.0154324" calcext:value-type="float">
            <text:p>0.0154324</text:p>
          </table:table-cell>
          <table:table-cell office:value-type="float" office:value="0.0329049" calcext:value-type="float">
            <text:p>0.0329049</text:p>
          </table:table-cell>
          <table:table-cell office:value-type="float" office:value="0.456796" calcext:value-type="float">
            <text:p>0.4567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6.5836" calcext:value-type="float">
            <text:p>36.5836</text:p>
          </table:table-cell>
          <table:table-cell office:value-type="float" office:value="3.65802" calcext:value-type="float">
            <text:p>3.65802</text:p>
          </table:table-cell>
          <table:table-cell office:value-type="float" office:value="5.81714" calcext:value-type="float">
            <text:p>5.81714</text:p>
          </table:table-cell>
          <table:table-cell office:value-type="float" office:value="-0.0564003" calcext:value-type="float">
            <text:p>-0.0564003</text:p>
          </table:table-cell>
          <table:table-cell office:value-type="float" office:value="-0.084203" calcext:value-type="float">
            <text:p>-0.084203</text:p>
          </table:table-cell>
          <table:table-cell office:value-type="float" office:value="0.472017" calcext:value-type="float">
            <text:p>0.47201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2498" calcext:value-type="float">
            <text:p>22.2498</text:p>
          </table:table-cell>
          <table:table-cell office:value-type="float" office:value="0.00302137" calcext:value-type="float">
            <text:p>0.00302137</text:p>
          </table:table-cell>
          <table:table-cell office:value-type="float" office:value="-0.946169" calcext:value-type="float">
            <text:p>-0.946169</text:p>
          </table:table-cell>
          <table:table-cell office:value-type="float" office:value="0.0700248" calcext:value-type="float">
            <text:p>0.0700248</text:p>
          </table:table-cell>
          <table:table-cell office:value-type="float" office:value="0.0405996" calcext:value-type="float">
            <text:p>0.0405996</text:p>
          </table:table-cell>
          <table:table-cell office:value-type="float" office:value="1.08373" calcext:value-type="float">
            <text:p>1.083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1.04847" calcext:value-type="float">
            <text:p>-1.04847</text:p>
          </table:table-cell>
          <table:table-cell office:value-type="float" office:value="-3.97153" calcext:value-type="float">
            <text:p>-3.97153</text:p>
          </table:table-cell>
          <table:table-cell office:value-type="float" office:value="4.60672" calcext:value-type="float">
            <text:p>4.60672</text:p>
          </table:table-cell>
          <table:table-cell office:value-type="float" office:value="0.0365852" calcext:value-type="float">
            <text:p>0.0365852</text:p>
          </table:table-cell>
          <table:table-cell office:value-type="float" office:value="0.0923453" calcext:value-type="float">
            <text:p>0.0923453</text:p>
          </table:table-cell>
          <table:table-cell office:value-type="float" office:value="1.19749" calcext:value-type="float">
            <text:p>1.197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6.7683" calcext:value-type="float">
            <text:p>36.7683</text:p>
          </table:table-cell>
          <table:table-cell office:value-type="float" office:value="3.63093" calcext:value-type="float">
            <text:p>3.63093</text:p>
          </table:table-cell>
          <table:table-cell office:value-type="float" office:value="5.60416" calcext:value-type="float">
            <text:p>5.60416</text:p>
          </table:table-cell>
          <table:table-cell office:value-type="float" office:value="-0.0686007" calcext:value-type="float">
            <text:p>-0.0686007</text:p>
          </table:table-cell>
          <table:table-cell office:value-type="float" office:value="-0.101254" calcext:value-type="float">
            <text:p>-0.101254</text:p>
          </table:table-cell>
          <table:table-cell office:value-type="float" office:value="0.352867" calcext:value-type="float">
            <text:p>0.3528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225" calcext:value-type="float">
            <text:p>22.225</text:p>
          </table:table-cell>
          <table:table-cell office:value-type="float" office:value="0.00701259" calcext:value-type="float">
            <text:p>0.00701259</text:p>
          </table:table-cell>
          <table:table-cell office:value-type="float" office:value="-0.834519" calcext:value-type="float">
            <text:p>-0.834519</text:p>
          </table:table-cell>
          <table:table-cell office:value-type="float" office:value="0.0752337" calcext:value-type="float">
            <text:p>0.0752337</text:p>
          </table:table-cell>
          <table:table-cell office:value-type="float" office:value="0.0382774" calcext:value-type="float">
            <text:p>0.0382774</text:p>
          </table:table-cell>
          <table:table-cell office:value-type="float" office:value="2.615" calcext:value-type="float">
            <text:p>2.6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905832" calcext:value-type="float">
            <text:p>-0.905832</text:p>
          </table:table-cell>
          <table:table-cell office:value-type="float" office:value="-3.9659" calcext:value-type="float">
            <text:p>-3.9659</text:p>
          </table:table-cell>
          <table:table-cell office:value-type="float" office:value="4.52023" calcext:value-type="float">
            <text:p>4.52023</text:p>
          </table:table-cell>
          <table:table-cell office:value-type="float" office:value="0.0354892" calcext:value-type="float">
            <text:p>0.0354892</text:p>
          </table:table-cell>
          <table:table-cell office:value-type="float" office:value="0.0777436" calcext:value-type="float">
            <text:p>0.0777436</text:p>
          </table:table-cell>
          <table:table-cell office:value-type="float" office:value="1.6827" calcext:value-type="float">
            <text:p>1.68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6.9591" calcext:value-type="float">
            <text:p>36.9591</text:p>
          </table:table-cell>
          <table:table-cell office:value-type="float" office:value="3.67504" calcext:value-type="float">
            <text:p>3.67504</text:p>
          </table:table-cell>
          <table:table-cell office:value-type="float" office:value="5.75743" calcext:value-type="float">
            <text:p>5.75743</text:p>
          </table:table-cell>
          <table:table-cell office:value-type="float" office:value="-0.0410417" calcext:value-type="float">
            <text:p>-0.0410417</text:p>
          </table:table-cell>
          <table:table-cell office:value-type="float" office:value="-0.0497254" calcext:value-type="float">
            <text:p>-0.0497254</text:p>
          </table:table-cell>
          <table:table-cell office:value-type="float" office:value="3.9999" calcext:value-type="float">
            <text:p>3.99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2028" calcext:value-type="float">
            <text:p>22.2028</text:p>
          </table:table-cell>
          <table:table-cell office:value-type="float" office:value="0.00731296" calcext:value-type="float">
            <text:p>0.00731296</text:p>
          </table:table-cell>
          <table:table-cell office:value-type="float" office:value="-0.758823" calcext:value-type="float">
            <text:p>-0.758823</text:p>
          </table:table-cell>
          <table:table-cell office:value-type="float" office:value="0.0753778" calcext:value-type="float">
            <text:p>0.0753778</text:p>
          </table:table-cell>
          <table:table-cell office:value-type="float" office:value="0.0350321" calcext:value-type="float">
            <text:p>0.0350321</text:p>
          </table:table-cell>
          <table:table-cell office:value-type="float" office:value="1.11322" calcext:value-type="float">
            <text:p>1.113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727682" calcext:value-type="float">
            <text:p>-0.727682</text:p>
          </table:table-cell>
          <table:table-cell office:value-type="float" office:value="-3.96139" calcext:value-type="float">
            <text:p>-3.96139</text:p>
          </table:table-cell>
          <table:table-cell office:value-type="float" office:value="4.62211" calcext:value-type="float">
            <text:p>4.62211</text:p>
          </table:table-cell>
          <table:table-cell office:value-type="float" office:value="0.0279919" calcext:value-type="float">
            <text:p>0.0279919</text:p>
          </table:table-cell>
          <table:table-cell office:value-type="float" office:value="0.0480515" calcext:value-type="float">
            <text:p>0.0480515</text:p>
          </table:table-cell>
          <table:table-cell office:value-type="float" office:value="1.64312" calcext:value-type="float">
            <text:p>1.643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7.1576" calcext:value-type="float">
            <text:p>37.1576</text:p>
          </table:table-cell>
          <table:table-cell office:value-type="float" office:value="3.68779" calcext:value-type="float">
            <text:p>3.68779</text:p>
          </table:table-cell>
          <table:table-cell office:value-type="float" office:value="5.89333" calcext:value-type="float">
            <text:p>5.89333</text:p>
          </table:table-cell>
          <table:table-cell office:value-type="float" office:value="-0.0311813" calcext:value-type="float">
            <text:p>-0.0311813</text:p>
          </table:table-cell>
          <table:table-cell office:value-type="float" office:value="-0.0302482" calcext:value-type="float">
            <text:p>-0.0302482</text:p>
          </table:table-cell>
          <table:table-cell office:value-type="float" office:value="1.35505" calcext:value-type="float">
            <text:p>1.3550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1823" calcext:value-type="float">
            <text:p>22.1823</text:p>
          </table:table-cell>
          <table:table-cell office:value-type="float" office:value="0.0102402" calcext:value-type="float">
            <text:p>0.0102402</text:p>
          </table:table-cell>
          <table:table-cell office:value-type="float" office:value="-0.750251" calcext:value-type="float">
            <text:p>-0.750251</text:p>
          </table:table-cell>
          <table:table-cell office:value-type="float" office:value="0.0682924" calcext:value-type="float">
            <text:p>0.0682924</text:p>
          </table:table-cell>
          <table:table-cell office:value-type="float" office:value="0.0227062" calcext:value-type="float">
            <text:p>0.0227062</text:p>
          </table:table-cell>
          <table:table-cell office:value-type="float" office:value="1.8337" calcext:value-type="float">
            <text:p>1.83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564043" calcext:value-type="float">
            <text:p>-0.564043</text:p>
          </table:table-cell>
          <table:table-cell office:value-type="float" office:value="-3.95613" calcext:value-type="float">
            <text:p>-3.95613</text:p>
          </table:table-cell>
          <table:table-cell office:value-type="float" office:value="4.64575" calcext:value-type="float">
            <text:p>4.64575</text:p>
          </table:table-cell>
          <table:table-cell office:value-type="float" office:value="0.0228666" calcext:value-type="float">
            <text:p>0.0228666</text:p>
          </table:table-cell>
          <table:table-cell office:value-type="float" office:value="0.0255079" calcext:value-type="float">
            <text:p>0.0255079</text:p>
          </table:table-cell>
          <table:table-cell office:value-type="float" office:value="1.695" calcext:value-type="float">
            <text:p>1.6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7.3586" calcext:value-type="float">
            <text:p>37.3586</text:p>
          </table:table-cell>
          <table:table-cell office:value-type="float" office:value="3.71809" calcext:value-type="float">
            <text:p>3.71809</text:p>
          </table:table-cell>
          <table:table-cell office:value-type="float" office:value="5.95586" calcext:value-type="float">
            <text:p>5.95586</text:p>
          </table:table-cell>
          <table:table-cell office:value-type="float" office:value="-0.0124379" calcext:value-type="float">
            <text:p>-0.0124379</text:p>
          </table:table-cell>
          <table:table-cell office:value-type="float" office:value="0.00232316" calcext:value-type="float">
            <text:p>0.00232316</text:p>
          </table:table-cell>
          <table:table-cell office:value-type="float" office:value="1.93933" calcext:value-type="float">
            <text:p>1.939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1412" calcext:value-type="float">
            <text:p>22.1412</text:p>
          </table:table-cell>
          <table:table-cell office:value-type="float" office:value="-0.00147649" calcext:value-type="float">
            <text:p>-0.00147649</text:p>
          </table:table-cell>
          <table:table-cell office:value-type="float" office:value="-0.856771" calcext:value-type="float">
            <text:p>-0.856771</text:p>
          </table:table-cell>
          <table:table-cell office:value-type="float" office:value="0.0924617" calcext:value-type="float">
            <text:p>0.0924617</text:p>
          </table:table-cell>
          <table:table-cell office:value-type="float" office:value="0.052003" calcext:value-type="float">
            <text:p>0.052003</text:p>
          </table:table-cell>
          <table:table-cell office:value-type="float" office:value="3.64796" calcext:value-type="float">
            <text:p>3.647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397755" calcext:value-type="float">
            <text:p>-0.397755</text:p>
          </table:table-cell>
          <table:table-cell office:value-type="float" office:value="-3.96864" calcext:value-type="float">
            <text:p>-3.96864</text:p>
          </table:table-cell>
          <table:table-cell office:value-type="float" office:value="4.71151" calcext:value-type="float">
            <text:p>4.71151</text:p>
          </table:table-cell>
          <table:table-cell office:value-type="float" office:value="0.0129379" calcext:value-type="float">
            <text:p>0.0129379</text:p>
          </table:table-cell>
          <table:table-cell office:value-type="float" office:value="0.00757519" calcext:value-type="float">
            <text:p>0.00757519</text:p>
          </table:table-cell>
          <table:table-cell office:value-type="float" office:value="4.29723" calcext:value-type="float">
            <text:p>4.2972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7.5486" calcext:value-type="float">
            <text:p>37.5486</text:p>
          </table:table-cell>
          <table:table-cell office:value-type="float" office:value="3.66075" calcext:value-type="float">
            <text:p>3.66075</text:p>
          </table:table-cell>
          <table:table-cell office:value-type="float" office:value="5.9405" calcext:value-type="float">
            <text:p>5.9405</text:p>
          </table:table-cell>
          <table:table-cell office:value-type="float" office:value="-0.0418655" calcext:value-type="float">
            <text:p>-0.0418655</text:p>
          </table:table-cell>
          <table:table-cell office:value-type="float" office:value="-0.045965" calcext:value-type="float">
            <text:p>-0.045965</text:p>
          </table:table-cell>
          <table:table-cell office:value-type="float" office:value="3.29852" calcext:value-type="float">
            <text:p>3.298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1209" calcext:value-type="float">
            <text:p>22.1209</text:p>
          </table:table-cell>
          <table:table-cell office:value-type="float" office:value="-0.00254068" calcext:value-type="float">
            <text:p>-0.00254068</text:p>
          </table:table-cell>
          <table:table-cell office:value-type="float" office:value="-1.00619" calcext:value-type="float">
            <text:p>-1.00619</text:p>
          </table:table-cell>
          <table:table-cell office:value-type="float" office:value="0.0883661" calcext:value-type="float">
            <text:p>0.0883661</text:p>
          </table:table-cell>
          <table:table-cell office:value-type="float" office:value="0.0460118" calcext:value-type="float">
            <text:p>0.0460118</text:p>
          </table:table-cell>
          <table:table-cell office:value-type="float" office:value="2.65287" calcext:value-type="float">
            <text:p>2.652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202576" calcext:value-type="float">
            <text:p>-0.202576</text:p>
          </table:table-cell>
          <table:table-cell office:value-type="float" office:value="-3.96634" calcext:value-type="float">
            <text:p>-3.96634</text:p>
          </table:table-cell>
          <table:table-cell office:value-type="float" office:value="4.91047" calcext:value-type="float">
            <text:p>4.91047</text:p>
          </table:table-cell>
          <table:table-cell office:value-type="float" office:value="0.0159027" calcext:value-type="float">
            <text:p>0.0159027</text:p>
          </table:table-cell>
          <table:table-cell office:value-type="float" office:value="0.0191407" calcext:value-type="float">
            <text:p>0.0191407</text:p>
          </table:table-cell>
          <table:table-cell office:value-type="float" office:value="4.23388" calcext:value-type="float">
            <text:p>4.233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7.7564" calcext:value-type="float">
            <text:p>37.7564</text:p>
          </table:table-cell>
          <table:table-cell office:value-type="float" office:value="3.66475" calcext:value-type="float">
            <text:p>3.66475</text:p>
          </table:table-cell>
          <table:table-cell office:value-type="float" office:value="5.85497" calcext:value-type="float">
            <text:p>5.85497</text:p>
          </table:table-cell>
          <table:table-cell office:value-type="float" office:value="-0.0372181" calcext:value-type="float">
            <text:p>-0.0372181</text:p>
          </table:table-cell>
          <table:table-cell office:value-type="float" office:value="-0.0367558" calcext:value-type="float">
            <text:p>-0.0367558</text:p>
          </table:table-cell>
          <table:table-cell office:value-type="float" office:value="2.72074" calcext:value-type="float">
            <text:p>2.720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0792" calcext:value-type="float">
            <text:p>22.0792</text:p>
          </table:table-cell>
          <table:table-cell office:value-type="float" office:value="0.000324462" calcext:value-type="float">
            <text:p>0.000324462</text:p>
          </table:table-cell>
          <table:table-cell office:value-type="float" office:value="-1.34939" calcext:value-type="float">
            <text:p>-1.34939</text:p>
          </table:table-cell>
          <table:table-cell office:value-type="float" office:value="0.0634618" calcext:value-type="float">
            <text:p>0.0634618</text:p>
          </table:table-cell>
          <table:table-cell office:value-type="float" office:value="0.0186823" calcext:value-type="float">
            <text:p>0.0186823</text:p>
          </table:table-cell>
          <table:table-cell office:value-type="float" office:value="2.65836" calcext:value-type="float">
            <text:p>2.658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-0.0192308" calcext:value-type="float">
            <text:p>-0.0192308</text:p>
          </table:table-cell>
          <table:table-cell office:value-type="float" office:value="-3.9399" calcext:value-type="float">
            <text:p>-3.9399</text:p>
          </table:table-cell>
          <table:table-cell office:value-type="float" office:value="4.99295" calcext:value-type="float">
            <text:p>4.99295</text:p>
          </table:table-cell>
          <table:table-cell office:value-type="float" office:value="0.0414864" calcext:value-type="float">
            <text:p>0.0414864</text:p>
          </table:table-cell>
          <table:table-cell office:value-type="float" office:value="0.0804718" calcext:value-type="float">
            <text:p>0.0804718</text:p>
          </table:table-cell>
          <table:table-cell office:value-type="float" office:value="3.32175" calcext:value-type="float">
            <text:p>3.321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7.9428" calcext:value-type="float">
            <text:p>37.9428</text:p>
          </table:table-cell>
          <table:table-cell office:value-type="float" office:value="3.69173" calcext:value-type="float">
            <text:p>3.69173</text:p>
          </table:table-cell>
          <table:table-cell office:value-type="float" office:value="5.5657" calcext:value-type="float">
            <text:p>5.5657</text:p>
          </table:table-cell>
          <table:table-cell office:value-type="float" office:value="-0.0205265" calcext:value-type="float">
            <text:p>-0.0205265</text:p>
          </table:table-cell>
          <table:table-cell office:value-type="float" office:value="-0.00875106" calcext:value-type="float">
            <text:p>-0.00875106</text:p>
          </table:table-cell>
          <table:table-cell office:value-type="float" office:value="2.86233" calcext:value-type="float">
            <text:p>2.862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2.0228" calcext:value-type="float">
            <text:p>22.0228</text:p>
          </table:table-cell>
          <table:table-cell office:value-type="float" office:value="-0.0184731" calcext:value-type="float">
            <text:p>-0.0184731</text:p>
          </table:table-cell>
          <table:table-cell office:value-type="float" office:value="-1.26429" calcext:value-type="float">
            <text:p>-1.26429</text:p>
          </table:table-cell>
          <table:table-cell office:value-type="float" office:value="0.125931" calcext:value-type="float">
            <text:p>0.125931</text:p>
          </table:table-cell>
          <table:table-cell office:value-type="float" office:value="0.0779524" calcext:value-type="float">
            <text:p>0.0779524</text:p>
          </table:table-cell>
          <table:table-cell office:value-type="float" office:value="3.88288" calcext:value-type="float">
            <text:p>3.882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126529" calcext:value-type="float">
            <text:p>0.126529</text:p>
          </table:table-cell>
          <table:table-cell office:value-type="float" office:value="-3.95663" calcext:value-type="float">
            <text:p>-3.95663</text:p>
          </table:table-cell>
          <table:table-cell office:value-type="float" office:value="4.90538" calcext:value-type="float">
            <text:p>4.90538</text:p>
          </table:table-cell>
          <table:table-cell office:value-type="float" office:value="0.0232522" calcext:value-type="float">
            <text:p>0.0232522</text:p>
          </table:table-cell>
          <table:table-cell office:value-type="float" office:value="0.0320349" calcext:value-type="float">
            <text:p>0.0320349</text:p>
          </table:table-cell>
          <table:table-cell office:value-type="float" office:value="4.30434" calcext:value-type="float">
            <text:p>4.304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8.123" calcext:value-type="float">
            <text:p>38.123</text:p>
          </table:table-cell>
          <table:table-cell office:value-type="float" office:value="3.64809" calcext:value-type="float">
            <text:p>3.64809</text:p>
          </table:table-cell>
          <table:table-cell office:value-type="float" office:value="5.74304" calcext:value-type="float">
            <text:p>5.74304</text:p>
          </table:table-cell>
          <table:table-cell office:value-type="float" office:value="-0.0416576" calcext:value-type="float">
            <text:p>-0.0416576</text:p>
          </table:table-cell>
          <table:table-cell office:value-type="float" office:value="-0.0412335" calcext:value-type="float">
            <text:p>-0.0412335</text:p>
          </table:table-cell>
          <table:table-cell office:value-type="float" office:value="3.70357" calcext:value-type="float">
            <text:p>3.703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9682" calcext:value-type="float">
            <text:p>21.9682</text:p>
          </table:table-cell>
          <table:table-cell office:value-type="float" office:value="-0.0210702" calcext:value-type="float">
            <text:p>-0.0210702</text:p>
          </table:table-cell>
          <table:table-cell office:value-type="float" office:value="-1.50438" calcext:value-type="float">
            <text:p>-1.50438</text:p>
          </table:table-cell>
          <table:table-cell office:value-type="float" office:value="0.111476" calcext:value-type="float">
            <text:p>0.111476</text:p>
          </table:table-cell>
          <table:table-cell office:value-type="float" office:value="0.0622468" calcext:value-type="float">
            <text:p>0.0622468</text:p>
          </table:table-cell>
          <table:table-cell office:value-type="float" office:value="0.26268" calcext:value-type="float">
            <text:p>0.262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289897" calcext:value-type="float">
            <text:p>0.289897</text:p>
          </table:table-cell>
          <table:table-cell office:value-type="float" office:value="-3.94844" calcext:value-type="float">
            <text:p>-3.94844</text:p>
          </table:table-cell>
          <table:table-cell office:value-type="float" office:value="4.88955" calcext:value-type="float">
            <text:p>4.88955</text:p>
          </table:table-cell>
          <table:table-cell office:value-type="float" office:value="0.0317425" calcext:value-type="float">
            <text:p>0.0317425</text:p>
          </table:table-cell>
          <table:table-cell office:value-type="float" office:value="0.0534067" calcext:value-type="float">
            <text:p>0.0534067</text:p>
          </table:table-cell>
          <table:table-cell office:value-type="float" office:value="0.100344" calcext:value-type="float">
            <text:p>0.1003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8.3026" calcext:value-type="float">
            <text:p>38.3026</text:p>
          </table:table-cell>
          <table:table-cell office:value-type="float" office:value="3.65537" calcext:value-type="float">
            <text:p>3.65537</text:p>
          </table:table-cell>
          <table:table-cell office:value-type="float" office:value="5.5646" calcext:value-type="float">
            <text:p>5.5646</text:p>
          </table:table-cell>
          <table:table-cell office:value-type="float" office:value="-0.0351067" calcext:value-type="float">
            <text:p>-0.0351067</text:p>
          </table:table-cell>
          <table:table-cell office:value-type="float" office:value="-0.0292256" calcext:value-type="float">
            <text:p>-0.0292256</text:p>
          </table:table-cell>
          <table:table-cell office:value-type="float" office:value="0.442036" calcext:value-type="float">
            <text:p>0.4420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934" calcext:value-type="float">
            <text:p>21.934</text:p>
          </table:table-cell>
          <table:table-cell office:value-type="float" office:value="-0.0392205" calcext:value-type="float">
            <text:p>-0.0392205</text:p>
          </table:table-cell>
          <table:table-cell office:value-type="float" office:value="-1.54386" calcext:value-type="float">
            <text:p>-1.54386</text:p>
          </table:table-cell>
          <table:table-cell office:value-type="float" office:value="0.158008" calcext:value-type="float">
            <text:p>0.158008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2.85018" calcext:value-type="float">
            <text:p>2.850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510207" calcext:value-type="float">
            <text:p>0.510207</text:p>
          </table:table-cell>
          <table:table-cell office:value-type="float" office:value="-3.96016" calcext:value-type="float">
            <text:p>-3.96016</text:p>
          </table:table-cell>
          <table:table-cell office:value-type="float" office:value="5.19857" calcext:value-type="float">
            <text:p>5.19857</text:p>
          </table:table-cell>
          <table:table-cell office:value-type="float" office:value="0.027956" calcext:value-type="float">
            <text:p>0.027956</text:p>
          </table:table-cell>
          <table:table-cell office:value-type="float" office:value="0.0523989" calcext:value-type="float">
            <text:p>0.0523989</text:p>
          </table:table-cell>
          <table:table-cell office:value-type="float" office:value="6.18995" calcext:value-type="float">
            <text:p>6.189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8.5081" calcext:value-type="float">
            <text:p>38.5081</text:p>
          </table:table-cell>
          <table:table-cell office:value-type="float" office:value="3.62152" calcext:value-type="float">
            <text:p>3.62152</text:p>
          </table:table-cell>
          <table:table-cell office:value-type="float" office:value="5.61321" calcext:value-type="float">
            <text:p>5.61321</text:p>
          </table:table-cell>
          <table:table-cell office:value-type="float" office:value="-0.0512328" calcext:value-type="float">
            <text:p>-0.0512328</text:p>
          </table:table-cell>
          <table:table-cell office:value-type="float" office:value="-0.0540871" calcext:value-type="float">
            <text:p>-0.0540871</text:p>
          </table:table-cell>
          <table:table-cell office:value-type="float" office:value="2.40993" calcext:value-type="float">
            <text:p>2.4099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8483" calcext:value-type="float">
            <text:p>21.8483</text:p>
          </table:table-cell>
          <table:table-cell office:value-type="float" office:value="-0.0546096" calcext:value-type="float">
            <text:p>-0.0546096</text:p>
          </table:table-cell>
          <table:table-cell office:value-type="float" office:value="-1.95374" calcext:value-type="float">
            <text:p>-1.95374</text:p>
          </table:table-cell>
          <table:table-cell office:value-type="float" office:value="0.167362" calcext:value-type="float">
            <text:p>0.167362</text:p>
          </table:table-cell>
          <table:table-cell office:value-type="float" office:value="0.106772" calcext:value-type="float">
            <text:p>0.106772</text:p>
          </table:table-cell>
          <table:table-cell office:value-type="float" office:value="1.86711" calcext:value-type="float">
            <text:p>1.867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645634" calcext:value-type="float">
            <text:p>0.645634</text:p>
          </table:table-cell>
          <table:table-cell office:value-type="float" office:value="-3.94979" calcext:value-type="float">
            <text:p>-3.94979</text:p>
          </table:table-cell>
          <table:table-cell office:value-type="float" office:value="4.93446" calcext:value-type="float">
            <text:p>4.93446</text:p>
          </table:table-cell>
          <table:table-cell office:value-type="float" office:value="0.0423048" calcext:value-type="float">
            <text:p>0.0423048</text:p>
          </table:table-cell>
          <table:table-cell office:value-type="float" office:value="0.0910921" calcext:value-type="float">
            <text:p>0.0910921</text:p>
          </table:table-cell>
          <table:table-cell office:value-type="float" office:value="1.58419" calcext:value-type="float">
            <text:p>1.584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8.663" calcext:value-type="float">
            <text:p>38.663</text:p>
          </table:table-cell>
          <table:table-cell office:value-type="float" office:value="3.60437" calcext:value-type="float">
            <text:p>3.60437</text:p>
          </table:table-cell>
          <table:table-cell office:value-type="float" office:value="5.27912" calcext:value-type="float">
            <text:p>5.27912</text:p>
          </table:table-cell>
          <table:table-cell office:value-type="float" office:value="-0.0581798" calcext:value-type="float">
            <text:p>-0.0581798</text:p>
          </table:table-cell>
          <table:table-cell office:value-type="float" office:value="-0.0640959" calcext:value-type="float">
            <text:p>-0.0640959</text:p>
          </table:table-cell>
          <table:table-cell office:value-type="float" office:value="1.95295" calcext:value-type="float">
            <text:p>1.952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8089" calcext:value-type="float">
            <text:p>21.8089</text:p>
          </table:table-cell>
          <table:table-cell office:value-type="float" office:value="-0.0234167" calcext:value-type="float">
            <text:p>-0.0234167</text:p>
          </table:table-cell>
          <table:table-cell office:value-type="float" office:value="-1.62954" calcext:value-type="float">
            <text:p>-1.62954</text:p>
          </table:table-cell>
          <table:table-cell office:value-type="float" office:value="0.0630825" calcext:value-type="float">
            <text:p>0.0630825</text:p>
          </table:table-cell>
          <table:table-cell office:value-type="float" office:value="0.0175176" calcext:value-type="float">
            <text:p>0.0175176</text:p>
          </table:table-cell>
          <table:table-cell office:value-type="float" office:value="3.54218" calcext:value-type="float">
            <text:p>3.542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0.900237" calcext:value-type="float">
            <text:p>0.900237</text:p>
          </table:table-cell>
          <table:table-cell office:value-type="float" office:value="-3.93841" calcext:value-type="float">
            <text:p>-3.93841</text:p>
          </table:table-cell>
          <table:table-cell office:value-type="float" office:value="5.49448" calcext:value-type="float">
            <text:p>5.49448</text:p>
          </table:table-cell>
          <table:table-cell office:value-type="float" office:value="0.037438" calcext:value-type="float">
            <text:p>0.037438</text:p>
          </table:table-cell>
          <table:table-cell office:value-type="float" office:value="0.0587249" calcext:value-type="float">
            <text:p>0.0587249</text:p>
          </table:table-cell>
          <table:table-cell office:value-type="float" office:value="3.32283" calcext:value-type="float">
            <text:p>3.322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8.8619" calcext:value-type="float">
            <text:p>38.8619</text:p>
          </table:table-cell>
          <table:table-cell office:value-type="float" office:value="3.64368" calcext:value-type="float">
            <text:p>3.64368</text:p>
          </table:table-cell>
          <table:table-cell office:value-type="float" office:value="5.62967" calcext:value-type="float">
            <text:p>5.62967</text:p>
          </table:table-cell>
          <table:table-cell office:value-type="float" office:value="-0.0318766" calcext:value-type="float">
            <text:p>-0.0318766</text:p>
          </table:table-cell>
          <table:table-cell office:value-type="float" office:value="-0.0171697" calcext:value-type="float">
            <text:p>-0.0171697</text:p>
          </table:table-cell>
          <table:table-cell office:value-type="float" office:value="3.87202" calcext:value-type="float">
            <text:p>3.872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755" calcext:value-type="float">
            <text:p>21.755</text:p>
          </table:table-cell>
          <table:table-cell office:value-type="float" office:value="-0.0511824" calcext:value-type="float">
            <text:p>-0.0511824</text:p>
          </table:table-cell>
          <table:table-cell office:value-type="float" office:value="-1.75722" calcext:value-type="float">
            <text:p>-1.75722</text:p>
          </table:table-cell>
          <table:table-cell office:value-type="float" office:value="0.122869" calcext:value-type="float">
            <text:p>0.122869</text:p>
          </table:table-cell>
          <table:table-cell office:value-type="float" office:value="0.0653549" calcext:value-type="float">
            <text:p>0.0653549</text:p>
          </table:table-cell>
          <table:table-cell office:value-type="float" office:value="2.59313" calcext:value-type="float">
            <text:p>2.5931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12865" calcext:value-type="float">
            <text:p>1.12865</text:p>
          </table:table-cell>
          <table:table-cell office:value-type="float" office:value="-3.93474" calcext:value-type="float">
            <text:p>-3.93474</text:p>
          </table:table-cell>
          <table:table-cell office:value-type="float" office:value="5.71841" calcext:value-type="float">
            <text:p>5.71841</text:p>
          </table:table-cell>
          <table:table-cell office:value-type="float" office:value="0.0430759" calcext:value-type="float">
            <text:p>0.0430759</text:p>
          </table:table-cell>
          <table:table-cell office:value-type="float" office:value="0.074296" calcext:value-type="float">
            <text:p>0.074296</text:p>
          </table:table-cell>
          <table:table-cell office:value-type="float" office:value="5.1871" calcext:value-type="float">
            <text:p>5.18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9.0541" calcext:value-type="float">
            <text:p>39.0541</text:p>
          </table:table-cell>
          <table:table-cell office:value-type="float" office:value="3.60746" calcext:value-type="float">
            <text:p>3.60746</text:p>
          </table:table-cell>
          <table:table-cell office:value-type="float" office:value="5.59381" calcext:value-type="float">
            <text:p>5.59381</text:p>
          </table:table-cell>
          <table:table-cell office:value-type="float" office:value="-0.0495692" calcext:value-type="float">
            <text:p>-0.0495692</text:p>
          </table:table-cell>
          <table:table-cell office:value-type="float" office:value="-0.0452413" calcext:value-type="float">
            <text:p>-0.0452413</text:p>
          </table:table-cell>
          <table:table-cell office:value-type="float" office:value="2.12016" calcext:value-type="float">
            <text:p>2.1201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7039" calcext:value-type="float">
            <text:p>21.7039</text:p>
          </table:table-cell>
          <table:table-cell office:value-type="float" office:value="-0.0846067" calcext:value-type="float">
            <text:p>-0.0846067</text:p>
          </table:table-cell>
          <table:table-cell office:value-type="float" office:value="-1.67075" calcext:value-type="float">
            <text:p>-1.67075</text:p>
          </table:table-cell>
          <table:table-cell office:value-type="float" office:value="0.186353" calcext:value-type="float">
            <text:p>0.186353</text:p>
          </table:table-cell>
          <table:table-cell office:value-type="float" office:value="0.11434" calcext:value-type="float">
            <text:p>0.11434</text:p>
          </table:table-cell>
          <table:table-cell office:value-type="float" office:value="0.606696" calcext:value-type="float">
            <text:p>0.6066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32671" calcext:value-type="float">
            <text:p>1.32671</text:p>
          </table:table-cell>
          <table:table-cell office:value-type="float" office:value="-3.95119" calcext:value-type="float">
            <text:p>-3.95119</text:p>
          </table:table-cell>
          <table:table-cell office:value-type="float" office:value="5.84011" calcext:value-type="float">
            <text:p>5.84011</text:p>
          </table:table-cell>
          <table:table-cell office:value-type="float" office:value="0.0271287" calcext:value-type="float">
            <text:p>0.0271287</text:p>
          </table:table-cell>
          <table:table-cell office:value-type="float" office:value="0.0322007" calcext:value-type="float">
            <text:p>0.0322007</text:p>
          </table:table-cell>
          <table:table-cell office:value-type="float" office:value="2.7444" calcext:value-type="float">
            <text:p>2.74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9.2511" calcext:value-type="float">
            <text:p>39.2511</text:p>
          </table:table-cell>
          <table:table-cell office:value-type="float" office:value="3.57874" calcext:value-type="float">
            <text:p>3.57874</text:p>
          </table:table-cell>
          <table:table-cell office:value-type="float" office:value="5.77206" calcext:value-type="float">
            <text:p>5.77206</text:p>
          </table:table-cell>
          <table:table-cell office:value-type="float" office:value="-0.0610975" calcext:value-type="float">
            <text:p>-0.0610975</text:p>
          </table:table-cell>
          <table:table-cell office:value-type="float" office:value="-0.0601545" calcext:value-type="float">
            <text:p>-0.0601545</text:p>
          </table:table-cell>
          <table:table-cell office:value-type="float" office:value="0.345578" calcext:value-type="float">
            <text:p>0.3455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6603" calcext:value-type="float">
            <text:p>21.6603</text:p>
          </table:table-cell>
          <table:table-cell office:value-type="float" office:value="-0.0607376" calcext:value-type="float">
            <text:p>-0.0607376</text:p>
          </table:table-cell>
          <table:table-cell office:value-type="float" office:value="-1.43261" calcext:value-type="float">
            <text:p>-1.43261</text:p>
          </table:table-cell>
          <table:table-cell office:value-type="float" office:value="0.121964" calcext:value-type="float">
            <text:p>0.121964</text:p>
          </table:table-cell>
          <table:table-cell office:value-type="float" office:value="0.0618318" calcext:value-type="float">
            <text:p>0.0618318</text:p>
          </table:table-cell>
          <table:table-cell office:value-type="float" office:value="1.2215" calcext:value-type="float">
            <text:p>1.22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5647" calcext:value-type="float">
            <text:p>1.5647</text:p>
          </table:table-cell>
          <table:table-cell office:value-type="float" office:value="-3.94526" calcext:value-type="float">
            <text:p>-3.94526</text:p>
          </table:table-cell>
          <table:table-cell office:value-type="float" office:value="6.21665" calcext:value-type="float">
            <text:p>6.21665</text:p>
          </table:table-cell>
          <table:table-cell office:value-type="float" office:value="0.0193846" calcext:value-type="float">
            <text:p>0.0193846</text:p>
          </table:table-cell>
          <table:table-cell office:value-type="float" office:value="-0.00211846" calcext:value-type="float">
            <text:p>-0.00211846</text:p>
          </table:table-cell>
          <table:table-cell office:value-type="float" office:value="0.155104" calcext:value-type="float">
            <text:p>0.1551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9.4537" calcext:value-type="float">
            <text:p>39.4537</text:p>
          </table:table-cell>
          <table:table-cell office:value-type="float" office:value="3.60264" calcext:value-type="float">
            <text:p>3.60264</text:p>
          </table:table-cell>
          <table:table-cell office:value-type="float" office:value="6.04339" calcext:value-type="float">
            <text:p>6.04339</text:p>
          </table:table-cell>
          <table:table-cell office:value-type="float" office:value="-0.0419487" calcext:value-type="float">
            <text:p>-0.0419487</text:p>
          </table:table-cell>
          <table:table-cell office:value-type="float" office:value="-0.0245599" calcext:value-type="float">
            <text:p>-0.0245599</text:p>
          </table:table-cell>
          <table:table-cell office:value-type="float" office:value="1.43902" calcext:value-type="float">
            <text:p>1.439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6029" calcext:value-type="float">
            <text:p>21.6029</text:p>
          </table:table-cell>
          <table:table-cell office:value-type="float" office:value="-0.0108688" calcext:value-type="float">
            <text:p>-0.0108688</text:p>
          </table:table-cell>
          <table:table-cell office:value-type="float" office:value="-1.54006" calcext:value-type="float">
            <text:p>-1.54006</text:p>
          </table:table-cell>
          <table:table-cell office:value-type="float" office:value="0.0123056" calcext:value-type="float">
            <text:p>0.0123056</text:p>
          </table:table-cell>
          <table:table-cell office:value-type="float" office:value="-0.0233692" calcext:value-type="float">
            <text:p>-0.0233692</text:p>
          </table:table-cell>
          <table:table-cell office:value-type="float" office:value="3.51519" calcext:value-type="float">
            <text:p>3.515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78421" calcext:value-type="float">
            <text:p>1.78421</text:p>
          </table:table-cell>
          <table:table-cell office:value-type="float" office:value="-3.91893" calcext:value-type="float">
            <text:p>-3.91893</text:p>
          </table:table-cell>
          <table:table-cell office:value-type="float" office:value="6.28334" calcext:value-type="float">
            <text:p>6.28334</text:p>
          </table:table-cell>
          <table:table-cell office:value-type="float" office:value="0.0298765" calcext:value-type="float">
            <text:p>0.0298765</text:p>
          </table:table-cell>
          <table:table-cell office:value-type="float" office:value="0.0145308" calcext:value-type="float">
            <text:p>0.0145308</text:p>
          </table:table-cell>
          <table:table-cell office:value-type="float" office:value="1.45292" calcext:value-type="float">
            <text:p>1.452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9.6429" calcext:value-type="float">
            <text:p>39.6429</text:p>
          </table:table-cell>
          <table:table-cell office:value-type="float" office:value="3.65894" calcext:value-type="float">
            <text:p>3.65894</text:p>
          </table:table-cell>
          <table:table-cell office:value-type="float" office:value="5.95495" calcext:value-type="float">
            <text:p>5.95495</text:p>
          </table:table-cell>
          <table:table-cell office:value-type="float" office:value="-0.00661463" calcext:value-type="float">
            <text:p>-0.00661463</text:p>
          </table:table-cell>
          <table:table-cell office:value-type="float" office:value="0.0336217" calcext:value-type="float">
            <text:p>0.0336217</text:p>
          </table:table-cell>
          <table:table-cell office:value-type="float" office:value="3.94542" calcext:value-type="float">
            <text:p>3.945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5492" calcext:value-type="float">
            <text:p>21.5492</text:p>
          </table:table-cell>
          <table:table-cell office:value-type="float" office:value="0.0245966" calcext:value-type="float">
            <text:p>0.0245966</text:p>
          </table:table-cell>
          <table:table-cell office:value-type="float" office:value="-1.80951" calcext:value-type="float">
            <text:p>-1.80951</text:p>
          </table:table-cell>
          <table:table-cell office:value-type="float" office:value="-0.0536324" calcext:value-type="float">
            <text:p>-0.0536324</text:p>
          </table:table-cell>
          <table:table-cell office:value-type="float" office:value="-0.0710853" calcext:value-type="float">
            <text:p>-0.0710853</text:p>
          </table:table-cell>
          <table:table-cell office:value-type="float" office:value="5.01268" calcext:value-type="float">
            <text:p>5.012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.96321" calcext:value-type="float">
            <text:p>1.96321</text:p>
          </table:table-cell>
          <table:table-cell office:value-type="float" office:value="-3.90889" calcext:value-type="float">
            <text:p>-3.90889</text:p>
          </table:table-cell>
          <table:table-cell office:value-type="float" office:value="6.03503" calcext:value-type="float">
            <text:p>6.03503</text:p>
          </table:table-cell>
          <table:table-cell office:value-type="float" office:value="0.0345882" calcext:value-type="float">
            <text:p>0.0345882</text:p>
          </table:table-cell>
          <table:table-cell office:value-type="float" office:value="0.0293426" calcext:value-type="float">
            <text:p>0.0293426</text:p>
          </table:table-cell>
          <table:table-cell office:value-type="float" office:value="2.46635" calcext:value-type="float">
            <text:p>2.4663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39.8381" calcext:value-type="float">
            <text:p>39.8381</text:p>
          </table:table-cell>
          <table:table-cell office:value-type="float" office:value="3.71643" calcext:value-type="float">
            <text:p>3.71643</text:p>
          </table:table-cell>
          <table:table-cell office:value-type="float" office:value="5.73232" calcext:value-type="float">
            <text:p>5.73232</text:p>
          </table:table-cell>
          <table:table-cell office:value-type="float" office:value="0.0272804" calcext:value-type="float">
            <text:p>0.0272804</text:p>
          </table:table-cell>
          <table:table-cell office:value-type="float" office:value="0.0863173" calcext:value-type="float">
            <text:p>0.0863173</text:p>
          </table:table-cell>
          <table:table-cell office:value-type="float" office:value="5.18594" calcext:value-type="float">
            <text:p>5.185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4949" calcext:value-type="float">
            <text:p>21.4949</text:p>
          </table:table-cell>
          <table:table-cell office:value-type="float" office:value="0.0374535" calcext:value-type="float">
            <text:p>0.0374535</text:p>
          </table:table-cell>
          <table:table-cell office:value-type="float" office:value="-1.82294" calcext:value-type="float">
            <text:p>-1.82294</text:p>
          </table:table-cell>
          <table:table-cell office:value-type="float" office:value="-0.0716147" calcext:value-type="float">
            <text:p>-0.0716147</text:p>
          </table:table-cell>
          <table:table-cell office:value-type="float" office:value="-0.082606" calcext:value-type="float">
            <text:p>-0.082606</text:p>
          </table:table-cell>
          <table:table-cell office:value-type="float" office:value="0.10079" calcext:value-type="float">
            <text:p>0.100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.17401" calcext:value-type="float">
            <text:p>2.17401</text:p>
          </table:table-cell>
          <table:table-cell office:value-type="float" office:value="-3.90693" calcext:value-type="float">
            <text:p>-3.90693</text:p>
          </table:table-cell>
          <table:table-cell office:value-type="float" office:value="6.10364" calcext:value-type="float">
            <text:p>6.10364</text:p>
          </table:table-cell>
          <table:table-cell office:value-type="float" office:value="0.0336081" calcext:value-type="float">
            <text:p>0.0336081</text:p>
          </table:table-cell>
          <table:table-cell office:value-type="float" office:value="0.025948" calcext:value-type="float">
            <text:p>0.025948</text:p>
          </table:table-cell>
          <table:table-cell office:value-type="float" office:value="0.0373385" calcext:value-type="float">
            <text:p>0.03733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0.0378" calcext:value-type="float">
            <text:p>40.0378</text:p>
          </table:table-cell>
          <table:table-cell office:value-type="float" office:value="3.72865" calcext:value-type="float">
            <text:p>3.72865</text:p>
          </table:table-cell>
          <table:table-cell office:value-type="float" office:value="5.79216" calcext:value-type="float">
            <text:p>5.79216</text:p>
          </table:table-cell>
          <table:table-cell office:value-type="float" office:value="0.0338289" calcext:value-type="float">
            <text:p>0.0338289</text:p>
          </table:table-cell>
          <table:table-cell office:value-type="float" office:value="0.0921417" calcext:value-type="float">
            <text:p>0.0921417</text:p>
          </table:table-cell>
          <table:table-cell office:value-type="float" office:value="0.0590482" calcext:value-type="float">
            <text:p>0.05904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4651" calcext:value-type="float">
            <text:p>21.4651</text:p>
          </table:table-cell>
          <table:table-cell office:value-type="float" office:value="0.0690265" calcext:value-type="float">
            <text:p>0.0690265</text:p>
          </table:table-cell>
          <table:table-cell office:value-type="float" office:value="-1.54189" calcext:value-type="float">
            <text:p>-1.54189</text:p>
          </table:table-cell>
          <table:table-cell office:value-type="float" office:value="-0.11828" calcext:value-type="float">
            <text:p>-0.11828</text:p>
          </table:table-cell>
          <table:table-cell office:value-type="float" office:value="-0.116192" calcext:value-type="float">
            <text:p>-0.116192</text:p>
          </table:table-cell>
          <table:table-cell office:value-type="float" office:value="2.03186" calcext:value-type="float">
            <text:p>2.031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.40758" calcext:value-type="float">
            <text:p>2.40758</text:p>
          </table:table-cell>
          <table:table-cell office:value-type="float" office:value="-3.91179" calcext:value-type="float">
            <text:p>-3.91179</text:p>
          </table:table-cell>
          <table:table-cell office:value-type="float" office:value="6.44147" calcext:value-type="float">
            <text:p>6.44147</text:p>
          </table:table-cell>
          <table:table-cell office:value-type="float" office:value="0.0237712" calcext:value-type="float">
            <text:p>0.0237712</text:p>
          </table:table-cell>
          <table:table-cell office:value-type="float" office:value="-0.00626044" calcext:value-type="float">
            <text:p>-0.00626044</text:p>
          </table:table-cell>
          <table:table-cell office:value-type="float" office:value="0.905084" calcext:value-type="float">
            <text:p>0.9050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0.2638" calcext:value-type="float">
            <text:p>40.2638</text:p>
          </table:table-cell>
          <table:table-cell office:value-type="float" office:value="3.75751" calcext:value-type="float">
            <text:p>3.75751</text:p>
          </table:table-cell>
          <table:table-cell office:value-type="float" office:value="6.14576" calcext:value-type="float">
            <text:p>6.14576</text:p>
          </table:table-cell>
          <table:table-cell office:value-type="float" office:value="0.0485066" calcext:value-type="float">
            <text:p>0.0485066</text:p>
          </table:table-cell>
          <table:table-cell office:value-type="float" office:value="0.110521" calcext:value-type="float">
            <text:p>0.110521</text:p>
          </table:table-cell>
          <table:table-cell office:value-type="float" office:value="1.85937" calcext:value-type="float">
            <text:p>1.859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4075" calcext:value-type="float">
            <text:p>21.4075</text:p>
          </table:table-cell>
          <table:table-cell office:value-type="float" office:value="0.00979914" calcext:value-type="float">
            <text:p>0.00979914</text:p>
          </table:table-cell>
          <table:table-cell office:value-type="float" office:value="-1.55165" calcext:value-type="float">
            <text:p>-1.55165</text:p>
          </table:table-cell>
          <table:table-cell office:value-type="float" office:value="-0.0212084" calcext:value-type="float">
            <text:p>-0.0212084</text:p>
          </table:table-cell>
          <table:table-cell office:value-type="float" office:value="-0.0417016" calcext:value-type="float">
            <text:p>-0.0417016</text:p>
          </table:table-cell>
          <table:table-cell office:value-type="float" office:value="5.17079" calcext:value-type="float">
            <text:p>5.170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.5962" calcext:value-type="float">
            <text:p>2.5962</text:p>
          </table:table-cell>
          <table:table-cell office:value-type="float" office:value="-3.9455" calcext:value-type="float">
            <text:p>-3.9455</text:p>
          </table:table-cell>
          <table:table-cell office:value-type="float" office:value="6.38542" calcext:value-type="float">
            <text:p>6.38542</text:p>
          </table:table-cell>
          <table:table-cell office:value-type="float" office:value="-0.000206139" calcext:value-type="float">
            <text:p>-0.000206139</text:p>
          </table:table-cell>
          <table:table-cell office:value-type="float" office:value="-0.0558647" calcext:value-type="float">
            <text:p>-0.0558647</text:p>
          </table:table-cell>
          <table:table-cell office:value-type="float" office:value="6.46215" calcext:value-type="float">
            <text:p>6.462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0.469" calcext:value-type="float">
            <text:p>40.469</text:p>
          </table:table-cell>
          <table:table-cell office:value-type="float" office:value="3.69222" calcext:value-type="float">
            <text:p>3.69222</text:p>
          </table:table-cell>
          <table:table-cell office:value-type="float" office:value="6.20333" calcext:value-type="float">
            <text:p>6.20333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0.0441187" calcext:value-type="float">
            <text:p>0.0441187</text:p>
          </table:table-cell>
          <table:table-cell office:value-type="float" office:value="5.52007" calcext:value-type="float">
            <text:p>5.520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3368" calcext:value-type="float">
            <text:p>21.3368</text:p>
          </table:table-cell>
          <table:table-cell office:value-type="float" office:value="-0.00441589" calcext:value-type="float">
            <text:p>-0.00441589</text:p>
          </table:table-cell>
          <table:table-cell office:value-type="float" office:value="-1.85805" calcext:value-type="float">
            <text:p>-1.85805</text:p>
          </table:table-cell>
          <table:table-cell office:value-type="float" office:value="0.00116488" calcext:value-type="float">
            <text:p>0.00116488</text:p>
          </table:table-cell>
          <table:table-cell office:value-type="float" office:value="-0.0245923" calcext:value-type="float">
            <text:p>-0.0245923</text:p>
          </table:table-cell>
          <table:table-cell office:value-type="float" office:value="1.3489" calcext:value-type="float">
            <text:p>1.34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.75255" calcext:value-type="float">
            <text:p>2.75255</text:p>
          </table:table-cell>
          <table:table-cell office:value-type="float" office:value="-3.97842" calcext:value-type="float">
            <text:p>-3.97842</text:p>
          </table:table-cell>
          <table:table-cell office:value-type="float" office:value="5.99934" calcext:value-type="float">
            <text:p>5.99934</text:p>
          </table:table-cell>
          <table:table-cell office:value-type="float" office:value="-0.0203176" calcext:value-type="float">
            <text:p>-0.0203176</text:p>
          </table:table-cell>
          <table:table-cell office:value-type="float" office:value="-0.086302" calcext:value-type="float">
            <text:p>-0.086302</text:p>
          </table:table-cell>
          <table:table-cell office:value-type="float" office:value="1.97918" calcext:value-type="float">
            <text:p>1.979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0.6608" calcext:value-type="float">
            <text:p>40.6608</text:p>
          </table:table-cell>
          <table:table-cell office:value-type="float" office:value="3.67802" calcext:value-type="float">
            <text:p>3.67802</text:p>
          </table:table-cell>
          <table:table-cell office:value-type="float" office:value="5.96838" calcext:value-type="float">
            <text:p>5.96838</text:p>
          </table:table-cell>
          <table:table-cell office:value-type="float" office:value="0.00265916" calcext:value-type="float">
            <text:p>0.00265916</text:p>
          </table:table-cell>
          <table:table-cell office:value-type="float" office:value="0.0279431" calcext:value-type="float">
            <text:p>0.0279431</text:p>
          </table:table-cell>
          <table:table-cell office:value-type="float" office:value="1.43085" calcext:value-type="float">
            <text:p>1.430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2812" calcext:value-type="float">
            <text:p>21.2812</text:p>
          </table:table-cell>
          <table:table-cell office:value-type="float" office:value="0.0356839" calcext:value-type="float">
            <text:p>0.0356839</text:p>
          </table:table-cell>
          <table:table-cell office:value-type="float" office:value="-1.88105" calcext:value-type="float">
            <text:p>-1.88105</text:p>
          </table:table-cell>
          <table:table-cell office:value-type="float" office:value="-0.0558794" calcext:value-type="float">
            <text:p>-0.0558794</text:p>
          </table:table-cell>
          <table:table-cell office:value-type="float" office:value="-0.0664254" calcext:value-type="float">
            <text:p>-0.0664254</text:p>
          </table:table-cell>
          <table:table-cell office:value-type="float" office:value="3.35266" calcext:value-type="float">
            <text:p>3.352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2.98671" calcext:value-type="float">
            <text:p>2.98671</text:p>
          </table:table-cell>
          <table:table-cell office:value-type="float" office:value="-3.95127" calcext:value-type="float">
            <text:p>-3.95127</text:p>
          </table:table-cell>
          <table:table-cell office:value-type="float" office:value="6.15672" calcext:value-type="float">
            <text:p>6.15672</text:p>
          </table:table-cell>
          <table:table-cell office:value-type="float" office:value="-0.0038821" calcext:value-type="float">
            <text:p>-0.0038821</text:p>
          </table:table-cell>
          <table:table-cell office:value-type="float" office:value="-0.0479741" calcext:value-type="float">
            <text:p>-0.0479741</text:p>
          </table:table-cell>
          <table:table-cell office:value-type="float" office:value="3.15958" calcext:value-type="float">
            <text:p>3.159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0.8669" calcext:value-type="float">
            <text:p>40.8669</text:p>
          </table:table-cell>
          <table:table-cell office:value-type="float" office:value="3.72012" calcext:value-type="float">
            <text:p>3.72012</text:p>
          </table:table-cell>
          <table:table-cell office:value-type="float" office:value="6.00872" calcext:value-type="float">
            <text:p>6.00872</text:p>
          </table:table-cell>
          <table:table-cell office:value-type="float" office:value="0.0262054" calcext:value-type="float">
            <text:p>0.0262054</text:p>
          </table:table-cell>
          <table:table-cell office:value-type="float" office:value="0.0642066" calcext:value-type="float">
            <text:p>0.0642066</text:p>
          </table:table-cell>
          <table:table-cell office:value-type="float" office:value="3.08394" calcext:value-type="float">
            <text:p>3.083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2168" calcext:value-type="float">
            <text:p>21.2168</text:p>
          </table:table-cell>
          <table:table-cell office:value-type="float" office:value="0.06017" calcext:value-type="float">
            <text:p>0.06017</text:p>
          </table:table-cell>
          <table:table-cell office:value-type="float" office:value="-1.9598" calcext:value-type="float">
            <text:p>-1.9598</text:p>
          </table:table-cell>
          <table:table-cell office:value-type="float" office:value="-0.0858011" calcext:value-type="float">
            <text:p>-0.0858011</text:p>
          </table:table-cell>
          <table:table-cell office:value-type="float" office:value="-0.0869907" calcext:value-type="float">
            <text:p>-0.0869907</text:p>
          </table:table-cell>
          <table:table-cell office:value-type="float" office:value="0.82662" calcext:value-type="float">
            <text:p>0.8266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19945" calcext:value-type="float">
            <text:p>3.19945</text:p>
          </table:table-cell>
          <table:table-cell office:value-type="float" office:value="-3.93797" calcext:value-type="float">
            <text:p>-3.93797</text:p>
          </table:table-cell>
          <table:table-cell office:value-type="float" office:value="6.17219" calcext:value-type="float">
            <text:p>6.17219</text:p>
          </table:table-cell>
          <table:table-cell office:value-type="float" office:value="0.00264375" calcext:value-type="float">
            <text:p>0.00264375</text:p>
          </table:table-cell>
          <table:table-cell office:value-type="float" office:value="-0.03166" calcext:value-type="float">
            <text:p>-0.03166</text:p>
          </table:table-cell>
          <table:table-cell office:value-type="float" office:value="0.686408" calcext:value-type="float">
            <text:p>0.6864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1.0672" calcext:value-type="float">
            <text:p>41.0672</text:p>
          </table:table-cell>
          <table:table-cell office:value-type="float" office:value="3.74666" calcext:value-type="float">
            <text:p>3.74666</text:p>
          </table:table-cell>
          <table:table-cell office:value-type="float" office:value="5.99649" calcext:value-type="float">
            <text:p>5.99649</text:p>
          </table:table-cell>
          <table:table-cell office:value-type="float" office:value="0.039851" calcext:value-type="float">
            <text:p>0.039851</text:p>
          </table:table-cell>
          <table:table-cell office:value-type="float" office:value="0.0826378" calcext:value-type="float">
            <text:p>0.0826378</text:p>
          </table:table-cell>
          <table:table-cell office:value-type="float" office:value="0.667376" calcext:value-type="float">
            <text:p>0.6673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1616" calcext:value-type="float">
            <text:p>21.1616</text:p>
          </table:table-cell>
          <table:table-cell office:value-type="float" office:value="0.0730873" calcext:value-type="float">
            <text:p>0.0730873</text:p>
          </table:table-cell>
          <table:table-cell office:value-type="float" office:value="-2.06658" calcext:value-type="float">
            <text:p>-2.06658</text:p>
          </table:table-cell>
          <table:table-cell office:value-type="float" office:value="-0.0964892" calcext:value-type="float">
            <text:p>-0.0964892</text:p>
          </table:table-cell>
          <table:table-cell office:value-type="float" office:value="-0.0923781" calcext:value-type="float">
            <text:p>-0.0923781</text:p>
          </table:table-cell>
          <table:table-cell office:value-type="float" office:value="2.86938" calcext:value-type="float">
            <text:p>2.869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41899" calcext:value-type="float">
            <text:p>3.41899</text:p>
          </table:table-cell>
          <table:table-cell office:value-type="float" office:value="-3.93041" calcext:value-type="float">
            <text:p>-3.93041</text:p>
          </table:table-cell>
          <table:table-cell office:value-type="float" office:value="6.15643" calcext:value-type="float">
            <text:p>6.15643</text:p>
          </table:table-cell>
          <table:table-cell office:value-type="float" office:value="0.0099035" calcext:value-type="float">
            <text:p>0.0099035</text:p>
          </table:table-cell>
          <table:table-cell office:value-type="float" office:value="-0.00957075" calcext:value-type="float">
            <text:p>-0.00957075</text:p>
          </table:table-cell>
          <table:table-cell office:value-type="float" office:value="2.30339" calcext:value-type="float">
            <text:p>2.303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1.2797" calcext:value-type="float">
            <text:p>41.2797</text:p>
          </table:table-cell>
          <table:table-cell office:value-type="float" office:value="3.75917" calcext:value-type="float">
            <text:p>3.75917</text:p>
          </table:table-cell>
          <table:table-cell office:value-type="float" office:value="5.95783" calcext:value-type="float">
            <text:p>5.95783</text:p>
          </table:table-cell>
          <table:table-cell office:value-type="float" office:value="0.044603" calcext:value-type="float">
            <text:p>0.044603</text:p>
          </table:table-cell>
          <table:table-cell office:value-type="float" office:value="0.0854205" calcext:value-type="float">
            <text:p>0.0854205</text:p>
          </table:table-cell>
          <table:table-cell office:value-type="float" office:value="2.80921" calcext:value-type="float">
            <text:p>2.8092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0916" calcext:value-type="float">
            <text:p>21.0916</text:p>
          </table:table-cell>
          <table:table-cell office:value-type="float" office:value="0.0159072" calcext:value-type="float">
            <text:p>0.0159072</text:p>
          </table:table-cell>
          <table:table-cell office:value-type="float" office:value="-2.14744" calcext:value-type="float">
            <text:p>-2.14744</text:p>
          </table:table-cell>
          <table:table-cell office:value-type="float" office:value="-0.0194955" calcext:value-type="float">
            <text:p>-0.0194955</text:p>
          </table:table-cell>
          <table:table-cell office:value-type="float" office:value="-0.0293267" calcext:value-type="float">
            <text:p>-0.0293267</text:p>
          </table:table-cell>
          <table:table-cell office:value-type="float" office:value="3.63228" calcext:value-type="float">
            <text:p>3.6322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5788" calcext:value-type="float">
            <text:p>3.5788</text:p>
          </table:table-cell>
          <table:table-cell office:value-type="float" office:value="-3.98727" calcext:value-type="float">
            <text:p>-3.98727</text:p>
          </table:table-cell>
          <table:table-cell office:value-type="float" office:value="5.94191" calcext:value-type="float">
            <text:p>5.94191</text:p>
          </table:table-cell>
          <table:table-cell office:value-type="float" office:value="-0.0240349" calcext:value-type="float">
            <text:p>-0.0240349</text:p>
          </table:table-cell>
          <table:table-cell office:value-type="float" office:value="-0.0737894" calcext:value-type="float">
            <text:p>-0.0737894</text:p>
          </table:table-cell>
          <table:table-cell office:value-type="float" office:value="3.68367" calcext:value-type="float">
            <text:p>3.683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1.4837" calcext:value-type="float">
            <text:p>41.4837</text:p>
          </table:table-cell>
          <table:table-cell office:value-type="float" office:value="3.69421" calcext:value-type="float">
            <text:p>3.69421</text:p>
          </table:table-cell>
          <table:table-cell office:value-type="float" office:value="5.94209" calcext:value-type="float">
            <text:p>5.94209</text:p>
          </table:table-cell>
          <table:table-cell office:value-type="float" office:value="0.00700429" calcext:value-type="float">
            <text:p>0.00700429</text:p>
          </table:table-cell>
          <table:table-cell office:value-type="float" office:value="0.0202062" calcext:value-type="float">
            <text:p>0.0202062</text:p>
          </table:table-cell>
          <table:table-cell office:value-type="float" office:value="3.97314" calcext:value-type="float">
            <text:p>3.973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1.0288" calcext:value-type="float">
            <text:p>21.0288</text:p>
          </table:table-cell>
          <table:table-cell office:value-type="float" office:value="0.0157794" calcext:value-type="float">
            <text:p>0.0157794</text:p>
          </table:table-cell>
          <table:table-cell office:value-type="float" office:value="-2.20948" calcext:value-type="float">
            <text:p>-2.20948</text:p>
          </table:table-cell>
          <table:table-cell office:value-type="float" office:value="-0.0181923" calcext:value-type="float">
            <text:p>-0.0181923</text:p>
          </table:table-cell>
          <table:table-cell office:value-type="float" office:value="-0.0277939" calcext:value-type="float">
            <text:p>-0.0277939</text:p>
          </table:table-cell>
          <table:table-cell office:value-type="float" office:value="0.384401" calcext:value-type="float">
            <text:p>0.3844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7897" calcext:value-type="float">
            <text:p>3.7897</text:p>
          </table:table-cell>
          <table:table-cell office:value-type="float" office:value="-3.99477" calcext:value-type="float">
            <text:p>-3.99477</text:p>
          </table:table-cell>
          <table:table-cell office:value-type="float" office:value="5.95987" calcext:value-type="float">
            <text:p>5.95987</text:p>
          </table:table-cell>
          <table:table-cell office:value-type="float" office:value="-0.0241213" calcext:value-type="float">
            <text:p>-0.0241213</text:p>
          </table:table-cell>
          <table:table-cell office:value-type="float" office:value="-0.0653389" calcext:value-type="float">
            <text:p>-0.0653389</text:p>
          </table:table-cell>
          <table:table-cell office:value-type="float" office:value="0.576789" calcext:value-type="float">
            <text:p>0.5767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1.6938" calcext:value-type="float">
            <text:p>41.6938</text:p>
          </table:table-cell>
          <table:table-cell office:value-type="float" office:value="3.69106" calcext:value-type="float">
            <text:p>3.69106</text:p>
          </table:table-cell>
          <table:table-cell office:value-type="float" office:value="5.95006" calcext:value-type="float">
            <text:p>5.95006</text:p>
          </table:table-cell>
          <table:table-cell office:value-type="float" office:value="0.0048055" calcext:value-type="float">
            <text:p>0.0048055</text:p>
          </table:table-cell>
          <table:table-cell office:value-type="float" office:value="0.0152352" calcext:value-type="float">
            <text:p>0.0152352</text:p>
          </table:table-cell>
          <table:table-cell office:value-type="float" office:value="0.371927" calcext:value-type="float">
            <text:p>0.3719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9584" calcext:value-type="float">
            <text:p>20.9584</text:p>
          </table:table-cell>
          <table:table-cell office:value-type="float" office:value="-0.00786445" calcext:value-type="float">
            <text:p>-0.00786445</text:p>
          </table:table-cell>
          <table:table-cell office:value-type="float" office:value="-2.22401" calcext:value-type="float">
            <text:p>-2.22401</text:p>
          </table:table-cell>
          <table:table-cell office:value-type="float" office:value="0.0098603" calcext:value-type="float">
            <text:p>0.0098603</text:p>
          </table:table-cell>
          <table:table-cell office:value-type="float" office:value="-0.00363682" calcext:value-type="float">
            <text:p>-0.00363682</text:p>
          </table:table-cell>
          <table:table-cell office:value-type="float" office:value="1.12517" calcext:value-type="float">
            <text:p>1.1251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3.99492" calcext:value-type="float">
            <text:p>3.99492</text:p>
          </table:table-cell>
          <table:table-cell office:value-type="float" office:value="-4.01032" calcext:value-type="float">
            <text:p>-4.01032</text:p>
          </table:table-cell>
          <table:table-cell office:value-type="float" office:value="6.0031" calcext:value-type="float">
            <text:p>6.0031</text:p>
          </table:table-cell>
          <table:table-cell office:value-type="float" office:value="-0.0302639" calcext:value-type="float">
            <text:p>-0.0302639</text:p>
          </table:table-cell>
          <table:table-cell office:value-type="float" office:value="-0.0718289" calcext:value-type="float">
            <text:p>-0.0718289</text:p>
          </table:table-cell>
          <table:table-cell office:value-type="float" office:value="1.16587" calcext:value-type="float">
            <text:p>1.165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1.9003" calcext:value-type="float">
            <text:p>41.9003</text:p>
          </table:table-cell>
          <table:table-cell office:value-type="float" office:value="3.65864" calcext:value-type="float">
            <text:p>3.65864</text:p>
          </table:table-cell>
          <table:table-cell office:value-type="float" office:value="6.00912" calcext:value-type="float">
            <text:p>6.00912</text:p>
          </table:table-cell>
          <table:table-cell office:value-type="float" office:value="-0.0128131" calcext:value-type="float">
            <text:p>-0.0128131</text:p>
          </table:table-cell>
          <table:table-cell office:value-type="float" office:value="-0.0137097" calcext:value-type="float">
            <text:p>-0.0137097</text:p>
          </table:table-cell>
          <table:table-cell office:value-type="float" office:value="1.19787" calcext:value-type="float">
            <text:p>1.197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8584" calcext:value-type="float">
            <text:p>20.8584</text:p>
          </table:table-cell>
          <table:table-cell office:value-type="float" office:value="-0.0359486" calcext:value-type="float">
            <text:p>-0.0359486</text:p>
          </table:table-cell>
          <table:table-cell office:value-type="float" office:value="-2.45508" calcext:value-type="float">
            <text:p>-2.45508</text:p>
          </table:table-cell>
          <table:table-cell office:value-type="float" office:value="0.0401139" calcext:value-type="float">
            <text:p>0.0401139</text:p>
          </table:table-cell>
          <table:table-cell office:value-type="float" office:value="0.0218834" calcext:value-type="float">
            <text:p>0.0218834</text:p>
          </table:table-cell>
          <table:table-cell office:value-type="float" office:value="5.60794" calcext:value-type="float">
            <text:p>5.607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15532" calcext:value-type="float">
            <text:p>4.15532</text:p>
          </table:table-cell>
          <table:table-cell office:value-type="float" office:value="-4.04374" calcext:value-type="float">
            <text:p>-4.04374</text:p>
          </table:table-cell>
          <table:table-cell office:value-type="float" office:value="5.75579" calcext:value-type="float">
            <text:p>5.75579</text:p>
          </table:table-cell>
          <table:table-cell office:value-type="float" office:value="-0.050305" calcext:value-type="float">
            <text:p>-0.050305</text:p>
          </table:table-cell>
          <table:table-cell office:value-type="float" office:value="-0.104711" calcext:value-type="float">
            <text:p>-0.104711</text:p>
          </table:table-cell>
          <table:table-cell office:value-type="float" office:value="4.55296" calcext:value-type="float">
            <text:p>4.552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2.0794" calcext:value-type="float">
            <text:p>42.0794</text:p>
          </table:table-cell>
          <table:table-cell office:value-type="float" office:value="3.62318" calcext:value-type="float">
            <text:p>3.62318</text:p>
          </table:table-cell>
          <table:table-cell office:value-type="float" office:value="5.85553" calcext:value-type="float">
            <text:p>5.85553</text:p>
          </table:table-cell>
          <table:table-cell office:value-type="float" office:value="-0.0310366" calcext:value-type="float">
            <text:p>-0.0310366</text:p>
          </table:table-cell>
          <table:table-cell office:value-type="float" office:value="-0.0428529" calcext:value-type="float">
            <text:p>-0.0428529</text:p>
          </table:table-cell>
          <table:table-cell office:value-type="float" office:value="5.7754" calcext:value-type="float">
            <text:p>5.77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7772" calcext:value-type="float">
            <text:p>20.7772</text:p>
          </table:table-cell>
          <table:table-cell office:value-type="float" office:value="-0.0299523" calcext:value-type="float">
            <text:p>-0.0299523</text:p>
          </table:table-cell>
          <table:table-cell office:value-type="float" office:value="-2.51107" calcext:value-type="float">
            <text:p>-2.51107</text:p>
          </table:table-cell>
          <table:table-cell office:value-type="float" office:value="0.0306913" calcext:value-type="float">
            <text:p>0.0306913</text:p>
          </table:table-cell>
          <table:table-cell office:value-type="float" office:value="0.0126248" calcext:value-type="float">
            <text:p>0.0126248</text:p>
          </table:table-cell>
          <table:table-cell office:value-type="float" office:value="0.977936" calcext:value-type="float">
            <text:p>0.9779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33701" calcext:value-type="float">
            <text:p>4.33701</text:p>
          </table:table-cell>
          <table:table-cell office:value-type="float" office:value="-4.06219" calcext:value-type="float">
            <text:p>-4.06219</text:p>
          </table:table-cell>
          <table:table-cell office:value-type="float" office:value="5.71938" calcext:value-type="float">
            <text:p>5.71938</text:p>
          </table:table-cell>
          <table:table-cell office:value-type="float" office:value="-0.0597135" calcext:value-type="float">
            <text:p>-0.0597135</text:p>
          </table:table-cell>
          <table:table-cell office:value-type="float" office:value="-0.116609" calcext:value-type="float">
            <text:p>-0.116609</text:p>
          </table:table-cell>
          <table:table-cell office:value-type="float" office:value="1.42946" calcext:value-type="float">
            <text:p>1.429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2.2768" calcext:value-type="float">
            <text:p>42.2768</text:p>
          </table:table-cell>
          <table:table-cell office:value-type="float" office:value="3.63856" calcext:value-type="float">
            <text:p>3.63856</text:p>
          </table:table-cell>
          <table:table-cell office:value-type="float" office:value="5.86269" calcext:value-type="float">
            <text:p>5.86269</text:p>
          </table:table-cell>
          <table:table-cell office:value-type="float" office:value="-0.0208308" calcext:value-type="float">
            <text:p>-0.0208308</text:p>
          </table:table-cell>
          <table:table-cell office:value-type="float" office:value="-0.0241697" calcext:value-type="float">
            <text:p>-0.0241697</text:p>
          </table:table-cell>
          <table:table-cell office:value-type="float" office:value="0.972447" calcext:value-type="float">
            <text:p>0.9724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677" calcext:value-type="float">
            <text:p>20.677</text:p>
          </table:table-cell>
          <table:table-cell office:value-type="float" office:value="-0.0132637" calcext:value-type="float">
            <text:p>-0.0132637</text:p>
          </table:table-cell>
          <table:table-cell office:value-type="float" office:value="-2.6809" calcext:value-type="float">
            <text:p>-2.6809</text:p>
          </table:table-cell>
          <table:table-cell office:value-type="float" office:value="0.0104439" calcext:value-type="float">
            <text:p>0.0104439</text:p>
          </table:table-cell>
          <table:table-cell office:value-type="float" office:value="-0.00674616" calcext:value-type="float">
            <text:p>-0.00674616</text:p>
          </table:table-cell>
          <table:table-cell office:value-type="float" office:value="0.769536" calcext:value-type="float">
            <text:p>0.7695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53065" calcext:value-type="float">
            <text:p>4.53065</text:p>
          </table:table-cell>
          <table:table-cell office:value-type="float" office:value="-4.04745" calcext:value-type="float">
            <text:p>-4.04745</text:p>
          </table:table-cell>
          <table:table-cell office:value-type="float" office:value="5.6621" calcext:value-type="float">
            <text:p>5.6621</text:p>
          </table:table-cell>
          <table:table-cell office:value-type="float" office:value="-0.048907" calcext:value-type="float">
            <text:p>-0.048907</text:p>
          </table:table-cell>
          <table:table-cell office:value-type="float" office:value="-0.0875974" calcext:value-type="float">
            <text:p>-0.0875974</text:p>
          </table:table-cell>
          <table:table-cell office:value-type="float" office:value="0.979877" calcext:value-type="float">
            <text:p>0.9798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2.4572" calcext:value-type="float">
            <text:p>42.4572</text:p>
          </table:table-cell>
          <table:table-cell office:value-type="float" office:value="3.65599" calcext:value-type="float">
            <text:p>3.65599</text:p>
          </table:table-cell>
          <table:table-cell office:value-type="float" office:value="5.75353" calcext:value-type="float">
            <text:p>5.75353</text:p>
          </table:table-cell>
          <table:table-cell office:value-type="float" office:value="-0.00987506" calcext:value-type="float">
            <text:p>-0.00987506</text:p>
          </table:table-cell>
          <table:table-cell office:value-type="float" office:value="-0.00541651" calcext:value-type="float">
            <text:p>-0.00541651</text:p>
          </table:table-cell>
          <table:table-cell office:value-type="float" office:value="0.719522" calcext:value-type="float">
            <text:p>0.7195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5912" calcext:value-type="float">
            <text:p>20.5912</text:p>
          </table:table-cell>
          <table:table-cell office:value-type="float" office:value="0.00371773" calcext:value-type="float">
            <text:p>0.00371773</text:p>
          </table:table-cell>
          <table:table-cell office:value-type="float" office:value="-2.69019" calcext:value-type="float">
            <text:p>-2.69019</text:p>
          </table:table-cell>
          <table:table-cell office:value-type="float" office:value="-0.00822042" calcext:value-type="float">
            <text:p>-0.00822042</text:p>
          </table:table-cell>
          <table:table-cell office:value-type="float" office:value="-0.024762" calcext:value-type="float">
            <text:p>-0.024762</text:p>
          </table:table-cell>
          <table:table-cell office:value-type="float" office:value="1.02796" calcext:value-type="float">
            <text:p>1.027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72978" calcext:value-type="float">
            <text:p>4.72978</text:p>
          </table:table-cell>
          <table:table-cell office:value-type="float" office:value="-4.04677" calcext:value-type="float">
            <text:p>-4.04677</text:p>
          </table:table-cell>
          <table:table-cell office:value-type="float" office:value="5.73122" calcext:value-type="float">
            <text:p>5.73122</text:p>
          </table:table-cell>
          <table:table-cell office:value-type="float" office:value="-0.0456532" calcext:value-type="float">
            <text:p>-0.0456532</text:p>
          </table:table-cell>
          <table:table-cell office:value-type="float" office:value="-0.0765422" calcext:value-type="float">
            <text:p>-0.0765422</text:p>
          </table:table-cell>
          <table:table-cell office:value-type="float" office:value="1.94826" calcext:value-type="float">
            <text:p>1.948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2.6541" calcext:value-type="float">
            <text:p>42.6541</text:p>
          </table:table-cell>
          <table:table-cell office:value-type="float" office:value="3.67857" calcext:value-type="float">
            <text:p>3.67857</text:p>
          </table:table-cell>
          <table:table-cell office:value-type="float" office:value="5.80496" calcext:value-type="float">
            <text:p>5.80496</text:p>
          </table:table-cell>
          <table:table-cell office:value-type="float" office:value="0.00322549" calcext:value-type="float">
            <text:p>0.00322549</text:p>
          </table:table-cell>
          <table:table-cell office:value-type="float" office:value="0.0160114" calcext:value-type="float">
            <text:p>0.0160114</text:p>
          </table:table-cell>
          <table:table-cell office:value-type="float" office:value="0.855095" calcext:value-type="float">
            <text:p>0.8550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4979" calcext:value-type="float">
            <text:p>20.4979</text:p>
          </table:table-cell>
          <table:table-cell office:value-type="float" office:value="0.0425835" calcext:value-type="float">
            <text:p>0.0425835</text:p>
          </table:table-cell>
          <table:table-cell office:value-type="float" office:value="-2.5838" calcext:value-type="float">
            <text:p>-2.5838</text:p>
          </table:table-cell>
          <table:table-cell office:value-type="float" office:value="-0.0480572" calcext:value-type="float">
            <text:p>-0.0480572</text:p>
          </table:table-cell>
          <table:table-cell office:value-type="float" office:value="-0.0652155" calcext:value-type="float">
            <text:p>-0.0652155</text:p>
          </table:table-cell>
          <table:table-cell office:value-type="float" office:value="3.6581" calcext:value-type="float">
            <text:p>3.65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4.92749" calcext:value-type="float">
            <text:p>4.92749</text:p>
          </table:table-cell>
          <table:table-cell office:value-type="float" office:value="-4.03533" calcext:value-type="float">
            <text:p>-4.03533</text:p>
          </table:table-cell>
          <table:table-cell office:value-type="float" office:value="5.9263" calcext:value-type="float">
            <text:p>5.9263</text:p>
          </table:table-cell>
          <table:table-cell office:value-type="float" office:value="-0.0412343" calcext:value-type="float">
            <text:p>-0.0412343</text:p>
          </table:table-cell>
          <table:table-cell office:value-type="float" office:value="-0.070368" calcext:value-type="float">
            <text:p>-0.070368</text:p>
          </table:table-cell>
          <table:table-cell office:value-type="float" office:value="4.9647" calcext:value-type="float">
            <text:p>4.96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2.8445" calcext:value-type="float">
            <text:p>42.8445</text:p>
          </table:table-cell>
          <table:table-cell office:value-type="float" office:value="3.72527" calcext:value-type="float">
            <text:p>3.72527</text:p>
          </table:table-cell>
          <table:table-cell office:value-type="float" office:value="5.97005" calcext:value-type="float">
            <text:p>5.97005</text:p>
          </table:table-cell>
          <table:table-cell office:value-type="float" office:value="0.0289461" calcext:value-type="float">
            <text:p>0.0289461</text:p>
          </table:table-cell>
          <table:table-cell office:value-type="float" office:value="0.0567378" calcext:value-type="float">
            <text:p>0.0567378</text:p>
          </table:table-cell>
          <table:table-cell office:value-type="float" office:value="3.16386" calcext:value-type="float">
            <text:p>3.163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4167" calcext:value-type="float">
            <text:p>20.4167</text:p>
          </table:table-cell>
          <table:table-cell office:value-type="float" office:value="0.0687158" calcext:value-type="float">
            <text:p>0.0687158</text:p>
          </table:table-cell>
          <table:table-cell office:value-type="float" office:value="-2.62369" calcext:value-type="float">
            <text:p>-2.62369</text:p>
          </table:table-cell>
          <table:table-cell office:value-type="float" office:value="-0.0717436" calcext:value-type="float">
            <text:p>-0.0717436</text:p>
          </table:table-cell>
          <table:table-cell office:value-type="float" office:value="-0.087456" calcext:value-type="float">
            <text:p>-0.087456</text:p>
          </table:table-cell>
          <table:table-cell office:value-type="float" office:value="2.0171" calcext:value-type="float">
            <text:p>2.01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15377" calcext:value-type="float">
            <text:p>5.15377</text:p>
          </table:table-cell>
          <table:table-cell office:value-type="float" office:value="-4.00975" calcext:value-type="float">
            <text:p>-4.00975</text:p>
          </table:table-cell>
          <table:table-cell office:value-type="float" office:value="6.04228" calcext:value-type="float">
            <text:p>6.04228</text:p>
          </table:table-cell>
          <table:table-cell office:value-type="float" office:value="-0.0217494" calcext:value-type="float">
            <text:p>-0.0217494</text:p>
          </table:table-cell>
          <table:table-cell office:value-type="float" office:value="-0.0289861" calcext:value-type="float">
            <text:p>-0.0289861</text:p>
          </table:table-cell>
          <table:table-cell office:value-type="float" office:value="4.28776" calcext:value-type="float">
            <text:p>4.287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3.0503" calcext:value-type="float">
            <text:p>43.0503</text:p>
          </table:table-cell>
          <table:table-cell office:value-type="float" office:value="3.75188" calcext:value-type="float">
            <text:p>3.75188</text:p>
          </table:table-cell>
          <table:table-cell office:value-type="float" office:value="5.99729" calcext:value-type="float">
            <text:p>5.99729</text:p>
          </table:table-cell>
          <table:table-cell office:value-type="float" office:value="0.0419459" calcext:value-type="float">
            <text:p>0.0419459</text:p>
          </table:table-cell>
          <table:table-cell office:value-type="float" office:value="0.0745848" calcext:value-type="float">
            <text:p>0.0745848</text:p>
          </table:table-cell>
          <table:table-cell office:value-type="float" office:value="1.67836" calcext:value-type="float">
            <text:p>1.678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328" calcext:value-type="float">
            <text:p>20.328</text:p>
          </table:table-cell>
          <table:table-cell office:value-type="float" office:value="0.0746056" calcext:value-type="float">
            <text:p>0.0746056</text:p>
          </table:table-cell>
          <table:table-cell office:value-type="float" office:value="-2.56892" calcext:value-type="float">
            <text:p>-2.56892</text:p>
          </table:table-cell>
          <table:table-cell office:value-type="float" office:value="-0.0745265" calcext:value-type="float">
            <text:p>-0.0745265</text:p>
          </table:table-cell>
          <table:table-cell office:value-type="float" office:value="-0.0876895" calcext:value-type="float">
            <text:p>-0.0876895</text:p>
          </table:table-cell>
          <table:table-cell office:value-type="float" office:value="1.27216" calcext:value-type="float">
            <text:p>1.2721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34888" calcext:value-type="float">
            <text:p>5.34888</text:p>
          </table:table-cell>
          <table:table-cell office:value-type="float" office:value="-4.02512" calcext:value-type="float">
            <text:p>-4.02512</text:p>
          </table:table-cell>
          <table:table-cell office:value-type="float" office:value="6.14356" calcext:value-type="float">
            <text:p>6.14356</text:p>
          </table:table-cell>
          <table:table-cell office:value-type="float" office:value="-0.0323073" calcext:value-type="float">
            <text:p>-0.0323073</text:p>
          </table:table-cell>
          <table:table-cell office:value-type="float" office:value="-0.0513566" calcext:value-type="float">
            <text:p>-0.0513566</text:p>
          </table:table-cell>
          <table:table-cell office:value-type="float" office:value="1.53692" calcext:value-type="float">
            <text:p>1.536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3.2517" calcext:value-type="float">
            <text:p>43.2517</text:p>
          </table:table-cell>
          <table:table-cell office:value-type="float" office:value="3.76193" calcext:value-type="float">
            <text:p>3.76193</text:p>
          </table:table-cell>
          <table:table-cell office:value-type="float" office:value="6.12014" calcext:value-type="float">
            <text:p>6.12014</text:p>
          </table:table-cell>
          <table:table-cell office:value-type="float" office:value="0.0452081" calcext:value-type="float">
            <text:p>0.0452081</text:p>
          </table:table-cell>
          <table:table-cell office:value-type="float" office:value="0.0759975" calcext:value-type="float">
            <text:p>0.0759975</text:p>
          </table:table-cell>
          <table:table-cell office:value-type="float" office:value="1.14986" calcext:value-type="float">
            <text:p>1.149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2561" calcext:value-type="float">
            <text:p>20.2561</text:p>
          </table:table-cell>
          <table:table-cell office:value-type="float" office:value="0.0394252" calcext:value-type="float">
            <text:p>0.0394252</text:p>
          </table:table-cell>
          <table:table-cell office:value-type="float" office:value="-2.56164" calcext:value-type="float">
            <text:p>-2.56164</text:p>
          </table:table-cell>
          <table:table-cell office:value-type="float" office:value="-0.0368885" calcext:value-type="float">
            <text:p>-0.0368885</text:p>
          </table:table-cell>
          <table:table-cell office:value-type="float" office:value="-0.0428198" calcext:value-type="float">
            <text:p>-0.0428198</text:p>
          </table:table-cell>
          <table:table-cell office:value-type="float" office:value="4.97252" calcext:value-type="float">
            <text:p>4.972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57747" calcext:value-type="float">
            <text:p>5.57747</text:p>
          </table:table-cell>
          <table:table-cell office:value-type="float" office:value="-4.03702" calcext:value-type="float">
            <text:p>-4.03702</text:p>
          </table:table-cell>
          <table:table-cell office:value-type="float" office:value="6.24628" calcext:value-type="float">
            <text:p>6.24628</text:p>
          </table:table-cell>
          <table:table-cell office:value-type="float" office:value="-0.0325767" calcext:value-type="float">
            <text:p>-0.0325767</text:p>
          </table:table-cell>
          <table:table-cell office:value-type="float" office:value="-0.0469447" calcext:value-type="float">
            <text:p>-0.0469447</text:p>
          </table:table-cell>
          <table:table-cell office:value-type="float" office:value="4.51265" calcext:value-type="float">
            <text:p>4.512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3.4754" calcext:value-type="float">
            <text:p>43.4754</text:p>
          </table:table-cell>
          <table:table-cell office:value-type="float" office:value="3.71049" calcext:value-type="float">
            <text:p>3.71049</text:p>
          </table:table-cell>
          <table:table-cell office:value-type="float" office:value="6.1951" calcext:value-type="float">
            <text:p>6.1951</text:p>
          </table:table-cell>
          <table:table-cell office:value-type="float" office:value="0.0142743" calcext:value-type="float">
            <text:p>0.0142743</text:p>
          </table:table-cell>
          <table:table-cell office:value-type="float" office:value="0.0218115" calcext:value-type="float">
            <text:p>0.0218115</text:p>
          </table:table-cell>
          <table:table-cell office:value-type="float" office:value="5.62673" calcext:value-type="float">
            <text:p>5.626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1635" calcext:value-type="float">
            <text:p>20.1635</text:p>
          </table:table-cell>
          <table:table-cell office:value-type="float" office:value="0.0080189" calcext:value-type="float">
            <text:p>0.0080189</text:p>
          </table:table-cell>
          <table:table-cell office:value-type="float" office:value="-2.58478" calcext:value-type="float">
            <text:p>-2.58478</text:p>
          </table:table-cell>
          <table:table-cell office:value-type="float" office:value="-0.00461477" calcext:value-type="float">
            <text:p>-0.00461477</text:p>
          </table:table-cell>
          <table:table-cell office:value-type="float" office:value="-0.0044556" calcext:value-type="float">
            <text:p>-0.0044556</text:p>
          </table:table-cell>
          <table:table-cell office:value-type="float" office:value="2.17792" calcext:value-type="float">
            <text:p>2.177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77144" calcext:value-type="float">
            <text:p>5.77144</text:p>
          </table:table-cell>
          <table:table-cell office:value-type="float" office:value="-4.06946" calcext:value-type="float">
            <text:p>-4.06946</text:p>
          </table:table-cell>
          <table:table-cell office:value-type="float" office:value="6.24711" calcext:value-type="float">
            <text:p>6.24711</text:p>
          </table:table-cell>
          <table:table-cell office:value-type="float" office:value="-0.0504957" calcext:value-type="float">
            <text:p>-0.0504957</text:p>
          </table:table-cell>
          <table:table-cell office:value-type="float" office:value="-0.0788633" calcext:value-type="float">
            <text:p>-0.0788633</text:p>
          </table:table-cell>
          <table:table-cell office:value-type="float" office:value="0.723845" calcext:value-type="float">
            <text:p>0.72384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3.6799" calcext:value-type="float">
            <text:p>43.6799</text:p>
          </table:table-cell>
          <table:table-cell office:value-type="float" office:value="3.67173" calcext:value-type="float">
            <text:p>3.67173</text:p>
          </table:table-cell>
          <table:table-cell office:value-type="float" office:value="6.24403" calcext:value-type="float">
            <text:p>6.24403</text:p>
          </table:table-cell>
          <table:table-cell office:value-type="float" office:value="-0.00733797" calcext:value-type="float">
            <text:p>-0.00733797</text:p>
          </table:table-cell>
          <table:table-cell office:value-type="float" office:value="-0.0139351" calcext:value-type="float">
            <text:p>-0.0139351</text:p>
          </table:table-cell>
          <table:table-cell office:value-type="float" office:value="2.47887" calcext:value-type="float">
            <text:p>2.478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20.0546" calcext:value-type="float">
            <text:p>20.0546</text:p>
          </table:table-cell>
          <table:table-cell office:value-type="float" office:value="0.00688312" calcext:value-type="float">
            <text:p>0.00688312</text:p>
          </table:table-cell>
          <table:table-cell office:value-type="float" office:value="-2.84726" calcext:value-type="float">
            <text:p>-2.84726</text:p>
          </table:table-cell>
          <table:table-cell office:value-type="float" office:value="-0.00318738" calcext:value-type="float">
            <text:p>-0.00318738</text:p>
          </table:table-cell>
          <table:table-cell office:value-type="float" office:value="-0.00321006" calcext:value-type="float">
            <text:p>-0.00321006</text:p>
          </table:table-cell>
          <table:table-cell office:value-type="float" office:value="2.29055" calcext:value-type="float">
            <text:p>2.290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5.96684" calcext:value-type="float">
            <text:p>5.96684</text:p>
          </table:table-cell>
          <table:table-cell office:value-type="float" office:value="-4.07009" calcext:value-type="float">
            <text:p>-4.07009</text:p>
          </table:table-cell>
          <table:table-cell office:value-type="float" office:value="6.06587" calcext:value-type="float">
            <text:p>6.06587</text:p>
          </table:table-cell>
          <table:table-cell office:value-type="float" office:value="-0.0476058" calcext:value-type="float">
            <text:p>-0.0476058</text:p>
          </table:table-cell>
          <table:table-cell office:value-type="float" office:value="-0.0660356" calcext:value-type="float">
            <text:p>-0.0660356</text:p>
          </table:table-cell>
          <table:table-cell office:value-type="float" office:value="1.27884" calcext:value-type="float">
            <text:p>1.278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3.8685" calcext:value-type="float">
            <text:p>43.8685</text:p>
          </table:table-cell>
          <table:table-cell office:value-type="float" office:value="3.66298" calcext:value-type="float">
            <text:p>3.66298</text:p>
          </table:table-cell>
          <table:table-cell office:value-type="float" office:value="6.0529" calcext:value-type="float">
            <text:p>6.0529</text:p>
          </table:table-cell>
          <table:table-cell office:value-type="float" office:value="-0.0118166" calcext:value-type="float">
            <text:p>-0.0118166</text:p>
          </table:table-cell>
          <table:table-cell office:value-type="float" office:value="-0.0212531" calcext:value-type="float">
            <text:p>-0.0212531</text:p>
          </table:table-cell>
          <table:table-cell office:value-type="float" office:value="2.43234" calcext:value-type="float">
            <text:p>2.432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9557" calcext:value-type="float">
            <text:p>19.9557</text:p>
          </table:table-cell>
          <table:table-cell office:value-type="float" office:value="0.0033771" calcext:value-type="float">
            <text:p>0.0033771</text:p>
          </table:table-cell>
          <table:table-cell office:value-type="float" office:value="-2.79269" calcext:value-type="float">
            <text:p>-2.79269</text:p>
          </table:table-cell>
          <table:table-cell office:value-type="float" office:value="0.000472217" calcext:value-type="float">
            <text:p>0.000472217</text:p>
          </table:table-cell>
          <table:table-cell office:value-type="float" office:value="0.00141186" calcext:value-type="float">
            <text:p>0.00141186</text:p>
          </table:table-cell>
          <table:table-cell office:value-type="float" office:value="1.57157" calcext:value-type="float">
            <text:p>1.571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1691" calcext:value-type="float">
            <text:p>6.1691</text:p>
          </table:table-cell>
          <table:table-cell office:value-type="float" office:value="-4.08105" calcext:value-type="float">
            <text:p>-4.08105</text:p>
          </table:table-cell>
          <table:table-cell office:value-type="float" office:value="6.17627" calcext:value-type="float">
            <text:p>6.17627</text:p>
          </table:table-cell>
          <table:table-cell office:value-type="float" office:value="-0.0523842" calcext:value-type="float">
            <text:p>-0.0523842</text:p>
          </table:table-cell>
          <table:table-cell office:value-type="float" office:value="-0.0737098" calcext:value-type="float">
            <text:p>-0.0737098</text:p>
          </table:table-cell>
          <table:table-cell office:value-type="float" office:value="1.05868" calcext:value-type="float">
            <text:p>1.058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4.0693" calcext:value-type="float">
            <text:p>44.0693</text:p>
          </table:table-cell>
          <table:table-cell office:value-type="float" office:value="3.65975" calcext:value-type="float">
            <text:p>3.65975</text:p>
          </table:table-cell>
          <table:table-cell office:value-type="float" office:value="6.17636" calcext:value-type="float">
            <text:p>6.17636</text:p>
          </table:table-cell>
          <table:table-cell office:value-type="float" office:value="-0.0124376" calcext:value-type="float">
            <text:p>-0.0124376</text:p>
          </table:table-cell>
          <table:table-cell office:value-type="float" office:value="-0.0203572" calcext:value-type="float">
            <text:p>-0.0203572</text:p>
          </table:table-cell>
          <table:table-cell office:value-type="float" office:value="1.65811" calcext:value-type="float">
            <text:p>1.658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8474" calcext:value-type="float">
            <text:p>19.8474</text:p>
          </table:table-cell>
          <table:table-cell office:value-type="float" office:value="-0.0598039" calcext:value-type="float">
            <text:p>-0.0598039</text:p>
          </table:table-cell>
          <table:table-cell office:value-type="float" office:value="-3.07111" calcext:value-type="float">
            <text:p>-3.07111</text:p>
          </table:table-cell>
          <table:table-cell office:value-type="float" office:value="0.0597654" calcext:value-type="float">
            <text:p>0.0597654</text:p>
          </table:table-cell>
          <table:table-cell office:value-type="float" office:value="0.0710252" calcext:value-type="float">
            <text:p>0.0710252</text:p>
          </table:table-cell>
          <table:table-cell office:value-type="float" office:value="6.83662" calcext:value-type="float">
            <text:p>6.8366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35643" calcext:value-type="float">
            <text:p>6.35643</text:p>
          </table:table-cell>
          <table:table-cell office:value-type="float" office:value="-4.11942" calcext:value-type="float">
            <text:p>-4.11942</text:p>
          </table:table-cell>
          <table:table-cell office:value-type="float" office:value="5.93271" calcext:value-type="float">
            <text:p>5.93271</text:p>
          </table:table-cell>
          <table:table-cell office:value-type="float" office:value="-0.0684875" calcext:value-type="float">
            <text:p>-0.0684875</text:p>
          </table:table-cell>
          <table:table-cell office:value-type="float" office:value="-0.0941672" calcext:value-type="float">
            <text:p>-0.0941672</text:p>
          </table:table-cell>
          <table:table-cell office:value-type="float" office:value="4.97099" calcext:value-type="float">
            <text:p>4.970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4.2682" calcext:value-type="float">
            <text:p>44.2682</text:p>
          </table:table-cell>
          <table:table-cell office:value-type="float" office:value="3.56828" calcext:value-type="float">
            <text:p>3.56828</text:p>
          </table:table-cell>
          <table:table-cell office:value-type="float" office:value="5.99392" calcext:value-type="float">
            <text:p>5.99392</text:p>
          </table:table-cell>
          <table:table-cell office:value-type="float" office:value="-0.0619701" calcext:value-type="float">
            <text:p>-0.0619701</text:p>
          </table:table-cell>
          <table:table-cell office:value-type="float" office:value="-0.101549" calcext:value-type="float">
            <text:p>-0.101549</text:p>
          </table:table-cell>
          <table:table-cell office:value-type="float" office:value="6.75514" calcext:value-type="float">
            <text:p>6.755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7383" calcext:value-type="float">
            <text:p>19.7383</text:p>
          </table:table-cell>
          <table:table-cell office:value-type="float" office:value="-0.0288465" calcext:value-type="float">
            <text:p>-0.0288465</text:p>
          </table:table-cell>
          <table:table-cell office:value-type="float" office:value="-3.16161" calcext:value-type="float">
            <text:p>-3.16161</text:p>
          </table:table-cell>
          <table:table-cell office:value-type="float" office:value="0.0264596" calcext:value-type="float">
            <text:p>0.0264596</text:p>
          </table:table-cell>
          <table:table-cell office:value-type="float" office:value="0.0267396" calcext:value-type="float">
            <text:p>0.0267396</text:p>
          </table:table-cell>
          <table:table-cell office:value-type="float" office:value="1.72006" calcext:value-type="float">
            <text:p>1.7200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575" calcext:value-type="float">
            <text:p>6.575</text:p>
          </table:table-cell>
          <table:table-cell office:value-type="float" office:value="-4.081" calcext:value-type="float">
            <text:p>-4.081</text:p>
          </table:table-cell>
          <table:table-cell office:value-type="float" office:value="5.97002" calcext:value-type="float">
            <text:p>5.97002</text:p>
          </table:table-cell>
          <table:table-cell office:value-type="float" office:value="-0.0412526" calcext:value-type="float">
            <text:p>-0.0412526</text:p>
          </table:table-cell>
          <table:table-cell office:value-type="float" office:value="-0.0384935" calcext:value-type="float">
            <text:p>-0.0384935</text:p>
          </table:table-cell>
          <table:table-cell office:value-type="float" office:value="3.30629" calcext:value-type="float">
            <text:p>3.306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4.4605" calcext:value-type="float">
            <text:p>44.4605</text:p>
          </table:table-cell>
          <table:table-cell office:value-type="float" office:value="3.60246" calcext:value-type="float">
            <text:p>3.60246</text:p>
          </table:table-cell>
          <table:table-cell office:value-type="float" office:value="5.95584" calcext:value-type="float">
            <text:p>5.95584</text:p>
          </table:table-cell>
          <table:table-cell office:value-type="float" office:value="-0.040105" calcext:value-type="float">
            <text:p>-0.040105</text:p>
          </table:table-cell>
          <table:table-cell office:value-type="float" office:value="-0.0606672" calcext:value-type="float">
            <text:p>-0.0606672</text:p>
          </table:table-cell>
          <table:table-cell office:value-type="float" office:value="1.96394" calcext:value-type="float">
            <text:p>1.963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608" calcext:value-type="float">
            <text:p>19.608</text:p>
          </table:table-cell>
          <table:table-cell office:value-type="float" office:value="0.0235985" calcext:value-type="float">
            <text:p>0.0235985</text:p>
          </table:table-cell>
          <table:table-cell office:value-type="float" office:value="-3.50011" calcext:value-type="float">
            <text:p>-3.50011</text:p>
          </table:table-cell>
          <table:table-cell office:value-type="float" office:value="-0.0239619" calcext:value-type="float">
            <text:p>-0.0239619</text:p>
          </table:table-cell>
          <table:table-cell office:value-type="float" office:value="-0.0358009" calcext:value-type="float">
            <text:p>-0.0358009</text:p>
          </table:table-cell>
          <table:table-cell office:value-type="float" office:value="6.16434" calcext:value-type="float">
            <text:p>6.164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77008" calcext:value-type="float">
            <text:p>6.77008</text:p>
          </table:table-cell>
          <table:table-cell office:value-type="float" office:value="-4.0342" calcext:value-type="float">
            <text:p>-4.0342</text:p>
          </table:table-cell>
          <table:table-cell office:value-type="float" office:value="5.74752" calcext:value-type="float">
            <text:p>5.74752</text:p>
          </table:table-cell>
          <table:table-cell office:value-type="float" office:value="-0.0113502" calcext:value-type="float">
            <text:p>-0.0113502</text:p>
          </table:table-cell>
          <table:table-cell office:value-type="float" office:value="0.0220423" calcext:value-type="float">
            <text:p>0.0220423</text:p>
          </table:table-cell>
          <table:table-cell office:value-type="float" office:value="7.92707" calcext:value-type="float">
            <text:p>7.927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4.632" calcext:value-type="float">
            <text:p>44.632</text:p>
          </table:table-cell>
          <table:table-cell office:value-type="float" office:value="3.67273" calcext:value-type="float">
            <text:p>3.67273</text:p>
          </table:table-cell>
          <table:table-cell office:value-type="float" office:value="5.65805" calcext:value-type="float">
            <text:p>5.65805</text:p>
          </table:table-cell>
          <table:table-cell office:value-type="float" office:value="0.0000489198" calcext:value-type="float">
            <text:p>4.89198E-05</text:p>
          </table:table-cell>
          <table:table-cell office:value-type="float" office:value="0.00750739" calcext:value-type="float">
            <text:p>0.00750739</text:p>
          </table:table-cell>
          <table:table-cell office:value-type="float" office:value="6.39044" calcext:value-type="float">
            <text:p>6.390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483" calcext:value-type="float">
            <text:p>19.483</text:p>
          </table:table-cell>
          <table:table-cell office:value-type="float" office:value="-0.0226479" calcext:value-type="float">
            <text:p>-0.0226479</text:p>
          </table:table-cell>
          <table:table-cell office:value-type="float" office:value="-3.63366" calcext:value-type="float">
            <text:p>-3.63366</text:p>
          </table:table-cell>
          <table:table-cell office:value-type="float" office:value="0.0204961" calcext:value-type="float">
            <text:p>0.0204961</text:p>
          </table:table-cell>
          <table:table-cell office:value-type="float" office:value="0.0223726" calcext:value-type="float">
            <text:p>0.0223726</text:p>
          </table:table-cell>
          <table:table-cell office:value-type="float" office:value="2.32342" calcext:value-type="float">
            <text:p>2.323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6.94358" calcext:value-type="float">
            <text:p>6.94358</text:p>
          </table:table-cell>
          <table:table-cell office:value-type="float" office:value="-4.0684" calcext:value-type="float">
            <text:p>-4.0684</text:p>
          </table:table-cell>
          <table:table-cell office:value-type="float" office:value="5.62841" calcext:value-type="float">
            <text:p>5.62841</text:p>
          </table:table-cell>
          <table:table-cell office:value-type="float" office:value="-0.0287883" calcext:value-type="float">
            <text:p>-0.0287883</text:p>
          </table:table-cell>
          <table:table-cell office:value-type="float" office:value="-0.00922423" calcext:value-type="float">
            <text:p>-0.00922423</text:p>
          </table:table-cell>
          <table:table-cell office:value-type="float" office:value="1.47083" calcext:value-type="float">
            <text:p>1.470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4.8184" calcext:value-type="float">
            <text:p>44.8184</text:p>
          </table:table-cell>
          <table:table-cell office:value-type="float" office:value="3.61877" calcext:value-type="float">
            <text:p>3.61877</text:p>
          </table:table-cell>
          <table:table-cell office:value-type="float" office:value="5.60956" calcext:value-type="float">
            <text:p>5.60956</text:p>
          </table:table-cell>
          <table:table-cell office:value-type="float" office:value="-0.0289316" calcext:value-type="float">
            <text:p>-0.0289316</text:p>
          </table:table-cell>
          <table:table-cell office:value-type="float" office:value="-0.0399888" calcext:value-type="float">
            <text:p>-0.0399888</text:p>
          </table:table-cell>
          <table:table-cell office:value-type="float" office:value="2.37253" calcext:value-type="float">
            <text:p>2.372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3684" calcext:value-type="float">
            <text:p>19.3684</text:p>
          </table:table-cell>
          <table:table-cell office:value-type="float" office:value="-0.0102647" calcext:value-type="float">
            <text:p>-0.0102647</text:p>
          </table:table-cell>
          <table:table-cell office:value-type="float" office:value="-3.48138" calcext:value-type="float">
            <text:p>-3.48138</text:p>
          </table:table-cell>
          <table:table-cell office:value-type="float" office:value="0.0075046" calcext:value-type="float">
            <text:p>0.0075046</text:p>
          </table:table-cell>
          <table:table-cell office:value-type="float" office:value="0.00434845" calcext:value-type="float">
            <text:p>0.00434845</text:p>
          </table:table-cell>
          <table:table-cell office:value-type="float" office:value="1.55665" calcext:value-type="float">
            <text:p>1.556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13692" calcext:value-type="float">
            <text:p>7.13692</text:p>
          </table:table-cell>
          <table:table-cell office:value-type="float" office:value="-4.07542" calcext:value-type="float">
            <text:p>-4.07542</text:p>
          </table:table-cell>
          <table:table-cell office:value-type="float" office:value="5.83159" calcext:value-type="float">
            <text:p>5.83159</text:p>
          </table:table-cell>
          <table:table-cell office:value-type="float" office:value="-0.032202" calcext:value-type="float">
            <text:p>-0.032202</text:p>
          </table:table-cell>
          <table:table-cell office:value-type="float" office:value="-0.0189309" calcext:value-type="float">
            <text:p>-0.0189309</text:p>
          </table:table-cell>
          <table:table-cell office:value-type="float" office:value="2.16697" calcext:value-type="float">
            <text:p>2.166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5.0131" calcext:value-type="float">
            <text:p>45.0131</text:p>
          </table:table-cell>
          <table:table-cell office:value-type="float" office:value="3.64067" calcext:value-type="float">
            <text:p>3.64067</text:p>
          </table:table-cell>
          <table:table-cell office:value-type="float" office:value="5.82255" calcext:value-type="float">
            <text:p>5.82255</text:p>
          </table:table-cell>
          <table:table-cell office:value-type="float" office:value="-0.0149956" calcext:value-type="float">
            <text:p>-0.0149956</text:p>
          </table:table-cell>
          <table:table-cell office:value-type="float" office:value="-0.0146834" calcext:value-type="float">
            <text:p>-0.0146834</text:p>
          </table:table-cell>
          <table:table-cell office:value-type="float" office:value="1.55342" calcext:value-type="float">
            <text:p>1.553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2524" calcext:value-type="float">
            <text:p>19.2524</text:p>
          </table:table-cell>
          <table:table-cell office:value-type="float" office:value="-0.0115857" calcext:value-type="float">
            <text:p>-0.0115857</text:p>
          </table:table-cell>
          <table:table-cell office:value-type="float" office:value="-3.42864" calcext:value-type="float">
            <text:p>-3.42864</text:p>
          </table:table-cell>
          <table:table-cell office:value-type="float" office:value="0.00813365" calcext:value-type="float">
            <text:p>0.00813365</text:p>
          </table:table-cell>
          <table:table-cell office:value-type="float" office:value="0.00504811" calcext:value-type="float">
            <text:p>0.00504811</text:p>
          </table:table-cell>
          <table:table-cell office:value-type="float" office:value="0.256319" calcext:value-type="float">
            <text:p>0.2563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34256" calcext:value-type="float">
            <text:p>7.34256</text:p>
          </table:table-cell>
          <table:table-cell office:value-type="float" office:value="-4.07174" calcext:value-type="float">
            <text:p>-4.07174</text:p>
          </table:table-cell>
          <table:table-cell office:value-type="float" office:value="5.97732" calcext:value-type="float">
            <text:p>5.97732</text:p>
          </table:table-cell>
          <table:table-cell office:value-type="float" office:value="-0.0278406" calcext:value-type="float">
            <text:p>-0.0278406</text:p>
          </table:table-cell>
          <table:table-cell office:value-type="float" office:value="-0.0123218" calcext:value-type="float">
            <text:p>-0.0123218</text:p>
          </table:table-cell>
          <table:table-cell office:value-type="float" office:value="0.198785" calcext:value-type="float">
            <text:p>0.1987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5.2101" calcext:value-type="float">
            <text:p>45.2101</text:p>
          </table:table-cell>
          <table:table-cell office:value-type="float" office:value="3.63576" calcext:value-type="float">
            <text:p>3.63576</text:p>
          </table:table-cell>
          <table:table-cell office:value-type="float" office:value="5.94369" calcext:value-type="float">
            <text:p>5.94369</text:p>
          </table:table-cell>
          <table:table-cell office:value-type="float" office:value="-0.0161723" calcext:value-type="float">
            <text:p>-0.0161723</text:p>
          </table:table-cell>
          <table:table-cell office:value-type="float" office:value="-0.0152083" calcext:value-type="float">
            <text:p>-0.0152083</text:p>
          </table:table-cell>
          <table:table-cell office:value-type="float" office:value="0.308401" calcext:value-type="float">
            <text:p>0.3084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9.121" calcext:value-type="float">
            <text:p>19.121</text:p>
          </table:table-cell>
          <table:table-cell office:value-type="float" office:value="-0.040012" calcext:value-type="float">
            <text:p>-0.040012</text:p>
          </table:table-cell>
          <table:table-cell office:value-type="float" office:value="-3.67696" calcext:value-type="float">
            <text:p>-3.67696</text:p>
          </table:table-cell>
          <table:table-cell office:value-type="float" office:value="0.0322474" calcext:value-type="float">
            <text:p>0.0322474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0.639787" calcext:value-type="float">
            <text:p>0.6397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524" calcext:value-type="float">
            <text:p>7.524</text:p>
          </table:table-cell>
          <table:table-cell office:value-type="float" office:value="-4.08934" calcext:value-type="float">
            <text:p>-4.08934</text:p>
          </table:table-cell>
          <table:table-cell office:value-type="float" office:value="5.78591" calcext:value-type="float">
            <text:p>5.78591</text:p>
          </table:table-cell>
          <table:table-cell office:value-type="float" office:value="-0.0348217" calcext:value-type="float">
            <text:p>-0.0348217</text:p>
          </table:table-cell>
          <table:table-cell office:value-type="float" office:value="-0.0213153" calcext:value-type="float">
            <text:p>-0.0213153</text:p>
          </table:table-cell>
          <table:table-cell office:value-type="float" office:value="0.147469" calcext:value-type="float">
            <text:p>0.1474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5.3956" calcext:value-type="float">
            <text:p>45.3956</text:p>
          </table:table-cell>
          <table:table-cell office:value-type="float" office:value="3.60251" calcext:value-type="float">
            <text:p>3.60251</text:p>
          </table:table-cell>
          <table:table-cell office:value-type="float" office:value="5.77261" calcext:value-type="float">
            <text:p>5.77261</text:p>
          </table:table-cell>
          <table:table-cell office:value-type="float" office:value="-0.0334513" calcext:value-type="float">
            <text:p>-0.0334513</text:p>
          </table:table-cell>
          <table:table-cell office:value-type="float" office:value="-0.0432438" calcext:value-type="float">
            <text:p>-0.0432438</text:p>
          </table:table-cell>
          <table:table-cell office:value-type="float" office:value="0.756277" calcext:value-type="float">
            <text:p>0.7562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9968" calcext:value-type="float">
            <text:p>18.9968</text:p>
          </table:table-cell>
          <table:table-cell office:value-type="float" office:value="-0.0322081" calcext:value-type="float">
            <text:p>-0.0322081</text:p>
          </table:table-cell>
          <table:table-cell office:value-type="float" office:value="-3.75794" calcext:value-type="float">
            <text:p>-3.75794</text:p>
          </table:table-cell>
          <table:table-cell office:value-type="float" office:value="0.0228641" calcext:value-type="float">
            <text:p>0.0228641</text:p>
          </table:table-cell>
          <table:table-cell office:value-type="float" office:value="0.0216849" calcext:value-type="float">
            <text:p>0.0216849</text:p>
          </table:table-cell>
          <table:table-cell office:value-type="float" office:value="0.161064" calcext:value-type="float">
            <text:p>0.1610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72883" calcext:value-type="float">
            <text:p>7.72883</text:p>
          </table:table-cell>
          <table:table-cell office:value-type="float" office:value="-4.07595" calcext:value-type="float">
            <text:p>-4.07595</text:p>
          </table:table-cell>
          <table:table-cell office:value-type="float" office:value="5.80141" calcext:value-type="float">
            <text:p>5.80141</text:p>
          </table:table-cell>
          <table:table-cell office:value-type="float" office:value="-0.0229824" calcext:value-type="float">
            <text:p>-0.0229824</text:p>
          </table:table-cell>
          <table:table-cell office:value-type="float" office:value="0.00158883" calcext:value-type="float">
            <text:p>0.00158883</text:p>
          </table:table-cell>
          <table:table-cell office:value-type="float" office:value="0.48024" calcext:value-type="float">
            <text:p>0.480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5.5882" calcext:value-type="float">
            <text:p>45.5882</text:p>
          </table:table-cell>
          <table:table-cell office:value-type="float" office:value="3.60675" calcext:value-type="float">
            <text:p>3.60675</text:p>
          </table:table-cell>
          <table:table-cell office:value-type="float" office:value="5.75558" calcext:value-type="float">
            <text:p>5.75558</text:p>
          </table:table-cell>
          <table:table-cell office:value-type="float" office:value="-0.0290599" calcext:value-type="float">
            <text:p>-0.0290599</text:p>
          </table:table-cell>
          <table:table-cell office:value-type="float" office:value="-0.0339268" calcext:value-type="float">
            <text:p>-0.0339268</text:p>
          </table:table-cell>
          <table:table-cell office:value-type="float" office:value="0.150538" calcext:value-type="float">
            <text:p>0.1505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858" calcext:value-type="float">
            <text:p>18.858</text:p>
          </table:table-cell>
          <table:table-cell office:value-type="float" office:value="-0.0800123" calcext:value-type="float">
            <text:p>-0.0800123</text:p>
          </table:table-cell>
          <table:table-cell office:value-type="float" office:value="-3.95462" calcext:value-type="float">
            <text:p>-3.95462</text:p>
          </table:table-cell>
          <table:table-cell office:value-type="float" office:value="0.0613176" calcext:value-type="float">
            <text:p>0.0613176</text:p>
          </table:table-cell>
          <table:table-cell office:value-type="float" office:value="0.0706376" calcext:value-type="float">
            <text:p>0.0706376</text:p>
          </table:table-cell>
          <table:table-cell office:value-type="float" office:value="3.04937" calcext:value-type="float">
            <text:p>3.049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7.90675" calcext:value-type="float">
            <text:p>7.90675</text:p>
          </table:table-cell>
          <table:table-cell office:value-type="float" office:value="-4.1052" calcext:value-type="float">
            <text:p>-4.1052</text:p>
          </table:table-cell>
          <table:table-cell office:value-type="float" office:value="5.65055" calcext:value-type="float">
            <text:p>5.65055</text:p>
          </table:table-cell>
          <table:table-cell office:value-type="float" office:value="-0.0365749" calcext:value-type="float">
            <text:p>-0.0365749</text:p>
          </table:table-cell>
          <table:table-cell office:value-type="float" office:value="-0.0205458" calcext:value-type="float">
            <text:p>-0.0205458</text:p>
          </table:table-cell>
          <table:table-cell office:value-type="float" office:value="2.05228" calcext:value-type="float">
            <text:p>2.0522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5.7721" calcext:value-type="float">
            <text:p>45.7721</text:p>
          </table:table-cell>
          <table:table-cell office:value-type="float" office:value="3.54902" calcext:value-type="float">
            <text:p>3.54902</text:p>
          </table:table-cell>
          <table:table-cell office:value-type="float" office:value="5.64785" calcext:value-type="float">
            <text:p>5.64785</text:p>
          </table:table-cell>
          <table:table-cell office:value-type="float" office:value="-0.0590968" calcext:value-type="float">
            <text:p>-0.0590968</text:p>
          </table:table-cell>
          <table:table-cell office:value-type="float" office:value="-0.0814053" calcext:value-type="float">
            <text:p>-0.0814053</text:p>
          </table:table-cell>
          <table:table-cell office:value-type="float" office:value="3.1971" calcext:value-type="float">
            <text:p>3.19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7389" calcext:value-type="float">
            <text:p>18.7389</text:p>
          </table:table-cell>
          <table:table-cell office:value-type="float" office:value="-0.0195133" calcext:value-type="float">
            <text:p>-0.0195133</text:p>
          </table:table-cell>
          <table:table-cell office:value-type="float" office:value="-3.80074" calcext:value-type="float">
            <text:p>-3.80074</text:p>
          </table:table-cell>
          <table:table-cell office:value-type="float" office:value="0.00555049" calcext:value-type="float">
            <text:p>0.00555049</text:p>
          </table:table-cell>
          <table:table-cell office:value-type="float" office:value="-0.00730892" calcext:value-type="float">
            <text:p>-0.00730892</text:p>
          </table:table-cell>
          <table:table-cell office:value-type="float" office:value="6.26122" calcext:value-type="float">
            <text:p>6.261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13041" calcext:value-type="float">
            <text:p>8.13041</text:p>
          </table:table-cell>
          <table:table-cell office:value-type="float" office:value="-4.05669" calcext:value-type="float">
            <text:p>-4.05669</text:p>
          </table:table-cell>
          <table:table-cell office:value-type="float" office:value="5.92263" calcext:value-type="float">
            <text:p>5.92263</text:p>
          </table:table-cell>
          <table:table-cell office:value-type="float" office:value="-0.00598325" calcext:value-type="float">
            <text:p>-0.00598325</text:p>
          </table:table-cell>
          <table:table-cell office:value-type="float" office:value="0.0309211" calcext:value-type="float">
            <text:p>0.0309211</text:p>
          </table:table-cell>
          <table:table-cell office:value-type="float" office:value="7.57939" calcext:value-type="float">
            <text:p>7.579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5.9708" calcext:value-type="float">
            <text:p>45.9708</text:p>
          </table:table-cell>
          <table:table-cell office:value-type="float" office:value="3.61073" calcext:value-type="float">
            <text:p>3.61073</text:p>
          </table:table-cell>
          <table:table-cell office:value-type="float" office:value="5.83718" calcext:value-type="float">
            <text:p>5.83718</text:p>
          </table:table-cell>
          <table:table-cell office:value-type="float" office:value="-0.0213656" calcext:value-type="float">
            <text:p>-0.0213656</text:p>
          </table:table-cell>
          <table:table-cell office:value-type="float" office:value="-0.0157189" calcext:value-type="float">
            <text:p>-0.0157189</text:p>
          </table:table-cell>
          <table:table-cell office:value-type="float" office:value="6.24716" calcext:value-type="float">
            <text:p>6.2471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5859" calcext:value-type="float">
            <text:p>18.5859</text:p>
          </table:table-cell>
          <table:table-cell office:value-type="float" office:value="-0.0132706" calcext:value-type="float">
            <text:p>-0.0132706</text:p>
          </table:table-cell>
          <table:table-cell office:value-type="float" office:value="-4.08676" calcext:value-type="float">
            <text:p>-4.08676</text:p>
          </table:table-cell>
          <table:table-cell office:value-type="float" office:value="-0.000305435" calcext:value-type="float">
            <text:p>-0.000305435</text:p>
          </table:table-cell>
          <table:table-cell office:value-type="float" office:value="-0.0141317" calcext:value-type="float">
            <text:p>-0.0141317</text:p>
          </table:table-cell>
          <table:table-cell office:value-type="float" office:value="1.50986" calcext:value-type="float">
            <text:p>1.5098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30412" calcext:value-type="float">
            <text:p>8.30412</text:p>
          </table:table-cell>
          <table:table-cell office:value-type="float" office:value="-4.0513" calcext:value-type="float">
            <text:p>-4.0513</text:p>
          </table:table-cell>
          <table:table-cell office:value-type="float" office:value="5.70642" calcext:value-type="float">
            <text:p>5.70642</text:p>
          </table:table-cell>
          <table:table-cell office:value-type="float" office:value="-0.00226354" calcext:value-type="float">
            <text:p>-0.00226354</text:p>
          </table:table-cell>
          <table:table-cell office:value-type="float" office:value="0.0380424" calcext:value-type="float">
            <text:p>0.0380424</text:p>
          </table:table-cell>
          <table:table-cell office:value-type="float" office:value="1.56314" calcext:value-type="float">
            <text:p>1.563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6.1409" calcext:value-type="float">
            <text:p>46.1409</text:p>
          </table:table-cell>
          <table:table-cell office:value-type="float" office:value="3.62362" calcext:value-type="float">
            <text:p>3.62362</text:p>
          </table:table-cell>
          <table:table-cell office:value-type="float" office:value="5.61429" calcext:value-type="float">
            <text:p>5.61429</text:p>
          </table:table-cell>
          <table:table-cell office:value-type="float" office:value="-0.012635" calcext:value-type="float">
            <text:p>-0.012635</text:p>
          </table:table-cell>
          <table:table-cell office:value-type="float" office:value="-0.00115489" calcext:value-type="float">
            <text:p>-0.00115489</text:p>
          </table:table-cell>
          <table:table-cell office:value-type="float" office:value="1.59304" calcext:value-type="float">
            <text:p>1.593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4474" calcext:value-type="float">
            <text:p>18.4474</text:p>
          </table:table-cell>
          <table:table-cell office:value-type="float" office:value="0.0157926" calcext:value-type="float">
            <text:p>0.0157926</text:p>
          </table:table-cell>
          <table:table-cell office:value-type="float" office:value="-4.11786" calcext:value-type="float">
            <text:p>-4.11786</text:p>
          </table:table-cell>
          <table:table-cell office:value-type="float" office:value="-0.0243612" calcext:value-type="float">
            <text:p>-0.0243612</text:p>
          </table:table-cell>
          <table:table-cell office:value-type="float" office:value="-0.045745" calcext:value-type="float">
            <text:p>-0.045745</text:p>
          </table:table-cell>
          <table:table-cell office:value-type="float" office:value="0.651636" calcext:value-type="float">
            <text:p>0.6516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51066" calcext:value-type="float">
            <text:p>8.51066</text:p>
          </table:table-cell>
          <table:table-cell office:value-type="float" office:value="-4.01418" calcext:value-type="float">
            <text:p>-4.01418</text:p>
          </table:table-cell>
          <table:table-cell office:value-type="float" office:value="5.7927" calcext:value-type="float">
            <text:p>5.7927</text:p>
          </table:table-cell>
          <table:table-cell office:value-type="float" office:value="0.0203481" calcext:value-type="float">
            <text:p>0.0203481</text:p>
          </table:table-cell>
          <table:table-cell office:value-type="float" office:value="0.0745644" calcext:value-type="float">
            <text:p>0.0745644</text:p>
          </table:table-cell>
          <table:table-cell office:value-type="float" office:value="1.19491" calcext:value-type="float">
            <text:p>1.194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6.3272" calcext:value-type="float">
            <text:p>46.3272</text:p>
          </table:table-cell>
          <table:table-cell office:value-type="float" office:value="3.64566" calcext:value-type="float">
            <text:p>3.64566</text:p>
          </table:table-cell>
          <table:table-cell office:value-type="float" office:value="5.64479" calcext:value-type="float">
            <text:p>5.64479</text:p>
          </table:table-cell>
          <table:table-cell office:value-type="float" office:value="0.000864445" calcext:value-type="float">
            <text:p>0.000864445</text:p>
          </table:table-cell>
          <table:table-cell office:value-type="float" office:value="0.0207474" calcext:value-type="float">
            <text:p>0.0207474</text:p>
          </table:table-cell>
          <table:table-cell office:value-type="float" office:value="0.557871" calcext:value-type="float">
            <text:p>0.5578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3107" calcext:value-type="float">
            <text:p>18.3107</text:p>
          </table:table-cell>
          <table:table-cell office:value-type="float" office:value="0.0165392" calcext:value-type="float">
            <text:p>0.0165392</text:p>
          </table:table-cell>
          <table:table-cell office:value-type="float" office:value="-4.08487" calcext:value-type="float">
            <text:p>-4.08487</text:p>
          </table:table-cell>
          <table:table-cell office:value-type="float" office:value="-0.0238366" calcext:value-type="float">
            <text:p>-0.0238366</text:p>
          </table:table-cell>
          <table:table-cell office:value-type="float" office:value="-0.0431101" calcext:value-type="float">
            <text:p>-0.0431101</text:p>
          </table:table-cell>
          <table:table-cell office:value-type="float" office:value="0.147377" calcext:value-type="float">
            <text:p>0.1473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70331" calcext:value-type="float">
            <text:p>8.70331</text:p>
          </table:table-cell>
          <table:table-cell office:value-type="float" office:value="-4.01616" calcext:value-type="float">
            <text:p>-4.01616</text:p>
          </table:table-cell>
          <table:table-cell office:value-type="float" office:value="5.88438" calcext:value-type="float">
            <text:p>5.88438</text:p>
          </table:table-cell>
          <table:table-cell office:value-type="float" office:value="0.0178741" calcext:value-type="float">
            <text:p>0.0178741</text:p>
          </table:table-cell>
          <table:table-cell office:value-type="float" office:value="0.0637282" calcext:value-type="float">
            <text:p>0.0637282</text:p>
          </table:table-cell>
          <table:table-cell office:value-type="float" office:value="0.335049" calcext:value-type="float">
            <text:p>0.3350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6.5185" calcext:value-type="float">
            <text:p>46.5185</text:p>
          </table:table-cell>
          <table:table-cell office:value-type="float" office:value="3.65105" calcext:value-type="float">
            <text:p>3.65105</text:p>
          </table:table-cell>
          <table:table-cell office:value-type="float" office:value="5.74481" calcext:value-type="float">
            <text:p>5.74481</text:p>
          </table:table-cell>
          <table:table-cell office:value-type="float" office:value="0.00452181" calcext:value-type="float">
            <text:p>0.00452181</text:p>
          </table:table-cell>
          <table:table-cell office:value-type="float" office:value="0.0257417" calcext:value-type="float">
            <text:p>0.0257417</text:p>
          </table:table-cell>
          <table:table-cell office:value-type="float" office:value="0.133824" calcext:value-type="float">
            <text:p>0.1338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1693" calcext:value-type="float">
            <text:p>18.1693</text:p>
          </table:table-cell>
          <table:table-cell office:value-type="float" office:value="-0.00692426" calcext:value-type="float">
            <text:p>-0.00692426</text:p>
          </table:table-cell>
          <table:table-cell office:value-type="float" office:value="-4.03974" calcext:value-type="float">
            <text:p>-4.03974</text:p>
          </table:table-cell>
          <table:table-cell office:value-type="float" office:value="-0.00420076" calcext:value-type="float">
            <text:p>-0.00420076</text:p>
          </table:table-cell>
          <table:table-cell office:value-type="float" office:value="-0.014471" calcext:value-type="float">
            <text:p>-0.014471</text:p>
          </table:table-cell>
          <table:table-cell office:value-type="float" office:value="3.47841" calcext:value-type="float">
            <text:p>3.478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8.89663" calcext:value-type="float">
            <text:p>8.89663</text:p>
          </table:table-cell>
          <table:table-cell office:value-type="float" office:value="-4.02844" calcext:value-type="float">
            <text:p>-4.02844</text:p>
          </table:table-cell>
          <table:table-cell office:value-type="float" office:value="5.9899" calcext:value-type="float">
            <text:p>5.9899</text:p>
          </table:table-cell>
          <table:table-cell office:value-type="float" office:value="0.0094039" calcext:value-type="float">
            <text:p>0.0094039</text:p>
          </table:table-cell>
          <table:table-cell office:value-type="float" office:value="0.0431304" calcext:value-type="float">
            <text:p>0.0431304</text:p>
          </table:table-cell>
          <table:table-cell office:value-type="float" office:value="2.67758" calcext:value-type="float">
            <text:p>2.677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6.7091" calcext:value-type="float">
            <text:p>46.7091</text:p>
          </table:table-cell>
          <table:table-cell office:value-type="float" office:value="3.61898" calcext:value-type="float">
            <text:p>3.61898</text:p>
          </table:table-cell>
          <table:table-cell office:value-type="float" office:value="5.86255" calcext:value-type="float">
            <text:p>5.86255</text:p>
          </table:table-cell>
          <table:table-cell office:value-type="float" office:value="-0.0124927" calcext:value-type="float">
            <text:p>-0.0124927</text:p>
          </table:table-cell>
          <table:table-cell office:value-type="float" office:value="-0.00225904" calcext:value-type="float">
            <text:p>-0.00225904</text:p>
          </table:table-cell>
          <table:table-cell office:value-type="float" office:value="3.72926" calcext:value-type="float">
            <text:p>3.729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8.0341" calcext:value-type="float">
            <text:p>18.0341</text:p>
          </table:table-cell>
          <table:table-cell office:value-type="float" office:value="-0.0216737" calcext:value-type="float">
            <text:p>-0.0216737</text:p>
          </table:table-cell>
          <table:table-cell office:value-type="float" office:value="-4.11074" calcext:value-type="float">
            <text:p>-4.11074</text:p>
          </table:table-cell>
          <table:table-cell office:value-type="float" office:value="0.00714066" calcext:value-type="float">
            <text:p>0.00714066</text:p>
          </table:table-cell>
          <table:table-cell office:value-type="float" office:value="0.00145539" calcext:value-type="float">
            <text:p>0.00145539</text:p>
          </table:table-cell>
          <table:table-cell office:value-type="float" office:value="0.401862" calcext:value-type="float">
            <text:p>0.40186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09875" calcext:value-type="float">
            <text:p>9.09875</text:p>
          </table:table-cell>
          <table:table-cell office:value-type="float" office:value="-4.03154" calcext:value-type="float">
            <text:p>-4.03154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0.00847467" calcext:value-type="float">
            <text:p>0.00847467</text:p>
          </table:table-cell>
          <table:table-cell office:value-type="float" office:value="0.0393852" calcext:value-type="float">
            <text:p>0.0393852</text:p>
          </table:table-cell>
          <table:table-cell office:value-type="float" office:value="0.415684" calcext:value-type="float">
            <text:p>0.4156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6.9076" calcext:value-type="float">
            <text:p>46.9076</text:p>
          </table:table-cell>
          <table:table-cell office:value-type="float" office:value="3.60056" calcext:value-type="float">
            <text:p>3.60056</text:p>
          </table:table-cell>
          <table:table-cell office:value-type="float" office:value="5.86309" calcext:value-type="float">
            <text:p>5.86309</text:p>
          </table:table-cell>
          <table:table-cell office:value-type="float" office:value="-0.0214813" calcext:value-type="float">
            <text:p>-0.0214813</text:p>
          </table:table-cell>
          <table:table-cell office:value-type="float" office:value="-0.0166914" calcext:value-type="float">
            <text:p>-0.0166914</text:p>
          </table:table-cell>
          <table:table-cell office:value-type="float" office:value="0.371904" calcext:value-type="float">
            <text:p>0.3719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9056" calcext:value-type="float">
            <text:p>17.9056</text:p>
          </table:table-cell>
          <table:table-cell office:value-type="float" office:value="-0.00297761" calcext:value-type="float">
            <text:p>-0.00297761</text:p>
          </table:table-cell>
          <table:table-cell office:value-type="float" office:value="-4.18194" calcext:value-type="float">
            <text:p>-4.18194</text:p>
          </table:table-cell>
          <table:table-cell office:value-type="float" office:value="-0.00769676" calcext:value-type="float">
            <text:p>-0.00769676</text:p>
          </table:table-cell>
          <table:table-cell office:value-type="float" office:value="-0.018709" calcext:value-type="float">
            <text:p>-0.018709</text:p>
          </table:table-cell>
          <table:table-cell office:value-type="float" office:value="1.54948" calcext:value-type="float">
            <text:p>1.549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31815" calcext:value-type="float">
            <text:p>9.31815</text:p>
          </table:table-cell>
          <table:table-cell office:value-type="float" office:value="-4.00678" calcext:value-type="float">
            <text:p>-4.00678</text:p>
          </table:table-cell>
          <table:table-cell office:value-type="float" office:value="6.02002" calcext:value-type="float">
            <text:p>6.02002</text:p>
          </table:table-cell>
          <table:table-cell office:value-type="float" office:value="0.024652" calcext:value-type="float">
            <text:p>0.024652</text:p>
          </table:table-cell>
          <table:table-cell office:value-type="float" office:value="0.06629" calcext:value-type="float">
            <text:p>0.06629</text:p>
          </table:table-cell>
          <table:table-cell office:value-type="float" office:value="1.71195" calcext:value-type="float">
            <text:p>1.711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7.1132" calcext:value-type="float">
            <text:p>47.1132</text:p>
          </table:table-cell>
          <table:table-cell office:value-type="float" office:value="3.61695" calcext:value-type="float">
            <text:p>3.61695</text:p>
          </table:table-cell>
          <table:table-cell office:value-type="float" office:value="5.85438" calcext:value-type="float">
            <text:p>5.85438</text:p>
          </table:table-cell>
          <table:table-cell office:value-type="float" office:value="-0.0107976" calcext:value-type="float">
            <text:p>-0.0107976</text:p>
          </table:table-cell>
          <table:table-cell office:value-type="float" office:value="0.00112482" calcext:value-type="float">
            <text:p>0.00112482</text:p>
          </table:table-cell>
          <table:table-cell office:value-type="float" office:value="1.47164" calcext:value-type="float">
            <text:p>1.471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7648" calcext:value-type="float">
            <text:p>17.7648</text:p>
          </table:table-cell>
          <table:table-cell office:value-type="float" office:value="-0.0256376" calcext:value-type="float">
            <text:p>-0.0256376</text:p>
          </table:table-cell>
          <table:table-cell office:value-type="float" office:value="-4.31216" calcext:value-type="float">
            <text:p>-4.31216</text:p>
          </table:table-cell>
          <table:table-cell office:value-type="float" office:value="0.00933237" calcext:value-type="float">
            <text:p>0.00933237</text:p>
          </table:table-cell>
          <table:table-cell office:value-type="float" office:value="0.00506583" calcext:value-type="float">
            <text:p>0.00506583</text:p>
          </table:table-cell>
          <table:table-cell office:value-type="float" office:value="1.30491" calcext:value-type="float">
            <text:p>1.304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51963" calcext:value-type="float">
            <text:p>9.51963</text:p>
          </table:table-cell>
          <table:table-cell office:value-type="float" office:value="-4.01373" calcext:value-type="float">
            <text:p>-4.01373</text:p>
          </table:table-cell>
          <table:table-cell office:value-type="float" office:value="5.95191" calcext:value-type="float">
            <text:p>5.95191</text:p>
          </table:table-cell>
          <table:table-cell office:value-type="float" office:value="0.0214525" calcext:value-type="float">
            <text:p>0.0214525</text:p>
          </table:table-cell>
          <table:table-cell office:value-type="float" office:value="0.058601" calcext:value-type="float">
            <text:p>0.058601</text:p>
          </table:table-cell>
          <table:table-cell office:value-type="float" office:value="1.39811" calcext:value-type="float">
            <text:p>1.398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7.3113" calcext:value-type="float">
            <text:p>47.3113</text:p>
          </table:table-cell>
          <table:table-cell office:value-type="float" office:value="3.58304" calcext:value-type="float">
            <text:p>3.58304</text:p>
          </table:table-cell>
          <table:table-cell office:value-type="float" office:value="5.79923" calcext:value-type="float">
            <text:p>5.79923</text:p>
          </table:table-cell>
          <table:table-cell office:value-type="float" office:value="-0.0286869" calcext:value-type="float">
            <text:p>-0.0286869</text:p>
          </table:table-cell>
          <table:table-cell office:value-type="float" office:value="-0.0282075" calcext:value-type="float">
            <text:p>-0.0282075</text:p>
          </table:table-cell>
          <table:table-cell office:value-type="float" office:value="1.24639" calcext:value-type="float">
            <text:p>1.246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6084" calcext:value-type="float">
            <text:p>17.6084</text:p>
          </table:table-cell>
          <table:table-cell office:value-type="float" office:value="-0.0235824" calcext:value-type="float">
            <text:p>-0.0235824</text:p>
          </table:table-cell>
          <table:table-cell office:value-type="float" office:value="-4.43945" calcext:value-type="float">
            <text:p>-4.43945</text:p>
          </table:table-cell>
          <table:table-cell office:value-type="float" office:value="0.00700972" calcext:value-type="float">
            <text:p>0.00700972</text:p>
          </table:table-cell>
          <table:table-cell office:value-type="float" office:value="0.00171291" calcext:value-type="float">
            <text:p>0.00171291</text:p>
          </table:table-cell>
          <table:table-cell office:value-type="float" office:value="0.281771" calcext:value-type="float">
            <text:p>0.2817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70461" calcext:value-type="float">
            <text:p>9.70461</text:p>
          </table:table-cell>
          <table:table-cell office:value-type="float" office:value="-4.01319" calcext:value-type="float">
            <text:p>-4.01319</text:p>
          </table:table-cell>
          <table:table-cell office:value-type="float" office:value="5.87923" calcext:value-type="float">
            <text:p>5.87923</text:p>
          </table:table-cell>
          <table:table-cell office:value-type="float" office:value="0.0204267" calcext:value-type="float">
            <text:p>0.0204267</text:p>
          </table:table-cell>
          <table:table-cell office:value-type="float" office:value="0.0537543" calcext:value-type="float">
            <text:p>0.0537543</text:p>
          </table:table-cell>
          <table:table-cell office:value-type="float" office:value="0.203748" calcext:value-type="float">
            <text:p>0.2037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7.4939" calcext:value-type="float">
            <text:p>47.4939</text:p>
          </table:table-cell>
          <table:table-cell office:value-type="float" office:value="3.59006" calcext:value-type="float">
            <text:p>3.59006</text:p>
          </table:table-cell>
          <table:table-cell office:value-type="float" office:value="5.73569" calcext:value-type="float">
            <text:p>5.73569</text:p>
          </table:table-cell>
          <table:table-cell office:value-type="float" office:value="-0.0225915" calcext:value-type="float">
            <text:p>-0.0225915</text:p>
          </table:table-cell>
          <table:table-cell office:value-type="float" office:value="-0.0169753" calcext:value-type="float">
            <text:p>-0.0169753</text:p>
          </table:table-cell>
          <table:table-cell office:value-type="float" office:value="0.374451" calcext:value-type="float">
            <text:p>0.3744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4585" calcext:value-type="float">
            <text:p>17.4585</text:p>
          </table:table-cell>
          <table:table-cell office:value-type="float" office:value="-0.0540666" calcext:value-type="float">
            <text:p>-0.0540666</text:p>
          </table:table-cell>
          <table:table-cell office:value-type="float" office:value="-4.42883" calcext:value-type="float">
            <text:p>-4.42883</text:p>
          </table:table-cell>
          <table:table-cell office:value-type="float" office:value="0.0285559" calcext:value-type="float">
            <text:p>0.0285559</text:p>
          </table:table-cell>
          <table:table-cell office:value-type="float" office:value="0.0314662" calcext:value-type="float">
            <text:p>0.0314662</text:p>
          </table:table-cell>
          <table:table-cell office:value-type="float" office:value="1.42632" calcext:value-type="float">
            <text:p>1.4263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9.89634" calcext:value-type="float">
            <text:p>9.89634</text:p>
          </table:table-cell>
          <table:table-cell office:value-type="float" office:value="-4.03451" calcext:value-type="float">
            <text:p>-4.03451</text:p>
          </table:table-cell>
          <table:table-cell office:value-type="float" office:value="5.93353" calcext:value-type="float">
            <text:p>5.93353</text:p>
          </table:table-cell>
          <table:table-cell office:value-type="float" office:value="0.00729175" calcext:value-type="float">
            <text:p>0.00729175</text:p>
          </table:table-cell>
          <table:table-cell office:value-type="float" office:value="0.0270247" calcext:value-type="float">
            <text:p>0.0270247</text:p>
          </table:table-cell>
          <table:table-cell office:value-type="float" office:value="1.6568" calcext:value-type="float">
            <text:p>1.65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7.6874" calcext:value-type="float">
            <text:p>47.6874</text:p>
          </table:table-cell>
          <table:table-cell office:value-type="float" office:value="3.55358" calcext:value-type="float">
            <text:p>3.55358</text:p>
          </table:table-cell>
          <table:table-cell office:value-type="float" office:value="5.8234" calcext:value-type="float">
            <text:p>5.8234</text:p>
          </table:table-cell>
          <table:table-cell office:value-type="float" office:value="-0.0405888" calcext:value-type="float">
            <text:p>-0.0405888</text:p>
          </table:table-cell>
          <table:table-cell office:value-type="float" office:value="-0.0443699" calcext:value-type="float">
            <text:p>-0.0443699</text:p>
          </table:table-cell>
          <table:table-cell office:value-type="float" office:value="1.40453" calcext:value-type="float">
            <text:p>1.404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3211" calcext:value-type="float">
            <text:p>17.3211</text:p>
          </table:table-cell>
          <table:table-cell office:value-type="float" office:value="-0.00434032" calcext:value-type="float">
            <text:p>-0.00434032</text:p>
          </table:table-cell>
          <table:table-cell office:value-type="float" office:value="-4.32743" calcext:value-type="float">
            <text:p>-4.32743</text:p>
          </table:table-cell>
          <table:table-cell office:value-type="float" office:value="-0.00930455" calcext:value-type="float">
            <text:p>-0.00930455</text:p>
          </table:table-cell>
          <table:table-cell office:value-type="float" office:value="-0.0228055" calcext:value-type="float">
            <text:p>-0.0228055</text:p>
          </table:table-cell>
          <table:table-cell office:value-type="float" office:value="4.06292" calcext:value-type="float">
            <text:p>4.062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1162" calcext:value-type="float">
            <text:p>10.1162</text:p>
          </table:table-cell>
          <table:table-cell office:value-type="float" office:value="-3.99725" calcext:value-type="float">
            <text:p>-3.99725</text:p>
          </table:table-cell>
          <table:table-cell office:value-type="float" office:value="6.13665" calcext:value-type="float">
            <text:p>6.13665</text:p>
          </table:table-cell>
          <table:table-cell office:value-type="float" office:value="0.0273391" calcext:value-type="float">
            <text:p>0.0273391</text:p>
          </table:table-cell>
          <table:table-cell office:value-type="float" office:value="0.0571876" calcext:value-type="float">
            <text:p>0.0571876</text:p>
          </table:table-cell>
          <table:table-cell office:value-type="float" office:value="3.57001" calcext:value-type="float">
            <text:p>3.570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7.891" calcext:value-type="float">
            <text:p>47.891</text:p>
          </table:table-cell>
          <table:table-cell office:value-type="float" office:value="3.60787" calcext:value-type="float">
            <text:p>3.60787</text:p>
          </table:table-cell>
          <table:table-cell office:value-type="float" office:value="5.97193" calcext:value-type="float">
            <text:p>5.97193</text:p>
          </table:table-cell>
          <table:table-cell office:value-type="float" office:value="-0.0074044" calcext:value-type="float">
            <text:p>-0.0074044</text:p>
          </table:table-cell>
          <table:table-cell office:value-type="float" office:value="0.0114755" calcext:value-type="float">
            <text:p>0.0114755</text:p>
          </table:table-cell>
          <table:table-cell office:value-type="float" office:value="4.22589" calcext:value-type="float">
            <text:p>4.225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1814" calcext:value-type="float">
            <text:p>17.1814</text:p>
          </table:table-cell>
          <table:table-cell office:value-type="float" office:value="-0.00291823" calcext:value-type="float">
            <text:p>-0.00291823</text:p>
          </table:table-cell>
          <table:table-cell office:value-type="float" office:value="-4.40245" calcext:value-type="float">
            <text:p>-4.40245</text:p>
          </table:table-cell>
          <table:table-cell office:value-type="float" office:value="-0.0100364" calcext:value-type="float">
            <text:p>-0.0100364</text:p>
          </table:table-cell>
          <table:table-cell office:value-type="float" office:value="-0.0227066" calcext:value-type="float">
            <text:p>-0.0227066</text:p>
          </table:table-cell>
          <table:table-cell office:value-type="float" office:value="0.56122" calcext:value-type="float">
            <text:p>0.561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3316" calcext:value-type="float">
            <text:p>10.3316</text:p>
          </table:table-cell>
          <table:table-cell office:value-type="float" office:value="-3.98609" calcext:value-type="float">
            <text:p>-3.98609</text:p>
          </table:table-cell>
          <table:table-cell office:value-type="float" office:value="6.14685" calcext:value-type="float">
            <text:p>6.14685</text:p>
          </table:table-cell>
          <table:table-cell office:value-type="float" office:value="0.0333889" calcext:value-type="float">
            <text:p>0.0333889</text:p>
          </table:table-cell>
          <table:table-cell office:value-type="float" office:value="0.0651299" calcext:value-type="float">
            <text:p>0.0651299</text:p>
          </table:table-cell>
          <table:table-cell office:value-type="float" office:value="0.563044" calcext:value-type="float">
            <text:p>0.5630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8.0975" calcext:value-type="float">
            <text:p>48.0975</text:p>
          </table:table-cell>
          <table:table-cell office:value-type="float" office:value="3.60174" calcext:value-type="float">
            <text:p>3.60174</text:p>
          </table:table-cell>
          <table:table-cell office:value-type="float" office:value="5.96588" calcext:value-type="float">
            <text:p>5.96588</text:p>
          </table:table-cell>
          <table:table-cell office:value-type="float" office:value="-0.00975121" calcext:value-type="float">
            <text:p>-0.00975121</text:p>
          </table:table-cell>
          <table:table-cell office:value-type="float" office:value="0.00689541" calcext:value-type="float">
            <text:p>0.00689541</text:p>
          </table:table-cell>
          <table:table-cell office:value-type="float" office:value="0.498668" calcext:value-type="float">
            <text:p>0.4986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7.033" calcext:value-type="float">
            <text:p>17.033</text:p>
          </table:table-cell>
          <table:table-cell office:value-type="float" office:value="0.0088033" calcext:value-type="float">
            <text:p>0.0088033</text:p>
          </table:table-cell>
          <table:table-cell office:value-type="float" office:value="-4.54176" calcext:value-type="float">
            <text:p>-4.54176</text:p>
          </table:table-cell>
          <table:table-cell office:value-type="float" office:value="-0.0178232" calcext:value-type="float">
            <text:p>-0.0178232</text:p>
          </table:table-cell>
          <table:table-cell office:value-type="float" office:value="-0.0323787" calcext:value-type="float">
            <text:p>-0.0323787</text:p>
          </table:table-cell>
          <table:table-cell office:value-type="float" office:value="0.0205125" calcext:value-type="float">
            <text:p>0.020512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5403" calcext:value-type="float">
            <text:p>10.5403</text:p>
          </table:table-cell>
          <table:table-cell office:value-type="float" office:value="-3.97198" calcext:value-type="float">
            <text:p>-3.97198</text:p>
          </table:table-cell>
          <table:table-cell office:value-type="float" office:value="6.08874" calcext:value-type="float">
            <text:p>6.08874</text:p>
          </table:table-cell>
          <table:table-cell office:value-type="float" office:value="0.0406158" calcext:value-type="float">
            <text:p>0.0406158</text:p>
          </table:table-cell>
          <table:table-cell office:value-type="float" office:value="0.075397" calcext:value-type="float">
            <text:p>0.075397</text:p>
          </table:table-cell>
          <table:table-cell office:value-type="float" office:value="0.0332467" calcext:value-type="float">
            <text:p>0.03324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8.297" calcext:value-type="float">
            <text:p>48.297</text:p>
          </table:table-cell>
          <table:table-cell office:value-type="float" office:value="3.60801" calcext:value-type="float">
            <text:p>3.60801</text:p>
          </table:table-cell>
          <table:table-cell office:value-type="float" office:value="5.89191" calcext:value-type="float">
            <text:p>5.89191</text:p>
          </table:table-cell>
          <table:table-cell office:value-type="float" office:value="-0.00518265" calcext:value-type="float">
            <text:p>-0.00518265</text:p>
          </table:table-cell>
          <table:table-cell office:value-type="float" office:value="0.0135232" calcext:value-type="float">
            <text:p>0.0135232</text:p>
          </table:table-cell>
          <table:table-cell office:value-type="float" office:value="0.0420433" calcext:value-type="float">
            <text:p>0.04204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0.0140587" calcext:value-type="float">
            <text:p>0.0140587</text:p>
          </table:table-cell>
          <table:table-cell office:value-type="float" office:value="-4.66594" calcext:value-type="float">
            <text:p>-4.66594</text:p>
          </table:table-cell>
          <table:table-cell office:value-type="float" office:value="-0.0204822" calcext:value-type="float">
            <text:p>-0.0204822</text:p>
          </table:table-cell>
          <table:table-cell office:value-type="float" office:value="-0.0344409" calcext:value-type="float">
            <text:p>-0.0344409</text:p>
          </table:table-cell>
          <table:table-cell office:value-type="float" office:value="0.711322" calcext:value-type="float">
            <text:p>0.7113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7314" calcext:value-type="float">
            <text:p>10.7314</text:p>
          </table:table-cell>
          <table:table-cell office:value-type="float" office:value="-3.96803" calcext:value-type="float">
            <text:p>-3.96803</text:p>
          </table:table-cell>
          <table:table-cell office:value-type="float" office:value="6.02502" calcext:value-type="float">
            <text:p>6.02502</text:p>
          </table:table-cell>
          <table:table-cell office:value-type="float" office:value="0.0401004" calcext:value-type="float">
            <text:p>0.0401004</text:p>
          </table:table-cell>
          <table:table-cell office:value-type="float" office:value="0.0704709" calcext:value-type="float">
            <text:p>0.0704709</text:p>
          </table:table-cell>
          <table:table-cell office:value-type="float" office:value="0.91931" calcext:value-type="float">
            <text:p>0.9193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8.4832" calcext:value-type="float">
            <text:p>48.4832</text:p>
          </table:table-cell>
          <table:table-cell office:value-type="float" office:value="3.61049" calcext:value-type="float">
            <text:p>3.61049</text:p>
          </table:table-cell>
          <table:table-cell office:value-type="float" office:value="5.83394" calcext:value-type="float">
            <text:p>5.83394</text:p>
          </table:table-cell>
          <table:table-cell office:value-type="float" office:value="-0.00277051" calcext:value-type="float">
            <text:p>-0.00277051</text:p>
          </table:table-cell>
          <table:table-cell office:value-type="float" office:value="0.0166497" calcext:value-type="float">
            <text:p>0.0166497</text:p>
          </table:table-cell>
          <table:table-cell office:value-type="float" office:value="0.769854" calcext:value-type="float">
            <text:p>0.7698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7309" calcext:value-type="float">
            <text:p>16.7309</text:p>
          </table:table-cell>
          <table:table-cell office:value-type="float" office:value="0.0124579" calcext:value-type="float">
            <text:p>0.0124579</text:p>
          </table:table-cell>
          <table:table-cell office:value-type="float" office:value="-4.5439" calcext:value-type="float">
            <text:p>-4.5439</text:p>
          </table:table-cell>
          <table:table-cell office:value-type="float" office:value="-0.018463" calcext:value-type="float">
            <text:p>-0.018463</text:p>
          </table:table-cell>
          <table:table-cell office:value-type="float" office:value="-0.0301453" calcext:value-type="float">
            <text:p>-0.0301453</text:p>
          </table:table-cell>
          <table:table-cell office:value-type="float" office:value="0.712161" calcext:value-type="float">
            <text:p>0.7121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0.9484" calcext:value-type="float">
            <text:p>10.9484</text:p>
          </table:table-cell>
          <table:table-cell office:value-type="float" office:value="-3.9711" calcext:value-type="float">
            <text:p>-3.9711</text:p>
          </table:table-cell>
          <table:table-cell office:value-type="float" office:value="6.20294" calcext:value-type="float">
            <text:p>6.20294</text:p>
          </table:table-cell>
          <table:table-cell office:value-type="float" office:value="0.0358932" calcext:value-type="float">
            <text:p>0.0358932</text:p>
          </table:table-cell>
          <table:table-cell office:value-type="float" office:value="0.0571849" calcext:value-type="float">
            <text:p>0.0571849</text:p>
          </table:table-cell>
          <table:table-cell office:value-type="float" office:value="0.50139" calcext:value-type="float">
            <text:p>0.501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8.6978" calcext:value-type="float">
            <text:p>48.6978</text:p>
          </table:table-cell>
          <table:table-cell office:value-type="float" office:value="3.61325" calcext:value-type="float">
            <text:p>3.61325</text:p>
          </table:table-cell>
          <table:table-cell office:value-type="float" office:value="6.02221" calcext:value-type="float">
            <text:p>6.02221</text:p>
          </table:table-cell>
          <table:table-cell office:value-type="float" office:value="-0.000412524" calcext:value-type="float">
            <text:p>-0.000412524</text:p>
          </table:table-cell>
          <table:table-cell office:value-type="float" office:value="0.019823" calcext:value-type="float">
            <text:p>0.019823</text:p>
          </table:table-cell>
          <table:table-cell office:value-type="float" office:value="0.690469" calcext:value-type="float">
            <text:p>0.6904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5868" calcext:value-type="float">
            <text:p>16.5868</text:p>
          </table:table-cell>
          <table:table-cell office:value-type="float" office:value="0.00330046" calcext:value-type="float">
            <text:p>0.00330046</text:p>
          </table:table-cell>
          <table:table-cell office:value-type="float" office:value="-4.6194" calcext:value-type="float">
            <text:p>-4.6194</text:p>
          </table:table-cell>
          <table:table-cell office:value-type="float" office:value="-0.0112367" calcext:value-type="float">
            <text:p>-0.0112367</text:p>
          </table:table-cell>
          <table:table-cell office:value-type="float" office:value="-0.0184361" calcext:value-type="float">
            <text:p>-0.0184361</text:p>
          </table:table-cell>
          <table:table-cell office:value-type="float" office:value="0.608203" calcext:value-type="float">
            <text:p>0.6082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1.1621" calcext:value-type="float">
            <text:p>11.1621</text:p>
          </table:table-cell>
          <table:table-cell office:value-type="float" office:value="-3.97663" calcext:value-type="float">
            <text:p>-3.97663</text:p>
          </table:table-cell>
          <table:table-cell office:value-type="float" office:value="6.18765" calcext:value-type="float">
            <text:p>6.18765</text:p>
          </table:table-cell>
          <table:table-cell office:value-type="float" office:value="0.0318008" calcext:value-type="float">
            <text:p>0.0318008</text:p>
          </table:table-cell>
          <table:table-cell office:value-type="float" office:value="0.0480191" calcext:value-type="float">
            <text:p>0.0480191</text:p>
          </table:table-cell>
          <table:table-cell office:value-type="float" office:value="0.631737" calcext:value-type="float">
            <text:p>0.63173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8.9093" calcext:value-type="float">
            <text:p>48.9093</text:p>
          </table:table-cell>
          <table:table-cell office:value-type="float" office:value="3.60062" calcext:value-type="float">
            <text:p>3.60062</text:p>
          </table:table-cell>
          <table:table-cell office:value-type="float" office:value="6.01561" calcext:value-type="float">
            <text:p>6.01561</text:p>
          </table:table-cell>
          <table:table-cell office:value-type="float" office:value="-0.00688605" calcext:value-type="float">
            <text:p>-0.00688605</text:p>
          </table:table-cell>
          <table:table-cell office:value-type="float" office:value="0.00806307" calcext:value-type="float">
            <text:p>0.00806307</text:p>
          </table:table-cell>
          <table:table-cell office:value-type="float" office:value="0.523867" calcext:value-type="float">
            <text:p>0.5238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4254" calcext:value-type="float">
            <text:p>16.4254</text:p>
          </table:table-cell>
          <table:table-cell office:value-type="float" office:value="-0.00527234" calcext:value-type="float">
            <text:p>-0.00527234</text:p>
          </table:table-cell>
          <table:table-cell office:value-type="float" office:value="-4.78721" calcext:value-type="float">
            <text:p>-4.78721</text:p>
          </table:table-cell>
          <table:table-cell office:value-type="float" office:value="-0.00488549" calcext:value-type="float">
            <text:p>-0.00488549</text:p>
          </table:table-cell>
          <table:table-cell office:value-type="float" office:value="-0.00863372" calcext:value-type="float">
            <text:p>-0.00863372</text:p>
          </table:table-cell>
          <table:table-cell office:value-type="float" office:value="0.645099" calcext:value-type="float">
            <text:p>0.6450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1.3623" calcext:value-type="float">
            <text:p>11.3623</text:p>
          </table:table-cell>
          <table:table-cell office:value-type="float" office:value="-3.97748" calcext:value-type="float">
            <text:p>-3.97748</text:p>
          </table:table-cell>
          <table:table-cell office:value-type="float" office:value="6.08173" calcext:value-type="float">
            <text:p>6.08173</text:p>
          </table:table-cell>
          <table:table-cell office:value-type="float" office:value="0.0299701" calcext:value-type="float">
            <text:p>0.0299701</text:p>
          </table:table-cell>
          <table:table-cell office:value-type="float" office:value="0.0436932" calcext:value-type="float">
            <text:p>0.0436932</text:p>
          </table:table-cell>
          <table:table-cell office:value-type="float" office:value="0.787515" calcext:value-type="float">
            <text:p>0.7875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9.1059" calcext:value-type="float">
            <text:p>49.1059</text:p>
          </table:table-cell>
          <table:table-cell office:value-type="float" office:value="3.58265" calcext:value-type="float">
            <text:p>3.58265</text:p>
          </table:table-cell>
          <table:table-cell office:value-type="float" office:value="5.91789" calcext:value-type="float">
            <text:p>5.91789</text:p>
          </table:table-cell>
          <table:table-cell office:value-type="float" office:value="-0.0159469" calcext:value-type="float">
            <text:p>-0.0159469</text:p>
          </table:table-cell>
          <table:table-cell office:value-type="float" office:value="-0.00743261" calcext:value-type="float">
            <text:p>-0.00743261</text:p>
          </table:table-cell>
          <table:table-cell office:value-type="float" office:value="0.532514" calcext:value-type="float">
            <text:p>0.5325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2616" calcext:value-type="float">
            <text:p>16.2616</text:p>
          </table:table-cell>
          <table:table-cell office:value-type="float" office:value="0.00698359" calcext:value-type="float">
            <text:p>0.00698359</text:p>
          </table:table-cell>
          <table:table-cell office:value-type="float" office:value="-5.01859" calcext:value-type="float">
            <text:p>-5.01859</text:p>
          </table:table-cell>
          <table:table-cell office:value-type="float" office:value="-0.0126465" calcext:value-type="float">
            <text:p>-0.0126465</text:p>
          </table:table-cell>
          <table:table-cell office:value-type="float" office:value="-0.019177" calcext:value-type="float">
            <text:p>-0.019177</text:p>
          </table:table-cell>
          <table:table-cell office:value-type="float" office:value="2.34952" calcext:value-type="float">
            <text:p>2.349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-3.9558" calcext:value-type="float">
            <text:p>-3.9558</text:p>
          </table:table-cell>
          <table:table-cell office:value-type="float" office:value="5.93292" calcext:value-type="float">
            <text:p>5.93292</text:p>
          </table:table-cell>
          <table:table-cell office:value-type="float" office:value="0.0416267" calcext:value-type="float">
            <text:p>0.0416267</text:p>
          </table:table-cell>
          <table:table-cell office:value-type="float" office:value="0.0641475" calcext:value-type="float">
            <text:p>0.0641475</text:p>
          </table:table-cell>
          <table:table-cell office:value-type="float" office:value="1.86551" calcext:value-type="float">
            <text:p>1.865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9.3009" calcext:value-type="float">
            <text:p>49.3009</text:p>
          </table:table-cell>
          <table:table-cell office:value-type="float" office:value="3.59309" calcext:value-type="float">
            <text:p>3.59309</text:p>
          </table:table-cell>
          <table:table-cell office:value-type="float" office:value="5.75057" calcext:value-type="float">
            <text:p>5.75057</text:p>
          </table:table-cell>
          <table:table-cell office:value-type="float" office:value="-0.00914128" calcext:value-type="float">
            <text:p>-0.00914128</text:p>
          </table:table-cell>
          <table:table-cell office:value-type="float" office:value="0.00317251" calcext:value-type="float">
            <text:p>0.00317251</text:p>
          </table:table-cell>
          <table:table-cell office:value-type="float" office:value="2.32915" calcext:value-type="float">
            <text:p>2.329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6.1037" calcext:value-type="float">
            <text:p>16.1037</text:p>
          </table:table-cell>
          <table:table-cell office:value-type="float" office:value="0.00174079" calcext:value-type="float">
            <text:p>0.00174079</text:p>
          </table:table-cell>
          <table:table-cell office:value-type="float" office:value="-4.9998" calcext:value-type="float">
            <text:p>-4.9998</text:p>
          </table:table-cell>
          <table:table-cell office:value-type="float" office:value="-0.00839731" calcext:value-type="float">
            <text:p>-0.00839731</text:p>
          </table:table-cell>
          <table:table-cell office:value-type="float" office:value="-0.0120728" calcext:value-type="float">
            <text:p>-0.0120728</text:p>
          </table:table-cell>
          <table:table-cell office:value-type="float" office:value="0.740709" calcext:value-type="float">
            <text:p>0.74070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1.7732" calcext:value-type="float">
            <text:p>11.7732</text:p>
          </table:table-cell>
          <table:table-cell office:value-type="float" office:value="-3.95908" calcext:value-type="float">
            <text:p>-3.95908</text:p>
          </table:table-cell>
          <table:table-cell office:value-type="float" office:value="6.00601" calcext:value-type="float">
            <text:p>6.00601</text:p>
          </table:table-cell>
          <table:table-cell office:value-type="float" office:value="0.0376402" calcext:value-type="float">
            <text:p>0.0376402</text:p>
          </table:table-cell>
          <table:table-cell office:value-type="float" office:value="0.0532995" calcext:value-type="float">
            <text:p>0.0532995</text:p>
          </table:table-cell>
          <table:table-cell office:value-type="float" office:value="0.757397" calcext:value-type="float">
            <text:p>0.7573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9.5051" calcext:value-type="float">
            <text:p>49.5051</text:p>
          </table:table-cell>
          <table:table-cell office:value-type="float" office:value="3.58575" calcext:value-type="float">
            <text:p>3.58575</text:p>
          </table:table-cell>
          <table:table-cell office:value-type="float" office:value="5.83712" calcext:value-type="float">
            <text:p>5.83712</text:p>
          </table:table-cell>
          <table:table-cell office:value-type="float" office:value="-0.0121006" calcext:value-type="float">
            <text:p>-0.0121006</text:p>
          </table:table-cell>
          <table:table-cell office:value-type="float" office:value="-0.00162661" calcext:value-type="float">
            <text:p>-0.00162661</text:p>
          </table:table-cell>
          <table:table-cell office:value-type="float" office:value="0.629703" calcext:value-type="float">
            <text:p>0.6297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9458" calcext:value-type="float">
            <text:p>15.9458</text:p>
          </table:table-cell>
          <table:table-cell office:value-type="float" office:value="-0.00764028" calcext:value-type="float">
            <text:p>-0.00764028</text:p>
          </table:table-cell>
          <table:table-cell office:value-type="float" office:value="-4.94549" calcext:value-type="float">
            <text:p>-4.94549</text:p>
          </table:table-cell>
          <table:table-cell office:value-type="float" office:value="-0.00171487" calcext:value-type="float">
            <text:p>-0.00171487</text:p>
          </table:table-cell>
          <table:table-cell office:value-type="float" office:value="-0.00168195" calcext:value-type="float">
            <text:p>-0.00168195</text:p>
          </table:table-cell>
          <table:table-cell office:value-type="float" office:value="0.170463" calcext:value-type="float">
            <text:p>0.17046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1.9798" calcext:value-type="float">
            <text:p>11.9798</text:p>
          </table:table-cell>
          <table:table-cell office:value-type="float" office:value="-3.97089" calcext:value-type="float">
            <text:p>-3.97089</text:p>
          </table:table-cell>
          <table:table-cell office:value-type="float" office:value="6.10942" calcext:value-type="float">
            <text:p>6.10942</text:p>
          </table:table-cell>
          <table:table-cell office:value-type="float" office:value="0.0285526" calcext:value-type="float">
            <text:p>0.0285526</text:p>
          </table:table-cell>
          <table:table-cell office:value-type="float" office:value="0.0337132" calcext:value-type="float">
            <text:p>0.0337132</text:p>
          </table:table-cell>
          <table:table-cell office:value-type="float" office:value="0.410038" calcext:value-type="float">
            <text:p>0.4100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9.7114" calcext:value-type="float">
            <text:p>49.7114</text:p>
          </table:table-cell>
          <table:table-cell office:value-type="float" office:value="3.57601" calcext:value-type="float">
            <text:p>3.57601</text:p>
          </table:table-cell>
          <table:table-cell office:value-type="float" office:value="5.95968" calcext:value-type="float">
            <text:p>5.95968</text:p>
          </table:table-cell>
          <table:table-cell office:value-type="float" office:value="-0.0160417" calcext:value-type="float">
            <text:p>-0.0160417</text:p>
          </table:table-cell>
          <table:table-cell office:value-type="float" office:value="-0.00749468" calcext:value-type="float">
            <text:p>-0.00749468</text:p>
          </table:table-cell>
          <table:table-cell office:value-type="float" office:value="0.0880375" calcext:value-type="float">
            <text:p>0.08803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7927" calcext:value-type="float">
            <text:p>15.7927</text:p>
          </table:table-cell>
          <table:table-cell office:value-type="float" office:value="-0.0331178" calcext:value-type="float">
            <text:p>-0.0331178</text:p>
          </table:table-cell>
          <table:table-cell office:value-type="float" office:value="-5.03078" calcext:value-type="float">
            <text:p>-5.03078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224821" calcext:value-type="float">
            <text:p>0.0224821</text:p>
          </table:table-cell>
          <table:table-cell office:value-type="float" office:value="4.3861" calcext:value-type="float">
            <text:p>4.38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2.1928" calcext:value-type="float">
            <text:p>12.1928</text:p>
          </table:table-cell>
          <table:table-cell office:value-type="float" office:value="-3.98759" calcext:value-type="float">
            <text:p>-3.98759</text:p>
          </table:table-cell>
          <table:table-cell office:value-type="float" office:value="6.07497" calcext:value-type="float">
            <text:p>6.07497</text:p>
          </table:table-cell>
          <table:table-cell office:value-type="float" office:value="0.0190097" calcext:value-type="float">
            <text:p>0.0190097</text:p>
          </table:table-cell>
          <table:table-cell office:value-type="float" office:value="0.0172156" calcext:value-type="float">
            <text:p>0.0172156</text:p>
          </table:table-cell>
          <table:table-cell office:value-type="float" office:value="4.50885" calcext:value-type="float">
            <text:p>4.508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49.9259" calcext:value-type="float">
            <text:p>49.9259</text:p>
          </table:table-cell>
          <table:table-cell office:value-type="float" office:value="3.54745" calcext:value-type="float">
            <text:p>3.54745</text:p>
          </table:table-cell>
          <table:table-cell office:value-type="float" office:value="5.94812" calcext:value-type="float">
            <text:p>5.94812</text:p>
          </table:table-cell>
          <table:table-cell office:value-type="float" office:value="-0.0305436" calcext:value-type="float">
            <text:p>-0.0305436</text:p>
          </table:table-cell>
          <table:table-cell office:value-type="float" office:value="-0.0309429" calcext:value-type="float">
            <text:p>-0.0309429</text:p>
          </table:table-cell>
          <table:table-cell office:value-type="float" office:value="4.03675" calcext:value-type="float">
            <text:p>4.036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6214" calcext:value-type="float">
            <text:p>15.6214</text:p>
          </table:table-cell>
          <table:table-cell office:value-type="float" office:value="-0.0380785" calcext:value-type="float">
            <text:p>-0.0380785</text:p>
          </table:table-cell>
          <table:table-cell office:value-type="float" office:value="-5.15783" calcext:value-type="float">
            <text:p>-5.15783</text:p>
          </table:table-cell>
          <table:table-cell office:value-type="float" office:value="0.0169955" calcext:value-type="float">
            <text:p>0.0169955</text:p>
          </table:table-cell>
          <table:table-cell office:value-type="float" office:value="0.0244228" calcext:value-type="float">
            <text:p>0.0244228</text:p>
          </table:table-cell>
          <table:table-cell office:value-type="float" office:value="0.0350014" calcext:value-type="float">
            <text:p>0.03500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2.3902" calcext:value-type="float">
            <text:p>12.3902</text:p>
          </table:table-cell>
          <table:table-cell office:value-type="float" office:value="-3.99682" calcext:value-type="float">
            <text:p>-3.99682</text:p>
          </table:table-cell>
          <table:table-cell office:value-type="float" office:value="6.00138" calcext:value-type="float">
            <text:p>6.00138</text:p>
          </table:table-cell>
          <table:table-cell office:value-type="float" office:value="0.0128722" calcext:value-type="float">
            <text:p>0.0128722</text:p>
          </table:table-cell>
          <table:table-cell office:value-type="float" office:value="0.00675998" calcext:value-type="float">
            <text:p>0.00675998</text:p>
          </table:table-cell>
          <table:table-cell office:value-type="float" office:value="0.0354367" calcext:value-type="float">
            <text:p>0.03543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50.1229" calcext:value-type="float">
            <text:p>50.1229</text:p>
          </table:table-cell>
          <table:table-cell office:value-type="float" office:value="3.54634" calcext:value-type="float">
            <text:p>3.54634</text:p>
          </table:table-cell>
          <table:table-cell office:value-type="float" office:value="5.88745" calcext:value-type="float">
            <text:p>5.88745</text:p>
          </table:table-cell>
          <table:table-cell office:value-type="float" office:value="-0.0290163" calcext:value-type="float">
            <text:p>-0.0290163</text:p>
          </table:table-cell>
          <table:table-cell office:value-type="float" office:value="-0.0271665" calcext:value-type="float">
            <text:p>-0.0271665</text:p>
          </table:table-cell>
          <table:table-cell office:value-type="float" office:value="0.0633882" calcext:value-type="float">
            <text:p>0.06338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4708" calcext:value-type="float">
            <text:p>15.4708</text:p>
          </table:table-cell>
          <table:table-cell office:value-type="float" office:value="-0.0496403" calcext:value-type="float">
            <text:p>-0.0496403</text:p>
          </table:table-cell>
          <table:table-cell office:value-type="float" office:value="-5.11181" calcext:value-type="float">
            <text:p>-5.11181</text:p>
          </table:table-cell>
          <table:table-cell office:value-type="float" office:value="0.0232712" calcext:value-type="float">
            <text:p>0.0232712</text:p>
          </table:table-cell>
          <table:table-cell office:value-type="float" office:value="0.0325579" calcext:value-type="float">
            <text:p>0.0325579</text:p>
          </table:table-cell>
          <table:table-cell office:value-type="float" office:value="2.15984" calcext:value-type="float">
            <text:p>2.159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2.6095" calcext:value-type="float">
            <text:p>12.6095</text:p>
          </table:table-cell>
          <table:table-cell office:value-type="float" office:value="-4.0097" calcext:value-type="float">
            <text:p>-4.0097</text:p>
          </table:table-cell>
          <table:table-cell office:value-type="float" office:value="6.10168" calcext:value-type="float">
            <text:p>6.10168</text:p>
          </table:table-cell>
          <table:table-cell office:value-type="float" office:value="0.00571944" calcext:value-type="float">
            <text:p>0.00571944</text:p>
          </table:table-cell>
          <table:table-cell office:value-type="float" office:value="-0.00567616" calcext:value-type="float">
            <text:p>-0.00567616</text:p>
          </table:table-cell>
          <table:table-cell office:value-type="float" office:value="1.81471" calcext:value-type="float">
            <text:p>1.814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50.343" calcext:value-type="float">
            <text:p>50.343</text:p>
          </table:table-cell>
          <table:table-cell office:value-type="float" office:value="3.54604" calcext:value-type="float">
            <text:p>3.54604</text:p>
          </table:table-cell>
          <table:table-cell office:value-type="float" office:value="6.00007" calcext:value-type="float">
            <text:p>6.00007</text:p>
          </table:table-cell>
          <table:table-cell office:value-type="float" office:value="-0.0270082" calcext:value-type="float">
            <text:p>-0.0270082</text:p>
          </table:table-cell>
          <table:table-cell office:value-type="float" office:value="-0.0224549" calcext:value-type="float">
            <text:p>-0.0224549</text:p>
          </table:table-cell>
          <table:table-cell office:value-type="float" office:value="2.06571" calcext:value-type="float">
            <text:p>2.065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LIDAR</text:p>
          </table:table-cell>
          <table:table-cell office:value-type="float" office:value="15.282" calcext:value-type="float">
            <text:p>15.282</text:p>
          </table:table-cell>
          <table:table-cell office:value-type="float" office:value="-0.0786491" calcext:value-type="float">
            <text:p>-0.0786491</text:p>
          </table:table-cell>
          <table:table-cell office:value-type="float" office:value="-5.45613" calcext:value-type="float">
            <text:p>-5.45613</text:p>
          </table:table-cell>
          <table:table-cell office:value-type="float" office:value="0.0391457" calcext:value-type="float">
            <text:p>0.0391457</text:p>
          </table:table-cell>
          <table:table-cell office:value-type="float" office:value="0.0532753" calcext:value-type="float">
            <text:p>0.0532753</text:p>
          </table:table-cell>
          <table:table-cell office:value-type="float" office:value="0.739276" calcext:value-type="float">
            <text:p>0.7392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LIDAR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-4.04107" calcext:value-type="float">
            <text:p>-4.04107</text:p>
          </table:table-cell>
          <table:table-cell office:value-type="float" office:value="5.79782" calcext:value-type="float">
            <text:p>5.79782</text:p>
          </table:table-cell>
          <table:table-cell office:value-type="float" office:value="-0.0112629" calcext:value-type="float">
            <text:p>-0.0112629</text:p>
          </table:table-cell>
          <table:table-cell office:value-type="float" office:value="-0.0313188" calcext:value-type="float">
            <text:p>-0.0313188</text:p>
          </table:table-cell>
          <table:table-cell office:value-type="float" office:value="1.30573" calcext:value-type="float">
            <text:p>1.305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LIDAR</text:p>
          </table:table-cell>
          <table:table-cell office:value-type="float" office:value="50.5287" calcext:value-type="float">
            <text:p>50.5287</text:p>
          </table:table-cell>
          <table:table-cell office:value-type="float" office:value="3.51001" calcext:value-type="float">
            <text:p>3.51001</text:p>
          </table:table-cell>
          <table:table-cell office:value-type="float" office:value="5.73411" calcext:value-type="float">
            <text:p>5.73411</text:p>
          </table:table-cell>
          <table:table-cell office:value-type="float" office:value="-0.0453724" calcext:value-type="float">
            <text:p>-0.0453724</text:p>
          </table:table-cell>
          <table:table-cell office:value-type="float" office:value="-0.0524794" calcext:value-type="float">
            <text:p>-0.0524794</text:p>
          </table:table-cell>
          <table:table-cell office:value-type="float" office:value="0.760512" calcext:value-type="float">
            <text:p>0.7605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9.66491" calcext:value-type="float">
            <text:p>-9.66491</text:p>
          </table:table-cell>
          <table:table-cell office:value-type="float" office:value="3.91754" calcext:value-type="float">
            <text:p>3.91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.977" calcext:value-type="float">
            <text:p>228.977</text:p>
          </table:table-cell>
          <table:table-cell/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4.9684" calcext:value-type="float">
            <text:p>24.9684</text:p>
          </table:table-cell>
          <table:table-cell office:value-type="float" office:value="-4.08246" calcext:value-type="float">
            <text:p>-4.0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.819" calcext:value-type="float">
            <text:p>377.819</text:p>
          </table:table-cell>
          <table:table-cell/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7982" calcext:value-type="float">
            <text:p>-11.7982</text:p>
          </table:table-cell>
          <table:table-cell office:value-type="float" office:value="-0.0824619" calcext:value-type="float">
            <text:p>-0.0824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7868" calcext:value-type="float">
            <text:p>9.37868</text:p>
          </table:table-cell>
          <table:table-cell/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9.62307" calcext:value-type="float">
            <text:p>-9.62307</text:p>
          </table:table-cell>
          <table:table-cell office:value-type="float" office:value="3.91754" calcext:value-type="float">
            <text:p>3.91754</text:p>
          </table:table-cell>
          <table:table-cell office:value-type="float" office:value="4.29217" calcext:value-type="float">
            <text:p>4.29217</text:p>
          </table:table-cell>
          <table:table-cell office:value-type="float" office:value="1.28547E-015" calcext:value-type="float">
            <text:p>1.28547E-15</text:p>
          </table:table-cell>
          <table:table-cell office:value-type="float" office:value="0.0000000000000771292" calcext:value-type="float">
            <text:p>7.71292E-14</text:p>
          </table:table-cell>
          <table:table-cell office:value-type="float" office:value="19.2151" calcext:value-type="float">
            <text:p>19.215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4.9144" calcext:value-type="float">
            <text:p>24.9144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31579" calcext:value-type="float">
            <text:p>-5.31579</text:p>
          </table:table-cell>
          <table:table-cell office:value-type="float" office:value="-4.07354E-015" calcext:value-type="float">
            <text:p>-4.07354E-15</text:p>
          </table:table-cell>
          <table:table-cell office:value-type="float" office:value="-0.000000000000244415" calcext:value-type="float">
            <text:p>-2.44415E-13</text:p>
          </table:table-cell>
          <table:table-cell office:value-type="float" office:value="25.6432" calcext:value-type="float">
            <text:p>25.64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7927" calcext:value-type="float">
            <text:p>-11.7927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660388" calcext:value-type="float">
            <text:p>0.660388</text:p>
          </table:table-cell>
          <table:table-cell office:value-type="float" office:value="-1.25978E-017" calcext:value-type="float">
            <text:p>-1.25978E-17</text:p>
          </table:table-cell>
          <table:table-cell office:value-type="float" office:value="-7.55875E-016" calcext:value-type="float">
            <text:p>-7.55875E-16</text:p>
          </table:table-cell>
          <table:table-cell office:value-type="float" office:value="2.5703" calcext:value-type="float">
            <text:p>2.57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9.47804" calcext:value-type="float">
            <text:p>-9.47804</text:p>
          </table:table-cell>
          <table:table-cell office:value-type="float" office:value="3.91754" calcext:value-type="float">
            <text:p>3.91754</text:p>
          </table:table-cell>
          <table:table-cell office:value-type="float" office:value="4.38162" calcext:value-type="float">
            <text:p>4.38162</text:p>
          </table:table-cell>
          <table:table-cell office:value-type="float" office:value="-0.000000498462" calcext:value-type="float">
            <text:p>-4.98462E-07</text:p>
          </table:table-cell>
          <table:table-cell office:value-type="float" office:value="-0.0000298945" calcext:value-type="float">
            <text:p>-2.98945E-05</text:p>
          </table:table-cell>
          <table:table-cell office:value-type="float" office:value="3.26722" calcext:value-type="float">
            <text:p>3.267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4.7288" calcext:value-type="float">
            <text:p>24.7288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49079" calcext:value-type="float">
            <text:p>-5.49079</text:p>
          </table:table-cell>
          <table:table-cell office:value-type="float" office:value="-0.000000150264" calcext:value-type="float">
            <text:p>-1.50264E-07</text:p>
          </table:table-cell>
          <table:table-cell office:value-type="float" office:value="-0.00000899607" calcext:value-type="float">
            <text:p>-8.99607E-06</text:p>
          </table:table-cell>
          <table:table-cell office:value-type="float" office:value="0.344328" calcext:value-type="float">
            <text:p>0.3443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7759" calcext:value-type="float">
            <text:p>-11.7759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570397" calcext:value-type="float">
            <text:p>0.570397</text:p>
          </table:table-cell>
          <table:table-cell office:value-type="float" office:value="-0.00000000000576859" calcext:value-type="float">
            <text:p>-5.76859E-12</text:p>
          </table:table-cell>
          <table:table-cell office:value-type="float" office:value="-0.00000000186538" calcext:value-type="float">
            <text:p>-1.86538E-09</text:p>
          </table:table-cell>
          <table:table-cell office:value-type="float" office:value="3.84703" calcext:value-type="float">
            <text:p>3.847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9.31641" calcext:value-type="float">
            <text:p>-9.31641</text:p>
          </table:table-cell>
          <table:table-cell office:value-type="float" office:value="3.91754" calcext:value-type="float">
            <text:p>3.91754</text:p>
          </table:table-cell>
          <table:table-cell office:value-type="float" office:value="4.68202" calcext:value-type="float">
            <text:p>4.68202</text:p>
          </table:table-cell>
          <table:table-cell office:value-type="float" office:value="-0.0000130378" calcext:value-type="float">
            <text:p>-1.30378E-05</text:p>
          </table:table-cell>
          <table:table-cell office:value-type="float" office:value="-0.000320618" calcext:value-type="float">
            <text:p>-0.000320618</text:p>
          </table:table-cell>
          <table:table-cell office:value-type="float" office:value="2.55135" calcext:value-type="float">
            <text:p>2.551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4.5271" calcext:value-type="float">
            <text:p>24.5271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80183" calcext:value-type="float">
            <text:p>-5.80183</text:p>
          </table:table-cell>
          <table:table-cell office:value-type="float" office:value="-0.00000696985" calcext:value-type="float">
            <text:p>-6.96985E-06</text:p>
          </table:table-cell>
          <table:table-cell office:value-type="float" office:value="-0.00016407" calcext:value-type="float">
            <text:p>-0.00016407</text:p>
          </table:table-cell>
          <table:table-cell office:value-type="float" office:value="2.92662" calcext:value-type="float">
            <text:p>2.926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7468" calcext:value-type="float">
            <text:p>-11.7468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789176" calcext:value-type="float">
            <text:p>0.789176</text:p>
          </table:table-cell>
          <table:table-cell office:value-type="float" office:value="0.000000191991" calcext:value-type="float">
            <text:p>1.91991E-07</text:p>
          </table:table-cell>
          <table:table-cell office:value-type="float" office:value="0.00000394802" calcext:value-type="float">
            <text:p>3.94802E-06</text:p>
          </table:table-cell>
          <table:table-cell office:value-type="float" office:value="1.83877" calcext:value-type="float">
            <text:p>1.8387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9.15012" calcext:value-type="float">
            <text:p>-9.15012</text:p>
          </table:table-cell>
          <table:table-cell office:value-type="float" office:value="3.91753" calcext:value-type="float">
            <text:p>3.91753</text:p>
          </table:table-cell>
          <table:table-cell office:value-type="float" office:value="4.85447" calcext:value-type="float">
            <text:p>4.85447</text:p>
          </table:table-cell>
          <table:table-cell office:value-type="float" office:value="-0.0000416323" calcext:value-type="float">
            <text:p>-4.16323E-05</text:p>
          </table:table-cell>
          <table:table-cell office:value-type="float" office:value="-0.00063774" calcext:value-type="float">
            <text:p>-0.00063774</text:p>
          </table:table-cell>
          <table:table-cell office:value-type="float" office:value="0.985373" calcext:value-type="float">
            <text:p>0.9853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4.3199" calcext:value-type="float">
            <text:p>24.3199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97585" calcext:value-type="float">
            <text:p>-5.97585</text:p>
          </table:table-cell>
          <table:table-cell office:value-type="float" office:value="-0.0000323204" calcext:value-type="float">
            <text:p>-3.23204E-05</text:p>
          </table:table-cell>
          <table:table-cell office:value-type="float" office:value="-0.000454521" calcext:value-type="float">
            <text:p>-0.000454521</text:p>
          </table:table-cell>
          <table:table-cell office:value-type="float" office:value="1.98953" calcext:value-type="float">
            <text:p>1.989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7146" calcext:value-type="float">
            <text:p>-11.7146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915726" calcext:value-type="float">
            <text:p>0.915726</text:p>
          </table:table-cell>
          <table:table-cell office:value-type="float" office:value="0.00000204568" calcext:value-type="float">
            <text:p>2.04568E-06</text:p>
          </table:table-cell>
          <table:table-cell office:value-type="float" office:value="0.0000272825" calcext:value-type="float">
            <text:p>2.72825E-05</text:p>
          </table:table-cell>
          <table:table-cell office:value-type="float" office:value="0.790423" calcext:value-type="float">
            <text:p>0.7904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8.98952" calcext:value-type="float">
            <text:p>-8.98952</text:p>
          </table:table-cell>
          <table:table-cell office:value-type="float" office:value="3.91752" calcext:value-type="float">
            <text:p>3.91752</text:p>
          </table:table-cell>
          <table:table-cell office:value-type="float" office:value="4.84584" calcext:value-type="float">
            <text:p>4.84584</text:p>
          </table:table-cell>
          <table:table-cell office:value-type="float" office:value="-0.0000698272" calcext:value-type="float">
            <text:p>-6.98272E-05</text:p>
          </table:table-cell>
          <table:table-cell office:value-type="float" office:value="-0.000707239" calcext:value-type="float">
            <text:p>-0.000707239</text:p>
          </table:table-cell>
          <table:table-cell office:value-type="float" office:value="1.74253" calcext:value-type="float">
            <text:p>1.742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4.1111" calcext:value-type="float">
            <text:p>24.1111</text:p>
          </table:table-cell>
          <table:table-cell office:value-type="float" office:value="-4.08246" calcext:value-type="float">
            <text:p>-4.08246</text:p>
          </table:table-cell>
          <table:table-cell office:value-type="float" office:value="-5.99741" calcext:value-type="float">
            <text:p>-5.99741</text:p>
          </table:table-cell>
          <table:table-cell office:value-type="float" office:value="-0.00000941653" calcext:value-type="float">
            <text:p>-9.41653E-06</text:p>
          </table:table-cell>
          <table:table-cell office:value-type="float" office:value="-0.0000402974" calcext:value-type="float">
            <text:p>-4.02974E-05</text:p>
          </table:table-cell>
          <table:table-cell office:value-type="float" office:value="5.98858" calcext:value-type="float">
            <text:p>5.988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6885" calcext:value-type="float">
            <text:p>-11.6885</text:p>
          </table:table-cell>
          <table:table-cell office:value-type="float" office:value="-0.0824618" calcext:value-type="float">
            <text:p>-0.0824618</text:p>
          </table:table-cell>
          <table:table-cell office:value-type="float" office:value="0.880391" calcext:value-type="float">
            <text:p>0.880391</text:p>
          </table:table-cell>
          <table:table-cell office:value-type="float" office:value="0.00000334308" calcext:value-type="float">
            <text:p>3.34308E-06</text:p>
          </table:table-cell>
          <table:table-cell office:value-type="float" office:value="0.0000311818" calcext:value-type="float">
            <text:p>3.11818E-05</text:p>
          </table:table-cell>
          <table:table-cell office:value-type="float" office:value="1.2472" calcext:value-type="float">
            <text:p>1.247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8.83945" calcext:value-type="float">
            <text:p>-8.83945</text:p>
          </table:table-cell>
          <table:table-cell office:value-type="float" office:value="3.91754" calcext:value-type="float">
            <text:p>3.91754</text:p>
          </table:table-cell>
          <table:table-cell office:value-type="float" office:value="4.67538" calcext:value-type="float">
            <text:p>4.67538</text:p>
          </table:table-cell>
          <table:table-cell office:value-type="float" office:value="0.000000543235" calcext:value-type="float">
            <text:p>5.43235E-07</text:p>
          </table:table-cell>
          <table:table-cell office:value-type="float" office:value="0.00024653" calcext:value-type="float">
            <text:p>0.00024653</text:p>
          </table:table-cell>
          <table:table-cell office:value-type="float" office:value="2.85824" calcext:value-type="float">
            <text:p>2.8582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3.9131" calcext:value-type="float">
            <text:p>23.9131</text:p>
          </table:table-cell>
          <table:table-cell office:value-type="float" office:value="-4.08254" calcext:value-type="float">
            <text:p>-4.08254</text:p>
          </table:table-cell>
          <table:table-cell office:value-type="float" office:value="-5.83121" calcext:value-type="float">
            <text:p>-5.83121</text:p>
          </table:table-cell>
          <table:table-cell office:value-type="float" office:value="0.000204042" calcext:value-type="float">
            <text:p>0.000204042</text:p>
          </table:table-cell>
          <table:table-cell office:value-type="float" office:value="0.00182979" calcext:value-type="float">
            <text:p>0.00182979</text:p>
          </table:table-cell>
          <table:table-cell office:value-type="float" office:value="4.4441" calcext:value-type="float">
            <text:p>4.44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6734" calcext:value-type="float">
            <text:p>-11.6734</text:p>
          </table:table-cell>
          <table:table-cell office:value-type="float" office:value="-0.0824619" calcext:value-type="float">
            <text:p>-0.0824619</text:p>
          </table:table-cell>
          <table:table-cell office:value-type="float" office:value="0.695523" calcext:value-type="float">
            <text:p>0.695523</text:p>
          </table:table-cell>
          <table:table-cell office:value-type="float" office:value="-0.00000000620966" calcext:value-type="float">
            <text:p>-6.20966E-09</text:p>
          </table:table-cell>
          <table:table-cell office:value-type="float" office:value="-0.00000464718" calcext:value-type="float">
            <text:p>-4.64718E-06</text:p>
          </table:table-cell>
          <table:table-cell office:value-type="float" office:value="2.75902" calcext:value-type="float">
            <text:p>2.759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8.68745" calcext:value-type="float">
            <text:p>-8.68745</text:p>
          </table:table-cell>
          <table:table-cell office:value-type="float" office:value="3.91748" calcext:value-type="float">
            <text:p>3.91748</text:p>
          </table:table-cell>
          <table:table-cell office:value-type="float" office:value="4.70046" calcext:value-type="float">
            <text:p>4.70046</text:p>
          </table:table-cell>
          <table:table-cell office:value-type="float" office:value="-0.000152111" calcext:value-type="float">
            <text:p>-0.000152111</text:p>
          </table:table-cell>
          <table:table-cell office:value-type="float" office:value="-0.000936919" calcext:value-type="float">
            <text:p>-0.000936919</text:p>
          </table:table-cell>
          <table:table-cell office:value-type="float" office:value="0.395791" calcext:value-type="float">
            <text:p>0.3957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3.7021" calcext:value-type="float">
            <text:p>23.7021</text:p>
          </table:table-cell>
          <table:table-cell office:value-type="float" office:value="-4.08261" calcext:value-type="float">
            <text:p>-4.08261</text:p>
          </table:table-cell>
          <table:table-cell office:value-type="float" office:value="-5.8994" calcext:value-type="float">
            <text:p>-5.8994</text:p>
          </table:table-cell>
          <table:table-cell office:value-type="float" office:value="0.000321415" calcext:value-type="float">
            <text:p>0.000321415</text:p>
          </table:table-cell>
          <table:table-cell office:value-type="float" office:value="0.00222674" calcext:value-type="float">
            <text:p>0.00222674</text:p>
          </table:table-cell>
          <table:table-cell office:value-type="float" office:value="1.32329" calcext:value-type="float">
            <text:p>1.323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6554" calcext:value-type="float">
            <text:p>-11.6554</text:p>
          </table:table-cell>
          <table:table-cell office:value-type="float" office:value="-0.082462" calcext:value-type="float">
            <text:p>-0.082462</text:p>
          </table:table-cell>
          <table:table-cell office:value-type="float" office:value="0.725745" calcext:value-type="float">
            <text:p>0.725745</text:p>
          </table:table-cell>
          <table:table-cell office:value-type="float" office:value="-0.000000648437" calcext:value-type="float">
            <text:p>-6.48437E-07</text:p>
          </table:table-cell>
          <table:table-cell office:value-type="float" office:value="-0.00000756417" calcext:value-type="float">
            <text:p>-7.56417E-06</text:p>
          </table:table-cell>
          <table:table-cell office:value-type="float" office:value="0.673988" calcext:value-type="float">
            <text:p>0.67398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8.51934" calcext:value-type="float">
            <text:p>-8.51934</text:p>
          </table:table-cell>
          <table:table-cell office:value-type="float" office:value="3.91728" calcext:value-type="float">
            <text:p>3.91728</text:p>
          </table:table-cell>
          <table:table-cell office:value-type="float" office:value="4.91" calcext:value-type="float">
            <text:p>4.91</text:p>
          </table:table-cell>
          <table:table-cell office:value-type="float" office:value="-0.000626414" calcext:value-type="float">
            <text:p>-0.000626414</text:p>
          </table:table-cell>
          <table:table-cell office:value-type="float" office:value="-0.00396155" calcext:value-type="float">
            <text:p>-0.00396155</text:p>
          </table:table-cell>
          <table:table-cell office:value-type="float" office:value="8.23901" calcext:value-type="float">
            <text:p>8.239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3.4902" calcext:value-type="float">
            <text:p>23.4902</text:p>
          </table:table-cell>
          <table:table-cell office:value-type="float" office:value="-4.08294" calcext:value-type="float">
            <text:p>-4.08294</text:p>
          </table:table-cell>
          <table:table-cell office:value-type="float" office:value="-6.0717" calcext:value-type="float">
            <text:p>-6.0717</text:p>
          </table:table-cell>
          <table:table-cell office:value-type="float" office:value="0.000863697" calcext:value-type="float">
            <text:p>0.000863697</text:p>
          </table:table-cell>
          <table:table-cell office:value-type="float" office:value="0.00474566" calcext:value-type="float">
            <text:p>0.00474566</text:p>
          </table:table-cell>
          <table:table-cell office:value-type="float" office:value="2.84525" calcext:value-type="float">
            <text:p>2.8452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6251" calcext:value-type="float">
            <text:p>-11.6251</text:p>
          </table:table-cell>
          <table:table-cell office:value-type="float" office:value="-0.082464" calcext:value-type="float">
            <text:p>-0.082464</text:p>
          </table:table-cell>
          <table:table-cell office:value-type="float" office:value="0.925226" calcext:value-type="float">
            <text:p>0.925226</text:p>
          </table:table-cell>
          <table:table-cell office:value-type="float" office:value="-0.0000286512" calcext:value-type="float">
            <text:p>-2.86512E-05</text:p>
          </table:table-cell>
          <table:table-cell office:value-type="float" office:value="-0.000164034" calcext:value-type="float">
            <text:p>-0.000164034</text:p>
          </table:table-cell>
          <table:table-cell office:value-type="float" office:value="9.16087" calcext:value-type="float">
            <text:p>9.1608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8.36193" calcext:value-type="float">
            <text:p>-8.36193</text:p>
          </table:table-cell>
          <table:table-cell office:value-type="float" office:value="3.91705" calcext:value-type="float">
            <text:p>3.91705</text:p>
          </table:table-cell>
          <table:table-cell office:value-type="float" office:value="4.90549" calcext:value-type="float">
            <text:p>4.90549</text:p>
          </table:table-cell>
          <table:table-cell office:value-type="float" office:value="-0.00102024" calcext:value-type="float">
            <text:p>-0.00102024</text:p>
          </table:table-cell>
          <table:table-cell office:value-type="float" office:value="-0.0053577" calcext:value-type="float">
            <text:p>-0.0053577</text:p>
          </table:table-cell>
          <table:table-cell office:value-type="float" office:value="0.245465" calcext:value-type="float">
            <text:p>0.24546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3.27" calcext:value-type="float">
            <text:p>23.27</text:p>
          </table:table-cell>
          <table:table-cell office:value-type="float" office:value="-4.08318" calcext:value-type="float">
            <text:p>-4.08318</text:p>
          </table:table-cell>
          <table:table-cell office:value-type="float" office:value="-6.09712" calcext:value-type="float">
            <text:p>-6.09712</text:p>
          </table:table-cell>
          <table:table-cell office:value-type="float" office:value="0.00109933" calcext:value-type="float">
            <text:p>0.00109933</text:p>
          </table:table-cell>
          <table:table-cell office:value-type="float" office:value="0.00522531" calcext:value-type="float">
            <text:p>0.00522531</text:p>
          </table:table-cell>
          <table:table-cell office:value-type="float" office:value="2.24056" calcext:value-type="float">
            <text:p>2.2405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6021" calcext:value-type="float">
            <text:p>-11.6021</text:p>
          </table:table-cell>
          <table:table-cell office:value-type="float" office:value="-0.0824637" calcext:value-type="float">
            <text:p>-0.0824637</text:p>
          </table:table-cell>
          <table:table-cell office:value-type="float" office:value="0.922143" calcext:value-type="float">
            <text:p>0.922143</text:p>
          </table:table-cell>
          <table:table-cell office:value-type="float" office:value="-0.0000198526" calcext:value-type="float">
            <text:p>-1.98526E-05</text:p>
          </table:table-cell>
          <table:table-cell office:value-type="float" office:value="-0.0000921879" calcext:value-type="float">
            <text:p>-9.21879E-05</text:p>
          </table:table-cell>
          <table:table-cell office:value-type="float" office:value="0.277473" calcext:value-type="float">
            <text:p>0.2774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8.20042" calcext:value-type="float">
            <text:p>-8.20042</text:p>
          </table:table-cell>
          <table:table-cell office:value-type="float" office:value="3.91647" calcext:value-type="float">
            <text:p>3.91647</text:p>
          </table:table-cell>
          <table:table-cell office:value-type="float" office:value="4.8125" calcext:value-type="float">
            <text:p>4.8125</text:p>
          </table:table-cell>
          <table:table-cell office:value-type="float" office:value="-0.00187806" calcext:value-type="float">
            <text:p>-0.00187806</text:p>
          </table:table-cell>
          <table:table-cell office:value-type="float" office:value="-0.00797659" calcext:value-type="float">
            <text:p>-0.00797659</text:p>
          </table:table-cell>
          <table:table-cell office:value-type="float" office:value="3.12471" calcext:value-type="float">
            <text:p>3.1247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3.061" calcext:value-type="float">
            <text:p>23.061</text:p>
          </table:table-cell>
          <table:table-cell office:value-type="float" office:value="-4.0843" calcext:value-type="float">
            <text:p>-4.0843</text:p>
          </table:table-cell>
          <table:table-cell office:value-type="float" office:value="-5.97243" calcext:value-type="float">
            <text:p>-5.97243</text:p>
          </table:table-cell>
          <table:table-cell office:value-type="float" office:value="0.0025372" calcext:value-type="float">
            <text:p>0.0025372</text:p>
          </table:table-cell>
          <table:table-cell office:value-type="float" office:value="0.0111822" calcext:value-type="float">
            <text:p>0.0111822</text:p>
          </table:table-cell>
          <table:table-cell office:value-type="float" office:value="8.26929" calcext:value-type="float">
            <text:p>8.269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5754" calcext:value-type="float">
            <text:p>-11.5754</text:p>
          </table:table-cell>
          <table:table-cell office:value-type="float" office:value="-0.0824832" calcext:value-type="float">
            <text:p>-0.0824832</text:p>
          </table:table-cell>
          <table:table-cell office:value-type="float" office:value="0.829659" calcext:value-type="float">
            <text:p>0.829659</text:p>
          </table:table-cell>
          <table:table-cell office:value-type="float" office:value="-0.000211623" calcext:value-type="float">
            <text:p>-0.000211623</text:p>
          </table:table-cell>
          <table:table-cell office:value-type="float" office:value="-0.000935913" calcext:value-type="float">
            <text:p>-0.000935913</text:p>
          </table:table-cell>
          <table:table-cell office:value-type="float" office:value="2.67713" calcext:value-type="float">
            <text:p>2.677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8.01368" calcext:value-type="float">
            <text:p>-8.01368</text:p>
          </table:table-cell>
          <table:table-cell office:value-type="float" office:value="3.91714" calcext:value-type="float">
            <text:p>3.91714</text:p>
          </table:table-cell>
          <table:table-cell office:value-type="float" office:value="5.06399" calcext:value-type="float">
            <text:p>5.06399</text:p>
          </table:table-cell>
          <table:table-cell office:value-type="float" office:value="-0.000659806" calcext:value-type="float">
            <text:p>-0.000659806</text:p>
          </table:table-cell>
          <table:table-cell office:value-type="float" office:value="-0.00288547" calcext:value-type="float">
            <text:p>-0.00288547</text:p>
          </table:table-cell>
          <table:table-cell office:value-type="float" office:value="2.45379" calcext:value-type="float">
            <text:p>2.453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2.8451" calcext:value-type="float">
            <text:p>22.8451</text:p>
          </table:table-cell>
          <table:table-cell office:value-type="float" office:value="-4.08367" calcext:value-type="float">
            <text:p>-4.08367</text:p>
          </table:table-cell>
          <table:table-cell office:value-type="float" office:value="-6.15428" calcext:value-type="float">
            <text:p>-6.15428</text:p>
          </table:table-cell>
          <table:table-cell office:value-type="float" office:value="0.00135728" calcext:value-type="float">
            <text:p>0.00135728</text:p>
          </table:table-cell>
          <table:table-cell office:value-type="float" office:value="0.00465716" calcext:value-type="float">
            <text:p>0.00465716</text:p>
          </table:table-cell>
          <table:table-cell office:value-type="float" office:value="3.43295" calcext:value-type="float">
            <text:p>3.4329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5291" calcext:value-type="float">
            <text:p>-11.5291</text:p>
          </table:table-cell>
          <table:table-cell office:value-type="float" office:value="-0.0824602" calcext:value-type="float">
            <text:p>-0.0824602</text:p>
          </table:table-cell>
          <table:table-cell office:value-type="float" office:value="1.06587" calcext:value-type="float">
            <text:p>1.06587</text:p>
          </table:table-cell>
          <table:table-cell office:value-type="float" office:value="0.0000356067" calcext:value-type="float">
            <text:p>3.56067E-05</text:p>
          </table:table-cell>
          <table:table-cell office:value-type="float" office:value="0.00018298" calcext:value-type="float">
            <text:p>0.00018298</text:p>
          </table:table-cell>
          <table:table-cell office:value-type="float" office:value="2.38008" calcext:value-type="float">
            <text:p>2.380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7.84281" calcext:value-type="float">
            <text:p>-7.84281</text:p>
          </table:table-cell>
          <table:table-cell office:value-type="float" office:value="3.91874" calcext:value-type="float">
            <text:p>3.91874</text:p>
          </table:table-cell>
          <table:table-cell office:value-type="float" office:value="5.01721" calcext:value-type="float">
            <text:p>5.01721</text:p>
          </table:table-cell>
          <table:table-cell office:value-type="float" office:value="0.00169134" calcext:value-type="float">
            <text:p>0.00169134</text:p>
          </table:table-cell>
          <table:table-cell office:value-type="float" office:value="0.00641964" calcext:value-type="float">
            <text:p>0.00641964</text:p>
          </table:table-cell>
          <table:table-cell office:value-type="float" office:value="0.347139" calcext:value-type="float">
            <text:p>0.3471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2.6386" calcext:value-type="float">
            <text:p>22.6386</text:p>
          </table:table-cell>
          <table:table-cell office:value-type="float" office:value="-4.08218" calcext:value-type="float">
            <text:p>-4.08218</text:p>
          </table:table-cell>
          <table:table-cell office:value-type="float" office:value="-6.07591" calcext:value-type="float">
            <text:p>-6.07591</text:p>
          </table:table-cell>
          <table:table-cell office:value-type="float" office:value="-0.00048775" calcext:value-type="float">
            <text:p>-0.00048775</text:p>
          </table:table-cell>
          <table:table-cell office:value-type="float" office:value="-0.00238277" calcext:value-type="float">
            <text:p>-0.00238277</text:p>
          </table:table-cell>
          <table:table-cell office:value-type="float" office:value="1.54263" calcext:value-type="float">
            <text:p>1.542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4957" calcext:value-type="float">
            <text:p>-11.4957</text:p>
          </table:table-cell>
          <table:table-cell office:value-type="float" office:value="-0.0824242" calcext:value-type="float">
            <text:p>-0.0824242</text:p>
          </table:table-cell>
          <table:table-cell office:value-type="float" office:value="1.00972" calcext:value-type="float">
            <text:p>1.00972</text:p>
          </table:table-cell>
          <table:table-cell office:value-type="float" office:value="0.000309138" calcext:value-type="float">
            <text:p>0.000309138</text:p>
          </table:table-cell>
          <table:table-cell office:value-type="float" office:value="0.00116158" calcext:value-type="float">
            <text:p>0.00116158</text:p>
          </table:table-cell>
          <table:table-cell office:value-type="float" office:value="0.375353" calcext:value-type="float">
            <text:p>0.3753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7.66372" calcext:value-type="float">
            <text:p>-7.66372</text:p>
          </table:table-cell>
          <table:table-cell office:value-type="float" office:value="3.92119" calcext:value-type="float">
            <text:p>3.92119</text:p>
          </table:table-cell>
          <table:table-cell office:value-type="float" office:value="5.16181" calcext:value-type="float">
            <text:p>5.16181</text:p>
          </table:table-cell>
          <table:table-cell office:value-type="float" office:value="0.00452422" calcext:value-type="float">
            <text:p>0.00452422</text:p>
          </table:table-cell>
          <table:table-cell office:value-type="float" office:value="0.0143813" calcext:value-type="float">
            <text:p>0.0143813</text:p>
          </table:table-cell>
          <table:table-cell office:value-type="float" office:value="7.63976" calcext:value-type="float">
            <text:p>7.639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2.4176" calcext:value-type="float">
            <text:p>22.4176</text:p>
          </table:table-cell>
          <table:table-cell office:value-type="float" office:value="-4.08417" calcext:value-type="float">
            <text:p>-4.08417</text:p>
          </table:table-cell>
          <table:table-cell office:value-type="float" office:value="-6.21597" calcext:value-type="float">
            <text:p>-6.21597</text:p>
          </table:table-cell>
          <table:table-cell office:value-type="float" office:value="0.00156157" calcext:value-type="float">
            <text:p>0.00156157</text:p>
          </table:table-cell>
          <table:table-cell office:value-type="float" office:value="0.0044678" calcext:value-type="float">
            <text:p>0.0044678</text:p>
          </table:table-cell>
          <table:table-cell office:value-type="float" office:value="5.39331" calcext:value-type="float">
            <text:p>5.393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46" calcext:value-type="float">
            <text:p>-11.46</text:p>
          </table:table-cell>
          <table:table-cell office:value-type="float" office:value="-0.0823427" calcext:value-type="float">
            <text:p>-0.0823427</text:p>
          </table:table-cell>
          <table:table-cell office:value-type="float" office:value="1.13358" calcext:value-type="float">
            <text:p>1.13358</text:p>
          </table:table-cell>
          <table:table-cell office:value-type="float" office:value="0.000828567" calcext:value-type="float">
            <text:p>0.000828567</text:p>
          </table:table-cell>
          <table:table-cell office:value-type="float" office:value="0.00277841" calcext:value-type="float">
            <text:p>0.00277841</text:p>
          </table:table-cell>
          <table:table-cell office:value-type="float" office:value="7.72906" calcext:value-type="float">
            <text:p>7.729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7.51036" calcext:value-type="float">
            <text:p>-7.51036</text:p>
          </table:table-cell>
          <table:table-cell office:value-type="float" office:value="3.92676" calcext:value-type="float">
            <text:p>3.92676</text:p>
          </table:table-cell>
          <table:table-cell office:value-type="float" office:value="4.87755" calcext:value-type="float">
            <text:p>4.87755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346218" calcext:value-type="float">
            <text:p>0.0346218</text:p>
          </table:table-cell>
          <table:table-cell office:value-type="float" office:value="4.39859" calcext:value-type="float">
            <text:p>4.3985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2.2078" calcext:value-type="float">
            <text:p>22.2078</text:p>
          </table:table-cell>
          <table:table-cell office:value-type="float" office:value="-4.08492" calcext:value-type="float">
            <text:p>-4.08492</text:p>
          </table:table-cell>
          <table:table-cell office:value-type="float" office:value="-5.95109" calcext:value-type="float">
            <text:p>-5.95109</text:p>
          </table:table-cell>
          <table:table-cell office:value-type="float" office:value="0.00224653" calcext:value-type="float">
            <text:p>0.00224653</text:p>
          </table:table-cell>
          <table:table-cell office:value-type="float" office:value="0.00720455" calcext:value-type="float">
            <text:p>0.00720455</text:p>
          </table:table-cell>
          <table:table-cell office:value-type="float" office:value="6.52896" calcext:value-type="float">
            <text:p>6.528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4455" calcext:value-type="float">
            <text:p>-11.4455</text:p>
          </table:table-cell>
          <table:table-cell office:value-type="float" office:value="-0.0821954" calcext:value-type="float">
            <text:p>-0.0821954</text:p>
          </table:table-cell>
          <table:table-cell office:value-type="float" office:value="0.839361" calcext:value-type="float">
            <text:p>0.839361</text:p>
          </table:table-cell>
          <table:table-cell office:value-type="float" office:value="0.0016664" calcext:value-type="float">
            <text:p>0.0016664</text:p>
          </table:table-cell>
          <table:table-cell office:value-type="float" office:value="0.00508918" calcext:value-type="float">
            <text:p>0.00508918</text:p>
          </table:table-cell>
          <table:table-cell office:value-type="float" office:value="3.82088" calcext:value-type="float">
            <text:p>3.8208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7.33502" calcext:value-type="float">
            <text:p>-7.33502</text:p>
          </table:table-cell>
          <table:table-cell office:value-type="float" office:value="3.92884" calcext:value-type="float">
            <text:p>3.92884</text:p>
          </table:table-cell>
          <table:table-cell office:value-type="float" office:value="4.98791" calcext:value-type="float">
            <text:p>4.98791</text:p>
          </table:table-cell>
          <table:table-cell office:value-type="float" office:value="0.0120639" calcext:value-type="float">
            <text:p>0.0120639</text:p>
          </table:table-cell>
          <table:table-cell office:value-type="float" office:value="0.0340482" calcext:value-type="float">
            <text:p>0.0340482</text:p>
          </table:table-cell>
          <table:table-cell office:value-type="float" office:value="1.16239" calcext:value-type="float">
            <text:p>1.162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1.9928" calcext:value-type="float">
            <text:p>21.9928</text:p>
          </table:table-cell>
          <table:table-cell office:value-type="float" office:value="-4.08589" calcext:value-type="float">
            <text:p>-4.08589</text:p>
          </table:table-cell>
          <table:table-cell office:value-type="float" office:value="-6.03816" calcext:value-type="float">
            <text:p>-6.03816</text:p>
          </table:table-cell>
          <table:table-cell office:value-type="float" office:value="0.00288497" calcext:value-type="float">
            <text:p>0.00288497</text:p>
          </table:table-cell>
          <table:table-cell office:value-type="float" office:value="0.0082127" calcext:value-type="float">
            <text:p>0.0082127</text:p>
          </table:table-cell>
          <table:table-cell office:value-type="float" office:value="2.84432" calcext:value-type="float">
            <text:p>2.844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4077" calcext:value-type="float">
            <text:p>-11.4077</text:p>
          </table:table-cell>
          <table:table-cell office:value-type="float" office:value="-0.0821171" calcext:value-type="float">
            <text:p>-0.0821171</text:p>
          </table:table-cell>
          <table:table-cell office:value-type="float" office:value="0.975269" calcext:value-type="float">
            <text:p>0.975269</text:p>
          </table:table-cell>
          <table:table-cell office:value-type="float" office:value="0.00195753" calcext:value-type="float">
            <text:p>0.00195753</text:p>
          </table:table-cell>
          <table:table-cell office:value-type="float" office:value="0.00543925" calcext:value-type="float">
            <text:p>0.00543925</text:p>
          </table:table-cell>
          <table:table-cell office:value-type="float" office:value="1.33408" calcext:value-type="float">
            <text:p>1.334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7.15732" calcext:value-type="float">
            <text:p>-7.15732</text:p>
          </table:table-cell>
          <table:table-cell office:value-type="float" office:value="3.93853" calcext:value-type="float">
            <text:p>3.93853</text:p>
          </table:table-cell>
          <table:table-cell office:value-type="float" office:value="5.03948" calcext:value-type="float">
            <text:p>5.03948</text:p>
          </table:table-cell>
          <table:table-cell office:value-type="float" office:value="0.0208209" calcext:value-type="float">
            <text:p>0.0208209</text:p>
          </table:table-cell>
          <table:table-cell office:value-type="float" office:value="0.0544094" calcext:value-type="float">
            <text:p>0.0544094</text:p>
          </table:table-cell>
          <table:table-cell office:value-type="float" office:value="0.599944" calcext:value-type="float">
            <text:p>0.59994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1.7877" calcext:value-type="float">
            <text:p>21.7877</text:p>
          </table:table-cell>
          <table:table-cell office:value-type="float" office:value="-4.07241" calcext:value-type="float">
            <text:p>-4.07241</text:p>
          </table:table-cell>
          <table:table-cell office:value-type="float" office:value="-6.02006" calcext:value-type="float">
            <text:p>-6.02006</text:p>
          </table:table-cell>
          <table:table-cell office:value-type="float" office:value="-0.00857802" calcext:value-type="float">
            <text:p>-0.00857802</text:p>
          </table:table-cell>
          <table:table-cell office:value-type="float" office:value="-0.023163" calcext:value-type="float">
            <text:p>-0.023163</text:p>
          </table:table-cell>
          <table:table-cell office:value-type="float" office:value="2.35219" calcext:value-type="float">
            <text:p>2.352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3674" calcext:value-type="float">
            <text:p>-11.3674</text:p>
          </table:table-cell>
          <table:table-cell office:value-type="float" office:value="-0.0817302" calcext:value-type="float">
            <text:p>-0.0817302</text:p>
          </table:table-cell>
          <table:table-cell office:value-type="float" office:value="1.04188" calcext:value-type="float">
            <text:p>1.04188</text:p>
          </table:table-cell>
          <table:table-cell office:value-type="float" office:value="0.00381375" calcext:value-type="float">
            <text:p>0.00381375</text:p>
          </table:table-cell>
          <table:table-cell office:value-type="float" office:value="0.00992491" calcext:value-type="float">
            <text:p>0.00992491</text:p>
          </table:table-cell>
          <table:table-cell office:value-type="float" office:value="0.572299" calcext:value-type="float">
            <text:p>0.57229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7.00291" calcext:value-type="float">
            <text:p>-7.00291</text:p>
          </table:table-cell>
          <table:table-cell office:value-type="float" office:value="3.94917" calcext:value-type="float">
            <text:p>3.94917</text:p>
          </table:table-cell>
          <table:table-cell office:value-type="float" office:value="4.94062" calcext:value-type="float">
            <text:p>4.94062</text:p>
          </table:table-cell>
          <table:table-cell office:value-type="float" office:value="0.0294442" calcext:value-type="float">
            <text:p>0.0294442</text:p>
          </table:table-cell>
          <table:table-cell office:value-type="float" office:value="0.0723716" calcext:value-type="float">
            <text:p>0.0723716</text:p>
          </table:table-cell>
          <table:table-cell office:value-type="float" office:value="0.5912" calcext:value-type="float">
            <text:p>0.591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1.5723" calcext:value-type="float">
            <text:p>21.5723</text:p>
          </table:table-cell>
          <table:table-cell office:value-type="float" office:value="-4.05735" calcext:value-type="float">
            <text:p>-4.05735</text:p>
          </table:table-cell>
          <table:table-cell office:value-type="float" office:value="-5.93192" calcext:value-type="float">
            <text:p>-5.93192</text:p>
          </table:table-cell>
          <table:table-cell office:value-type="float" office:value="-0.0196661" calcext:value-type="float">
            <text:p>-0.0196661</text:p>
          </table:table-cell>
          <table:table-cell office:value-type="float" office:value="-0.0485855" calcext:value-type="float">
            <text:p>-0.0485855</text:p>
          </table:table-cell>
          <table:table-cell office:value-type="float" office:value="2.6163" calcext:value-type="float">
            <text:p>2.61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3464" calcext:value-type="float">
            <text:p>-11.3464</text:p>
          </table:table-cell>
          <table:table-cell office:value-type="float" office:value="-0.0810701" calcext:value-type="float">
            <text:p>-0.0810701</text:p>
          </table:table-cell>
          <table:table-cell office:value-type="float" office:value="0.972485" calcext:value-type="float">
            <text:p>0.972485</text:p>
          </table:table-cell>
          <table:table-cell office:value-type="float" office:value="0.00678459" calcext:value-type="float">
            <text:p>0.00678459</text:p>
          </table:table-cell>
          <table:table-cell office:value-type="float" office:value="0.0165583" calcext:value-type="float">
            <text:p>0.0165583</text:p>
          </table:table-cell>
          <table:table-cell office:value-type="float" office:value="0.301716" calcext:value-type="float">
            <text:p>0.3017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6.82955" calcext:value-type="float">
            <text:p>-6.82955</text:p>
          </table:table-cell>
          <table:table-cell office:value-type="float" office:value="3.95844" calcext:value-type="float">
            <text:p>3.95844</text:p>
          </table:table-cell>
          <table:table-cell office:value-type="float" office:value="5.11569" calcext:value-type="float">
            <text:p>5.11569</text:p>
          </table:table-cell>
          <table:table-cell office:value-type="float" office:value="0.0349427" calcext:value-type="float">
            <text:p>0.0349427</text:p>
          </table:table-cell>
          <table:table-cell office:value-type="float" office:value="0.0774426" calcext:value-type="float">
            <text:p>0.0774426</text:p>
          </table:table-cell>
          <table:table-cell office:value-type="float" office:value="2.78377" calcext:value-type="float">
            <text:p>2.7837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1.3651" calcext:value-type="float">
            <text:p>21.3651</text:p>
          </table:table-cell>
          <table:table-cell office:value-type="float" office:value="-4.04287" calcext:value-type="float">
            <text:p>-4.04287</text:p>
          </table:table-cell>
          <table:table-cell office:value-type="float" office:value="-6.04786" calcext:value-type="float">
            <text:p>-6.04786</text:p>
          </table:table-cell>
          <table:table-cell office:value-type="float" office:value="-0.0290348" calcext:value-type="float">
            <text:p>-0.0290348</text:p>
          </table:table-cell>
          <table:table-cell office:value-type="float" office:value="-0.0674178" calcext:value-type="float">
            <text:p>-0.0674178</text:p>
          </table:table-cell>
          <table:table-cell office:value-type="float" office:value="0.920775" calcext:value-type="float">
            <text:p>0.9207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3075" calcext:value-type="float">
            <text:p>-11.3075</text:p>
          </table:table-cell>
          <table:table-cell office:value-type="float" office:value="-0.0803443" calcext:value-type="float">
            <text:p>-0.0803443</text:p>
          </table:table-cell>
          <table:table-cell office:value-type="float" office:value="1.17708" calcext:value-type="float">
            <text:p>1.17708</text:p>
          </table:table-cell>
          <table:table-cell office:value-type="float" office:value="0.00939139" calcext:value-type="float">
            <text:p>0.00939139</text:p>
          </table:table-cell>
          <table:table-cell office:value-type="float" office:value="0.0214097" calcext:value-type="float">
            <text:p>0.0214097</text:p>
          </table:table-cell>
          <table:table-cell office:value-type="float" office:value="3.52815" calcext:value-type="float">
            <text:p>3.528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6.66053" calcext:value-type="float">
            <text:p>-6.66053</text:p>
          </table:table-cell>
          <table:table-cell office:value-type="float" office:value="3.93684" calcext:value-type="float">
            <text:p>3.93684</text:p>
          </table:table-cell>
          <table:table-cell office:value-type="float" office:value="5.19996" calcext:value-type="float">
            <text:p>5.19996</text:p>
          </table:table-cell>
          <table:table-cell office:value-type="float" office:value="0.0135068" calcext:value-type="float">
            <text:p>0.0135068</text:p>
          </table:table-cell>
          <table:table-cell office:value-type="float" office:value="0.0213268" calcext:value-type="float">
            <text:p>0.0213268</text:p>
          </table:table-cell>
          <table:table-cell office:value-type="float" office:value="3.36035" calcext:value-type="float">
            <text:p>3.360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1.1528" calcext:value-type="float">
            <text:p>21.1528</text:p>
          </table:table-cell>
          <table:table-cell office:value-type="float" office:value="-4.05563" calcext:value-type="float">
            <text:p>-4.05563</text:p>
          </table:table-cell>
          <table:table-cell office:value-type="float" office:value="-6.15333" calcext:value-type="float">
            <text:p>-6.15333</text:p>
          </table:table-cell>
          <table:table-cell office:value-type="float" office:value="-0.0180974" calcext:value-type="float">
            <text:p>-0.0180974</text:p>
          </table:table-cell>
          <table:table-cell office:value-type="float" office:value="-0.0379986" calcext:value-type="float">
            <text:p>-0.0379986</text:p>
          </table:table-cell>
          <table:table-cell office:value-type="float" office:value="3.82825" calcext:value-type="float">
            <text:p>3.8282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2559" calcext:value-type="float">
            <text:p>-11.2559</text:p>
          </table:table-cell>
          <table:table-cell office:value-type="float" office:value="-0.081141" calcext:value-type="float">
            <text:p>-0.081141</text:p>
          </table:table-cell>
          <table:table-cell office:value-type="float" office:value="1.36361" calcext:value-type="float">
            <text:p>1.36361</text:p>
          </table:table-cell>
          <table:table-cell office:value-type="float" office:value="0.00478063" calcext:value-type="float">
            <text:p>0.00478063</text:p>
          </table:table-cell>
          <table:table-cell office:value-type="float" office:value="0.00949914" calcext:value-type="float">
            <text:p>0.00949914</text:p>
          </table:table-cell>
          <table:table-cell office:value-type="float" office:value="3.65457" calcext:value-type="float">
            <text:p>3.654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6.48642" calcext:value-type="float">
            <text:p>-6.48642</text:p>
          </table:table-cell>
          <table:table-cell office:value-type="float" office:value="3.96061" calcext:value-type="float">
            <text:p>3.96061</text:p>
          </table:table-cell>
          <table:table-cell office:value-type="float" office:value="5.15497" calcext:value-type="float">
            <text:p>5.15497</text:p>
          </table:table-cell>
          <table:table-cell office:value-type="float" office:value="0.0314859" calcext:value-type="float">
            <text:p>0.0314859</text:p>
          </table:table-cell>
          <table:table-cell office:value-type="float" office:value="0.0597891" calcext:value-type="float">
            <text:p>0.0597891</text:p>
          </table:table-cell>
          <table:table-cell office:value-type="float" office:value="6.38517" calcext:value-type="float">
            <text:p>6.385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0.9661" calcext:value-type="float">
            <text:p>20.9661</text:p>
          </table:table-cell>
          <table:table-cell office:value-type="float" office:value="-4.02602" calcext:value-type="float">
            <text:p>-4.02602</text:p>
          </table:table-cell>
          <table:table-cell office:value-type="float" office:value="-5.98896" calcext:value-type="float">
            <text:p>-5.98896</text:p>
          </table:table-cell>
          <table:table-cell office:value-type="float" office:value="-0.0365787" calcext:value-type="float">
            <text:p>-0.0365787</text:p>
          </table:table-cell>
          <table:table-cell office:value-type="float" office:value="-0.0746732" calcext:value-type="float">
            <text:p>-0.0746732</text:p>
          </table:table-cell>
          <table:table-cell office:value-type="float" office:value="4.25232" calcext:value-type="float">
            <text:p>4.252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2179" calcext:value-type="float">
            <text:p>-11.2179</text:p>
          </table:table-cell>
          <table:table-cell office:value-type="float" office:value="-0.0796835" calcext:value-type="float">
            <text:p>-0.0796835</text:p>
          </table:table-cell>
          <table:table-cell office:value-type="float" office:value="1.30166" calcext:value-type="float">
            <text:p>1.30166</text:p>
          </table:table-cell>
          <table:table-cell office:value-type="float" office:value="0.00993484" calcext:value-type="float">
            <text:p>0.00993484</text:p>
          </table:table-cell>
          <table:table-cell office:value-type="float" office:value="0.0197954" calcext:value-type="float">
            <text:p>0.0197954</text:p>
          </table:table-cell>
          <table:table-cell office:value-type="float" office:value="6.38075" calcext:value-type="float">
            <text:p>6.380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6.31689" calcext:value-type="float">
            <text:p>-6.31689</text:p>
          </table:table-cell>
          <table:table-cell office:value-type="float" office:value="3.9642" calcext:value-type="float">
            <text:p>3.9642</text:p>
          </table:table-cell>
          <table:table-cell office:value-type="float" office:value="5.07241" calcext:value-type="float">
            <text:p>5.07241</text:p>
          </table:table-cell>
          <table:table-cell office:value-type="float" office:value="0.0323582" calcext:value-type="float">
            <text:p>0.0323582</text:p>
          </table:table-cell>
          <table:table-cell office:value-type="float" office:value="0.0592107" calcext:value-type="float">
            <text:p>0.0592107</text:p>
          </table:table-cell>
          <table:table-cell office:value-type="float" office:value="2.79864" calcext:value-type="float">
            <text:p>2.798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0.7722" calcext:value-type="float">
            <text:p>20.7722</text:p>
          </table:table-cell>
          <table:table-cell office:value-type="float" office:value="-4.00743" calcext:value-type="float">
            <text:p>-4.00743</text:p>
          </table:table-cell>
          <table:table-cell office:value-type="float" office:value="-5.86817" calcext:value-type="float">
            <text:p>-5.86817</text:p>
          </table:table-cell>
          <table:table-cell office:value-type="float" office:value="-0.0461313" calcext:value-type="float">
            <text:p>-0.0461313</text:p>
          </table:table-cell>
          <table:table-cell office:value-type="float" office:value="-0.0887575" calcext:value-type="float">
            <text:p>-0.0887575</text:p>
          </table:table-cell>
          <table:table-cell office:value-type="float" office:value="3.57917" calcext:value-type="float">
            <text:p>3.579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172" calcext:value-type="float">
            <text:p>-11.172</text:p>
          </table:table-cell>
          <table:table-cell office:value-type="float" office:value="-0.0790836" calcext:value-type="float">
            <text:p>-0.0790836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0111709" calcext:value-type="float">
            <text:p>0.0111709</text:p>
          </table:table-cell>
          <table:table-cell office:value-type="float" office:value="0.0209646" calcext:value-type="float">
            <text:p>0.0209646</text:p>
          </table:table-cell>
          <table:table-cell office:value-type="float" office:value="1.98686" calcext:value-type="float">
            <text:p>1.986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6.12917" calcext:value-type="float">
            <text:p>-6.12917</text:p>
          </table:table-cell>
          <table:table-cell office:value-type="float" office:value="3.966" calcext:value-type="float">
            <text:p>3.966</text:p>
          </table:table-cell>
          <table:table-cell office:value-type="float" office:value="5.23309" calcext:value-type="float">
            <text:p>5.23309</text:p>
          </table:table-cell>
          <table:table-cell office:value-type="float" office:value="0.0307266" calcext:value-type="float">
            <text:p>0.0307266</text:p>
          </table:table-cell>
          <table:table-cell office:value-type="float" office:value="0.049936" calcext:value-type="float">
            <text:p>0.049936</text:p>
          </table:table-cell>
          <table:table-cell office:value-type="float" office:value="1.28234" calcext:value-type="float">
            <text:p>1.282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0.5619" calcext:value-type="float">
            <text:p>20.5619</text:p>
          </table:table-cell>
          <table:table-cell office:value-type="float" office:value="-4.00689" calcext:value-type="float">
            <text:p>-4.00689</text:p>
          </table:table-cell>
          <table:table-cell office:value-type="float" office:value="-6.00147" calcext:value-type="float">
            <text:p>-6.00147</text:p>
          </table:table-cell>
          <table:table-cell office:value-type="float" office:value="-0.0436205" calcext:value-type="float">
            <text:p>-0.0436205</text:p>
          </table:table-cell>
          <table:table-cell office:value-type="float" office:value="-0.0782781" calcext:value-type="float">
            <text:p>-0.0782781</text:p>
          </table:table-cell>
          <table:table-cell office:value-type="float" office:value="2.48672" calcext:value-type="float">
            <text:p>2.4867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1119" calcext:value-type="float">
            <text:p>-11.1119</text:p>
          </table:table-cell>
          <table:table-cell office:value-type="float" office:value="-0.0780387" calcext:value-type="float">
            <text:p>-0.0780387</text:p>
          </table:table-cell>
          <table:table-cell office:value-type="float" office:value="1.46349" calcext:value-type="float">
            <text:p>1.46349</text:p>
          </table:table-cell>
          <table:table-cell office:value-type="float" office:value="0.0132875" calcext:value-type="float">
            <text:p>0.0132875</text:p>
          </table:table-cell>
          <table:table-cell office:value-type="float" office:value="0.0236923" calcext:value-type="float">
            <text:p>0.0236923</text:p>
          </table:table-cell>
          <table:table-cell office:value-type="float" office:value="1.65112" calcext:value-type="float">
            <text:p>1.6511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5.96216" calcext:value-type="float">
            <text:p>-5.96216</text:p>
          </table:table-cell>
          <table:table-cell office:value-type="float" office:value="3.96988" calcext:value-type="float">
            <text:p>3.96988</text:p>
          </table:table-cell>
          <table:table-cell office:value-type="float" office:value="5.25806" calcext:value-type="float">
            <text:p>5.25806</text:p>
          </table:table-cell>
          <table:table-cell office:value-type="float" office:value="0.0307966" calcext:value-type="float">
            <text:p>0.0307966</text:p>
          </table:table-cell>
          <table:table-cell office:value-type="float" office:value="0.0453253" calcext:value-type="float">
            <text:p>0.0453253</text:p>
          </table:table-cell>
          <table:table-cell office:value-type="float" office:value="0.274802" calcext:value-type="float">
            <text:p>0.2748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0.3467" calcext:value-type="float">
            <text:p>20.3467</text:p>
          </table:table-cell>
          <table:table-cell office:value-type="float" office:value="-3.99456" calcext:value-type="float">
            <text:p>-3.99456</text:p>
          </table:table-cell>
          <table:table-cell office:value-type="float" office:value="-6.04387" calcext:value-type="float">
            <text:p>-6.04387</text:p>
          </table:table-cell>
          <table:table-cell office:value-type="float" office:value="-0.0480296" calcext:value-type="float">
            <text:p>-0.0480296</text:p>
          </table:table-cell>
          <table:table-cell office:value-type="float" office:value="-0.081571" calcext:value-type="float">
            <text:p>-0.081571</text:p>
          </table:table-cell>
          <table:table-cell office:value-type="float" office:value="0.234216" calcext:value-type="float">
            <text:p>0.2342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0676" calcext:value-type="float">
            <text:p>-11.0676</text:p>
          </table:table-cell>
          <table:table-cell office:value-type="float" office:value="-0.0752538" calcext:value-type="float">
            <text:p>-0.0752538</text:p>
          </table:table-cell>
          <table:table-cell office:value-type="float" office:value="1.53095" calcext:value-type="float">
            <text:p>1.53095</text:p>
          </table:table-cell>
          <table:table-cell office:value-type="float" office:value="0.0204366" calcext:value-type="float">
            <text:p>0.0204366</text:p>
          </table:table-cell>
          <table:table-cell office:value-type="float" office:value="0.0354153" calcext:value-type="float">
            <text:p>0.0354153</text:p>
          </table:table-cell>
          <table:table-cell office:value-type="float" office:value="0.399204" calcext:value-type="float">
            <text:p>0.3992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5.80467" calcext:value-type="float">
            <text:p>-5.80467</text:p>
          </table:table-cell>
          <table:table-cell office:value-type="float" office:value="3.95021" calcext:value-type="float">
            <text:p>3.95021</text:p>
          </table:table-cell>
          <table:table-cell office:value-type="float" office:value="5.22652" calcext:value-type="float">
            <text:p>5.22652</text:p>
          </table:table-cell>
          <table:table-cell office:value-type="float" office:value="0.0151305" calcext:value-type="float">
            <text:p>0.0151305</text:p>
          </table:table-cell>
          <table:table-cell office:value-type="float" office:value="0.0118199" calcext:value-type="float">
            <text:p>0.0118199</text:p>
          </table:table-cell>
          <table:table-cell office:value-type="float" office:value="1.51497" calcext:value-type="float">
            <text:p>1.5149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0.1305" calcext:value-type="float">
            <text:p>20.1305</text:p>
          </table:table-cell>
          <table:table-cell office:value-type="float" office:value="-3.99733" calcext:value-type="float">
            <text:p>-3.99733</text:p>
          </table:table-cell>
          <table:table-cell office:value-type="float" office:value="-6.07491" calcext:value-type="float">
            <text:p>-6.07491</text:p>
          </table:table-cell>
          <table:table-cell office:value-type="float" office:value="-0.0433024" calcext:value-type="float">
            <text:p>-0.0433024</text:p>
          </table:table-cell>
          <table:table-cell office:value-type="float" office:value="-0.0673849" calcext:value-type="float">
            <text:p>-0.0673849</text:p>
          </table:table-cell>
          <table:table-cell office:value-type="float" office:value="1.9806" calcext:value-type="float">
            <text:p>1.98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1.0186" calcext:value-type="float">
            <text:p>-11.0186</text:p>
          </table:table-cell>
          <table:table-cell office:value-type="float" office:value="-0.0748206" calcext:value-type="float">
            <text:p>-0.0748206</text:p>
          </table:table-cell>
          <table:table-cell office:value-type="float" office:value="1.60211" calcext:value-type="float">
            <text:p>1.60211</text:p>
          </table:table-cell>
          <table:table-cell office:value-type="float" office:value="0.0197031" calcext:value-type="float">
            <text:p>0.0197031</text:p>
          </table:table-cell>
          <table:table-cell office:value-type="float" office:value="0.0320134" calcext:value-type="float">
            <text:p>0.0320134</text:p>
          </table:table-cell>
          <table:table-cell office:value-type="float" office:value="1.24838" calcext:value-type="float">
            <text:p>1.2483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5.63882" calcext:value-type="float">
            <text:p>-5.63882</text:p>
          </table:table-cell>
          <table:table-cell office:value-type="float" office:value="3.96082" calcext:value-type="float">
            <text:p>3.96082</text:p>
          </table:table-cell>
          <table:table-cell office:value-type="float" office:value="5.17064" calcext:value-type="float">
            <text:p>5.17064</text:p>
          </table:table-cell>
          <table:table-cell office:value-type="float" office:value="0.0207898" calcext:value-type="float">
            <text:p>0.0207898</text:p>
          </table:table-cell>
          <table:table-cell office:value-type="float" office:value="0.0220732" calcext:value-type="float">
            <text:p>0.0220732</text:p>
          </table:table-cell>
          <table:table-cell office:value-type="float" office:value="2.2279" calcext:value-type="float">
            <text:p>2.22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9.9277" calcext:value-type="float">
            <text:p>19.9277</text:p>
          </table:table-cell>
          <table:table-cell office:value-type="float" office:value="-3.99838" calcext:value-type="float">
            <text:p>-3.99838</text:p>
          </table:table-cell>
          <table:table-cell office:value-type="float" office:value="-5.98166" calcext:value-type="float">
            <text:p>-5.98166</text:p>
          </table:table-cell>
          <table:table-cell office:value-type="float" office:value="-0.0399056" calcext:value-type="float">
            <text:p>-0.0399056</text:p>
          </table:table-cell>
          <table:table-cell office:value-type="float" office:value="-0.0563229" calcext:value-type="float">
            <text:p>-0.0563229</text:p>
          </table:table-cell>
          <table:table-cell office:value-type="float" office:value="1.4264" calcext:value-type="float">
            <text:p>1.42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977" calcext:value-type="float">
            <text:p>-10.977</text:p>
          </table:table-cell>
          <table:table-cell office:value-type="float" office:value="-0.070606" calcext:value-type="float">
            <text:p>-0.070606</text:p>
          </table:table-cell>
          <table:table-cell office:value-type="float" office:value="1.56196" calcext:value-type="float">
            <text:p>1.56196</text:p>
          </table:table-cell>
          <table:table-cell office:value-type="float" office:value="0.0291122" calcext:value-type="float">
            <text:p>0.0291122</text:p>
          </table:table-cell>
          <table:table-cell office:value-type="float" office:value="0.0461947" calcext:value-type="float">
            <text:p>0.0461947</text:p>
          </table:table-cell>
          <table:table-cell office:value-type="float" office:value="2.41623" calcext:value-type="float">
            <text:p>2.416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5.43078" calcext:value-type="float">
            <text:p>-5.43078</text:p>
          </table:table-cell>
          <table:table-cell office:value-type="float" office:value="3.98884" calcext:value-type="float">
            <text:p>3.98884</text:p>
          </table:table-cell>
          <table:table-cell office:value-type="float" office:value="5.37368" calcext:value-type="float">
            <text:p>5.37368</text:p>
          </table:table-cell>
          <table:table-cell office:value-type="float" office:value="0.0360745" calcext:value-type="float">
            <text:p>0.0360745</text:p>
          </table:table-cell>
          <table:table-cell office:value-type="float" office:value="0.0464268" calcext:value-type="float">
            <text:p>0.0464268</text:p>
          </table:table-cell>
          <table:table-cell office:value-type="float" office:value="1.02068" calcext:value-type="float">
            <text:p>1.0206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9.7269" calcext:value-type="float">
            <text:p>19.7269</text:p>
          </table:table-cell>
          <table:table-cell office:value-type="float" office:value="-3.98059" calcext:value-type="float">
            <text:p>-3.98059</text:p>
          </table:table-cell>
          <table:table-cell office:value-type="float" office:value="-6.03095" calcext:value-type="float">
            <text:p>-6.03095</text:p>
          </table:table-cell>
          <table:table-cell office:value-type="float" office:value="-0.0470209" calcext:value-type="float">
            <text:p>-0.0470209</text:p>
          </table:table-cell>
          <table:table-cell office:value-type="float" office:value="-0.0659791" calcext:value-type="float">
            <text:p>-0.0659791</text:p>
          </table:table-cell>
          <table:table-cell office:value-type="float" office:value="1.75939" calcext:value-type="float">
            <text:p>1.759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9062" calcext:value-type="float">
            <text:p>-10.9062</text:p>
          </table:table-cell>
          <table:table-cell office:value-type="float" office:value="-0.0605602" calcext:value-type="float">
            <text:p>-0.0605602</text:p>
          </table:table-cell>
          <table:table-cell office:value-type="float" office:value="1.71792" calcext:value-type="float">
            <text:p>1.71792</text:p>
          </table:table-cell>
          <table:table-cell office:value-type="float" office:value="0.0505094" calcext:value-type="float">
            <text:p>0.0505094</text:p>
          </table:table-cell>
          <table:table-cell office:value-type="float" office:value="0.0785601" calcext:value-type="float">
            <text:p>0.0785601</text:p>
          </table:table-cell>
          <table:table-cell office:value-type="float" office:value="1.85926" calcext:value-type="float">
            <text:p>1.8592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5.25664" calcext:value-type="float">
            <text:p>-5.25664</text:p>
          </table:table-cell>
          <table:table-cell office:value-type="float" office:value="4.02564" calcext:value-type="float">
            <text:p>4.02564</text:p>
          </table:table-cell>
          <table:table-cell office:value-type="float" office:value="5.26675" calcext:value-type="float">
            <text:p>5.26675</text:p>
          </table:table-cell>
          <table:table-cell office:value-type="float" office:value="0.0572599" calcext:value-type="float">
            <text:p>0.0572599</text:p>
          </table:table-cell>
          <table:table-cell office:value-type="float" office:value="0.08516" calcext:value-type="float">
            <text:p>0.08516</text:p>
          </table:table-cell>
          <table:table-cell office:value-type="float" office:value="2.0117" calcext:value-type="float">
            <text:p>2.01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9.5329" calcext:value-type="float">
            <text:p>19.5329</text:p>
          </table:table-cell>
          <table:table-cell office:value-type="float" office:value="-3.9547" calcext:value-type="float">
            <text:p>-3.9547</text:p>
          </table:table-cell>
          <table:table-cell office:value-type="float" office:value="-5.82895" calcext:value-type="float">
            <text:p>-5.82895</text:p>
          </table:table-cell>
          <table:table-cell office:value-type="float" office:value="-0.0577073" calcext:value-type="float">
            <text:p>-0.0577073</text:p>
          </table:table-cell>
          <table:table-cell office:value-type="float" office:value="-0.0797381" calcext:value-type="float">
            <text:p>-0.0797381</text:p>
          </table:table-cell>
          <table:table-cell office:value-type="float" office:value="2.40508" calcext:value-type="float">
            <text:p>2.405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8658" calcext:value-type="float">
            <text:p>-10.8658</text:p>
          </table:table-cell>
          <table:table-cell office:value-type="float" office:value="-0.0455775" calcext:value-type="float">
            <text:p>-0.0455775</text:p>
          </table:table-cell>
          <table:table-cell office:value-type="float" office:value="1.5612" calcext:value-type="float">
            <text:p>1.5612</text:p>
          </table:table-cell>
          <table:table-cell office:value-type="float" office:value="0.0810982" calcext:value-type="float">
            <text:p>0.0810982</text:p>
          </table:table-cell>
          <table:table-cell office:value-type="float" office:value="0.12281" calcext:value-type="float">
            <text:p>0.12281</text:p>
          </table:table-cell>
          <table:table-cell office:value-type="float" office:value="2.87603" calcext:value-type="float">
            <text:p>2.876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5.11515" calcext:value-type="float">
            <text:p>-5.11515</text:p>
          </table:table-cell>
          <table:table-cell office:value-type="float" office:value="3.98349" calcext:value-type="float">
            <text:p>3.98349</text:p>
          </table:table-cell>
          <table:table-cell office:value-type="float" office:value="5.33762" calcext:value-type="float">
            <text:p>5.33762</text:p>
          </table:table-cell>
          <table:table-cell office:value-type="float" office:value="0.0256959" calcext:value-type="float">
            <text:p>0.0256959</text:p>
          </table:table-cell>
          <table:table-cell office:value-type="float" office:value="0.0157302" calcext:value-type="float">
            <text:p>0.0157302</text:p>
          </table:table-cell>
          <table:table-cell office:value-type="float" office:value="3.89649" calcext:value-type="float">
            <text:p>3.896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9.2984" calcext:value-type="float">
            <text:p>19.2984</text:p>
          </table:table-cell>
          <table:table-cell office:value-type="float" office:value="-3.98931" calcext:value-type="float">
            <text:p>-3.98931</text:p>
          </table:table-cell>
          <table:table-cell office:value-type="float" office:value="-6.11292" calcext:value-type="float">
            <text:p>-6.11292</text:p>
          </table:table-cell>
          <table:table-cell office:value-type="float" office:value="-0.0359519" calcext:value-type="float">
            <text:p>-0.0359519</text:p>
          </table:table-cell>
          <table:table-cell office:value-type="float" office:value="-0.0383688" calcext:value-type="float">
            <text:p>-0.0383688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8179" calcext:value-type="float">
            <text:p>-10.8179</text:p>
          </table:table-cell>
          <table:table-cell office:value-type="float" office:value="-0.043203" calcext:value-type="float">
            <text:p>-0.043203</text:p>
          </table:table-cell>
          <table:table-cell office:value-type="float" office:value="1.82223" calcext:value-type="float">
            <text:p>1.82223</text:p>
          </table:table-cell>
          <table:table-cell office:value-type="float" office:value="0.0795198" calcext:value-type="float">
            <text:p>0.0795198</text:p>
          </table:table-cell>
          <table:table-cell office:value-type="float" office:value="0.113915" calcext:value-type="float">
            <text:p>0.113915</text:p>
          </table:table-cell>
          <table:table-cell office:value-type="float" office:value="5.18604" calcext:value-type="float">
            <text:p>5.186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4.92217" calcext:value-type="float">
            <text:p>-4.92217</text:p>
          </table:table-cell>
          <table:table-cell office:value-type="float" office:value="4.01872" calcext:value-type="float">
            <text:p>4.01872</text:p>
          </table:table-cell>
          <table:table-cell office:value-type="float" office:value="5.52925" calcext:value-type="float">
            <text:p>5.52925</text:p>
          </table:table-cell>
          <table:table-cell office:value-type="float" office:value="0.0419173" calcext:value-type="float">
            <text:p>0.0419173</text:p>
          </table:table-cell>
          <table:table-cell office:value-type="float" office:value="0.0370146" calcext:value-type="float">
            <text:p>0.0370146</text:p>
          </table:table-cell>
          <table:table-cell office:value-type="float" office:value="3.22915" calcext:value-type="float">
            <text:p>3.229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9.0953" calcext:value-type="float">
            <text:p>19.0953</text:p>
          </table:table-cell>
          <table:table-cell office:value-type="float" office:value="-3.95031" calcext:value-type="float">
            <text:p>-3.95031</text:p>
          </table:table-cell>
          <table:table-cell office:value-type="float" office:value="-6.15269" calcext:value-type="float">
            <text:p>-6.15269</text:p>
          </table:table-cell>
          <table:table-cell office:value-type="float" office:value="-0.0534678" calcext:value-type="float">
            <text:p>-0.0534678</text:p>
          </table:table-cell>
          <table:table-cell office:value-type="float" office:value="-0.0666904" calcext:value-type="float">
            <text:p>-0.0666904</text:p>
          </table:table-cell>
          <table:table-cell office:value-type="float" office:value="1.97474" calcext:value-type="float">
            <text:p>1.974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7581" calcext:value-type="float">
            <text:p>-10.7581</text:p>
          </table:table-cell>
          <table:table-cell office:value-type="float" office:value="-0.0165342" calcext:value-type="float">
            <text:p>-0.0165342</text:p>
          </table:table-cell>
          <table:table-cell office:value-type="float" office:value="1.9513" calcext:value-type="float">
            <text:p>1.9513</text:p>
          </table:table-cell>
          <table:table-cell office:value-type="float" office:value="0.125596" calcext:value-type="float">
            <text:p>0.125596</text:p>
          </table:table-cell>
          <table:table-cell office:value-type="float" office:value="0.175673" calcext:value-type="float">
            <text:p>0.175673</text:p>
          </table:table-cell>
          <table:table-cell office:value-type="float" office:value="4.23891" calcext:value-type="float">
            <text:p>4.238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4.75438" calcext:value-type="float">
            <text:p>-4.75438</text:p>
          </table:table-cell>
          <table:table-cell office:value-type="float" office:value="4.05513" calcext:value-type="float">
            <text:p>4.05513</text:p>
          </table:table-cell>
          <table:table-cell office:value-type="float" office:value="5.35389" calcext:value-type="float">
            <text:p>5.35389</text:p>
          </table:table-cell>
          <table:table-cell office:value-type="float" office:value="0.0615992" calcext:value-type="float">
            <text:p>0.0615992</text:p>
          </table:table-cell>
          <table:table-cell office:value-type="float" office:value="0.0746828" calcext:value-type="float">
            <text:p>0.0746828</text:p>
          </table:table-cell>
          <table:table-cell office:value-type="float" office:value="2.96669" calcext:value-type="float">
            <text:p>2.9666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8.8915" calcext:value-type="float">
            <text:p>18.8915</text:p>
          </table:table-cell>
          <table:table-cell office:value-type="float" office:value="-3.93725" calcext:value-type="float">
            <text:p>-3.93725</text:p>
          </table:table-cell>
          <table:table-cell office:value-type="float" office:value="-5.88041" calcext:value-type="float">
            <text:p>-5.88041</text:p>
          </table:table-cell>
          <table:table-cell office:value-type="float" office:value="-0.0560854" calcext:value-type="float">
            <text:p>-0.0560854</text:p>
          </table:table-cell>
          <table:table-cell office:value-type="float" office:value="-0.0650922" calcext:value-type="float">
            <text:p>-0.0650922</text:p>
          </table:table-cell>
          <table:table-cell office:value-type="float" office:value="5.68365" calcext:value-type="float">
            <text:p>5.6836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7208" calcext:value-type="float">
            <text:p>-10.7208</text:p>
          </table:table-cell>
          <table:table-cell office:value-type="float" office:value="0.0137393" calcext:value-type="float">
            <text:p>0.0137393</text:p>
          </table:table-cell>
          <table:table-cell office:value-type="float" office:value="1.7297" calcext:value-type="float">
            <text:p>1.7297</text:p>
          </table:table-cell>
          <table:table-cell office:value-type="float" office:value="0.175187" calcext:value-type="float">
            <text:p>0.175187</text:p>
          </table:table-cell>
          <table:table-cell office:value-type="float" office:value="0.23874" calcext:value-type="float">
            <text:p>0.23874</text:p>
          </table:table-cell>
          <table:table-cell office:value-type="float" office:value="2.85193" calcext:value-type="float">
            <text:p>2.8519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4.58815" calcext:value-type="float">
            <text:p>-4.58815</text:p>
          </table:table-cell>
          <table:table-cell office:value-type="float" office:value="4.05315" calcext:value-type="float">
            <text:p>4.05315</text:p>
          </table:table-cell>
          <table:table-cell office:value-type="float" office:value="5.3004" calcext:value-type="float">
            <text:p>5.3004</text:p>
          </table:table-cell>
          <table:table-cell office:value-type="float" office:value="0.0564369" calcext:value-type="float">
            <text:p>0.0564369</text:p>
          </table:table-cell>
          <table:table-cell office:value-type="float" office:value="0.0612347" calcext:value-type="float">
            <text:p>0.0612347</text:p>
          </table:table-cell>
          <table:table-cell office:value-type="float" office:value="0.0461225" calcext:value-type="float">
            <text:p>0.046122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8.6867" calcext:value-type="float">
            <text:p>18.6867</text:p>
          </table:table-cell>
          <table:table-cell office:value-type="float" office:value="-3.95452" calcext:value-type="float">
            <text:p>-3.95452</text:p>
          </table:table-cell>
          <table:table-cell office:value-type="float" office:value="-5.8367" calcext:value-type="float">
            <text:p>-5.8367</text:p>
          </table:table-cell>
          <table:table-cell office:value-type="float" office:value="-0.0434482" calcext:value-type="float">
            <text:p>-0.0434482</text:p>
          </table:table-cell>
          <table:table-cell office:value-type="float" office:value="-0.0388446" calcext:value-type="float">
            <text:p>-0.0388446</text:p>
          </table:table-cell>
          <table:table-cell office:value-type="float" office:value="0.462766" calcext:value-type="float">
            <text:p>0.46276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666" calcext:value-type="float">
            <text:p>-10.666</text:p>
          </table:table-cell>
          <table:table-cell office:value-type="float" office:value="0.0311541" calcext:value-type="float">
            <text:p>0.0311541</text:p>
          </table:table-cell>
          <table:table-cell office:value-type="float" office:value="1.76538" calcext:value-type="float">
            <text:p>1.76538</text:p>
          </table:table-cell>
          <table:table-cell office:value-type="float" office:value="0.195345" calcext:value-type="float">
            <text:p>0.195345</text:p>
          </table:table-cell>
          <table:table-cell office:value-type="float" office:value="0.25545" calcext:value-type="float">
            <text:p>0.25545</text:p>
          </table:table-cell>
          <table:table-cell office:value-type="float" office:value="1.07267" calcext:value-type="float">
            <text:p>1.072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4.41956" calcext:value-type="float">
            <text:p>-4.41956</text:p>
          </table:table-cell>
          <table:table-cell office:value-type="float" office:value="4.03932" calcext:value-type="float">
            <text:p>4.03932</text:p>
          </table:table-cell>
          <table:table-cell office:value-type="float" office:value="5.29728" calcext:value-type="float">
            <text:p>5.29728</text:p>
          </table:table-cell>
          <table:table-cell office:value-type="float" office:value="0.0440618" calcext:value-type="float">
            <text:p>0.0440618</text:p>
          </table:table-cell>
          <table:table-cell office:value-type="float" office:value="0.0342635" calcext:value-type="float">
            <text:p>0.0342635</text:p>
          </table:table-cell>
          <table:table-cell office:value-type="float" office:value="0.564844" calcext:value-type="float">
            <text:p>0.56484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8.475" calcext:value-type="float">
            <text:p>18.475</text:p>
          </table:table-cell>
          <table:table-cell office:value-type="float" office:value="-3.98142" calcext:value-type="float">
            <text:p>-3.98142</text:p>
          </table:table-cell>
          <table:table-cell office:value-type="float" office:value="-5.88375" calcext:value-type="float">
            <text:p>-5.88375</text:p>
          </table:table-cell>
          <table:table-cell office:value-type="float" office:value="-0.0263518" calcext:value-type="float">
            <text:p>-0.0263518</text:p>
          </table:table-cell>
          <table:table-cell office:value-type="float" office:value="-0.00703123" calcext:value-type="float">
            <text:p>-0.00703123</text:p>
          </table:table-cell>
          <table:table-cell office:value-type="float" office:value="0.669372" calcext:value-type="float">
            <text:p>0.66937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6019" calcext:value-type="float">
            <text:p>-10.6019</text:p>
          </table:table-cell>
          <table:table-cell office:value-type="float" office:value="0.0454546" calcext:value-type="float">
            <text:p>0.0454546</text:p>
          </table:table-cell>
          <table:table-cell office:value-type="float" office:value="1.88381" calcext:value-type="float">
            <text:p>1.88381</text:p>
          </table:table-cell>
          <table:table-cell office:value-type="float" office:value="0.206206" calcext:value-type="float">
            <text:p>0.206206</text:p>
          </table:table-cell>
          <table:table-cell office:value-type="float" office:value="0.258167" calcext:value-type="float">
            <text:p>0.258167</text:p>
          </table:table-cell>
          <table:table-cell office:value-type="float" office:value="1.76885" calcext:value-type="float">
            <text:p>1.768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4.24102" calcext:value-type="float">
            <text:p>-4.24102</text:p>
          </table:table-cell>
          <table:table-cell office:value-type="float" office:value="4.03623" calcext:value-type="float">
            <text:p>4.03623</text:p>
          </table:table-cell>
          <table:table-cell office:value-type="float" office:value="5.4467" calcext:value-type="float">
            <text:p>5.4467</text:p>
          </table:table-cell>
          <table:table-cell office:value-type="float" office:value="0.035293" calcext:value-type="float">
            <text:p>0.035293</text:p>
          </table:table-cell>
          <table:table-cell office:value-type="float" office:value="0.00836632" calcext:value-type="float">
            <text:p>0.00836632</text:p>
          </table:table-cell>
          <table:table-cell office:value-type="float" office:value="3.208" calcext:value-type="float">
            <text:p>3.2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8.2733" calcext:value-type="float">
            <text:p>18.2733</text:p>
          </table:table-cell>
          <table:table-cell office:value-type="float" office:value="-3.97525" calcext:value-type="float">
            <text:p>-3.97525</text:p>
          </table:table-cell>
          <table:table-cell office:value-type="float" office:value="-6.02629" calcext:value-type="float">
            <text:p>-6.02629</text:p>
          </table:table-cell>
          <table:table-cell office:value-type="float" office:value="-0.0275109" calcext:value-type="float">
            <text:p>-0.0275109</text:p>
          </table:table-cell>
          <table:table-cell office:value-type="float" office:value="-0.0100116" calcext:value-type="float">
            <text:p>-0.0100116</text:p>
          </table:table-cell>
          <table:table-cell office:value-type="float" office:value="1.88077" calcext:value-type="float">
            <text:p>1.8807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5284" calcext:value-type="float">
            <text:p>-10.5284</text:p>
          </table:table-cell>
          <table:table-cell office:value-type="float" office:value="0.0757095" calcext:value-type="float">
            <text:p>0.0757095</text:p>
          </table:table-cell>
          <table:table-cell office:value-type="float" office:value="2.14135" calcext:value-type="float">
            <text:p>2.14135</text:p>
          </table:table-cell>
          <table:table-cell office:value-type="float" office:value="0.237263" calcext:value-type="float">
            <text:p>0.237263</text:p>
          </table:table-cell>
          <table:table-cell office:value-type="float" office:value="0.286126" calcext:value-type="float">
            <text:p>0.286126</text:p>
          </table:table-cell>
          <table:table-cell office:value-type="float" office:value="4.73148" calcext:value-type="float">
            <text:p>4.731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4.08175" calcext:value-type="float">
            <text:p>-4.08175</text:p>
          </table:table-cell>
          <table:table-cell office:value-type="float" office:value="4.03244" calcext:value-type="float">
            <text:p>4.03244</text:p>
          </table:table-cell>
          <table:table-cell office:value-type="float" office:value="5.32634" calcext:value-type="float">
            <text:p>5.32634</text:p>
          </table:table-cell>
          <table:table-cell office:value-type="float" office:value="0.0298636" calcext:value-type="float">
            <text:p>0.0298636</text:p>
          </table:table-cell>
          <table:table-cell office:value-type="float" office:value="-0.000989155" calcext:value-type="float">
            <text:p>-0.000989155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8.0561" calcext:value-type="float">
            <text:p>18.0561</text:p>
          </table:table-cell>
          <table:table-cell office:value-type="float" office:value="-3.98872" calcext:value-type="float">
            <text:p>-3.98872</text:p>
          </table:table-cell>
          <table:table-cell office:value-type="float" office:value="-5.96046" calcext:value-type="float">
            <text:p>-5.96046</text:p>
          </table:table-cell>
          <table:table-cell office:value-type="float" office:value="-0.0169957" calcext:value-type="float">
            <text:p>-0.0169957</text:p>
          </table:table-cell>
          <table:table-cell office:value-type="float" office:value="0.0105113" calcext:value-type="float">
            <text:p>0.0105113</text:p>
          </table:table-cell>
          <table:table-cell office:value-type="float" office:value="1.0515" calcext:value-type="float">
            <text:p>1.05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4698" calcext:value-type="float">
            <text:p>-10.4698</text:p>
          </table:table-cell>
          <table:table-cell office:value-type="float" office:value="0.113855" calcext:value-type="float">
            <text:p>0.113855</text:p>
          </table:table-cell>
          <table:table-cell office:value-type="float" office:value="2.12891" calcext:value-type="float">
            <text:p>2.12891</text:p>
          </table:table-cell>
          <table:table-cell office:value-type="float" office:value="0.279358" calcext:value-type="float">
            <text:p>0.279358</text:p>
          </table:table-cell>
          <table:table-cell office:value-type="float" office:value="0.327749" calcext:value-type="float">
            <text:p>0.327749</text:p>
          </table:table-cell>
          <table:table-cell office:value-type="float" office:value="0.900533" calcext:value-type="float">
            <text:p>0.90053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3.89395" calcext:value-type="float">
            <text:p>-3.89395</text:p>
          </table:table-cell>
          <table:table-cell office:value-type="float" office:value="4.0189" calcext:value-type="float">
            <text:p>4.0189</text:p>
          </table:table-cell>
          <table:table-cell office:value-type="float" office:value="5.45886" calcext:value-type="float">
            <text:p>5.45886</text:p>
          </table:table-cell>
          <table:table-cell office:value-type="float" office:value="0.0169301" calcext:value-type="float">
            <text:p>0.0169301</text:p>
          </table:table-cell>
          <table:table-cell office:value-type="float" office:value="-0.0289373" calcext:value-type="float">
            <text:p>-0.0289373</text:p>
          </table:table-cell>
          <table:table-cell office:value-type="float" office:value="1.1574" calcext:value-type="float">
            <text:p>1.15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7.8523" calcext:value-type="float">
            <text:p>17.8523</text:p>
          </table:table-cell>
          <table:table-cell office:value-type="float" office:value="-4.00123" calcext:value-type="float">
            <text:p>-4.00123</text:p>
          </table:table-cell>
          <table:table-cell office:value-type="float" office:value="-6.07944" calcext:value-type="float">
            <text:p>-6.07944</text:p>
          </table:table-cell>
          <table:table-cell office:value-type="float" office:value="-0.00913015" calcext:value-type="float">
            <text:p>-0.00913015</text:p>
          </table:table-cell>
          <table:table-cell office:value-type="float" office:value="0.0219924" calcext:value-type="float">
            <text:p>0.0219924</text:p>
          </table:table-cell>
          <table:table-cell office:value-type="float" office:value="0.607726" calcext:value-type="float">
            <text:p>0.60772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3812" calcext:value-type="float">
            <text:p>-10.3812</text:p>
          </table:table-cell>
          <table:table-cell office:value-type="float" office:value="0.139948" calcext:value-type="float">
            <text:p>0.139948</text:p>
          </table:table-cell>
          <table:table-cell office:value-type="float" office:value="2.3725" calcext:value-type="float">
            <text:p>2.3725</text:p>
          </table:table-cell>
          <table:table-cell office:value-type="float" office:value="0.29267" calcext:value-type="float">
            <text:p>0.29267</text:p>
          </table:table-cell>
          <table:table-cell office:value-type="float" office:value="0.328971" calcext:value-type="float">
            <text:p>0.328971</text:p>
          </table:table-cell>
          <table:table-cell office:value-type="float" office:value="1.81201" calcext:value-type="float">
            <text:p>1.812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3.70883" calcext:value-type="float">
            <text:p>-3.70883</text:p>
          </table:table-cell>
          <table:table-cell office:value-type="float" office:value="4.00075" calcext:value-type="float">
            <text:p>4.00075</text:p>
          </table:table-cell>
          <table:table-cell office:value-type="float" office:value="5.50571" calcext:value-type="float">
            <text:p>5.50571</text:p>
          </table:table-cell>
          <table:table-cell office:value-type="float" office:value="0.00314043" calcext:value-type="float">
            <text:p>0.00314043</text:p>
          </table:table-cell>
          <table:table-cell office:value-type="float" office:value="-0.0536188" calcext:value-type="float">
            <text:p>-0.0536188</text:p>
          </table:table-cell>
          <table:table-cell office:value-type="float" office:value="4.76662" calcext:value-type="float">
            <text:p>4.766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7.6384" calcext:value-type="float">
            <text:p>17.6384</text:p>
          </table:table-cell>
          <table:table-cell office:value-type="float" office:value="-3.99846" calcext:value-type="float">
            <text:p>-3.99846</text:p>
          </table:table-cell>
          <table:table-cell office:value-type="float" office:value="-6.14516" calcext:value-type="float">
            <text:p>-6.14516</text:p>
          </table:table-cell>
          <table:table-cell office:value-type="float" office:value="-0.00871974" calcext:value-type="float">
            <text:p>-0.00871974</text:p>
          </table:table-cell>
          <table:table-cell office:value-type="float" office:value="0.0212808" calcext:value-type="float">
            <text:p>0.0212808</text:p>
          </table:table-cell>
          <table:table-cell office:value-type="float" office:value="4.94313" calcext:value-type="float">
            <text:p>4.943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2859" calcext:value-type="float">
            <text:p>-10.2859</text:p>
          </table:table-cell>
          <table:table-cell office:value-type="float" office:value="0.175003" calcext:value-type="float">
            <text:p>0.175003</text:p>
          </table:table-cell>
          <table:table-cell office:value-type="float" office:value="2.54705" calcext:value-type="float">
            <text:p>2.54705</text:p>
          </table:table-cell>
          <table:table-cell office:value-type="float" office:value="0.314046" calcext:value-type="float">
            <text:p>0.314046</text:p>
          </table:table-cell>
          <table:table-cell office:value-type="float" office:value="0.340343" calcext:value-type="float">
            <text:p>0.340343</text:p>
          </table:table-cell>
          <table:table-cell office:value-type="float" office:value="4.63025" calcext:value-type="float">
            <text:p>4.6302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3.57828" calcext:value-type="float">
            <text:p>-3.57828</text:p>
          </table:table-cell>
          <table:table-cell office:value-type="float" office:value="3.98065" calcext:value-type="float">
            <text:p>3.98065</text:p>
          </table:table-cell>
          <table:table-cell office:value-type="float" office:value="5.13257" calcext:value-type="float">
            <text:p>5.13257</text:p>
          </table:table-cell>
          <table:table-cell office:value-type="float" office:value="-0.00800331" calcext:value-type="float">
            <text:p>-0.00800331</text:p>
          </table:table-cell>
          <table:table-cell office:value-type="float" office:value="-0.0627926" calcext:value-type="float">
            <text:p>-0.0627926</text:p>
          </table:table-cell>
          <table:table-cell office:value-type="float" office:value="6.53596" calcext:value-type="float">
            <text:p>6.535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7.4407" calcext:value-type="float">
            <text:p>17.4407</text:p>
          </table:table-cell>
          <table:table-cell office:value-type="float" office:value="-3.98754" calcext:value-type="float">
            <text:p>-3.98754</text:p>
          </table:table-cell>
          <table:table-cell office:value-type="float" office:value="-5.89765" calcext:value-type="float">
            <text:p>-5.89765</text:p>
          </table:table-cell>
          <table:table-cell office:value-type="float" office:value="-0.011337" calcext:value-type="float">
            <text:p>-0.011337</text:p>
          </table:table-cell>
          <table:table-cell office:value-type="float" office:value="0.0187138" calcext:value-type="float">
            <text:p>0.0187138</text:p>
          </table:table-cell>
          <table:table-cell office:value-type="float" office:value="7.89579" calcext:value-type="float">
            <text:p>7.895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2229" calcext:value-type="float">
            <text:p>-10.2229</text:p>
          </table:table-cell>
          <table:table-cell office:value-type="float" office:value="0.203944" calcext:value-type="float">
            <text:p>0.203944</text:p>
          </table:table-cell>
          <table:table-cell office:value-type="float" office:value="2.37157" calcext:value-type="float">
            <text:p>2.37157</text:p>
          </table:table-cell>
          <table:table-cell office:value-type="float" office:value="0.333636" calcext:value-type="float">
            <text:p>0.333636</text:p>
          </table:table-cell>
          <table:table-cell office:value-type="float" office:value="0.352312" calcext:value-type="float">
            <text:p>0.352312</text:p>
          </table:table-cell>
          <table:table-cell office:value-type="float" office:value="4.51306" calcext:value-type="float">
            <text:p>4.513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3.40325" calcext:value-type="float">
            <text:p>-3.40325</text:p>
          </table:table-cell>
          <table:table-cell office:value-type="float" office:value="4.00177" calcext:value-type="float">
            <text:p>4.00177</text:p>
          </table:table-cell>
          <table:table-cell office:value-type="float" office:value="5.07406" calcext:value-type="float">
            <text:p>5.07406</text:p>
          </table:table-cell>
          <table:table-cell office:value-type="float" office:value="0.00495601" calcext:value-type="float">
            <text:p>0.00495601</text:p>
          </table:table-cell>
          <table:table-cell office:value-type="float" office:value="-0.0313692" calcext:value-type="float">
            <text:p>-0.0313692</text:p>
          </table:table-cell>
          <table:table-cell office:value-type="float" office:value="7.7387" calcext:value-type="float">
            <text:p>7.738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7.2565" calcext:value-type="float">
            <text:p>17.2565</text:p>
          </table:table-cell>
          <table:table-cell office:value-type="float" office:value="-4.0042" calcext:value-type="float">
            <text:p>-4.0042</text:p>
          </table:table-cell>
          <table:table-cell office:value-type="float" office:value="-5.75623" calcext:value-type="float">
            <text:p>-5.75623</text:p>
          </table:table-cell>
          <table:table-cell office:value-type="float" office:value="-0.00083695" calcext:value-type="float">
            <text:p>-0.00083695</text:p>
          </table:table-cell>
          <table:table-cell office:value-type="float" office:value="0.0366736" calcext:value-type="float">
            <text:p>0.0366736</text:p>
          </table:table-cell>
          <table:table-cell office:value-type="float" office:value="6.95612" calcext:value-type="float">
            <text:p>6.9561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1594" calcext:value-type="float">
            <text:p>-10.1594</text:p>
          </table:table-cell>
          <table:table-cell office:value-type="float" office:value="0.251204" calcext:value-type="float">
            <text:p>0.251204</text:p>
          </table:table-cell>
          <table:table-cell office:value-type="float" office:value="2.33939" calcext:value-type="float">
            <text:p>2.33939</text:p>
          </table:table-cell>
          <table:table-cell office:value-type="float" office:value="0.372385" calcext:value-type="float">
            <text:p>0.372385</text:p>
          </table:table-cell>
          <table:table-cell office:value-type="float" office:value="0.384985" calcext:value-type="float">
            <text:p>0.384985</text:p>
          </table:table-cell>
          <table:table-cell office:value-type="float" office:value="7.27352" calcext:value-type="float">
            <text:p>7.273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3.19203" calcext:value-type="float">
            <text:p>-3.19203</text:p>
          </table:table-cell>
          <table:table-cell office:value-type="float" office:value="4.02222" calcext:value-type="float">
            <text:p>4.02222</text:p>
          </table:table-cell>
          <table:table-cell office:value-type="float" office:value="5.20096" calcext:value-type="float">
            <text:p>5.20096</text:p>
          </table:table-cell>
          <table:table-cell office:value-type="float" office:value="0.019741" calcext:value-type="float">
            <text:p>0.019741</text:p>
          </table:table-cell>
          <table:table-cell office:value-type="float" office:value="0.00305912" calcext:value-type="float">
            <text:p>0.00305912</text:p>
          </table:table-cell>
          <table:table-cell office:value-type="float" office:value="7.27613" calcext:value-type="float">
            <text:p>7.276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7.053" calcext:value-type="float">
            <text:p>17.053</text:p>
          </table:table-cell>
          <table:table-cell office:value-type="float" office:value="-4.02039" calcext:value-type="float">
            <text:p>-4.02039</text:p>
          </table:table-cell>
          <table:table-cell office:value-type="float" office:value="-5.74979" calcext:value-type="float">
            <text:p>-5.74979</text:p>
          </table:table-cell>
          <table:table-cell office:value-type="float" office:value="0.00962421" calcext:value-type="float">
            <text:p>0.00962421</text:p>
          </table:table-cell>
          <table:table-cell office:value-type="float" office:value="0.0533735" calcext:value-type="float">
            <text:p>0.0533735</text:p>
          </table:table-cell>
          <table:table-cell office:value-type="float" office:value="6.91594" calcext:value-type="float">
            <text:p>6.915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0.0698" calcext:value-type="float">
            <text:p>-10.0698</text:p>
          </table:table-cell>
          <table:table-cell office:value-type="float" office:value="0.313795" calcext:value-type="float">
            <text:p>0.313795</text:p>
          </table:table-cell>
          <table:table-cell office:value-type="float" office:value="2.45956" calcext:value-type="float">
            <text:p>2.45956</text:p>
          </table:table-cell>
          <table:table-cell office:value-type="float" office:value="0.419155" calcext:value-type="float">
            <text:p>0.419155</text:p>
          </table:table-cell>
          <table:table-cell office:value-type="float" office:value="0.424705" calcext:value-type="float">
            <text:p>0.424705</text:p>
          </table:table-cell>
          <table:table-cell office:value-type="float" office:value="7.85193" calcext:value-type="float">
            <text:p>7.8519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2.97965" calcext:value-type="float">
            <text:p>-2.97965</text:p>
          </table:table-cell>
          <table:table-cell office:value-type="float" office:value="4.042" calcext:value-type="float">
            <text:p>4.042</text:p>
          </table:table-cell>
          <table:table-cell office:value-type="float" office:value="5.50922" calcext:value-type="float">
            <text:p>5.50922</text:p>
          </table:table-cell>
          <table:table-cell office:value-type="float" office:value="0.0247473" calcext:value-type="float">
            <text:p>0.0247473</text:p>
          </table:table-cell>
          <table:table-cell office:value-type="float" office:value="0.00069149" calcext:value-type="float">
            <text:p>0.00069149</text:p>
          </table:table-cell>
          <table:table-cell office:value-type="float" office:value="4.89057" calcext:value-type="float">
            <text:p>4.890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6.8626" calcext:value-type="float">
            <text:p>16.8626</text:p>
          </table:table-cell>
          <table:table-cell office:value-type="float" office:value="-4.00514" calcext:value-type="float">
            <text:p>-4.00514</text:p>
          </table:table-cell>
          <table:table-cell office:value-type="float" office:value="-5.94759" calcext:value-type="float">
            <text:p>-5.94759</text:p>
          </table:table-cell>
          <table:table-cell office:value-type="float" office:value="0.00074047" calcext:value-type="float">
            <text:p>0.00074047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4.9235" calcext:value-type="float">
            <text:p>4.92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9.97053" calcext:value-type="float">
            <text:p>-9.97053</text:p>
          </table:table-cell>
          <table:table-cell office:value-type="float" office:value="0.38576" calcext:value-type="float">
            <text:p>0.38576</text:p>
          </table:table-cell>
          <table:table-cell office:value-type="float" office:value="2.83658" calcext:value-type="float">
            <text:p>2.83658</text:p>
          </table:table-cell>
          <table:table-cell office:value-type="float" office:value="0.462582" calcext:value-type="float">
            <text:p>0.462582</text:p>
          </table:table-cell>
          <table:table-cell office:value-type="float" office:value="0.453231" calcext:value-type="float">
            <text:p>0.453231</text:p>
          </table:table-cell>
          <table:table-cell office:value-type="float" office:value="7.56292" calcext:value-type="float">
            <text:p>7.5629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2.79273" calcext:value-type="float">
            <text:p>-2.79273</text:p>
          </table:table-cell>
          <table:table-cell office:value-type="float" office:value="4.03769" calcext:value-type="float">
            <text:p>4.03769</text:p>
          </table:table-cell>
          <table:table-cell office:value-type="float" office:value="5.49981" calcext:value-type="float">
            <text:p>5.49981</text:p>
          </table:table-cell>
          <table:table-cell office:value-type="float" office:value="0.0211925" calcext:value-type="float">
            <text:p>0.0211925</text:p>
          </table:table-cell>
          <table:table-cell office:value-type="float" office:value="-0.00309079" calcext:value-type="float">
            <text:p>-0.00309079</text:p>
          </table:table-cell>
          <table:table-cell office:value-type="float" office:value="2.06603" calcext:value-type="float">
            <text:p>2.066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6.6803" calcext:value-type="float">
            <text:p>16.6803</text:p>
          </table:table-cell>
          <table:table-cell office:value-type="float" office:value="-3.99147" calcext:value-type="float">
            <text:p>-3.99147</text:p>
          </table:table-cell>
          <table:table-cell office:value-type="float" office:value="-5.8851" calcext:value-type="float">
            <text:p>-5.8851</text:p>
          </table:table-cell>
          <table:table-cell office:value-type="float" office:value="-0.00612334" calcext:value-type="float">
            <text:p>-0.00612334</text:p>
          </table:table-cell>
          <table:table-cell office:value-type="float" office:value="0.0188107" calcext:value-type="float">
            <text:p>0.0188107</text:p>
          </table:table-cell>
          <table:table-cell office:value-type="float" office:value="1.20011" calcext:value-type="float">
            <text:p>1.2001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9.86765" calcext:value-type="float">
            <text:p>-9.86765</text:p>
          </table:table-cell>
          <table:table-cell office:value-type="float" office:value="0.426193" calcext:value-type="float">
            <text:p>0.426193</text:p>
          </table:table-cell>
          <table:table-cell office:value-type="float" office:value="2.92094" calcext:value-type="float">
            <text:p>2.92094</text:p>
          </table:table-cell>
          <table:table-cell office:value-type="float" office:value="0.470027" calcext:value-type="float">
            <text:p>0.470027</text:p>
          </table:table-cell>
          <table:table-cell office:value-type="float" office:value="0.443027" calcext:value-type="float">
            <text:p>0.443027</text:p>
          </table:table-cell>
          <table:table-cell office:value-type="float" office:value="1.05416" calcext:value-type="float">
            <text:p>1.054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2.60925" calcext:value-type="float">
            <text:p>-2.60925</text:p>
          </table:table-cell>
          <table:table-cell office:value-type="float" office:value="4.02418" calcext:value-type="float">
            <text:p>4.02418</text:p>
          </table:table-cell>
          <table:table-cell office:value-type="float" office:value="5.51237" calcext:value-type="float">
            <text:p>5.51237</text:p>
          </table:table-cell>
          <table:table-cell office:value-type="float" office:value="0.0104808" calcext:value-type="float">
            <text:p>0.0104808</text:p>
          </table:table-cell>
          <table:table-cell office:value-type="float" office:value="-0.0232594" calcext:value-type="float">
            <text:p>-0.0232594</text:p>
          </table:table-cell>
          <table:table-cell office:value-type="float" office:value="1.38526" calcext:value-type="float">
            <text:p>1.3852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6.4852" calcext:value-type="float">
            <text:p>16.4852</text:p>
          </table:table-cell>
          <table:table-cell office:value-type="float" office:value="-4.01781" calcext:value-type="float">
            <text:p>-4.01781</text:p>
          </table:table-cell>
          <table:table-cell office:value-type="float" office:value="-5.95059" calcext:value-type="float">
            <text:p>-5.95059</text:p>
          </table:table-cell>
          <table:table-cell office:value-type="float" office:value="0.00843217" calcext:value-type="float">
            <text:p>0.00843217</text:p>
          </table:table-cell>
          <table:table-cell office:value-type="float" office:value="0.0413603" calcext:value-type="float">
            <text:p>0.0413603</text:p>
          </table:table-cell>
          <table:table-cell office:value-type="float" office:value="0.833839" calcext:value-type="float">
            <text:p>0.8338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9.76849" calcext:value-type="float">
            <text:p>-9.76849</text:p>
          </table:table-cell>
          <table:table-cell office:value-type="float" office:value="0.450638" calcext:value-type="float">
            <text:p>0.450638</text:p>
          </table:table-cell>
          <table:table-cell office:value-type="float" office:value="3.03808" calcext:value-type="float">
            <text:p>3.03808</text:p>
          </table:table-cell>
          <table:table-cell office:value-type="float" office:value="0.45932" calcext:value-type="float">
            <text:p>0.45932</text:p>
          </table:table-cell>
          <table:table-cell office:value-type="float" office:value="0.410323" calcext:value-type="float">
            <text:p>0.410323</text:p>
          </table:table-cell>
          <table:table-cell office:value-type="float" office:value="1.81468" calcext:value-type="float">
            <text:p>1.8146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2.40963" calcext:value-type="float">
            <text:p>-2.40963</text:p>
          </table:table-cell>
          <table:table-cell office:value-type="float" office:value="4.03466" calcext:value-type="float">
            <text:p>4.03466</text:p>
          </table:table-cell>
          <table:table-cell office:value-type="float" office:value="5.65354" calcext:value-type="float">
            <text:p>5.65354</text:p>
          </table:table-cell>
          <table:table-cell office:value-type="float" office:value="0.0114726" calcext:value-type="float">
            <text:p>0.0114726</text:p>
          </table:table-cell>
          <table:table-cell office:value-type="float" office:value="-0.0268745" calcext:value-type="float">
            <text:p>-0.0268745</text:p>
          </table:table-cell>
          <table:table-cell office:value-type="float" office:value="2.19677" calcext:value-type="float">
            <text:p>2.1967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6.2811" calcext:value-type="float">
            <text:p>16.2811</text:p>
          </table:table-cell>
          <table:table-cell office:value-type="float" office:value="-4.01624" calcext:value-type="float">
            <text:p>-4.01624</text:p>
          </table:table-cell>
          <table:table-cell office:value-type="float" office:value="-6.04853" calcext:value-type="float">
            <text:p>-6.04853</text:p>
          </table:table-cell>
          <table:table-cell office:value-type="float" office:value="0.00750823" calcext:value-type="float">
            <text:p>0.00750823</text:p>
          </table:table-cell>
          <table:table-cell office:value-type="float" office:value="0.0364006" calcext:value-type="float">
            <text:p>0.0364006</text:p>
          </table:table-cell>
          <table:table-cell office:value-type="float" office:value="2.19203" calcext:value-type="float">
            <text:p>2.192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9.66906" calcext:value-type="float">
            <text:p>-9.66906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3.26162" calcext:value-type="float">
            <text:p>3.26162</text:p>
          </table:table-cell>
          <table:table-cell office:value-type="float" office:value="0.493348" calcext:value-type="float">
            <text:p>0.493348</text:p>
          </table:table-cell>
          <table:table-cell office:value-type="float" office:value="0.430291" calcext:value-type="float">
            <text:p>0.430291</text:p>
          </table:table-cell>
          <table:table-cell office:value-type="float" office:value="3.89949" calcext:value-type="float">
            <text:p>3.899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2.26365" calcext:value-type="float">
            <text:p>-2.26365</text:p>
          </table:table-cell>
          <table:table-cell office:value-type="float" office:value="4.0091" calcext:value-type="float">
            <text:p>4.0091</text:p>
          </table:table-cell>
          <table:table-cell office:value-type="float" office:value="5.37811" calcext:value-type="float">
            <text:p>5.37811</text:p>
          </table:table-cell>
          <table:table-cell office:value-type="float" office:value="-0.0031308" calcext:value-type="float">
            <text:p>-0.0031308</text:p>
          </table:table-cell>
          <table:table-cell office:value-type="float" office:value="-0.0443498" calcext:value-type="float">
            <text:p>-0.0443498</text:p>
          </table:table-cell>
          <table:table-cell office:value-type="float" office:value="1.48026" calcext:value-type="float">
            <text:p>1.4802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6.0574" calcext:value-type="float">
            <text:p>16.0574</text:p>
          </table:table-cell>
          <table:table-cell office:value-type="float" office:value="-4.05946" calcext:value-type="float">
            <text:p>-4.05946</text:p>
          </table:table-cell>
          <table:table-cell office:value-type="float" office:value="-6.00859" calcext:value-type="float">
            <text:p>-6.00859</text:p>
          </table:table-cell>
          <table:table-cell office:value-type="float" office:value="0.0332907" calcext:value-type="float">
            <text:p>0.0332907</text:p>
          </table:table-cell>
          <table:table-cell office:value-type="float" office:value="0.0806236" calcext:value-type="float">
            <text:p>0.0806236</text:p>
          </table:table-cell>
          <table:table-cell office:value-type="float" office:value="2.0724" calcext:value-type="float">
            <text:p>2.072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9.58396" calcext:value-type="float">
            <text:p>-9.58396</text:p>
          </table:table-cell>
          <table:table-cell office:value-type="float" office:value="0.542393" calcext:value-type="float">
            <text:p>0.542393</text:p>
          </table:table-cell>
          <table:table-cell office:value-type="float" office:value="3.17712" calcext:value-type="float">
            <text:p>3.17712</text:p>
          </table:table-cell>
          <table:table-cell office:value-type="float" office:value="0.479507" calcext:value-type="float">
            <text:p>0.479507</text:p>
          </table:table-cell>
          <table:table-cell office:value-type="float" office:value="0.396331" calcext:value-type="float">
            <text:p>0.396331</text:p>
          </table:table-cell>
          <table:table-cell office:value-type="float" office:value="0.921536" calcext:value-type="float">
            <text:p>0.92153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2.08387" calcext:value-type="float">
            <text:p>-2.08387</text:p>
          </table:table-cell>
          <table:table-cell office:value-type="float" office:value="3.98327" calcext:value-type="float">
            <text:p>3.98327</text:p>
          </table:table-cell>
          <table:table-cell office:value-type="float" office:value="5.5327" calcext:value-type="float">
            <text:p>5.5327</text:p>
          </table:table-cell>
          <table:table-cell office:value-type="float" office:value="-0.0285249" calcext:value-type="float">
            <text:p>-0.0285249</text:p>
          </table:table-cell>
          <table:table-cell office:value-type="float" office:value="-0.105101" calcext:value-type="float">
            <text:p>-0.105101</text:p>
          </table:table-cell>
          <table:table-cell office:value-type="float" office:value="6.69246" calcext:value-type="float">
            <text:p>6.6924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5.8469" calcext:value-type="float">
            <text:p>15.8469</text:p>
          </table:table-cell>
          <table:table-cell office:value-type="float" office:value="-4.06521" calcext:value-type="float">
            <text:p>-4.06521</text:p>
          </table:table-cell>
          <table:table-cell office:value-type="float" office:value="-6.32645" calcext:value-type="float">
            <text:p>-6.32645</text:p>
          </table:table-cell>
          <table:table-cell office:value-type="float" office:value="0.0324124" calcext:value-type="float">
            <text:p>0.0324124</text:p>
          </table:table-cell>
          <table:table-cell office:value-type="float" office:value="0.0694241" calcext:value-type="float">
            <text:p>0.0694241</text:p>
          </table:table-cell>
          <table:table-cell office:value-type="float" office:value="5.69723" calcext:value-type="float">
            <text:p>5.697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9.46576" calcext:value-type="float">
            <text:p>-9.46576</text:p>
          </table:table-cell>
          <table:table-cell office:value-type="float" office:value="0.57725" calcext:value-type="float">
            <text:p>0.57725</text:p>
          </table:table-cell>
          <table:table-cell office:value-type="float" office:value="3.58837" calcext:value-type="float">
            <text:p>3.58837</text:p>
          </table:table-cell>
          <table:table-cell office:value-type="float" office:value="0.465305" calcext:value-type="float">
            <text:p>0.465305</text:p>
          </table:table-cell>
          <table:table-cell office:value-type="float" office:value="0.353528" calcext:value-type="float">
            <text:p>0.353528</text:p>
          </table:table-cell>
          <table:table-cell office:value-type="float" office:value="9.48514" calcext:value-type="float">
            <text:p>9.485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1.88917" calcext:value-type="float">
            <text:p>-1.88917</text:p>
          </table:table-cell>
          <table:table-cell office:value-type="float" office:value="4.00257" calcext:value-type="float">
            <text:p>4.00257</text:p>
          </table:table-cell>
          <table:table-cell office:value-type="float" office:value="5.47482" calcext:value-type="float">
            <text:p>5.47482</text:p>
          </table:table-cell>
          <table:table-cell office:value-type="float" office:value="-0.00999035" calcext:value-type="float">
            <text:p>-0.00999035</text:p>
          </table:table-cell>
          <table:table-cell office:value-type="float" office:value="-0.0513229" calcext:value-type="float">
            <text:p>-0.0513229</text:p>
          </table:table-cell>
          <table:table-cell office:value-type="float" office:value="7.47952" calcext:value-type="float">
            <text:p>7.479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5.6489" calcext:value-type="float">
            <text:p>15.6489</text:p>
          </table:table-cell>
          <table:table-cell office:value-type="float" office:value="-4.02023" calcext:value-type="float">
            <text:p>-4.02023</text:p>
          </table:table-cell>
          <table:table-cell office:value-type="float" office:value="-6.01754" calcext:value-type="float">
            <text:p>-6.01754</text:p>
          </table:table-cell>
          <table:table-cell office:value-type="float" office:value="0.0086674" calcext:value-type="float">
            <text:p>0.0086674</text:p>
          </table:table-cell>
          <table:table-cell office:value-type="float" office:value="0.0293274" calcext:value-type="float">
            <text:p>0.0293274</text:p>
          </table:table-cell>
          <table:table-cell office:value-type="float" office:value="8.76332" calcext:value-type="float">
            <text:p>8.763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9.35786" calcext:value-type="float">
            <text:p>-9.35786</text:p>
          </table:table-cell>
          <table:table-cell office:value-type="float" office:value="0.673017" calcext:value-type="float">
            <text:p>0.673017</text:p>
          </table:table-cell>
          <table:table-cell office:value-type="float" office:value="3.52058" calcext:value-type="float">
            <text:p>3.52058</text:p>
          </table:table-cell>
          <table:table-cell office:value-type="float" office:value="0.514241" calcext:value-type="float">
            <text:p>0.514241</text:p>
          </table:table-cell>
          <table:table-cell office:value-type="float" office:value="0.405329" calcext:value-type="float">
            <text:p>0.405329</text:p>
          </table:table-cell>
          <table:table-cell office:value-type="float" office:value="5.69342" calcext:value-type="float">
            <text:p>5.693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1.65329" calcext:value-type="float">
            <text:p>-1.65329</text:p>
          </table:table-cell>
          <table:table-cell office:value-type="float" office:value="4.01228" calcext:value-type="float">
            <text:p>4.01228</text:p>
          </table:table-cell>
          <table:table-cell office:value-type="float" office:value="5.74314" calcext:value-type="float">
            <text:p>5.74314</text:p>
          </table:table-cell>
          <table:table-cell office:value-type="float" office:value="-0.00293343" calcext:value-type="float">
            <text:p>-0.00293343</text:p>
          </table:table-cell>
          <table:table-cell office:value-type="float" office:value="-0.0367637" calcext:value-type="float">
            <text:p>-0.0367637</text:p>
          </table:table-cell>
          <table:table-cell office:value-type="float" office:value="1.47058" calcext:value-type="float">
            <text:p>1.470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5.4612" calcext:value-type="float">
            <text:p>15.4612</text:p>
          </table:table-cell>
          <table:table-cell office:value-type="float" office:value="-4.03136" calcext:value-type="float">
            <text:p>-4.03136</text:p>
          </table:table-cell>
          <table:table-cell office:value-type="float" office:value="-6.03568" calcext:value-type="float">
            <text:p>-6.03568</text:p>
          </table:table-cell>
          <table:table-cell office:value-type="float" office:value="0.0135576" calcext:value-type="float">
            <text:p>0.0135576</text:p>
          </table:table-cell>
          <table:table-cell office:value-type="float" office:value="0.0347608" calcext:value-type="float">
            <text:p>0.0347608</text:p>
          </table:table-cell>
          <table:table-cell office:value-type="float" office:value="1.87142" calcext:value-type="float">
            <text:p>1.871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9.23426" calcext:value-type="float">
            <text:p>-9.23426</text:p>
          </table:table-cell>
          <table:table-cell office:value-type="float" office:value="0.734302" calcext:value-type="float">
            <text:p>0.734302</text:p>
          </table:table-cell>
          <table:table-cell office:value-type="float" office:value="3.69313" calcext:value-type="float">
            <text:p>3.69313</text:p>
          </table:table-cell>
          <table:table-cell office:value-type="float" office:value="0.521519" calcext:value-type="float">
            <text:p>0.521519</text:p>
          </table:table-cell>
          <table:table-cell office:value-type="float" office:value="0.394077" calcext:value-type="float">
            <text:p>0.394077</text:p>
          </table:table-cell>
          <table:table-cell office:value-type="float" office:value="2.79005" calcext:value-type="float">
            <text:p>2.790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1.49546" calcext:value-type="float">
            <text:p>-1.49546</text:p>
          </table:table-cell>
          <table:table-cell office:value-type="float" office:value="4.00522" calcext:value-type="float">
            <text:p>4.00522</text:p>
          </table:table-cell>
          <table:table-cell office:value-type="float" office:value="5.57145" calcext:value-type="float">
            <text:p>5.57145</text:p>
          </table:table-cell>
          <table:table-cell office:value-type="float" office:value="-0.00874289" calcext:value-type="float">
            <text:p>-0.00874289</text:p>
          </table:table-cell>
          <table:table-cell office:value-type="float" office:value="-0.0434294" calcext:value-type="float">
            <text:p>-0.0434294</text:p>
          </table:table-cell>
          <table:table-cell office:value-type="float" office:value="5.31812" calcext:value-type="float">
            <text:p>5.3181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5.2707" calcext:value-type="float">
            <text:p>15.2707</text:p>
          </table:table-cell>
          <table:table-cell office:value-type="float" office:value="-3.98552" calcext:value-type="float">
            <text:p>-3.98552</text:p>
          </table:table-cell>
          <table:table-cell office:value-type="float" office:value="-5.97462" calcext:value-type="float">
            <text:p>-5.97462</text:p>
          </table:table-cell>
          <table:table-cell office:value-type="float" office:value="-0.0117154" calcext:value-type="float">
            <text:p>-0.0117154</text:p>
          </table:table-cell>
          <table:table-cell office:value-type="float" office:value="-0.00924913" calcext:value-type="float">
            <text:p>-0.00924913</text:p>
          </table:table-cell>
          <table:table-cell office:value-type="float" office:value="4.00249" calcext:value-type="float">
            <text:p>4.002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9.11743" calcext:value-type="float">
            <text:p>-9.11743</text:p>
          </table:table-cell>
          <table:table-cell office:value-type="float" office:value="0.7863" calcext:value-type="float">
            <text:p>0.7863</text:p>
          </table:table-cell>
          <table:table-cell office:value-type="float" office:value="3.75975" calcext:value-type="float">
            <text:p>3.75975</text:p>
          </table:table-cell>
          <table:table-cell office:value-type="float" office:value="0.522626" calcext:value-type="float">
            <text:p>0.522626</text:p>
          </table:table-cell>
          <table:table-cell office:value-type="float" office:value="0.376391" calcext:value-type="float">
            <text:p>0.376391</text:p>
          </table:table-cell>
          <table:table-cell office:value-type="float" office:value="4.63671" calcext:value-type="float">
            <text:p>4.6367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1.31043" calcext:value-type="float">
            <text:p>-1.31043</text:p>
          </table:table-cell>
          <table:table-cell office:value-type="float" office:value="4.00399" calcext:value-type="float">
            <text:p>4.00399</text:p>
          </table:table-cell>
          <table:table-cell office:value-type="float" office:value="5.62393" calcext:value-type="float">
            <text:p>5.62393</text:p>
          </table:table-cell>
          <table:table-cell office:value-type="float" office:value="-0.0159021" calcext:value-type="float">
            <text:p>-0.0159021</text:p>
          </table:table-cell>
          <table:table-cell office:value-type="float" office:value="-0.0644481" calcext:value-type="float">
            <text:p>-0.0644481</text:p>
          </table:table-cell>
          <table:table-cell office:value-type="float" office:value="1.08017" calcext:value-type="float">
            <text:p>1.080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5.0588" calcext:value-type="float">
            <text:p>15.0588</text:p>
          </table:table-cell>
          <table:table-cell office:value-type="float" office:value="-3.97016" calcext:value-type="float">
            <text:p>-3.97016</text:p>
          </table:table-cell>
          <table:table-cell office:value-type="float" office:value="-6.114" calcext:value-type="float">
            <text:p>-6.114</text:p>
          </table:table-cell>
          <table:table-cell office:value-type="float" office:value="-0.0191706" calcext:value-type="float">
            <text:p>-0.0191706</text:p>
          </table:table-cell>
          <table:table-cell office:value-type="float" office:value="-0.02209" calcext:value-type="float">
            <text:p>-0.02209</text:p>
          </table:table-cell>
          <table:table-cell office:value-type="float" office:value="1.11616" calcext:value-type="float">
            <text:p>1.116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8.99915" calcext:value-type="float">
            <text:p>-8.99915</text:p>
          </table:table-cell>
          <table:table-cell office:value-type="float" office:value="0.863274" calcext:value-type="float">
            <text:p>0.863274</text:p>
          </table:table-cell>
          <table:table-cell office:value-type="float" office:value="4.01411" calcext:value-type="float">
            <text:p>4.01411</text:p>
          </table:table-cell>
          <table:table-cell office:value-type="float" office:value="0.536657" calcext:value-type="float">
            <text:p>0.536657</text:p>
          </table:table-cell>
          <table:table-cell office:value-type="float" office:value="0.370195" calcext:value-type="float">
            <text:p>0.370195</text:p>
          </table:table-cell>
          <table:table-cell office:value-type="float" office:value="2.61072" calcext:value-type="float">
            <text:p>2.6107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1.10383" calcext:value-type="float">
            <text:p>-1.10383</text:p>
          </table:table-cell>
          <table:table-cell office:value-type="float" office:value="3.99793" calcext:value-type="float">
            <text:p>3.99793</text:p>
          </table:table-cell>
          <table:table-cell office:value-type="float" office:value="5.73753" calcext:value-type="float">
            <text:p>5.73753</text:p>
          </table:table-cell>
          <table:table-cell office:value-type="float" office:value="-0.0213666" calcext:value-type="float">
            <text:p>-0.0213666</text:p>
          </table:table-cell>
          <table:table-cell office:value-type="float" office:value="-0.0755457" calcext:value-type="float">
            <text:p>-0.0755457</text:p>
          </table:table-cell>
          <table:table-cell office:value-type="float" office:value="2.97249" calcext:value-type="float">
            <text:p>2.972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4.8701" calcext:value-type="float">
            <text:p>14.8701</text:p>
          </table:table-cell>
          <table:table-cell office:value-type="float" office:value="-3.98285" calcext:value-type="float">
            <text:p>-3.98285</text:p>
          </table:table-cell>
          <table:table-cell office:value-type="float" office:value="-6.13122" calcext:value-type="float">
            <text:p>-6.13122</text:p>
          </table:table-cell>
          <table:table-cell office:value-type="float" office:value="-0.012199" calcext:value-type="float">
            <text:p>-0.012199</text:p>
          </table:table-cell>
          <table:table-cell office:value-type="float" office:value="-0.0105868" calcext:value-type="float">
            <text:p>-0.0105868</text:p>
          </table:table-cell>
          <table:table-cell office:value-type="float" office:value="1.86464" calcext:value-type="float">
            <text:p>1.864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8.87085" calcext:value-type="float">
            <text:p>-8.87085</text:p>
          </table:table-cell>
          <table:table-cell office:value-type="float" office:value="0.899192" calcext:value-type="float">
            <text:p>0.899192</text:p>
          </table:table-cell>
          <table:table-cell office:value-type="float" office:value="4.11513" calcext:value-type="float">
            <text:p>4.11513</text:p>
          </table:table-cell>
          <table:table-cell office:value-type="float" office:value="0.518316" calcext:value-type="float">
            <text:p>0.518316</text:p>
          </table:table-cell>
          <table:table-cell office:value-type="float" office:value="0.324418" calcext:value-type="float">
            <text:p>0.324418</text:p>
          </table:table-cell>
          <table:table-cell office:value-type="float" office:value="4.00365" calcext:value-type="float">
            <text:p>4.0036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0.977156" calcext:value-type="float">
            <text:p>-0.977156</text:p>
          </table:table-cell>
          <table:table-cell office:value-type="float" office:value="3.99263" calcext:value-type="float">
            <text:p>3.99263</text:p>
          </table:table-cell>
          <table:table-cell office:value-type="float" office:value="5.43652" calcext:value-type="float">
            <text:p>5.43652</text:p>
          </table:table-cell>
          <table:table-cell office:value-type="float" office:value="-0.0302737" calcext:value-type="float">
            <text:p>-0.0302737</text:p>
          </table:table-cell>
          <table:table-cell office:value-type="float" office:value="-0.0917121" calcext:value-type="float">
            <text:p>-0.0917121</text:p>
          </table:table-cell>
          <table:table-cell office:value-type="float" office:value="1.23307" calcext:value-type="float">
            <text:p>1.2330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4.6495" calcext:value-type="float">
            <text:p>14.6495</text:p>
          </table:table-cell>
          <table:table-cell office:value-type="float" office:value="-3.95354" calcext:value-type="float">
            <text:p>-3.95354</text:p>
          </table:table-cell>
          <table:table-cell office:value-type="float" office:value="-6.17684" calcext:value-type="float">
            <text:p>-6.17684</text:p>
          </table:table-cell>
          <table:table-cell office:value-type="float" office:value="-0.0261782" calcext:value-type="float">
            <text:p>-0.0261782</text:p>
          </table:table-cell>
          <table:table-cell office:value-type="float" office:value="-0.0327509" calcext:value-type="float">
            <text:p>-0.0327509</text:p>
          </table:table-cell>
          <table:table-cell office:value-type="float" office:value="0.927137" calcext:value-type="float">
            <text:p>0.92713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8.76464" calcext:value-type="float">
            <text:p>-8.76464</text:p>
          </table:table-cell>
          <table:table-cell office:value-type="float" office:value="0.958097" calcext:value-type="float">
            <text:p>0.958097</text:p>
          </table:table-cell>
          <table:table-cell office:value-type="float" office:value="4.20376" calcext:value-type="float">
            <text:p>4.20376</text:p>
          </table:table-cell>
          <table:table-cell office:value-type="float" office:value="0.521211" calcext:value-type="float">
            <text:p>0.521211</text:p>
          </table:table-cell>
          <table:table-cell office:value-type="float" office:value="0.30649" calcext:value-type="float">
            <text:p>0.30649</text:p>
          </table:table-cell>
          <table:table-cell office:value-type="float" office:value="3.19055" calcext:value-type="float">
            <text:p>3.1905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0.769271" calcext:value-type="float">
            <text:p>-0.769271</text:p>
          </table:table-cell>
          <table:table-cell office:value-type="float" office:value="3.99494" calcext:value-type="float">
            <text:p>3.99494</text:p>
          </table:table-cell>
          <table:table-cell office:value-type="float" office:value="5.56079" calcext:value-type="float">
            <text:p>5.56079</text:p>
          </table:table-cell>
          <table:table-cell office:value-type="float" office:value="-0.0259882" calcext:value-type="float">
            <text:p>-0.0259882</text:p>
          </table:table-cell>
          <table:table-cell office:value-type="float" office:value="-0.0747984" calcext:value-type="float">
            <text:p>-0.0747984</text:p>
          </table:table-cell>
          <table:table-cell office:value-type="float" office:value="2.67374" calcext:value-type="float">
            <text:p>2.673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4.4459" calcext:value-type="float">
            <text:p>14.4459</text:p>
          </table:table-cell>
          <table:table-cell office:value-type="float" office:value="-3.98597" calcext:value-type="float">
            <text:p>-3.98597</text:p>
          </table:table-cell>
          <table:table-cell office:value-type="float" office:value="-6.11026" calcext:value-type="float">
            <text:p>-6.11026</text:p>
          </table:table-cell>
          <table:table-cell office:value-type="float" office:value="-0.00655602" calcext:value-type="float">
            <text:p>-0.00655602</text:p>
          </table:table-cell>
          <table:table-cell office:value-type="float" office:value="0.00253981" calcext:value-type="float">
            <text:p>0.00253981</text:p>
          </table:table-cell>
          <table:table-cell office:value-type="float" office:value="2.38239" calcext:value-type="float">
            <text:p>2.382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8.64896" calcext:value-type="float">
            <text:p>-8.64896</text:p>
          </table:table-cell>
          <table:table-cell office:value-type="float" office:value="1.00186" calcext:value-type="float">
            <text:p>1.00186</text:p>
          </table:table-cell>
          <table:table-cell office:value-type="float" office:value="4.19208" calcext:value-type="float">
            <text:p>4.19208</text:p>
          </table:table-cell>
          <table:table-cell office:value-type="float" office:value="0.513316" calcext:value-type="float">
            <text:p>0.513316</text:p>
          </table:table-cell>
          <table:table-cell office:value-type="float" office:value="0.278849" calcext:value-type="float">
            <text:p>0.278849</text:p>
          </table:table-cell>
          <table:table-cell office:value-type="float" office:value="2.42438" calcext:value-type="float">
            <text:p>2.4243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0.596732" calcext:value-type="float">
            <text:p>-0.596732</text:p>
          </table:table-cell>
          <table:table-cell office:value-type="float" office:value="3.99019" calcext:value-type="float">
            <text:p>3.99019</text:p>
          </table:table-cell>
          <table:table-cell office:value-type="float" office:value="5.47838" calcext:value-type="float">
            <text:p>5.47838</text:p>
          </table:table-cell>
          <table:table-cell office:value-type="float" office:value="-0.0247949" calcext:value-type="float">
            <text:p>-0.0247949</text:p>
          </table:table-cell>
          <table:table-cell office:value-type="float" office:value="-0.0603364" calcext:value-type="float">
            <text:p>-0.0603364</text:p>
          </table:table-cell>
          <table:table-cell office:value-type="float" office:value="0.5728" calcext:value-type="float">
            <text:p>0.57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4.2372" calcext:value-type="float">
            <text:p>14.2372</text:p>
          </table:table-cell>
          <table:table-cell office:value-type="float" office:value="-4.00282" calcext:value-type="float">
            <text:p>-4.00282</text:p>
          </table:table-cell>
          <table:table-cell office:value-type="float" office:value="-6.06271" calcext:value-type="float">
            <text:p>-6.06271</text:p>
          </table:table-cell>
          <table:table-cell office:value-type="float" office:value="0.00411007" calcext:value-type="float">
            <text:p>0.00411007</text:p>
          </table:table-cell>
          <table:table-cell office:value-type="float" office:value="0.0213746" calcext:value-type="float">
            <text:p>0.0213746</text:p>
          </table:table-cell>
          <table:table-cell office:value-type="float" office:value="0.42796" calcext:value-type="float">
            <text:p>0.427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8.53461" calcext:value-type="float">
            <text:p>-8.53461</text:p>
          </table:table-cell>
          <table:table-cell office:value-type="float" office:value="1.03028" calcext:value-type="float">
            <text:p>1.03028</text:p>
          </table:table-cell>
          <table:table-cell office:value-type="float" office:value="4.15083" calcext:value-type="float">
            <text:p>4.15083</text:p>
          </table:table-cell>
          <table:table-cell office:value-type="float" office:value="0.495829" calcext:value-type="float">
            <text:p>0.495829</text:p>
          </table:table-cell>
          <table:table-cell office:value-type="float" office:value="0.238302" calcext:value-type="float">
            <text:p>0.238302</text:p>
          </table:table-cell>
          <table:table-cell office:value-type="float" office:value="0.718876" calcext:value-type="float">
            <text:p>0.7188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0.420572" calcext:value-type="float">
            <text:p>-0.420572</text:p>
          </table:table-cell>
          <table:table-cell office:value-type="float" office:value="3.97427" calcext:value-type="float">
            <text:p>3.97427</text:p>
          </table:table-cell>
          <table:table-cell office:value-type="float" office:value="5.43295" calcext:value-type="float">
            <text:p>5.43295</text:p>
          </table:table-cell>
          <table:table-cell office:value-type="float" office:value="-0.0305323" calcext:value-type="float">
            <text:p>-0.0305323</text:p>
          </table:table-cell>
          <table:table-cell office:value-type="float" office:value="-0.0630029" calcext:value-type="float">
            <text:p>-0.0630029</text:p>
          </table:table-cell>
          <table:table-cell office:value-type="float" office:value="3.16341" calcext:value-type="float">
            <text:p>3.163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4.0346" calcext:value-type="float">
            <text:p>14.0346</text:p>
          </table:table-cell>
          <table:table-cell office:value-type="float" office:value="-4.00436" calcext:value-type="float">
            <text:p>-4.00436</text:p>
          </table:table-cell>
          <table:table-cell office:value-type="float" office:value="-6.09419" calcext:value-type="float">
            <text:p>-6.09419</text:p>
          </table:table-cell>
          <table:table-cell office:value-type="float" office:value="0.00483916" calcext:value-type="float">
            <text:p>0.00483916</text:p>
          </table:table-cell>
          <table:table-cell office:value-type="float" office:value="0.0208598" calcext:value-type="float">
            <text:p>0.0208598</text:p>
          </table:table-cell>
          <table:table-cell office:value-type="float" office:value="3.98136" calcext:value-type="float">
            <text:p>3.9813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8.39867" calcext:value-type="float">
            <text:p>-8.39867</text:p>
          </table:table-cell>
          <table:table-cell office:value-type="float" office:value="1.04798" calcext:value-type="float">
            <text:p>1.04798</text:p>
          </table:table-cell>
          <table:table-cell office:value-type="float" office:value="4.21726" calcext:value-type="float">
            <text:p>4.21726</text:p>
          </table:table-cell>
          <table:table-cell office:value-type="float" office:value="0.465692" calcext:value-type="float">
            <text:p>0.465692</text:p>
          </table:table-cell>
          <table:table-cell office:value-type="float" office:value="0.18014" calcext:value-type="float">
            <text:p>0.18014</text:p>
          </table:table-cell>
          <table:table-cell office:value-type="float" office:value="4.72778" calcext:value-type="float">
            <text:p>4.727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0.271235" calcext:value-type="float">
            <text:p>-0.271235</text:p>
          </table:table-cell>
          <table:table-cell office:value-type="float" office:value="3.96685" calcext:value-type="float">
            <text:p>3.96685</text:p>
          </table:table-cell>
          <table:table-cell office:value-type="float" office:value="5.25641" calcext:value-type="float">
            <text:p>5.25641</text:p>
          </table:table-cell>
          <table:table-cell office:value-type="float" office:value="-0.0285745" calcext:value-type="float">
            <text:p>-0.0285745</text:p>
          </table:table-cell>
          <table:table-cell office:value-type="float" office:value="-0.0441818" calcext:value-type="float">
            <text:p>-0.0441818</text:p>
          </table:table-cell>
          <table:table-cell office:value-type="float" office:value="1.09285" calcext:value-type="float">
            <text:p>1.092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3.8117" calcext:value-type="float">
            <text:p>13.8117</text:p>
          </table:table-cell>
          <table:table-cell office:value-type="float" office:value="-4.02855" calcext:value-type="float">
            <text:p>-4.02855</text:p>
          </table:table-cell>
          <table:table-cell office:value-type="float" office:value="-6.10295" calcext:value-type="float">
            <text:p>-6.10295</text:p>
          </table:table-cell>
          <table:table-cell office:value-type="float" office:value="0.0194333" calcext:value-type="float">
            <text:p>0.0194333</text:p>
          </table:table-cell>
          <table:table-cell office:value-type="float" office:value="0.0453989" calcext:value-type="float">
            <text:p>0.0453989</text:p>
          </table:table-cell>
          <table:table-cell office:value-type="float" office:value="1.53587" calcext:value-type="float">
            <text:p>1.5358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8.28928" calcext:value-type="float">
            <text:p>-8.28928</text:p>
          </table:table-cell>
          <table:table-cell office:value-type="float" office:value="1.06525" calcext:value-type="float">
            <text:p>1.06525</text:p>
          </table:table-cell>
          <table:table-cell office:value-type="float" office:value="4.16668" calcext:value-type="float">
            <text:p>4.16668</text:p>
          </table:table-cell>
          <table:table-cell office:value-type="float" office:value="0.443627" calcext:value-type="float">
            <text:p>0.443627</text:p>
          </table:table-cell>
          <table:table-cell office:value-type="float" office:value="0.135337" calcext:value-type="float">
            <text:p>0.135337</text:p>
          </table:table-cell>
          <table:table-cell office:value-type="float" office:value="1.50391" calcext:value-type="float">
            <text:p>1.503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-0.114873" calcext:value-type="float">
            <text:p>-0.114873</text:p>
          </table:table-cell>
          <table:table-cell office:value-type="float" office:value="3.94486" calcext:value-type="float">
            <text:p>3.94486</text:p>
          </table:table-cell>
          <table:table-cell office:value-type="float" office:value="5.14954" calcext:value-type="float">
            <text:p>5.14954</text:p>
          </table:table-cell>
          <table:table-cell office:value-type="float" office:value="-0.0424127" calcext:value-type="float">
            <text:p>-0.0424127</text:p>
          </table:table-cell>
          <table:table-cell office:value-type="float" office:value="-0.0729715" calcext:value-type="float">
            <text:p>-0.0729715</text:p>
          </table:table-cell>
          <table:table-cell office:value-type="float" office:value="1.8495" calcext:value-type="float">
            <text:p>1.849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3.5928" calcext:value-type="float">
            <text:p>13.5928</text:p>
          </table:table-cell>
          <table:table-cell office:value-type="float" office:value="-4.03482" calcext:value-type="float">
            <text:p>-4.03482</text:p>
          </table:table-cell>
          <table:table-cell office:value-type="float" office:value="-6.32699" calcext:value-type="float">
            <text:p>-6.32699</text:p>
          </table:table-cell>
          <table:table-cell office:value-type="float" office:value="0.0206047" calcext:value-type="float">
            <text:p>0.0206047</text:p>
          </table:table-cell>
          <table:table-cell office:value-type="float" office:value="0.0413631" calcext:value-type="float">
            <text:p>0.0413631</text:p>
          </table:table-cell>
          <table:table-cell office:value-type="float" office:value="4.99252" calcext:value-type="float">
            <text:p>4.992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8.15008" calcext:value-type="float">
            <text:p>-8.15008</text:p>
          </table:table-cell>
          <table:table-cell office:value-type="float" office:value="1.08192" calcext:value-type="float">
            <text:p>1.08192</text:p>
          </table:table-cell>
          <table:table-cell office:value-type="float" office:value="4.41263" calcext:value-type="float">
            <text:p>4.41263</text:p>
          </table:table-cell>
          <table:table-cell office:value-type="float" office:value="0.411517" calcext:value-type="float">
            <text:p>0.411517</text:p>
          </table:table-cell>
          <table:table-cell office:value-type="float" office:value="0.0730929" calcext:value-type="float">
            <text:p>0.0730929</text:p>
          </table:table-cell>
          <table:table-cell office:value-type="float" office:value="7.3058" calcext:value-type="float">
            <text:p>7.30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0.0912529" calcext:value-type="float">
            <text:p>0.0912529</text:p>
          </table:table-cell>
          <table:table-cell office:value-type="float" office:value="3.94672" calcext:value-type="float">
            <text:p>3.94672</text:p>
          </table:table-cell>
          <table:table-cell office:value-type="float" office:value="5.33682" calcext:value-type="float">
            <text:p>5.33682</text:p>
          </table:table-cell>
          <table:table-cell office:value-type="float" office:value="-0.0404066" calcext:value-type="float">
            <text:p>-0.0404066</text:p>
          </table:table-cell>
          <table:table-cell office:value-type="float" office:value="-0.0670342" calcext:value-type="float">
            <text:p>-0.0670342</text:p>
          </table:table-cell>
          <table:table-cell office:value-type="float" office:value="7.70779" calcext:value-type="float">
            <text:p>7.707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3.3601" calcext:value-type="float">
            <text:p>13.3601</text:p>
          </table:table-cell>
          <table:table-cell office:value-type="float" office:value="-4.03111" calcext:value-type="float">
            <text:p>-4.03111</text:p>
          </table:table-cell>
          <table:table-cell office:value-type="float" office:value="-6.37421" calcext:value-type="float">
            <text:p>-6.37421</text:p>
          </table:table-cell>
          <table:table-cell office:value-type="float" office:value="0.0188778" calcext:value-type="float">
            <text:p>0.0188778</text:p>
          </table:table-cell>
          <table:table-cell office:value-type="float" office:value="0.0371832" calcext:value-type="float">
            <text:p>0.0371832</text:p>
          </table:table-cell>
          <table:table-cell office:value-type="float" office:value="3.66842" calcext:value-type="float">
            <text:p>3.668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8.01793" calcext:value-type="float">
            <text:p>-8.01793</text:p>
          </table:table-cell>
          <table:table-cell office:value-type="float" office:value="1.1869" calcext:value-type="float">
            <text:p>1.1869</text:p>
          </table:table-cell>
          <table:table-cell office:value-type="float" office:value="4.61977" calcext:value-type="float">
            <text:p>4.61977</text:p>
          </table:table-cell>
          <table:table-cell office:value-type="float" office:value="0.441053" calcext:value-type="float">
            <text:p>0.441053</text:p>
          </table:table-cell>
          <table:table-cell office:value-type="float" office:value="0.108008" calcext:value-type="float">
            <text:p>0.108008</text:p>
          </table:table-cell>
          <table:table-cell office:value-type="float" office:value="4.79446" calcext:value-type="float">
            <text:p>4.7944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0.266072" calcext:value-type="float">
            <text:p>0.266072</text:p>
          </table:table-cell>
          <table:table-cell office:value-type="float" office:value="3.97767" calcext:value-type="float">
            <text:p>3.97767</text:p>
          </table:table-cell>
          <table:table-cell office:value-type="float" office:value="5.37211" calcext:value-type="float">
            <text:p>5.37211</text:p>
          </table:table-cell>
          <table:table-cell office:value-type="float" office:value="-0.0148145" calcext:value-type="float">
            <text:p>-0.0148145</text:p>
          </table:table-cell>
          <table:table-cell office:value-type="float" office:value="0.000107021" calcext:value-type="float">
            <text:p>0.000107021</text:p>
          </table:table-cell>
          <table:table-cell office:value-type="float" office:value="4.40602" calcext:value-type="float">
            <text:p>4.406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3.1754" calcext:value-type="float">
            <text:p>13.1754</text:p>
          </table:table-cell>
          <table:table-cell office:value-type="float" office:value="-3.96869" calcext:value-type="float">
            <text:p>-3.96869</text:p>
          </table:table-cell>
          <table:table-cell office:value-type="float" office:value="-6.0586" calcext:value-type="float">
            <text:p>-6.0586</text:p>
          </table:table-cell>
          <table:table-cell office:value-type="float" office:value="-0.0142411" calcext:value-type="float">
            <text:p>-0.0142411</text:p>
          </table:table-cell>
          <table:table-cell office:value-type="float" office:value="-0.0164544" calcext:value-type="float">
            <text:p>-0.0164544</text:p>
          </table:table-cell>
          <table:table-cell office:value-type="float" office:value="5.14209" calcext:value-type="float">
            <text:p>5.1420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7.89495" calcext:value-type="float">
            <text:p>-7.89495</text:p>
          </table:table-cell>
          <table:table-cell office:value-type="float" office:value="1.26551" calcext:value-type="float">
            <text:p>1.26551</text:p>
          </table:table-cell>
          <table:table-cell office:value-type="float" office:value="4.53283" calcext:value-type="float">
            <text:p>4.53283</text:p>
          </table:table-cell>
          <table:table-cell office:value-type="float" office:value="0.458051" calcext:value-type="float">
            <text:p>0.458051</text:p>
          </table:table-cell>
          <table:table-cell office:value-type="float" office:value="0.130512" calcext:value-type="float">
            <text:p>0.130512</text:p>
          </table:table-cell>
          <table:table-cell office:value-type="float" office:value="4.03128" calcext:value-type="float">
            <text:p>4.031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0.503955" calcext:value-type="float">
            <text:p>0.503955</text:p>
          </table:table-cell>
          <table:table-cell office:value-type="float" office:value="3.98078" calcext:value-type="float">
            <text:p>3.98078</text:p>
          </table:table-cell>
          <table:table-cell office:value-type="float" office:value="5.72538" calcext:value-type="float">
            <text:p>5.72538</text:p>
          </table:table-cell>
          <table:table-cell office:value-type="float" office:value="-0.00487281" calcext:value-type="float">
            <text:p>-0.00487281</text:p>
          </table:table-cell>
          <table:table-cell office:value-type="float" office:value="0.029431" calcext:value-type="float">
            <text:p>0.029431</text:p>
          </table:table-cell>
          <table:table-cell office:value-type="float" office:value="3.24591" calcext:value-type="float">
            <text:p>3.245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3.0037" calcext:value-type="float">
            <text:p>13.0037</text:p>
          </table:table-cell>
          <table:table-cell office:value-type="float" office:value="-3.97963" calcext:value-type="float">
            <text:p>-3.97963</text:p>
          </table:table-cell>
          <table:table-cell office:value-type="float" office:value="-5.87997" calcext:value-type="float">
            <text:p>-5.87997</text:p>
          </table:table-cell>
          <table:table-cell office:value-type="float" office:value="-0.00825168" calcext:value-type="float">
            <text:p>-0.00825168</text:p>
          </table:table-cell>
          <table:table-cell office:value-type="float" office:value="-0.00498003" calcext:value-type="float">
            <text:p>-0.00498003</text:p>
          </table:table-cell>
          <table:table-cell office:value-type="float" office:value="2.23554" calcext:value-type="float">
            <text:p>2.235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7.755" calcext:value-type="float">
            <text:p>-7.755</text:p>
          </table:table-cell>
          <table:table-cell office:value-type="float" office:value="1.29082" calcext:value-type="float">
            <text:p>1.29082</text:p>
          </table:table-cell>
          <table:table-cell office:value-type="float" office:value="4.4395" calcext:value-type="float">
            <text:p>4.4395</text:p>
          </table:table-cell>
          <table:table-cell office:value-type="float" office:value="0.435487" calcext:value-type="float">
            <text:p>0.435487</text:p>
          </table:table-cell>
          <table:table-cell office:value-type="float" office:value="0.0912971" calcext:value-type="float">
            <text:p>0.0912971</text:p>
          </table:table-cell>
          <table:table-cell office:value-type="float" office:value="2.1822" calcext:value-type="float">
            <text:p>2.18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0.753536" calcext:value-type="float">
            <text:p>0.753536</text:p>
          </table:table-cell>
          <table:table-cell office:value-type="float" office:value="3.97136" calcext:value-type="float">
            <text:p>3.97136</text:p>
          </table:table-cell>
          <table:table-cell office:value-type="float" office:value="6.04582" calcext:value-type="float">
            <text:p>6.04582</text:p>
          </table:table-cell>
          <table:table-cell office:value-type="float" office:value="-0.00756447" calcext:value-type="float">
            <text:p>-0.00756447</text:p>
          </table:table-cell>
          <table:table-cell office:value-type="float" office:value="0.0230738" calcext:value-type="float">
            <text:p>0.0230738</text:p>
          </table:table-cell>
          <table:table-cell office:value-type="float" office:value="4.28742" calcext:value-type="float">
            <text:p>4.287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2.8113" calcext:value-type="float">
            <text:p>12.8113</text:p>
          </table:table-cell>
          <table:table-cell office:value-type="float" office:value="-3.98154" calcext:value-type="float">
            <text:p>-3.98154</text:p>
          </table:table-cell>
          <table:table-cell office:value-type="float" office:value="-5.86014" calcext:value-type="float">
            <text:p>-5.86014</text:p>
          </table:table-cell>
          <table:table-cell office:value-type="float" office:value="-0.00669383" calcext:value-type="float">
            <text:p>-0.00669383</text:p>
          </table:table-cell>
          <table:table-cell office:value-type="float" office:value="-0.00207632" calcext:value-type="float">
            <text:p>-0.00207632</text:p>
          </table:table-cell>
          <table:table-cell office:value-type="float" office:value="4.67605" calcext:value-type="float">
            <text:p>4.676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7.59676" calcext:value-type="float">
            <text:p>-7.59676</text:p>
          </table:table-cell>
          <table:table-cell office:value-type="float" office:value="1.36879" calcext:value-type="float">
            <text:p>1.36879</text:p>
          </table:table-cell>
          <table:table-cell office:value-type="float" office:value="4.57081" calcext:value-type="float">
            <text:p>4.57081</text:p>
          </table:table-cell>
          <table:table-cell office:value-type="float" office:value="0.442674" calcext:value-type="float">
            <text:p>0.442674</text:p>
          </table:table-cell>
          <table:table-cell office:value-type="float" office:value="0.0984382" calcext:value-type="float">
            <text:p>0.0984382</text:p>
          </table:table-cell>
          <table:table-cell office:value-type="float" office:value="3.7464" calcext:value-type="float">
            <text:p>3.74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0.976153" calcext:value-type="float">
            <text:p>0.976153</text:p>
          </table:table-cell>
          <table:table-cell office:value-type="float" office:value="3.96726" calcext:value-type="float">
            <text:p>3.96726</text:p>
          </table:table-cell>
          <table:table-cell office:value-type="float" office:value="6.13703" calcext:value-type="float">
            <text:p>6.13703</text:p>
          </table:table-cell>
          <table:table-cell office:value-type="float" office:value="-0.0114515" calcext:value-type="float">
            <text:p>-0.0114515</text:p>
          </table:table-cell>
          <table:table-cell office:value-type="float" office:value="0.00849669" calcext:value-type="float">
            <text:p>0.00849669</text:p>
          </table:table-cell>
          <table:table-cell office:value-type="float" office:value="0.933392" calcext:value-type="float">
            <text:p>0.93339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2.6265" calcext:value-type="float">
            <text:p>12.6265</text:p>
          </table:table-cell>
          <table:table-cell office:value-type="float" office:value="-3.9658" calcext:value-type="float">
            <text:p>-3.9658</text:p>
          </table:table-cell>
          <table:table-cell office:value-type="float" office:value="-5.87758" calcext:value-type="float">
            <text:p>-5.87758</text:p>
          </table:table-cell>
          <table:table-cell office:value-type="float" office:value="-0.015451" calcext:value-type="float">
            <text:p>-0.015451</text:p>
          </table:table-cell>
          <table:table-cell office:value-type="float" office:value="-0.0175063" calcext:value-type="float">
            <text:p>-0.0175063</text:p>
          </table:table-cell>
          <table:table-cell office:value-type="float" office:value="1.43367" calcext:value-type="float">
            <text:p>1.433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7.43533" calcext:value-type="float">
            <text:p>-7.43533</text:p>
          </table:table-cell>
          <table:table-cell office:value-type="float" office:value="1.44017" calcext:value-type="float">
            <text:p>1.44017</text:p>
          </table:table-cell>
          <table:table-cell office:value-type="float" office:value="4.73025" calcext:value-type="float">
            <text:p>4.73025</text:p>
          </table:table-cell>
          <table:table-cell office:value-type="float" office:value="0.442801" calcext:value-type="float">
            <text:p>0.442801</text:p>
          </table:table-cell>
          <table:table-cell office:value-type="float" office:value="0.0918901" calcext:value-type="float">
            <text:p>0.0918901</text:p>
          </table:table-cell>
          <table:table-cell office:value-type="float" office:value="1.16714" calcext:value-type="float">
            <text:p>1.167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.1756" calcext:value-type="float">
            <text:p>1.1756</text:p>
          </table:table-cell>
          <table:table-cell office:value-type="float" office:value="3.96809" calcext:value-type="float">
            <text:p>3.96809</text:p>
          </table:table-cell>
          <table:table-cell office:value-type="float" office:value="6.08066" calcext:value-type="float">
            <text:p>6.08066</text:p>
          </table:table-cell>
          <table:table-cell office:value-type="float" office:value="-0.0125141" calcext:value-type="float">
            <text:p>-0.0125141</text:p>
          </table:table-cell>
          <table:table-cell office:value-type="float" office:value="0.00042447" calcext:value-type="float">
            <text:p>0.00042447</text:p>
          </table:table-cell>
          <table:table-cell office:value-type="float" office:value="0.614344" calcext:value-type="float">
            <text:p>0.61434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2.4248" calcext:value-type="float">
            <text:p>12.4248</text:p>
          </table:table-cell>
          <table:table-cell office:value-type="float" office:value="-3.95796" calcext:value-type="float">
            <text:p>-3.95796</text:p>
          </table:table-cell>
          <table:table-cell office:value-type="float" office:value="-5.93754" calcext:value-type="float">
            <text:p>-5.93754</text:p>
          </table:table-cell>
          <table:table-cell office:value-type="float" office:value="-0.0186864" calcext:value-type="float">
            <text:p>-0.0186864</text:p>
          </table:table-cell>
          <table:table-cell office:value-type="float" office:value="-0.0224423" calcext:value-type="float">
            <text:p>-0.0224423</text:p>
          </table:table-cell>
          <table:table-cell office:value-type="float" office:value="1.38574" calcext:value-type="float">
            <text:p>1.385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7.2849" calcext:value-type="float">
            <text:p>-7.2849</text:p>
          </table:table-cell>
          <table:table-cell office:value-type="float" office:value="1.51903" calcext:value-type="float">
            <text:p>1.51903</text:p>
          </table:table-cell>
          <table:table-cell office:value-type="float" office:value="4.88056" calcext:value-type="float">
            <text:p>4.88056</text:p>
          </table:table-cell>
          <table:table-cell office:value-type="float" office:value="0.448089" calcext:value-type="float">
            <text:p>0.448089</text:p>
          </table:table-cell>
          <table:table-cell office:value-type="float" office:value="0.0907392" calcext:value-type="float">
            <text:p>0.0907392</text:p>
          </table:table-cell>
          <table:table-cell office:value-type="float" office:value="1.05779" calcext:value-type="float">
            <text:p>1.057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.37998" calcext:value-type="float">
            <text:p>1.37998</text:p>
          </table:table-cell>
          <table:table-cell office:value-type="float" office:value="3.95961" calcext:value-type="float">
            <text:p>3.95961</text:p>
          </table:table-cell>
          <table:table-cell office:value-type="float" office:value="6.09661" calcext:value-type="float">
            <text:p>6.09661</text:p>
          </table:table-cell>
          <table:table-cell office:value-type="float" office:value="-0.0143463" calcext:value-type="float">
            <text:p>-0.0143463</text:p>
          </table:table-cell>
          <table:table-cell office:value-type="float" office:value="-0.00112744" calcext:value-type="float">
            <text:p>-0.00112744</text:p>
          </table:table-cell>
          <table:table-cell office:value-type="float" office:value="1.42272" calcext:value-type="float">
            <text:p>1.4227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2.2113" calcext:value-type="float">
            <text:p>12.2113</text:p>
          </table:table-cell>
          <table:table-cell office:value-type="float" office:value="-3.98477" calcext:value-type="float">
            <text:p>-3.98477</text:p>
          </table:table-cell>
          <table:table-cell office:value-type="float" office:value="-5.9434" calcext:value-type="float">
            <text:p>-5.9434</text:p>
          </table:table-cell>
          <table:table-cell office:value-type="float" office:value="-0.00182469" calcext:value-type="float">
            <text:p>-0.00182469</text:p>
          </table:table-cell>
          <table:table-cell office:value-type="float" office:value="0.00792487" calcext:value-type="float">
            <text:p>0.00792487</text:p>
          </table:table-cell>
          <table:table-cell office:value-type="float" office:value="2.91132" calcext:value-type="float">
            <text:p>2.911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7.14168" calcext:value-type="float">
            <text:p>-7.14168</text:p>
          </table:table-cell>
          <table:table-cell office:value-type="float" office:value="1.58045" calcext:value-type="float">
            <text:p>1.58045</text:p>
          </table:table-cell>
          <table:table-cell office:value-type="float" office:value="4.89796" calcext:value-type="float">
            <text:p>4.89796</text:p>
          </table:table-cell>
          <table:table-cell office:value-type="float" office:value="0.444552" calcext:value-type="float">
            <text:p>0.444552</text:p>
          </table:table-cell>
          <table:table-cell office:value-type="float" office:value="0.0781351" calcext:value-type="float">
            <text:p>0.0781351</text:p>
          </table:table-cell>
          <table:table-cell office:value-type="float" office:value="1.52767" calcext:value-type="float">
            <text:p>1.527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.54912" calcext:value-type="float">
            <text:p>1.54912</text:p>
          </table:table-cell>
          <table:table-cell office:value-type="float" office:value="3.95575" calcext:value-type="float">
            <text:p>3.95575</text:p>
          </table:table-cell>
          <table:table-cell office:value-type="float" office:value="5.89577" calcext:value-type="float">
            <text:p>5.89577</text:p>
          </table:table-cell>
          <table:table-cell office:value-type="float" office:value="-0.0127064" calcext:value-type="float">
            <text:p>-0.0127064</text:p>
          </table:table-cell>
          <table:table-cell office:value-type="float" office:value="0.00320855" calcext:value-type="float">
            <text:p>0.00320855</text:p>
          </table:table-cell>
          <table:table-cell office:value-type="float" office:value="1.51649" calcext:value-type="float">
            <text:p>1.516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2.0005" calcext:value-type="float">
            <text:p>12.0005</text:p>
          </table:table-cell>
          <table:table-cell office:value-type="float" office:value="-4.00237" calcext:value-type="float">
            <text:p>-4.00237</text:p>
          </table:table-cell>
          <table:table-cell office:value-type="float" office:value="-6.03962" calcext:value-type="float">
            <text:p>-6.03962</text:p>
          </table:table-cell>
          <table:table-cell office:value-type="float" office:value="0.00794321" calcext:value-type="float">
            <text:p>0.00794321</text:p>
          </table:table-cell>
          <table:table-cell office:value-type="float" office:value="0.0226317" calcext:value-type="float">
            <text:p>0.0226317</text:p>
          </table:table-cell>
          <table:table-cell office:value-type="float" office:value="0.84003" calcext:value-type="float">
            <text:p>0.840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6.99825" calcext:value-type="float">
            <text:p>-6.99825</text:p>
          </table:table-cell>
          <table:table-cell office:value-type="float" office:value="1.59866" calcext:value-type="float">
            <text:p>1.59866</text:p>
          </table:table-cell>
          <table:table-cell office:value-type="float" office:value="4.92157" calcext:value-type="float">
            <text:p>4.92157</text:p>
          </table:table-cell>
          <table:table-cell office:value-type="float" office:value="0.411865" calcext:value-type="float">
            <text:p>0.411865</text:p>
          </table:table-cell>
          <table:table-cell office:value-type="float" office:value="0.0165782" calcext:value-type="float">
            <text:p>0.0165782</text:p>
          </table:table-cell>
          <table:table-cell office:value-type="float" office:value="2.10084" calcext:value-type="float">
            <text:p>2.100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.71162" calcext:value-type="float">
            <text:p>1.71162</text:p>
          </table:table-cell>
          <table:table-cell office:value-type="float" office:value="3.9516" calcext:value-type="float">
            <text:p>3.9516</text:p>
          </table:table-cell>
          <table:table-cell office:value-type="float" office:value="5.67707" calcext:value-type="float">
            <text:p>5.67707</text:p>
          </table:table-cell>
          <table:table-cell office:value-type="float" office:value="-0.0116539" calcext:value-type="float">
            <text:p>-0.0116539</text:p>
          </table:table-cell>
          <table:table-cell office:value-type="float" office:value="0.00483841" calcext:value-type="float">
            <text:p>0.00483841</text:p>
          </table:table-cell>
          <table:table-cell office:value-type="float" office:value="2.64512" calcext:value-type="float">
            <text:p>2.6451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1.7646" calcext:value-type="float">
            <text:p>11.7646</text:p>
          </table:table-cell>
          <table:table-cell office:value-type="float" office:value="-4.01673" calcext:value-type="float">
            <text:p>-4.01673</text:p>
          </table:table-cell>
          <table:table-cell office:value-type="float" office:value="-6.21354" calcext:value-type="float">
            <text:p>-6.21354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347434" calcext:value-type="float">
            <text:p>0.0347434</text:p>
          </table:table-cell>
          <table:table-cell office:value-type="float" office:value="2.73802" calcext:value-type="float">
            <text:p>2.738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6.85273" calcext:value-type="float">
            <text:p>-6.85273</text:p>
          </table:table-cell>
          <table:table-cell office:value-type="float" office:value="1.66091" calcext:value-type="float">
            <text:p>1.66091</text:p>
          </table:table-cell>
          <table:table-cell office:value-type="float" office:value="5.09237" calcext:value-type="float">
            <text:p>5.09237</text:p>
          </table:table-cell>
          <table:table-cell office:value-type="float" office:value="0.406028" calcext:value-type="float">
            <text:p>0.406028</text:p>
          </table:table-cell>
          <table:table-cell office:value-type="float" office:value="-0.00245232" calcext:value-type="float">
            <text:p>-0.00245232</text:p>
          </table:table-cell>
          <table:table-cell office:value-type="float" office:value="4.26868" calcext:value-type="float">
            <text:p>4.2686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.89728" calcext:value-type="float">
            <text:p>1.89728</text:p>
          </table:table-cell>
          <table:table-cell office:value-type="float" office:value="3.9589" calcext:value-type="float">
            <text:p>3.9589</text:p>
          </table:table-cell>
          <table:table-cell office:value-type="float" office:value="5.62135" calcext:value-type="float">
            <text:p>5.62135</text:p>
          </table:table-cell>
          <table:table-cell office:value-type="float" office:value="-0.00936141" calcext:value-type="float">
            <text:p>-0.00936141</text:p>
          </table:table-cell>
          <table:table-cell office:value-type="float" office:value="0.00394756" calcext:value-type="float">
            <text:p>0.00394756</text:p>
          </table:table-cell>
          <table:table-cell office:value-type="float" office:value="0.557105" calcext:value-type="float">
            <text:p>0.5571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1.5753" calcext:value-type="float">
            <text:p>11.5753</text:p>
          </table:table-cell>
          <table:table-cell office:value-type="float" office:value="-3.98822" calcext:value-type="float">
            <text:p>-3.98822</text:p>
          </table:table-cell>
          <table:table-cell office:value-type="float" office:value="-6.15353" calcext:value-type="float">
            <text:p>-6.15353</text:p>
          </table:table-cell>
          <table:table-cell office:value-type="float" office:value="-0.000553878" calcext:value-type="float">
            <text:p>-0.000553878</text:p>
          </table:table-cell>
          <table:table-cell office:value-type="float" office:value="0.00424282" calcext:value-type="float">
            <text:p>0.00424282</text:p>
          </table:table-cell>
          <table:table-cell office:value-type="float" office:value="0.24775" calcext:value-type="float">
            <text:p>0.247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6.68615" calcext:value-type="float">
            <text:p>-6.68615</text:p>
          </table:table-cell>
          <table:table-cell office:value-type="float" office:value="1.72339" calcext:value-type="float">
            <text:p>1.72339</text:p>
          </table:table-cell>
          <table:table-cell office:value-type="float" office:value="5.20265" calcext:value-type="float">
            <text:p>5.20265</text:p>
          </table:table-cell>
          <table:table-cell office:value-type="float" office:value="0.39869" calcext:value-type="float">
            <text:p>0.39869</text:p>
          </table:table-cell>
          <table:table-cell office:value-type="float" office:value="-0.0175451" calcext:value-type="float">
            <text:p>-0.0175451</text:p>
          </table:table-cell>
          <table:table-cell office:value-type="float" office:value="1.15279" calcext:value-type="float">
            <text:p>1.152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.09464" calcext:value-type="float">
            <text:p>2.09464</text:p>
          </table:table-cell>
          <table:table-cell office:value-type="float" office:value="3.96378" calcext:value-type="float">
            <text:p>3.96378</text:p>
          </table:table-cell>
          <table:table-cell office:value-type="float" office:value="5.63104" calcext:value-type="float">
            <text:p>5.63104</text:p>
          </table:table-cell>
          <table:table-cell office:value-type="float" office:value="-0.0100993" calcext:value-type="float">
            <text:p>-0.0100993</text:p>
          </table:table-cell>
          <table:table-cell office:value-type="float" office:value="-0.0039082" calcext:value-type="float">
            <text:p>-0.0039082</text:p>
          </table:table-cell>
          <table:table-cell office:value-type="float" office:value="0.156036" calcext:value-type="float">
            <text:p>0.15603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1.3891" calcext:value-type="float">
            <text:p>11.3891</text:p>
          </table:table-cell>
          <table:table-cell office:value-type="float" office:value="-3.96554" calcext:value-type="float">
            <text:p>-3.96554</text:p>
          </table:table-cell>
          <table:table-cell office:value-type="float" office:value="-6.0623" calcext:value-type="float">
            <text:p>-6.0623</text:p>
          </table:table-cell>
          <table:table-cell office:value-type="float" office:value="-0.013257" calcext:value-type="float">
            <text:p>-0.013257</text:p>
          </table:table-cell>
          <table:table-cell office:value-type="float" office:value="-0.0169918" calcext:value-type="float">
            <text:p>-0.0169918</text:p>
          </table:table-cell>
          <table:table-cell office:value-type="float" office:value="0.143416" calcext:value-type="float">
            <text:p>0.1434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6.51813" calcext:value-type="float">
            <text:p>-6.51813</text:p>
          </table:table-cell>
          <table:table-cell office:value-type="float" office:value="1.79901" calcext:value-type="float">
            <text:p>1.79901</text:p>
          </table:table-cell>
          <table:table-cell office:value-type="float" office:value="5.28638" calcext:value-type="float">
            <text:p>5.28638</text:p>
          </table:table-cell>
          <table:table-cell office:value-type="float" office:value="0.400431" calcext:value-type="float">
            <text:p>0.400431</text:p>
          </table:table-cell>
          <table:table-cell office:value-type="float" office:value="-0.0155068" calcext:value-type="float">
            <text:p>-0.0155068</text:p>
          </table:table-cell>
          <table:table-cell office:value-type="float" office:value="0.221852" calcext:value-type="float">
            <text:p>0.2218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.24092" calcext:value-type="float">
            <text:p>2.24092</text:p>
          </table:table-cell>
          <table:table-cell office:value-type="float" office:value="3.99138" calcext:value-type="float">
            <text:p>3.99138</text:p>
          </table:table-cell>
          <table:table-cell office:value-type="float" office:value="5.47326" calcext:value-type="float">
            <text:p>5.47326</text:p>
          </table:table-cell>
          <table:table-cell office:value-type="float" office:value="0.0104991" calcext:value-type="float">
            <text:p>0.0104991</text:p>
          </table:table-cell>
          <table:table-cell office:value-type="float" office:value="0.0413036" calcext:value-type="float">
            <text:p>0.0413036</text:p>
          </table:table-cell>
          <table:table-cell office:value-type="float" office:value="1.22278" calcext:value-type="float">
            <text:p>1.222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1.1705" calcext:value-type="float">
            <text:p>11.1705</text:p>
          </table:table-cell>
          <table:table-cell office:value-type="float" office:value="-3.9587" calcext:value-type="float">
            <text:p>-3.9587</text:p>
          </table:table-cell>
          <table:table-cell office:value-type="float" office:value="-5.98767" calcext:value-type="float">
            <text:p>-5.98767</text:p>
          </table:table-cell>
          <table:table-cell office:value-type="float" office:value="-0.0137032" calcext:value-type="float">
            <text:p>-0.0137032</text:p>
          </table:table-cell>
          <table:table-cell office:value-type="float" office:value="-0.01372" calcext:value-type="float">
            <text:p>-0.01372</text:p>
          </table:table-cell>
          <table:table-cell office:value-type="float" office:value="1.89245" calcext:value-type="float">
            <text:p>1.8924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6.39586" calcext:value-type="float">
            <text:p>-6.39586</text:p>
          </table:table-cell>
          <table:table-cell office:value-type="float" office:value="1.86544" calcext:value-type="float">
            <text:p>1.86544</text:p>
          </table:table-cell>
          <table:table-cell office:value-type="float" office:value="5.19169" calcext:value-type="float">
            <text:p>5.19169</text:p>
          </table:table-cell>
          <table:table-cell office:value-type="float" office:value="0.40344" calcext:value-type="float">
            <text:p>0.40344</text:p>
          </table:table-cell>
          <table:table-cell office:value-type="float" office:value="-0.015049" calcext:value-type="float">
            <text:p>-0.015049</text:p>
          </table:table-cell>
          <table:table-cell office:value-type="float" office:value="1.08068" calcext:value-type="float">
            <text:p>1.0806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.3993" calcext:value-type="float">
            <text:p>2.3993</text:p>
          </table:table-cell>
          <table:table-cell office:value-type="float" office:value="3.98902" calcext:value-type="float">
            <text:p>3.98902</text:p>
          </table:table-cell>
          <table:table-cell office:value-type="float" office:value="5.21068" calcext:value-type="float">
            <text:p>5.21068</text:p>
          </table:table-cell>
          <table:table-cell office:value-type="float" office:value="0.00738883" calcext:value-type="float">
            <text:p>0.00738883</text:p>
          </table:table-cell>
          <table:table-cell office:value-type="float" office:value="0.0253316" calcext:value-type="float">
            <text:p>0.0253316</text:p>
          </table:table-cell>
          <table:table-cell office:value-type="float" office:value="2.52754" calcext:value-type="float">
            <text:p>2.527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9583" calcext:value-type="float">
            <text:p>10.9583</text:p>
          </table:table-cell>
          <table:table-cell office:value-type="float" office:value="-3.95614" calcext:value-type="float">
            <text:p>-3.95614</text:p>
          </table:table-cell>
          <table:table-cell office:value-type="float" office:value="-6.14941" calcext:value-type="float">
            <text:p>-6.14941</text:p>
          </table:table-cell>
          <table:table-cell office:value-type="float" office:value="-0.014813" calcext:value-type="float">
            <text:p>-0.014813</text:p>
          </table:table-cell>
          <table:table-cell office:value-type="float" office:value="-0.0171082" calcext:value-type="float">
            <text:p>-0.0171082</text:p>
          </table:table-cell>
          <table:table-cell office:value-type="float" office:value="1.28314" calcext:value-type="float">
            <text:p>1.283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6.23742" calcext:value-type="float">
            <text:p>-6.23742</text:p>
          </table:table-cell>
          <table:table-cell office:value-type="float" office:value="1.89609" calcext:value-type="float">
            <text:p>1.89609</text:p>
          </table:table-cell>
          <table:table-cell office:value-type="float" office:value="5.33602" calcext:value-type="float">
            <text:p>5.33602</text:p>
          </table:table-cell>
          <table:table-cell office:value-type="float" office:value="0.374843" calcext:value-type="float">
            <text:p>0.374843</text:p>
          </table:table-cell>
          <table:table-cell office:value-type="float" office:value="-0.0708064" calcext:value-type="float">
            <text:p>-0.0708064</text:p>
          </table:table-cell>
          <table:table-cell office:value-type="float" office:value="4.37835" calcext:value-type="float">
            <text:p>4.378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.60836" calcext:value-type="float">
            <text:p>2.60836</text:p>
          </table:table-cell>
          <table:table-cell office:value-type="float" office:value="3.96082" calcext:value-type="float">
            <text:p>3.96082</text:p>
          </table:table-cell>
          <table:table-cell office:value-type="float" office:value="5.38332" calcext:value-type="float">
            <text:p>5.38332</text:p>
          </table:table-cell>
          <table:table-cell office:value-type="float" office:value="-0.0101884" calcext:value-type="float">
            <text:p>-0.0101884</text:p>
          </table:table-cell>
          <table:table-cell office:value-type="float" office:value="-0.0107739" calcext:value-type="float">
            <text:p>-0.0107739</text:p>
          </table:table-cell>
          <table:table-cell office:value-type="float" office:value="1.47052" calcext:value-type="float">
            <text:p>1.470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774" calcext:value-type="float">
            <text:p>10.774</text:p>
          </table:table-cell>
          <table:table-cell office:value-type="float" office:value="-3.98865" calcext:value-type="float">
            <text:p>-3.98865</text:p>
          </table:table-cell>
          <table:table-cell office:value-type="float" office:value="-6.00912" calcext:value-type="float">
            <text:p>-6.00912</text:p>
          </table:table-cell>
          <table:table-cell office:value-type="float" office:value="0.00356386" calcext:value-type="float">
            <text:p>0.00356386</text:p>
          </table:table-cell>
          <table:table-cell office:value-type="float" office:value="0.0159068" calcext:value-type="float">
            <text:p>0.0159068</text:p>
          </table:table-cell>
          <table:table-cell office:value-type="float" office:value="2.96056" calcext:value-type="float">
            <text:p>2.9605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6.0725" calcext:value-type="float">
            <text:p>-6.0725</text:p>
          </table:table-cell>
          <table:table-cell office:value-type="float" office:value="1.88946" calcext:value-type="float">
            <text:p>1.88946</text:p>
          </table:table-cell>
          <table:table-cell office:value-type="float" office:value="5.14826" calcext:value-type="float">
            <text:p>5.14826</text:p>
          </table:table-cell>
          <table:table-cell office:value-type="float" office:value="0.332183" calcext:value-type="float">
            <text:p>0.332183</text:p>
          </table:table-cell>
          <table:table-cell office:value-type="float" office:value="-0.132209" calcext:value-type="float">
            <text:p>-0.132209</text:p>
          </table:table-cell>
          <table:table-cell office:value-type="float" office:value="2.35251" calcext:value-type="float">
            <text:p>2.3525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.77251" calcext:value-type="float">
            <text:p>2.77251</text:p>
          </table:table-cell>
          <table:table-cell office:value-type="float" office:value="3.97286" calcext:value-type="float">
            <text:p>3.97286</text:p>
          </table:table-cell>
          <table:table-cell office:value-type="float" office:value="5.22682" calcext:value-type="float">
            <text:p>5.22682</text:p>
          </table:table-cell>
          <table:table-cell office:value-type="float" office:value="-0.00522552" calcext:value-type="float">
            <text:p>-0.00522552</text:p>
          </table:table-cell>
          <table:table-cell office:value-type="float" office:value="-0.00578558" calcext:value-type="float">
            <text:p>-0.00578558</text:p>
          </table:table-cell>
          <table:table-cell office:value-type="float" office:value="1.12802" calcext:value-type="float">
            <text:p>1.128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573" calcext:value-type="float">
            <text:p>10.573</text:p>
          </table:table-cell>
          <table:table-cell office:value-type="float" office:value="-3.94709" calcext:value-type="float">
            <text:p>-3.94709</text:p>
          </table:table-cell>
          <table:table-cell office:value-type="float" office:value="-6.0263" calcext:value-type="float">
            <text:p>-6.0263</text:p>
          </table:table-cell>
          <table:table-cell office:value-type="float" office:value="-0.0187307" calcext:value-type="float">
            <text:p>-0.0187307</text:p>
          </table:table-cell>
          <table:table-cell office:value-type="float" office:value="-0.0222645" calcext:value-type="float">
            <text:p>-0.0222645</text:p>
          </table:table-cell>
          <table:table-cell office:value-type="float" office:value="0.15731" calcext:value-type="float">
            <text:p>0.157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5.90523" calcext:value-type="float">
            <text:p>-5.90523</text:p>
          </table:table-cell>
          <table:table-cell office:value-type="float" office:value="1.98207" calcext:value-type="float">
            <text:p>1.98207</text:p>
          </table:table-cell>
          <table:table-cell office:value-type="float" office:value="5.33204" calcext:value-type="float">
            <text:p>5.33204</text:p>
          </table:table-cell>
          <table:table-cell office:value-type="float" office:value="0.345779" calcext:value-type="float">
            <text:p>0.345779</text:p>
          </table:table-cell>
          <table:table-cell office:value-type="float" office:value="-0.108415" calcext:value-type="float">
            <text:p>-0.108415</text:p>
          </table:table-cell>
          <table:table-cell office:value-type="float" office:value="0.796575" calcext:value-type="float">
            <text:p>0.7965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.9568" calcext:value-type="float">
            <text:p>2.9568</text:p>
          </table:table-cell>
          <table:table-cell office:value-type="float" office:value="3.95255" calcext:value-type="float">
            <text:p>3.95255</text:p>
          </table:table-cell>
          <table:table-cell office:value-type="float" office:value="5.38152" calcext:value-type="float">
            <text:p>5.38152</text:p>
          </table:table-cell>
          <table:table-cell office:value-type="float" office:value="-0.0114895" calcext:value-type="float">
            <text:p>-0.0114895</text:p>
          </table:table-cell>
          <table:table-cell office:value-type="float" office:value="-0.00966345" calcext:value-type="float">
            <text:p>-0.00966345</text:p>
          </table:table-cell>
          <table:table-cell office:value-type="float" office:value="5.10414" calcext:value-type="float">
            <text:p>5.104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3723" calcext:value-type="float">
            <text:p>10.3723</text:p>
          </table:table-cell>
          <table:table-cell office:value-type="float" office:value="-3.97574" calcext:value-type="float">
            <text:p>-3.97574</text:p>
          </table:table-cell>
          <table:table-cell office:value-type="float" office:value="-5.84651" calcext:value-type="float">
            <text:p>-5.84651</text:p>
          </table:table-cell>
          <table:table-cell office:value-type="float" office:value="0.000508643" calcext:value-type="float">
            <text:p>0.000508643</text:p>
          </table:table-cell>
          <table:table-cell office:value-type="float" office:value="0.0157307" calcext:value-type="float">
            <text:p>0.0157307</text:p>
          </table:table-cell>
          <table:table-cell office:value-type="float" office:value="8.11048" calcext:value-type="float">
            <text:p>8.110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5.75889" calcext:value-type="float">
            <text:p>-5.75889</text:p>
          </table:table-cell>
          <table:table-cell office:value-type="float" office:value="1.98154" calcext:value-type="float">
            <text:p>1.98154</text:p>
          </table:table-cell>
          <table:table-cell office:value-type="float" office:value="5.02629" calcext:value-type="float">
            <text:p>5.02629</text:p>
          </table:table-cell>
          <table:table-cell office:value-type="float" office:value="0.312896" calcext:value-type="float">
            <text:p>0.312896</text:p>
          </table:table-cell>
          <table:table-cell office:value-type="float" office:value="-0.150556" calcext:value-type="float">
            <text:p>-0.150556</text:p>
          </table:table-cell>
          <table:table-cell office:value-type="float" office:value="6.46704" calcext:value-type="float">
            <text:p>6.467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3.13148" calcext:value-type="float">
            <text:p>3.13148</text:p>
          </table:table-cell>
          <table:table-cell office:value-type="float" office:value="3.92755" calcext:value-type="float">
            <text:p>3.92755</text:p>
          </table:table-cell>
          <table:table-cell office:value-type="float" office:value="5.33409" calcext:value-type="float">
            <text:p>5.33409</text:p>
          </table:table-cell>
          <table:table-cell office:value-type="float" office:value="-0.0225555" calcext:value-type="float">
            <text:p>-0.0225555</text:p>
          </table:table-cell>
          <table:table-cell office:value-type="float" office:value="-0.0289569" calcext:value-type="float">
            <text:p>-0.0289569</text:p>
          </table:table-cell>
          <table:table-cell office:value-type="float" office:value="1.74982" calcext:value-type="float">
            <text:p>1.749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1447" calcext:value-type="float">
            <text:p>10.1447</text:p>
          </table:table-cell>
          <table:table-cell office:value-type="float" office:value="-4.01411" calcext:value-type="float">
            <text:p>-4.01411</text:p>
          </table:table-cell>
          <table:table-cell office:value-type="float" office:value="-5.94348" calcext:value-type="float">
            <text:p>-5.94348</text:p>
          </table:table-cell>
          <table:table-cell office:value-type="float" office:value="0.0237294" calcext:value-type="float">
            <text:p>0.0237294</text:p>
          </table:table-cell>
          <table:table-cell office:value-type="float" office:value="0.054706" calcext:value-type="float">
            <text:p>0.054706</text:p>
          </table:table-cell>
          <table:table-cell office:value-type="float" office:value="0.292753" calcext:value-type="float">
            <text:p>0.2927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5.61297" calcext:value-type="float">
            <text:p>-5.61297</text:p>
          </table:table-cell>
          <table:table-cell office:value-type="float" office:value="2.03106" calcext:value-type="float">
            <text:p>2.03106</text:p>
          </table:table-cell>
          <table:table-cell office:value-type="float" office:value="5.03932" calcext:value-type="float">
            <text:p>5.03932</text:p>
          </table:table-cell>
          <table:table-cell office:value-type="float" office:value="0.306972" calcext:value-type="float">
            <text:p>0.306972</text:p>
          </table:table-cell>
          <table:table-cell office:value-type="float" office:value="-0.155821" calcext:value-type="float">
            <text:p>-0.155821</text:p>
          </table:table-cell>
          <table:table-cell office:value-type="float" office:value="1.34127" calcext:value-type="float">
            <text:p>1.3412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3.37071" calcext:value-type="float">
            <text:p>3.37071</text:p>
          </table:table-cell>
          <table:table-cell office:value-type="float" office:value="3.88478" calcext:value-type="float">
            <text:p>3.88478</text:p>
          </table:table-cell>
          <table:table-cell office:value-type="float" office:value="5.64789" calcext:value-type="float">
            <text:p>5.64789</text:p>
          </table:table-cell>
          <table:table-cell office:value-type="float" office:value="-0.0512544" calcext:value-type="float">
            <text:p>-0.0512544</text:p>
          </table:table-cell>
          <table:table-cell office:value-type="float" office:value="-0.0834264" calcext:value-type="float">
            <text:p>-0.0834264</text:p>
          </table:table-cell>
          <table:table-cell office:value-type="float" office:value="11.9529" calcext:value-type="float">
            <text:p>11.95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95524" calcext:value-type="float">
            <text:p>9.95524</text:p>
          </table:table-cell>
          <table:table-cell office:value-type="float" office:value="-4.02124" calcext:value-type="float">
            <text:p>-4.02124</text:p>
          </table:table-cell>
          <table:table-cell office:value-type="float" office:value="-5.77114" calcext:value-type="float">
            <text:p>-5.77114</text:p>
          </table:table-cell>
          <table:table-cell office:value-type="float" office:value="0.0282332" calcext:value-type="float">
            <text:p>0.0282332</text:p>
          </table:table-cell>
          <table:table-cell office:value-type="float" office:value="0.0625192" calcext:value-type="float">
            <text:p>0.0625192</text:p>
          </table:table-cell>
          <table:table-cell office:value-type="float" office:value="8.81901" calcext:value-type="float">
            <text:p>8.819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5.41751" calcext:value-type="float">
            <text:p>-5.41751</text:p>
          </table:table-cell>
          <table:table-cell office:value-type="float" office:value="2.15908" calcext:value-type="float">
            <text:p>2.15908</text:p>
          </table:table-cell>
          <table:table-cell office:value-type="float" office:value="5.17426" calcext:value-type="float">
            <text:p>5.17426</text:p>
          </table:table-cell>
          <table:table-cell office:value-type="float" office:value="0.346245" calcext:value-type="float">
            <text:p>0.346245</text:p>
          </table:table-cell>
          <table:table-cell office:value-type="float" office:value="-0.0753719" calcext:value-type="float">
            <text:p>-0.0753719</text:p>
          </table:table-cell>
          <table:table-cell office:value-type="float" office:value="10.4177" calcext:value-type="float">
            <text:p>10.417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3.60606" calcext:value-type="float">
            <text:p>3.60606</text:p>
          </table:table-cell>
          <table:table-cell office:value-type="float" office:value="3.84363" calcext:value-type="float">
            <text:p>3.84363</text:p>
          </table:table-cell>
          <table:table-cell office:value-type="float" office:value="5.86252" calcext:value-type="float">
            <text:p>5.86252</text:p>
          </table:table-cell>
          <table:table-cell office:value-type="float" office:value="-0.0771257" calcext:value-type="float">
            <text:p>-0.0771257</text:p>
          </table:table-cell>
          <table:table-cell office:value-type="float" office:value="-0.129871" calcext:value-type="float">
            <text:p>-0.129871</text:p>
          </table:table-cell>
          <table:table-cell office:value-type="float" office:value="6.4274" calcext:value-type="float">
            <text:p>6.42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77114" calcext:value-type="float">
            <text:p>9.77114</text:p>
          </table:table-cell>
          <table:table-cell office:value-type="float" office:value="-4.05349" calcext:value-type="float">
            <text:p>-4.05349</text:p>
          </table:table-cell>
          <table:table-cell office:value-type="float" office:value="-5.67044" calcext:value-type="float">
            <text:p>-5.67044</text:p>
          </table:table-cell>
          <table:table-cell office:value-type="float" office:value="0.0453737" calcext:value-type="float">
            <text:p>0.0453737</text:p>
          </table:table-cell>
          <table:table-cell office:value-type="float" office:value="0.0894575" calcext:value-type="float">
            <text:p>0.0894575</text:p>
          </table:table-cell>
          <table:table-cell office:value-type="float" office:value="4.85388" calcext:value-type="float">
            <text:p>4.8538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5.24772" calcext:value-type="float">
            <text:p>-5.24772</text:p>
          </table:table-cell>
          <table:table-cell office:value-type="float" office:value="2.25097" calcext:value-type="float">
            <text:p>2.25097</text:p>
          </table:table-cell>
          <table:table-cell office:value-type="float" office:value="5.19366" calcext:value-type="float">
            <text:p>5.19366</text:p>
          </table:table-cell>
          <table:table-cell office:value-type="float" office:value="0.364455" calcext:value-type="float">
            <text:p>0.364455</text:p>
          </table:table-cell>
          <table:table-cell office:value-type="float" office:value="-0.0373952" calcext:value-type="float">
            <text:p>-0.0373952</text:p>
          </table:table-cell>
          <table:table-cell office:value-type="float" office:value="5.58547" calcext:value-type="float">
            <text:p>5.585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3.79119" calcext:value-type="float">
            <text:p>3.79119</text:p>
          </table:table-cell>
          <table:table-cell office:value-type="float" office:value="3.81303" calcext:value-type="float">
            <text:p>3.81303</text:p>
          </table:table-cell>
          <table:table-cell office:value-type="float" office:value="5.52382" calcext:value-type="float">
            <text:p>5.52382</text:p>
          </table:table-cell>
          <table:table-cell office:value-type="float" office:value="-0.0994693" calcext:value-type="float">
            <text:p>-0.0994693</text:p>
          </table:table-cell>
          <table:table-cell office:value-type="float" office:value="-0.180017" calcext:value-type="float">
            <text:p>-0.180017</text:p>
          </table:table-cell>
          <table:table-cell office:value-type="float" office:value="7.27127" calcext:value-type="float">
            <text:p>7.2712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58101" calcext:value-type="float">
            <text:p>9.58101</text:p>
          </table:table-cell>
          <table:table-cell office:value-type="float" office:value="-4.03196" calcext:value-type="float">
            <text:p>-4.03196</text:p>
          </table:table-cell>
          <table:table-cell office:value-type="float" office:value="-5.94951" calcext:value-type="float">
            <text:p>-5.94951</text:p>
          </table:table-cell>
          <table:table-cell office:value-type="float" office:value="0.0274165" calcext:value-type="float">
            <text:p>0.0274165</text:p>
          </table:table-cell>
          <table:table-cell office:value-type="float" office:value="0.0471942" calcext:value-type="float">
            <text:p>0.0471942</text:p>
          </table:table-cell>
          <table:table-cell office:value-type="float" office:value="4.74502" calcext:value-type="float">
            <text:p>4.745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5.05938" calcext:value-type="float">
            <text:p>-5.05938</text:p>
          </table:table-cell>
          <table:table-cell office:value-type="float" office:value="2.30512" calcext:value-type="float">
            <text:p>2.30512</text:p>
          </table:table-cell>
          <table:table-cell office:value-type="float" office:value="5.51667" calcext:value-type="float">
            <text:p>5.51667</text:p>
          </table:table-cell>
          <table:table-cell office:value-type="float" office:value="0.346282" calcext:value-type="float">
            <text:p>0.346282</text:p>
          </table:table-cell>
          <table:table-cell office:value-type="float" office:value="-0.0804725" calcext:value-type="float">
            <text:p>-0.0804725</text:p>
          </table:table-cell>
          <table:table-cell office:value-type="float" office:value="5.44542" calcext:value-type="float">
            <text:p>5.445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3.97621" calcext:value-type="float">
            <text:p>3.97621</text:p>
          </table:table-cell>
          <table:table-cell office:value-type="float" office:value="3.78422" calcext:value-type="float">
            <text:p>3.78422</text:p>
          </table:table-cell>
          <table:table-cell office:value-type="float" office:value="5.35152" calcext:value-type="float">
            <text:p>5.35152</text:p>
          </table:table-cell>
          <table:table-cell office:value-type="float" office:value="-0.117542" calcext:value-type="float">
            <text:p>-0.117542</text:p>
          </table:table-cell>
          <table:table-cell office:value-type="float" office:value="-0.212117" calcext:value-type="float">
            <text:p>-0.212117</text:p>
          </table:table-cell>
          <table:table-cell office:value-type="float" office:value="3.65605" calcext:value-type="float">
            <text:p>3.656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39088" calcext:value-type="float">
            <text:p>9.39088</text:p>
          </table:table-cell>
          <table:table-cell office:value-type="float" office:value="-4.00066" calcext:value-type="float">
            <text:p>-4.00066</text:p>
          </table:table-cell>
          <table:table-cell office:value-type="float" office:value="-6.03437" calcext:value-type="float">
            <text:p>-6.03437</text:p>
          </table:table-cell>
          <table:table-cell office:value-type="float" office:value="0.00671988" calcext:value-type="float">
            <text:p>0.00671988</text:p>
          </table:table-cell>
          <table:table-cell office:value-type="float" office:value="0.00699101" calcext:value-type="float">
            <text:p>0.00699101</text:p>
          </table:table-cell>
          <table:table-cell office:value-type="float" office:value="1.83561" calcext:value-type="float">
            <text:p>1.8356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4.85679" calcext:value-type="float">
            <text:p>-4.85679</text:p>
          </table:table-cell>
          <table:table-cell office:value-type="float" office:value="2.38346" calcext:value-type="float">
            <text:p>2.38346</text:p>
          </table:table-cell>
          <table:table-cell office:value-type="float" office:value="5.77003" calcext:value-type="float">
            <text:p>5.77003</text:p>
          </table:table-cell>
          <table:table-cell office:value-type="float" office:value="0.3445" calcext:value-type="float">
            <text:p>0.3445</text:p>
          </table:table-cell>
          <table:table-cell office:value-type="float" office:value="-0.0864447" calcext:value-type="float">
            <text:p>-0.0864447</text:p>
          </table:table-cell>
          <table:table-cell office:value-type="float" office:value="2.37349" calcext:value-type="float">
            <text:p>2.373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4.19187" calcext:value-type="float">
            <text:p>4.19187</text:p>
          </table:table-cell>
          <table:table-cell office:value-type="float" office:value="3.73207" calcext:value-type="float">
            <text:p>3.73207</text:p>
          </table:table-cell>
          <table:table-cell office:value-type="float" office:value="5.54973" calcext:value-type="float">
            <text:p>5.54973</text:p>
          </table:table-cell>
          <table:table-cell office:value-type="float" office:value="-0.144886" calcext:value-type="float">
            <text:p>-0.144886</text:p>
          </table:table-cell>
          <table:table-cell office:value-type="float" office:value="-0.250781" calcext:value-type="float">
            <text:p>-0.250781</text:p>
          </table:table-cell>
          <table:table-cell office:value-type="float" office:value="0.341809" calcext:value-type="float">
            <text:p>0.34180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21059" calcext:value-type="float">
            <text:p>9.21059</text:p>
          </table:table-cell>
          <table:table-cell office:value-type="float" office:value="-4.02238" calcext:value-type="float">
            <text:p>-4.02238</text:p>
          </table:table-cell>
          <table:table-cell office:value-type="float" office:value="-5.87463" calcext:value-type="float">
            <text:p>-5.87463</text:p>
          </table:table-cell>
          <table:table-cell office:value-type="float" office:value="0.0183136" calcext:value-type="float">
            <text:p>0.0183136</text:p>
          </table:table-cell>
          <table:table-cell office:value-type="float" office:value="0.0281703" calcext:value-type="float">
            <text:p>0.0281703</text:p>
          </table:table-cell>
          <table:table-cell office:value-type="float" office:value="1.06086" calcext:value-type="float">
            <text:p>1.060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4.67483" calcext:value-type="float">
            <text:p>-4.67483</text:p>
          </table:table-cell>
          <table:table-cell office:value-type="float" office:value="2.43443" calcext:value-type="float">
            <text:p>2.43443</text:p>
          </table:table-cell>
          <table:table-cell office:value-type="float" office:value="5.6471" calcext:value-type="float">
            <text:p>5.6471</text:p>
          </table:table-cell>
          <table:table-cell office:value-type="float" office:value="0.337852" calcext:value-type="float">
            <text:p>0.337852</text:p>
          </table:table-cell>
          <table:table-cell office:value-type="float" office:value="-0.0849604" calcext:value-type="float">
            <text:p>-0.0849604</text:p>
          </table:table-cell>
          <table:table-cell office:value-type="float" office:value="1.04006" calcext:value-type="float">
            <text:p>1.040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4.44967" calcext:value-type="float">
            <text:p>4.44967</text:p>
          </table:table-cell>
          <table:table-cell office:value-type="float" office:value="3.65441" calcext:value-type="float">
            <text:p>3.65441</text:p>
          </table:table-cell>
          <table:table-cell office:value-type="float" office:value="5.90717" calcext:value-type="float">
            <text:p>5.90717</text:p>
          </table:table-cell>
          <table:table-cell office:value-type="float" office:value="-0.188287" calcext:value-type="float">
            <text:p>-0.188287</text:p>
          </table:table-cell>
          <table:table-cell office:value-type="float" office:value="-0.318943" calcext:value-type="float">
            <text:p>-0.318943</text:p>
          </table:table-cell>
          <table:table-cell office:value-type="float" office:value="2.11063" calcext:value-type="float">
            <text:p>2.110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04991" calcext:value-type="float">
            <text:p>9.04991</text:p>
          </table:table-cell>
          <table:table-cell office:value-type="float" office:value="-4.03967" calcext:value-type="float">
            <text:p>-4.03967</text:p>
          </table:table-cell>
          <table:table-cell office:value-type="float" office:value="-5.67026" calcext:value-type="float">
            <text:p>-5.67026</text:p>
          </table:table-cell>
          <table:table-cell office:value-type="float" office:value="0.0258174" calcext:value-type="float">
            <text:p>0.0258174</text:p>
          </table:table-cell>
          <table:table-cell office:value-type="float" office:value="0.0404749" calcext:value-type="float">
            <text:p>0.0404749</text:p>
          </table:table-cell>
          <table:table-cell office:value-type="float" office:value="2.73828" calcext:value-type="float">
            <text:p>2.738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4.45285" calcext:value-type="float">
            <text:p>-4.45285</text:p>
          </table:table-cell>
          <table:table-cell office:value-type="float" office:value="2.54015" calcext:value-type="float">
            <text:p>2.54015</text:p>
          </table:table-cell>
          <table:table-cell office:value-type="float" office:value="5.74946" calcext:value-type="float">
            <text:p>5.74946</text:p>
          </table:table-cell>
          <table:table-cell office:value-type="float" office:value="0.361234" calcext:value-type="float">
            <text:p>0.361234</text:p>
          </table:table-cell>
          <table:table-cell office:value-type="float" office:value="-0.0276568" calcext:value-type="float">
            <text:p>-0.0276568</text:p>
          </table:table-cell>
          <table:table-cell office:value-type="float" office:value="3.70092" calcext:value-type="float">
            <text:p>3.7009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4.60258" calcext:value-type="float">
            <text:p>4.60258</text:p>
          </table:table-cell>
          <table:table-cell office:value-type="float" office:value="3.6114" calcext:value-type="float">
            <text:p>3.6114</text:p>
          </table:table-cell>
          <table:table-cell office:value-type="float" office:value="5.32642" calcext:value-type="float">
            <text:p>5.32642</text:p>
          </table:table-cell>
          <table:table-cell office:value-type="float" office:value="-0.213271" calcext:value-type="float">
            <text:p>-0.213271</text:p>
          </table:table-cell>
          <table:table-cell office:value-type="float" office:value="-0.365618" calcext:value-type="float">
            <text:p>-0.365618</text:p>
          </table:table-cell>
          <table:table-cell office:value-type="float" office:value="16.7015" calcext:value-type="float">
            <text:p>16.70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84231" calcext:value-type="float">
            <text:p>8.84231</text:p>
          </table:table-cell>
          <table:table-cell office:value-type="float" office:value="-4.01376" calcext:value-type="float">
            <text:p>-4.01376</text:p>
          </table:table-cell>
          <table:table-cell office:value-type="float" office:value="-6.15959" calcext:value-type="float">
            <text:p>-6.15959</text:p>
          </table:table-cell>
          <table:table-cell office:value-type="float" office:value="0.00434024" calcext:value-type="float">
            <text:p>0.00434024</text:p>
          </table:table-cell>
          <table:table-cell office:value-type="float" office:value="-0.00920629" calcext:value-type="float">
            <text:p>-0.00920629</text:p>
          </table:table-cell>
          <table:table-cell office:value-type="float" office:value="13.5018" calcext:value-type="float">
            <text:p>13.50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4.25972" calcext:value-type="float">
            <text:p>-4.25972</text:p>
          </table:table-cell>
          <table:table-cell office:value-type="float" office:value="2.55995" calcext:value-type="float">
            <text:p>2.55995</text:p>
          </table:table-cell>
          <table:table-cell office:value-type="float" office:value="6.01036" calcext:value-type="float">
            <text:p>6.01036</text:p>
          </table:table-cell>
          <table:table-cell office:value-type="float" office:value="0.317265" calcext:value-type="float">
            <text:p>0.317265</text:p>
          </table:table-cell>
          <table:table-cell office:value-type="float" office:value="-0.126198" calcext:value-type="float">
            <text:p>-0.126198</text:p>
          </table:table-cell>
          <table:table-cell office:value-type="float" office:value="12.448" calcext:value-type="float">
            <text:p>12.4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4.79427" calcext:value-type="float">
            <text:p>4.79427</text:p>
          </table:table-cell>
          <table:table-cell office:value-type="float" office:value="3.54569" calcext:value-type="float">
            <text:p>3.54569</text:p>
          </table:table-cell>
          <table:table-cell office:value-type="float" office:value="5.43493" calcext:value-type="float">
            <text:p>5.43493</text:p>
          </table:table-cell>
          <table:table-cell office:value-type="float" office:value="-0.240803" calcext:value-type="float">
            <text:p>-0.240803</text:p>
          </table:table-cell>
          <table:table-cell office:value-type="float" office:value="-0.393561" calcext:value-type="float">
            <text:p>-0.393561</text:p>
          </table:table-cell>
          <table:table-cell office:value-type="float" office:value="0.196677" calcext:value-type="float">
            <text:p>0.19667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63384" calcext:value-type="float">
            <text:p>8.63384</text:p>
          </table:table-cell>
          <table:table-cell office:value-type="float" office:value="-4.04585" calcext:value-type="float">
            <text:p>-4.04585</text:p>
          </table:table-cell>
          <table:table-cell office:value-type="float" office:value="-6.10903" calcext:value-type="float">
            <text:p>-6.10903</text:p>
          </table:table-cell>
          <table:table-cell office:value-type="float" office:value="0.0223872" calcext:value-type="float">
            <text:p>0.0223872</text:p>
          </table:table-cell>
          <table:table-cell office:value-type="float" office:value="0.023762" calcext:value-type="float">
            <text:p>0.023762</text:p>
          </table:table-cell>
          <table:table-cell office:value-type="float" office:value="0.422148" calcext:value-type="float">
            <text:p>0.4221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4.07037" calcext:value-type="float">
            <text:p>-4.07037</text:p>
          </table:table-cell>
          <table:table-cell office:value-type="float" office:value="2.62557" calcext:value-type="float">
            <text:p>2.62557</text:p>
          </table:table-cell>
          <table:table-cell office:value-type="float" office:value="5.95426" calcext:value-type="float">
            <text:p>5.95426</text:p>
          </table:table-cell>
          <table:table-cell office:value-type="float" office:value="0.317569" calcext:value-type="float">
            <text:p>0.317569</text:p>
          </table:table-cell>
          <table:table-cell office:value-type="float" office:value="-0.113809" calcext:value-type="float">
            <text:p>-0.113809</text:p>
          </table:table-cell>
          <table:table-cell office:value-type="float" office:value="0.966818" calcext:value-type="float">
            <text:p>0.9668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4.95015" calcext:value-type="float">
            <text:p>4.95015</text:p>
          </table:table-cell>
          <table:table-cell office:value-type="float" office:value="3.52408" calcext:value-type="float">
            <text:p>3.52408</text:p>
          </table:table-cell>
          <table:table-cell office:value-type="float" office:value="5.19597" calcext:value-type="float">
            <text:p>5.19597</text:p>
          </table:table-cell>
          <table:table-cell office:value-type="float" office:value="-0.245417" calcext:value-type="float">
            <text:p>-0.245417</text:p>
          </table:table-cell>
          <table:table-cell office:value-type="float" office:value="-0.384105" calcext:value-type="float">
            <text:p>-0.384105</text:p>
          </table:table-cell>
          <table:table-cell office:value-type="float" office:value="1.86721" calcext:value-type="float">
            <text:p>1.8672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43727" calcext:value-type="float">
            <text:p>8.43727</text:p>
          </table:table-cell>
          <table:table-cell office:value-type="float" office:value="-4.00482" calcext:value-type="float">
            <text:p>-4.00482</text:p>
          </table:table-cell>
          <table:table-cell office:value-type="float" office:value="-6.1821" calcext:value-type="float">
            <text:p>-6.1821</text:p>
          </table:table-cell>
          <table:table-cell office:value-type="float" office:value="-0.00371883" calcext:value-type="float">
            <text:p>-0.00371883</text:p>
          </table:table-cell>
          <table:table-cell office:value-type="float" office:value="-0.0243704" calcext:value-type="float">
            <text:p>-0.0243704</text:p>
          </table:table-cell>
          <table:table-cell office:value-type="float" office:value="1.11316" calcext:value-type="float">
            <text:p>1.113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3.87453" calcext:value-type="float">
            <text:p>-3.87453</text:p>
          </table:table-cell>
          <table:table-cell office:value-type="float" office:value="2.70365" calcext:value-type="float">
            <text:p>2.70365</text:p>
          </table:table-cell>
          <table:table-cell office:value-type="float" office:value="6.12151" calcext:value-type="float">
            <text:p>6.12151</text:p>
          </table:table-cell>
          <table:table-cell office:value-type="float" office:value="0.316057" calcext:value-type="float">
            <text:p>0.316057</text:p>
          </table:table-cell>
          <table:table-cell office:value-type="float" office:value="-0.12069" calcext:value-type="float">
            <text:p>-0.12069</text:p>
          </table:table-cell>
          <table:table-cell office:value-type="float" office:value="1.66659" calcext:value-type="float">
            <text:p>1.6665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5.15107" calcext:value-type="float">
            <text:p>5.15107</text:p>
          </table:table-cell>
          <table:table-cell office:value-type="float" office:value="3.4853" calcext:value-type="float">
            <text:p>3.4853</text:p>
          </table:table-cell>
          <table:table-cell office:value-type="float" office:value="5.59752" calcext:value-type="float">
            <text:p>5.59752</text:p>
          </table:table-cell>
          <table:table-cell office:value-type="float" office:value="-0.249178" calcext:value-type="float">
            <text:p>-0.249178</text:p>
          </table:table-cell>
          <table:table-cell office:value-type="float" office:value="-0.357756" calcext:value-type="float">
            <text:p>-0.357756</text:p>
          </table:table-cell>
          <table:table-cell office:value-type="float" office:value="7.44924" calcext:value-type="float">
            <text:p>7.4492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27145" calcext:value-type="float">
            <text:p>8.27145</text:p>
          </table:table-cell>
          <table:table-cell office:value-type="float" office:value="-3.97488" calcext:value-type="float">
            <text:p>-3.97488</text:p>
          </table:table-cell>
          <table:table-cell office:value-type="float" office:value="-5.6854" calcext:value-type="float">
            <text:p>-5.6854</text:p>
          </table:table-cell>
          <table:table-cell office:value-type="float" office:value="-0.0176122" calcext:value-type="float">
            <text:p>-0.0176122</text:p>
          </table:table-cell>
          <table:table-cell office:value-type="float" office:value="-0.0379009" calcext:value-type="float">
            <text:p>-0.0379009</text:p>
          </table:table-cell>
          <table:table-cell office:value-type="float" office:value="8.8047" calcext:value-type="float">
            <text:p>8.80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3.66919" calcext:value-type="float">
            <text:p>-3.66919</text:p>
          </table:table-cell>
          <table:table-cell office:value-type="float" office:value="2.81529" calcext:value-type="float">
            <text:p>2.81529</text:p>
          </table:table-cell>
          <table:table-cell office:value-type="float" office:value="6.03328" calcext:value-type="float">
            <text:p>6.03328</text:p>
          </table:table-cell>
          <table:table-cell office:value-type="float" office:value="0.350303" calcext:value-type="float">
            <text:p>0.350303</text:p>
          </table:table-cell>
          <table:table-cell office:value-type="float" office:value="-0.0289431" calcext:value-type="float">
            <text:p>-0.0289431</text:p>
          </table:table-cell>
          <table:table-cell office:value-type="float" office:value="8.35637" calcext:value-type="float">
            <text:p>8.3563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5.36619" calcext:value-type="float">
            <text:p>5.36619</text:p>
          </table:table-cell>
          <table:table-cell office:value-type="float" office:value="3.41391" calcext:value-type="float">
            <text:p>3.41391</text:p>
          </table:table-cell>
          <table:table-cell office:value-type="float" office:value="5.90386" calcext:value-type="float">
            <text:p>5.90386</text:p>
          </table:table-cell>
          <table:table-cell office:value-type="float" office:value="-0.270587" calcext:value-type="float">
            <text:p>-0.270587</text:p>
          </table:table-cell>
          <table:table-cell office:value-type="float" office:value="-0.368991" calcext:value-type="float">
            <text:p>-0.368991</text:p>
          </table:table-cell>
          <table:table-cell office:value-type="float" office:value="4.82141" calcext:value-type="float">
            <text:p>4.821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09033" calcext:value-type="float">
            <text:p>8.09033</text:p>
          </table:table-cell>
          <table:table-cell office:value-type="float" office:value="-4.00831" calcext:value-type="float">
            <text:p>-4.00831</text:p>
          </table:table-cell>
          <table:table-cell office:value-type="float" office:value="-5.48858" calcext:value-type="float">
            <text:p>-5.48858</text:p>
          </table:table-cell>
          <table:table-cell office:value-type="float" office:value="0.0030664" calcext:value-type="float">
            <text:p>0.0030664</text:p>
          </table:table-cell>
          <table:table-cell office:value-type="float" office:value="0.00338102" calcext:value-type="float">
            <text:p>0.00338102</text:p>
          </table:table-cell>
          <table:table-cell office:value-type="float" office:value="4.66076" calcext:value-type="float">
            <text:p>4.660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3.49512" calcext:value-type="float">
            <text:p>-3.49512</text:p>
          </table:table-cell>
          <table:table-cell office:value-type="float" office:value="2.89346" calcext:value-type="float">
            <text:p>2.89346</text:p>
          </table:table-cell>
          <table:table-cell office:value-type="float" office:value="5.85298" calcext:value-type="float">
            <text:p>5.85298</text:p>
          </table:table-cell>
          <table:table-cell office:value-type="float" office:value="0.364167" calcext:value-type="float">
            <text:p>0.364167</text:p>
          </table:table-cell>
          <table:table-cell office:value-type="float" office:value="0.0128067" calcext:value-type="float">
            <text:p>0.0128067</text:p>
          </table:table-cell>
          <table:table-cell office:value-type="float" office:value="7.13884" calcext:value-type="float">
            <text:p>7.138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5.55858" calcext:value-type="float">
            <text:p>5.55858</text:p>
          </table:table-cell>
          <table:table-cell office:value-type="float" office:value="3.34445" calcext:value-type="float">
            <text:p>3.34445</text:p>
          </table:table-cell>
          <table:table-cell office:value-type="float" office:value="5.76071" calcext:value-type="float">
            <text:p>5.76071</text:p>
          </table:table-cell>
          <table:table-cell office:value-type="float" office:value="-0.297836" calcext:value-type="float">
            <text:p>-0.297836</text:p>
          </table:table-cell>
          <table:table-cell office:value-type="float" office:value="-0.405017" calcext:value-type="float">
            <text:p>-0.405017</text:p>
          </table:table-cell>
          <table:table-cell office:value-type="float" office:value="2.19741" calcext:value-type="float">
            <text:p>2.197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90793" calcext:value-type="float">
            <text:p>7.90793</text:p>
          </table:table-cell>
          <table:table-cell office:value-type="float" office:value="-3.99743" calcext:value-type="float">
            <text:p>-3.99743</text:p>
          </table:table-cell>
          <table:table-cell office:value-type="float" office:value="-5.65543" calcext:value-type="float">
            <text:p>-5.65543</text:p>
          </table:table-cell>
          <table:table-cell office:value-type="float" office:value="-0.0057144" calcext:value-type="float">
            <text:p>-0.0057144</text:p>
          </table:table-cell>
          <table:table-cell office:value-type="float" office:value="-0.0161715" calcext:value-type="float">
            <text:p>-0.0161715</text:p>
          </table:table-cell>
          <table:table-cell office:value-type="float" office:value="1.75967" calcext:value-type="float">
            <text:p>1.759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3.29473" calcext:value-type="float">
            <text:p>-3.29473</text:p>
          </table:table-cell>
          <table:table-cell office:value-type="float" office:value="2.95891" calcext:value-type="float">
            <text:p>2.95891</text:p>
          </table:table-cell>
          <table:table-cell office:value-type="float" office:value="5.98026" calcext:value-type="float">
            <text:p>5.98026</text:p>
          </table:table-cell>
          <table:table-cell office:value-type="float" office:value="0.355911" calcext:value-type="float">
            <text:p>0.355911</text:p>
          </table:table-cell>
          <table:table-cell office:value-type="float" office:value="-0.0108311" calcext:value-type="float">
            <text:p>-0.0108311</text:p>
          </table:table-cell>
          <table:table-cell office:value-type="float" office:value="1.25524" calcext:value-type="float">
            <text:p>1.2552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5.71765" calcext:value-type="float">
            <text:p>5.71765</text:p>
          </table:table-cell>
          <table:table-cell office:value-type="float" office:value="3.317" calcext:value-type="float">
            <text:p>3.317</text:p>
          </table:table-cell>
          <table:table-cell office:value-type="float" office:value="5.46406" calcext:value-type="float">
            <text:p>5.46406</text:p>
          </table:table-cell>
          <table:table-cell office:value-type="float" office:value="-0.300277" calcext:value-type="float">
            <text:p>-0.300277</text:p>
          </table:table-cell>
          <table:table-cell office:value-type="float" office:value="-0.391857" calcext:value-type="float">
            <text:p>-0.391857</text:p>
          </table:table-cell>
          <table:table-cell office:value-type="float" office:value="3.57606" calcext:value-type="float">
            <text:p>3.576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71325" calcext:value-type="float">
            <text:p>7.71325</text:p>
          </table:table-cell>
          <table:table-cell office:value-type="float" office:value="-3.95869" calcext:value-type="float">
            <text:p>-3.95869</text:p>
          </table:table-cell>
          <table:table-cell office:value-type="float" office:value="-5.81348" calcext:value-type="float">
            <text:p>-5.81348</text:p>
          </table:table-cell>
          <table:table-cell office:value-type="float" office:value="-0.028384" calcext:value-type="float">
            <text:p>-0.028384</text:p>
          </table:table-cell>
          <table:table-cell office:value-type="float" office:value="-0.0564858" calcext:value-type="float">
            <text:p>-0.0564858</text:p>
          </table:table-cell>
          <table:table-cell office:value-type="float" office:value="2.55893" calcext:value-type="float">
            <text:p>2.5589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3.09767" calcext:value-type="float">
            <text:p>-3.09767</text:p>
          </table:table-cell>
          <table:table-cell office:value-type="float" office:value="3.05393" calcext:value-type="float">
            <text:p>3.05393</text:p>
          </table:table-cell>
          <table:table-cell office:value-type="float" office:value="6.18619" calcext:value-type="float">
            <text:p>6.18619</text:p>
          </table:table-cell>
          <table:table-cell office:value-type="float" office:value="0.357588" calcext:value-type="float">
            <text:p>0.357588</text:p>
          </table:table-cell>
          <table:table-cell office:value-type="float" office:value="-0.0258401" calcext:value-type="float">
            <text:p>-0.0258401</text:p>
          </table:table-cell>
          <table:table-cell office:value-type="float" office:value="3.84489" calcext:value-type="float">
            <text:p>3.844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5.89312" calcext:value-type="float">
            <text:p>5.89312</text:p>
          </table:table-cell>
          <table:table-cell office:value-type="float" office:value="3.2274" calcext:value-type="float">
            <text:p>3.2274</text:p>
          </table:table-cell>
          <table:table-cell office:value-type="float" office:value="5.4635" calcext:value-type="float">
            <text:p>5.4635</text:p>
          </table:table-cell>
          <table:table-cell office:value-type="float" office:value="-0.332833" calcext:value-type="float">
            <text:p>-0.332833</text:p>
          </table:table-cell>
          <table:table-cell office:value-type="float" office:value="-0.428429" calcext:value-type="float">
            <text:p>-0.428429</text:p>
          </table:table-cell>
          <table:table-cell office:value-type="float" office:value="5.25066" calcext:value-type="float">
            <text:p>5.2506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48351" calcext:value-type="float">
            <text:p>7.48351</text:p>
          </table:table-cell>
          <table:table-cell office:value-type="float" office:value="-3.98615" calcext:value-type="float">
            <text:p>-3.98615</text:p>
          </table:table-cell>
          <table:table-cell office:value-type="float" office:value="-5.93323" calcext:value-type="float">
            <text:p>-5.93323</text:p>
          </table:table-cell>
          <table:table-cell office:value-type="float" office:value="-0.0095029" calcext:value-type="float">
            <text:p>-0.0095029</text:p>
          </table:table-cell>
          <table:table-cell office:value-type="float" office:value="-0.0204575" calcext:value-type="float">
            <text:p>-0.0204575</text:p>
          </table:table-cell>
          <table:table-cell office:value-type="float" office:value="4.37815" calcext:value-type="float">
            <text:p>4.378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2.8794" calcext:value-type="float">
            <text:p>-2.8794</text:p>
          </table:table-cell>
          <table:table-cell office:value-type="float" office:value="3.1499" calcext:value-type="float">
            <text:p>3.1499</text:p>
          </table:table-cell>
          <table:table-cell office:value-type="float" office:value="6.37951" calcext:value-type="float">
            <text:p>6.37951</text:p>
          </table:table-cell>
          <table:table-cell office:value-type="float" office:value="0.362354" calcext:value-type="float">
            <text:p>0.362354</text:p>
          </table:table-cell>
          <table:table-cell office:value-type="float" office:value="-0.0222843" calcext:value-type="float">
            <text:p>-0.0222843</text:p>
          </table:table-cell>
          <table:table-cell office:value-type="float" office:value="3.79955" calcext:value-type="float">
            <text:p>3.7995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6.05434" calcext:value-type="float">
            <text:p>6.05434</text:p>
          </table:table-cell>
          <table:table-cell office:value-type="float" office:value="3.11927" calcext:value-type="float">
            <text:p>3.11927</text:p>
          </table:table-cell>
          <table:table-cell office:value-type="float" office:value="5.35824" calcext:value-type="float">
            <text:p>5.35824</text:p>
          </table:table-cell>
          <table:table-cell office:value-type="float" office:value="-0.375671" calcext:value-type="float">
            <text:p>-0.375671</text:p>
          </table:table-cell>
          <table:table-cell office:value-type="float" office:value="-0.484046" calcext:value-type="float">
            <text:p>-0.484046</text:p>
          </table:table-cell>
          <table:table-cell office:value-type="float" office:value="6.68903" calcext:value-type="float">
            <text:p>6.689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23255" calcext:value-type="float">
            <text:p>7.23255</text:p>
          </table:table-cell>
          <table:table-cell office:value-type="float" office:value="-4.02871" calcext:value-type="float">
            <text:p>-4.02871</text:p>
          </table:table-cell>
          <table:table-cell office:value-type="float" office:value="-6.21124" calcext:value-type="float">
            <text:p>-6.21124</text:p>
          </table:table-cell>
          <table:table-cell office:value-type="float" office:value="0.0159056" calcext:value-type="float">
            <text:p>0.0159056</text:p>
          </table:table-cell>
          <table:table-cell office:value-type="float" office:value="0.0211571" calcext:value-type="float">
            <text:p>0.0211571</text:p>
          </table:table-cell>
          <table:table-cell office:value-type="float" office:value="4.84" calcext:value-type="float">
            <text:p>4.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2.67124" calcext:value-type="float">
            <text:p>-2.67124</text:p>
          </table:table-cell>
          <table:table-cell office:value-type="float" office:value="3.21953" calcext:value-type="float">
            <text:p>3.21953</text:p>
          </table:table-cell>
          <table:table-cell office:value-type="float" office:value="6.47447" calcext:value-type="float">
            <text:p>6.47447</text:p>
          </table:table-cell>
          <table:table-cell office:value-type="float" office:value="0.350296" calcext:value-type="float">
            <text:p>0.350296</text:p>
          </table:table-cell>
          <table:table-cell office:value-type="float" office:value="-0.056895" calcext:value-type="float">
            <text:p>-0.056895</text:p>
          </table:table-cell>
          <table:table-cell office:value-type="float" office:value="6.23306" calcext:value-type="float">
            <text:p>6.233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6.21523" calcext:value-type="float">
            <text:p>6.21523</text:p>
          </table:table-cell>
          <table:table-cell office:value-type="float" office:value="3.03364" calcext:value-type="float">
            <text:p>3.03364</text:p>
          </table:table-cell>
          <table:table-cell office:value-type="float" office:value="5.36062" calcext:value-type="float">
            <text:p>5.36062</text:p>
          </table:table-cell>
          <table:table-cell office:value-type="float" office:value="-0.401627" calcext:value-type="float">
            <text:p>-0.401627</text:p>
          </table:table-cell>
          <table:table-cell office:value-type="float" office:value="-0.501285" calcext:value-type="float">
            <text:p>-0.501285</text:p>
          </table:table-cell>
          <table:table-cell office:value-type="float" office:value="4.23523" calcext:value-type="float">
            <text:p>4.235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00381" calcext:value-type="float">
            <text:p>7.00381</text:p>
          </table:table-cell>
          <table:table-cell office:value-type="float" office:value="-4.03766" calcext:value-type="float">
            <text:p>-4.03766</text:p>
          </table:table-cell>
          <table:table-cell office:value-type="float" office:value="-6.2524" calcext:value-type="float">
            <text:p>-6.2524</text:p>
          </table:table-cell>
          <table:table-cell office:value-type="float" office:value="0.0219503" calcext:value-type="float">
            <text:p>0.0219503</text:p>
          </table:table-cell>
          <table:table-cell office:value-type="float" office:value="0.032204" calcext:value-type="float">
            <text:p>0.032204</text:p>
          </table:table-cell>
          <table:table-cell office:value-type="float" office:value="2.94685" calcext:value-type="float">
            <text:p>2.946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2.45044" calcext:value-type="float">
            <text:p>-2.45044</text:p>
          </table:table-cell>
          <table:table-cell office:value-type="float" office:value="3.31035" calcext:value-type="float">
            <text:p>3.31035</text:p>
          </table:table-cell>
          <table:table-cell office:value-type="float" office:value="6.61253" calcext:value-type="float">
            <text:p>6.61253</text:p>
          </table:table-cell>
          <table:table-cell office:value-type="float" office:value="0.35138" calcext:value-type="float">
            <text:p>0.35138</text:p>
          </table:table-cell>
          <table:table-cell office:value-type="float" office:value="-0.0572154" calcext:value-type="float">
            <text:p>-0.0572154</text:p>
          </table:table-cell>
          <table:table-cell office:value-type="float" office:value="3.348" calcext:value-type="float">
            <text:p>3.3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6.34211" calcext:value-type="float">
            <text:p>6.34211</text:p>
          </table:table-cell>
          <table:table-cell office:value-type="float" office:value="2.97748" calcext:value-type="float">
            <text:p>2.97748</text:p>
          </table:table-cell>
          <table:table-cell office:value-type="float" office:value="5.08031" calcext:value-type="float">
            <text:p>5.08031</text:p>
          </table:table-cell>
          <table:table-cell office:value-type="float" office:value="-0.414815" calcext:value-type="float">
            <text:p>-0.414815</text:p>
          </table:table-cell>
          <table:table-cell office:value-type="float" office:value="-0.499118" calcext:value-type="float">
            <text:p>-0.499118</text:p>
          </table:table-cell>
          <table:table-cell office:value-type="float" office:value="1.57443" calcext:value-type="float">
            <text:p>1.5744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77465" calcext:value-type="float">
            <text:p>6.77465</text:p>
          </table:table-cell>
          <table:table-cell office:value-type="float" office:value="-4.01827" calcext:value-type="float">
            <text:p>-4.01827</text:p>
          </table:table-cell>
          <table:table-cell office:value-type="float" office:value="-6.42653" calcext:value-type="float">
            <text:p>-6.42653</text:p>
          </table:table-cell>
          <table:table-cell office:value-type="float" office:value="0.00867481" calcext:value-type="float">
            <text:p>0.00867481</text:p>
          </table:table-cell>
          <table:table-cell office:value-type="float" office:value="0.00392635" calcext:value-type="float">
            <text:p>0.00392635</text:p>
          </table:table-cell>
          <table:table-cell office:value-type="float" office:value="1.8538" calcext:value-type="float">
            <text:p>1.853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2.28552" calcext:value-type="float">
            <text:p>-2.28552</text:p>
          </table:table-cell>
          <table:table-cell office:value-type="float" office:value="3.36078" calcext:value-type="float">
            <text:p>3.36078</text:p>
          </table:table-cell>
          <table:table-cell office:value-type="float" office:value="6.4227" calcext:value-type="float">
            <text:p>6.4227</text:p>
          </table:table-cell>
          <table:table-cell office:value-type="float" office:value="0.333495" calcext:value-type="float">
            <text:p>0.333495</text:p>
          </table:table-cell>
          <table:table-cell office:value-type="float" office:value="-0.104697" calcext:value-type="float">
            <text:p>-0.104697</text:p>
          </table:table-cell>
          <table:table-cell office:value-type="float" office:value="2.52775" calcext:value-type="float">
            <text:p>2.527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6.53083" calcext:value-type="float">
            <text:p>6.53083</text:p>
          </table:table-cell>
          <table:table-cell office:value-type="float" office:value="2.87682" calcext:value-type="float">
            <text:p>2.87682</text:p>
          </table:table-cell>
          <table:table-cell office:value-type="float" office:value="5.57048" calcext:value-type="float">
            <text:p>5.57048</text:p>
          </table:table-cell>
          <table:table-cell office:value-type="float" office:value="-0.436006" calcext:value-type="float">
            <text:p>-0.436006</text:p>
          </table:table-cell>
          <table:table-cell office:value-type="float" office:value="-0.493866" calcext:value-type="float">
            <text:p>-0.493866</text:p>
          </table:table-cell>
          <table:table-cell office:value-type="float" office:value="10.1267" calcext:value-type="float">
            <text:p>10.12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56758" calcext:value-type="float">
            <text:p>6.56758</text:p>
          </table:table-cell>
          <table:table-cell office:value-type="float" office:value="-4.04646" calcext:value-type="float">
            <text:p>-4.04646</text:p>
          </table:table-cell>
          <table:table-cell office:value-type="float" office:value="-6.05114" calcext:value-type="float">
            <text:p>-6.05114</text:p>
          </table:table-cell>
          <table:table-cell office:value-type="float" office:value="0.0308708" calcext:value-type="float">
            <text:p>0.0308708</text:p>
          </table:table-cell>
          <table:table-cell office:value-type="float" office:value="0.0562929" calcext:value-type="float">
            <text:p>0.0562929</text:p>
          </table:table-cell>
          <table:table-cell office:value-type="float" office:value="8.8791" calcext:value-type="float">
            <text:p>8.87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2.05253" calcext:value-type="float">
            <text:p>-2.05253</text:p>
          </table:table-cell>
          <table:table-cell office:value-type="float" office:value="3.48236" calcext:value-type="float">
            <text:p>3.48236</text:p>
          </table:table-cell>
          <table:table-cell office:value-type="float" office:value="6.60457" calcext:value-type="float">
            <text:p>6.60457</text:p>
          </table:table-cell>
          <table:table-cell office:value-type="float" office:value="0.364452" calcext:value-type="float">
            <text:p>0.364452</text:p>
          </table:table-cell>
          <table:table-cell office:value-type="float" office:value="-0.0120437" calcext:value-type="float">
            <text:p>-0.0120437</text:p>
          </table:table-cell>
          <table:table-cell office:value-type="float" office:value="10.3012" calcext:value-type="float">
            <text:p>10.301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6.71886" calcext:value-type="float">
            <text:p>6.71886</text:p>
          </table:table-cell>
          <table:table-cell office:value-type="float" office:value="2.73455" calcext:value-type="float">
            <text:p>2.73455</text:p>
          </table:table-cell>
          <table:table-cell office:value-type="float" office:value="5.59809" calcext:value-type="float">
            <text:p>5.59809</text:p>
          </table:table-cell>
          <table:table-cell office:value-type="float" office:value="-0.490484" calcext:value-type="float">
            <text:p>-0.490484</text:p>
          </table:table-cell>
          <table:table-cell office:value-type="float" office:value="-0.569871" calcext:value-type="float">
            <text:p>-0.569871</text:p>
          </table:table-cell>
          <table:table-cell office:value-type="float" office:value="1.64788" calcext:value-type="float">
            <text:p>1.6478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36532" calcext:value-type="float">
            <text:p>6.36532</text:p>
          </table:table-cell>
          <table:table-cell office:value-type="float" office:value="-4.0645" calcext:value-type="float">
            <text:p>-4.0645</text:p>
          </table:table-cell>
          <table:table-cell office:value-type="float" office:value="-6.21454" calcext:value-type="float">
            <text:p>-6.21454</text:p>
          </table:table-cell>
          <table:table-cell office:value-type="float" office:value="0.0349466" calcext:value-type="float">
            <text:p>0.0349466</text:p>
          </table:table-cell>
          <table:table-cell office:value-type="float" office:value="0.0528644" calcext:value-type="float">
            <text:p>0.0528644</text:p>
          </table:table-cell>
          <table:table-cell office:value-type="float" office:value="1.47582" calcext:value-type="float">
            <text:p>1.475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.82302" calcext:value-type="float">
            <text:p>-1.82302</text:p>
          </table:table-cell>
          <table:table-cell office:value-type="float" office:value="3.54596" calcext:value-type="float">
            <text:p>3.54596</text:p>
          </table:table-cell>
          <table:table-cell office:value-type="float" office:value="6.67598" calcext:value-type="float">
            <text:p>6.67598</text:p>
          </table:table-cell>
          <table:table-cell office:value-type="float" office:value="0.350964" calcext:value-type="float">
            <text:p>0.350964</text:p>
          </table:table-cell>
          <table:table-cell office:value-type="float" office:value="-0.043285" calcext:value-type="float">
            <text:p>-0.043285</text:p>
          </table:table-cell>
          <table:table-cell office:value-type="float" office:value="1.10099" calcext:value-type="float">
            <text:p>1.1009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6.8953" calcext:value-type="float">
            <text:p>6.8953</text:p>
          </table:table-cell>
          <table:table-cell office:value-type="float" office:value="2.65227" calcext:value-type="float">
            <text:p>2.65227</text:p>
          </table:table-cell>
          <table:table-cell office:value-type="float" office:value="5.79864" calcext:value-type="float">
            <text:p>5.79864</text:p>
          </table:table-cell>
          <table:table-cell office:value-type="float" office:value="-0.498298" calcext:value-type="float">
            <text:p>-0.498298</text:p>
          </table:table-cell>
          <table:table-cell office:value-type="float" office:value="-0.541349" calcext:value-type="float">
            <text:p>-0.541349</text:p>
          </table:table-cell>
          <table:table-cell office:value-type="float" office:value="3.31911" calcext:value-type="float">
            <text:p>3.3191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18995" calcext:value-type="float">
            <text:p>6.18995</text:p>
          </table:table-cell>
          <table:table-cell office:value-type="float" office:value="-4.04772" calcext:value-type="float">
            <text:p>-4.04772</text:p>
          </table:table-cell>
          <table:table-cell office:value-type="float" office:value="-5.91906" calcext:value-type="float">
            <text:p>-5.91906</text:p>
          </table:table-cell>
          <table:table-cell office:value-type="float" office:value="0.0259843" calcext:value-type="float">
            <text:p>0.0259843</text:p>
          </table:table-cell>
          <table:table-cell office:value-type="float" office:value="0.0417606" calcext:value-type="float">
            <text:p>0.0417606</text:p>
          </table:table-cell>
          <table:table-cell office:value-type="float" office:value="4.24647" calcext:value-type="float">
            <text:p>4.246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.61009" calcext:value-type="float">
            <text:p>-1.61009</text:p>
          </table:table-cell>
          <table:table-cell office:value-type="float" office:value="3.64562" calcext:value-type="float">
            <text:p>3.64562</text:p>
          </table:table-cell>
          <table:table-cell office:value-type="float" office:value="6.75317" calcext:value-type="float">
            <text:p>6.75317</text:p>
          </table:table-cell>
          <table:table-cell office:value-type="float" office:value="0.370515" calcext:value-type="float">
            <text:p>0.370515</text:p>
          </table:table-cell>
          <table:table-cell office:value-type="float" office:value="0.0191038" calcext:value-type="float">
            <text:p>0.0191038</text:p>
          </table:table-cell>
          <table:table-cell office:value-type="float" office:value="4.8389" calcext:value-type="float">
            <text:p>4.83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7.07602" calcext:value-type="float">
            <text:p>7.07602</text:p>
          </table:table-cell>
          <table:table-cell office:value-type="float" office:value="2.5454" calcext:value-type="float">
            <text:p>2.5454</text:p>
          </table:table-cell>
          <table:table-cell office:value-type="float" office:value="5.77146" calcext:value-type="float">
            <text:p>5.77146</text:p>
          </table:table-cell>
          <table:table-cell office:value-type="float" office:value="-0.52598" calcext:value-type="float">
            <text:p>-0.52598</text:p>
          </table:table-cell>
          <table:table-cell office:value-type="float" office:value="-0.563874" calcext:value-type="float">
            <text:p>-0.563874</text:p>
          </table:table-cell>
          <table:table-cell office:value-type="float" office:value="2.10519" calcext:value-type="float">
            <text:p>2.105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0058" calcext:value-type="float">
            <text:p>6.0058</text:p>
          </table:table-cell>
          <table:table-cell office:value-type="float" office:value="-4.03426" calcext:value-type="float">
            <text:p>-4.03426</text:p>
          </table:table-cell>
          <table:table-cell office:value-type="float" office:value="-5.962" calcext:value-type="float">
            <text:p>-5.962</text:p>
          </table:table-cell>
          <table:table-cell office:value-type="float" office:value="0.014422" calcext:value-type="float">
            <text:p>0.014422</text:p>
          </table:table-cell>
          <table:table-cell office:value-type="float" office:value="0.0157124" calcext:value-type="float">
            <text:p>0.0157124</text:p>
          </table:table-cell>
          <table:table-cell office:value-type="float" office:value="1.66014" calcext:value-type="float">
            <text:p>1.660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.3632" calcext:value-type="float">
            <text:p>-1.3632</text:p>
          </table:table-cell>
          <table:table-cell office:value-type="float" office:value="3.74487" calcext:value-type="float">
            <text:p>3.74487</text:p>
          </table:table-cell>
          <table:table-cell office:value-type="float" office:value="6.966" calcext:value-type="float">
            <text:p>6.966</text:p>
          </table:table-cell>
          <table:table-cell office:value-type="float" office:value="0.369962" calcext:value-type="float">
            <text:p>0.369962</text:p>
          </table:table-cell>
          <table:table-cell office:value-type="float" office:value="0.00966907" calcext:value-type="float">
            <text:p>0.00966907</text:p>
          </table:table-cell>
          <table:table-cell office:value-type="float" office:value="1.68294" calcext:value-type="float">
            <text:p>1.682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7.25743" calcext:value-type="float">
            <text:p>7.25743</text:p>
          </table:table-cell>
          <table:table-cell office:value-type="float" office:value="2.43801" calcext:value-type="float">
            <text:p>2.43801</text:p>
          </table:table-cell>
          <table:table-cell office:value-type="float" office:value="5.87811" calcext:value-type="float">
            <text:p>5.87811</text:p>
          </table:table-cell>
          <table:table-cell office:value-type="float" office:value="-0.546938" calcext:value-type="float">
            <text:p>-0.546938</text:p>
          </table:table-cell>
          <table:table-cell office:value-type="float" office:value="-0.566402" calcext:value-type="float">
            <text:p>-0.566402</text:p>
          </table:table-cell>
          <table:table-cell office:value-type="float" office:value="1.46682" calcext:value-type="float">
            <text:p>1.466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83703" calcext:value-type="float">
            <text:p>5.83703</text:p>
          </table:table-cell>
          <table:table-cell office:value-type="float" office:value="-4.01919" calcext:value-type="float">
            <text:p>-4.01919</text:p>
          </table:table-cell>
          <table:table-cell office:value-type="float" office:value="-5.81168" calcext:value-type="float">
            <text:p>-5.81168</text:p>
          </table:table-cell>
          <table:table-cell office:value-type="float" office:value="0.00405632" calcext:value-type="float">
            <text:p>0.00405632</text:p>
          </table:table-cell>
          <table:table-cell office:value-type="float" office:value="-0.00212852" calcext:value-type="float">
            <text:p>-0.00212852</text:p>
          </table:table-cell>
          <table:table-cell office:value-type="float" office:value="1.82974" calcext:value-type="float">
            <text:p>1.829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1.13661" calcext:value-type="float">
            <text:p>-1.13661</text:p>
          </table:table-cell>
          <table:table-cell office:value-type="float" office:value="3.83528" calcext:value-type="float">
            <text:p>3.83528</text:p>
          </table:table-cell>
          <table:table-cell office:value-type="float" office:value="7.05655" calcext:value-type="float">
            <text:p>7.05655</text:p>
          </table:table-cell>
          <table:table-cell office:value-type="float" office:value="0.37719" calcext:value-type="float">
            <text:p>0.37719</text:p>
          </table:table-cell>
          <table:table-cell office:value-type="float" office:value="0.0346162" calcext:value-type="float">
            <text:p>0.0346162</text:p>
          </table:table-cell>
          <table:table-cell office:value-type="float" office:value="2.24734" calcext:value-type="float">
            <text:p>2.247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7.43581" calcext:value-type="float">
            <text:p>7.43581</text:p>
          </table:table-cell>
          <table:table-cell office:value-type="float" office:value="2.30298" calcext:value-type="float">
            <text:p>2.30298</text:p>
          </table:table-cell>
          <table:table-cell office:value-type="float" office:value="6.00346" calcext:value-type="float">
            <text:p>6.00346</text:p>
          </table:table-cell>
          <table:table-cell office:value-type="float" office:value="-0.57978" calcext:value-type="float">
            <text:p>-0.57978</text:p>
          </table:table-cell>
          <table:table-cell office:value-type="float" office:value="-0.590138" calcext:value-type="float">
            <text:p>-0.590138</text:p>
          </table:table-cell>
          <table:table-cell office:value-type="float" office:value="0.138001" calcext:value-type="float">
            <text:p>0.1380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64258" calcext:value-type="float">
            <text:p>5.64258</text:p>
          </table:table-cell>
          <table:table-cell office:value-type="float" office:value="-4.03539" calcext:value-type="float">
            <text:p>-4.03539</text:p>
          </table:table-cell>
          <table:table-cell office:value-type="float" office:value="-5.80172" calcext:value-type="float">
            <text:p>-5.80172</text:p>
          </table:table-cell>
          <table:table-cell office:value-type="float" office:value="0.012487" calcext:value-type="float">
            <text:p>0.012487</text:p>
          </table:table-cell>
          <table:table-cell office:value-type="float" office:value="0.0130306" calcext:value-type="float">
            <text:p>0.0130306</text:p>
          </table:table-cell>
          <table:table-cell office:value-type="float" office:value="0.149568" calcext:value-type="float">
            <text:p>0.14956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0.923521" calcext:value-type="float">
            <text:p>-0.923521</text:p>
          </table:table-cell>
          <table:table-cell office:value-type="float" office:value="3.8934" calcext:value-type="float">
            <text:p>3.8934</text:p>
          </table:table-cell>
          <table:table-cell office:value-type="float" office:value="6.89139" calcext:value-type="float">
            <text:p>6.89139</text:p>
          </table:table-cell>
          <table:table-cell office:value-type="float" office:value="0.360225" calcext:value-type="float">
            <text:p>0.360225</text:p>
          </table:table-cell>
          <table:table-cell office:value-type="float" office:value="-0.0159007" calcext:value-type="float">
            <text:p>-0.0159007</text:p>
          </table:table-cell>
          <table:table-cell office:value-type="float" office:value="3.07085" calcext:value-type="float">
            <text:p>3.070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7.61042" calcext:value-type="float">
            <text:p>7.61042</text:p>
          </table:table-cell>
          <table:table-cell office:value-type="float" office:value="2.1823" calcext:value-type="float">
            <text:p>2.1823</text:p>
          </table:table-cell>
          <table:table-cell office:value-type="float" office:value="6.11967" calcext:value-type="float">
            <text:p>6.11967</text:p>
          </table:table-cell>
          <table:table-cell office:value-type="float" office:value="-0.600484" calcext:value-type="float">
            <text:p>-0.600484</text:p>
          </table:table-cell>
          <table:table-cell office:value-type="float" office:value="-0.588235" calcext:value-type="float">
            <text:p>-0.588235</text:p>
          </table:table-cell>
          <table:table-cell office:value-type="float" office:value="2.72094" calcext:value-type="float">
            <text:p>2.720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45077" calcext:value-type="float">
            <text:p>5.45077</text:p>
          </table:table-cell>
          <table:table-cell office:value-type="float" office:value="-4.05117" calcext:value-type="float">
            <text:p>-4.05117</text:p>
          </table:table-cell>
          <table:table-cell office:value-type="float" office:value="-5.7383" calcext:value-type="float">
            <text:p>-5.7383</text:p>
          </table:table-cell>
          <table:table-cell office:value-type="float" office:value="0.0214096" calcext:value-type="float">
            <text:p>0.0214096</text:p>
          </table:table-cell>
          <table:table-cell office:value-type="float" office:value="0.0304161" calcext:value-type="float">
            <text:p>0.0304161</text:p>
          </table:table-cell>
          <table:table-cell office:value-type="float" office:value="2.4149" calcext:value-type="float">
            <text:p>2.41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0.733034" calcext:value-type="float">
            <text:p>-0.733034</text:p>
          </table:table-cell>
          <table:table-cell office:value-type="float" office:value="3.94121" calcext:value-type="float">
            <text:p>3.94121</text:p>
          </table:table-cell>
          <table:table-cell office:value-type="float" office:value="6.55011" calcext:value-type="float">
            <text:p>6.55011</text:p>
          </table:table-cell>
          <table:table-cell office:value-type="float" office:value="0.335794" calcext:value-type="float">
            <text:p>0.335794</text:p>
          </table:table-cell>
          <table:table-cell office:value-type="float" office:value="-0.0935392" calcext:value-type="float">
            <text:p>-0.0935392</text:p>
          </table:table-cell>
          <table:table-cell office:value-type="float" office:value="13.2681" calcext:value-type="float">
            <text:p>13.268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7.75531" calcext:value-type="float">
            <text:p>7.75531</text:p>
          </table:table-cell>
          <table:table-cell office:value-type="float" office:value="2.04083" calcext:value-type="float">
            <text:p>2.04083</text:p>
          </table:table-cell>
          <table:table-cell office:value-type="float" office:value="6.10334" calcext:value-type="float">
            <text:p>6.10334</text:p>
          </table:table-cell>
          <table:table-cell office:value-type="float" office:value="-0.634251" calcext:value-type="float">
            <text:p>-0.634251</text:p>
          </table:table-cell>
          <table:table-cell office:value-type="float" office:value="-0.611986" calcext:value-type="float">
            <text:p>-0.611986</text:p>
          </table:table-cell>
          <table:table-cell office:value-type="float" office:value="9.4105" calcext:value-type="float">
            <text:p>9.41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21537" calcext:value-type="float">
            <text:p>5.21537</text:p>
          </table:table-cell>
          <table:table-cell office:value-type="float" office:value="-4.0722" calcext:value-type="float">
            <text:p>-4.0722</text:p>
          </table:table-cell>
          <table:table-cell office:value-type="float" office:value="-5.91138" calcext:value-type="float">
            <text:p>-5.91138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0.0524103" calcext:value-type="float">
            <text:p>0.0524103</text:p>
          </table:table-cell>
          <table:table-cell office:value-type="float" office:value="9.94941" calcext:value-type="float">
            <text:p>9.949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0.535168" calcext:value-type="float">
            <text:p>-0.535168</text:p>
          </table:table-cell>
          <table:table-cell office:value-type="float" office:value="3.94657" calcext:value-type="float">
            <text:p>3.94657</text:p>
          </table:table-cell>
          <table:table-cell office:value-type="float" office:value="6.0902" calcext:value-type="float">
            <text:p>6.0902</text:p>
          </table:table-cell>
          <table:table-cell office:value-type="float" office:value="0.284908" calcext:value-type="float">
            <text:p>0.284908</text:p>
          </table:table-cell>
          <table:table-cell office:value-type="float" office:value="-0.235786" calcext:value-type="float">
            <text:p>-0.235786</text:p>
          </table:table-cell>
          <table:table-cell office:value-type="float" office:value="43.1519" calcext:value-type="float">
            <text:p>43.15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7.92347" calcext:value-type="float">
            <text:p>7.92347</text:p>
          </table:table-cell>
          <table:table-cell office:value-type="float" office:value="1.92837" calcext:value-type="float">
            <text:p>1.92837</text:p>
          </table:table-cell>
          <table:table-cell office:value-type="float" office:value="6.14573" calcext:value-type="float">
            <text:p>6.14573</text:p>
          </table:table-cell>
          <table:table-cell office:value-type="float" office:value="-0.64746" calcext:value-type="float">
            <text:p>-0.64746</text:p>
          </table:table-cell>
          <table:table-cell office:value-type="float" office:value="-0.596914" calcext:value-type="float">
            <text:p>-0.596914</text:p>
          </table:table-cell>
          <table:table-cell office:value-type="float" office:value="3.3266" calcext:value-type="float">
            <text:p>3.326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0219" calcext:value-type="float">
            <text:p>5.0219</text:p>
          </table:table-cell>
          <table:table-cell office:value-type="float" office:value="-4.07329" calcext:value-type="float">
            <text:p>-4.07329</text:p>
          </table:table-cell>
          <table:table-cell office:value-type="float" office:value="-5.91061" calcext:value-type="float">
            <text:p>-5.91061</text:p>
          </table:table-cell>
          <table:table-cell office:value-type="float" office:value="0.0324175" calcext:value-type="float">
            <text:p>0.0324175</text:p>
          </table:table-cell>
          <table:table-cell office:value-type="float" office:value="0.0449303" calcext:value-type="float">
            <text:p>0.0449303</text:p>
          </table:table-cell>
          <table:table-cell office:value-type="float" office:value="2.72347" calcext:value-type="float">
            <text:p>2.723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0.315802" calcext:value-type="float">
            <text:p>-0.315802</text:p>
          </table:table-cell>
          <table:table-cell office:value-type="float" office:value="3.98271" calcext:value-type="float">
            <text:p>3.98271</text:p>
          </table:table-cell>
          <table:table-cell office:value-type="float" office:value="5.96476" calcext:value-type="float">
            <text:p>5.96476</text:p>
          </table:table-cell>
          <table:table-cell office:value-type="float" office:value="0.243212" calcext:value-type="float">
            <text:p>0.243212</text:p>
          </table:table-cell>
          <table:table-cell office:value-type="float" office:value="-0.346063" calcext:value-type="float">
            <text:p>-0.346063</text:p>
          </table:table-cell>
          <table:table-cell office:value-type="float" office:value="23.2256" calcext:value-type="float">
            <text:p>23.225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8.08687" calcext:value-type="float">
            <text:p>8.08687</text:p>
          </table:table-cell>
          <table:table-cell office:value-type="float" office:value="1.83994" calcext:value-type="float">
            <text:p>1.83994</text:p>
          </table:table-cell>
          <table:table-cell office:value-type="float" office:value="6.18219" calcext:value-type="float">
            <text:p>6.18219</text:p>
          </table:table-cell>
          <table:table-cell office:value-type="float" office:value="-0.645458" calcext:value-type="float">
            <text:p>-0.645458</text:p>
          </table:table-cell>
          <table:table-cell office:value-type="float" office:value="-0.551965" calcext:value-type="float">
            <text:p>-0.551965</text:p>
          </table:table-cell>
          <table:table-cell office:value-type="float" office:value="2.41314" calcext:value-type="float">
            <text:p>2.413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83855" calcext:value-type="float">
            <text:p>4.83855</text:p>
          </table:table-cell>
          <table:table-cell office:value-type="float" office:value="-4.05434" calcext:value-type="float">
            <text:p>-4.05434</text:p>
          </table:table-cell>
          <table:table-cell office:value-type="float" office:value="-5.82093" calcext:value-type="float">
            <text:p>-5.82093</text:p>
          </table:table-cell>
          <table:table-cell office:value-type="float" office:value="0.0202938" calcext:value-type="float">
            <text:p>0.0202938</text:p>
          </table:table-cell>
          <table:table-cell office:value-type="float" office:value="0.0228909" calcext:value-type="float">
            <text:p>0.0228909</text:p>
          </table:table-cell>
          <table:table-cell office:value-type="float" office:value="1.37615" calcext:value-type="float">
            <text:p>1.376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-0.0934729" calcext:value-type="float">
            <text:p>-0.0934729</text:p>
          </table:table-cell>
          <table:table-cell office:value-type="float" office:value="4.02343" calcext:value-type="float">
            <text:p>4.02343</text:p>
          </table:table-cell>
          <table:table-cell office:value-type="float" office:value="5.96203" calcext:value-type="float">
            <text:p>5.96203</text:p>
          </table:table-cell>
          <table:table-cell office:value-type="float" office:value="0.209094" calcext:value-type="float">
            <text:p>0.209094</text:p>
          </table:table-cell>
          <table:table-cell office:value-type="float" office:value="-0.419918" calcext:value-type="float">
            <text:p>-0.419918</text:p>
          </table:table-cell>
          <table:table-cell office:value-type="float" office:value="9.37153" calcext:value-type="float">
            <text:p>9.371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8.24573" calcext:value-type="float">
            <text:p>8.24573</text:p>
          </table:table-cell>
          <table:table-cell office:value-type="float" office:value="1.70605" calcext:value-type="float">
            <text:p>1.70605</text:p>
          </table:table-cell>
          <table:table-cell office:value-type="float" office:value="5.97371" calcext:value-type="float">
            <text:p>5.97371</text:p>
          </table:table-cell>
          <table:table-cell office:value-type="float" office:value="-0.676462" calcext:value-type="float">
            <text:p>-0.676462</text:p>
          </table:table-cell>
          <table:table-cell office:value-type="float" office:value="-0.586438" calcext:value-type="float">
            <text:p>-0.586438</text:p>
          </table:table-cell>
          <table:table-cell office:value-type="float" office:value="3.54442" calcext:value-type="float">
            <text:p>3.544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64872" calcext:value-type="float">
            <text:p>4.64872</text:p>
          </table:table-cell>
          <table:table-cell office:value-type="float" office:value="-4.03088" calcext:value-type="float">
            <text:p>-4.03088</text:p>
          </table:table-cell>
          <table:table-cell office:value-type="float" office:value="-6.11498" calcext:value-type="float">
            <text:p>-6.11498</text:p>
          </table:table-cell>
          <table:table-cell office:value-type="float" office:value="-0.00334865" calcext:value-type="float">
            <text:p>-0.00334865</text:p>
          </table:table-cell>
          <table:table-cell office:value-type="float" office:value="-0.0361917" calcext:value-type="float">
            <text:p>-0.0361917</text:p>
          </table:table-cell>
          <table:table-cell office:value-type="float" office:value="7.80905" calcext:value-type="float">
            <text:p>7.809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0.156105" calcext:value-type="float">
            <text:p>0.156105</text:p>
          </table:table-cell>
          <table:table-cell office:value-type="float" office:value="4.02063" calcext:value-type="float">
            <text:p>4.02063</text:p>
          </table:table-cell>
          <table:table-cell office:value-type="float" office:value="5.90431" calcext:value-type="float">
            <text:p>5.90431</text:p>
          </table:table-cell>
          <table:table-cell office:value-type="float" office:value="0.143486" calcext:value-type="float">
            <text:p>0.143486</text:p>
          </table:table-cell>
          <table:table-cell office:value-type="float" office:value="-0.568995" calcext:value-type="float">
            <text:p>-0.568995</text:p>
          </table:table-cell>
          <table:table-cell office:value-type="float" office:value="22.4536" calcext:value-type="float">
            <text:p>22.453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8.38613" calcext:value-type="float">
            <text:p>8.38613</text:p>
          </table:table-cell>
          <table:table-cell office:value-type="float" office:value="1.61775" calcext:value-type="float">
            <text:p>1.61775</text:p>
          </table:table-cell>
          <table:table-cell office:value-type="float" office:value="6.04119" calcext:value-type="float">
            <text:p>6.04119</text:p>
          </table:table-cell>
          <table:table-cell office:value-type="float" office:value="-0.673679" calcext:value-type="float">
            <text:p>-0.673679</text:p>
          </table:table-cell>
          <table:table-cell office:value-type="float" office:value="-0.536049" calcext:value-type="float">
            <text:p>-0.536049</text:p>
          </table:table-cell>
          <table:table-cell office:value-type="float" office:value="2.85549" calcext:value-type="float">
            <text:p>2.855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42319" calcext:value-type="float">
            <text:p>4.42319</text:p>
          </table:table-cell>
          <table:table-cell office:value-type="float" office:value="-4.02541" calcext:value-type="float">
            <text:p>-4.02541</text:p>
          </table:table-cell>
          <table:table-cell office:value-type="float" office:value="-6.11223" calcext:value-type="float">
            <text:p>-6.11223</text:p>
          </table:table-cell>
          <table:table-cell office:value-type="float" office:value="-0.00249517" calcext:value-type="float">
            <text:p>-0.00249517</text:p>
          </table:table-cell>
          <table:table-cell office:value-type="float" office:value="-0.0266046" calcext:value-type="float">
            <text:p>-0.0266046</text:p>
          </table:table-cell>
          <table:table-cell office:value-type="float" office:value="0.657552" calcext:value-type="float">
            <text:p>0.6575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0.381615" calcext:value-type="float">
            <text:p>0.381615</text:p>
          </table:table-cell>
          <table:table-cell office:value-type="float" office:value="4.04745" calcext:value-type="float">
            <text:p>4.04745</text:p>
          </table:table-cell>
          <table:table-cell office:value-type="float" office:value="6.03931" calcext:value-type="float">
            <text:p>6.03931</text:p>
          </table:table-cell>
          <table:table-cell office:value-type="float" office:value="0.116565" calcext:value-type="float">
            <text:p>0.116565</text:p>
          </table:table-cell>
          <table:table-cell office:value-type="float" office:value="-0.590385" calcext:value-type="float">
            <text:p>-0.590385</text:p>
          </table:table-cell>
          <table:table-cell office:value-type="float" office:value="3.40154" calcext:value-type="float">
            <text:p>3.401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8.55201" calcext:value-type="float">
            <text:p>8.55201</text:p>
          </table:table-cell>
          <table:table-cell office:value-type="float" office:value="1.49619" calcext:value-type="float">
            <text:p>1.49619</text:p>
          </table:table-cell>
          <table:table-cell office:value-type="float" office:value="6.3035" calcext:value-type="float">
            <text:p>6.3035</text:p>
          </table:table-cell>
          <table:table-cell office:value-type="float" office:value="-0.679001" calcext:value-type="float">
            <text:p>-0.679001</text:p>
          </table:table-cell>
          <table:table-cell office:value-type="float" office:value="-0.501197" calcext:value-type="float">
            <text:p>-0.501197</text:p>
          </table:table-cell>
          <table:table-cell office:value-type="float" office:value="6.18637" calcext:value-type="float">
            <text:p>6.1863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21512" calcext:value-type="float">
            <text:p>4.21512</text:p>
          </table:table-cell>
          <table:table-cell office:value-type="float" office:value="-4.02539" calcext:value-type="float">
            <text:p>-4.02539</text:p>
          </table:table-cell>
          <table:table-cell office:value-type="float" office:value="-6.0045" calcext:value-type="float">
            <text:p>-6.0045</text:p>
          </table:table-cell>
          <table:table-cell office:value-type="float" office:value="0.00138684" calcext:value-type="float">
            <text:p>0.00138684</text:p>
          </table:table-cell>
          <table:table-cell office:value-type="float" office:value="-0.0104412" calcext:value-type="float">
            <text:p>-0.0104412</text:p>
          </table:table-cell>
          <table:table-cell office:value-type="float" office:value="2.89434" calcext:value-type="float">
            <text:p>2.894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0.669537" calcext:value-type="float">
            <text:p>0.669537</text:p>
          </table:table-cell>
          <table:table-cell office:value-type="float" office:value="4.06358" calcext:value-type="float">
            <text:p>4.06358</text:p>
          </table:table-cell>
          <table:table-cell office:value-type="float" office:value="6.53071" calcext:value-type="float">
            <text:p>6.53071</text:p>
          </table:table-cell>
          <table:table-cell office:value-type="float" office:value="0.0839387" calcext:value-type="float">
            <text:p>0.0839387</text:p>
          </table:table-cell>
          <table:table-cell office:value-type="float" office:value="-0.611038" calcext:value-type="float">
            <text:p>-0.611038</text:p>
          </table:table-cell>
          <table:table-cell office:value-type="float" office:value="8.47689" calcext:value-type="float">
            <text:p>8.476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8.73027" calcext:value-type="float">
            <text:p>8.73027</text:p>
          </table:table-cell>
          <table:table-cell office:value-type="float" office:value="1.40418" calcext:value-type="float">
            <text:p>1.40418</text:p>
          </table:table-cell>
          <table:table-cell office:value-type="float" office:value="6.35208" calcext:value-type="float">
            <text:p>6.35208</text:p>
          </table:table-cell>
          <table:table-cell office:value-type="float" office:value="-0.671" calcext:value-type="float">
            <text:p>-0.671</text:p>
          </table:table-cell>
          <table:table-cell office:value-type="float" office:value="-0.452494" calcext:value-type="float">
            <text:p>-0.452494</text:p>
          </table:table-cell>
          <table:table-cell office:value-type="float" office:value="4.02967" calcext:value-type="float">
            <text:p>4.029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06623" calcext:value-type="float">
            <text:p>4.06623</text:p>
          </table:table-cell>
          <table:table-cell office:value-type="float" office:value="-3.98167" calcext:value-type="float">
            <text:p>-3.98167</text:p>
          </table:table-cell>
          <table:table-cell office:value-type="float" office:value="-5.79748" calcext:value-type="float">
            <text:p>-5.79748</text:p>
          </table:table-cell>
          <table:table-cell office:value-type="float" office:value="-0.0265767" calcext:value-type="float">
            <text:p>-0.0265767</text:p>
          </table:table-cell>
          <table:table-cell office:value-type="float" office:value="-0.0605486" calcext:value-type="float">
            <text:p>-0.0605486</text:p>
          </table:table-cell>
          <table:table-cell office:value-type="float" office:value="2.22042" calcext:value-type="float">
            <text:p>2.220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0.951616" calcext:value-type="float">
            <text:p>0.951616</text:p>
          </table:table-cell>
          <table:table-cell office:value-type="float" office:value="4.07954" calcext:value-type="float">
            <text:p>4.07954</text:p>
          </table:table-cell>
          <table:table-cell office:value-type="float" office:value="6.88809" calcext:value-type="float">
            <text:p>6.88809</text:p>
          </table:table-cell>
          <table:table-cell office:value-type="float" office:value="0.0542238" calcext:value-type="float">
            <text:p>0.0542238</text:p>
          </table:table-cell>
          <table:table-cell office:value-type="float" office:value="-0.629575" calcext:value-type="float">
            <text:p>-0.629575</text:p>
          </table:table-cell>
          <table:table-cell office:value-type="float" office:value="0.370693" calcext:value-type="float">
            <text:p>0.37069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8.89572" calcext:value-type="float">
            <text:p>8.89572</text:p>
          </table:table-cell>
          <table:table-cell office:value-type="float" office:value="1.25238" calcext:value-type="float">
            <text:p>1.25238</text:p>
          </table:table-cell>
          <table:table-cell office:value-type="float" office:value="6.51724" calcext:value-type="float">
            <text:p>6.51724</text:p>
          </table:table-cell>
          <table:table-cell office:value-type="float" office:value="-0.690351" calcext:value-type="float">
            <text:p>-0.690351</text:p>
          </table:table-cell>
          <table:table-cell office:value-type="float" office:value="-0.453691" calcext:value-type="float">
            <text:p>-0.453691</text:p>
          </table:table-cell>
          <table:table-cell office:value-type="float" office:value="1.05285" calcext:value-type="float">
            <text:p>1.052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83505" calcext:value-type="float">
            <text:p>3.83505</text:p>
          </table:table-cell>
          <table:table-cell office:value-type="float" office:value="-4.00923" calcext:value-type="float">
            <text:p>-4.00923</text:p>
          </table:table-cell>
          <table:table-cell office:value-type="float" office:value="-5.9589" calcext:value-type="float">
            <text:p>-5.9589</text:p>
          </table:table-cell>
          <table:table-cell office:value-type="float" office:value="-0.00816878" calcext:value-type="float">
            <text:p>-0.00816878</text:p>
          </table:table-cell>
          <table:table-cell office:value-type="float" office:value="-0.0237753" calcext:value-type="float">
            <text:p>-0.0237753</text:p>
          </table:table-cell>
          <table:table-cell office:value-type="float" office:value="0.253481" calcext:value-type="float">
            <text:p>0.25348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.24423" calcext:value-type="float">
            <text:p>1.24423</text:p>
          </table:table-cell>
          <table:table-cell office:value-type="float" office:value="4.07208" calcext:value-type="float">
            <text:p>4.07208</text:p>
          </table:table-cell>
          <table:table-cell office:value-type="float" office:value="7.2656" calcext:value-type="float">
            <text:p>7.2656</text:p>
          </table:table-cell>
          <table:table-cell office:value-type="float" office:value="0.0223572" calcext:value-type="float">
            <text:p>0.0223572</text:p>
          </table:table-cell>
          <table:table-cell office:value-type="float" office:value="-0.643242" calcext:value-type="float">
            <text:p>-0.643242</text:p>
          </table:table-cell>
          <table:table-cell office:value-type="float" office:value="5.32128" calcext:value-type="float">
            <text:p>5.321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9.06709" calcext:value-type="float">
            <text:p>9.06709</text:p>
          </table:table-cell>
          <table:table-cell office:value-type="float" office:value="1.12691" calcext:value-type="float">
            <text:p>1.12691</text:p>
          </table:table-cell>
          <table:table-cell office:value-type="float" office:value="6.59642" calcext:value-type="float">
            <text:p>6.59642</text:p>
          </table:table-cell>
          <table:table-cell office:value-type="float" office:value="-0.695049" calcext:value-type="float">
            <text:p>-0.695049</text:p>
          </table:table-cell>
          <table:table-cell office:value-type="float" office:value="-0.429869" calcext:value-type="float">
            <text:p>-0.429869</text:p>
          </table:table-cell>
          <table:table-cell office:value-type="float" office:value="1.19301" calcext:value-type="float">
            <text:p>1.193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63284" calcext:value-type="float">
            <text:p>3.63284</text:p>
          </table:table-cell>
          <table:table-cell office:value-type="float" office:value="-4.00787" calcext:value-type="float">
            <text:p>-4.00787</text:p>
          </table:table-cell>
          <table:table-cell office:value-type="float" office:value="-5.98026" calcext:value-type="float">
            <text:p>-5.98026</text:p>
          </table:table-cell>
          <table:table-cell office:value-type="float" office:value="-0.00880009" calcext:value-type="float">
            <text:p>-0.00880009</text:p>
          </table:table-cell>
          <table:table-cell office:value-type="float" office:value="-0.023818" calcext:value-type="float">
            <text:p>-0.023818</text:p>
          </table:table-cell>
          <table:table-cell office:value-type="float" office:value="0.543031" calcext:value-type="float">
            <text:p>0.5430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.55194" calcext:value-type="float">
            <text:p>1.55194</text:p>
          </table:table-cell>
          <table:table-cell office:value-type="float" office:value="4.06136" calcext:value-type="float">
            <text:p>4.06136</text:p>
          </table:table-cell>
          <table:table-cell office:value-type="float" office:value="7.66757" calcext:value-type="float">
            <text:p>7.66757</text:p>
          </table:table-cell>
          <table:table-cell office:value-type="float" office:value="-0.00855614" calcext:value-type="float">
            <text:p>-0.00855614</text:p>
          </table:table-cell>
          <table:table-cell office:value-type="float" office:value="-0.655265" calcext:value-type="float">
            <text:p>-0.655265</text:p>
          </table:table-cell>
          <table:table-cell office:value-type="float" office:value="3.59748" calcext:value-type="float">
            <text:p>3.597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9.24453" calcext:value-type="float">
            <text:p>9.24453</text:p>
          </table:table-cell>
          <table:table-cell office:value-type="float" office:value="1.01389" calcext:value-type="float">
            <text:p>1.01389</text:p>
          </table:table-cell>
          <table:table-cell office:value-type="float" office:value="6.56442" calcext:value-type="float">
            <text:p>6.56442</text:p>
          </table:table-cell>
          <table:table-cell office:value-type="float" office:value="-0.694677" calcext:value-type="float">
            <text:p>-0.694677</text:p>
          </table:table-cell>
          <table:table-cell office:value-type="float" office:value="-0.403427" calcext:value-type="float">
            <text:p>-0.403427</text:p>
          </table:table-cell>
          <table:table-cell office:value-type="float" office:value="4.21147" calcext:value-type="float">
            <text:p>4.211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427" calcext:value-type="float">
            <text:p>3.427</text:p>
          </table:table-cell>
          <table:table-cell office:value-type="float" office:value="-4.01129" calcext:value-type="float">
            <text:p>-4.01129</text:p>
          </table:table-cell>
          <table:table-cell office:value-type="float" office:value="-6.08939" calcext:value-type="float">
            <text:p>-6.08939</text:p>
          </table:table-cell>
          <table:table-cell office:value-type="float" office:value="-0.00955284" calcext:value-type="float">
            <text:p>-0.00955284</text:p>
          </table:table-cell>
          <table:table-cell office:value-type="float" office:value="-0.0294616" calcext:value-type="float">
            <text:p>-0.0294616</text:p>
          </table:table-cell>
          <table:table-cell office:value-type="float" office:value="5.42161" calcext:value-type="float">
            <text:p>5.4216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.86967" calcext:value-type="float">
            <text:p>1.86967</text:p>
          </table:table-cell>
          <table:table-cell office:value-type="float" office:value="4.05126" calcext:value-type="float">
            <text:p>4.05126</text:p>
          </table:table-cell>
          <table:table-cell office:value-type="float" office:value="8.00284" calcext:value-type="float">
            <text:p>8.00284</text:p>
          </table:table-cell>
          <table:table-cell office:value-type="float" office:value="-0.040728" calcext:value-type="float">
            <text:p>-0.040728</text:p>
          </table:table-cell>
          <table:table-cell office:value-type="float" office:value="-0.677969" calcext:value-type="float">
            <text:p>-0.677969</text:p>
          </table:table-cell>
          <table:table-cell office:value-type="float" office:value="7.35899" calcext:value-type="float">
            <text:p>7.3589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9.43658" calcext:value-type="float">
            <text:p>9.43658</text:p>
          </table:table-cell>
          <table:table-cell office:value-type="float" office:value="0.868658" calcext:value-type="float">
            <text:p>0.868658</text:p>
          </table:table-cell>
          <table:table-cell office:value-type="float" office:value="6.97874" calcext:value-type="float">
            <text:p>6.97874</text:p>
          </table:table-cell>
          <table:table-cell office:value-type="float" office:value="-0.695261" calcext:value-type="float">
            <text:p>-0.695261</text:p>
          </table:table-cell>
          <table:table-cell office:value-type="float" office:value="-0.364469" calcext:value-type="float">
            <text:p>-0.364469</text:p>
          </table:table-cell>
          <table:table-cell office:value-type="float" office:value="11.5043" calcext:value-type="float">
            <text:p>11.504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21818" calcext:value-type="float">
            <text:p>3.21818</text:p>
          </table:table-cell>
          <table:table-cell office:value-type="float" office:value="-4.03823" calcext:value-type="float">
            <text:p>-4.03823</text:p>
          </table:table-cell>
          <table:table-cell office:value-type="float" office:value="-5.92289" calcext:value-type="float">
            <text:p>-5.92289</text:p>
          </table:table-cell>
          <table:table-cell office:value-type="float" office:value="0.013862" calcext:value-type="float">
            <text:p>0.013862</text:p>
          </table:table-cell>
          <table:table-cell office:value-type="float" office:value="0.0299588" calcext:value-type="float">
            <text:p>0.0299588</text:p>
          </table:table-cell>
          <table:table-cell office:value-type="float" office:value="8.70625" calcext:value-type="float">
            <text:p>8.7062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.21717" calcext:value-type="float">
            <text:p>2.21717</text:p>
          </table:table-cell>
          <table:table-cell office:value-type="float" office:value="4.02187" calcext:value-type="float">
            <text:p>4.02187</text:p>
          </table:table-cell>
          <table:table-cell office:value-type="float" office:value="8.67148" calcext:value-type="float">
            <text:p>8.67148</text:p>
          </table:table-cell>
          <table:table-cell office:value-type="float" office:value="-0.063289" calcext:value-type="float">
            <text:p>-0.063289</text:p>
          </table:table-cell>
          <table:table-cell office:value-type="float" office:value="-0.652928" calcext:value-type="float">
            <text:p>-0.652928</text:p>
          </table:table-cell>
          <table:table-cell office:value-type="float" office:value="16.4976" calcext:value-type="float">
            <text:p>16.49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9.62279" calcext:value-type="float">
            <text:p>9.62279</text:p>
          </table:table-cell>
          <table:table-cell office:value-type="float" office:value="0.768242" calcext:value-type="float">
            <text:p>0.768242</text:p>
          </table:table-cell>
          <table:table-cell office:value-type="float" office:value="7.03161" calcext:value-type="float">
            <text:p>7.03161</text:p>
          </table:table-cell>
          <table:table-cell office:value-type="float" office:value="-0.680128" calcext:value-type="float">
            <text:p>-0.680128</text:p>
          </table:table-cell>
          <table:table-cell office:value-type="float" office:value="-0.307869" calcext:value-type="float">
            <text:p>-0.307869</text:p>
          </table:table-cell>
          <table:table-cell office:value-type="float" office:value="1.79099" calcext:value-type="float">
            <text:p>1.7909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02442" calcext:value-type="float">
            <text:p>3.02442</text:p>
          </table:table-cell>
          <table:table-cell office:value-type="float" office:value="-4.03871" calcext:value-type="float">
            <text:p>-4.03871</text:p>
          </table:table-cell>
          <table:table-cell office:value-type="float" office:value="-5.84675" calcext:value-type="float">
            <text:p>-5.84675</text:p>
          </table:table-cell>
          <table:table-cell office:value-type="float" office:value="0.016113" calcext:value-type="float">
            <text:p>0.016113</text:p>
          </table:table-cell>
          <table:table-cell office:value-type="float" office:value="0.0373535" calcext:value-type="float">
            <text:p>0.0373535</text:p>
          </table:table-cell>
          <table:table-cell office:value-type="float" office:value="1.07142" calcext:value-type="float">
            <text:p>1.071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.53614" calcext:value-type="float">
            <text:p>2.53614</text:p>
          </table:table-cell>
          <table:table-cell office:value-type="float" office:value="4.00525" calcext:value-type="float">
            <text:p>4.00525</text:p>
          </table:table-cell>
          <table:table-cell office:value-type="float" office:value="8.97447" calcext:value-type="float">
            <text:p>8.97447</text:p>
          </table:table-cell>
          <table:table-cell office:value-type="float" office:value="-0.0788883" calcext:value-type="float">
            <text:p>-0.0788883</text:p>
          </table:table-cell>
          <table:table-cell office:value-type="float" office:value="-0.628216" calcext:value-type="float">
            <text:p>-0.628216</text:p>
          </table:table-cell>
          <table:table-cell office:value-type="float" office:value="3.60238" calcext:value-type="float">
            <text:p>3.6023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9.81873" calcext:value-type="float">
            <text:p>9.81873</text:p>
          </table:table-cell>
          <table:table-cell office:value-type="float" office:value="0.659856" calcext:value-type="float">
            <text:p>0.659856</text:p>
          </table:table-cell>
          <table:table-cell office:value-type="float" office:value="7.11469" calcext:value-type="float">
            <text:p>7.11469</text:p>
          </table:table-cell>
          <table:table-cell office:value-type="float" office:value="-0.666967" calcext:value-type="float">
            <text:p>-0.666967</text:p>
          </table:table-cell>
          <table:table-cell office:value-type="float" office:value="-0.259345" calcext:value-type="float">
            <text:p>-0.259345</text:p>
          </table:table-cell>
          <table:table-cell office:value-type="float" office:value="1.77852" calcext:value-type="float">
            <text:p>1.778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.84387" calcext:value-type="float">
            <text:p>2.84387</text:p>
          </table:table-cell>
          <table:table-cell office:value-type="float" office:value="-4.04563" calcext:value-type="float">
            <text:p>-4.04563</text:p>
          </table:table-cell>
          <table:table-cell office:value-type="float" office:value="-5.73447" calcext:value-type="float">
            <text:p>-5.73447</text:p>
          </table:table-cell>
          <table:table-cell office:value-type="float" office:value="0.0206942" calcext:value-type="float">
            <text:p>0.0206942</text:p>
          </table:table-cell>
          <table:table-cell office:value-type="float" office:value="0.0478537" calcext:value-type="float">
            <text:p>0.0478537</text:p>
          </table:table-cell>
          <table:table-cell office:value-type="float" office:value="0.453867" calcext:value-type="float">
            <text:p>0.4538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.85514" calcext:value-type="float">
            <text:p>2.85514</text:p>
          </table:table-cell>
          <table:table-cell office:value-type="float" office:value="3.98519" calcext:value-type="float">
            <text:p>3.98519</text:p>
          </table:table-cell>
          <table:table-cell office:value-type="float" office:value="9.2309" calcext:value-type="float">
            <text:p>9.2309</text:p>
          </table:table-cell>
          <table:table-cell office:value-type="float" office:value="-0.0922592" calcext:value-type="float">
            <text:p>-0.0922592</text:p>
          </table:table-cell>
          <table:table-cell office:value-type="float" office:value="-0.600777" calcext:value-type="float">
            <text:p>-0.600777</text:p>
          </table:table-cell>
          <table:table-cell office:value-type="float" office:value="3.16054" calcext:value-type="float">
            <text:p>3.160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0.0026" calcext:value-type="float">
            <text:p>10.0026</text:p>
          </table:table-cell>
          <table:table-cell office:value-type="float" office:value="0.497679" calcext:value-type="float">
            <text:p>0.497679</text:p>
          </table:table-cell>
          <table:table-cell office:value-type="float" office:value="7.08491" calcext:value-type="float">
            <text:p>7.08491</text:p>
          </table:table-cell>
          <table:table-cell office:value-type="float" office:value="-0.683672" calcext:value-type="float">
            <text:p>-0.683672</text:p>
          </table:table-cell>
          <table:table-cell office:value-type="float" office:value="-0.276905" calcext:value-type="float">
            <text:p>-0.276905</text:p>
          </table:table-cell>
          <table:table-cell office:value-type="float" office:value="4.40179" calcext:value-type="float">
            <text:p>4.401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.60791" calcext:value-type="float">
            <text:p>2.60791</text:p>
          </table:table-cell>
          <table:table-cell office:value-type="float" office:value="-4.07896" calcext:value-type="float">
            <text:p>-4.07896</text:p>
          </table:table-cell>
          <table:table-cell office:value-type="float" office:value="-6.04358" calcext:value-type="float">
            <text:p>-6.04358</text:p>
          </table:table-cell>
          <table:table-cell office:value-type="float" office:value="0.0350624" calcext:value-type="float">
            <text:p>0.0350624</text:p>
          </table:table-cell>
          <table:table-cell office:value-type="float" office:value="0.0608719" calcext:value-type="float">
            <text:p>0.0608719</text:p>
          </table:table-cell>
          <table:table-cell office:value-type="float" office:value="9.42011" calcext:value-type="float">
            <text:p>9.4201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.19826" calcext:value-type="float">
            <text:p>3.19826</text:p>
          </table:table-cell>
          <table:table-cell office:value-type="float" office:value="3.91211" calcext:value-type="float">
            <text:p>3.91211</text:p>
          </table:table-cell>
          <table:table-cell office:value-type="float" office:value="9.40571" calcext:value-type="float">
            <text:p>9.40571</text:p>
          </table:table-cell>
          <table:table-cell office:value-type="float" office:value="-0.132556" calcext:value-type="float">
            <text:p>-0.132556</text:p>
          </table:table-cell>
          <table:table-cell office:value-type="float" office:value="-0.643852" calcext:value-type="float">
            <text:p>-0.643852</text:p>
          </table:table-cell>
          <table:table-cell office:value-type="float" office:value="3.70535" calcext:value-type="float">
            <text:p>3.705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0.1761" calcext:value-type="float">
            <text:p>10.1761</text:p>
          </table:table-cell>
          <table:table-cell office:value-type="float" office:value="0.444952" calcext:value-type="float">
            <text:p>0.444952</text:p>
          </table:table-cell>
          <table:table-cell office:value-type="float" office:value="6.79492" calcext:value-type="float">
            <text:p>6.79492</text:p>
          </table:table-cell>
          <table:table-cell office:value-type="float" office:value="-0.654334" calcext:value-type="float">
            <text:p>-0.654334</text:p>
          </table:table-cell>
          <table:table-cell office:value-type="float" office:value="-0.206681" calcext:value-type="float">
            <text:p>-0.206681</text:p>
          </table:table-cell>
          <table:table-cell office:value-type="float" office:value="0.646132" calcext:value-type="float">
            <text:p>0.6461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.41694" calcext:value-type="float">
            <text:p>2.41694</text:p>
          </table:table-cell>
          <table:table-cell office:value-type="float" office:value="-4.0579" calcext:value-type="float">
            <text:p>-4.0579</text:p>
          </table:table-cell>
          <table:table-cell office:value-type="float" office:value="-6.05254" calcext:value-type="float">
            <text:p>-6.05254</text:p>
          </table:table-cell>
          <table:table-cell office:value-type="float" office:value="0.0169969" calcext:value-type="float">
            <text:p>0.0169969</text:p>
          </table:table-cell>
          <table:table-cell office:value-type="float" office:value="0.0164059" calcext:value-type="float">
            <text:p>0.0164059</text:p>
          </table:table-cell>
          <table:table-cell office:value-type="float" office:value="1.16778" calcext:value-type="float">
            <text:p>1.167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.47142" calcext:value-type="float">
            <text:p>3.47142</text:p>
          </table:table-cell>
          <table:table-cell office:value-type="float" office:value="3.90621" calcext:value-type="float">
            <text:p>3.90621</text:p>
          </table:table-cell>
          <table:table-cell office:value-type="float" office:value="9.23623" calcext:value-type="float">
            <text:p>9.23623</text:p>
          </table:table-cell>
          <table:table-cell office:value-type="float" office:value="-0.134819" calcext:value-type="float">
            <text:p>-0.134819</text:p>
          </table:table-cell>
          <table:table-cell office:value-type="float" office:value="-0.601876" calcext:value-type="float">
            <text:p>-0.601876</text:p>
          </table:table-cell>
          <table:table-cell office:value-type="float" office:value="0.808981" calcext:value-type="float">
            <text:p>0.80898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0.3453" calcext:value-type="float">
            <text:p>10.3453</text:p>
          </table:table-cell>
          <table:table-cell office:value-type="float" office:value="0.36155" calcext:value-type="float">
            <text:p>0.36155</text:p>
          </table:table-cell>
          <table:table-cell office:value-type="float" office:value="6.73074" calcext:value-type="float">
            <text:p>6.73074</text:p>
          </table:table-cell>
          <table:table-cell office:value-type="float" office:value="-0.637889" calcext:value-type="float">
            <text:p>-0.637889</text:p>
          </table:table-cell>
          <table:table-cell office:value-type="float" office:value="-0.159465" calcext:value-type="float">
            <text:p>-0.159465</text:p>
          </table:table-cell>
          <table:table-cell office:value-type="float" office:value="2.7394" calcext:value-type="float">
            <text:p>2.73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.17917" calcext:value-type="float">
            <text:p>2.17917</text:p>
          </table:table-cell>
          <table:table-cell office:value-type="float" office:value="-4.06433" calcext:value-type="float">
            <text:p>-4.06433</text:p>
          </table:table-cell>
          <table:table-cell office:value-type="float" office:value="-6.21602" calcext:value-type="float">
            <text:p>-6.21602</text:p>
          </table:table-cell>
          <table:table-cell office:value-type="float" office:value="0.0213858" calcext:value-type="float">
            <text:p>0.0213858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3.66879" calcext:value-type="float">
            <text:p>3.668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.75804" calcext:value-type="float">
            <text:p>3.75804</text:p>
          </table:table-cell>
          <table:table-cell office:value-type="float" office:value="3.87916" calcext:value-type="float">
            <text:p>3.87916</text:p>
          </table:table-cell>
          <table:table-cell office:value-type="float" office:value="9.26747" calcext:value-type="float">
            <text:p>9.26747</text:p>
          </table:table-cell>
          <table:table-cell office:value-type="float" office:value="-0.141959" calcext:value-type="float">
            <text:p>-0.141959</text:p>
          </table:table-cell>
          <table:table-cell office:value-type="float" office:value="-0.565745" calcext:value-type="float">
            <text:p>-0.565745</text:p>
          </table:table-cell>
          <table:table-cell office:value-type="float" office:value="2.95918" calcext:value-type="float">
            <text:p>2.959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0.5237" calcext:value-type="float">
            <text:p>10.5237</text:p>
          </table:table-cell>
          <table:table-cell office:value-type="float" office:value="0.326108" calcext:value-type="float">
            <text:p>0.326108</text:p>
          </table:table-cell>
          <table:table-cell office:value-type="float" office:value="6.51252" calcext:value-type="float">
            <text:p>6.51252</text:p>
          </table:table-cell>
          <table:table-cell office:value-type="float" office:value="-0.601678" calcext:value-type="float">
            <text:p>-0.601678</text:p>
          </table:table-cell>
          <table:table-cell office:value-type="float" office:value="-0.0823351" calcext:value-type="float">
            <text:p>-0.0823351</text:p>
          </table:table-cell>
          <table:table-cell office:value-type="float" office:value="0.0614313" calcext:value-type="float">
            <text:p>0.06143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98297" calcext:value-type="float">
            <text:p>1.98297</text:p>
          </table:table-cell>
          <table:table-cell office:value-type="float" office:value="-4.04287" calcext:value-type="float">
            <text:p>-4.04287</text:p>
          </table:table-cell>
          <table:table-cell office:value-type="float" office:value="-6.18542" calcext:value-type="float">
            <text:p>-6.18542</text:p>
          </table:table-cell>
          <table:table-cell office:value-type="float" office:value="0.00575309" calcext:value-type="float">
            <text:p>0.00575309</text:p>
          </table:table-cell>
          <table:table-cell office:value-type="float" office:value="-0.0106852" calcext:value-type="float">
            <text:p>-0.0106852</text:p>
          </table:table-cell>
          <table:table-cell office:value-type="float" office:value="0.796154" calcext:value-type="float">
            <text:p>0.7961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.03654" calcext:value-type="float">
            <text:p>4.03654</text:p>
          </table:table-cell>
          <table:table-cell office:value-type="float" office:value="3.87854" calcext:value-type="float">
            <text:p>3.87854</text:p>
          </table:table-cell>
          <table:table-cell office:value-type="float" office:value="9.17427" calcext:value-type="float">
            <text:p>9.17427</text:p>
          </table:table-cell>
          <table:table-cell office:value-type="float" office:value="-0.139904" calcext:value-type="float">
            <text:p>-0.139904</text:p>
          </table:table-cell>
          <table:table-cell office:value-type="float" office:value="-0.518782" calcext:value-type="float">
            <text:p>-0.518782</text:p>
          </table:table-cell>
          <table:table-cell office:value-type="float" office:value="0.264041" calcext:value-type="float">
            <text:p>0.2640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0.6982" calcext:value-type="float">
            <text:p>10.6982</text:p>
          </table:table-cell>
          <table:table-cell office:value-type="float" office:value="0.252316" calcext:value-type="float">
            <text:p>0.252316</text:p>
          </table:table-cell>
          <table:table-cell office:value-type="float" office:value="6.5874" calcext:value-type="float">
            <text:p>6.5874</text:p>
          </table:table-cell>
          <table:table-cell office:value-type="float" office:value="-0.580777" calcext:value-type="float">
            <text:p>-0.580777</text:p>
          </table:table-cell>
          <table:table-cell office:value-type="float" office:value="-0.0319929" calcext:value-type="float">
            <text:p>-0.0319929</text:p>
          </table:table-cell>
          <table:table-cell office:value-type="float" office:value="3.26378" calcext:value-type="float">
            <text:p>3.263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752" calcext:value-type="float">
            <text:p>1.752</text:p>
          </table:table-cell>
          <table:table-cell office:value-type="float" office:value="-4.05945" calcext:value-type="float">
            <text:p>-4.05945</text:p>
          </table:table-cell>
          <table:table-cell office:value-type="float" office:value="-6.27029" calcext:value-type="float">
            <text:p>-6.27029</text:p>
          </table:table-cell>
          <table:table-cell office:value-type="float" office:value="0.0182367" calcext:value-type="float">
            <text:p>0.0182367</text:p>
          </table:table-cell>
          <table:table-cell office:value-type="float" office:value="0.0197717" calcext:value-type="float">
            <text:p>0.0197717</text:p>
          </table:table-cell>
          <table:table-cell office:value-type="float" office:value="1.45944" calcext:value-type="float">
            <text:p>1.4594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.30382" calcext:value-type="float">
            <text:p>4.30382</text:p>
          </table:table-cell>
          <table:table-cell office:value-type="float" office:value="3.8806" calcext:value-type="float">
            <text:p>3.8806</text:p>
          </table:table-cell>
          <table:table-cell office:value-type="float" office:value="9.23187" calcext:value-type="float">
            <text:p>9.23187</text:p>
          </table:table-cell>
          <table:table-cell office:value-type="float" office:value="-0.12911" calcext:value-type="float">
            <text:p>-0.12911</text:p>
          </table:table-cell>
          <table:table-cell office:value-type="float" office:value="-0.444545" calcext:value-type="float">
            <text:p>-0.444545</text:p>
          </table:table-cell>
          <table:table-cell office:value-type="float" office:value="5.27704" calcext:value-type="float">
            <text:p>5.277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0.8898" calcext:value-type="float">
            <text:p>10.8898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6.45738" calcext:value-type="float">
            <text:p>6.45738</text:p>
          </table:table-cell>
          <table:table-cell office:value-type="float" office:value="-0.562221" calcext:value-type="float">
            <text:p>-0.562221</text:p>
          </table:table-cell>
          <table:table-cell office:value-type="float" office:value="0.00166091" calcext:value-type="float">
            <text:p>0.00166091</text:p>
          </table:table-cell>
          <table:table-cell office:value-type="float" office:value="0.728848" calcext:value-type="float">
            <text:p>0.7288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57881" calcext:value-type="float">
            <text:p>1.57881</text:p>
          </table:table-cell>
          <table:table-cell office:value-type="float" office:value="-4.04695" calcext:value-type="float">
            <text:p>-4.04695</text:p>
          </table:table-cell>
          <table:table-cell office:value-type="float" office:value="-6.14504" calcext:value-type="float">
            <text:p>-6.14504</text:p>
          </table:table-cell>
          <table:table-cell office:value-type="float" office:value="0.00387608" calcext:value-type="float">
            <text:p>0.00387608</text:p>
          </table:table-cell>
          <table:table-cell office:value-type="float" office:value="-0.017211" calcext:value-type="float">
            <text:p>-0.017211</text:p>
          </table:table-cell>
          <table:table-cell office:value-type="float" office:value="1.79155" calcext:value-type="float">
            <text:p>1.7915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.61489" calcext:value-type="float">
            <text:p>4.61489</text:p>
          </table:table-cell>
          <table:table-cell office:value-type="float" office:value="3.84152" calcext:value-type="float">
            <text:p>3.84152</text:p>
          </table:table-cell>
          <table:table-cell office:value-type="float" office:value="9.26025" calcext:value-type="float">
            <text:p>9.26025</text:p>
          </table:table-cell>
          <table:table-cell office:value-type="float" office:value="-0.143537" calcext:value-type="float">
            <text:p>-0.143537</text:p>
          </table:table-cell>
          <table:table-cell office:value-type="float" office:value="-0.444246" calcext:value-type="float">
            <text:p>-0.444246</text:p>
          </table:table-cell>
          <table:table-cell office:value-type="float" office:value="0.492338" calcext:value-type="float">
            <text:p>0.49233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1.088" calcext:value-type="float">
            <text:p>11.088</text:p>
          </table:table-cell>
          <table:table-cell office:value-type="float" office:value="0.114164" calcext:value-type="float">
            <text:p>0.114164</text:p>
          </table:table-cell>
          <table:table-cell office:value-type="float" office:value="6.49946" calcext:value-type="float">
            <text:p>6.49946</text:p>
          </table:table-cell>
          <table:table-cell office:value-type="float" office:value="-0.535286" calcext:value-type="float">
            <text:p>-0.535286</text:p>
          </table:table-cell>
          <table:table-cell office:value-type="float" office:value="0.052889" calcext:value-type="float">
            <text:p>0.052889</text:p>
          </table:table-cell>
          <table:table-cell office:value-type="float" office:value="1.01385" calcext:value-type="float">
            <text:p>1.013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39411" calcext:value-type="float">
            <text:p>1.39411</text:p>
          </table:table-cell>
          <table:table-cell office:value-type="float" office:value="-4.04636" calcext:value-type="float">
            <text:p>-4.04636</text:p>
          </table:table-cell>
          <table:table-cell office:value-type="float" office:value="-6.0255" calcext:value-type="float">
            <text:p>-6.0255</text:p>
          </table:table-cell>
          <table:table-cell office:value-type="float" office:value="0.0039138" calcext:value-type="float">
            <text:p>0.0039138</text:p>
          </table:table-cell>
          <table:table-cell office:value-type="float" office:value="-0.0117379" calcext:value-type="float">
            <text:p>-0.0117379</text:p>
          </table:table-cell>
          <table:table-cell office:value-type="float" office:value="1.02679" calcext:value-type="float">
            <text:p>1.026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.92584" calcext:value-type="float">
            <text:p>4.92584</text:p>
          </table:table-cell>
          <table:table-cell office:value-type="float" office:value="3.8174" calcext:value-type="float">
            <text:p>3.8174</text:p>
          </table:table-cell>
          <table:table-cell office:value-type="float" office:value="9.42004" calcext:value-type="float">
            <text:p>9.42004</text:p>
          </table:table-cell>
          <table:table-cell office:value-type="float" office:value="-0.146783" calcext:value-type="float">
            <text:p>-0.146783</text:p>
          </table:table-cell>
          <table:table-cell office:value-type="float" office:value="-0.412728" calcext:value-type="float">
            <text:p>-0.412728</text:p>
          </table:table-cell>
          <table:table-cell office:value-type="float" office:value="2.20511" calcext:value-type="float">
            <text:p>2.2051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1.2777" calcext:value-type="float">
            <text:p>11.2777</text:p>
          </table:table-cell>
          <table:table-cell office:value-type="float" office:value="0.0945947" calcext:value-type="float">
            <text:p>0.0945947</text:p>
          </table:table-cell>
          <table:table-cell office:value-type="float" office:value="6.6093" calcext:value-type="float">
            <text:p>6.6093</text:p>
          </table:table-cell>
          <table:table-cell office:value-type="float" office:value="-0.489489" calcext:value-type="float">
            <text:p>-0.489489</text:p>
          </table:table-cell>
          <table:table-cell office:value-type="float" office:value="0.140896" calcext:value-type="float">
            <text:p>0.140896</text:p>
          </table:table-cell>
          <table:table-cell office:value-type="float" office:value="4.72194" calcext:value-type="float">
            <text:p>4.721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16256" calcext:value-type="float">
            <text:p>1.16256</text:p>
          </table:table-cell>
          <table:table-cell office:value-type="float" office:value="-4.04877" calcext:value-type="float">
            <text:p>-4.04877</text:p>
          </table:table-cell>
          <table:table-cell office:value-type="float" office:value="-6.0845" calcext:value-type="float">
            <text:p>-6.0845</text:p>
          </table:table-cell>
          <table:table-cell office:value-type="float" office:value="0.0170899" calcext:value-type="float">
            <text:p>0.0170899</text:p>
          </table:table-cell>
          <table:table-cell office:value-type="float" office:value="0.0352384" calcext:value-type="float">
            <text:p>0.0352384</text:p>
          </table:table-cell>
          <table:table-cell office:value-type="float" office:value="4.54722" calcext:value-type="float">
            <text:p>4.547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5.20873" calcext:value-type="float">
            <text:p>5.20873</text:p>
          </table:table-cell>
          <table:table-cell office:value-type="float" office:value="3.84071" calcext:value-type="float">
            <text:p>3.84071</text:p>
          </table:table-cell>
          <table:table-cell office:value-type="float" office:value="9.57629" calcext:value-type="float">
            <text:p>9.57629</text:p>
          </table:table-cell>
          <table:table-cell office:value-type="float" office:value="-0.124287" calcext:value-type="float">
            <text:p>-0.124287</text:p>
          </table:table-cell>
          <table:table-cell office:value-type="float" office:value="-0.320209" calcext:value-type="float">
            <text:p>-0.320209</text:p>
          </table:table-cell>
          <table:table-cell office:value-type="float" office:value="6.94939" calcext:value-type="float">
            <text:p>6.949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1.4471" calcext:value-type="float">
            <text:p>11.4471</text:p>
          </table:table-cell>
          <table:table-cell office:value-type="float" office:value="0.0428362" calcext:value-type="float">
            <text:p>0.0428362</text:p>
          </table:table-cell>
          <table:table-cell office:value-type="float" office:value="6.27786" calcext:value-type="float">
            <text:p>6.27786</text:p>
          </table:table-cell>
          <table:table-cell office:value-type="float" office:value="-0.467775" calcext:value-type="float">
            <text:p>-0.467775</text:p>
          </table:table-cell>
          <table:table-cell office:value-type="float" office:value="0.170197" calcext:value-type="float">
            <text:p>0.170197</text:p>
          </table:table-cell>
          <table:table-cell office:value-type="float" office:value="2.0031" calcext:value-type="float">
            <text:p>2.00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955705" calcext:value-type="float">
            <text:p>0.955705</text:p>
          </table:table-cell>
          <table:table-cell office:value-type="float" office:value="-4.03778" calcext:value-type="float">
            <text:p>-4.03778</text:p>
          </table:table-cell>
          <table:table-cell office:value-type="float" office:value="-6.13776" calcext:value-type="float">
            <text:p>-6.13776</text:p>
          </table:table-cell>
          <table:table-cell office:value-type="float" office:value="0.00184892" calcext:value-type="float">
            <text:p>0.00184892</text:p>
          </table:table-cell>
          <table:table-cell office:value-type="float" office:value="-0.0134407" calcext:value-type="float">
            <text:p>-0.0134407</text:p>
          </table:table-cell>
          <table:table-cell office:value-type="float" office:value="2.90857" calcext:value-type="float">
            <text:p>2.908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5.47538" calcext:value-type="float">
            <text:p>5.47538</text:p>
          </table:table-cell>
          <table:table-cell office:value-type="float" office:value="3.83765" calcext:value-type="float">
            <text:p>3.83765</text:p>
          </table:table-cell>
          <table:table-cell office:value-type="float" office:value="9.27606" calcext:value-type="float">
            <text:p>9.27606</text:p>
          </table:table-cell>
          <table:table-cell office:value-type="float" office:value="-0.118326" calcext:value-type="float">
            <text:p>-0.118326</text:p>
          </table:table-cell>
          <table:table-cell office:value-type="float" office:value="-0.285711" calcext:value-type="float">
            <text:p>-0.285711</text:p>
          </table:table-cell>
          <table:table-cell office:value-type="float" office:value="1.09067" calcext:value-type="float">
            <text:p>1.090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1.6566" calcext:value-type="float">
            <text:p>11.6566</text:p>
          </table:table-cell>
          <table:table-cell office:value-type="float" office:value="0.0136604" calcext:value-type="float">
            <text:p>0.0136604</text:p>
          </table:table-cell>
          <table:table-cell office:value-type="float" office:value="6.35359" calcext:value-type="float">
            <text:p>6.35359</text:p>
          </table:table-cell>
          <table:table-cell office:value-type="float" office:value="-0.428161" calcext:value-type="float">
            <text:p>-0.428161</text:p>
          </table:table-cell>
          <table:table-cell office:value-type="float" office:value="0.233291" calcext:value-type="float">
            <text:p>0.233291</text:p>
          </table:table-cell>
          <table:table-cell office:value-type="float" office:value="1.70173" calcext:value-type="float">
            <text:p>1.701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794182" calcext:value-type="float">
            <text:p>0.794182</text:p>
          </table:table-cell>
          <table:table-cell office:value-type="float" office:value="-4.03872" calcext:value-type="float">
            <text:p>-4.03872</text:p>
          </table:table-cell>
          <table:table-cell office:value-type="float" office:value="-5.89765" calcext:value-type="float">
            <text:p>-5.89765</text:p>
          </table:table-cell>
          <table:table-cell office:value-type="float" office:value="0.00579012" calcext:value-type="float">
            <text:p>0.00579012</text:p>
          </table:table-cell>
          <table:table-cell office:value-type="float" office:value="0.00560662" calcext:value-type="float">
            <text:p>0.00560662</text:p>
          </table:table-cell>
          <table:table-cell office:value-type="float" office:value="1.00628" calcext:value-type="float">
            <text:p>1.006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5.78629" calcext:value-type="float">
            <text:p>5.78629</text:p>
          </table:table-cell>
          <table:table-cell office:value-type="float" office:value="3.84063" calcext:value-type="float">
            <text:p>3.84063</text:p>
          </table:table-cell>
          <table:table-cell office:value-type="float" office:value="9.4409" calcext:value-type="float">
            <text:p>9.4409</text:p>
          </table:table-cell>
          <table:table-cell office:value-type="float" office:value="-0.10962" calcext:value-type="float">
            <text:p>-0.10962</text:p>
          </table:table-cell>
          <table:table-cell office:value-type="float" office:value="-0.240647" calcext:value-type="float">
            <text:p>-0.240647</text:p>
          </table:table-cell>
          <table:table-cell office:value-type="float" office:value="3.4584" calcext:value-type="float">
            <text:p>3.45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1.8597" calcext:value-type="float">
            <text:p>11.8597</text:p>
          </table:table-cell>
          <table:table-cell office:value-type="float" office:value="-0.0185986" calcext:value-type="float">
            <text:p>-0.0185986</text:p>
          </table:table-cell>
          <table:table-cell office:value-type="float" office:value="6.17" calcext:value-type="float">
            <text:p>6.17</text:p>
          </table:table-cell>
          <table:table-cell office:value-type="float" office:value="-0.394758" calcext:value-type="float">
            <text:p>-0.394758</text:p>
          </table:table-cell>
          <table:table-cell office:value-type="float" office:value="0.276713" calcext:value-type="float">
            <text:p>0.276713</text:p>
          </table:table-cell>
          <table:table-cell office:value-type="float" office:value="4.98578" calcext:value-type="float">
            <text:p>4.985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64546" calcext:value-type="float">
            <text:p>0.64546</text:p>
          </table:table-cell>
          <table:table-cell office:value-type="float" office:value="-4.03858" calcext:value-type="float">
            <text:p>-4.03858</text:p>
          </table:table-cell>
          <table:table-cell office:value-type="float" office:value="-5.67284" calcext:value-type="float">
            <text:p>-5.67284</text:p>
          </table:table-cell>
          <table:table-cell office:value-type="float" office:value="-0.000197523" calcext:value-type="float">
            <text:p>-0.000197523</text:p>
          </table:table-cell>
          <table:table-cell office:value-type="float" office:value="-0.0138561" calcext:value-type="float">
            <text:p>-0.0138561</text:p>
          </table:table-cell>
          <table:table-cell office:value-type="float" office:value="3.73004" calcext:value-type="float">
            <text:p>3.730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6.08955" calcext:value-type="float">
            <text:p>6.08955</text:p>
          </table:table-cell>
          <table:table-cell office:value-type="float" office:value="3.83981" calcext:value-type="float">
            <text:p>3.83981</text:p>
          </table:table-cell>
          <table:table-cell office:value-type="float" office:value="9.33779" calcext:value-type="float">
            <text:p>9.33779</text:p>
          </table:table-cell>
          <table:table-cell office:value-type="float" office:value="-0.105292" calcext:value-type="float">
            <text:p>-0.105292</text:p>
          </table:table-cell>
          <table:table-cell office:value-type="float" office:value="-0.21675" calcext:value-type="float">
            <text:p>-0.21675</text:p>
          </table:table-cell>
          <table:table-cell office:value-type="float" office:value="5.37767" calcext:value-type="float">
            <text:p>5.377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2.0363" calcext:value-type="float">
            <text:p>12.0363</text:p>
          </table:table-cell>
          <table:table-cell office:value-type="float" office:value="-0.0645275" calcext:value-type="float">
            <text:p>-0.0645275</text:p>
          </table:table-cell>
          <table:table-cell office:value-type="float" office:value="5.97935" calcext:value-type="float">
            <text:p>5.97935</text:p>
          </table:table-cell>
          <table:table-cell office:value-type="float" office:value="-0.372884" calcext:value-type="float">
            <text:p>-0.372884</text:p>
          </table:table-cell>
          <table:table-cell office:value-type="float" office:value="0.299186" calcext:value-type="float">
            <text:p>0.299186</text:p>
          </table:table-cell>
          <table:table-cell office:value-type="float" office:value="1.25835" calcext:value-type="float">
            <text:p>1.258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425294" calcext:value-type="float">
            <text:p>0.425294</text:p>
          </table:table-cell>
          <table:table-cell office:value-type="float" office:value="-4.03798" calcext:value-type="float">
            <text:p>-4.03798</text:p>
          </table:table-cell>
          <table:table-cell office:value-type="float" office:value="-5.8448" calcext:value-type="float">
            <text:p>-5.8448</text:p>
          </table:table-cell>
          <table:table-cell office:value-type="float" office:value="-0.00734197" calcext:value-type="float">
            <text:p>-0.00734197</text:p>
          </table:table-cell>
          <table:table-cell office:value-type="float" office:value="-0.0401156" calcext:value-type="float">
            <text:p>-0.0401156</text:p>
          </table:table-cell>
          <table:table-cell office:value-type="float" office:value="2.76186" calcext:value-type="float">
            <text:p>2.761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6.37343" calcext:value-type="float">
            <text:p>6.37343</text:p>
          </table:table-cell>
          <table:table-cell office:value-type="float" office:value="3.82935" calcext:value-type="float">
            <text:p>3.82935</text:p>
          </table:table-cell>
          <table:table-cell office:value-type="float" office:value="9.19908" calcext:value-type="float">
            <text:p>9.19908</text:p>
          </table:table-cell>
          <table:table-cell office:value-type="float" office:value="-0.102189" calcext:value-type="float">
            <text:p>-0.102189</text:p>
          </table:table-cell>
          <table:table-cell office:value-type="float" office:value="-0.194586" calcext:value-type="float">
            <text:p>-0.194586</text:p>
          </table:table-cell>
          <table:table-cell office:value-type="float" office:value="0.785624" calcext:value-type="float">
            <text:p>0.78562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2.2255" calcext:value-type="float">
            <text:p>12.2255</text:p>
          </table:table-cell>
          <table:table-cell office:value-type="float" office:value="-0.0852986" calcext:value-type="float">
            <text:p>-0.0852986</text:p>
          </table:table-cell>
          <table:table-cell office:value-type="float" office:value="6.05313" calcext:value-type="float">
            <text:p>6.05313</text:p>
          </table:table-cell>
          <table:table-cell office:value-type="float" office:value="-0.337182" calcext:value-type="float">
            <text:p>-0.337182</text:p>
          </table:table-cell>
          <table:table-cell office:value-type="float" office:value="0.347874" calcext:value-type="float">
            <text:p>0.347874</text:p>
          </table:table-cell>
          <table:table-cell office:value-type="float" office:value="2.86005" calcext:value-type="float">
            <text:p>2.860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217119" calcext:value-type="float">
            <text:p>0.217119</text:p>
          </table:table-cell>
          <table:table-cell office:value-type="float" office:value="-4.03277" calcext:value-type="float">
            <text:p>-4.03277</text:p>
          </table:table-cell>
          <table:table-cell office:value-type="float" office:value="-5.90614" calcext:value-type="float">
            <text:p>-5.90614</text:p>
          </table:table-cell>
          <table:table-cell office:value-type="float" office:value="-0.00512819" calcext:value-type="float">
            <text:p>-0.00512819</text:p>
          </table:table-cell>
          <table:table-cell office:value-type="float" office:value="-0.023883" calcext:value-type="float">
            <text:p>-0.023883</text:p>
          </table:table-cell>
          <table:table-cell office:value-type="float" office:value="2.66153" calcext:value-type="float">
            <text:p>2.661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6.66936" calcext:value-type="float">
            <text:p>6.66936</text:p>
          </table:table-cell>
          <table:table-cell office:value-type="float" office:value="3.83138" calcext:value-type="float">
            <text:p>3.83138</text:p>
          </table:table-cell>
          <table:table-cell office:value-type="float" office:value="9.33531" calcext:value-type="float">
            <text:p>9.33531</text:p>
          </table:table-cell>
          <table:table-cell office:value-type="float" office:value="-0.0916701" calcext:value-type="float">
            <text:p>-0.0916701</text:p>
          </table:table-cell>
          <table:table-cell office:value-type="float" office:value="-0.151581" calcext:value-type="float">
            <text:p>-0.151581</text:p>
          </table:table-cell>
          <table:table-cell office:value-type="float" office:value="3.88986" calcext:value-type="float">
            <text:p>3.889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2.4246" calcext:value-type="float">
            <text:p>12.4246</text:p>
          </table:table-cell>
          <table:table-cell office:value-type="float" office:value="-0.091257" calcext:value-type="float">
            <text:p>-0.091257</text:p>
          </table:table-cell>
          <table:table-cell office:value-type="float" office:value="5.99241" calcext:value-type="float">
            <text:p>5.99241</text:p>
          </table:table-cell>
          <table:table-cell office:value-type="float" office:value="-0.295484" calcext:value-type="float">
            <text:p>-0.295484</text:p>
          </table:table-cell>
          <table:table-cell office:value-type="float" office:value="0.401374" calcext:value-type="float">
            <text:p>0.401374</text:p>
          </table:table-cell>
          <table:table-cell office:value-type="float" office:value="3.45695" calcext:value-type="float">
            <text:p>3.4569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0730237" calcext:value-type="float">
            <text:p>0.0730237</text:p>
          </table:table-cell>
          <table:table-cell office:value-type="float" office:value="-4.0301" calcext:value-type="float">
            <text:p>-4.0301</text:p>
          </table:table-cell>
          <table:table-cell office:value-type="float" office:value="-5.63194" calcext:value-type="float">
            <text:p>-5.63194</text:p>
          </table:table-cell>
          <table:table-cell office:value-type="float" office:value="-0.00529142" calcext:value-type="float">
            <text:p>-0.00529142</text:p>
          </table:table-cell>
          <table:table-cell office:value-type="float" office:value="-0.0186433" calcext:value-type="float">
            <text:p>-0.0186433</text:p>
          </table:table-cell>
          <table:table-cell office:value-type="float" office:value="1.09671" calcext:value-type="float">
            <text:p>1.0967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6.96797" calcext:value-type="float">
            <text:p>6.96797</text:p>
          </table:table-cell>
          <table:table-cell office:value-type="float" office:value="3.84537" calcext:value-type="float">
            <text:p>3.84537</text:p>
          </table:table-cell>
          <table:table-cell office:value-type="float" office:value="9.33222" calcext:value-type="float">
            <text:p>9.33222</text:p>
          </table:table-cell>
          <table:table-cell office:value-type="float" office:value="-0.0786637" calcext:value-type="float">
            <text:p>-0.0786637</text:p>
          </table:table-cell>
          <table:table-cell office:value-type="float" office:value="-0.111323" calcext:value-type="float">
            <text:p>-0.111323</text:p>
          </table:table-cell>
          <table:table-cell office:value-type="float" office:value="4.26753" calcext:value-type="float">
            <text:p>4.267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2.6084" calcext:value-type="float">
            <text:p>12.6084</text:p>
          </table:table-cell>
          <table:table-cell office:value-type="float" office:value="-0.0992384" calcext:value-type="float">
            <text:p>-0.0992384</text:p>
          </table:table-cell>
          <table:table-cell office:value-type="float" office:value="5.95218" calcext:value-type="float">
            <text:p>5.95218</text:p>
          </table:table-cell>
          <table:table-cell office:value-type="float" office:value="-0.258431" calcext:value-type="float">
            <text:p>-0.258431</text:p>
          </table:table-cell>
          <table:table-cell office:value-type="float" office:value="0.44518" calcext:value-type="float">
            <text:p>0.44518</text:p>
          </table:table-cell>
          <table:table-cell office:value-type="float" office:value="1.23971" calcext:value-type="float">
            <text:p>1.2397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124559" calcext:value-type="float">
            <text:p>-0.124559</text:p>
          </table:table-cell>
          <table:table-cell office:value-type="float" office:value="-4.02652" calcext:value-type="float">
            <text:p>-4.02652</text:p>
          </table:table-cell>
          <table:table-cell office:value-type="float" office:value="-5.68498" calcext:value-type="float">
            <text:p>-5.68498</text:p>
          </table:table-cell>
          <table:table-cell office:value-type="float" office:value="-0.00562962" calcext:value-type="float">
            <text:p>-0.00562962</text:p>
          </table:table-cell>
          <table:table-cell office:value-type="float" office:value="-0.015503" calcext:value-type="float">
            <text:p>-0.015503</text:p>
          </table:table-cell>
          <table:table-cell office:value-type="float" office:value="0.251999" calcext:value-type="float">
            <text:p>0.25199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7.25298" calcext:value-type="float">
            <text:p>7.25298</text:p>
          </table:table-cell>
          <table:table-cell office:value-type="float" office:value="3.8646" calcext:value-type="float">
            <text:p>3.8646</text:p>
          </table:table-cell>
          <table:table-cell office:value-type="float" office:value="9.32525" calcext:value-type="float">
            <text:p>9.32525</text:p>
          </table:table-cell>
          <table:table-cell office:value-type="float" office:value="-0.0618883" calcext:value-type="float">
            <text:p>-0.0618883</text:p>
          </table:table-cell>
          <table:table-cell office:value-type="float" office:value="-0.0637639" calcext:value-type="float">
            <text:p>-0.0637639</text:p>
          </table:table-cell>
          <table:table-cell office:value-type="float" office:value="1.783" calcext:value-type="float">
            <text:p>1.78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2.7951" calcext:value-type="float">
            <text:p>12.7951</text:p>
          </table:table-cell>
          <table:table-cell office:value-type="float" office:value="-0.0926303" calcext:value-type="float">
            <text:p>-0.0926303</text:p>
          </table:table-cell>
          <table:table-cell office:value-type="float" office:value="5.91473" calcext:value-type="float">
            <text:p>5.91473</text:p>
          </table:table-cell>
          <table:table-cell office:value-type="float" office:value="-0.215765" calcext:value-type="float">
            <text:p>-0.215765</text:p>
          </table:table-cell>
          <table:table-cell office:value-type="float" office:value="0.495839" calcext:value-type="float">
            <text:p>0.495839</text:p>
          </table:table-cell>
          <table:table-cell office:value-type="float" office:value="4.22658" calcext:value-type="float">
            <text:p>4.226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307725" calcext:value-type="float">
            <text:p>-0.307725</text:p>
          </table:table-cell>
          <table:table-cell office:value-type="float" office:value="-4.01287" calcext:value-type="float">
            <text:p>-4.01287</text:p>
          </table:table-cell>
          <table:table-cell office:value-type="float" office:value="-5.64985" calcext:value-type="float">
            <text:p>-5.64985</text:p>
          </table:table-cell>
          <table:table-cell office:value-type="float" office:value="-0.00896699" calcext:value-type="float">
            <text:p>-0.00896699</text:p>
          </table:table-cell>
          <table:table-cell office:value-type="float" office:value="-0.0151662" calcext:value-type="float">
            <text:p>-0.0151662</text:p>
          </table:table-cell>
          <table:table-cell office:value-type="float" office:value="3.09374" calcext:value-type="float">
            <text:p>3.093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7.54467" calcext:value-type="float">
            <text:p>7.54467</text:p>
          </table:table-cell>
          <table:table-cell office:value-type="float" office:value="3.88361" calcext:value-type="float">
            <text:p>3.88361</text:p>
          </table:table-cell>
          <table:table-cell office:value-type="float" office:value="9.33961" calcext:value-type="float">
            <text:p>9.33961</text:p>
          </table:table-cell>
          <table:table-cell office:value-type="float" office:value="-0.0463888" calcext:value-type="float">
            <text:p>-0.0463888</text:p>
          </table:table-cell>
          <table:table-cell office:value-type="float" office:value="-0.0231658" calcext:value-type="float">
            <text:p>-0.0231658</text:p>
          </table:table-cell>
          <table:table-cell office:value-type="float" office:value="4.4861" calcext:value-type="float">
            <text:p>4.486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2.9861" calcext:value-type="float">
            <text:p>12.9861</text:p>
          </table:table-cell>
          <table:table-cell office:value-type="float" office:value="-0.143658" calcext:value-type="float">
            <text:p>-0.143658</text:p>
          </table:table-cell>
          <table:table-cell office:value-type="float" office:value="6.01152" calcext:value-type="float">
            <text:p>6.01152</text:p>
          </table:table-cell>
          <table:table-cell office:value-type="float" office:value="-0.204433" calcext:value-type="float">
            <text:p>-0.204433</text:p>
          </table:table-cell>
          <table:table-cell office:value-type="float" office:value="0.487921" calcext:value-type="float">
            <text:p>0.487921</text:p>
          </table:table-cell>
          <table:table-cell office:value-type="float" office:value="3.86933" calcext:value-type="float">
            <text:p>3.8693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490871" calcext:value-type="float">
            <text:p>-0.490871</text:p>
          </table:table-cell>
          <table:table-cell office:value-type="float" office:value="-4.02529" calcext:value-type="float">
            <text:p>-4.02529</text:p>
          </table:table-cell>
          <table:table-cell office:value-type="float" office:value="-5.6535" calcext:value-type="float">
            <text:p>-5.6535</text:p>
          </table:table-cell>
          <table:table-cell office:value-type="float" office:value="0.000271044" calcext:value-type="float">
            <text:p>0.000271044</text:p>
          </table:table-cell>
          <table:table-cell office:value-type="float" office:value="0.00899005" calcext:value-type="float">
            <text:p>0.00899005</text:p>
          </table:table-cell>
          <table:table-cell office:value-type="float" office:value="2.91494" calcext:value-type="float">
            <text:p>2.914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7.86048" calcext:value-type="float">
            <text:p>7.86048</text:p>
          </table:table-cell>
          <table:table-cell office:value-type="float" office:value="3.85052" calcext:value-type="float">
            <text:p>3.85052</text:p>
          </table:table-cell>
          <table:table-cell office:value-type="float" office:value="9.51714" calcext:value-type="float">
            <text:p>9.51714</text:p>
          </table:table-cell>
          <table:table-cell office:value-type="float" office:value="-0.0519746" calcext:value-type="float">
            <text:p>-0.0519746</text:p>
          </table:table-cell>
          <table:table-cell office:value-type="float" office:value="-0.0281582" calcext:value-type="float">
            <text:p>-0.0281582</text:p>
          </table:table-cell>
          <table:table-cell office:value-type="float" office:value="4.62645" calcext:value-type="float">
            <text:p>4.6264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-0.119742" calcext:value-type="float">
            <text:p>-0.119742</text:p>
          </table:table-cell>
          <table:table-cell office:value-type="float" office:value="5.81997" calcext:value-type="float">
            <text:p>5.81997</text:p>
          </table:table-cell>
          <table:table-cell office:value-type="float" office:value="-0.156884" calcext:value-type="float">
            <text:p>-0.156884</text:p>
          </table:table-cell>
          <table:table-cell office:value-type="float" office:value="0.543865" calcext:value-type="float">
            <text:p>0.543865</text:p>
          </table:table-cell>
          <table:table-cell office:value-type="float" office:value="1.92339" calcext:value-type="float">
            <text:p>1.923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69641" calcext:value-type="float">
            <text:p>-0.69641</text:p>
          </table:table-cell>
          <table:table-cell office:value-type="float" office:value="-4.01015" calcext:value-type="float">
            <text:p>-4.01015</text:p>
          </table:table-cell>
          <table:table-cell office:value-type="float" office:value="-5.68653" calcext:value-type="float">
            <text:p>-5.68653</text:p>
          </table:table-cell>
          <table:table-cell office:value-type="float" office:value="-0.013402" calcext:value-type="float">
            <text:p>-0.013402</text:p>
          </table:table-cell>
          <table:table-cell office:value-type="float" office:value="-0.0296722" calcext:value-type="float">
            <text:p>-0.0296722</text:p>
          </table:table-cell>
          <table:table-cell office:value-type="float" office:value="2.8131" calcext:value-type="float">
            <text:p>2.81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8.14099" calcext:value-type="float">
            <text:p>8.14099</text:p>
          </table:table-cell>
          <table:table-cell office:value-type="float" office:value="3.89341" calcext:value-type="float">
            <text:p>3.89341</text:p>
          </table:table-cell>
          <table:table-cell office:value-type="float" office:value="9.34781" calcext:value-type="float">
            <text:p>9.34781</text:p>
          </table:table-cell>
          <table:table-cell office:value-type="float" office:value="-0.0275946" calcext:value-type="float">
            <text:p>-0.0275946</text:p>
          </table:table-cell>
          <table:table-cell office:value-type="float" office:value="0.0252036" calcext:value-type="float">
            <text:p>0.0252036</text:p>
          </table:table-cell>
          <table:table-cell office:value-type="float" office:value="1.56927" calcext:value-type="float">
            <text:p>1.5692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3.361" calcext:value-type="float">
            <text:p>13.361</text:p>
          </table:table-cell>
          <table:table-cell office:value-type="float" office:value="-0.165258" calcext:value-type="float">
            <text:p>-0.165258</text:p>
          </table:table-cell>
          <table:table-cell office:value-type="float" office:value="5.94326" calcext:value-type="float">
            <text:p>5.94326</text:p>
          </table:table-cell>
          <table:table-cell office:value-type="float" office:value="-0.14734" calcext:value-type="float">
            <text:p>-0.14734</text:p>
          </table:table-cell>
          <table:table-cell office:value-type="float" office:value="0.529364" calcext:value-type="float">
            <text:p>0.529364</text:p>
          </table:table-cell>
          <table:table-cell office:value-type="float" office:value="4.84523" calcext:value-type="float">
            <text:p>4.845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912146" calcext:value-type="float">
            <text:p>-0.912146</text:p>
          </table:table-cell>
          <table:table-cell office:value-type="float" office:value="-4.00618" calcext:value-type="float">
            <text:p>-4.00618</text:p>
          </table:table-cell>
          <table:table-cell office:value-type="float" office:value="-5.82787" calcext:value-type="float">
            <text:p>-5.82787</text:p>
          </table:table-cell>
          <table:table-cell office:value-type="float" office:value="-0.0162996" calcext:value-type="float">
            <text:p>-0.0162996</text:p>
          </table:table-cell>
          <table:table-cell office:value-type="float" office:value="-0.0346784" calcext:value-type="float">
            <text:p>-0.0346784</text:p>
          </table:table-cell>
          <table:table-cell office:value-type="float" office:value="4.63238" calcext:value-type="float">
            <text:p>4.6323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8.47494" calcext:value-type="float">
            <text:p>8.47494</text:p>
          </table:table-cell>
          <table:table-cell office:value-type="float" office:value="3.84605" calcext:value-type="float">
            <text:p>3.84605</text:p>
          </table:table-cell>
          <table:table-cell office:value-type="float" office:value="9.58746" calcext:value-type="float">
            <text:p>9.58746</text:p>
          </table:table-cell>
          <table:table-cell office:value-type="float" office:value="-0.0412439" calcext:value-type="float">
            <text:p>-0.0412439</text:p>
          </table:table-cell>
          <table:table-cell office:value-type="float" office:value="-0.00120145" calcext:value-type="float">
            <text:p>-0.00120145</text:p>
          </table:table-cell>
          <table:table-cell office:value-type="float" office:value="5.74402" calcext:value-type="float">
            <text:p>5.744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3.5599" calcext:value-type="float">
            <text:p>13.5599</text:p>
          </table:table-cell>
          <table:table-cell office:value-type="float" office:value="-0.147041" calcext:value-type="float">
            <text:p>-0.147041</text:p>
          </table:table-cell>
          <table:table-cell office:value-type="float" office:value="5.90414" calcext:value-type="float">
            <text:p>5.90414</text:p>
          </table:table-cell>
          <table:table-cell office:value-type="float" office:value="-0.105186" calcext:value-type="float">
            <text:p>-0.105186</text:p>
          </table:table-cell>
          <table:table-cell office:value-type="float" office:value="0.571689" calcext:value-type="float">
            <text:p>0.571689</text:p>
          </table:table-cell>
          <table:table-cell office:value-type="float" office:value="0.414857" calcext:value-type="float">
            <text:p>0.4148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08784" calcext:value-type="float">
            <text:p>-1.08784</text:p>
          </table:table-cell>
          <table:table-cell office:value-type="float" office:value="-3.99344" calcext:value-type="float">
            <text:p>-3.99344</text:p>
          </table:table-cell>
          <table:table-cell office:value-type="float" office:value="-5.69461" calcext:value-type="float">
            <text:p>-5.69461</text:p>
          </table:table-cell>
          <table:table-cell office:value-type="float" office:value="-0.0229921" calcext:value-type="float">
            <text:p>-0.0229921</text:p>
          </table:table-cell>
          <table:table-cell office:value-type="float" office:value="-0.0481675" calcext:value-type="float">
            <text:p>-0.0481675</text:p>
          </table:table-cell>
          <table:table-cell office:value-type="float" office:value="0.620292" calcext:value-type="float">
            <text:p>0.62029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8.79204" calcext:value-type="float">
            <text:p>8.79204</text:p>
          </table:table-cell>
          <table:table-cell office:value-type="float" office:value="3.85957" calcext:value-type="float">
            <text:p>3.85957</text:p>
          </table:table-cell>
          <table:table-cell office:value-type="float" office:value="9.60846" calcext:value-type="float">
            <text:p>9.60846</text:p>
          </table:table-cell>
          <table:table-cell office:value-type="float" office:value="-0.0304557" calcext:value-type="float">
            <text:p>-0.0304557</text:p>
          </table:table-cell>
          <table:table-cell office:value-type="float" office:value="0.0219297" calcext:value-type="float">
            <text:p>0.0219297</text:p>
          </table:table-cell>
          <table:table-cell office:value-type="float" office:value="0.500811" calcext:value-type="float">
            <text:p>0.50081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3.7507" calcext:value-type="float">
            <text:p>13.7507</text:p>
          </table:table-cell>
          <table:table-cell office:value-type="float" office:value="-0.1568" calcext:value-type="float">
            <text:p>-0.1568</text:p>
          </table:table-cell>
          <table:table-cell office:value-type="float" office:value="5.88274" calcext:value-type="float">
            <text:p>5.88274</text:p>
          </table:table-cell>
          <table:table-cell office:value-type="float" office:value="-0.0815399" calcext:value-type="float">
            <text:p>-0.0815399</text:p>
          </table:table-cell>
          <table:table-cell office:value-type="float" office:value="0.580015" calcext:value-type="float">
            <text:p>0.580015</text:p>
          </table:table-cell>
          <table:table-cell office:value-type="float" office:value="0.429899" calcext:value-type="float">
            <text:p>0.42989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26021" calcext:value-type="float">
            <text:p>-1.26021</text:p>
          </table:table-cell>
          <table:table-cell office:value-type="float" office:value="-3.99063" calcext:value-type="float">
            <text:p>-3.99063</text:p>
          </table:table-cell>
          <table:table-cell office:value-type="float" office:value="-5.56555" calcext:value-type="float">
            <text:p>-5.56555</text:p>
          </table:table-cell>
          <table:table-cell office:value-type="float" office:value="-0.02574" calcext:value-type="float">
            <text:p>-0.02574</text:p>
          </table:table-cell>
          <table:table-cell office:value-type="float" office:value="-0.0549702" calcext:value-type="float">
            <text:p>-0.0549702</text:p>
          </table:table-cell>
          <table:table-cell office:value-type="float" office:value="0.609396" calcext:value-type="float">
            <text:p>0.6093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9.11035" calcext:value-type="float">
            <text:p>9.11035</text:p>
          </table:table-cell>
          <table:table-cell office:value-type="float" office:value="3.84728" calcext:value-type="float">
            <text:p>3.84728</text:p>
          </table:table-cell>
          <table:table-cell office:value-type="float" office:value="9.65685" calcext:value-type="float">
            <text:p>9.65685</text:p>
          </table:table-cell>
          <table:table-cell office:value-type="float" office:value="-0.0298142" calcext:value-type="float">
            <text:p>-0.0298142</text:p>
          </table:table-cell>
          <table:table-cell office:value-type="float" office:value="0.0233394" calcext:value-type="float">
            <text:p>0.0233394</text:p>
          </table:table-cell>
          <table:table-cell office:value-type="float" office:value="0.547084" calcext:value-type="float">
            <text:p>0.5470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3.9384" calcext:value-type="float">
            <text:p>13.9384</text:p>
          </table:table-cell>
          <table:table-cell office:value-type="float" office:value="-0.167154" calcext:value-type="float">
            <text:p>-0.167154</text:p>
          </table:table-cell>
          <table:table-cell office:value-type="float" office:value="5.67803" calcext:value-type="float">
            <text:p>5.67803</text:p>
          </table:table-cell>
          <table:table-cell office:value-type="float" office:value="-0.0602515" calcext:value-type="float">
            <text:p>-0.0602515</text:p>
          </table:table-cell>
          <table:table-cell office:value-type="float" office:value="0.583147" calcext:value-type="float">
            <text:p>0.583147</text:p>
          </table:table-cell>
          <table:table-cell office:value-type="float" office:value="5.85934" calcext:value-type="float">
            <text:p>5.859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43149" calcext:value-type="float">
            <text:p>-1.43149</text:p>
          </table:table-cell>
          <table:table-cell office:value-type="float" office:value="-3.9751" calcext:value-type="float">
            <text:p>-3.9751</text:p>
          </table:table-cell>
          <table:table-cell office:value-type="float" office:value="-5.35353" calcext:value-type="float">
            <text:p>-5.35353</text:p>
          </table:table-cell>
          <table:table-cell office:value-type="float" office:value="-0.0409551" calcext:value-type="float">
            <text:p>-0.0409551</text:p>
          </table:table-cell>
          <table:table-cell office:value-type="float" office:value="-0.0963163" calcext:value-type="float">
            <text:p>-0.0963163</text:p>
          </table:table-cell>
          <table:table-cell office:value-type="float" office:value="6.84175" calcext:value-type="float">
            <text:p>6.841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9.43581" calcext:value-type="float">
            <text:p>9.43581</text:p>
          </table:table-cell>
          <table:table-cell office:value-type="float" office:value="3.81854" calcext:value-type="float">
            <text:p>3.81854</text:p>
          </table:table-cell>
          <table:table-cell office:value-type="float" office:value="9.57546" calcext:value-type="float">
            <text:p>9.57546</text:p>
          </table:table-cell>
          <table:table-cell office:value-type="float" office:value="-0.0379717" calcext:value-type="float">
            <text:p>-0.0379717</text:p>
          </table:table-cell>
          <table:table-cell office:value-type="float" office:value="0.00240431" calcext:value-type="float">
            <text:p>0.00240431</text:p>
          </table:table-cell>
          <table:table-cell office:value-type="float" office:value="4.65781" calcext:value-type="float">
            <text:p>4.6578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4.1243" calcext:value-type="float">
            <text:p>14.1243</text:p>
          </table:table-cell>
          <table:table-cell office:value-type="float" office:value="-0.169077" calcext:value-type="float">
            <text:p>-0.169077</text:p>
          </table:table-cell>
          <table:table-cell office:value-type="float" office:value="5.66873" calcext:value-type="float">
            <text:p>5.66873</text:p>
          </table:table-cell>
          <table:table-cell office:value-type="float" office:value="-0.0367595" calcext:value-type="float">
            <text:p>-0.0367595</text:p>
          </table:table-cell>
          <table:table-cell office:value-type="float" office:value="0.590297" calcext:value-type="float">
            <text:p>0.590297</text:p>
          </table:table-cell>
          <table:table-cell office:value-type="float" office:value="3.27722" calcext:value-type="float">
            <text:p>3.277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61619" calcext:value-type="float">
            <text:p>-1.61619</text:p>
          </table:table-cell>
          <table:table-cell office:value-type="float" office:value="-3.96736" calcext:value-type="float">
            <text:p>-3.96736</text:p>
          </table:table-cell>
          <table:table-cell office:value-type="float" office:value="-5.32596" calcext:value-type="float">
            <text:p>-5.32596</text:p>
          </table:table-cell>
          <table:table-cell office:value-type="float" office:value="-0.0493772" calcext:value-type="float">
            <text:p>-0.0493772</text:p>
          </table:table-cell>
          <table:table-cell office:value-type="float" office:value="-0.114729" calcext:value-type="float">
            <text:p>-0.114729</text:p>
          </table:table-cell>
          <table:table-cell office:value-type="float" office:value="2.57683" calcext:value-type="float">
            <text:p>2.5768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9.7559" calcext:value-type="float">
            <text:p>9.7559</text:p>
          </table:table-cell>
          <table:table-cell office:value-type="float" office:value="3.81098" calcext:value-type="float">
            <text:p>3.81098</text:p>
          </table:table-cell>
          <table:table-cell office:value-type="float" office:value="9.66791" calcext:value-type="float">
            <text:p>9.66791</text:p>
          </table:table-cell>
          <table:table-cell office:value-type="float" office:value="-0.0350847" calcext:value-type="float">
            <text:p>-0.0350847</text:p>
          </table:table-cell>
          <table:table-cell office:value-type="float" office:value="0.0103076" calcext:value-type="float">
            <text:p>0.0103076</text:p>
          </table:table-cell>
          <table:table-cell office:value-type="float" office:value="3.74277" calcext:value-type="float">
            <text:p>3.7427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4.3189" calcext:value-type="float">
            <text:p>14.3189</text:p>
          </table:table-cell>
          <table:table-cell office:value-type="float" office:value="-0.151628" calcext:value-type="float">
            <text:p>-0.151628</text:p>
          </table:table-cell>
          <table:table-cell office:value-type="float" office:value="5.54715" calcext:value-type="float">
            <text:p>5.54715</text:p>
          </table:table-cell>
          <table:table-cell office:value-type="float" office:value="-0.00411404" calcext:value-type="float">
            <text:p>-0.00411404</text:p>
          </table:table-cell>
          <table:table-cell office:value-type="float" office:value="0.611503" calcext:value-type="float">
            <text:p>0.611503</text:p>
          </table:table-cell>
          <table:table-cell office:value-type="float" office:value="3.03198" calcext:value-type="float">
            <text:p>3.0319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70424" calcext:value-type="float">
            <text:p>-1.70424</text:p>
          </table:table-cell>
          <table:table-cell office:value-type="float" office:value="-3.98757" calcext:value-type="float">
            <text:p>-3.98757</text:p>
          </table:table-cell>
          <table:table-cell office:value-type="float" office:value="-4.80012" calcext:value-type="float">
            <text:p>-4.80012</text:p>
          </table:table-cell>
          <table:table-cell office:value-type="float" office:value="-0.0351203" calcext:value-type="float">
            <text:p>-0.0351203</text:p>
          </table:table-cell>
          <table:table-cell office:value-type="float" office:value="-0.0812579" calcext:value-type="float">
            <text:p>-0.0812579</text:p>
          </table:table-cell>
          <table:table-cell office:value-type="float" office:value="4.61559" calcext:value-type="float">
            <text:p>4.6155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0.0832" calcext:value-type="float">
            <text:p>10.0832</text:p>
          </table:table-cell>
          <table:table-cell office:value-type="float" office:value="3.8106" calcext:value-type="float">
            <text:p>3.8106</text:p>
          </table:table-cell>
          <table:table-cell office:value-type="float" office:value="9.65164" calcext:value-type="float">
            <text:p>9.65164</text:p>
          </table:table-cell>
          <table:table-cell office:value-type="float" office:value="-0.031396" calcext:value-type="float">
            <text:p>-0.031396</text:p>
          </table:table-cell>
          <table:table-cell office:value-type="float" office:value="0.0159747" calcext:value-type="float">
            <text:p>0.0159747</text:p>
          </table:table-cell>
          <table:table-cell office:value-type="float" office:value="2.47148" calcext:value-type="float">
            <text:p>2.471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4.5063" calcext:value-type="float">
            <text:p>14.5063</text:p>
          </table:table-cell>
          <table:table-cell office:value-type="float" office:value="-0.122052" calcext:value-type="float">
            <text:p>-0.122052</text:p>
          </table:table-cell>
          <table:table-cell office:value-type="float" office:value="5.79454" calcext:value-type="float">
            <text:p>5.79454</text:p>
          </table:table-cell>
          <table:table-cell office:value-type="float" office:value="0.0310109" calcext:value-type="float">
            <text:p>0.0310109</text:p>
          </table:table-cell>
          <table:table-cell office:value-type="float" office:value="0.63604" calcext:value-type="float">
            <text:p>0.63604</text:p>
          </table:table-cell>
          <table:table-cell office:value-type="float" office:value="3.69172" calcext:value-type="float">
            <text:p>3.6917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88561" calcext:value-type="float">
            <text:p>-1.88561</text:p>
          </table:table-cell>
          <table:table-cell office:value-type="float" office:value="-3.98081" calcext:value-type="float">
            <text:p>-3.98081</text:p>
          </table:table-cell>
          <table:table-cell office:value-type="float" office:value="-5.03079" calcext:value-type="float">
            <text:p>-5.03079</text:p>
          </table:table-cell>
          <table:table-cell office:value-type="float" office:value="-0.0335739" calcext:value-type="float">
            <text:p>-0.0335739</text:p>
          </table:table-cell>
          <table:table-cell office:value-type="float" office:value="-0.0636341" calcext:value-type="float">
            <text:p>-0.0636341</text:p>
          </table:table-cell>
          <table:table-cell office:value-type="float" office:value="3.019" calcext:value-type="float">
            <text:p>3.0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0.4013" calcext:value-type="float">
            <text:p>10.4013</text:p>
          </table:table-cell>
          <table:table-cell office:value-type="float" office:value="3.83891" calcext:value-type="float">
            <text:p>3.83891</text:p>
          </table:table-cell>
          <table:table-cell office:value-type="float" office:value="9.94808" calcext:value-type="float">
            <text:p>9.94808</text:p>
          </table:table-cell>
          <table:table-cell office:value-type="float" office:value="-0.0124353" calcext:value-type="float">
            <text:p>-0.0124353</text:p>
          </table:table-cell>
          <table:table-cell office:value-type="float" office:value="0.0600595" calcext:value-type="float">
            <text:p>0.0600595</text:p>
          </table:table-cell>
          <table:table-cell office:value-type="float" office:value="6.01623" calcext:value-type="float">
            <text:p>6.016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4.6962" calcext:value-type="float">
            <text:p>14.6962</text:p>
          </table:table-cell>
          <table:table-cell office:value-type="float" office:value="-0.0846723" calcext:value-type="float">
            <text:p>-0.0846723</text:p>
          </table:table-cell>
          <table:table-cell office:value-type="float" office:value="5.58299" calcext:value-type="float">
            <text:p>5.58299</text:p>
          </table:table-cell>
          <table:table-cell office:value-type="float" office:value="0.0697129" calcext:value-type="float">
            <text:p>0.0697129</text:p>
          </table:table-cell>
          <table:table-cell office:value-type="float" office:value="0.665994" calcext:value-type="float">
            <text:p>0.665994</text:p>
          </table:table-cell>
          <table:table-cell office:value-type="float" office:value="2.2394" calcext:value-type="float">
            <text:p>2.23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9986" calcext:value-type="float">
            <text:p>-1.9986</text:p>
          </table:table-cell>
          <table:table-cell office:value-type="float" office:value="-3.98344" calcext:value-type="float">
            <text:p>-3.98344</text:p>
          </table:table-cell>
          <table:table-cell office:value-type="float" office:value="-4.65577" calcext:value-type="float">
            <text:p>-4.65577</text:p>
          </table:table-cell>
          <table:table-cell office:value-type="float" office:value="-0.0305868" calcext:value-type="float">
            <text:p>-0.0305868</text:p>
          </table:table-cell>
          <table:table-cell office:value-type="float" office:value="-0.0575848" calcext:value-type="float">
            <text:p>-0.0575848</text:p>
          </table:table-cell>
          <table:table-cell office:value-type="float" office:value="2.49961" calcext:value-type="float">
            <text:p>2.4996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0.7275" calcext:value-type="float">
            <text:p>10.7275</text:p>
          </table:table-cell>
          <table:table-cell office:value-type="float" office:value="3.85414" calcext:value-type="float">
            <text:p>3.85414</text:p>
          </table:table-cell>
          <table:table-cell office:value-type="float" office:value="9.79661" calcext:value-type="float">
            <text:p>9.79661</text:p>
          </table:table-cell>
          <table:table-cell office:value-type="float" office:value="-0.00423588" calcext:value-type="float">
            <text:p>-0.00423588</text:p>
          </table:table-cell>
          <table:table-cell office:value-type="float" office:value="0.0696518" calcext:value-type="float">
            <text:p>0.0696518</text:p>
          </table:table-cell>
          <table:table-cell office:value-type="float" office:value="1.15829" calcext:value-type="float">
            <text:p>1.158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4.8505" calcext:value-type="float">
            <text:p>14.8505</text:p>
          </table:table-cell>
          <table:table-cell office:value-type="float" office:value="-0.047149" calcext:value-type="float">
            <text:p>-0.047149</text:p>
          </table:table-cell>
          <table:table-cell office:value-type="float" office:value="5.37845" calcext:value-type="float">
            <text:p>5.37845</text:p>
          </table:table-cell>
          <table:table-cell office:value-type="float" office:value="0.105135" calcext:value-type="float">
            <text:p>0.105135</text:p>
          </table:table-cell>
          <table:table-cell office:value-type="float" office:value="0.690358" calcext:value-type="float">
            <text:p>0.690358</text:p>
          </table:table-cell>
          <table:table-cell office:value-type="float" office:value="1.74524" calcext:value-type="float">
            <text:p>1.7452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14647" calcext:value-type="float">
            <text:p>-2.14647</text:p>
          </table:table-cell>
          <table:table-cell office:value-type="float" office:value="-3.97236" calcext:value-type="float">
            <text:p>-3.97236</text:p>
          </table:table-cell>
          <table:table-cell office:value-type="float" office:value="-4.50228" calcext:value-type="float">
            <text:p>-4.50228</text:p>
          </table:table-cell>
          <table:table-cell office:value-type="float" office:value="-0.0406404" calcext:value-type="float">
            <text:p>-0.0406404</text:p>
          </table:table-cell>
          <table:table-cell office:value-type="float" office:value="-0.0814594" calcext:value-type="float">
            <text:p>-0.0814594</text:p>
          </table:table-cell>
          <table:table-cell office:value-type="float" office:value="3.38257" calcext:value-type="float">
            <text:p>3.382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1.0143" calcext:value-type="float">
            <text:p>11.0143</text:p>
          </table:table-cell>
          <table:table-cell office:value-type="float" office:value="3.88972" calcext:value-type="float">
            <text:p>3.88972</text:p>
          </table:table-cell>
          <table:table-cell office:value-type="float" office:value="9.60786" calcext:value-type="float">
            <text:p>9.60786</text:p>
          </table:table-cell>
          <table:table-cell office:value-type="float" office:value="0.0143998" calcext:value-type="float">
            <text:p>0.0143998</text:p>
          </table:table-cell>
          <table:table-cell office:value-type="float" office:value="0.102509" calcext:value-type="float">
            <text:p>0.102509</text:p>
          </table:table-cell>
          <table:table-cell office:value-type="float" office:value="1.14342" calcext:value-type="float">
            <text:p>1.143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0319" calcext:value-type="float">
            <text:p>15.0319</text:p>
          </table:table-cell>
          <table:table-cell office:value-type="float" office:value="-0.0380556" calcext:value-type="float">
            <text:p>-0.0380556</text:p>
          </table:table-cell>
          <table:table-cell office:value-type="float" office:value="5.35573" calcext:value-type="float">
            <text:p>5.35573</text:p>
          </table:table-cell>
          <table:table-cell office:value-type="float" office:value="0.121718" calcext:value-type="float">
            <text:p>0.121718</text:p>
          </table:table-cell>
          <table:table-cell office:value-type="float" office:value="0.679609" calcext:value-type="float">
            <text:p>0.679609</text:p>
          </table:table-cell>
          <table:table-cell office:value-type="float" office:value="0.318559" calcext:value-type="float">
            <text:p>0.31855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27285" calcext:value-type="float">
            <text:p>-2.27285</text:p>
          </table:table-cell>
          <table:table-cell office:value-type="float" office:value="-3.97407" calcext:value-type="float">
            <text:p>-3.97407</text:p>
          </table:table-cell>
          <table:table-cell office:value-type="float" office:value="-4.34726" calcext:value-type="float">
            <text:p>-4.34726</text:p>
          </table:table-cell>
          <table:table-cell office:value-type="float" office:value="-0.0382165" calcext:value-type="float">
            <text:p>-0.0382165</text:p>
          </table:table-cell>
          <table:table-cell office:value-type="float" office:value="-0.0727299" calcext:value-type="float">
            <text:p>-0.0727299</text:p>
          </table:table-cell>
          <table:table-cell office:value-type="float" office:value="0.339106" calcext:value-type="float">
            <text:p>0.3391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1.3467" calcext:value-type="float">
            <text:p>11.3467</text:p>
          </table:table-cell>
          <table:table-cell office:value-type="float" office:value="3.87594" calcext:value-type="float">
            <text:p>3.87594</text:p>
          </table:table-cell>
          <table:table-cell office:value-type="float" office:value="9.66636" calcext:value-type="float">
            <text:p>9.66636</text:p>
          </table:table-cell>
          <table:table-cell office:value-type="float" office:value="0.00990573" calcext:value-type="float">
            <text:p>0.00990573</text:p>
          </table:table-cell>
          <table:table-cell office:value-type="float" office:value="0.0866986" calcext:value-type="float">
            <text:p>0.0866986</text:p>
          </table:table-cell>
          <table:table-cell office:value-type="float" office:value="0.251456" calcext:value-type="float">
            <text:p>0.25145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2136" calcext:value-type="float">
            <text:p>15.2136</text:p>
          </table:table-cell>
          <table:table-cell office:value-type="float" office:value="-0.0491749" calcext:value-type="float">
            <text:p>-0.0491749</text:p>
          </table:table-cell>
          <table:table-cell office:value-type="float" office:value="5.43963" calcext:value-type="float">
            <text:p>5.43963</text:p>
          </table:table-cell>
          <table:table-cell office:value-type="float" office:value="0.124039" calcext:value-type="float">
            <text:p>0.124039</text:p>
          </table:table-cell>
          <table:table-cell office:value-type="float" office:value="0.645616" calcext:value-type="float">
            <text:p>0.645616</text:p>
          </table:table-cell>
          <table:table-cell office:value-type="float" office:value="1.21067" calcext:value-type="float">
            <text:p>1.210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4203" calcext:value-type="float">
            <text:p>-2.4203</text:p>
          </table:table-cell>
          <table:table-cell office:value-type="float" office:value="-3.97918" calcext:value-type="float">
            <text:p>-3.97918</text:p>
          </table:table-cell>
          <table:table-cell office:value-type="float" office:value="-4.39139" calcext:value-type="float">
            <text:p>-4.39139</text:p>
          </table:table-cell>
          <table:table-cell office:value-type="float" office:value="-0.0344158" calcext:value-type="float">
            <text:p>-0.0344158</text:p>
          </table:table-cell>
          <table:table-cell office:value-type="float" office:value="-0.0603694" calcext:value-type="float">
            <text:p>-0.0603694</text:p>
          </table:table-cell>
          <table:table-cell office:value-type="float" office:value="0.61446" calcext:value-type="float">
            <text:p>0.6144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1.6859" calcext:value-type="float">
            <text:p>11.6859</text:p>
          </table:table-cell>
          <table:table-cell office:value-type="float" office:value="3.84621" calcext:value-type="float">
            <text:p>3.84621</text:p>
          </table:table-cell>
          <table:table-cell office:value-type="float" office:value="9.84748" calcext:value-type="float">
            <text:p>9.84748</text:p>
          </table:table-cell>
          <table:table-cell office:value-type="float" office:value="0.000121518" calcext:value-type="float">
            <text:p>0.000121518</text:p>
          </table:table-cell>
          <table:table-cell office:value-type="float" office:value="0.0636281" calcext:value-type="float">
            <text:p>0.0636281</text:p>
          </table:table-cell>
          <table:table-cell office:value-type="float" office:value="1.58415" calcext:value-type="float">
            <text:p>1.584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3953" calcext:value-type="float">
            <text:p>15.3953</text:p>
          </table:table-cell>
          <table:table-cell office:value-type="float" office:value="-0.0458647" calcext:value-type="float">
            <text:p>-0.0458647</text:p>
          </table:table-cell>
          <table:table-cell office:value-type="float" office:value="5.45724" calcext:value-type="float">
            <text:p>5.45724</text:p>
          </table:table-cell>
          <table:table-cell office:value-type="float" office:value="0.133391" calcext:value-type="float">
            <text:p>0.133391</text:p>
          </table:table-cell>
          <table:table-cell office:value-type="float" office:value="0.625471" calcext:value-type="float">
            <text:p>0.625471</text:p>
          </table:table-cell>
          <table:table-cell office:value-type="float" office:value="2.39022" calcext:value-type="float">
            <text:p>2.390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57407" calcext:value-type="float">
            <text:p>-2.57407</text:p>
          </table:table-cell>
          <table:table-cell office:value-type="float" office:value="-3.97524" calcext:value-type="float">
            <text:p>-3.97524</text:p>
          </table:table-cell>
          <table:table-cell office:value-type="float" office:value="-4.41825" calcext:value-type="float">
            <text:p>-4.41825</text:p>
          </table:table-cell>
          <table:table-cell office:value-type="float" office:value="-0.0373475" calcext:value-type="float">
            <text:p>-0.0373475</text:p>
          </table:table-cell>
          <table:table-cell office:value-type="float" office:value="-0.0637222" calcext:value-type="float">
            <text:p>-0.0637222</text:p>
          </table:table-cell>
          <table:table-cell office:value-type="float" office:value="1.37164" calcext:value-type="float">
            <text:p>1.371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2.0235" calcext:value-type="float">
            <text:p>12.0235</text:p>
          </table:table-cell>
          <table:table-cell office:value-type="float" office:value="3.83226" calcext:value-type="float">
            <text:p>3.83226</text:p>
          </table:table-cell>
          <table:table-cell office:value-type="float" office:value="9.94199" calcext:value-type="float">
            <text:p>9.94199</text:p>
          </table:table-cell>
          <table:table-cell office:value-type="float" office:value="-0.0032204" calcext:value-type="float">
            <text:p>-0.0032204</text:p>
          </table:table-cell>
          <table:table-cell office:value-type="float" office:value="0.0538481" calcext:value-type="float">
            <text:p>0.0538481</text:p>
          </table:table-cell>
          <table:table-cell office:value-type="float" office:value="2.30191" calcext:value-type="float">
            <text:p>2.301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5737" calcext:value-type="float">
            <text:p>15.5737</text:p>
          </table:table-cell>
          <table:table-cell office:value-type="float" office:value="-0.0201179" calcext:value-type="float">
            <text:p>-0.0201179</text:p>
          </table:table-cell>
          <table:table-cell office:value-type="float" office:value="5.19576" calcext:value-type="float">
            <text:p>5.19576</text:p>
          </table:table-cell>
          <table:table-cell office:value-type="float" office:value="0.155906" calcext:value-type="float">
            <text:p>0.155906</text:p>
          </table:table-cell>
          <table:table-cell office:value-type="float" office:value="0.629435" calcext:value-type="float">
            <text:p>0.629435</text:p>
          </table:table-cell>
          <table:table-cell office:value-type="float" office:value="4.75262" calcext:value-type="float">
            <text:p>4.752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66425" calcext:value-type="float">
            <text:p>-2.66425</text:p>
          </table:table-cell>
          <table:table-cell office:value-type="float" office:value="-3.98752" calcext:value-type="float">
            <text:p>-3.98752</text:p>
          </table:table-cell>
          <table:table-cell office:value-type="float" office:value="-3.97398" calcext:value-type="float">
            <text:p>-3.97398</text:p>
          </table:table-cell>
          <table:table-cell office:value-type="float" office:value="-0.0294791" calcext:value-type="float">
            <text:p>-0.0294791</text:p>
          </table:table-cell>
          <table:table-cell office:value-type="float" office:value="-0.0511347" calcext:value-type="float">
            <text:p>-0.0511347</text:p>
          </table:table-cell>
          <table:table-cell office:value-type="float" office:value="5.66029" calcext:value-type="float">
            <text:p>5.660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2.3541" calcext:value-type="float">
            <text:p>12.3541</text:p>
          </table:table-cell>
          <table:table-cell office:value-type="float" office:value="3.83624" calcext:value-type="float">
            <text:p>3.83624</text:p>
          </table:table-cell>
          <table:table-cell office:value-type="float" office:value="9.73035" calcext:value-type="float">
            <text:p>9.73035</text:p>
          </table:table-cell>
          <table:table-cell office:value-type="float" office:value="-0.00164476" calcext:value-type="float">
            <text:p>-0.00164476</text:p>
          </table:table-cell>
          <table:table-cell office:value-type="float" office:value="0.0490664" calcext:value-type="float">
            <text:p>0.0490664</text:p>
          </table:table-cell>
          <table:table-cell office:value-type="float" office:value="3.94237" calcext:value-type="float">
            <text:p>3.9423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7447" calcext:value-type="float">
            <text:p>15.7447</text:p>
          </table:table-cell>
          <table:table-cell office:value-type="float" office:value="0.0275994" calcext:value-type="float">
            <text:p>0.0275994</text:p>
          </table:table-cell>
          <table:table-cell office:value-type="float" office:value="5.40229" calcext:value-type="float">
            <text:p>5.40229</text:p>
          </table:table-cell>
          <table:table-cell office:value-type="float" office:value="0.186206" calcext:value-type="float">
            <text:p>0.186206</text:p>
          </table:table-cell>
          <table:table-cell office:value-type="float" office:value="0.643319" calcext:value-type="float">
            <text:p>0.643319</text:p>
          </table:table-cell>
          <table:table-cell office:value-type="float" office:value="2.85386" calcext:value-type="float">
            <text:p>2.853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8076" calcext:value-type="float">
            <text:p>-2.8076</text:p>
          </table:table-cell>
          <table:table-cell office:value-type="float" office:value="-3.98992" calcext:value-type="float">
            <text:p>-3.98992</text:p>
          </table:table-cell>
          <table:table-cell office:value-type="float" office:value="-4.14693" calcext:value-type="float">
            <text:p>-4.14693</text:p>
          </table:table-cell>
          <table:table-cell office:value-type="float" office:value="-0.0243719" calcext:value-type="float">
            <text:p>-0.0243719</text:p>
          </table:table-cell>
          <table:table-cell office:value-type="float" office:value="-0.0334318" calcext:value-type="float">
            <text:p>-0.0334318</text:p>
          </table:table-cell>
          <table:table-cell office:value-type="float" office:value="3.25594" calcext:value-type="float">
            <text:p>3.255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2.6686" calcext:value-type="float">
            <text:p>12.6686</text:p>
          </table:table-cell>
          <table:table-cell office:value-type="float" office:value="3.88668" calcext:value-type="float">
            <text:p>3.88668</text:p>
          </table:table-cell>
          <table:table-cell office:value-type="float" office:value="9.93192" calcext:value-type="float">
            <text:p>9.93192</text:p>
          </table:table-cell>
          <table:table-cell office:value-type="float" office:value="0.0219108" calcext:value-type="float">
            <text:p>0.0219108</text:p>
          </table:table-cell>
          <table:table-cell office:value-type="float" office:value="0.0966084" calcext:value-type="float">
            <text:p>0.0966084</text:p>
          </table:table-cell>
          <table:table-cell office:value-type="float" office:value="4.05429" calcext:value-type="float">
            <text:p>4.054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927" calcext:value-type="float">
            <text:p>15.927</text:p>
          </table:table-cell>
          <table:table-cell office:value-type="float" office:value="0.108183" calcext:value-type="float">
            <text:p>0.108183</text:p>
          </table:table-cell>
          <table:table-cell office:value-type="float" office:value="5.45955" calcext:value-type="float">
            <text:p>5.45955</text:p>
          </table:table-cell>
          <table:table-cell office:value-type="float" office:value="0.233278" calcext:value-type="float">
            <text:p>0.233278</text:p>
          </table:table-cell>
          <table:table-cell office:value-type="float" office:value="0.684439" calcext:value-type="float">
            <text:p>0.684439</text:p>
          </table:table-cell>
          <table:table-cell office:value-type="float" office:value="0.576034" calcext:value-type="float">
            <text:p>0.5760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94227" calcext:value-type="float">
            <text:p>-2.94227</text:p>
          </table:table-cell>
          <table:table-cell office:value-type="float" office:value="-3.97008" calcext:value-type="float">
            <text:p>-3.97008</text:p>
          </table:table-cell>
          <table:table-cell office:value-type="float" office:value="-4.15589" calcext:value-type="float">
            <text:p>-4.15589</text:p>
          </table:table-cell>
          <table:table-cell office:value-type="float" office:value="-0.0325355" calcext:value-type="float">
            <text:p>-0.0325355</text:p>
          </table:table-cell>
          <table:table-cell office:value-type="float" office:value="-0.043186" calcext:value-type="float">
            <text:p>-0.043186</text:p>
          </table:table-cell>
          <table:table-cell office:value-type="float" office:value="0.624743" calcext:value-type="float">
            <text:p>0.62474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2.9948" calcext:value-type="float">
            <text:p>12.9948</text:p>
          </table:table-cell>
          <table:table-cell office:value-type="float" office:value="3.95966" calcext:value-type="float">
            <text:p>3.95966</text:p>
          </table:table-cell>
          <table:table-cell office:value-type="float" office:value="9.96434" calcext:value-type="float">
            <text:p>9.96434</text:p>
          </table:table-cell>
          <table:table-cell office:value-type="float" office:value="0.0506173" calcext:value-type="float">
            <text:p>0.0506173</text:p>
          </table:table-cell>
          <table:table-cell office:value-type="float" office:value="0.147736" calcext:value-type="float">
            <text:p>0.147736</text:p>
          </table:table-cell>
          <table:table-cell office:value-type="float" office:value="0.657198" calcext:value-type="float">
            <text:p>0.65719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093" calcext:value-type="float">
            <text:p>16.093</text:p>
          </table:table-cell>
          <table:table-cell office:value-type="float" office:value="0.0934343" calcext:value-type="float">
            <text:p>0.0934343</text:p>
          </table:table-cell>
          <table:table-cell office:value-type="float" office:value="5.26582" calcext:value-type="float">
            <text:p>5.26582</text:p>
          </table:table-cell>
          <table:table-cell office:value-type="float" office:value="0.224018" calcext:value-type="float">
            <text:p>0.224018</text:p>
          </table:table-cell>
          <table:table-cell office:value-type="float" office:value="0.633985" calcext:value-type="float">
            <text:p>0.633985</text:p>
          </table:table-cell>
          <table:table-cell office:value-type="float" office:value="1.33065" calcext:value-type="float">
            <text:p>1.3306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05167" calcext:value-type="float">
            <text:p>-3.05167</text:p>
          </table:table-cell>
          <table:table-cell office:value-type="float" office:value="-3.98018" calcext:value-type="float">
            <text:p>-3.98018</text:p>
          </table:table-cell>
          <table:table-cell office:value-type="float" office:value="-3.91879" calcext:value-type="float">
            <text:p>-3.91879</text:p>
          </table:table-cell>
          <table:table-cell office:value-type="float" office:value="-0.0252534" calcext:value-type="float">
            <text:p>-0.0252534</text:p>
          </table:table-cell>
          <table:table-cell office:value-type="float" office:value="-0.0307277" calcext:value-type="float">
            <text:p>-0.0307277</text:p>
          </table:table-cell>
          <table:table-cell office:value-type="float" office:value="1.27767" calcext:value-type="float">
            <text:p>1.277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3.3304" calcext:value-type="float">
            <text:p>13.3304</text:p>
          </table:table-cell>
          <table:table-cell office:value-type="float" office:value="3.92442" calcext:value-type="float">
            <text:p>3.92442</text:p>
          </table:table-cell>
          <table:table-cell office:value-type="float" office:value="9.88657" calcext:value-type="float">
            <text:p>9.88657</text:p>
          </table:table-cell>
          <table:table-cell office:value-type="float" office:value="0.0344772" calcext:value-type="float">
            <text:p>0.0344772</text:p>
          </table:table-cell>
          <table:table-cell office:value-type="float" office:value="0.104528" calcext:value-type="float">
            <text:p>0.104528</text:p>
          </table:table-cell>
          <table:table-cell office:value-type="float" office:value="0.767972" calcext:value-type="float">
            <text:p>0.76797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256" calcext:value-type="float">
            <text:p>16.256</text:p>
          </table:table-cell>
          <table:table-cell office:value-type="float" office:value="0.0769594" calcext:value-type="float">
            <text:p>0.0769594</text:p>
          </table:table-cell>
          <table:table-cell office:value-type="float" office:value="5.23842" calcext:value-type="float">
            <text:p>5.23842</text:p>
          </table:table-cell>
          <table:table-cell office:value-type="float" office:value="0.212317" calcext:value-type="float">
            <text:p>0.212317</text:p>
          </table:table-cell>
          <table:table-cell office:value-type="float" office:value="0.581073" calcext:value-type="float">
            <text:p>0.581073</text:p>
          </table:table-cell>
          <table:table-cell office:value-type="float" office:value="1.61421" calcext:value-type="float">
            <text:p>1.6142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18968" calcext:value-type="float">
            <text:p>-3.18968</text:p>
          </table:table-cell>
          <table:table-cell office:value-type="float" office:value="-3.98115" calcext:value-type="float">
            <text:p>-3.98115</text:p>
          </table:table-cell>
          <table:table-cell office:value-type="float" office:value="-3.93041" calcext:value-type="float">
            <text:p>-3.93041</text:p>
          </table:table-cell>
          <table:table-cell office:value-type="float" office:value="-0.0259188" calcext:value-type="float">
            <text:p>-0.0259188</text:p>
          </table:table-cell>
          <table:table-cell office:value-type="float" office:value="-0.0323426" calcext:value-type="float">
            <text:p>-0.0323426</text:p>
          </table:table-cell>
          <table:table-cell office:value-type="float" office:value="0.464302" calcext:value-type="float">
            <text:p>0.4643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3.6636" calcext:value-type="float">
            <text:p>13.6636</text:p>
          </table:table-cell>
          <table:table-cell office:value-type="float" office:value="3.89656" calcext:value-type="float">
            <text:p>3.89656</text:p>
          </table:table-cell>
          <table:table-cell office:value-type="float" office:value="9.96632" calcext:value-type="float">
            <text:p>9.96632</text:p>
          </table:table-cell>
          <table:table-cell office:value-type="float" office:value="0.0231265" calcext:value-type="float">
            <text:p>0.0231265</text:p>
          </table:table-cell>
          <table:table-cell office:value-type="float" office:value="0.0763735" calcext:value-type="float">
            <text:p>0.0763735</text:p>
          </table:table-cell>
          <table:table-cell office:value-type="float" office:value="1.38369" calcext:value-type="float">
            <text:p>1.3836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4233" calcext:value-type="float">
            <text:p>16.4233</text:p>
          </table:table-cell>
          <table:table-cell office:value-type="float" office:value="0.0570577" calcext:value-type="float">
            <text:p>0.0570577</text:p>
          </table:table-cell>
          <table:table-cell office:value-type="float" office:value="5.12178" calcext:value-type="float">
            <text:p>5.12178</text:p>
          </table:table-cell>
          <table:table-cell office:value-type="float" office:value="0.198604" calcext:value-type="float">
            <text:p>0.198604</text:p>
          </table:table-cell>
          <table:table-cell office:value-type="float" office:value="0.528283" calcext:value-type="float">
            <text:p>0.528283</text:p>
          </table:table-cell>
          <table:table-cell office:value-type="float" office:value="0.848767" calcext:value-type="float">
            <text:p>0.8487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28794" calcext:value-type="float">
            <text:p>-3.28794</text:p>
          </table:table-cell>
          <table:table-cell office:value-type="float" office:value="-3.99533" calcext:value-type="float">
            <text:p>-3.99533</text:p>
          </table:table-cell>
          <table:table-cell office:value-type="float" office:value="-3.71303" calcext:value-type="float">
            <text:p>-3.71303</text:p>
          </table:table-cell>
          <table:table-cell office:value-type="float" office:value="-0.0137186" calcext:value-type="float">
            <text:p>-0.0137186</text:p>
          </table:table-cell>
          <table:table-cell office:value-type="float" office:value="-0.00956879" calcext:value-type="float">
            <text:p>-0.00956879</text:p>
          </table:table-cell>
          <table:table-cell office:value-type="float" office:value="0.970411" calcext:value-type="float">
            <text:p>0.97041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4.0051" calcext:value-type="float">
            <text:p>14.0051</text:p>
          </table:table-cell>
          <table:table-cell office:value-type="float" office:value="3.85749" calcext:value-type="float">
            <text:p>3.85749</text:p>
          </table:table-cell>
          <table:table-cell office:value-type="float" office:value="9.96485" calcext:value-type="float">
            <text:p>9.96485</text:p>
          </table:table-cell>
          <table:table-cell office:value-type="float" office:value="0.00686711" calcext:value-type="float">
            <text:p>0.00686711</text:p>
          </table:table-cell>
          <table:table-cell office:value-type="float" office:value="0.0385414" calcext:value-type="float">
            <text:p>0.0385414</text:p>
          </table:table-cell>
          <table:table-cell office:value-type="float" office:value="0.452217" calcext:value-type="float">
            <text:p>0.4522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5883" calcext:value-type="float">
            <text:p>16.5883</text:p>
          </table:table-cell>
          <table:table-cell office:value-type="float" office:value="0.0738147" calcext:value-type="float">
            <text:p>0.0738147</text:p>
          </table:table-cell>
          <table:table-cell office:value-type="float" office:value="4.99587" calcext:value-type="float">
            <text:p>4.99587</text:p>
          </table:table-cell>
          <table:table-cell office:value-type="float" office:value="0.206417" calcext:value-type="float">
            <text:p>0.206417</text:p>
          </table:table-cell>
          <table:table-cell office:value-type="float" office:value="0.513322" calcext:value-type="float">
            <text:p>0.513322</text:p>
          </table:table-cell>
          <table:table-cell office:value-type="float" office:value="4.07166" calcext:value-type="float">
            <text:p>4.0716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36923" calcext:value-type="float">
            <text:p>-3.36923</text:p>
          </table:table-cell>
          <table:table-cell office:value-type="float" office:value="-3.99281" calcext:value-type="float">
            <text:p>-3.99281</text:p>
          </table:table-cell>
          <table:table-cell office:value-type="float" office:value="-3.45342" calcext:value-type="float">
            <text:p>-3.45342</text:p>
          </table:table-cell>
          <table:table-cell office:value-type="float" office:value="-0.00930155" calcext:value-type="float">
            <text:p>-0.00930155</text:p>
          </table:table-cell>
          <table:table-cell office:value-type="float" office:value="0.000557538" calcext:value-type="float">
            <text:p>0.000557538</text:p>
          </table:table-cell>
          <table:table-cell office:value-type="float" office:value="3.88857" calcext:value-type="float">
            <text:p>3.888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4.3388" calcext:value-type="float">
            <text:p>14.3388</text:p>
          </table:table-cell>
          <table:table-cell office:value-type="float" office:value="3.85557" calcext:value-type="float">
            <text:p>3.85557</text:p>
          </table:table-cell>
          <table:table-cell office:value-type="float" office:value="9.90123" calcext:value-type="float">
            <text:p>9.90123</text:p>
          </table:table-cell>
          <table:table-cell office:value-type="float" office:value="0.00580359" calcext:value-type="float">
            <text:p>0.00580359</text:p>
          </table:table-cell>
          <table:table-cell office:value-type="float" office:value="0.0326555" calcext:value-type="float">
            <text:p>0.0326555</text:p>
          </table:table-cell>
          <table:table-cell office:value-type="float" office:value="3.4885" calcext:value-type="float">
            <text:p>3.48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7412" calcext:value-type="float">
            <text:p>16.7412</text:p>
          </table:table-cell>
          <table:table-cell office:value-type="float" office:value="0.0706912" calcext:value-type="float">
            <text:p>0.0706912</text:p>
          </table:table-cell>
          <table:table-cell office:value-type="float" office:value="4.8239" calcext:value-type="float">
            <text:p>4.8239</text:p>
          </table:table-cell>
          <table:table-cell office:value-type="float" office:value="0.202364" calcext:value-type="float">
            <text:p>0.202364</text:p>
          </table:table-cell>
          <table:table-cell office:value-type="float" office:value="0.480315" calcext:value-type="float">
            <text:p>0.480315</text:p>
          </table:table-cell>
          <table:table-cell office:value-type="float" office:value="3.10533" calcext:value-type="float">
            <text:p>3.1053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44149" calcext:value-type="float">
            <text:p>-3.44149</text:p>
          </table:table-cell>
          <table:table-cell office:value-type="float" office:value="-4.0152" calcext:value-type="float">
            <text:p>-4.0152</text:p>
          </table:table-cell>
          <table:table-cell office:value-type="float" office:value="-3.17005" calcext:value-type="float">
            <text:p>-3.17005</text:p>
          </table:table-cell>
          <table:table-cell office:value-type="float" office:value="0.00965363" calcext:value-type="float">
            <text:p>0.00965363</text:p>
          </table:table-cell>
          <table:table-cell office:value-type="float" office:value="0.0329866" calcext:value-type="float">
            <text:p>0.0329866</text:p>
          </table:table-cell>
          <table:table-cell office:value-type="float" office:value="3.6749" calcext:value-type="float">
            <text:p>3.67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4.663" calcext:value-type="float">
            <text:p>14.663</text:p>
          </table:table-cell>
          <table:table-cell office:value-type="float" office:value="3.84259" calcext:value-type="float">
            <text:p>3.84259</text:p>
          </table:table-cell>
          <table:table-cell office:value-type="float" office:value="9.80871" calcext:value-type="float">
            <text:p>9.80871</text:p>
          </table:table-cell>
          <table:table-cell office:value-type="float" office:value="0.000831141" calcext:value-type="float">
            <text:p>0.000831141</text:p>
          </table:table-cell>
          <table:table-cell office:value-type="float" office:value="0.0194507" calcext:value-type="float">
            <text:p>0.0194507</text:p>
          </table:table-cell>
          <table:table-cell office:value-type="float" office:value="3.33852" calcext:value-type="float">
            <text:p>3.338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9069" calcext:value-type="float">
            <text:p>16.9069</text:p>
          </table:table-cell>
          <table:table-cell office:value-type="float" office:value="0.0787763" calcext:value-type="float">
            <text:p>0.0787763</text:p>
          </table:table-cell>
          <table:table-cell office:value-type="float" office:value="4.95025" calcext:value-type="float">
            <text:p>4.95025</text:p>
          </table:table-cell>
          <table:table-cell office:value-type="float" office:value="0.202046" calcext:value-type="float">
            <text:p>0.202046</text:p>
          </table:table-cell>
          <table:table-cell office:value-type="float" office:value="0.453476" calcext:value-type="float">
            <text:p>0.453476</text:p>
          </table:table-cell>
          <table:table-cell office:value-type="float" office:value="2.37373" calcext:value-type="float">
            <text:p>2.373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53775" calcext:value-type="float">
            <text:p>-3.53775</text:p>
          </table:table-cell>
          <table:table-cell office:value-type="float" office:value="-4.02125" calcext:value-type="float">
            <text:p>-4.02125</text:p>
          </table:table-cell>
          <table:table-cell office:value-type="float" office:value="-3.23713" calcext:value-type="float">
            <text:p>-3.23713</text:p>
          </table:table-cell>
          <table:table-cell office:value-type="float" office:value="0.0187985" calcext:value-type="float">
            <text:p>0.0187985</text:p>
          </table:table-cell>
          <table:table-cell office:value-type="float" office:value="0.0511454" calcext:value-type="float">
            <text:p>0.0511454</text:p>
          </table:table-cell>
          <table:table-cell office:value-type="float" office:value="2.1615" calcext:value-type="float">
            <text:p>2.16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5.0011" calcext:value-type="float">
            <text:p>15.0011</text:p>
          </table:table-cell>
          <table:table-cell office:value-type="float" office:value="3.84137" calcext:value-type="float">
            <text:p>3.84137</text:p>
          </table:table-cell>
          <table:table-cell office:value-type="float" office:value="10.0018" calcext:value-type="float">
            <text:p>10.0018</text:p>
          </table:table-cell>
          <table:table-cell office:value-type="float" office:value="0.00155733" calcext:value-type="float">
            <text:p>0.00155733</text:p>
          </table:table-cell>
          <table:table-cell office:value-type="float" office:value="0.0220628" calcext:value-type="float">
            <text:p>0.0220628</text:p>
          </table:table-cell>
          <table:table-cell office:value-type="float" office:value="3.10931" calcext:value-type="float">
            <text:p>3.109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0824" calcext:value-type="float">
            <text:p>17.0824</text:p>
          </table:table-cell>
          <table:table-cell office:value-type="float" office:value="0.0707231" calcext:value-type="float">
            <text:p>0.0707231</text:p>
          </table:table-cell>
          <table:table-cell office:value-type="float" office:value="5.02827" calcext:value-type="float">
            <text:p>5.02827</text:p>
          </table:table-cell>
          <table:table-cell office:value-type="float" office:value="0.190665" calcext:value-type="float">
            <text:p>0.190665</text:p>
          </table:table-cell>
          <table:table-cell office:value-type="float" office:value="0.410832" calcext:value-type="float">
            <text:p>0.410832</text:p>
          </table:table-cell>
          <table:table-cell office:value-type="float" office:value="0.52461" calcext:value-type="float">
            <text:p>0.5246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63724" calcext:value-type="float">
            <text:p>-3.63724</text:p>
          </table:table-cell>
          <table:table-cell office:value-type="float" office:value="-4.03089" calcext:value-type="float">
            <text:p>-4.03089</text:p>
          </table:table-cell>
          <table:table-cell office:value-type="float" office:value="-3.2826" calcext:value-type="float">
            <text:p>-3.2826</text:p>
          </table:table-cell>
          <table:table-cell office:value-type="float" office:value="0.029344" calcext:value-type="float">
            <text:p>0.029344</text:p>
          </table:table-cell>
          <table:table-cell office:value-type="float" office:value="0.0693416" calcext:value-type="float">
            <text:p>0.0693416</text:p>
          </table:table-cell>
          <table:table-cell office:value-type="float" office:value="0.740632" calcext:value-type="float">
            <text:p>0.7406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5.3554" calcext:value-type="float">
            <text:p>15.3554</text:p>
          </table:table-cell>
          <table:table-cell office:value-type="float" office:value="3.82047" calcext:value-type="float">
            <text:p>3.82047</text:p>
          </table:table-cell>
          <table:table-cell office:value-type="float" office:value="10.1742" calcext:value-type="float">
            <text:p>10.1742</text:p>
          </table:table-cell>
          <table:table-cell office:value-type="float" office:value="-0.00610742" calcext:value-type="float">
            <text:p>-0.00610742</text:p>
          </table:table-cell>
          <table:table-cell office:value-type="float" office:value="0.00715167" calcext:value-type="float">
            <text:p>0.00715167</text:p>
          </table:table-cell>
          <table:table-cell office:value-type="float" office:value="0.716927" calcext:value-type="float">
            <text:p>0.71692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2611" calcext:value-type="float">
            <text:p>17.2611</text:p>
          </table:table-cell>
          <table:table-cell office:value-type="float" office:value="0.100251" calcext:value-type="float">
            <text:p>0.100251</text:p>
          </table:table-cell>
          <table:table-cell office:value-type="float" office:value="5.12112" calcext:value-type="float">
            <text:p>5.12112</text:p>
          </table:table-cell>
          <table:table-cell office:value-type="float" office:value="0.200877" calcext:value-type="float">
            <text:p>0.200877</text:p>
          </table:table-cell>
          <table:table-cell office:value-type="float" office:value="0.40477" calcext:value-type="float">
            <text:p>0.40477</text:p>
          </table:table-cell>
          <table:table-cell office:value-type="float" office:value="1.7929" calcext:value-type="float">
            <text:p>1.79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74126" calcext:value-type="float">
            <text:p>-3.74126</text:p>
          </table:table-cell>
          <table:table-cell office:value-type="float" office:value="-4.03959" calcext:value-type="float">
            <text:p>-4.03959</text:p>
          </table:table-cell>
          <table:table-cell office:value-type="float" office:value="-3.34001" calcext:value-type="float">
            <text:p>-3.34001</text:p>
          </table:table-cell>
          <table:table-cell office:value-type="float" office:value="0.0387076" calcext:value-type="float">
            <text:p>0.0387076</text:p>
          </table:table-cell>
          <table:table-cell office:value-type="float" office:value="0.0842747" calcext:value-type="float">
            <text:p>0.0842747</text:p>
          </table:table-cell>
          <table:table-cell office:value-type="float" office:value="2.4476" calcext:value-type="float">
            <text:p>2.44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5.7054" calcext:value-type="float">
            <text:p>15.7054</text:p>
          </table:table-cell>
          <table:table-cell office:value-type="float" office:value="3.85065" calcext:value-type="float">
            <text:p>3.85065</text:p>
          </table:table-cell>
          <table:table-cell office:value-type="float" office:value="10.3003" calcext:value-type="float">
            <text:p>10.3003</text:p>
          </table:table-cell>
          <table:table-cell office:value-type="float" office:value="0.00659888" calcext:value-type="float">
            <text:p>0.00659888</text:p>
          </table:table-cell>
          <table:table-cell office:value-type="float" office:value="0.0330139" calcext:value-type="float">
            <text:p>0.0330139</text:p>
          </table:table-cell>
          <table:table-cell office:value-type="float" office:value="2.56377" calcext:value-type="float">
            <text:p>2.5637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3957" calcext:value-type="float">
            <text:p>17.3957</text:p>
          </table:table-cell>
          <table:table-cell office:value-type="float" office:value="0.119234" calcext:value-type="float">
            <text:p>0.119234</text:p>
          </table:table-cell>
          <table:table-cell office:value-type="float" office:value="4.90738" calcext:value-type="float">
            <text:p>4.90738</text:p>
          </table:table-cell>
          <table:table-cell office:value-type="float" office:value="0.208043" calcext:value-type="float">
            <text:p>0.208043</text:p>
          </table:table-cell>
          <table:table-cell office:value-type="float" office:value="0.395884" calcext:value-type="float">
            <text:p>0.395884</text:p>
          </table:table-cell>
          <table:table-cell office:value-type="float" office:value="2.796" calcext:value-type="float">
            <text:p>2.7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85637" calcext:value-type="float">
            <text:p>-3.85637</text:p>
          </table:table-cell>
          <table:table-cell office:value-type="float" office:value="-4.02647" calcext:value-type="float">
            <text:p>-4.02647</text:p>
          </table:table-cell>
          <table:table-cell office:value-type="float" office:value="-3.22463" calcext:value-type="float">
            <text:p>-3.22463</text:p>
          </table:table-cell>
          <table:table-cell office:value-type="float" office:value="0.0248627" calcext:value-type="float">
            <text:p>0.0248627</text:p>
          </table:table-cell>
          <table:table-cell office:value-type="float" office:value="0.0521485" calcext:value-type="float">
            <text:p>0.0521485</text:p>
          </table:table-cell>
          <table:table-cell office:value-type="float" office:value="2.91128" calcext:value-type="float">
            <text:p>2.911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6.0135" calcext:value-type="float">
            <text:p>16.0135</text:p>
          </table:table-cell>
          <table:table-cell office:value-type="float" office:value="3.87788" calcext:value-type="float">
            <text:p>3.87788</text:p>
          </table:table-cell>
          <table:table-cell office:value-type="float" office:value="10.1262" calcext:value-type="float">
            <text:p>10.1262</text:p>
          </table:table-cell>
          <table:table-cell office:value-type="float" office:value="0.0184395" calcext:value-type="float">
            <text:p>0.0184395</text:p>
          </table:table-cell>
          <table:table-cell office:value-type="float" office:value="0.0536326" calcext:value-type="float">
            <text:p>0.0536326</text:p>
          </table:table-cell>
          <table:table-cell office:value-type="float" office:value="2.31469" calcext:value-type="float">
            <text:p>2.3146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5203" calcext:value-type="float">
            <text:p>17.5203</text:p>
          </table:table-cell>
          <table:table-cell office:value-type="float" office:value="0.141507" calcext:value-type="float">
            <text:p>0.141507</text:p>
          </table:table-cell>
          <table:table-cell office:value-type="float" office:value="4.57268" calcext:value-type="float">
            <text:p>4.57268</text:p>
          </table:table-cell>
          <table:table-cell office:value-type="float" office:value="0.218173" calcext:value-type="float">
            <text:p>0.218173</text:p>
          </table:table-cell>
          <table:table-cell office:value-type="float" office:value="0.393218" calcext:value-type="float">
            <text:p>0.393218</text:p>
          </table:table-cell>
          <table:table-cell office:value-type="float" office:value="8.92503" calcext:value-type="float">
            <text:p>8.925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95989" calcext:value-type="float">
            <text:p>-3.95989</text:p>
          </table:table-cell>
          <table:table-cell office:value-type="float" office:value="-3.99199" calcext:value-type="float">
            <text:p>-3.99199</text:p>
          </table:table-cell>
          <table:table-cell office:value-type="float" office:value="-2.94751" calcext:value-type="float">
            <text:p>-2.94751</text:p>
          </table:table-cell>
          <table:table-cell office:value-type="float" office:value="-0.00598126" calcext:value-type="float">
            <text:p>-0.00598126</text:p>
          </table:table-cell>
          <table:table-cell office:value-type="float" office:value="-0.00853767" calcext:value-type="float">
            <text:p>-0.00853767</text:p>
          </table:table-cell>
          <table:table-cell office:value-type="float" office:value="9.42951" calcext:value-type="float">
            <text:p>9.4295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6.3151" calcext:value-type="float">
            <text:p>16.3151</text:p>
          </table:table-cell>
          <table:table-cell office:value-type="float" office:value="3.90511" calcext:value-type="float">
            <text:p>3.90511</text:p>
          </table:table-cell>
          <table:table-cell office:value-type="float" office:value="9.83467" calcext:value-type="float">
            <text:p>9.83467</text:p>
          </table:table-cell>
          <table:table-cell office:value-type="float" office:value="0.028884" calcext:value-type="float">
            <text:p>0.028884</text:p>
          </table:table-cell>
          <table:table-cell office:value-type="float" office:value="0.0689652" calcext:value-type="float">
            <text:p>0.0689652</text:p>
          </table:table-cell>
          <table:table-cell office:value-type="float" office:value="7.27347" calcext:value-type="float">
            <text:p>7.273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6916" calcext:value-type="float">
            <text:p>17.6916</text:p>
          </table:table-cell>
          <table:table-cell office:value-type="float" office:value="0.0793659" calcext:value-type="float">
            <text:p>0.0793659</text:p>
          </table:table-cell>
          <table:table-cell office:value-type="float" office:value="4.64391" calcext:value-type="float">
            <text:p>4.64391</text:p>
          </table:table-cell>
          <table:table-cell office:value-type="float" office:value="0.171376" calcext:value-type="float">
            <text:p>0.171376</text:p>
          </table:table-cell>
          <table:table-cell office:value-type="float" office:value="0.298917" calcext:value-type="float">
            <text:p>0.298917</text:p>
          </table:table-cell>
          <table:table-cell office:value-type="float" office:value="2.02549" calcext:value-type="float">
            <text:p>2.025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03685" calcext:value-type="float">
            <text:p>-4.03685</text:p>
          </table:table-cell>
          <table:table-cell office:value-type="float" office:value="-4.02044" calcext:value-type="float">
            <text:p>-4.02044</text:p>
          </table:table-cell>
          <table:table-cell office:value-type="float" office:value="-2.90113" calcext:value-type="float">
            <text:p>-2.90113</text:p>
          </table:table-cell>
          <table:table-cell office:value-type="float" office:value="0.019524" calcext:value-type="float">
            <text:p>0.019524</text:p>
          </table:table-cell>
          <table:table-cell office:value-type="float" office:value="0.0351717" calcext:value-type="float">
            <text:p>0.0351717</text:p>
          </table:table-cell>
          <table:table-cell office:value-type="float" office:value="1.71332" calcext:value-type="float">
            <text:p>1.713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6.6849" calcext:value-type="float">
            <text:p>16.6849</text:p>
          </table:table-cell>
          <table:table-cell office:value-type="float" office:value="3.82102" calcext:value-type="float">
            <text:p>3.82102</text:p>
          </table:table-cell>
          <table:table-cell office:value-type="float" office:value="10.0783" calcext:value-type="float">
            <text:p>10.0783</text:p>
          </table:table-cell>
          <table:table-cell office:value-type="float" office:value="-0.00559528" calcext:value-type="float">
            <text:p>-0.00559528</text:p>
          </table:table-cell>
          <table:table-cell office:value-type="float" office:value="-0.00165994" calcext:value-type="float">
            <text:p>-0.00165994</text:p>
          </table:table-cell>
          <table:table-cell office:value-type="float" office:value="1.93945" calcext:value-type="float">
            <text:p>1.9394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8414" calcext:value-type="float">
            <text:p>17.8414</text:p>
          </table:table-cell>
          <table:table-cell office:value-type="float" office:value="0.0702986" calcext:value-type="float">
            <text:p>0.0702986</text:p>
          </table:table-cell>
          <table:table-cell office:value-type="float" office:value="4.48666" calcext:value-type="float">
            <text:p>4.48666</text:p>
          </table:table-cell>
          <table:table-cell office:value-type="float" office:value="0.159988" calcext:value-type="float">
            <text:p>0.159988</text:p>
          </table:table-cell>
          <table:table-cell office:value-type="float" office:value="0.266032" calcext:value-type="float">
            <text:p>0.266032</text:p>
          </table:table-cell>
          <table:table-cell office:value-type="float" office:value="1.17933" calcext:value-type="float">
            <text:p>1.1793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11144" calcext:value-type="float">
            <text:p>-4.11144</text:p>
          </table:table-cell>
          <table:table-cell office:value-type="float" office:value="-4.02959" calcext:value-type="float">
            <text:p>-4.02959</text:p>
          </table:table-cell>
          <table:table-cell office:value-type="float" office:value="-2.68319" calcext:value-type="float">
            <text:p>-2.68319</text:p>
          </table:table-cell>
          <table:table-cell office:value-type="float" office:value="0.0269703" calcext:value-type="float">
            <text:p>0.0269703</text:p>
          </table:table-cell>
          <table:table-cell office:value-type="float" office:value="0.0432829" calcext:value-type="float">
            <text:p>0.0432829</text:p>
          </table:table-cell>
          <table:table-cell office:value-type="float" office:value="1.73809" calcext:value-type="float">
            <text:p>1.7380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7.0219" calcext:value-type="float">
            <text:p>17.0219</text:p>
          </table:table-cell>
          <table:table-cell office:value-type="float" office:value="3.8096" calcext:value-type="float">
            <text:p>3.8096</text:p>
          </table:table-cell>
          <table:table-cell office:value-type="float" office:value="10.0024" calcext:value-type="float">
            <text:p>10.0024</text:p>
          </table:table-cell>
          <table:table-cell office:value-type="float" office:value="-0.00995349" calcext:value-type="float">
            <text:p>-0.00995349</text:p>
          </table:table-cell>
          <table:table-cell office:value-type="float" office:value="-0.0114471" calcext:value-type="float">
            <text:p>-0.0114471</text:p>
          </table:table-cell>
          <table:table-cell office:value-type="float" office:value="0.644613" calcext:value-type="float">
            <text:p>0.6446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9547" calcext:value-type="float">
            <text:p>17.9547</text:p>
          </table:table-cell>
          <table:table-cell office:value-type="float" office:value="0.0727935" calcext:value-type="float">
            <text:p>0.0727935</text:p>
          </table:table-cell>
          <table:table-cell office:value-type="float" office:value="4.05138" calcext:value-type="float">
            <text:p>4.05138</text:p>
          </table:table-cell>
          <table:table-cell office:value-type="float" office:value="0.159172" calcext:value-type="float">
            <text:p>0.159172</text:p>
          </table:table-cell>
          <table:table-cell office:value-type="float" office:value="0.252329" calcext:value-type="float">
            <text:p>0.252329</text:p>
          </table:table-cell>
          <table:table-cell office:value-type="float" office:value="6.71017" calcext:value-type="float">
            <text:p>6.710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18914" calcext:value-type="float">
            <text:p>-4.18914</text:p>
          </table:table-cell>
          <table:table-cell office:value-type="float" office:value="-4.01254" calcext:value-type="float">
            <text:p>-4.01254</text:p>
          </table:table-cell>
          <table:table-cell office:value-type="float" office:value="-2.27699" calcext:value-type="float">
            <text:p>-2.27699</text:p>
          </table:table-cell>
          <table:table-cell office:value-type="float" office:value="0.00690563" calcext:value-type="float">
            <text:p>0.00690563</text:p>
          </table:table-cell>
          <table:table-cell office:value-type="float" office:value="0.000905492" calcext:value-type="float">
            <text:p>0.000905492</text:p>
          </table:table-cell>
          <table:table-cell office:value-type="float" office:value="9.25551" calcext:value-type="float">
            <text:p>9.2555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7.3208" calcext:value-type="float">
            <text:p>17.3208</text:p>
          </table:table-cell>
          <table:table-cell office:value-type="float" office:value="3.82047" calcext:value-type="float">
            <text:p>3.82047</text:p>
          </table:table-cell>
          <table:table-cell office:value-type="float" office:value="9.62265" calcext:value-type="float">
            <text:p>9.62265</text:p>
          </table:table-cell>
          <table:table-cell office:value-type="float" office:value="-0.00527731" calcext:value-type="float">
            <text:p>-0.00527731</text:p>
          </table:table-cell>
          <table:table-cell office:value-type="float" office:value="-0.00511561" calcext:value-type="float">
            <text:p>-0.00511561</text:p>
          </table:table-cell>
          <table:table-cell office:value-type="float" office:value="4.78258" calcext:value-type="float">
            <text:p>4.782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0836" calcext:value-type="float">
            <text:p>18.0836</text:p>
          </table:table-cell>
          <table:table-cell office:value-type="float" office:value="0.0787908" calcext:value-type="float">
            <text:p>0.0787908</text:p>
          </table:table-cell>
          <table:table-cell office:value-type="float" office:value="4.07948" calcext:value-type="float">
            <text:p>4.07948</text:p>
          </table:table-cell>
          <table:table-cell office:value-type="float" office:value="0.157815" calcext:value-type="float">
            <text:p>0.157815</text:p>
          </table:table-cell>
          <table:table-cell office:value-type="float" office:value="0.236864" calcext:value-type="float">
            <text:p>0.236864</text:p>
          </table:table-cell>
          <table:table-cell office:value-type="float" office:value="4.61107" calcext:value-type="float">
            <text:p>4.6110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28292" calcext:value-type="float">
            <text:p>-4.28292</text:p>
          </table:table-cell>
          <table:table-cell office:value-type="float" office:value="-3.98761" calcext:value-type="float">
            <text:p>-3.98761</text:p>
          </table:table-cell>
          <table:table-cell office:value-type="float" office:value="-2.30568" calcext:value-type="float">
            <text:p>-2.30568</text:p>
          </table:table-cell>
          <table:table-cell office:value-type="float" office:value="-0.0170108" calcext:value-type="float">
            <text:p>-0.0170108</text:p>
          </table:table-cell>
          <table:table-cell office:value-type="float" office:value="-0.0380775" calcext:value-type="float">
            <text:p>-0.0380775</text:p>
          </table:table-cell>
          <table:table-cell office:value-type="float" office:value="3.54146" calcext:value-type="float">
            <text:p>3.5414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7.6385" calcext:value-type="float">
            <text:p>17.6385</text:p>
          </table:table-cell>
          <table:table-cell office:value-type="float" office:value="3.83166" calcext:value-type="float">
            <text:p>3.83166</text:p>
          </table:table-cell>
          <table:table-cell office:value-type="float" office:value="9.70829" calcext:value-type="float">
            <text:p>9.70829</text:p>
          </table:table-cell>
          <table:table-cell office:value-type="float" office:value="0.000184153" calcext:value-type="float">
            <text:p>0.000184153</text:p>
          </table:table-cell>
          <table:table-cell office:value-type="float" office:value="0.00707196" calcext:value-type="float">
            <text:p>0.00707196</text:p>
          </table:table-cell>
          <table:table-cell office:value-type="float" office:value="4.10165" calcext:value-type="float">
            <text:p>4.1016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2227" calcext:value-type="float">
            <text:p>18.2227</text:p>
          </table:table-cell>
          <table:table-cell office:value-type="float" office:value="0.0747621" calcext:value-type="float">
            <text:p>0.0747621</text:p>
          </table:table-cell>
          <table:table-cell office:value-type="float" office:value="4.07941" calcext:value-type="float">
            <text:p>4.07941</text:p>
          </table:table-cell>
          <table:table-cell office:value-type="float" office:value="0.149014" calcext:value-type="float">
            <text:p>0.149014</text:p>
          </table:table-cell>
          <table:table-cell office:value-type="float" office:value="0.21123" calcext:value-type="float">
            <text:p>0.21123</text:p>
          </table:table-cell>
          <table:table-cell office:value-type="float" office:value="5.66098" calcext:value-type="float">
            <text:p>5.6609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32248" calcext:value-type="float">
            <text:p>-4.32248</text:p>
          </table:table-cell>
          <table:table-cell office:value-type="float" office:value="-4.02338" calcext:value-type="float">
            <text:p>-4.02338</text:p>
          </table:table-cell>
          <table:table-cell office:value-type="float" office:value="-2.1436" calcext:value-type="float">
            <text:p>-2.1436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192836" calcext:value-type="float">
            <text:p>0.0192836</text:p>
          </table:table-cell>
          <table:table-cell office:value-type="float" office:value="6.20048" calcext:value-type="float">
            <text:p>6.200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7.9694" calcext:value-type="float">
            <text:p>17.9694</text:p>
          </table:table-cell>
          <table:table-cell office:value-type="float" office:value="3.82662" calcext:value-type="float">
            <text:p>3.82662</text:p>
          </table:table-cell>
          <table:table-cell office:value-type="float" office:value="9.78033" calcext:value-type="float">
            <text:p>9.78033</text:p>
          </table:table-cell>
          <table:table-cell office:value-type="float" office:value="-0.00146233" calcext:value-type="float">
            <text:p>-0.00146233</text:p>
          </table:table-cell>
          <table:table-cell office:value-type="float" office:value="0.00408771" calcext:value-type="float">
            <text:p>0.00408771</text:p>
          </table:table-cell>
          <table:table-cell office:value-type="float" office:value="6.90232" calcext:value-type="float">
            <text:p>6.902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0.069656" calcext:value-type="float">
            <text:p>0.069656</text:p>
          </table:table-cell>
          <table:table-cell office:value-type="float" office:value="4.03166" calcext:value-type="float">
            <text:p>4.03166</text:p>
          </table:table-cell>
          <table:table-cell office:value-type="float" office:value="0.139521" calcext:value-type="float">
            <text:p>0.139521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2.56009" calcext:value-type="float">
            <text:p>2.5600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37344" calcext:value-type="float">
            <text:p>-4.37344</text:p>
          </table:table-cell>
          <table:table-cell office:value-type="float" office:value="-4.04553" calcext:value-type="float">
            <text:p>-4.04553</text:p>
          </table:table-cell>
          <table:table-cell office:value-type="float" office:value="-2.01576" calcext:value-type="float">
            <text:p>-2.01576</text:p>
          </table:table-cell>
          <table:table-cell office:value-type="float" office:value="0.0385133" calcext:value-type="float">
            <text:p>0.0385133</text:p>
          </table:table-cell>
          <table:table-cell office:value-type="float" office:value="0.0494127" calcext:value-type="float">
            <text:p>0.0494127</text:p>
          </table:table-cell>
          <table:table-cell office:value-type="float" office:value="2.46453" calcext:value-type="float">
            <text:p>2.464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8.3009" calcext:value-type="float">
            <text:p>18.3009</text:p>
          </table:table-cell>
          <table:table-cell office:value-type="float" office:value="3.82133" calcext:value-type="float">
            <text:p>3.82133</text:p>
          </table:table-cell>
          <table:table-cell office:value-type="float" office:value="9.80712" calcext:value-type="float">
            <text:p>9.80712</text:p>
          </table:table-cell>
          <table:table-cell office:value-type="float" office:value="-0.00331786" calcext:value-type="float">
            <text:p>-0.00331786</text:p>
          </table:table-cell>
          <table:table-cell office:value-type="float" office:value="0.000290176" calcext:value-type="float">
            <text:p>0.000290176</text:p>
          </table:table-cell>
          <table:table-cell office:value-type="float" office:value="3.15201" calcext:value-type="float">
            <text:p>3.152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4627" calcext:value-type="float">
            <text:p>18.4627</text:p>
          </table:table-cell>
          <table:table-cell office:value-type="float" office:value="0.0588791" calcext:value-type="float">
            <text:p>0.0588791</text:p>
          </table:table-cell>
          <table:table-cell office:value-type="float" office:value="3.72245" calcext:value-type="float">
            <text:p>3.72245</text:p>
          </table:table-cell>
          <table:table-cell office:value-type="float" office:value="0.129087" calcext:value-type="float">
            <text:p>0.129087</text:p>
          </table:table-cell>
          <table:table-cell office:value-type="float" office:value="0.161103" calcext:value-type="float">
            <text:p>0.161103</text:p>
          </table:table-cell>
          <table:table-cell office:value-type="float" office:value="2.72763" calcext:value-type="float">
            <text:p>2.727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43528" calcext:value-type="float">
            <text:p>-4.43528</text:p>
          </table:table-cell>
          <table:table-cell office:value-type="float" office:value="-4.04606" calcext:value-type="float">
            <text:p>-4.04606</text:p>
          </table:table-cell>
          <table:table-cell office:value-type="float" office:value="-1.73898" calcext:value-type="float">
            <text:p>-1.73898</text:p>
          </table:table-cell>
          <table:table-cell office:value-type="float" office:value="0.0331917" calcext:value-type="float">
            <text:p>0.0331917</text:p>
          </table:table-cell>
          <table:table-cell office:value-type="float" office:value="0.0337313" calcext:value-type="float">
            <text:p>0.0337313</text:p>
          </table:table-cell>
          <table:table-cell office:value-type="float" office:value="4.28392" calcext:value-type="float">
            <text:p>4.2839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8.6005" calcext:value-type="float">
            <text:p>18.6005</text:p>
          </table:table-cell>
          <table:table-cell office:value-type="float" office:value="3.81598" calcext:value-type="float">
            <text:p>3.81598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-0.0048569" calcext:value-type="float">
            <text:p>-0.0048569</text:p>
          </table:table-cell>
          <table:table-cell office:value-type="float" office:value="-0.00456419" calcext:value-type="float">
            <text:p>-0.00456419</text:p>
          </table:table-cell>
          <table:table-cell office:value-type="float" office:value="1.86684" calcext:value-type="float">
            <text:p>1.866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589" calcext:value-type="float">
            <text:p>18.589</text:p>
          </table:table-cell>
          <table:table-cell office:value-type="float" office:value="0.0671214" calcext:value-type="float">
            <text:p>0.0671214</text:p>
          </table:table-cell>
          <table:table-cell office:value-type="float" office:value="3.82943" calcext:value-type="float">
            <text:p>3.82943</text:p>
          </table:table-cell>
          <table:table-cell office:value-type="float" office:value="0.128652" calcext:value-type="float">
            <text:p>0.128652</text:p>
          </table:table-cell>
          <table:table-cell office:value-type="float" office:value="0.151875" calcext:value-type="float">
            <text:p>0.151875</text:p>
          </table:table-cell>
          <table:table-cell office:value-type="float" office:value="1.92569" calcext:value-type="float">
            <text:p>1.9256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49756" calcext:value-type="float">
            <text:p>-4.49756</text:p>
          </table:table-cell>
          <table:table-cell office:value-type="float" office:value="-4.03678" calcext:value-type="float">
            <text:p>-4.03678</text:p>
          </table:table-cell>
          <table:table-cell office:value-type="float" office:value="-1.80194" calcext:value-type="float">
            <text:p>-1.80194</text:p>
          </table:table-cell>
          <table:table-cell office:value-type="float" office:value="0.0249541" calcext:value-type="float">
            <text:p>0.0249541</text:p>
          </table:table-cell>
          <table:table-cell office:value-type="float" office:value="0.0209013" calcext:value-type="float">
            <text:p>0.0209013</text:p>
          </table:table-cell>
          <table:table-cell office:value-type="float" office:value="1.6991" calcext:value-type="float">
            <text:p>1.69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8.9244" calcext:value-type="float">
            <text:p>18.9244</text:p>
          </table:table-cell>
          <table:table-cell office:value-type="float" office:value="3.82689" calcext:value-type="float">
            <text:p>3.82689</text:p>
          </table:table-cell>
          <table:table-cell office:value-type="float" office:value="9.73757" calcext:value-type="float">
            <text:p>9.73757</text:p>
          </table:table-cell>
          <table:table-cell office:value-type="float" office:value="0.000525882" calcext:value-type="float">
            <text:p>0.000525882</text:p>
          </table:table-cell>
          <table:table-cell office:value-type="float" office:value="0.00800782" calcext:value-type="float">
            <text:p>0.00800782</text:p>
          </table:table-cell>
          <table:table-cell office:value-type="float" office:value="2.54185" calcext:value-type="float">
            <text:p>2.541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7109" calcext:value-type="float">
            <text:p>18.7109</text:p>
          </table:table-cell>
          <table:table-cell office:value-type="float" office:value="0.045446" calcext:value-type="float">
            <text:p>0.045446</text:p>
          </table:table-cell>
          <table:table-cell office:value-type="float" office:value="3.65068" calcext:value-type="float">
            <text:p>3.65068</text:p>
          </table:table-cell>
          <table:table-cell office:value-type="float" office:value="0.108652" calcext:value-type="float">
            <text:p>0.108652</text:p>
          </table:table-cell>
          <table:table-cell office:value-type="float" office:value="0.114485" calcext:value-type="float">
            <text:p>0.114485</text:p>
          </table:table-cell>
          <table:table-cell office:value-type="float" office:value="1.62432" calcext:value-type="float">
            <text:p>1.624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54348" calcext:value-type="float">
            <text:p>-4.54348</text:p>
          </table:table-cell>
          <table:table-cell office:value-type="float" office:value="-4.04781" calcext:value-type="float">
            <text:p>-4.04781</text:p>
          </table:table-cell>
          <table:table-cell office:value-type="float" office:value="-1.57999" calcext:value-type="float">
            <text:p>-1.57999</text:p>
          </table:table-cell>
          <table:table-cell office:value-type="float" office:value="0.0330282" calcext:value-type="float">
            <text:p>0.0330282</text:p>
          </table:table-cell>
          <table:table-cell office:value-type="float" office:value="0.0289354" calcext:value-type="float">
            <text:p>0.0289354</text:p>
          </table:table-cell>
          <table:table-cell office:value-type="float" office:value="2.21303" calcext:value-type="float">
            <text:p>2.213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9.2512" calcext:value-type="float">
            <text:p>19.2512</text:p>
          </table:table-cell>
          <table:table-cell office:value-type="float" office:value="3.79951" calcext:value-type="float">
            <text:p>3.79951</text:p>
          </table:table-cell>
          <table:table-cell office:value-type="float" office:value="9.65296" calcext:value-type="float">
            <text:p>9.65296</text:p>
          </table:table-cell>
          <table:table-cell office:value-type="float" office:value="-0.010592" calcext:value-type="float">
            <text:p>-0.010592</text:p>
          </table:table-cell>
          <table:table-cell office:value-type="float" office:value="-0.0154969" calcext:value-type="float">
            <text:p>-0.0154969</text:p>
          </table:table-cell>
          <table:table-cell office:value-type="float" office:value="1.11463" calcext:value-type="float">
            <text:p>1.114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8368" calcext:value-type="float">
            <text:p>18.8368</text:p>
          </table:table-cell>
          <table:table-cell office:value-type="float" office:value="0.0501417" calcext:value-type="float">
            <text:p>0.0501417</text:p>
          </table:table-cell>
          <table:table-cell office:value-type="float" office:value="3.78692" calcext:value-type="float">
            <text:p>3.78692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4.74526" calcext:value-type="float">
            <text:p>4.7452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59618" calcext:value-type="float">
            <text:p>-4.59618</text:p>
          </table:table-cell>
          <table:table-cell office:value-type="float" office:value="-4.06275" calcext:value-type="float">
            <text:p>-4.06275</text:p>
          </table:table-cell>
          <table:table-cell office:value-type="float" office:value="-1.6684" calcext:value-type="float">
            <text:p>-1.6684</text:p>
          </table:table-cell>
          <table:table-cell office:value-type="float" office:value="0.0480013" calcext:value-type="float">
            <text:p>0.0480013</text:p>
          </table:table-cell>
          <table:table-cell office:value-type="float" office:value="0.0500097" calcext:value-type="float">
            <text:p>0.0500097</text:p>
          </table:table-cell>
          <table:table-cell office:value-type="float" office:value="3.21598" calcext:value-type="float">
            <text:p>3.2159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9.5784" calcext:value-type="float">
            <text:p>19.5784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9.84666" calcext:value-type="float">
            <text:p>9.84666</text:p>
          </table:table-cell>
          <table:table-cell office:value-type="float" office:value="-0.00502939" calcext:value-type="float">
            <text:p>-0.00502939</text:p>
          </table:table-cell>
          <table:table-cell office:value-type="float" office:value="-0.00130689" calcext:value-type="float">
            <text:p>-0.00130689</text:p>
          </table:table-cell>
          <table:table-cell office:value-type="float" office:value="6.24931" calcext:value-type="float">
            <text:p>6.249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9646" calcext:value-type="float">
            <text:p>18.9646</text:p>
          </table:table-cell>
          <table:table-cell office:value-type="float" office:value="0.0389409" calcext:value-type="float">
            <text:p>0.0389409</text:p>
          </table:table-cell>
          <table:table-cell office:value-type="float" office:value="3.81268" calcext:value-type="float">
            <text:p>3.81268</text:p>
          </table:table-cell>
          <table:table-cell office:value-type="float" office:value="0.0922783" calcext:value-type="float">
            <text:p>0.0922783</text:p>
          </table:table-cell>
          <table:table-cell office:value-type="float" office:value="0.0786864" calcext:value-type="float">
            <text:p>0.0786864</text:p>
          </table:table-cell>
          <table:table-cell office:value-type="float" office:value="2.68363" calcext:value-type="float">
            <text:p>2.683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65466" calcext:value-type="float">
            <text:p>-4.65466</text:p>
          </table:table-cell>
          <table:table-cell office:value-type="float" office:value="-4.07879" calcext:value-type="float">
            <text:p>-4.07879</text:p>
          </table:table-cell>
          <table:table-cell office:value-type="float" office:value="-1.68012" calcext:value-type="float">
            <text:p>-1.68012</text:p>
          </table:table-cell>
          <table:table-cell office:value-type="float" office:value="0.0614839" calcext:value-type="float">
            <text:p>0.0614839</text:p>
          </table:table-cell>
          <table:table-cell office:value-type="float" office:value="0.0658578" calcext:value-type="float">
            <text:p>0.0658578</text:p>
          </table:table-cell>
          <table:table-cell office:value-type="float" office:value="1.57948" calcext:value-type="float">
            <text:p>1.579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19.9128" calcext:value-type="float">
            <text:p>19.9128</text:p>
          </table:table-cell>
          <table:table-cell office:value-type="float" office:value="3.79839" calcext:value-type="float">
            <text:p>3.79839</text:p>
          </table:table-cell>
          <table:table-cell office:value-type="float" office:value="9.95008" calcext:value-type="float">
            <text:p>9.95008</text:p>
          </table:table-cell>
          <table:table-cell office:value-type="float" office:value="-0.0082269" calcext:value-type="float">
            <text:p>-0.0082269</text:p>
          </table:table-cell>
          <table:table-cell office:value-type="float" office:value="-0.00631765" calcext:value-type="float">
            <text:p>-0.00631765</text:p>
          </table:table-cell>
          <table:table-cell office:value-type="float" office:value="3.4839" calcext:value-type="float">
            <text:p>3.48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0988" calcext:value-type="float">
            <text:p>19.0988</text:p>
          </table:table-cell>
          <table:table-cell office:value-type="float" office:value="0.0523809" calcext:value-type="float">
            <text:p>0.0523809</text:p>
          </table:table-cell>
          <table:table-cell office:value-type="float" office:value="3.78189" calcext:value-type="float">
            <text:p>3.78189</text:p>
          </table:table-cell>
          <table:table-cell office:value-type="float" office:value="0.0956194" calcext:value-type="float">
            <text:p>0.0956194</text:p>
          </table:table-cell>
          <table:table-cell office:value-type="float" office:value="0.0802196" calcext:value-type="float">
            <text:p>0.0802196</text:p>
          </table:table-cell>
          <table:table-cell office:value-type="float" office:value="1.46923" calcext:value-type="float">
            <text:p>1.469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71297" calcext:value-type="float">
            <text:p>-4.71297</text:p>
          </table:table-cell>
          <table:table-cell office:value-type="float" office:value="-4.06866" calcext:value-type="float">
            <text:p>-4.06866</text:p>
          </table:table-cell>
          <table:table-cell office:value-type="float" office:value="-1.62589" calcext:value-type="float">
            <text:p>-1.62589</text:p>
          </table:table-cell>
          <table:table-cell office:value-type="float" office:value="0.0484213" calcext:value-type="float">
            <text:p>0.0484213</text:p>
          </table:table-cell>
          <table:table-cell office:value-type="float" office:value="0.0435704" calcext:value-type="float">
            <text:p>0.0435704</text:p>
          </table:table-cell>
          <table:table-cell office:value-type="float" office:value="1.85962" calcext:value-type="float">
            <text:p>1.859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0.2513" calcext:value-type="float">
            <text:p>20.2513</text:p>
          </table:table-cell>
          <table:table-cell office:value-type="float" office:value="3.81818" calcext:value-type="float">
            <text:p>3.81818</text:p>
          </table:table-cell>
          <table:table-cell office:value-type="float" office:value="9.94626" calcext:value-type="float">
            <text:p>9.94626</text:p>
          </table:table-cell>
          <table:table-cell office:value-type="float" office:value="-0.0000522096" calcext:value-type="float">
            <text:p>-5.22096E-05</text:p>
          </table:table-cell>
          <table:table-cell office:value-type="float" office:value="0.00961157" calcext:value-type="float">
            <text:p>0.00961157</text:p>
          </table:table-cell>
          <table:table-cell office:value-type="float" office:value="1.30075" calcext:value-type="float">
            <text:p>1.300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2108" calcext:value-type="float">
            <text:p>19.2108</text:p>
          </table:table-cell>
          <table:table-cell office:value-type="float" office:value="0.0586405" calcext:value-type="float">
            <text:p>0.0586405</text:p>
          </table:table-cell>
          <table:table-cell office:value-type="float" office:value="3.78419" calcext:value-type="float">
            <text:p>3.78419</text:p>
          </table:table-cell>
          <table:table-cell office:value-type="float" office:value="0.0947956" calcext:value-type="float">
            <text:p>0.0947956</text:p>
          </table:table-cell>
          <table:table-cell office:value-type="float" office:value="0.0745028" calcext:value-type="float">
            <text:p>0.0745028</text:p>
          </table:table-cell>
          <table:table-cell office:value-type="float" office:value="0.672488" calcext:value-type="float">
            <text:p>0.67248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78293" calcext:value-type="float">
            <text:p>-4.78293</text:p>
          </table:table-cell>
          <table:table-cell office:value-type="float" office:value="-4.05965" calcext:value-type="float">
            <text:p>-4.05965</text:p>
          </table:table-cell>
          <table:table-cell office:value-type="float" office:value="-1.67329" calcext:value-type="float">
            <text:p>-1.67329</text:p>
          </table:table-cell>
          <table:table-cell office:value-type="float" office:value="0.0340673" calcext:value-type="float">
            <text:p>0.0340673</text:p>
          </table:table-cell>
          <table:table-cell office:value-type="float" office:value="0.0205435" calcext:value-type="float">
            <text:p>0.0205435</text:p>
          </table:table-cell>
          <table:table-cell office:value-type="float" office:value="0.734565" calcext:value-type="float">
            <text:p>0.73456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0.5681" calcext:value-type="float">
            <text:p>20.5681</text:p>
          </table:table-cell>
          <table:table-cell office:value-type="float" office:value="3.834" calcext:value-type="float">
            <text:p>3.834</text:p>
          </table:table-cell>
          <table:table-cell office:value-type="float" office:value="9.96212" calcext:value-type="float">
            <text:p>9.96212</text:p>
          </table:table-cell>
          <table:table-cell office:value-type="float" office:value="0.00722652" calcext:value-type="float">
            <text:p>0.00722652</text:p>
          </table:table-cell>
          <table:table-cell office:value-type="float" office:value="0.0239244" calcext:value-type="float">
            <text:p>0.0239244</text:p>
          </table:table-cell>
          <table:table-cell office:value-type="float" office:value="0.790765" calcext:value-type="float">
            <text:p>0.79076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3287" calcext:value-type="float">
            <text:p>19.3287</text:p>
          </table:table-cell>
          <table:table-cell office:value-type="float" office:value="0.0661014" calcext:value-type="float">
            <text:p>0.0661014</text:p>
          </table:table-cell>
          <table:table-cell office:value-type="float" office:value="3.75202" calcext:value-type="float">
            <text:p>3.75202</text:p>
          </table:table-cell>
          <table:table-cell office:value-type="float" office:value="0.0944122" calcext:value-type="float">
            <text:p>0.0944122</text:p>
          </table:table-cell>
          <table:table-cell office:value-type="float" office:value="0.0701273" calcext:value-type="float">
            <text:p>0.0701273</text:p>
          </table:table-cell>
          <table:table-cell office:value-type="float" office:value="0.857245" calcext:value-type="float">
            <text:p>0.85724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83507" calcext:value-type="float">
            <text:p>-4.83507</text:p>
          </table:table-cell>
          <table:table-cell office:value-type="float" office:value="-4.05343" calcext:value-type="float">
            <text:p>-4.05343</text:p>
          </table:table-cell>
          <table:table-cell office:value-type="float" office:value="-1.62086" calcext:value-type="float">
            <text:p>-1.62086</text:p>
          </table:table-cell>
          <table:table-cell office:value-type="float" office:value="0.0262772" calcext:value-type="float">
            <text:p>0.0262772</text:p>
          </table:table-cell>
          <table:table-cell office:value-type="float" office:value="0.00867053" calcext:value-type="float">
            <text:p>0.00867053</text:p>
          </table:table-cell>
          <table:table-cell office:value-type="float" office:value="1.09201" calcext:value-type="float">
            <text:p>1.092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0.8919" calcext:value-type="float">
            <text:p>20.8919</text:p>
          </table:table-cell>
          <table:table-cell office:value-type="float" office:value="3.84641" calcext:value-type="float">
            <text:p>3.84641</text:p>
          </table:table-cell>
          <table:table-cell office:value-type="float" office:value="9.93818" calcext:value-type="float">
            <text:p>9.93818</text:p>
          </table:table-cell>
          <table:table-cell office:value-type="float" office:value="0.0121526" calcext:value-type="float">
            <text:p>0.0121526</text:p>
          </table:table-cell>
          <table:table-cell office:value-type="float" office:value="0.0320108" calcext:value-type="float">
            <text:p>0.0320108</text:p>
          </table:table-cell>
          <table:table-cell office:value-type="float" office:value="0.903935" calcext:value-type="float">
            <text:p>0.9039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4463" calcext:value-type="float">
            <text:p>19.4463</text:p>
          </table:table-cell>
          <table:table-cell office:value-type="float" office:value="0.0489572" calcext:value-type="float">
            <text:p>0.0489572</text:p>
          </table:table-cell>
          <table:table-cell office:value-type="float" office:value="3.69025" calcext:value-type="float">
            <text:p>3.69025</text:p>
          </table:table-cell>
          <table:table-cell office:value-type="float" office:value="0.076251" calcext:value-type="float">
            <text:p>0.076251</text:p>
          </table:table-cell>
          <table:table-cell office:value-type="float" office:value="0.0399306" calcext:value-type="float">
            <text:p>0.0399306</text:p>
          </table:table-cell>
          <table:table-cell office:value-type="float" office:value="1.14687" calcext:value-type="float">
            <text:p>1.1468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89888" calcext:value-type="float">
            <text:p>-4.89888</text:p>
          </table:table-cell>
          <table:table-cell office:value-type="float" office:value="-4.0472" calcext:value-type="float">
            <text:p>-4.0472</text:p>
          </table:table-cell>
          <table:table-cell office:value-type="float" office:value="-1.57598" calcext:value-type="float">
            <text:p>-1.57598</text:p>
          </table:table-cell>
          <table:table-cell office:value-type="float" office:value="0.0137702" calcext:value-type="float">
            <text:p>0.0137702</text:p>
          </table:table-cell>
          <table:table-cell office:value-type="float" office:value="-0.0109929" calcext:value-type="float">
            <text:p>-0.0109929</text:p>
          </table:table-cell>
          <table:table-cell office:value-type="float" office:value="1.40958" calcext:value-type="float">
            <text:p>1.409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1.2198" calcext:value-type="float">
            <text:p>21.2198</text:p>
          </table:table-cell>
          <table:table-cell office:value-type="float" office:value="3.82825" calcext:value-type="float">
            <text:p>3.82825</text:p>
          </table:table-cell>
          <table:table-cell office:value-type="float" office:value="9.90307" calcext:value-type="float">
            <text:p>9.90307</text:p>
          </table:table-cell>
          <table:table-cell office:value-type="float" office:value="0.00456306" calcext:value-type="float">
            <text:p>0.00456306</text:p>
          </table:table-cell>
          <table:table-cell office:value-type="float" office:value="0.0149653" calcext:value-type="float">
            <text:p>0.0149653</text:p>
          </table:table-cell>
          <table:table-cell office:value-type="float" office:value="0.970791" calcext:value-type="float">
            <text:p>0.9707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5645" calcext:value-type="float">
            <text:p>19.5645</text:p>
          </table:table-cell>
          <table:table-cell office:value-type="float" office:value="0.0443626" calcext:value-type="float">
            <text:p>0.0443626</text:p>
          </table:table-cell>
          <table:table-cell office:value-type="float" office:value="3.62344" calcext:value-type="float">
            <text:p>3.62344</text:p>
          </table:table-cell>
          <table:table-cell office:value-type="float" office:value="0.0676247" calcext:value-type="float">
            <text:p>0.0676247</text:p>
          </table:table-cell>
          <table:table-cell office:value-type="float" office:value="0.025382" calcext:value-type="float">
            <text:p>0.025382</text:p>
          </table:table-cell>
          <table:table-cell office:value-type="float" office:value="1.48397" calcext:value-type="float">
            <text:p>1.4839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93973" calcext:value-type="float">
            <text:p>-4.93973</text:p>
          </table:table-cell>
          <table:table-cell office:value-type="float" office:value="-4.05629" calcext:value-type="float">
            <text:p>-4.05629</text:p>
          </table:table-cell>
          <table:table-cell office:value-type="float" office:value="-1.45523" calcext:value-type="float">
            <text:p>-1.45523</text:p>
          </table:table-cell>
          <table:table-cell office:value-type="float" office:value="0.0233692" calcext:value-type="float">
            <text:p>0.0233692</text:p>
          </table:table-cell>
          <table:table-cell office:value-type="float" office:value="0.0014436" calcext:value-type="float">
            <text:p>0.0014436</text:p>
          </table:table-cell>
          <table:table-cell office:value-type="float" office:value="1.54875" calcext:value-type="float">
            <text:p>1.548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1.5459" calcext:value-type="float">
            <text:p>21.5459</text:p>
          </table:table-cell>
          <table:table-cell office:value-type="float" office:value="3.82505" calcext:value-type="float">
            <text:p>3.82505</text:p>
          </table:table-cell>
          <table:table-cell office:value-type="float" office:value="9.8453" calcext:value-type="float">
            <text:p>9.8453</text:p>
          </table:table-cell>
          <table:table-cell office:value-type="float" office:value="0.00308934" calcext:value-type="float">
            <text:p>0.00308934</text:p>
          </table:table-cell>
          <table:table-cell office:value-type="float" office:value="0.0106019" calcext:value-type="float">
            <text:p>0.0106019</text:p>
          </table:table-cell>
          <table:table-cell office:value-type="float" office:value="1.68349" calcext:value-type="float">
            <text:p>1.683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6693" calcext:value-type="float">
            <text:p>19.6693</text:p>
          </table:table-cell>
          <table:table-cell office:value-type="float" office:value="-0.00213947" calcext:value-type="float">
            <text:p>-0.00213947</text:p>
          </table:table-cell>
          <table:table-cell office:value-type="float" office:value="3.4755" calcext:value-type="float">
            <text:p>3.4755</text:p>
          </table:table-cell>
          <table:table-cell office:value-type="float" office:value="0.0290357" calcext:value-type="float">
            <text:p>0.0290357</text:p>
          </table:table-cell>
          <table:table-cell office:value-type="float" office:value="-0.0324171" calcext:value-type="float">
            <text:p>-0.0324171</text:p>
          </table:table-cell>
          <table:table-cell office:value-type="float" office:value="2.23398" calcext:value-type="float">
            <text:p>2.2339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96952" calcext:value-type="float">
            <text:p>-4.96952</text:p>
          </table:table-cell>
          <table:table-cell office:value-type="float" office:value="-4.08045" calcext:value-type="float">
            <text:p>-4.08045</text:p>
          </table:table-cell>
          <table:table-cell office:value-type="float" office:value="-1.26128" calcext:value-type="float">
            <text:p>-1.26128</text:p>
          </table:table-cell>
          <table:table-cell office:value-type="float" office:value="0.0509264" calcext:value-type="float">
            <text:p>0.0509264</text:p>
          </table:table-cell>
          <table:table-cell office:value-type="float" office:value="0.0365434" calcext:value-type="float">
            <text:p>0.0365434</text:p>
          </table:table-cell>
          <table:table-cell office:value-type="float" office:value="2.59098" calcext:value-type="float">
            <text:p>2.5909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1.8654" calcext:value-type="float">
            <text:p>21.8654</text:p>
          </table:table-cell>
          <table:table-cell office:value-type="float" office:value="3.76474" calcext:value-type="float">
            <text:p>3.76474</text:p>
          </table:table-cell>
          <table:table-cell office:value-type="float" office:value="9.74152" calcext:value-type="float">
            <text:p>9.74152</text:p>
          </table:table-cell>
          <table:table-cell office:value-type="float" office:value="-0.0205346" calcext:value-type="float">
            <text:p>-0.0205346</text:p>
          </table:table-cell>
          <table:table-cell office:value-type="float" office:value="-0.0368823" calcext:value-type="float">
            <text:p>-0.0368823</text:p>
          </table:table-cell>
          <table:table-cell office:value-type="float" office:value="2.44034" calcext:value-type="float">
            <text:p>2.440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7671" calcext:value-type="float">
            <text:p>19.7671</text:p>
          </table:table-cell>
          <table:table-cell office:value-type="float" office:value="0.0348532" calcext:value-type="float">
            <text:p>0.0348532</text:p>
          </table:table-cell>
          <table:table-cell office:value-type="float" office:value="3.26063" calcext:value-type="float">
            <text:p>3.26063</text:p>
          </table:table-cell>
          <table:table-cell office:value-type="float" office:value="0.053769" calcext:value-type="float">
            <text:p>0.053769</text:p>
          </table:table-cell>
          <table:table-cell office:value-type="float" office:value="0.00520894" calcext:value-type="float">
            <text:p>0.00520894</text:p>
          </table:table-cell>
          <table:table-cell office:value-type="float" office:value="8.03913" calcext:value-type="float">
            <text:p>8.039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0858" calcext:value-type="float">
            <text:p>-5.00858</text:p>
          </table:table-cell>
          <table:table-cell office:value-type="float" office:value="-4.03696" calcext:value-type="float">
            <text:p>-4.03696</text:p>
          </table:table-cell>
          <table:table-cell office:value-type="float" office:value="-1.04233" calcext:value-type="float">
            <text:p>-1.04233</text:p>
          </table:table-cell>
          <table:table-cell office:value-type="float" office:value="-0.00408178" calcext:value-type="float">
            <text:p>-0.00408178</text:p>
          </table:table-cell>
          <table:table-cell office:value-type="float" office:value="-0.0380048" calcext:value-type="float">
            <text:p>-0.0380048</text:p>
          </table:table-cell>
          <table:table-cell office:value-type="float" office:value="9.65137" calcext:value-type="float">
            <text:p>9.6513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2.1648" calcext:value-type="float">
            <text:p>22.1648</text:p>
          </table:table-cell>
          <table:table-cell office:value-type="float" office:value="3.82119" calcext:value-type="float">
            <text:p>3.82119</text:p>
          </table:table-cell>
          <table:table-cell office:value-type="float" office:value="9.48979" calcext:value-type="float">
            <text:p>9.48979</text:p>
          </table:table-cell>
          <table:table-cell office:value-type="float" office:value="0.00275064" calcext:value-type="float">
            <text:p>0.00275064</text:p>
          </table:table-cell>
          <table:table-cell office:value-type="float" office:value="0.00904227" calcext:value-type="float">
            <text:p>0.00904227</text:p>
          </table:table-cell>
          <table:table-cell office:value-type="float" office:value="7.71909" calcext:value-type="float">
            <text:p>7.7190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8719" calcext:value-type="float">
            <text:p>19.8719</text:p>
          </table:table-cell>
          <table:table-cell office:value-type="float" office:value="0.00414345" calcext:value-type="float">
            <text:p>0.00414345</text:p>
          </table:table-cell>
          <table:table-cell office:value-type="float" office:value="3.15536" calcext:value-type="float">
            <text:p>3.15536</text:p>
          </table:table-cell>
          <table:table-cell office:value-type="float" office:value="0.0266547" calcext:value-type="float">
            <text:p>0.0266547</text:p>
          </table:table-cell>
          <table:table-cell office:value-type="float" office:value="-0.0339394" calcext:value-type="float">
            <text:p>-0.0339394</text:p>
          </table:table-cell>
          <table:table-cell office:value-type="float" office:value="2.12704" calcext:value-type="float">
            <text:p>2.127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1194" calcext:value-type="float">
            <text:p>-5.01194</text:p>
          </table:table-cell>
          <table:table-cell office:value-type="float" office:value="-4.05515" calcext:value-type="float">
            <text:p>-4.05515</text:p>
          </table:table-cell>
          <table:table-cell office:value-type="float" office:value="-0.828709" calcext:value-type="float">
            <text:p>-0.828709</text:p>
          </table:table-cell>
          <table:table-cell office:value-type="float" office:value="0.0227633" calcext:value-type="float">
            <text:p>0.0227633</text:p>
          </table:table-cell>
          <table:table-cell office:value-type="float" office:value="-0.000961499" calcext:value-type="float">
            <text:p>-0.000961499</text:p>
          </table:table-cell>
          <table:table-cell office:value-type="float" office:value="2.54274" calcext:value-type="float">
            <text:p>2.542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2.4827" calcext:value-type="float">
            <text:p>22.4827</text:p>
          </table:table-cell>
          <table:table-cell office:value-type="float" office:value="3.77654" calcext:value-type="float">
            <text:p>3.77654</text:p>
          </table:table-cell>
          <table:table-cell office:value-type="float" office:value="9.41334" calcext:value-type="float">
            <text:p>9.41334</text:p>
          </table:table-cell>
          <table:table-cell office:value-type="float" office:value="-0.0151531" calcext:value-type="float">
            <text:p>-0.0151531</text:p>
          </table:table-cell>
          <table:table-cell office:value-type="float" office:value="-0.0271238" calcext:value-type="float">
            <text:p>-0.0271238</text:p>
          </table:table-cell>
          <table:table-cell office:value-type="float" office:value="2.2541" calcext:value-type="float">
            <text:p>2.25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9786" calcext:value-type="float">
            <text:p>19.9786</text:p>
          </table:table-cell>
          <table:table-cell office:value-type="float" office:value="0.0211818" calcext:value-type="float">
            <text:p>0.0211818</text:p>
          </table:table-cell>
          <table:table-cell office:value-type="float" office:value="3.03488" calcext:value-type="float">
            <text:p>3.03488</text:p>
          </table:table-cell>
          <table:table-cell office:value-type="float" office:value="0.0362106" calcext:value-type="float">
            <text:p>0.0362106</text:p>
          </table:table-cell>
          <table:table-cell office:value-type="float" office:value="-0.0183804" calcext:value-type="float">
            <text:p>-0.0183804</text:p>
          </table:table-cell>
          <table:table-cell office:value-type="float" office:value="1.23536" calcext:value-type="float">
            <text:p>1.2353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124" calcext:value-type="float">
            <text:p>-5.0124</text:p>
          </table:table-cell>
          <table:table-cell office:value-type="float" office:value="-4.05047" calcext:value-type="float">
            <text:p>-4.05047</text:p>
          </table:table-cell>
          <table:table-cell office:value-type="float" office:value="-0.615771" calcext:value-type="float">
            <text:p>-0.615771</text:p>
          </table:table-cell>
          <table:table-cell office:value-type="float" office:value="0.0216295" calcext:value-type="float">
            <text:p>0.0216295</text:p>
          </table:table-cell>
          <table:table-cell office:value-type="float" office:value="-0.000642669" calcext:value-type="float">
            <text:p>-0.000642669</text:p>
          </table:table-cell>
          <table:table-cell office:value-type="float" office:value="1.33539" calcext:value-type="float">
            <text:p>1.335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2.7948" calcext:value-type="float">
            <text:p>22.7948</text:p>
          </table:table-cell>
          <table:table-cell office:value-type="float" office:value="3.79871" calcext:value-type="float">
            <text:p>3.79871</text:p>
          </table:table-cell>
          <table:table-cell office:value-type="float" office:value="9.2787" calcext:value-type="float">
            <text:p>9.2787</text:p>
          </table:table-cell>
          <table:table-cell office:value-type="float" office:value="-0.00614928" calcext:value-type="float">
            <text:p>-0.00614928</text:p>
          </table:table-cell>
          <table:table-cell office:value-type="float" office:value="-0.00947389" calcext:value-type="float">
            <text:p>-0.00947389</text:p>
          </table:table-cell>
          <table:table-cell office:value-type="float" office:value="1.30019" calcext:value-type="float">
            <text:p>1.300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0767" calcext:value-type="float">
            <text:p>20.0767</text:p>
          </table:table-cell>
          <table:table-cell office:value-type="float" office:value="-0.0369764" calcext:value-type="float">
            <text:p>-0.0369764</text:p>
          </table:table-cell>
          <table:table-cell office:value-type="float" office:value="3.04938" calcext:value-type="float">
            <text:p>3.04938</text:p>
          </table:table-cell>
          <table:table-cell office:value-type="float" office:value="-0.0115417" calcext:value-type="float">
            <text:p>-0.0115417</text:p>
          </table:table-cell>
          <table:table-cell office:value-type="float" office:value="-0.0849236" calcext:value-type="float">
            <text:p>-0.0849236</text:p>
          </table:table-cell>
          <table:table-cell office:value-type="float" office:value="1.36433" calcext:value-type="float">
            <text:p>1.3643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3275" calcext:value-type="float">
            <text:p>-5.03275</text:p>
          </table:table-cell>
          <table:table-cell office:value-type="float" office:value="-4.06229" calcext:value-type="float">
            <text:p>-4.06229</text:p>
          </table:table-cell>
          <table:table-cell office:value-type="float" office:value="-0.620118" calcext:value-type="float">
            <text:p>-0.620118</text:p>
          </table:table-cell>
          <table:table-cell office:value-type="float" office:value="0.0361761" calcext:value-type="float">
            <text:p>0.0361761</text:p>
          </table:table-cell>
          <table:table-cell office:value-type="float" office:value="0.0167896" calcext:value-type="float">
            <text:p>0.0167896</text:p>
          </table:table-cell>
          <table:table-cell office:value-type="float" office:value="2.12228" calcext:value-type="float">
            <text:p>2.122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3.1103" calcext:value-type="float">
            <text:p>23.1103</text:p>
          </table:table-cell>
          <table:table-cell office:value-type="float" office:value="3.71926" calcext:value-type="float">
            <text:p>3.71926</text:p>
          </table:table-cell>
          <table:table-cell office:value-type="float" office:value="9.33925" calcext:value-type="float">
            <text:p>9.33925</text:p>
          </table:table-cell>
          <table:table-cell office:value-type="float" office:value="-0.0366321" calcext:value-type="float">
            <text:p>-0.0366321</text:p>
          </table:table-cell>
          <table:table-cell office:value-type="float" office:value="-0.0668789" calcext:value-type="float">
            <text:p>-0.0668789</text:p>
          </table:table-cell>
          <table:table-cell office:value-type="float" office:value="1.23659" calcext:value-type="float">
            <text:p>1.2365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2093" calcext:value-type="float">
            <text:p>20.2093</text:p>
          </table:table-cell>
          <table:table-cell office:value-type="float" office:value="-0.0544615" calcext:value-type="float">
            <text:p>-0.0544615</text:p>
          </table:table-cell>
          <table:table-cell office:value-type="float" office:value="3.22846" calcext:value-type="float">
            <text:p>3.22846</text:p>
          </table:table-cell>
          <table:table-cell office:value-type="float" office:value="-0.027381" calcext:value-type="float">
            <text:p>-0.027381</text:p>
          </table:table-cell>
          <table:table-cell office:value-type="float" office:value="-0.102263" calcext:value-type="float">
            <text:p>-0.102263</text:p>
          </table:table-cell>
          <table:table-cell office:value-type="float" office:value="2.59173" calcext:value-type="float">
            <text:p>2.591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4119" calcext:value-type="float">
            <text:p>-5.04119</text:p>
          </table:table-cell>
          <table:table-cell office:value-type="float" office:value="-4.0772" calcext:value-type="float">
            <text:p>-4.0772</text:p>
          </table:table-cell>
          <table:table-cell office:value-type="float" office:value="-0.703494" calcext:value-type="float">
            <text:p>-0.703494</text:p>
          </table:table-cell>
          <table:table-cell office:value-type="float" office:value="0.0609554" calcext:value-type="float">
            <text:p>0.0609554</text:p>
          </table:table-cell>
          <table:table-cell office:value-type="float" office:value="0.047272" calcext:value-type="float">
            <text:p>0.047272</text:p>
          </table:table-cell>
          <table:table-cell office:value-type="float" office:value="2.32904" calcext:value-type="float">
            <text:p>2.329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3.4538" calcext:value-type="float">
            <text:p>23.4538</text:p>
          </table:table-cell>
          <table:table-cell office:value-type="float" office:value="3.69345" calcext:value-type="float">
            <text:p>3.69345</text:p>
          </table:table-cell>
          <table:table-cell office:value-type="float" office:value="9.53009" calcext:value-type="float">
            <text:p>9.53009</text:p>
          </table:table-cell>
          <table:table-cell office:value-type="float" office:value="-0.0445313" calcext:value-type="float">
            <text:p>-0.0445313</text:p>
          </table:table-cell>
          <table:table-cell office:value-type="float" office:value="-0.0765538" calcext:value-type="float">
            <text:p>-0.0765538</text:p>
          </table:table-cell>
          <table:table-cell office:value-type="float" office:value="2.85894" calcext:value-type="float">
            <text:p>2.858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3058" calcext:value-type="float">
            <text:p>20.3058</text:p>
          </table:table-cell>
          <table:table-cell office:value-type="float" office:value="-0.015461" calcext:value-type="float">
            <text:p>-0.015461</text:p>
          </table:table-cell>
          <table:table-cell office:value-type="float" office:value="2.91749" calcext:value-type="float">
            <text:p>2.91749</text:p>
          </table:table-cell>
          <table:table-cell office:value-type="float" office:value="0.00205134" calcext:value-type="float">
            <text:p>0.00205134</text:p>
          </table:table-cell>
          <table:table-cell office:value-type="float" office:value="-0.0559984" calcext:value-type="float">
            <text:p>-0.0559984</text:p>
          </table:table-cell>
          <table:table-cell office:value-type="float" office:value="4.23896" calcext:value-type="float">
            <text:p>4.238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3895" calcext:value-type="float">
            <text:p>-5.03895</text:p>
          </table:table-cell>
          <table:table-cell office:value-type="float" office:value="-4.0625" calcext:value-type="float">
            <text:p>-4.0625</text:p>
          </table:table-cell>
          <table:table-cell office:value-type="float" office:value="-0.373325" calcext:value-type="float">
            <text:p>-0.373325</text:p>
          </table:table-cell>
          <table:table-cell office:value-type="float" office:value="0.0419122" calcext:value-type="float">
            <text:p>0.0419122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3.60507" calcext:value-type="float">
            <text:p>3.6050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3.7514" calcext:value-type="float">
            <text:p>23.7514</text:p>
          </table:table-cell>
          <table:table-cell office:value-type="float" office:value="3.75201" calcext:value-type="float">
            <text:p>3.75201</text:p>
          </table:table-cell>
          <table:table-cell office:value-type="float" office:value="9.18103" calcext:value-type="float">
            <text:p>9.18103</text:p>
          </table:table-cell>
          <table:table-cell office:value-type="float" office:value="-0.0193448" calcext:value-type="float">
            <text:p>-0.0193448</text:p>
          </table:table-cell>
          <table:table-cell office:value-type="float" office:value="-0.0261969" calcext:value-type="float">
            <text:p>-0.0261969</text:p>
          </table:table-cell>
          <table:table-cell office:value-type="float" office:value="4.27889" calcext:value-type="float">
            <text:p>4.278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3938" calcext:value-type="float">
            <text:p>20.3938</text:p>
          </table:table-cell>
          <table:table-cell office:value-type="float" office:value="0.0183939" calcext:value-type="float">
            <text:p>0.0183939</text:p>
          </table:table-cell>
          <table:table-cell office:value-type="float" office:value="2.7537" calcext:value-type="float">
            <text:p>2.7537</text:p>
          </table:table-cell>
          <table:table-cell office:value-type="float" office:value="0.0271725" calcext:value-type="float">
            <text:p>0.0271725</text:p>
          </table:table-cell>
          <table:table-cell office:value-type="float" office:value="-0.0182437" calcext:value-type="float">
            <text:p>-0.0182437</text:p>
          </table:table-cell>
          <table:table-cell office:value-type="float" office:value="1.39886" calcext:value-type="float">
            <text:p>1.398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4461" calcext:value-type="float">
            <text:p>-5.04461</text:p>
          </table:table-cell>
          <table:table-cell office:value-type="float" office:value="-4.05076" calcext:value-type="float">
            <text:p>-4.05076</text:p>
          </table:table-cell>
          <table:table-cell office:value-type="float" office:value="-0.205762" calcext:value-type="float">
            <text:p>-0.205762</text:p>
          </table:table-cell>
          <table:table-cell office:value-type="float" office:value="0.0250948" calcext:value-type="float">
            <text:p>0.0250948</text:p>
          </table:table-cell>
          <table:table-cell office:value-type="float" office:value="0.00229419" calcext:value-type="float">
            <text:p>0.00229419</text:p>
          </table:table-cell>
          <table:table-cell office:value-type="float" office:value="1.40159" calcext:value-type="float">
            <text:p>1.4015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4.0412" calcext:value-type="float">
            <text:p>24.0412</text:p>
          </table:table-cell>
          <table:table-cell office:value-type="float" office:value="3.80524" calcext:value-type="float">
            <text:p>3.80524</text:p>
          </table:table-cell>
          <table:table-cell office:value-type="float" office:value="8.98592" calcext:value-type="float">
            <text:p>8.98592</text:p>
          </table:table-cell>
          <table:table-cell office:value-type="float" office:value="0.00308856" calcext:value-type="float">
            <text:p>0.00308856</text:p>
          </table:table-cell>
          <table:table-cell office:value-type="float" office:value="0.0174396" calcext:value-type="float">
            <text:p>0.0174396</text:p>
          </table:table-cell>
          <table:table-cell office:value-type="float" office:value="1.45946" calcext:value-type="float">
            <text:p>1.4594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5029" calcext:value-type="float">
            <text:p>20.5029</text:p>
          </table:table-cell>
          <table:table-cell office:value-type="float" office:value="0.0239655" calcext:value-type="float">
            <text:p>0.0239655</text:p>
          </table:table-cell>
          <table:table-cell office:value-type="float" office:value="2.71597" calcext:value-type="float">
            <text:p>2.71597</text:p>
          </table:table-cell>
          <table:table-cell office:value-type="float" office:value="0.0288073" calcext:value-type="float">
            <text:p>0.0288073</text:p>
          </table:table-cell>
          <table:table-cell office:value-type="float" office:value="-0.0145482" calcext:value-type="float">
            <text:p>-0.0145482</text:p>
          </table:table-cell>
          <table:table-cell office:value-type="float" office:value="2.81544" calcext:value-type="float">
            <text:p>2.8154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1698" calcext:value-type="float">
            <text:p>-5.01698</text:p>
          </table:table-cell>
          <table:table-cell office:value-type="float" office:value="-4.05781" calcext:value-type="float">
            <text:p>-4.05781</text:p>
          </table:table-cell>
          <table:table-cell office:value-type="float" office:value="-0.0502936" calcext:value-type="float">
            <text:p>-0.0502936</text:p>
          </table:table-cell>
          <table:table-cell office:value-type="float" office:value="0.0449679" calcext:value-type="float">
            <text:p>0.0449679</text:p>
          </table:table-cell>
          <table:table-cell office:value-type="float" office:value="0.0270515" calcext:value-type="float">
            <text:p>0.0270515</text:p>
          </table:table-cell>
          <table:table-cell office:value-type="float" office:value="1.59668" calcext:value-type="float">
            <text:p>1.5966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4.3582" calcext:value-type="float">
            <text:p>24.3582</text:p>
          </table:table-cell>
          <table:table-cell office:value-type="float" office:value="3.80585" calcext:value-type="float">
            <text:p>3.80585</text:p>
          </table:table-cell>
          <table:table-cell office:value-type="float" office:value="8.94966" calcext:value-type="float">
            <text:p>8.94966</text:p>
          </table:table-cell>
          <table:table-cell office:value-type="float" office:value="0.00268596" calcext:value-type="float">
            <text:p>0.00268596</text:p>
          </table:table-cell>
          <table:table-cell office:value-type="float" office:value="0.0145995" calcext:value-type="float">
            <text:p>0.0145995</text:p>
          </table:table-cell>
          <table:table-cell office:value-type="float" office:value="2.9839" calcext:value-type="float">
            <text:p>2.98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589" calcext:value-type="float">
            <text:p>20.589</text:p>
          </table:table-cell>
          <table:table-cell office:value-type="float" office:value="0.029023" calcext:value-type="float">
            <text:p>0.029023</text:p>
          </table:table-cell>
          <table:table-cell office:value-type="float" office:value="2.72294" calcext:value-type="float">
            <text:p>2.72294</text:p>
          </table:table-cell>
          <table:table-cell office:value-type="float" office:value="0.0303972" calcext:value-type="float">
            <text:p>0.0303972</text:p>
          </table:table-cell>
          <table:table-cell office:value-type="float" office:value="-0.0118444" calcext:value-type="float">
            <text:p>-0.0118444</text:p>
          </table:table-cell>
          <table:table-cell office:value-type="float" office:value="3.99302" calcext:value-type="float">
            <text:p>3.993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125" calcext:value-type="float">
            <text:p>-5.0125</text:p>
          </table:table-cell>
          <table:table-cell office:value-type="float" office:value="-4.05469" calcext:value-type="float">
            <text:p>-4.05469</text:p>
          </table:table-cell>
          <table:table-cell office:value-type="float" office:value="-0.0585338" calcext:value-type="float">
            <text:p>-0.0585338</text:p>
          </table:table-cell>
          <table:table-cell office:value-type="float" office:value="0.0431249" calcext:value-type="float">
            <text:p>0.0431249</text:p>
          </table:table-cell>
          <table:table-cell office:value-type="float" office:value="0.0246747" calcext:value-type="float">
            <text:p>0.0246747</text:p>
          </table:table-cell>
          <table:table-cell office:value-type="float" office:value="2.61774" calcext:value-type="float">
            <text:p>2.617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4.6515" calcext:value-type="float">
            <text:p>24.6515</text:p>
          </table:table-cell>
          <table:table-cell office:value-type="float" office:value="3.81278" calcext:value-type="float">
            <text:p>3.81278</text:p>
          </table:table-cell>
          <table:table-cell office:value-type="float" office:value="8.95365" calcext:value-type="float">
            <text:p>8.95365</text:p>
          </table:table-cell>
          <table:table-cell office:value-type="float" office:value="0.00582004" calcext:value-type="float">
            <text:p>0.00582004</text:p>
          </table:table-cell>
          <table:table-cell office:value-type="float" office:value="0.019853" calcext:value-type="float">
            <text:p>0.019853</text:p>
          </table:table-cell>
          <table:table-cell office:value-type="float" office:value="4.03624" calcext:value-type="float">
            <text:p>4.0362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6708" calcext:value-type="float">
            <text:p>20.6708</text:p>
          </table:table-cell>
          <table:table-cell office:value-type="float" office:value="0.024197" calcext:value-type="float">
            <text:p>0.024197</text:p>
          </table:table-cell>
          <table:table-cell office:value-type="float" office:value="2.61065" calcext:value-type="float">
            <text:p>2.61065</text:p>
          </table:table-cell>
          <table:table-cell office:value-type="float" office:value="0.0239407" calcext:value-type="float">
            <text:p>0.0239407</text:p>
          </table:table-cell>
          <table:table-cell office:value-type="float" office:value="-0.0200267" calcext:value-type="float">
            <text:p>-0.0200267</text:p>
          </table:table-cell>
          <table:table-cell office:value-type="float" office:value="1.30048" calcext:value-type="float">
            <text:p>1.300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1689" calcext:value-type="float">
            <text:p>-5.01689</text:p>
          </table:table-cell>
          <table:table-cell office:value-type="float" office:value="-4.04606" calcext:value-type="float">
            <text:p>-4.04606</text:p>
          </table:table-cell>
          <table:table-cell office:value-type="float" office:value="0.0328745" calcext:value-type="float">
            <text:p>0.0328745</text:p>
          </table:table-cell>
          <table:table-cell office:value-type="float" office:value="0.0281118" calcext:value-type="float">
            <text:p>0.0281118</text:p>
          </table:table-cell>
          <table:table-cell office:value-type="float" office:value="0.00793001" calcext:value-type="float">
            <text:p>0.00793001</text:p>
          </table:table-cell>
          <table:table-cell office:value-type="float" office:value="1.97313" calcext:value-type="float">
            <text:p>1.973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4.9422" calcext:value-type="float">
            <text:p>24.9422</text:p>
          </table:table-cell>
          <table:table-cell office:value-type="float" office:value="3.80828" calcext:value-type="float">
            <text:p>3.80828</text:p>
          </table:table-cell>
          <table:table-cell office:value-type="float" office:value="8.84539" calcext:value-type="float">
            <text:p>8.84539</text:p>
          </table:table-cell>
          <table:table-cell office:value-type="float" office:value="0.00380519" calcext:value-type="float">
            <text:p>0.00380519</text:p>
          </table:table-cell>
          <table:table-cell office:value-type="float" office:value="0.014068" calcext:value-type="float">
            <text:p>0.014068</text:p>
          </table:table-cell>
          <table:table-cell office:value-type="float" office:value="1.23391" calcext:value-type="float">
            <text:p>1.233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7554" calcext:value-type="float">
            <text:p>20.7554</text:p>
          </table:table-cell>
          <table:table-cell office:value-type="float" office:value="0.030139" calcext:value-type="float">
            <text:p>0.030139</text:p>
          </table:table-cell>
          <table:table-cell office:value-type="float" office:value="2.57767" calcext:value-type="float">
            <text:p>2.57767</text:p>
          </table:table-cell>
          <table:table-cell office:value-type="float" office:value="0.0266029" calcext:value-type="float">
            <text:p>0.0266029</text:p>
          </table:table-cell>
          <table:table-cell office:value-type="float" office:value="-0.0155182" calcext:value-type="float">
            <text:p>-0.0155182</text:p>
          </table:table-cell>
          <table:table-cell office:value-type="float" office:value="0.622213" calcext:value-type="float">
            <text:p>0.6222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1938" calcext:value-type="float">
            <text:p>-5.01938</text:p>
          </table:table-cell>
          <table:table-cell office:value-type="float" office:value="-4.03655" calcext:value-type="float">
            <text:p>-4.03655</text:p>
          </table:table-cell>
          <table:table-cell office:value-type="float" office:value="0.0733626" calcext:value-type="float">
            <text:p>0.0733626</text:p>
          </table:table-cell>
          <table:table-cell office:value-type="float" office:value="0.0113135" calcext:value-type="float">
            <text:p>0.0113135</text:p>
          </table:table-cell>
          <table:table-cell office:value-type="float" office:value="-0.00922054" calcext:value-type="float">
            <text:p>-0.00922054</text:p>
          </table:table-cell>
          <table:table-cell office:value-type="float" office:value="1.13312" calcext:value-type="float">
            <text:p>1.1331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5.234" calcext:value-type="float">
            <text:p>25.234</text:p>
          </table:table-cell>
          <table:table-cell office:value-type="float" office:value="3.81918" calcext:value-type="float">
            <text:p>3.81918</text:p>
          </table:table-cell>
          <table:table-cell office:value-type="float" office:value="8.80854" calcext:value-type="float">
            <text:p>8.80854</text:p>
          </table:table-cell>
          <table:table-cell office:value-type="float" office:value="0.00818833" calcext:value-type="float">
            <text:p>0.00818833</text:p>
          </table:table-cell>
          <table:table-cell office:value-type="float" office:value="0.0212788" calcext:value-type="float">
            <text:p>0.0212788</text:p>
          </table:table-cell>
          <table:table-cell office:value-type="float" office:value="0.579482" calcext:value-type="float">
            <text:p>0.5794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0.0328308" calcext:value-type="float">
            <text:p>0.0328308</text:p>
          </table:table-cell>
          <table:table-cell office:value-type="float" office:value="2.54395" calcext:value-type="float">
            <text:p>2.54395</text:p>
          </table:table-cell>
          <table:table-cell office:value-type="float" office:value="0.0265104" calcext:value-type="float">
            <text:p>0.0265104</text:p>
          </table:table-cell>
          <table:table-cell office:value-type="float" office:value="-0.0149618" calcext:value-type="float">
            <text:p>-0.0149618</text:p>
          </table:table-cell>
          <table:table-cell office:value-type="float" office:value="3.04604" calcext:value-type="float">
            <text:p>3.046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0407" calcext:value-type="float">
            <text:p>-5.00407</text:p>
          </table:table-cell>
          <table:table-cell office:value-type="float" office:value="-4.03291" calcext:value-type="float">
            <text:p>-4.03291</text:p>
          </table:table-cell>
          <table:table-cell office:value-type="float" office:value="0.15047" calcext:value-type="float">
            <text:p>0.15047</text:p>
          </table:table-cell>
          <table:table-cell office:value-type="float" office:value="0.00790271" calcext:value-type="float">
            <text:p>0.00790271</text:p>
          </table:table-cell>
          <table:table-cell office:value-type="float" office:value="-0.0113673" calcext:value-type="float">
            <text:p>-0.0113673</text:p>
          </table:table-cell>
          <table:table-cell office:value-type="float" office:value="2.16676" calcext:value-type="float">
            <text:p>2.166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5.5245" calcext:value-type="float">
            <text:p>25.5245</text:p>
          </table:table-cell>
          <table:table-cell office:value-type="float" office:value="3.82051" calcext:value-type="float">
            <text:p>3.82051</text:p>
          </table:table-cell>
          <table:table-cell office:value-type="float" office:value="8.77517" calcext:value-type="float">
            <text:p>8.77517</text:p>
          </table:table-cell>
          <table:table-cell office:value-type="float" office:value="0.00840954" calcext:value-type="float">
            <text:p>0.00840954</text:p>
          </table:table-cell>
          <table:table-cell office:value-type="float" office:value="0.0201569" calcext:value-type="float">
            <text:p>0.0201569</text:p>
          </table:table-cell>
          <table:table-cell office:value-type="float" office:value="3.04943" calcext:value-type="float">
            <text:p>3.0494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8967" calcext:value-type="float">
            <text:p>20.8967</text:p>
          </table:table-cell>
          <table:table-cell office:value-type="float" office:value="0.0304348" calcext:value-type="float">
            <text:p>0.0304348</text:p>
          </table:table-cell>
          <table:table-cell office:value-type="float" office:value="2.44469" calcext:value-type="float">
            <text:p>2.44469</text:p>
          </table:table-cell>
          <table:table-cell office:value-type="float" office:value="0.0223738" calcext:value-type="float">
            <text:p>0.0223738</text:p>
          </table:table-cell>
          <table:table-cell office:value-type="float" office:value="-0.0201439" calcext:value-type="float">
            <text:p>-0.0201439</text:p>
          </table:table-cell>
          <table:table-cell office:value-type="float" office:value="5.00606" calcext:value-type="float">
            <text:p>5.006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1098" calcext:value-type="float">
            <text:p>-5.01098</text:p>
          </table:table-cell>
          <table:table-cell office:value-type="float" office:value="-4.02407" calcext:value-type="float">
            <text:p>-4.02407</text:p>
          </table:table-cell>
          <table:table-cell office:value-type="float" office:value="0.200975" calcext:value-type="float">
            <text:p>0.200975</text:p>
          </table:table-cell>
          <table:table-cell office:value-type="float" office:value="-0.0116796" calcext:value-type="float">
            <text:p>-0.0116796</text:p>
          </table:table-cell>
          <table:table-cell office:value-type="float" office:value="-0.0294691" calcext:value-type="float">
            <text:p>-0.0294691</text:p>
          </table:table-cell>
          <table:table-cell office:value-type="float" office:value="5.32128" calcext:value-type="float">
            <text:p>5.321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5.7914" calcext:value-type="float">
            <text:p>25.7914</text:p>
          </table:table-cell>
          <table:table-cell office:value-type="float" office:value="3.82233" calcext:value-type="float">
            <text:p>3.82233</text:p>
          </table:table-cell>
          <table:table-cell office:value-type="float" office:value="8.67574" calcext:value-type="float">
            <text:p>8.67574</text:p>
          </table:table-cell>
          <table:table-cell office:value-type="float" office:value="0.00941531" calcext:value-type="float">
            <text:p>0.00941531</text:p>
          </table:table-cell>
          <table:table-cell office:value-type="float" office:value="0.0208541" calcext:value-type="float">
            <text:p>0.0208541</text:p>
          </table:table-cell>
          <table:table-cell office:value-type="float" office:value="4.95484" calcext:value-type="float">
            <text:p>4.954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9606" calcext:value-type="float">
            <text:p>20.9606</text:p>
          </table:table-cell>
          <table:table-cell office:value-type="float" office:value="-0.0272157" calcext:value-type="float">
            <text:p>-0.0272157</text:p>
          </table:table-cell>
          <table:table-cell office:value-type="float" office:value="2.26083" calcext:value-type="float">
            <text:p>2.26083</text:p>
          </table:table-cell>
          <table:table-cell office:value-type="float" office:value="-0.0307646" calcext:value-type="float">
            <text:p>-0.0307646</text:p>
          </table:table-cell>
          <table:table-cell office:value-type="float" office:value="-0.0900946" calcext:value-type="float">
            <text:p>-0.0900946</text:p>
          </table:table-cell>
          <table:table-cell office:value-type="float" office:value="1.73401" calcext:value-type="float">
            <text:p>1.734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5.00009" calcext:value-type="float">
            <text:p>-5.00009</text:p>
          </table:table-cell>
          <table:table-cell office:value-type="float" office:value="-4.03348" calcext:value-type="float">
            <text:p>-4.03348</text:p>
          </table:table-cell>
          <table:table-cell office:value-type="float" office:value="0.404528" calcext:value-type="float">
            <text:p>0.404528</text:p>
          </table:table-cell>
          <table:table-cell office:value-type="float" office:value="0.00286389" calcext:value-type="float">
            <text:p>0.00286389</text:p>
          </table:table-cell>
          <table:table-cell office:value-type="float" office:value="-0.0151596" calcext:value-type="float">
            <text:p>-0.0151596</text:p>
          </table:table-cell>
          <table:table-cell office:value-type="float" office:value="3.20355" calcext:value-type="float">
            <text:p>3.2035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6.0726" calcext:value-type="float">
            <text:p>26.0726</text:p>
          </table:table-cell>
          <table:table-cell office:value-type="float" office:value="3.73557" calcext:value-type="float">
            <text:p>3.73557</text:p>
          </table:table-cell>
          <table:table-cell office:value-type="float" office:value="8.53194" calcext:value-type="float">
            <text:p>8.53194</text:p>
          </table:table-cell>
          <table:table-cell office:value-type="float" office:value="-0.0273467" calcext:value-type="float">
            <text:p>-0.0273467</text:p>
          </table:table-cell>
          <table:table-cell office:value-type="float" office:value="-0.0512175" calcext:value-type="float">
            <text:p>-0.0512175</text:p>
          </table:table-cell>
          <table:table-cell office:value-type="float" office:value="1.67256" calcext:value-type="float">
            <text:p>1.6725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0409" calcext:value-type="float">
            <text:p>21.0409</text:p>
          </table:table-cell>
          <table:table-cell office:value-type="float" office:value="-0.058402" calcext:value-type="float">
            <text:p>-0.058402</text:p>
          </table:table-cell>
          <table:table-cell office:value-type="float" office:value="2.16601" calcext:value-type="float">
            <text:p>2.16601</text:p>
          </table:table-cell>
          <table:table-cell office:value-type="float" office:value="-0.0600326" calcext:value-type="float">
            <text:p>-0.0600326</text:p>
          </table:table-cell>
          <table:table-cell office:value-type="float" office:value="-0.124796" calcext:value-type="float">
            <text:p>-0.124796</text:p>
          </table:table-cell>
          <table:table-cell office:value-type="float" office:value="0.660573" calcext:value-type="float">
            <text:p>0.6605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96809" calcext:value-type="float">
            <text:p>-4.96809</text:p>
          </table:table-cell>
          <table:table-cell office:value-type="float" office:value="-4.03973" calcext:value-type="float">
            <text:p>-4.03973</text:p>
          </table:table-cell>
          <table:table-cell office:value-type="float" office:value="0.602456" calcext:value-type="float">
            <text:p>0.602456</text:p>
          </table:table-cell>
          <table:table-cell office:value-type="float" office:value="0.0189475" calcext:value-type="float">
            <text:p>0.0189475</text:p>
          </table:table-cell>
          <table:table-cell office:value-type="float" office:value="0.00159313" calcext:value-type="float">
            <text:p>0.00159313</text:p>
          </table:table-cell>
          <table:table-cell office:value-type="float" office:value="1.24885" calcext:value-type="float">
            <text:p>1.248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6.3662" calcext:value-type="float">
            <text:p>26.3662</text:p>
          </table:table-cell>
          <table:table-cell office:value-type="float" office:value="3.68519" calcext:value-type="float">
            <text:p>3.68519</text:p>
          </table:table-cell>
          <table:table-cell office:value-type="float" office:value="8.45898" calcext:value-type="float">
            <text:p>8.45898</text:p>
          </table:table-cell>
          <table:table-cell office:value-type="float" office:value="-0.0476011" calcext:value-type="float">
            <text:p>-0.0476011</text:p>
          </table:table-cell>
          <table:table-cell office:value-type="float" office:value="-0.087563" calcext:value-type="float">
            <text:p>-0.087563</text:p>
          </table:table-cell>
          <table:table-cell office:value-type="float" office:value="0.645586" calcext:value-type="float">
            <text:p>0.6455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1171" calcext:value-type="float">
            <text:p>21.1171</text:p>
          </table:table-cell>
          <table:table-cell office:value-type="float" office:value="-0.0771347" calcext:value-type="float">
            <text:p>-0.0771347</text:p>
          </table:table-cell>
          <table:table-cell office:value-type="float" office:value="2.29382" calcext:value-type="float">
            <text:p>2.29382</text:p>
          </table:table-cell>
          <table:table-cell office:value-type="float" office:value="-0.0765735" calcext:value-type="float">
            <text:p>-0.0765735</text:p>
          </table:table-cell>
          <table:table-cell office:value-type="float" office:value="-0.140476" calcext:value-type="float">
            <text:p>-0.140476</text:p>
          </table:table-cell>
          <table:table-cell office:value-type="float" office:value="3.15663" calcext:value-type="float">
            <text:p>3.156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96349" calcext:value-type="float">
            <text:p>-4.96349</text:p>
          </table:table-cell>
          <table:table-cell office:value-type="float" office:value="-4.04762" calcext:value-type="float">
            <text:p>-4.04762</text:p>
          </table:table-cell>
          <table:table-cell office:value-type="float" office:value="0.488353" calcext:value-type="float">
            <text:p>0.488353</text:p>
          </table:table-cell>
          <table:table-cell office:value-type="float" office:value="0.0275361" calcext:value-type="float">
            <text:p>0.0275361</text:p>
          </table:table-cell>
          <table:table-cell office:value-type="float" office:value="0.00481926" calcext:value-type="float">
            <text:p>0.00481926</text:p>
          </table:table-cell>
          <table:table-cell office:value-type="float" office:value="1.39428" calcext:value-type="float">
            <text:p>1.394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6.6524" calcext:value-type="float">
            <text:p>26.6524</text:p>
          </table:table-cell>
          <table:table-cell office:value-type="float" office:value="3.66134" calcext:value-type="float">
            <text:p>3.66134</text:p>
          </table:table-cell>
          <table:table-cell office:value-type="float" office:value="8.59208" calcext:value-type="float">
            <text:p>8.59208</text:p>
          </table:table-cell>
          <table:table-cell office:value-type="float" office:value="-0.0539023" calcext:value-type="float">
            <text:p>-0.0539023</text:p>
          </table:table-cell>
          <table:table-cell office:value-type="float" office:value="-0.0923067" calcext:value-type="float">
            <text:p>-0.0923067</text:p>
          </table:table-cell>
          <table:table-cell office:value-type="float" office:value="3.34323" calcext:value-type="float">
            <text:p>3.343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1804" calcext:value-type="float">
            <text:p>21.1804</text:p>
          </table:table-cell>
          <table:table-cell office:value-type="float" office:value="-0.0678789" calcext:value-type="float">
            <text:p>-0.0678789</text:p>
          </table:table-cell>
          <table:table-cell office:value-type="float" office:value="2.24784" calcext:value-type="float">
            <text:p>2.24784</text:p>
          </table:table-cell>
          <table:table-cell office:value-type="float" office:value="-0.0672002" calcext:value-type="float">
            <text:p>-0.0672002</text:p>
          </table:table-cell>
          <table:table-cell office:value-type="float" office:value="-0.122472" calcext:value-type="float">
            <text:p>-0.122472</text:p>
          </table:table-cell>
          <table:table-cell office:value-type="float" office:value="5.17714" calcext:value-type="float">
            <text:p>5.177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96013" calcext:value-type="float">
            <text:p>-4.96013</text:p>
          </table:table-cell>
          <table:table-cell office:value-type="float" office:value="-4.03743" calcext:value-type="float">
            <text:p>-4.03743</text:p>
          </table:table-cell>
          <table:table-cell office:value-type="float" office:value="0.516242" calcext:value-type="float">
            <text:p>0.516242</text:p>
          </table:table-cell>
          <table:table-cell office:value-type="float" office:value="0.0154964" calcext:value-type="float">
            <text:p>0.0154964</text:p>
          </table:table-cell>
          <table:table-cell office:value-type="float" office:value="0.00120905" calcext:value-type="float">
            <text:p>0.00120905</text:p>
          </table:table-cell>
          <table:table-cell office:value-type="float" office:value="7.21541" calcext:value-type="float">
            <text:p>7.215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6.9213" calcext:value-type="float">
            <text:p>26.9213</text:p>
          </table:table-cell>
          <table:table-cell office:value-type="float" office:value="3.68594" calcext:value-type="float">
            <text:p>3.68594</text:p>
          </table:table-cell>
          <table:table-cell office:value-type="float" office:value="8.52979" calcext:value-type="float">
            <text:p>8.52979</text:p>
          </table:table-cell>
          <table:table-cell office:value-type="float" office:value="-0.0396963" calcext:value-type="float">
            <text:p>-0.0396963</text:p>
          </table:table-cell>
          <table:table-cell office:value-type="float" office:value="-0.0599979" calcext:value-type="float">
            <text:p>-0.0599979</text:p>
          </table:table-cell>
          <table:table-cell office:value-type="float" office:value="5.0579" calcext:value-type="float">
            <text:p>5.05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2462" calcext:value-type="float">
            <text:p>21.2462</text:p>
          </table:table-cell>
          <table:table-cell office:value-type="float" office:value="-0.0714851" calcext:value-type="float">
            <text:p>-0.0714851</text:p>
          </table:table-cell>
          <table:table-cell office:value-type="float" office:value="2.18348" calcext:value-type="float">
            <text:p>2.18348</text:p>
          </table:table-cell>
          <table:table-cell office:value-type="float" office:value="-0.0701018" calcext:value-type="float">
            <text:p>-0.0701018</text:p>
          </table:table-cell>
          <table:table-cell office:value-type="float" office:value="-0.121135" calcext:value-type="float">
            <text:p>-0.121135</text:p>
          </table:table-cell>
          <table:table-cell office:value-type="float" office:value="3.55896" calcext:value-type="float">
            <text:p>3.558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94451" calcext:value-type="float">
            <text:p>-4.94451</text:p>
          </table:table-cell>
          <table:table-cell office:value-type="float" office:value="-4.04289" calcext:value-type="float">
            <text:p>-4.04289</text:p>
          </table:table-cell>
          <table:table-cell office:value-type="float" office:value="0.604178" calcext:value-type="float">
            <text:p>0.604178</text:p>
          </table:table-cell>
          <table:table-cell office:value-type="float" office:value="0.0234621" calcext:value-type="float">
            <text:p>0.0234621</text:p>
          </table:table-cell>
          <table:table-cell office:value-type="float" office:value="0.00594092" calcext:value-type="float">
            <text:p>0.00594092</text:p>
          </table:table-cell>
          <table:table-cell office:value-type="float" office:value="2.68327" calcext:value-type="float">
            <text:p>2.6832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7.1947" calcext:value-type="float">
            <text:p>27.1947</text:p>
          </table:table-cell>
          <table:table-cell office:value-type="float" office:value="3.6846" calcext:value-type="float">
            <text:p>3.6846</text:p>
          </table:table-cell>
          <table:table-cell office:value-type="float" office:value="8.46126" calcext:value-type="float">
            <text:p>8.46126</text:p>
          </table:table-cell>
          <table:table-cell office:value-type="float" office:value="-0.037383" calcext:value-type="float">
            <text:p>-0.037383</text:p>
          </table:table-cell>
          <table:table-cell office:value-type="float" office:value="-0.052291" calcext:value-type="float">
            <text:p>-0.052291</text:p>
          </table:table-cell>
          <table:table-cell office:value-type="float" office:value="3.59208" calcext:value-type="float">
            <text:p>3.592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313" calcext:value-type="float">
            <text:p>21.313</text:p>
          </table:table-cell>
          <table:table-cell office:value-type="float" office:value="-0.0743794" calcext:value-type="float">
            <text:p>-0.0743794</text:p>
          </table:table-cell>
          <table:table-cell office:value-type="float" office:value="2.25935" calcext:value-type="float">
            <text:p>2.25935</text:p>
          </table:table-cell>
          <table:table-cell office:value-type="float" office:value="-0.0715796" calcext:value-type="float">
            <text:p>-0.0715796</text:p>
          </table:table-cell>
          <table:table-cell office:value-type="float" office:value="-0.117852" calcext:value-type="float">
            <text:p>-0.117852</text:p>
          </table:table-cell>
          <table:table-cell office:value-type="float" office:value="2.50213" calcext:value-type="float">
            <text:p>2.502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93043" calcext:value-type="float">
            <text:p>-4.93043</text:p>
          </table:table-cell>
          <table:table-cell office:value-type="float" office:value="-4.04155" calcext:value-type="float">
            <text:p>-4.04155</text:p>
          </table:table-cell>
          <table:table-cell office:value-type="float" office:value="0.551672" calcext:value-type="float">
            <text:p>0.551672</text:p>
          </table:table-cell>
          <table:table-cell office:value-type="float" office:value="0.0225153" calcext:value-type="float">
            <text:p>0.0225153</text:p>
          </table:table-cell>
          <table:table-cell office:value-type="float" office:value="0.00574939" calcext:value-type="float">
            <text:p>0.00574939</text:p>
          </table:table-cell>
          <table:table-cell office:value-type="float" office:value="2.53741" calcext:value-type="float">
            <text:p>2.537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7.4693" calcext:value-type="float">
            <text:p>27.4693</text:p>
          </table:table-cell>
          <table:table-cell office:value-type="float" office:value="3.6852" calcext:value-type="float">
            <text:p>3.6852</text:p>
          </table:table-cell>
          <table:table-cell office:value-type="float" office:value="8.53282" calcext:value-type="float">
            <text:p>8.53282</text:p>
          </table:table-cell>
          <table:table-cell office:value-type="float" office:value="-0.033667" calcext:value-type="float">
            <text:p>-0.033667</text:p>
          </table:table-cell>
          <table:table-cell office:value-type="float" office:value="-0.041184" calcext:value-type="float">
            <text:p>-0.041184</text:p>
          </table:table-cell>
          <table:table-cell office:value-type="float" office:value="2.44889" calcext:value-type="float">
            <text:p>2.448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4016" calcext:value-type="float">
            <text:p>21.4016</text:p>
          </table:table-cell>
          <table:table-cell office:value-type="float" office:value="-0.0755628" calcext:value-type="float">
            <text:p>-0.0755628</text:p>
          </table:table-cell>
          <table:table-cell office:value-type="float" office:value="2.43492" calcext:value-type="float">
            <text:p>2.43492</text:p>
          </table:table-cell>
          <table:table-cell office:value-type="float" office:value="-0.0704866" calcext:value-type="float">
            <text:p>-0.0704866</text:p>
          </table:table-cell>
          <table:table-cell office:value-type="float" office:value="-0.111286" calcext:value-type="float">
            <text:p>-0.111286</text:p>
          </table:table-cell>
          <table:table-cell office:value-type="float" office:value="6.20039" calcext:value-type="float">
            <text:p>6.200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93724" calcext:value-type="float">
            <text:p>-4.93724</text:p>
          </table:table-cell>
          <table:table-cell office:value-type="float" office:value="-4.03757" calcext:value-type="float">
            <text:p>-4.03757</text:p>
          </table:table-cell>
          <table:table-cell office:value-type="float" office:value="0.379393" calcext:value-type="float">
            <text:p>0.379393</text:p>
          </table:table-cell>
          <table:table-cell office:value-type="float" office:value="0.0259698" calcext:value-type="float">
            <text:p>0.0259698</text:p>
          </table:table-cell>
          <table:table-cell office:value-type="float" office:value="0.0142721" calcext:value-type="float">
            <text:p>0.0142721</text:p>
          </table:table-cell>
          <table:table-cell office:value-type="float" office:value="6.40716" calcext:value-type="float">
            <text:p>6.407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7.7657" calcext:value-type="float">
            <text:p>27.7657</text:p>
          </table:table-cell>
          <table:table-cell office:value-type="float" office:value="3.6932" calcext:value-type="float">
            <text:p>3.6932</text:p>
          </table:table-cell>
          <table:table-cell office:value-type="float" office:value="8.70287" calcext:value-type="float">
            <text:p>8.70287</text:p>
          </table:table-cell>
          <table:table-cell office:value-type="float" office:value="-0.0270962" calcext:value-type="float">
            <text:p>-0.0270962</text:p>
          </table:table-cell>
          <table:table-cell office:value-type="float" office:value="-0.0253368" calcext:value-type="float">
            <text:p>-0.0253368</text:p>
          </table:table-cell>
          <table:table-cell office:value-type="float" office:value="6.33556" calcext:value-type="float">
            <text:p>6.3355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4856" calcext:value-type="float">
            <text:p>21.4856</text:p>
          </table:table-cell>
          <table:table-cell office:value-type="float" office:value="-0.0966974" calcext:value-type="float">
            <text:p>-0.0966974</text:p>
          </table:table-cell>
          <table:table-cell office:value-type="float" office:value="2.15696" calcext:value-type="float">
            <text:p>2.15696</text:p>
          </table:table-cell>
          <table:table-cell office:value-type="float" office:value="-0.0907894" calcext:value-type="float">
            <text:p>-0.0907894</text:p>
          </table:table-cell>
          <table:table-cell office:value-type="float" office:value="-0.133193" calcext:value-type="float">
            <text:p>-0.133193</text:p>
          </table:table-cell>
          <table:table-cell office:value-type="float" office:value="4.70776" calcext:value-type="float">
            <text:p>4.707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87852" calcext:value-type="float">
            <text:p>-4.87852</text:p>
          </table:table-cell>
          <table:table-cell office:value-type="float" office:value="-4.04061" calcext:value-type="float">
            <text:p>-4.04061</text:p>
          </table:table-cell>
          <table:table-cell office:value-type="float" office:value="0.786731" calcext:value-type="float">
            <text:p>0.786731</text:p>
          </table:table-cell>
          <table:table-cell office:value-type="float" office:value="0.0164923" calcext:value-type="float">
            <text:p>0.0164923</text:p>
          </table:table-cell>
          <table:table-cell office:value-type="float" office:value="-0.000851775" calcext:value-type="float">
            <text:p>-0.000851775</text:p>
          </table:table-cell>
          <table:table-cell office:value-type="float" office:value="4.4016" calcext:value-type="float">
            <text:p>4.40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8.0614" calcext:value-type="float">
            <text:p>28.0614</text:p>
          </table:table-cell>
          <table:table-cell office:value-type="float" office:value="3.65449" calcext:value-type="float">
            <text:p>3.65449</text:p>
          </table:table-cell>
          <table:table-cell office:value-type="float" office:value="8.44009" calcext:value-type="float">
            <text:p>8.44009</text:p>
          </table:table-cell>
          <table:table-cell office:value-type="float" office:value="-0.0428537" calcext:value-type="float">
            <text:p>-0.0428537</text:p>
          </table:table-cell>
          <table:table-cell office:value-type="float" office:value="-0.0564543" calcext:value-type="float">
            <text:p>-0.0564543</text:p>
          </table:table-cell>
          <table:table-cell office:value-type="float" office:value="4.67751" calcext:value-type="float">
            <text:p>4.6775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5291" calcext:value-type="float">
            <text:p>21.5291</text:p>
          </table:table-cell>
          <table:table-cell office:value-type="float" office:value="-0.106953" calcext:value-type="float">
            <text:p>-0.106953</text:p>
          </table:table-cell>
          <table:table-cell office:value-type="float" office:value="1.93382" calcext:value-type="float">
            <text:p>1.93382</text:p>
          </table:table-cell>
          <table:table-cell office:value-type="float" office:value="-0.1004" calcext:value-type="float">
            <text:p>-0.1004</text:p>
          </table:table-cell>
          <table:table-cell office:value-type="float" office:value="-0.140239" calcext:value-type="float">
            <text:p>-0.140239</text:p>
          </table:table-cell>
          <table:table-cell office:value-type="float" office:value="9.17963" calcext:value-type="float">
            <text:p>9.179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83891" calcext:value-type="float">
            <text:p>-4.83891</text:p>
          </table:table-cell>
          <table:table-cell office:value-type="float" office:value="-4.03601" calcext:value-type="float">
            <text:p>-4.03601</text:p>
          </table:table-cell>
          <table:table-cell office:value-type="float" office:value="1.00171" calcext:value-type="float">
            <text:p>1.00171</text:p>
          </table:table-cell>
          <table:table-cell office:value-type="float" office:value="0.0360163" calcext:value-type="float">
            <text:p>0.0360163</text:p>
          </table:table-cell>
          <table:table-cell office:value-type="float" office:value="0.0251792" calcext:value-type="float">
            <text:p>0.0251792</text:p>
          </table:table-cell>
          <table:table-cell office:value-type="float" office:value="10.8976" calcext:value-type="float">
            <text:p>10.89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8.314" calcext:value-type="float">
            <text:p>28.314</text:p>
          </table:table-cell>
          <table:table-cell office:value-type="float" office:value="3.6426" calcext:value-type="float">
            <text:p>3.6426</text:p>
          </table:table-cell>
          <table:table-cell office:value-type="float" office:value="8.21643" calcext:value-type="float">
            <text:p>8.21643</text:p>
          </table:table-cell>
          <table:table-cell office:value-type="float" office:value="-0.0448417" calcext:value-type="float">
            <text:p>-0.0448417</text:p>
          </table:table-cell>
          <table:table-cell office:value-type="float" office:value="-0.0579465" calcext:value-type="float">
            <text:p>-0.0579465</text:p>
          </table:table-cell>
          <table:table-cell office:value-type="float" office:value="9.01711" calcext:value-type="float">
            <text:p>9.0171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5796" calcext:value-type="float">
            <text:p>21.5796</text:p>
          </table:table-cell>
          <table:table-cell office:value-type="float" office:value="-0.0964012" calcext:value-type="float">
            <text:p>-0.0964012</text:p>
          </table:table-cell>
          <table:table-cell office:value-type="float" office:value="1.90794" calcext:value-type="float">
            <text:p>1.90794</text:p>
          </table:table-cell>
          <table:table-cell office:value-type="float" office:value="-0.088287" calcext:value-type="float">
            <text:p>-0.088287</text:p>
          </table:table-cell>
          <table:table-cell office:value-type="float" office:value="-0.119403" calcext:value-type="float">
            <text:p>-0.119403</text:p>
          </table:table-cell>
          <table:table-cell office:value-type="float" office:value="4.08186" calcext:value-type="float">
            <text:p>4.081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79913" calcext:value-type="float">
            <text:p>-4.79913</text:p>
          </table:table-cell>
          <table:table-cell office:value-type="float" office:value="-4.03285" calcext:value-type="float">
            <text:p>-4.03285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0417643" calcext:value-type="float">
            <text:p>0.0417643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4.36367" calcext:value-type="float">
            <text:p>4.363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8.5703" calcext:value-type="float">
            <text:p>28.5703</text:p>
          </table:table-cell>
          <table:table-cell office:value-type="float" office:value="3.66323" calcext:value-type="float">
            <text:p>3.66323</text:p>
          </table:table-cell>
          <table:table-cell office:value-type="float" office:value="8.17738" calcext:value-type="float">
            <text:p>8.17738</text:p>
          </table:table-cell>
          <table:table-cell office:value-type="float" office:value="-0.0322796" calcext:value-type="float">
            <text:p>-0.0322796</text:p>
          </table:table-cell>
          <table:table-cell office:value-type="float" office:value="-0.0309957" calcext:value-type="float">
            <text:p>-0.0309957</text:p>
          </table:table-cell>
          <table:table-cell office:value-type="float" office:value="3.95023" calcext:value-type="float">
            <text:p>3.950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6352" calcext:value-type="float">
            <text:p>21.6352</text:p>
          </table:table-cell>
          <table:table-cell office:value-type="float" office:value="-0.116327" calcext:value-type="float">
            <text:p>-0.116327</text:p>
          </table:table-cell>
          <table:table-cell office:value-type="float" office:value="1.88707" calcext:value-type="float">
            <text:p>1.88707</text:p>
          </table:table-cell>
          <table:table-cell office:value-type="float" office:value="-0.107045" calcext:value-type="float">
            <text:p>-0.107045</text:p>
          </table:table-cell>
          <table:table-cell office:value-type="float" office:value="-0.137744" calcext:value-type="float">
            <text:p>-0.137744</text:p>
          </table:table-cell>
          <table:table-cell office:value-type="float" office:value="0.0146215" calcext:value-type="float">
            <text:p>0.01462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7693" calcext:value-type="float">
            <text:p>-4.7693</text:p>
          </table:table-cell>
          <table:table-cell office:value-type="float" office:value="-4.03472" calcext:value-type="float">
            <text:p>-4.03472</text:p>
          </table:table-cell>
          <table:table-cell office:value-type="float" office:value="1.0844" calcext:value-type="float">
            <text:p>1.0844</text:p>
          </table:table-cell>
          <table:table-cell office:value-type="float" office:value="0.0425756" calcext:value-type="float">
            <text:p>0.0425756</text:p>
          </table:table-cell>
          <table:table-cell office:value-type="float" office:value="0.0296993" calcext:value-type="float">
            <text:p>0.0296993</text:p>
          </table:table-cell>
          <table:table-cell office:value-type="float" office:value="0.270818" calcext:value-type="float">
            <text:p>0.2708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8.8362" calcext:value-type="float">
            <text:p>28.8362</text:p>
          </table:table-cell>
          <table:table-cell office:value-type="float" office:value="3.63612" calcext:value-type="float">
            <text:p>3.63612</text:p>
          </table:table-cell>
          <table:table-cell office:value-type="float" office:value="8.16229" calcext:value-type="float">
            <text:p>8.16229</text:p>
          </table:table-cell>
          <table:table-cell office:value-type="float" office:value="-0.0409567" calcext:value-type="float">
            <text:p>-0.0409567</text:p>
          </table:table-cell>
          <table:table-cell office:value-type="float" office:value="-0.0449786" calcext:value-type="float">
            <text:p>-0.0449786</text:p>
          </table:table-cell>
          <table:table-cell office:value-type="float" office:value="0.00690015" calcext:value-type="float">
            <text:p>0.006900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6842" calcext:value-type="float">
            <text:p>21.6842</text:p>
          </table:table-cell>
          <table:table-cell office:value-type="float" office:value="-0.0792334" calcext:value-type="float">
            <text:p>-0.0792334</text:p>
          </table:table-cell>
          <table:table-cell office:value-type="float" office:value="1.54323" calcext:value-type="float">
            <text:p>1.54323</text:p>
          </table:table-cell>
          <table:table-cell office:value-type="float" office:value="-0.0678407" calcext:value-type="float">
            <text:p>-0.0678407</text:p>
          </table:table-cell>
          <table:table-cell office:value-type="float" office:value="-0.0840046" calcext:value-type="float">
            <text:p>-0.0840046</text:p>
          </table:table-cell>
          <table:table-cell office:value-type="float" office:value="7.18885" calcext:value-type="float">
            <text:p>7.188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70162" calcext:value-type="float">
            <text:p>-4.70162</text:p>
          </table:table-cell>
          <table:table-cell office:value-type="float" office:value="-4.02813" calcext:value-type="float">
            <text:p>-4.02813</text:p>
          </table:table-cell>
          <table:table-cell office:value-type="float" office:value="1.48876" calcext:value-type="float">
            <text:p>1.48876</text:p>
          </table:table-cell>
          <table:table-cell office:value-type="float" office:value="0.0678337" calcext:value-type="float">
            <text:p>0.0678337</text:p>
          </table:table-cell>
          <table:table-cell office:value-type="float" office:value="0.0580603" calcext:value-type="float">
            <text:p>0.0580603</text:p>
          </table:table-cell>
          <table:table-cell office:value-type="float" office:value="7.73092" calcext:value-type="float">
            <text:p>7.7309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.69531" calcext:value-type="float">
            <text:p>3.69531</text:p>
          </table:table-cell>
          <table:table-cell office:value-type="float" office:value="7.79489" calcext:value-type="float">
            <text:p>7.79489</text:p>
          </table:table-cell>
          <table:table-cell office:value-type="float" office:value="-0.0129436" calcext:value-type="float">
            <text:p>-0.0129436</text:p>
          </table:table-cell>
          <table:table-cell office:value-type="float" office:value="0.00715332" calcext:value-type="float">
            <text:p>0.00715332</text:p>
          </table:table-cell>
          <table:table-cell office:value-type="float" office:value="7.11996" calcext:value-type="float">
            <text:p>7.119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7325" calcext:value-type="float">
            <text:p>21.7325</text:p>
          </table:table-cell>
          <table:table-cell office:value-type="float" office:value="-0.0866631" calcext:value-type="float">
            <text:p>-0.0866631</text:p>
          </table:table-cell>
          <table:table-cell office:value-type="float" office:value="1.4225" calcext:value-type="float">
            <text:p>1.4225</text:p>
          </table:table-cell>
          <table:table-cell office:value-type="float" office:value="-0.0750884" calcext:value-type="float">
            <text:p>-0.0750884</text:p>
          </table:table-cell>
          <table:table-cell office:value-type="float" office:value="-0.0893564" calcext:value-type="float">
            <text:p>-0.0893564</text:p>
          </table:table-cell>
          <table:table-cell office:value-type="float" office:value="0.957658" calcext:value-type="float">
            <text:p>0.9576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64781" calcext:value-type="float">
            <text:p>-4.64781</text:p>
          </table:table-cell>
          <table:table-cell office:value-type="float" office:value="-4.02091" calcext:value-type="float">
            <text:p>-4.02091</text:p>
          </table:table-cell>
          <table:table-cell office:value-type="float" office:value="1.63756" calcext:value-type="float">
            <text:p>1.63756</text:p>
          </table:table-cell>
          <table:table-cell office:value-type="float" office:value="0.0961103" calcext:value-type="float">
            <text:p>0.0961103</text:p>
          </table:table-cell>
          <table:table-cell office:value-type="float" office:value="0.0855369" calcext:value-type="float">
            <text:p>0.0855369</text:p>
          </table:table-cell>
          <table:table-cell office:value-type="float" office:value="1.65591" calcext:value-type="float">
            <text:p>1.655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9.3451" calcext:value-type="float">
            <text:p>29.3451</text:p>
          </table:table-cell>
          <table:table-cell office:value-type="float" office:value="3.683" calcext:value-type="float">
            <text:p>3.683</text:p>
          </table:table-cell>
          <table:table-cell office:value-type="float" office:value="7.67672" calcext:value-type="float">
            <text:p>7.67672</text:p>
          </table:table-cell>
          <table:table-cell office:value-type="float" office:value="-0.0169307" calcext:value-type="float">
            <text:p>-0.0169307</text:p>
          </table:table-cell>
          <table:table-cell office:value-type="float" office:value="-0.00136616" calcext:value-type="float">
            <text:p>-0.00136616</text:p>
          </table:table-cell>
          <table:table-cell office:value-type="float" office:value="1.01885" calcext:value-type="float">
            <text:p>1.018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7855" calcext:value-type="float">
            <text:p>21.7855</text:p>
          </table:table-cell>
          <table:table-cell office:value-type="float" office:value="-0.0901586" calcext:value-type="float">
            <text:p>-0.0901586</text:p>
          </table:table-cell>
          <table:table-cell office:value-type="float" office:value="1.57878" calcext:value-type="float">
            <text:p>1.57878</text:p>
          </table:table-cell>
          <table:table-cell office:value-type="float" office:value="-0.0773331" calcext:value-type="float">
            <text:p>-0.0773331</text:p>
          </table:table-cell>
          <table:table-cell office:value-type="float" office:value="-0.0884831" calcext:value-type="float">
            <text:p>-0.0884831</text:p>
          </table:table-cell>
          <table:table-cell office:value-type="float" office:value="6.04082" calcext:value-type="float">
            <text:p>6.040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60362" calcext:value-type="float">
            <text:p>-4.60362</text:p>
          </table:table-cell>
          <table:table-cell office:value-type="float" office:value="-4.00865" calcext:value-type="float">
            <text:p>-4.00865</text:p>
          </table:table-cell>
          <table:table-cell office:value-type="float" office:value="1.48831" calcext:value-type="float">
            <text:p>1.48831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07265" calcext:value-type="float">
            <text:p>0.107265</text:p>
          </table:table-cell>
          <table:table-cell office:value-type="float" office:value="6.782" calcext:value-type="float">
            <text:p>6.7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9.6067" calcext:value-type="float">
            <text:p>29.6067</text:p>
          </table:table-cell>
          <table:table-cell office:value-type="float" office:value="3.68018" calcext:value-type="float">
            <text:p>3.68018</text:p>
          </table:table-cell>
          <table:table-cell office:value-type="float" office:value="7.8324" calcext:value-type="float">
            <text:p>7.8324</text:p>
          </table:table-cell>
          <table:table-cell office:value-type="float" office:value="-0.0158997" calcext:value-type="float">
            <text:p>-0.0158997</text:p>
          </table:table-cell>
          <table:table-cell office:value-type="float" office:value="0.00156155" calcext:value-type="float">
            <text:p>0.00156155</text:p>
          </table:table-cell>
          <table:table-cell office:value-type="float" office:value="6.10713" calcext:value-type="float">
            <text:p>6.107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8193" calcext:value-type="float">
            <text:p>21.8193</text:p>
          </table:table-cell>
          <table:table-cell office:value-type="float" office:value="-0.0882797" calcext:value-type="float">
            <text:p>-0.0882797</text:p>
          </table:table-cell>
          <table:table-cell office:value-type="float" office:value="1.38989" calcext:value-type="float">
            <text:p>1.38989</text:p>
          </table:table-cell>
          <table:table-cell office:value-type="float" office:value="-0.0751408" calcext:value-type="float">
            <text:p>-0.0751408</text:p>
          </table:table-cell>
          <table:table-cell office:value-type="float" office:value="-0.0826184" calcext:value-type="float">
            <text:p>-0.0826184</text:p>
          </table:table-cell>
          <table:table-cell office:value-type="float" office:value="3.67081" calcext:value-type="float">
            <text:p>3.6708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5343" calcext:value-type="float">
            <text:p>-4.5343</text:p>
          </table:table-cell>
          <table:table-cell office:value-type="float" office:value="-4.00793" calcext:value-type="float">
            <text:p>-4.00793</text:p>
          </table:table-cell>
          <table:table-cell office:value-type="float" office:value="1.71186" calcext:value-type="float">
            <text:p>1.71186</text:p>
          </table:table-cell>
          <table:table-cell office:value-type="float" office:value="0.104122" calcext:value-type="float">
            <text:p>0.104122</text:p>
          </table:table-cell>
          <table:table-cell office:value-type="float" office:value="0.0897843" calcext:value-type="float">
            <text:p>0.0897843</text:p>
          </table:table-cell>
          <table:table-cell office:value-type="float" office:value="4.27998" calcext:value-type="float">
            <text:p>4.2799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29.8482" calcext:value-type="float">
            <text:p>29.8482</text:p>
          </table:table-cell>
          <table:table-cell office:value-type="float" office:value="3.68147" calcext:value-type="float">
            <text:p>3.68147</text:p>
          </table:table-cell>
          <table:table-cell office:value-type="float" office:value="7.64123" calcext:value-type="float">
            <text:p>7.64123</text:p>
          </table:table-cell>
          <table:table-cell office:value-type="float" office:value="-0.0136898" calcext:value-type="float">
            <text:p>-0.0136898</text:p>
          </table:table-cell>
          <table:table-cell office:value-type="float" office:value="0.00452932" calcext:value-type="float">
            <text:p>0.00452932</text:p>
          </table:table-cell>
          <table:table-cell office:value-type="float" office:value="3.51206" calcext:value-type="float">
            <text:p>3.512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8792" calcext:value-type="float">
            <text:p>21.8792</text:p>
          </table:table-cell>
          <table:table-cell office:value-type="float" office:value="-0.0772459" calcext:value-type="float">
            <text:p>-0.0772459</text:p>
          </table:table-cell>
          <table:table-cell office:value-type="float" office:value="1.38097" calcext:value-type="float">
            <text:p>1.38097</text:p>
          </table:table-cell>
          <table:table-cell office:value-type="float" office:value="-0.0608377" calcext:value-type="float">
            <text:p>-0.0608377</text:p>
          </table:table-cell>
          <table:table-cell office:value-type="float" office:value="-0.0625593" calcext:value-type="float">
            <text:p>-0.0625593</text:p>
          </table:table-cell>
          <table:table-cell office:value-type="float" office:value="0.862413" calcext:value-type="float">
            <text:p>0.8624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45806" calcext:value-type="float">
            <text:p>-4.45806</text:p>
          </table:table-cell>
          <table:table-cell office:value-type="float" office:value="-4.00864" calcext:value-type="float">
            <text:p>-4.00864</text:p>
          </table:table-cell>
          <table:table-cell office:value-type="float" office:value="1.81857" calcext:value-type="float">
            <text:p>1.81857</text:p>
          </table:table-cell>
          <table:table-cell office:value-type="float" office:value="0.0829061" calcext:value-type="float">
            <text:p>0.0829061</text:p>
          </table:table-cell>
          <table:table-cell office:value-type="float" office:value="0.0679356" calcext:value-type="float">
            <text:p>0.0679356</text:p>
          </table:table-cell>
          <table:table-cell office:value-type="float" office:value="0.605304" calcext:value-type="float">
            <text:p>0.6053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0.1149" calcext:value-type="float">
            <text:p>30.1149</text:p>
          </table:table-cell>
          <table:table-cell office:value-type="float" office:value="3.69764" calcext:value-type="float">
            <text:p>3.69764</text:p>
          </table:table-cell>
          <table:table-cell office:value-type="float" office:value="7.62717" calcext:value-type="float">
            <text:p>7.62717</text:p>
          </table:table-cell>
          <table:table-cell office:value-type="float" office:value="-0.00524162" calcext:value-type="float">
            <text:p>-0.00524162</text:p>
          </table:table-cell>
          <table:table-cell office:value-type="float" office:value="0.0190662" calcext:value-type="float">
            <text:p>0.0190662</text:p>
          </table:table-cell>
          <table:table-cell office:value-type="float" office:value="0.850167" calcext:value-type="float">
            <text:p>0.8501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9205" calcext:value-type="float">
            <text:p>21.9205</text:p>
          </table:table-cell>
          <table:table-cell office:value-type="float" office:value="-0.0480972" calcext:value-type="float">
            <text:p>-0.0480972</text:p>
          </table:table-cell>
          <table:table-cell office:value-type="float" office:value="1.35989" calcext:value-type="float">
            <text:p>1.35989</text:p>
          </table:table-cell>
          <table:table-cell office:value-type="float" office:value="-0.0265533" calcext:value-type="float">
            <text:p>-0.0265533</text:p>
          </table:table-cell>
          <table:table-cell office:value-type="float" office:value="-0.0202443" calcext:value-type="float">
            <text:p>-0.0202443</text:p>
          </table:table-cell>
          <table:table-cell office:value-type="float" office:value="5.57896" calcext:value-type="float">
            <text:p>5.578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37846" calcext:value-type="float">
            <text:p>-4.37846</text:p>
          </table:table-cell>
          <table:table-cell office:value-type="float" office:value="-4.01043" calcext:value-type="float">
            <text:p>-4.01043</text:p>
          </table:table-cell>
          <table:table-cell office:value-type="float" office:value="1.88746" calcext:value-type="float">
            <text:p>1.88746</text:p>
          </table:table-cell>
          <table:table-cell office:value-type="float" office:value="0.0615809" calcext:value-type="float">
            <text:p>0.0615809</text:p>
          </table:table-cell>
          <table:table-cell office:value-type="float" office:value="0.0470933" calcext:value-type="float">
            <text:p>0.0470933</text:p>
          </table:table-cell>
          <table:table-cell office:value-type="float" office:value="5.23655" calcext:value-type="float">
            <text:p>5.2365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0.3601" calcext:value-type="float">
            <text:p>30.3601</text:p>
          </table:table-cell>
          <table:table-cell office:value-type="float" office:value="3.74499" calcext:value-type="float">
            <text:p>3.74499</text:p>
          </table:table-cell>
          <table:table-cell office:value-type="float" office:value="7.59151" calcext:value-type="float">
            <text:p>7.59151</text:p>
          </table:table-cell>
          <table:table-cell office:value-type="float" office:value="0.0171561" calcext:value-type="float">
            <text:p>0.0171561</text:p>
          </table:table-cell>
          <table:table-cell office:value-type="float" office:value="0.0584328" calcext:value-type="float">
            <text:p>0.0584328</text:p>
          </table:table-cell>
          <table:table-cell office:value-type="float" office:value="5.28768" calcext:value-type="float">
            <text:p>5.2876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9735" calcext:value-type="float">
            <text:p>21.9735</text:p>
          </table:table-cell>
          <table:table-cell office:value-type="float" office:value="-0.0287419" calcext:value-type="float">
            <text:p>-0.0287419</text:p>
          </table:table-cell>
          <table:table-cell office:value-type="float" office:value="1.4041" calcext:value-type="float">
            <text:p>1.4041</text:p>
          </table:table-cell>
          <table:table-cell office:value-type="float" office:value="-0.00277672" calcext:value-type="float">
            <text:p>-0.00277672</text:p>
          </table:table-cell>
          <table:table-cell office:value-type="float" office:value="0.00789648" calcext:value-type="float">
            <text:p>0.00789648</text:p>
          </table:table-cell>
          <table:table-cell office:value-type="float" office:value="0.352921" calcext:value-type="float">
            <text:p>0.35292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32486" calcext:value-type="float">
            <text:p>-4.32486</text:p>
          </table:table-cell>
          <table:table-cell office:value-type="float" office:value="-3.99532" calcext:value-type="float">
            <text:p>-3.99532</text:p>
          </table:table-cell>
          <table:table-cell office:value-type="float" office:value="1.8167" calcext:value-type="float">
            <text:p>1.8167</text:p>
          </table:table-cell>
          <table:table-cell office:value-type="float" office:value="0.0906544" calcext:value-type="float">
            <text:p>0.0906544</text:p>
          </table:table-cell>
          <table:table-cell office:value-type="float" office:value="0.0719902" calcext:value-type="float">
            <text:p>0.0719902</text:p>
          </table:table-cell>
          <table:table-cell office:value-type="float" office:value="0.36312" calcext:value-type="float">
            <text:p>0.3631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0.6186" calcext:value-type="float">
            <text:p>30.6186</text:p>
          </table:table-cell>
          <table:table-cell office:value-type="float" office:value="3.77816" calcext:value-type="float">
            <text:p>3.77816</text:p>
          </table:table-cell>
          <table:table-cell office:value-type="float" office:value="7.62778" calcext:value-type="float">
            <text:p>7.62778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81306" calcext:value-type="float">
            <text:p>0.081306</text:p>
          </table:table-cell>
          <table:table-cell office:value-type="float" office:value="0.374879" calcext:value-type="float">
            <text:p>0.3748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0247" calcext:value-type="float">
            <text:p>22.0247</text:p>
          </table:table-cell>
          <table:table-cell office:value-type="float" office:value="-0.0621603" calcext:value-type="float">
            <text:p>-0.0621603</text:p>
          </table:table-cell>
          <table:table-cell office:value-type="float" office:value="1.33968" calcext:value-type="float">
            <text:p>1.33968</text:p>
          </table:table-cell>
          <table:table-cell office:value-type="float" office:value="-0.0420198" calcext:value-type="float">
            <text:p>-0.0420198</text:p>
          </table:table-cell>
          <table:table-cell office:value-type="float" office:value="-0.0374606" calcext:value-type="float">
            <text:p>-0.0374606</text:p>
          </table:table-cell>
          <table:table-cell office:value-type="float" office:value="11.2918" calcext:value-type="float">
            <text:p>11.29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21127" calcext:value-type="float">
            <text:p>-4.21127</text:p>
          </table:table-cell>
          <table:table-cell office:value-type="float" office:value="-4.0153" calcext:value-type="float">
            <text:p>-4.0153</text:p>
          </table:table-cell>
          <table:table-cell office:value-type="float" office:value="2.0451" calcext:value-type="float">
            <text:p>2.0451</text:p>
          </table:table-cell>
          <table:table-cell office:value-type="float" office:value="0.0263673" calcext:value-type="float">
            <text:p>0.0263673</text:p>
          </table:table-cell>
          <table:table-cell office:value-type="float" office:value="0.0152831" calcext:value-type="float">
            <text:p>0.0152831</text:p>
          </table:table-cell>
          <table:table-cell office:value-type="float" office:value="11.2473" calcext:value-type="float">
            <text:p>11.24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0.8844" calcext:value-type="float">
            <text:p>30.8844</text:p>
          </table:table-cell>
          <table:table-cell office:value-type="float" office:value="3.70502" calcext:value-type="float">
            <text:p>3.70502</text:p>
          </table:table-cell>
          <table:table-cell office:value-type="float" office:value="7.58467" calcext:value-type="float">
            <text:p>7.58467</text:p>
          </table:table-cell>
          <table:table-cell office:value-type="float" office:value="-0.00276199" calcext:value-type="float">
            <text:p>-0.00276199</text:p>
          </table:table-cell>
          <table:table-cell office:value-type="float" office:value="0.0134086" calcext:value-type="float">
            <text:p>0.0134086</text:p>
          </table:table-cell>
          <table:table-cell office:value-type="float" office:value="11.2189" calcext:value-type="float">
            <text:p>11.21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0655" calcext:value-type="float">
            <text:p>22.0655</text:p>
          </table:table-cell>
          <table:table-cell office:value-type="float" office:value="-0.0457656" calcext:value-type="float">
            <text:p>-0.0457656</text:p>
          </table:table-cell>
          <table:table-cell office:value-type="float" office:value="1.29776" calcext:value-type="float">
            <text:p>1.29776</text:p>
          </table:table-cell>
          <table:table-cell office:value-type="float" office:value="-0.0211103" calcext:value-type="float">
            <text:p>-0.0211103</text:p>
          </table:table-cell>
          <table:table-cell office:value-type="float" office:value="-0.0122679" calcext:value-type="float">
            <text:p>-0.0122679</text:p>
          </table:table-cell>
          <table:table-cell office:value-type="float" office:value="1.92841" calcext:value-type="float">
            <text:p>1.928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15508" calcext:value-type="float">
            <text:p>-4.15508</text:p>
          </table:table-cell>
          <table:table-cell office:value-type="float" office:value="-4.00975" calcext:value-type="float">
            <text:p>-4.00975</text:p>
          </table:table-cell>
          <table:table-cell office:value-type="float" office:value="2.02695" calcext:value-type="float">
            <text:p>2.02695</text:p>
          </table:table-cell>
          <table:table-cell office:value-type="float" office:value="0.0386969" calcext:value-type="float">
            <text:p>0.0386969</text:p>
          </table:table-cell>
          <table:table-cell office:value-type="float" office:value="0.0256104" calcext:value-type="float">
            <text:p>0.0256104</text:p>
          </table:table-cell>
          <table:table-cell office:value-type="float" office:value="1.69316" calcext:value-type="float">
            <text:p>1.693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1.1306" calcext:value-type="float">
            <text:p>31.1306</text:p>
          </table:table-cell>
          <table:table-cell office:value-type="float" office:value="3.73533" calcext:value-type="float">
            <text:p>3.73533</text:p>
          </table:table-cell>
          <table:table-cell office:value-type="float" office:value="7.53401" calcext:value-type="float">
            <text:p>7.53401</text:p>
          </table:table-cell>
          <table:table-cell office:value-type="float" office:value="0.0117462" calcext:value-type="float">
            <text:p>0.0117462</text:p>
          </table:table-cell>
          <table:table-cell office:value-type="float" office:value="0.0385002" calcext:value-type="float">
            <text:p>0.0385002</text:p>
          </table:table-cell>
          <table:table-cell office:value-type="float" office:value="1.87292" calcext:value-type="float">
            <text:p>1.8729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1084" calcext:value-type="float">
            <text:p>22.1084</text:p>
          </table:table-cell>
          <table:table-cell office:value-type="float" office:value="-0.0208631" calcext:value-type="float">
            <text:p>-0.0208631</text:p>
          </table:table-cell>
          <table:table-cell office:value-type="float" office:value="1.11024" calcext:value-type="float">
            <text:p>1.11024</text:p>
          </table:table-cell>
          <table:table-cell office:value-type="float" office:value="0.0113028" calcext:value-type="float">
            <text:p>0.0113028</text:p>
          </table:table-cell>
          <table:table-cell office:value-type="float" office:value="0.0251147" calcext:value-type="float">
            <text:p>0.0251147</text:p>
          </table:table-cell>
          <table:table-cell office:value-type="float" office:value="4.67486" calcext:value-type="float">
            <text:p>4.674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09786" calcext:value-type="float">
            <text:p>-4.09786</text:p>
          </table:table-cell>
          <table:table-cell office:value-type="float" office:value="-3.96396" calcext:value-type="float">
            <text:p>-3.96396</text:p>
          </table:table-cell>
          <table:table-cell office:value-type="float" office:value="2.11605" calcext:value-type="float">
            <text:p>2.11605</text:p>
          </table:table-cell>
          <table:table-cell office:value-type="float" office:value="0.118781" calcext:value-type="float">
            <text:p>0.118781</text:p>
          </table:table-cell>
          <table:table-cell office:value-type="float" office:value="0.0986005" calcext:value-type="float">
            <text:p>0.0986005</text:p>
          </table:table-cell>
          <table:table-cell office:value-type="float" office:value="4.46382" calcext:value-type="float">
            <text:p>4.463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1.3785" calcext:value-type="float">
            <text:p>31.3785</text:p>
          </table:table-cell>
          <table:table-cell office:value-type="float" office:value="3.77968" calcext:value-type="float">
            <text:p>3.77968</text:p>
          </table:table-cell>
          <table:table-cell office:value-type="float" office:value="7.33549" calcext:value-type="float">
            <text:p>7.33549</text:p>
          </table:table-cell>
          <table:table-cell office:value-type="float" office:value="0.0315752" calcext:value-type="float">
            <text:p>0.0315752</text:p>
          </table:table-cell>
          <table:table-cell office:value-type="float" office:value="0.070981" calcext:value-type="float">
            <text:p>0.070981</text:p>
          </table:table-cell>
          <table:table-cell office:value-type="float" office:value="4.92921" calcext:value-type="float">
            <text:p>4.9292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1423" calcext:value-type="float">
            <text:p>22.1423</text:p>
          </table:table-cell>
          <table:table-cell office:value-type="float" office:value="-0.00930662" calcext:value-type="float">
            <text:p>-0.00930662</text:p>
          </table:table-cell>
          <table:table-cell office:value-type="float" office:value="1.1162" calcext:value-type="float">
            <text:p>1.1162</text:p>
          </table:table-cell>
          <table:table-cell office:value-type="float" office:value="0.026127" calcext:value-type="float">
            <text:p>0.026127</text:p>
          </table:table-cell>
          <table:table-cell office:value-type="float" office:value="0.040709" calcext:value-type="float">
            <text:p>0.040709</text:p>
          </table:table-cell>
          <table:table-cell office:value-type="float" office:value="3.06622" calcext:value-type="float">
            <text:p>3.066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4.03028" calcext:value-type="float">
            <text:p>-4.03028</text:p>
          </table:table-cell>
          <table:table-cell office:value-type="float" office:value="-3.97074" calcext:value-type="float">
            <text:p>-3.97074</text:p>
          </table:table-cell>
          <table:table-cell office:value-type="float" office:value="2.11327" calcext:value-type="float">
            <text:p>2.11327</text:p>
          </table:table-cell>
          <table:table-cell office:value-type="float" office:value="0.0996921" calcext:value-type="float">
            <text:p>0.0996921</text:p>
          </table:table-cell>
          <table:table-cell office:value-type="float" office:value="0.0787553" calcext:value-type="float">
            <text:p>0.0787553</text:p>
          </table:table-cell>
          <table:table-cell office:value-type="float" office:value="3.78165" calcext:value-type="float">
            <text:p>3.7816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1.6189" calcext:value-type="float">
            <text:p>31.6189</text:p>
          </table:table-cell>
          <table:table-cell office:value-type="float" office:value="3.79802" calcext:value-type="float">
            <text:p>3.79802</text:p>
          </table:table-cell>
          <table:table-cell office:value-type="float" office:value="7.33735" calcext:value-type="float">
            <text:p>7.33735</text:p>
          </table:table-cell>
          <table:table-cell office:value-type="float" office:value="0.0388075" calcext:value-type="float">
            <text:p>0.0388075</text:p>
          </table:table-cell>
          <table:table-cell office:value-type="float" office:value="0.0797676" calcext:value-type="float">
            <text:p>0.0797676</text:p>
          </table:table-cell>
          <table:table-cell office:value-type="float" office:value="2.93406" calcext:value-type="float">
            <text:p>2.934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187" calcext:value-type="float">
            <text:p>22.187</text:p>
          </table:table-cell>
          <table:table-cell office:value-type="float" office:value="0.0093838" calcext:value-type="float">
            <text:p>0.0093838</text:p>
          </table:table-cell>
          <table:table-cell office:value-type="float" office:value="1.17801" calcext:value-type="float">
            <text:p>1.17801</text:p>
          </table:table-cell>
          <table:table-cell office:value-type="float" office:value="0.0505892" calcext:value-type="float">
            <text:p>0.0505892</text:p>
          </table:table-cell>
          <table:table-cell office:value-type="float" office:value="0.0661155" calcext:value-type="float">
            <text:p>0.0661155</text:p>
          </table:table-cell>
          <table:table-cell office:value-type="float" office:value="1.44712" calcext:value-type="float">
            <text:p>1.4471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93862" calcext:value-type="float">
            <text:p>-3.93862</text:p>
          </table:table-cell>
          <table:table-cell office:value-type="float" office:value="-3.97986" calcext:value-type="float">
            <text:p>-3.97986</text:p>
          </table:table-cell>
          <table:table-cell office:value-type="float" office:value="2.1391" calcext:value-type="float">
            <text:p>2.1391</text:p>
          </table:table-cell>
          <table:table-cell office:value-type="float" office:value="0.0730691" calcext:value-type="float">
            <text:p>0.0730691</text:p>
          </table:table-cell>
          <table:table-cell office:value-type="float" office:value="0.0521584" calcext:value-type="float">
            <text:p>0.0521584</text:p>
          </table:table-cell>
          <table:table-cell office:value-type="float" office:value="2.05513" calcext:value-type="float">
            <text:p>2.055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1.8695" calcext:value-type="float">
            <text:p>31.8695</text:p>
          </table:table-cell>
          <table:table-cell office:value-type="float" office:value="3.82476" calcext:value-type="float">
            <text:p>3.82476</text:p>
          </table:table-cell>
          <table:table-cell office:value-type="float" office:value="7.39391" calcext:value-type="float">
            <text:p>7.39391</text:p>
          </table:table-cell>
          <table:table-cell office:value-type="float" office:value="0.0491343" calcext:value-type="float">
            <text:p>0.0491343</text:p>
          </table:table-cell>
          <table:table-cell office:value-type="float" office:value="0.0934416" calcext:value-type="float">
            <text:p>0.0934416</text:p>
          </table:table-cell>
          <table:table-cell office:value-type="float" office:value="1.29163" calcext:value-type="float">
            <text:p>1.291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2298" calcext:value-type="float">
            <text:p>22.2298</text:p>
          </table:table-cell>
          <table:table-cell office:value-type="float" office:value="0.0289542" calcext:value-type="float">
            <text:p>0.0289542</text:p>
          </table:table-cell>
          <table:table-cell office:value-type="float" office:value="1.24626" calcext:value-type="float">
            <text:p>1.24626</text:p>
          </table:table-cell>
          <table:table-cell office:value-type="float" office:value="0.0757843" calcext:value-type="float">
            <text:p>0.0757843</text:p>
          </table:table-cell>
          <table:table-cell office:value-type="float" office:value="0.0911345" calcext:value-type="float">
            <text:p>0.0911345</text:p>
          </table:table-cell>
          <table:table-cell office:value-type="float" office:value="1.00506" calcext:value-type="float">
            <text:p>1.005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86073" calcext:value-type="float">
            <text:p>-3.86073</text:p>
          </table:table-cell>
          <table:table-cell office:value-type="float" office:value="-3.96816" calcext:value-type="float">
            <text:p>-3.96816</text:p>
          </table:table-cell>
          <table:table-cell office:value-type="float" office:value="2.07532" calcext:value-type="float">
            <text:p>2.07532</text:p>
          </table:table-cell>
          <table:table-cell office:value-type="float" office:value="0.0806317" calcext:value-type="float">
            <text:p>0.0806317</text:p>
          </table:table-cell>
          <table:table-cell office:value-type="float" office:value="0.0546773" calcext:value-type="float">
            <text:p>0.0546773</text:p>
          </table:table-cell>
          <table:table-cell office:value-type="float" office:value="1.05634" calcext:value-type="float">
            <text:p>1.056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2.1185" calcext:value-type="float">
            <text:p>32.1185</text:p>
          </table:table-cell>
          <table:table-cell office:value-type="float" office:value="3.85383" calcext:value-type="float">
            <text:p>3.85383</text:p>
          </table:table-cell>
          <table:table-cell office:value-type="float" office:value="7.45697" calcext:value-type="float">
            <text:p>7.45697</text:p>
          </table:table-cell>
          <table:table-cell office:value-type="float" office:value="0.0598712" calcext:value-type="float">
            <text:p>0.0598712</text:p>
          </table:table-cell>
          <table:table-cell office:value-type="float" office:value="0.107069" calcext:value-type="float">
            <text:p>0.107069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26" calcext:value-type="float">
            <text:p>22.26</text:p>
          </table:table-cell>
          <table:table-cell office:value-type="float" office:value="0.0239404" calcext:value-type="float">
            <text:p>0.0239404</text:p>
          </table:table-cell>
          <table:table-cell office:value-type="float" office:value="0.936985" calcext:value-type="float">
            <text:p>0.936985</text:p>
          </table:table-cell>
          <table:table-cell office:value-type="float" office:value="0.0698007" calcext:value-type="float">
            <text:p>0.0698007</text:p>
          </table:table-cell>
          <table:table-cell office:value-type="float" office:value="0.0818554" calcext:value-type="float">
            <text:p>0.0818554</text:p>
          </table:table-cell>
          <table:table-cell office:value-type="float" office:value="5.04117" calcext:value-type="float">
            <text:p>5.041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76907" calcext:value-type="float">
            <text:p>-3.76907</text:p>
          </table:table-cell>
          <table:table-cell office:value-type="float" office:value="-3.95602" calcext:value-type="float">
            <text:p>-3.95602</text:p>
          </table:table-cell>
          <table:table-cell office:value-type="float" office:value="2.37078" calcext:value-type="float">
            <text:p>2.37078</text:p>
          </table:table-cell>
          <table:table-cell office:value-type="float" office:value="0.0913068" calcext:value-type="float">
            <text:p>0.0913068</text:p>
          </table:table-cell>
          <table:table-cell office:value-type="float" office:value="0.070325" calcext:value-type="float">
            <text:p>0.070325</text:p>
          </table:table-cell>
          <table:table-cell office:value-type="float" office:value="3.98323" calcext:value-type="float">
            <text:p>3.983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2.359" calcext:value-type="float">
            <text:p>32.359</text:p>
          </table:table-cell>
          <table:table-cell office:value-type="float" office:value="3.83316" calcext:value-type="float">
            <text:p>3.83316</text:p>
          </table:table-cell>
          <table:table-cell office:value-type="float" office:value="7.15424" calcext:value-type="float">
            <text:p>7.15424</text:p>
          </table:table-cell>
          <table:table-cell office:value-type="float" office:value="0.0464849" calcext:value-type="float">
            <text:p>0.0464849</text:p>
          </table:table-cell>
          <table:table-cell office:value-type="float" office:value="0.0757432" calcext:value-type="float">
            <text:p>0.0757432</text:p>
          </table:table-cell>
          <table:table-cell office:value-type="float" office:value="5.21309" calcext:value-type="float">
            <text:p>5.2130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2786" calcext:value-type="float">
            <text:p>22.2786</text:p>
          </table:table-cell>
          <table:table-cell office:value-type="float" office:value="0.0651926" calcext:value-type="float">
            <text:p>0.0651926</text:p>
          </table:table-cell>
          <table:table-cell office:value-type="float" office:value="0.877421" calcext:value-type="float">
            <text:p>0.877421</text:p>
          </table:table-cell>
          <table:table-cell office:value-type="float" office:value="0.126892" calcext:value-type="float">
            <text:p>0.126892</text:p>
          </table:table-cell>
          <table:table-cell office:value-type="float" office:value="0.140528" calcext:value-type="float">
            <text:p>0.140528</text:p>
          </table:table-cell>
          <table:table-cell office:value-type="float" office:value="0.131547" calcext:value-type="float">
            <text:p>0.1315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69918" calcext:value-type="float">
            <text:p>-3.69918</text:p>
          </table:table-cell>
          <table:table-cell office:value-type="float" office:value="-3.9206" calcext:value-type="float">
            <text:p>-3.9206</text:p>
          </table:table-cell>
          <table:table-cell office:value-type="float" office:value="2.35314" calcext:value-type="float">
            <text:p>2.35314</text:p>
          </table:table-cell>
          <table:table-cell office:value-type="float" office:value="0.130396" calcext:value-type="float">
            <text:p>0.130396</text:p>
          </table:table-cell>
          <table:table-cell office:value-type="float" office:value="0.103699" calcext:value-type="float">
            <text:p>0.103699</text:p>
          </table:table-cell>
          <table:table-cell office:value-type="float" office:value="0.724685" calcext:value-type="float">
            <text:p>0.7246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2.5794" calcext:value-type="float">
            <text:p>32.5794</text:p>
          </table:table-cell>
          <table:table-cell office:value-type="float" office:value="3.90945" calcext:value-type="float">
            <text:p>3.90945</text:p>
          </table:table-cell>
          <table:table-cell office:value-type="float" office:value="7.07817" calcext:value-type="float">
            <text:p>7.07817</text:p>
          </table:table-cell>
          <table:table-cell office:value-type="float" office:value="0.0798429" calcext:value-type="float">
            <text:p>0.0798429</text:p>
          </table:table-cell>
          <table:table-cell office:value-type="float" office:value="0.130348" calcext:value-type="float">
            <text:p>0.130348</text:p>
          </table:table-cell>
          <table:table-cell office:value-type="float" office:value="0.128136" calcext:value-type="float">
            <text:p>0.12813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2904" calcext:value-type="float">
            <text:p>22.2904</text:p>
          </table:table-cell>
          <table:table-cell office:value-type="float" office:value="0.0820866" calcext:value-type="float">
            <text:p>0.0820866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153961" calcext:value-type="float">
            <text:p>0.153961</text:p>
          </table:table-cell>
          <table:table-cell office:value-type="float" office:value="0.165189" calcext:value-type="float">
            <text:p>0.165189</text:p>
          </table:table-cell>
          <table:table-cell office:value-type="float" office:value="6.77828" calcext:value-type="float">
            <text:p>6.778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56538" calcext:value-type="float">
            <text:p>-3.56538</text:p>
          </table:table-cell>
          <table:table-cell office:value-type="float" office:value="-3.9205" calcext:value-type="float">
            <text:p>-3.9205</text:p>
          </table:table-cell>
          <table:table-cell office:value-type="float" office:value="2.80947" calcext:value-type="float">
            <text:p>2.80947</text:p>
          </table:table-cell>
          <table:table-cell office:value-type="float" office:value="0.115962" calcext:value-type="float">
            <text:p>0.115962</text:p>
          </table:table-cell>
          <table:table-cell office:value-type="float" office:value="0.0957249" calcext:value-type="float">
            <text:p>0.0957249</text:p>
          </table:table-cell>
          <table:table-cell office:value-type="float" office:value="8.37631" calcext:value-type="float">
            <text:p>8.376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2.7979" calcext:value-type="float">
            <text:p>32.7979</text:p>
          </table:table-cell>
          <table:table-cell office:value-type="float" office:value="3.92824" calcext:value-type="float">
            <text:p>3.92824</text:p>
          </table:table-cell>
          <table:table-cell office:value-type="float" office:value="6.72189" calcext:value-type="float">
            <text:p>6.72189</text:p>
          </table:table-cell>
          <table:table-cell office:value-type="float" office:value="0.0845159" calcext:value-type="float">
            <text:p>0.0845159</text:p>
          </table:table-cell>
          <table:table-cell office:value-type="float" office:value="0.130546" calcext:value-type="float">
            <text:p>0.130546</text:p>
          </table:table-cell>
          <table:table-cell office:value-type="float" office:value="6.64366" calcext:value-type="float">
            <text:p>6.6436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127" calcext:value-type="float">
            <text:p>22.3127</text:p>
          </table:table-cell>
          <table:table-cell office:value-type="float" office:value="0.0802098" calcext:value-type="float">
            <text:p>0.0802098</text:p>
          </table:table-cell>
          <table:table-cell office:value-type="float" office:value="0.362981" calcext:value-type="float">
            <text:p>0.362981</text:p>
          </table:table-cell>
          <table:table-cell office:value-type="float" office:value="0.15445" calcext:value-type="float">
            <text:p>0.15445</text:p>
          </table:table-cell>
          <table:table-cell office:value-type="float" office:value="0.159926" calcext:value-type="float">
            <text:p>0.159926</text:p>
          </table:table-cell>
          <table:table-cell office:value-type="float" office:value="1.74356" calcext:value-type="float">
            <text:p>1.7435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42459" calcext:value-type="float">
            <text:p>-3.42459</text:p>
          </table:table-cell>
          <table:table-cell office:value-type="float" office:value="-3.9276" calcext:value-type="float">
            <text:p>-3.9276</text:p>
          </table:table-cell>
          <table:table-cell office:value-type="float" office:value="3.1108" calcext:value-type="float">
            <text:p>3.1108</text:p>
          </table:table-cell>
          <table:table-cell office:value-type="float" office:value="0.0940282" calcext:value-type="float">
            <text:p>0.0940282</text:p>
          </table:table-cell>
          <table:table-cell office:value-type="float" office:value="0.0787419" calcext:value-type="float">
            <text:p>0.0787419</text:p>
          </table:table-cell>
          <table:table-cell office:value-type="float" office:value="2.16639" calcext:value-type="float">
            <text:p>2.166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3.0305" calcext:value-type="float">
            <text:p>33.0305</text:p>
          </table:table-cell>
          <table:table-cell office:value-type="float" office:value="3.90835" calcext:value-type="float">
            <text:p>3.90835</text:p>
          </table:table-cell>
          <table:table-cell office:value-type="float" office:value="6.56787" calcext:value-type="float">
            <text:p>6.56787</text:p>
          </table:table-cell>
          <table:table-cell office:value-type="float" office:value="0.0697826" calcext:value-type="float">
            <text:p>0.0697826</text:p>
          </table:table-cell>
          <table:table-cell office:value-type="float" office:value="0.0963602" calcext:value-type="float">
            <text:p>0.0963602</text:p>
          </table:table-cell>
          <table:table-cell office:value-type="float" office:value="1.69038" calcext:value-type="float">
            <text:p>1.6903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046" calcext:value-type="float">
            <text:p>22.3046</text:p>
          </table:table-cell>
          <table:table-cell office:value-type="float" office:value="0.0607697" calcext:value-type="float">
            <text:p>0.0607697</text:p>
          </table:table-cell>
          <table:table-cell office:value-type="float" office:value="0.30758" calcext:value-type="float">
            <text:p>0.30758</text:p>
          </table:table-cell>
          <table:table-cell office:value-type="float" office:value="0.128366" calcext:value-type="float">
            <text:p>0.128366</text:p>
          </table:table-cell>
          <table:table-cell office:value-type="float" office:value="0.12796" calcext:value-type="float">
            <text:p>0.12796</text:p>
          </table:table-cell>
          <table:table-cell office:value-type="float" office:value="0.807679" calcext:value-type="float">
            <text:p>0.8076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32863" calcext:value-type="float">
            <text:p>-3.32863</text:p>
          </table:table-cell>
          <table:table-cell office:value-type="float" office:value="-3.93291" calcext:value-type="float">
            <text:p>-3.93291</text:p>
          </table:table-cell>
          <table:table-cell office:value-type="float" office:value="3.12299" calcext:value-type="float">
            <text:p>3.12299</text:p>
          </table:table-cell>
          <table:table-cell office:value-type="float" office:value="0.083662" calcext:value-type="float">
            <text:p>0.083662</text:p>
          </table:table-cell>
          <table:table-cell office:value-type="float" office:value="0.0695518" calcext:value-type="float">
            <text:p>0.0695518</text:p>
          </table:table-cell>
          <table:table-cell office:value-type="float" office:value="0.774714" calcext:value-type="float">
            <text:p>0.7747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3.2351" calcext:value-type="float">
            <text:p>33.2351</text:p>
          </table:table-cell>
          <table:table-cell office:value-type="float" office:value="3.8608" calcext:value-type="float">
            <text:p>3.8608</text:p>
          </table:table-cell>
          <table:table-cell office:value-type="float" office:value="6.52667" calcext:value-type="float">
            <text:p>6.52667</text:p>
          </table:table-cell>
          <table:table-cell office:value-type="float" office:value="0.0434998" calcext:value-type="float">
            <text:p>0.0434998</text:p>
          </table:table-cell>
          <table:table-cell office:value-type="float" office:value="0.0453173" calcext:value-type="float">
            <text:p>0.0453173</text:p>
          </table:table-cell>
          <table:table-cell office:value-type="float" office:value="0.813294" calcext:value-type="float">
            <text:p>0.8132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123" calcext:value-type="float">
            <text:p>22.3123</text:p>
          </table:table-cell>
          <table:table-cell office:value-type="float" office:value="0.0499258" calcext:value-type="float">
            <text:p>0.0499258</text:p>
          </table:table-cell>
          <table:table-cell office:value-type="float" office:value="0.329136" calcext:value-type="float">
            <text:p>0.329136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108978" calcext:value-type="float">
            <text:p>0.108978</text:p>
          </table:table-cell>
          <table:table-cell office:value-type="float" office:value="3.0035" calcext:value-type="float">
            <text:p>3.00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2362" calcext:value-type="float">
            <text:p>-3.2362</text:p>
          </table:table-cell>
          <table:table-cell office:value-type="float" office:value="-3.9192" calcext:value-type="float">
            <text:p>-3.9192</text:p>
          </table:table-cell>
          <table:table-cell office:value-type="float" office:value="3.07391" calcext:value-type="float">
            <text:p>3.07391</text:p>
          </table:table-cell>
          <table:table-cell office:value-type="float" office:value="0.0929393" calcext:value-type="float">
            <text:p>0.0929393</text:p>
          </table:table-cell>
          <table:table-cell office:value-type="float" office:value="0.0769528" calcext:value-type="float">
            <text:p>0.0769528</text:p>
          </table:table-cell>
          <table:table-cell office:value-type="float" office:value="1.71076" calcext:value-type="float">
            <text:p>1.710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3.4545" calcext:value-type="float">
            <text:p>33.4545</text:p>
          </table:table-cell>
          <table:table-cell office:value-type="float" office:value="3.83053" calcext:value-type="float">
            <text:p>3.83053</text:p>
          </table:table-cell>
          <table:table-cell office:value-type="float" office:value="6.55871" calcext:value-type="float">
            <text:p>6.55871</text:p>
          </table:table-cell>
          <table:table-cell office:value-type="float" office:value="0.0258703" calcext:value-type="float">
            <text:p>0.0258703</text:p>
          </table:table-cell>
          <table:table-cell office:value-type="float" office:value="0.0123501" calcext:value-type="float">
            <text:p>0.0123501</text:p>
          </table:table-cell>
          <table:table-cell office:value-type="float" office:value="3.08582" calcext:value-type="float">
            <text:p>3.085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281" calcext:value-type="float">
            <text:p>22.3281</text:p>
          </table:table-cell>
          <table:table-cell office:value-type="float" office:value="0.0396861" calcext:value-type="float">
            <text:p>0.0396861</text:p>
          </table:table-cell>
          <table:table-cell office:value-type="float" office:value="0.413013" calcext:value-type="float">
            <text:p>0.413013</text:p>
          </table:table-cell>
          <table:table-cell office:value-type="float" office:value="0.0977623" calcext:value-type="float">
            <text:p>0.0977623</text:p>
          </table:table-cell>
          <table:table-cell office:value-type="float" office:value="0.0900964" calcext:value-type="float">
            <text:p>0.0900964</text:p>
          </table:table-cell>
          <table:table-cell office:value-type="float" office:value="2.41978" calcext:value-type="float">
            <text:p>2.419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3.11548" calcext:value-type="float">
            <text:p>-3.11548</text:p>
          </table:table-cell>
          <table:table-cell office:value-type="float" office:value="-3.95257" calcext:value-type="float">
            <text:p>-3.95257</text:p>
          </table:table-cell>
          <table:table-cell office:value-type="float" office:value="3.12007" calcext:value-type="float">
            <text:p>3.12007</text:p>
          </table:table-cell>
          <table:table-cell office:value-type="float" office:value="0.0507202" calcext:value-type="float">
            <text:p>0.0507202</text:p>
          </table:table-cell>
          <table:table-cell office:value-type="float" office:value="0.0271685" calcext:value-type="float">
            <text:p>0.0271685</text:p>
          </table:table-cell>
          <table:table-cell office:value-type="float" office:value="3.413" calcext:value-type="float">
            <text:p>3.4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3.6817" calcext:value-type="float">
            <text:p>33.6817</text:p>
          </table:table-cell>
          <table:table-cell office:value-type="float" office:value="3.79623" calcext:value-type="float">
            <text:p>3.79623</text:p>
          </table:table-cell>
          <table:table-cell office:value-type="float" office:value="6.65355" calcext:value-type="float">
            <text:p>6.65355</text:p>
          </table:table-cell>
          <table:table-cell office:value-type="float" office:value="0.00692568" calcext:value-type="float">
            <text:p>0.00692568</text:p>
          </table:table-cell>
          <table:table-cell office:value-type="float" office:value="-0.0205415" calcext:value-type="float">
            <text:p>-0.0205415</text:p>
          </table:table-cell>
          <table:table-cell office:value-type="float" office:value="2.40455" calcext:value-type="float">
            <text:p>2.4045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374" calcext:value-type="float">
            <text:p>22.3374</text:p>
          </table:table-cell>
          <table:table-cell office:value-type="float" office:value="0.0596188" calcext:value-type="float">
            <text:p>0.0596188</text:p>
          </table:table-cell>
          <table:table-cell office:value-type="float" office:value="0.297772" calcext:value-type="float">
            <text:p>0.297772</text:p>
          </table:table-cell>
          <table:table-cell office:value-type="float" office:value="0.132903" calcext:value-type="float">
            <text:p>0.132903</text:p>
          </table:table-cell>
          <table:table-cell office:value-type="float" office:value="0.121133" calcext:value-type="float">
            <text:p>0.121133</text:p>
          </table:table-cell>
          <table:table-cell office:value-type="float" office:value="2.26301" calcext:value-type="float">
            <text:p>2.263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98444" calcext:value-type="float">
            <text:p>-2.98444</text:p>
          </table:table-cell>
          <table:table-cell office:value-type="float" office:value="-3.94444" calcext:value-type="float">
            <text:p>-3.94444</text:p>
          </table:table-cell>
          <table:table-cell office:value-type="float" office:value="3.29575" calcext:value-type="float">
            <text:p>3.29575</text:p>
          </table:table-cell>
          <table:table-cell office:value-type="float" office:value="0.0518832" calcext:value-type="float">
            <text:p>0.0518832</text:p>
          </table:table-cell>
          <table:table-cell office:value-type="float" office:value="0.0297866" calcext:value-type="float">
            <text:p>0.0297866</text:p>
          </table:table-cell>
          <table:table-cell office:value-type="float" office:value="2.98731" calcext:value-type="float">
            <text:p>2.987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3.8954" calcext:value-type="float">
            <text:p>33.8954</text:p>
          </table:table-cell>
          <table:table-cell office:value-type="float" office:value="3.8364" calcext:value-type="float">
            <text:p>3.8364</text:p>
          </table:table-cell>
          <table:table-cell office:value-type="float" office:value="6.52659" calcext:value-type="float">
            <text:p>6.52659</text:p>
          </table:table-cell>
          <table:table-cell office:value-type="float" office:value="0.0251079" calcext:value-type="float">
            <text:p>0.0251079</text:p>
          </table:table-cell>
          <table:table-cell office:value-type="float" office:value="0.0115077" calcext:value-type="float">
            <text:p>0.0115077</text:p>
          </table:table-cell>
          <table:table-cell office:value-type="float" office:value="2.22505" calcext:value-type="float">
            <text:p>2.225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458" calcext:value-type="float">
            <text:p>22.3458</text:p>
          </table:table-cell>
          <table:table-cell office:value-type="float" office:value="0.0664111" calcext:value-type="float">
            <text:p>0.0664111</text:p>
          </table:table-cell>
          <table:table-cell office:value-type="float" office:value="0.0973095" calcext:value-type="float">
            <text:p>0.0973095</text:p>
          </table:table-cell>
          <table:table-cell office:value-type="float" office:value="0.148298" calcext:value-type="float">
            <text:p>0.148298</text:p>
          </table:table-cell>
          <table:table-cell office:value-type="float" office:value="0.131948" calcext:value-type="float">
            <text:p>0.131948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86764" calcext:value-type="float">
            <text:p>-2.86764</text:p>
          </table:table-cell>
          <table:table-cell office:value-type="float" office:value="-3.92835" calcext:value-type="float">
            <text:p>-3.92835</text:p>
          </table:table-cell>
          <table:table-cell office:value-type="float" office:value="3.46965" calcext:value-type="float">
            <text:p>3.46965</text:p>
          </table:table-cell>
          <table:table-cell office:value-type="float" office:value="0.0674426" calcext:value-type="float">
            <text:p>0.0674426</text:p>
          </table:table-cell>
          <table:table-cell office:value-type="float" office:value="0.0595793" calcext:value-type="float">
            <text:p>0.0595793</text:p>
          </table:table-cell>
          <table:table-cell office:value-type="float" office:value="4.42858" calcext:value-type="float">
            <text:p>4.428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4.1113" calcext:value-type="float">
            <text:p>34.1113</text:p>
          </table:table-cell>
          <table:table-cell office:value-type="float" office:value="3.84751" calcext:value-type="float">
            <text:p>3.84751</text:p>
          </table:table-cell>
          <table:table-cell office:value-type="float" office:value="6.32558" calcext:value-type="float">
            <text:p>6.32558</text:p>
          </table:table-cell>
          <table:table-cell office:value-type="float" office:value="0.0277666" calcext:value-type="float">
            <text:p>0.0277666</text:p>
          </table:table-cell>
          <table:table-cell office:value-type="float" office:value="0.0145767" calcext:value-type="float">
            <text:p>0.0145767</text:p>
          </table:table-cell>
          <table:table-cell office:value-type="float" office:value="3.85569" calcext:value-type="float">
            <text:p>3.8556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47" calcext:value-type="float">
            <text:p>22.347</text:p>
          </table:table-cell>
          <table:table-cell office:value-type="float" office:value="0.050526" calcext:value-type="float">
            <text:p>0.050526</text:p>
          </table:table-cell>
          <table:table-cell office:value-type="float" office:value="0.0132955" calcext:value-type="float">
            <text:p>0.0132955</text:p>
          </table:table-cell>
          <table:table-cell office:value-type="float" office:value="0.124543" calcext:value-type="float">
            <text:p>0.124543</text:p>
          </table:table-cell>
          <table:table-cell office:value-type="float" office:value="0.105924" calcext:value-type="float">
            <text:p>0.105924</text:p>
          </table:table-cell>
          <table:table-cell office:value-type="float" office:value="0.810667" calcext:value-type="float">
            <text:p>0.8106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72158" calcext:value-type="float">
            <text:p>-2.72158</text:p>
          </table:table-cell>
          <table:table-cell office:value-type="float" office:value="-3.94873" calcext:value-type="float">
            <text:p>-3.94873</text:p>
          </table:table-cell>
          <table:table-cell office:value-type="float" office:value="3.6785" calcext:value-type="float">
            <text:p>3.6785</text:p>
          </table:table-cell>
          <table:table-cell office:value-type="float" office:value="0.0444309" calcext:value-type="float">
            <text:p>0.0444309</text:p>
          </table:table-cell>
          <table:table-cell office:value-type="float" office:value="0.0363006" calcext:value-type="float">
            <text:p>0.0363006</text:p>
          </table:table-cell>
          <table:table-cell office:value-type="float" office:value="1.13513" calcext:value-type="float">
            <text:p>1.135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4.326" calcext:value-type="float">
            <text:p>34.326</text:p>
          </table:table-cell>
          <table:table-cell office:value-type="float" office:value="3.79421" calcext:value-type="float">
            <text:p>3.79421</text:p>
          </table:table-cell>
          <table:table-cell office:value-type="float" office:value="6.26179" calcext:value-type="float">
            <text:p>6.26179</text:p>
          </table:table-cell>
          <table:table-cell office:value-type="float" office:value="-0.00165053" calcext:value-type="float">
            <text:p>-0.00165053</text:p>
          </table:table-cell>
          <table:table-cell office:value-type="float" office:value="-0.0372286" calcext:value-type="float">
            <text:p>-0.0372286</text:p>
          </table:table-cell>
          <table:table-cell office:value-type="float" office:value="0.819748" calcext:value-type="float">
            <text:p>0.8197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346" calcext:value-type="float">
            <text:p>22.3346</text:p>
          </table:table-cell>
          <table:table-cell office:value-type="float" office:value="0.0351702" calcext:value-type="float">
            <text:p>0.0351702</text:p>
          </table:table-cell>
          <table:table-cell office:value-type="float" office:value="0.0568209" calcext:value-type="float">
            <text:p>0.0568209</text:p>
          </table:table-cell>
          <table:table-cell office:value-type="float" office:value="0.10095" calcext:value-type="float">
            <text:p>0.10095</text:p>
          </table:table-cell>
          <table:table-cell office:value-type="float" office:value="0.0818402" calcext:value-type="float">
            <text:p>0.0818402</text:p>
          </table:table-cell>
          <table:table-cell office:value-type="float" office:value="0.760917" calcext:value-type="float">
            <text:p>0.7609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62289" calcext:value-type="float">
            <text:p>-2.62289</text:p>
          </table:table-cell>
          <table:table-cell office:value-type="float" office:value="-3.95345" calcext:value-type="float">
            <text:p>-3.95345</text:p>
          </table:table-cell>
          <table:table-cell office:value-type="float" office:value="3.56576" calcext:value-type="float">
            <text:p>3.56576</text:p>
          </table:table-cell>
          <table:table-cell office:value-type="float" office:value="0.0408249" calcext:value-type="float">
            <text:p>0.0408249</text:p>
          </table:table-cell>
          <table:table-cell office:value-type="float" office:value="0.0323736" calcext:value-type="float">
            <text:p>0.0323736</text:p>
          </table:table-cell>
          <table:table-cell office:value-type="float" office:value="0.403375" calcext:value-type="float">
            <text:p>0.4033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4.5261" calcext:value-type="float">
            <text:p>34.5261</text:p>
          </table:table-cell>
          <table:table-cell office:value-type="float" office:value="3.75011" calcext:value-type="float">
            <text:p>3.75011</text:p>
          </table:table-cell>
          <table:table-cell office:value-type="float" office:value="6.32218" calcext:value-type="float">
            <text:p>6.32218</text:p>
          </table:table-cell>
          <table:table-cell office:value-type="float" office:value="-0.0239522" calcext:value-type="float">
            <text:p>-0.0239522</text:p>
          </table:table-cell>
          <table:table-cell office:value-type="float" office:value="-0.0723372" calcext:value-type="float">
            <text:p>-0.0723372</text:p>
          </table:table-cell>
          <table:table-cell office:value-type="float" office:value="0.768757" calcext:value-type="float">
            <text:p>0.7687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231" calcext:value-type="float">
            <text:p>22.3231</text:p>
          </table:table-cell>
          <table:table-cell office:value-type="float" office:value="0.0361371" calcext:value-type="float">
            <text:p>0.0361371</text:p>
          </table:table-cell>
          <table:table-cell office:value-type="float" office:value="-0.0337573" calcext:value-type="float">
            <text:p>-0.0337573</text:p>
          </table:table-cell>
          <table:table-cell office:value-type="float" office:value="0.10708" calcext:value-type="float">
            <text:p>0.10708</text:p>
          </table:table-cell>
          <table:table-cell office:value-type="float" office:value="0.0847588" calcext:value-type="float">
            <text:p>0.0847588</text:p>
          </table:table-cell>
          <table:table-cell office:value-type="float" office:value="1.15464" calcext:value-type="float">
            <text:p>1.154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50698" calcext:value-type="float">
            <text:p>-2.50698</text:p>
          </table:table-cell>
          <table:table-cell office:value-type="float" office:value="-3.95283" calcext:value-type="float">
            <text:p>-3.95283</text:p>
          </table:table-cell>
          <table:table-cell office:value-type="float" office:value="3.62582" calcext:value-type="float">
            <text:p>3.62582</text:p>
          </table:table-cell>
          <table:table-cell office:value-type="float" office:value="0.0429725" calcext:value-type="float">
            <text:p>0.0429725</text:p>
          </table:table-cell>
          <table:table-cell office:value-type="float" office:value="0.0421635" calcext:value-type="float">
            <text:p>0.0421635</text:p>
          </table:table-cell>
          <table:table-cell office:value-type="float" office:value="2.13041" calcext:value-type="float">
            <text:p>2.130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4.7223" calcext:value-type="float">
            <text:p>34.7223</text:p>
          </table:table-cell>
          <table:table-cell office:value-type="float" office:value="3.75368" calcext:value-type="float">
            <text:p>3.75368</text:p>
          </table:table-cell>
          <table:table-cell office:value-type="float" office:value="6.22982" calcext:value-type="float">
            <text:p>6.22982</text:p>
          </table:table-cell>
          <table:table-cell office:value-type="float" office:value="-0.0217105" calcext:value-type="float">
            <text:p>-0.0217105</text:p>
          </table:table-cell>
          <table:table-cell office:value-type="float" office:value="-0.0647409" calcext:value-type="float">
            <text:p>-0.0647409</text:p>
          </table:table-cell>
          <table:table-cell office:value-type="float" office:value="1.1759" calcext:value-type="float">
            <text:p>1.175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366" calcext:value-type="float">
            <text:p>22.3366</text:p>
          </table:table-cell>
          <table:table-cell office:value-type="float" office:value="0.0339336" calcext:value-type="float">
            <text:p>0.0339336</text:p>
          </table:table-cell>
          <table:table-cell office:value-type="float" office:value="0.0477368" calcext:value-type="float">
            <text:p>0.0477368</text:p>
          </table:table-cell>
          <table:table-cell office:value-type="float" office:value="0.103777" calcext:value-type="float">
            <text:p>0.103777</text:p>
          </table:table-cell>
          <table:table-cell office:value-type="float" office:value="0.0796279" calcext:value-type="float">
            <text:p>0.0796279</text:p>
          </table:table-cell>
          <table:table-cell office:value-type="float" office:value="0.538777" calcext:value-type="float">
            <text:p>0.53877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36818" calcext:value-type="float">
            <text:p>-2.36818</text:p>
          </table:table-cell>
          <table:table-cell office:value-type="float" office:value="-3.9649" calcext:value-type="float">
            <text:p>-3.9649</text:p>
          </table:table-cell>
          <table:table-cell office:value-type="float" office:value="3.68429" calcext:value-type="float">
            <text:p>3.68429</text:p>
          </table:table-cell>
          <table:table-cell office:value-type="float" office:value="0.0265594" calcext:value-type="float">
            <text:p>0.0265594</text:p>
          </table:table-cell>
          <table:table-cell office:value-type="float" office:value="0.0141163" calcext:value-type="float">
            <text:p>0.0141163</text:p>
          </table:table-cell>
          <table:table-cell office:value-type="float" office:value="0.592309" calcext:value-type="float">
            <text:p>0.59230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4.9455" calcext:value-type="float">
            <text:p>34.9455</text:p>
          </table:table-cell>
          <table:table-cell office:value-type="float" office:value="3.73872" calcext:value-type="float">
            <text:p>3.73872</text:p>
          </table:table-cell>
          <table:table-cell office:value-type="float" office:value="6.31778" calcext:value-type="float">
            <text:p>6.31778</text:p>
          </table:table-cell>
          <table:table-cell office:value-type="float" office:value="-0.0292651" calcext:value-type="float">
            <text:p>-0.0292651</text:p>
          </table:table-cell>
          <table:table-cell office:value-type="float" office:value="-0.0736308" calcext:value-type="float">
            <text:p>-0.0736308</text:p>
          </table:table-cell>
          <table:table-cell office:value-type="float" office:value="0.538229" calcext:value-type="float">
            <text:p>0.5382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508" calcext:value-type="float">
            <text:p>22.3508</text:p>
          </table:table-cell>
          <table:table-cell office:value-type="float" office:value="0.0249952" calcext:value-type="float">
            <text:p>0.0249952</text:p>
          </table:table-cell>
          <table:table-cell office:value-type="float" office:value="0.0742524" calcext:value-type="float">
            <text:p>0.0742524</text:p>
          </table:table-cell>
          <table:table-cell office:value-type="float" office:value="0.0866296" calcext:value-type="float">
            <text:p>0.0866296</text:p>
          </table:table-cell>
          <table:table-cell office:value-type="float" office:value="0.0633133" calcext:value-type="float">
            <text:p>0.0633133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23443" calcext:value-type="float">
            <text:p>-2.23443</text:p>
          </table:table-cell>
          <table:table-cell office:value-type="float" office:value="-3.98042" calcext:value-type="float">
            <text:p>-3.98042</text:p>
          </table:table-cell>
          <table:table-cell office:value-type="float" office:value="3.73766" calcext:value-type="float">
            <text:p>3.73766</text:p>
          </table:table-cell>
          <table:table-cell office:value-type="float" office:value="0.0112291" calcext:value-type="float">
            <text:p>0.0112291</text:p>
          </table:table-cell>
          <table:table-cell office:value-type="float" office:value="-0.00755995" calcext:value-type="float">
            <text:p>-0.00755995</text:p>
          </table:table-cell>
          <table:table-cell office:value-type="float" office:value="1.47425" calcext:value-type="float">
            <text:p>1.4742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5.1718" calcext:value-type="float">
            <text:p>35.1718</text:p>
          </table:table-cell>
          <table:table-cell office:value-type="float" office:value="3.70132" calcext:value-type="float">
            <text:p>3.70132</text:p>
          </table:table-cell>
          <table:table-cell office:value-type="float" office:value="6.36038" calcext:value-type="float">
            <text:p>6.36038</text:p>
          </table:table-cell>
          <table:table-cell office:value-type="float" office:value="-0.0479931" calcext:value-type="float">
            <text:p>-0.0479931</text:p>
          </table:table-cell>
          <table:table-cell office:value-type="float" office:value="-0.101255" calcext:value-type="float">
            <text:p>-0.101255</text:p>
          </table:table-cell>
          <table:table-cell office:value-type="float" office:value="1.43569" calcext:value-type="float">
            <text:p>1.4356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556" calcext:value-type="float">
            <text:p>22.3556</text:p>
          </table:table-cell>
          <table:table-cell office:value-type="float" office:value="0.0393665" calcext:value-type="float">
            <text:p>0.0393665</text:p>
          </table:table-cell>
          <table:table-cell office:value-type="float" office:value="0.136712" calcext:value-type="float">
            <text:p>0.136712</text:p>
          </table:table-cell>
          <table:table-cell office:value-type="float" office:value="0.117108" calcext:value-type="float">
            <text:p>0.117108</text:p>
          </table:table-cell>
          <table:table-cell office:value-type="float" office:value="0.0861879" calcext:value-type="float">
            <text:p>0.0861879</text:p>
          </table:table-cell>
          <table:table-cell office:value-type="float" office:value="0.37515" calcext:value-type="float">
            <text:p>0.375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2.10546" calcext:value-type="float">
            <text:p>-2.10546</text:p>
          </table:table-cell>
          <table:table-cell office:value-type="float" office:value="-3.97212" calcext:value-type="float">
            <text:p>-3.97212</text:p>
          </table:table-cell>
          <table:table-cell office:value-type="float" office:value="3.68114" calcext:value-type="float">
            <text:p>3.68114</text:p>
          </table:table-cell>
          <table:table-cell office:value-type="float" office:value="0.010019" calcext:value-type="float">
            <text:p>0.010019</text:p>
          </table:table-cell>
          <table:table-cell office:value-type="float" office:value="-0.020285" calcext:value-type="float">
            <text:p>-0.020285</text:p>
          </table:table-cell>
          <table:table-cell office:value-type="float" office:value="1.13332" calcext:value-type="float">
            <text:p>1.133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5.3799" calcext:value-type="float">
            <text:p>35.3799</text:p>
          </table:table-cell>
          <table:table-cell office:value-type="float" office:value="3.75167" calcext:value-type="float">
            <text:p>3.75167</text:p>
          </table:table-cell>
          <table:table-cell office:value-type="float" office:value="6.39819" calcext:value-type="float">
            <text:p>6.39819</text:p>
          </table:table-cell>
          <table:table-cell office:value-type="float" office:value="-0.0197618" calcext:value-type="float">
            <text:p>-0.0197618</text:p>
          </table:table-cell>
          <table:table-cell office:value-type="float" office:value="-0.0476149" calcext:value-type="float">
            <text:p>-0.0476149</text:p>
          </table:table-cell>
          <table:table-cell office:value-type="float" office:value="0.416353" calcext:value-type="float">
            <text:p>0.4163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431" calcext:value-type="float">
            <text:p>22.3431</text:p>
          </table:table-cell>
          <table:table-cell office:value-type="float" office:value="0.033923" calcext:value-type="float">
            <text:p>0.033923</text:p>
          </table:table-cell>
          <table:table-cell office:value-type="float" office:value="0.00544585" calcext:value-type="float">
            <text:p>0.00544585</text:p>
          </table:table-cell>
          <table:table-cell office:value-type="float" office:value="0.110561" calcext:value-type="float">
            <text:p>0.110561</text:p>
          </table:table-cell>
          <table:table-cell office:value-type="float" office:value="0.0787576" calcext:value-type="float">
            <text:p>0.0787576</text:p>
          </table:table-cell>
          <table:table-cell office:value-type="float" office:value="2.05553" calcext:value-type="float">
            <text:p>2.055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99894" calcext:value-type="float">
            <text:p>-1.99894</text:p>
          </table:table-cell>
          <table:table-cell office:value-type="float" office:value="-3.96208" calcext:value-type="float">
            <text:p>-3.96208</text:p>
          </table:table-cell>
          <table:table-cell office:value-type="float" office:value="3.6314" calcext:value-type="float">
            <text:p>3.6314</text:p>
          </table:table-cell>
          <table:table-cell office:value-type="float" office:value="0.0203507" calcext:value-type="float">
            <text:p>0.0203507</text:p>
          </table:table-cell>
          <table:table-cell office:value-type="float" office:value="0.000357231" calcext:value-type="float">
            <text:p>0.000357231</text:p>
          </table:table-cell>
          <table:table-cell office:value-type="float" office:value="0.97223" calcext:value-type="float">
            <text:p>0.972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5.5774" calcext:value-type="float">
            <text:p>35.5774</text:p>
          </table:table-cell>
          <table:table-cell office:value-type="float" office:value="3.73417" calcext:value-type="float">
            <text:p>3.73417</text:p>
          </table:table-cell>
          <table:table-cell office:value-type="float" office:value="6.27514" calcext:value-type="float">
            <text:p>6.27514</text:p>
          </table:table-cell>
          <table:table-cell office:value-type="float" office:value="-0.0281469" calcext:value-type="float">
            <text:p>-0.0281469</text:p>
          </table:table-cell>
          <table:table-cell office:value-type="float" office:value="-0.0595583" calcext:value-type="float">
            <text:p>-0.0595583</text:p>
          </table:table-cell>
          <table:table-cell office:value-type="float" office:value="1.985" calcext:value-type="float">
            <text:p>1.9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407" calcext:value-type="float">
            <text:p>22.3407</text:p>
          </table:table-cell>
          <table:table-cell office:value-type="float" office:value="0.0263841" calcext:value-type="float">
            <text:p>0.0263841</text:p>
          </table:table-cell>
          <table:table-cell office:value-type="float" office:value="-0.155811" calcext:value-type="float">
            <text:p>-0.155811</text:p>
          </table:table-cell>
          <table:table-cell office:value-type="float" office:value="0.0977543" calcext:value-type="float">
            <text:p>0.0977543</text:p>
          </table:table-cell>
          <table:table-cell office:value-type="float" office:value="0.0666809" calcext:value-type="float">
            <text:p>0.0666809</text:p>
          </table:table-cell>
          <table:table-cell office:value-type="float" office:value="1.67718" calcext:value-type="float">
            <text:p>1.677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85309" calcext:value-type="float">
            <text:p>-1.85309</text:p>
          </table:table-cell>
          <table:table-cell office:value-type="float" office:value="-3.96934" calcext:value-type="float">
            <text:p>-3.96934</text:p>
          </table:table-cell>
          <table:table-cell office:value-type="float" office:value="3.82095" calcext:value-type="float">
            <text:p>3.82095</text:p>
          </table:table-cell>
          <table:table-cell office:value-type="float" office:value="0.0164876" calcext:value-type="float">
            <text:p>0.0164876</text:p>
          </table:table-cell>
          <table:table-cell office:value-type="float" office:value="0.00417543" calcext:value-type="float">
            <text:p>0.00417543</text:p>
          </table:table-cell>
          <table:table-cell office:value-type="float" office:value="1.15003" calcext:value-type="float">
            <text:p>1.150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5.7862" calcext:value-type="float">
            <text:p>35.7862</text:p>
          </table:table-cell>
          <table:table-cell office:value-type="float" office:value="3.70299" calcext:value-type="float">
            <text:p>3.70299</text:p>
          </table:table-cell>
          <table:table-cell office:value-type="float" office:value="6.12775" calcext:value-type="float">
            <text:p>6.12775</text:p>
          </table:table-cell>
          <table:table-cell office:value-type="float" office:value="-0.0439473" calcext:value-type="float">
            <text:p>-0.0439473</text:p>
          </table:table-cell>
          <table:table-cell office:value-type="float" office:value="-0.0840083" calcext:value-type="float">
            <text:p>-0.0840083</text:p>
          </table:table-cell>
          <table:table-cell office:value-type="float" office:value="1.60458" calcext:value-type="float">
            <text:p>1.604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445" calcext:value-type="float">
            <text:p>22.3445</text:p>
          </table:table-cell>
          <table:table-cell office:value-type="float" office:value="0.0174955" calcext:value-type="float">
            <text:p>0.0174955</text:p>
          </table:table-cell>
          <table:table-cell office:value-type="float" office:value="-0.166725" calcext:value-type="float">
            <text:p>-0.166725</text:p>
          </table:table-cell>
          <table:table-cell office:value-type="float" office:value="0.0800659" calcext:value-type="float">
            <text:p>0.0800659</text:p>
          </table:table-cell>
          <table:table-cell office:value-type="float" office:value="0.0518674" calcext:value-type="float">
            <text:p>0.0518674</text:p>
          </table:table-cell>
          <table:table-cell office:value-type="float" office:value="2.54922" calcext:value-type="float">
            <text:p>2.549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70282" calcext:value-type="float">
            <text:p>-1.70282</text:p>
          </table:table-cell>
          <table:table-cell office:value-type="float" office:value="-3.9764" calcext:value-type="float">
            <text:p>-3.9764</text:p>
          </table:table-cell>
          <table:table-cell office:value-type="float" office:value="3.9292" calcext:value-type="float">
            <text:p>3.9292</text:p>
          </table:table-cell>
          <table:table-cell office:value-type="float" office:value="0.007016" calcext:value-type="float">
            <text:p>0.007016</text:p>
          </table:table-cell>
          <table:table-cell office:value-type="float" office:value="-0.0119838" calcext:value-type="float">
            <text:p>-0.0119838</text:p>
          </table:table-cell>
          <table:table-cell office:value-type="float" office:value="1.4179" calcext:value-type="float">
            <text:p>1.41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6.0035" calcext:value-type="float">
            <text:p>36.0035</text:p>
          </table:table-cell>
          <table:table-cell office:value-type="float" office:value="3.66429" calcext:value-type="float">
            <text:p>3.66429</text:p>
          </table:table-cell>
          <table:table-cell office:value-type="float" office:value="6.16121" calcext:value-type="float">
            <text:p>6.16121</text:p>
          </table:table-cell>
          <table:table-cell office:value-type="float" office:value="-0.0622873" calcext:value-type="float">
            <text:p>-0.0622873</text:p>
          </table:table-cell>
          <table:table-cell office:value-type="float" office:value="-0.110119" calcext:value-type="float">
            <text:p>-0.110119</text:p>
          </table:table-cell>
          <table:table-cell office:value-type="float" office:value="2.29383" calcext:value-type="float">
            <text:p>2.2938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271" calcext:value-type="float">
            <text:p>22.3271</text:p>
          </table:table-cell>
          <table:table-cell office:value-type="float" office:value="0.0105991" calcext:value-type="float">
            <text:p>0.0105991</text:p>
          </table:table-cell>
          <table:table-cell office:value-type="float" office:value="-0.362759" calcext:value-type="float">
            <text:p>-0.362759</text:p>
          </table:table-cell>
          <table:table-cell office:value-type="float" office:value="0.0696257" calcext:value-type="float">
            <text:p>0.0696257</text:p>
          </table:table-cell>
          <table:table-cell office:value-type="float" office:value="0.0430259" calcext:value-type="float">
            <text:p>0.0430259</text:p>
          </table:table-cell>
          <table:table-cell office:value-type="float" office:value="4.21388" calcext:value-type="float">
            <text:p>4.2138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54197" calcext:value-type="float">
            <text:p>-1.54197</text:p>
          </table:table-cell>
          <table:table-cell office:value-type="float" office:value="-3.99388" calcext:value-type="float">
            <text:p>-3.99388</text:p>
          </table:table-cell>
          <table:table-cell office:value-type="float" office:value="4.16132" calcext:value-type="float">
            <text:p>4.16132</text:p>
          </table:table-cell>
          <table:table-cell office:value-type="float" office:value="-0.00022943" calcext:value-type="float">
            <text:p>-0.00022943</text:p>
          </table:table-cell>
          <table:table-cell office:value-type="float" office:value="-0.00747793" calcext:value-type="float">
            <text:p>-0.00747793</text:p>
          </table:table-cell>
          <table:table-cell office:value-type="float" office:value="5.35627" calcext:value-type="float">
            <text:p>5.3562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6.1994" calcext:value-type="float">
            <text:p>36.1994</text:p>
          </table:table-cell>
          <table:table-cell office:value-type="float" office:value="3.63965" calcext:value-type="float">
            <text:p>3.63965</text:p>
          </table:table-cell>
          <table:table-cell office:value-type="float" office:value="6.01769" calcext:value-type="float">
            <text:p>6.01769</text:p>
          </table:table-cell>
          <table:table-cell office:value-type="float" office:value="-0.0726653" calcext:value-type="float">
            <text:p>-0.0726653</text:p>
          </table:table-cell>
          <table:table-cell office:value-type="float" office:value="-0.122531" calcext:value-type="float">
            <text:p>-0.122531</text:p>
          </table:table-cell>
          <table:table-cell office:value-type="float" office:value="3.80875" calcext:value-type="float">
            <text:p>3.808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3167" calcext:value-type="float">
            <text:p>22.3167</text:p>
          </table:table-cell>
          <table:table-cell office:value-type="float" office:value="0.0120029" calcext:value-type="float">
            <text:p>0.0120029</text:p>
          </table:table-cell>
          <table:table-cell office:value-type="float" office:value="-0.400382" calcext:value-type="float">
            <text:p>-0.400382</text:p>
          </table:table-cell>
          <table:table-cell office:value-type="float" office:value="0.0753986" calcext:value-type="float">
            <text:p>0.0753986</text:p>
          </table:table-cell>
          <table:table-cell office:value-type="float" office:value="0.0456952" calcext:value-type="float">
            <text:p>0.0456952</text:p>
          </table:table-cell>
          <table:table-cell office:value-type="float" office:value="0.890862" calcext:value-type="float">
            <text:p>0.8908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35927" calcext:value-type="float">
            <text:p>-1.35927</text:p>
          </table:table-cell>
          <table:table-cell office:value-type="float" office:value="-3.99896" calcext:value-type="float">
            <text:p>-3.99896</text:p>
          </table:table-cell>
          <table:table-cell office:value-type="float" office:value="4.38485" calcext:value-type="float">
            <text:p>4.38485</text:p>
          </table:table-cell>
          <table:table-cell office:value-type="float" office:value="-0.00728211" calcext:value-type="float">
            <text:p>-0.00728211</text:p>
          </table:table-cell>
          <table:table-cell office:value-type="float" office:value="-0.0182658" calcext:value-type="float">
            <text:p>-0.0182658</text:p>
          </table:table-cell>
          <table:table-cell office:value-type="float" office:value="1.26255" calcext:value-type="float">
            <text:p>1.2625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6.401" calcext:value-type="float">
            <text:p>36.401</text:p>
          </table:table-cell>
          <table:table-cell office:value-type="float" office:value="3.65093" calcext:value-type="float">
            <text:p>3.65093</text:p>
          </table:table-cell>
          <table:table-cell office:value-type="float" office:value="6.02337" calcext:value-type="float">
            <text:p>6.02337</text:p>
          </table:table-cell>
          <table:table-cell office:value-type="float" office:value="-0.0629908" calcext:value-type="float">
            <text:p>-0.0629908</text:p>
          </table:table-cell>
          <table:table-cell office:value-type="float" office:value="-0.0996126" calcext:value-type="float">
            <text:p>-0.0996126</text:p>
          </table:table-cell>
          <table:table-cell office:value-type="float" office:value="0.93645" calcext:value-type="float">
            <text:p>0.9364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2849" calcext:value-type="float">
            <text:p>22.2849</text:p>
          </table:table-cell>
          <table:table-cell office:value-type="float" office:value="0.010715" calcext:value-type="float">
            <text:p>0.010715</text:p>
          </table:table-cell>
          <table:table-cell office:value-type="float" office:value="-0.659016" calcext:value-type="float">
            <text:p>-0.659016</text:p>
          </table:table-cell>
          <table:table-cell office:value-type="float" office:value="0.0781412" calcext:value-type="float">
            <text:p>0.0781412</text:p>
          </table:table-cell>
          <table:table-cell office:value-type="float" office:value="0.0456658" calcext:value-type="float">
            <text:p>0.0456658</text:p>
          </table:table-cell>
          <table:table-cell office:value-type="float" office:value="5.55222" calcext:value-type="float">
            <text:p>5.552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19719" calcext:value-type="float">
            <text:p>-1.19719</text:p>
          </table:table-cell>
          <table:table-cell office:value-type="float" office:value="-3.97849" calcext:value-type="float">
            <text:p>-3.97849</text:p>
          </table:table-cell>
          <table:table-cell office:value-type="float" office:value="4.51655" calcext:value-type="float">
            <text:p>4.51655</text:p>
          </table:table-cell>
          <table:table-cell office:value-type="float" office:value="0.0154324" calcext:value-type="float">
            <text:p>0.0154324</text:p>
          </table:table-cell>
          <table:table-cell office:value-type="float" office:value="0.0329049" calcext:value-type="float">
            <text:p>0.0329049</text:p>
          </table:table-cell>
          <table:table-cell office:value-type="float" office:value="5.48684" calcext:value-type="float">
            <text:p>5.486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6.5836" calcext:value-type="float">
            <text:p>36.5836</text:p>
          </table:table-cell>
          <table:table-cell office:value-type="float" office:value="3.65802" calcext:value-type="float">
            <text:p>3.65802</text:p>
          </table:table-cell>
          <table:table-cell office:value-type="float" office:value="5.81714" calcext:value-type="float">
            <text:p>5.81714</text:p>
          </table:table-cell>
          <table:table-cell office:value-type="float" office:value="-0.0564003" calcext:value-type="float">
            <text:p>-0.0564003</text:p>
          </table:table-cell>
          <table:table-cell office:value-type="float" office:value="-0.084203" calcext:value-type="float">
            <text:p>-0.084203</text:p>
          </table:table-cell>
          <table:table-cell office:value-type="float" office:value="4.60737" calcext:value-type="float">
            <text:p>4.6073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2498" calcext:value-type="float">
            <text:p>22.2498</text:p>
          </table:table-cell>
          <table:table-cell office:value-type="float" office:value="0.00302137" calcext:value-type="float">
            <text:p>0.00302137</text:p>
          </table:table-cell>
          <table:table-cell office:value-type="float" office:value="-0.946169" calcext:value-type="float">
            <text:p>-0.946169</text:p>
          </table:table-cell>
          <table:table-cell office:value-type="float" office:value="0.0700248" calcext:value-type="float">
            <text:p>0.0700248</text:p>
          </table:table-cell>
          <table:table-cell office:value-type="float" office:value="0.0405996" calcext:value-type="float">
            <text:p>0.0405996</text:p>
          </table:table-cell>
          <table:table-cell office:value-type="float" office:value="4.34009" calcext:value-type="float">
            <text:p>4.3400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1.04847" calcext:value-type="float">
            <text:p>-1.04847</text:p>
          </table:table-cell>
          <table:table-cell office:value-type="float" office:value="-3.97153" calcext:value-type="float">
            <text:p>-3.97153</text:p>
          </table:table-cell>
          <table:table-cell office:value-type="float" office:value="4.60672" calcext:value-type="float">
            <text:p>4.60672</text:p>
          </table:table-cell>
          <table:table-cell office:value-type="float" office:value="0.0365852" calcext:value-type="float">
            <text:p>0.0365852</text:p>
          </table:table-cell>
          <table:table-cell office:value-type="float" office:value="0.0923453" calcext:value-type="float">
            <text:p>0.0923453</text:p>
          </table:table-cell>
          <table:table-cell office:value-type="float" office:value="5.78387" calcext:value-type="float">
            <text:p>5.7838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6.7683" calcext:value-type="float">
            <text:p>36.7683</text:p>
          </table:table-cell>
          <table:table-cell office:value-type="float" office:value="3.63093" calcext:value-type="float">
            <text:p>3.63093</text:p>
          </table:table-cell>
          <table:table-cell office:value-type="float" office:value="5.60416" calcext:value-type="float">
            <text:p>5.60416</text:p>
          </table:table-cell>
          <table:table-cell office:value-type="float" office:value="-0.0686007" calcext:value-type="float">
            <text:p>-0.0686007</text:p>
          </table:table-cell>
          <table:table-cell office:value-type="float" office:value="-0.101254" calcext:value-type="float">
            <text:p>-0.101254</text:p>
          </table:table-cell>
          <table:table-cell office:value-type="float" office:value="3.06144" calcext:value-type="float">
            <text:p>3.0614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225" calcext:value-type="float">
            <text:p>22.225</text:p>
          </table:table-cell>
          <table:table-cell office:value-type="float" office:value="0.00701259" calcext:value-type="float">
            <text:p>0.00701259</text:p>
          </table:table-cell>
          <table:table-cell office:value-type="float" office:value="-0.834519" calcext:value-type="float">
            <text:p>-0.834519</text:p>
          </table:table-cell>
          <table:table-cell office:value-type="float" office:value="0.0752337" calcext:value-type="float">
            <text:p>0.0752337</text:p>
          </table:table-cell>
          <table:table-cell office:value-type="float" office:value="0.0382774" calcext:value-type="float">
            <text:p>0.0382774</text:p>
          </table:table-cell>
          <table:table-cell office:value-type="float" office:value="2.6079" calcext:value-type="float">
            <text:p>2.607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905832" calcext:value-type="float">
            <text:p>-0.905832</text:p>
          </table:table-cell>
          <table:table-cell office:value-type="float" office:value="-3.9659" calcext:value-type="float">
            <text:p>-3.9659</text:p>
          </table:table-cell>
          <table:table-cell office:value-type="float" office:value="4.52023" calcext:value-type="float">
            <text:p>4.52023</text:p>
          </table:table-cell>
          <table:table-cell office:value-type="float" office:value="0.0354892" calcext:value-type="float">
            <text:p>0.0354892</text:p>
          </table:table-cell>
          <table:table-cell office:value-type="float" office:value="0.0777436" calcext:value-type="float">
            <text:p>0.0777436</text:p>
          </table:table-cell>
          <table:table-cell office:value-type="float" office:value="2.54273" calcext:value-type="float">
            <text:p>2.542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6.9591" calcext:value-type="float">
            <text:p>36.9591</text:p>
          </table:table-cell>
          <table:table-cell office:value-type="float" office:value="3.67504" calcext:value-type="float">
            <text:p>3.67504</text:p>
          </table:table-cell>
          <table:table-cell office:value-type="float" office:value="5.75743" calcext:value-type="float">
            <text:p>5.75743</text:p>
          </table:table-cell>
          <table:table-cell office:value-type="float" office:value="-0.0410417" calcext:value-type="float">
            <text:p>-0.0410417</text:p>
          </table:table-cell>
          <table:table-cell office:value-type="float" office:value="-0.0497254" calcext:value-type="float">
            <text:p>-0.0497254</text:p>
          </table:table-cell>
          <table:table-cell office:value-type="float" office:value="3.32464" calcext:value-type="float">
            <text:p>3.324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2028" calcext:value-type="float">
            <text:p>22.2028</text:p>
          </table:table-cell>
          <table:table-cell office:value-type="float" office:value="0.00731296" calcext:value-type="float">
            <text:p>0.00731296</text:p>
          </table:table-cell>
          <table:table-cell office:value-type="float" office:value="-0.758823" calcext:value-type="float">
            <text:p>-0.758823</text:p>
          </table:table-cell>
          <table:table-cell office:value-type="float" office:value="0.0753778" calcext:value-type="float">
            <text:p>0.0753778</text:p>
          </table:table-cell>
          <table:table-cell office:value-type="float" office:value="0.0350321" calcext:value-type="float">
            <text:p>0.0350321</text:p>
          </table:table-cell>
          <table:table-cell office:value-type="float" office:value="2.85747" calcext:value-type="float">
            <text:p>2.857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727682" calcext:value-type="float">
            <text:p>-0.727682</text:p>
          </table:table-cell>
          <table:table-cell office:value-type="float" office:value="-3.96139" calcext:value-type="float">
            <text:p>-3.96139</text:p>
          </table:table-cell>
          <table:table-cell office:value-type="float" office:value="4.62211" calcext:value-type="float">
            <text:p>4.62211</text:p>
          </table:table-cell>
          <table:table-cell office:value-type="float" office:value="0.0279919" calcext:value-type="float">
            <text:p>0.0279919</text:p>
          </table:table-cell>
          <table:table-cell office:value-type="float" office:value="0.0480515" calcext:value-type="float">
            <text:p>0.0480515</text:p>
          </table:table-cell>
          <table:table-cell office:value-type="float" office:value="2.90619" calcext:value-type="float">
            <text:p>2.906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7.1576" calcext:value-type="float">
            <text:p>37.1576</text:p>
          </table:table-cell>
          <table:table-cell office:value-type="float" office:value="3.68779" calcext:value-type="float">
            <text:p>3.68779</text:p>
          </table:table-cell>
          <table:table-cell office:value-type="float" office:value="5.89333" calcext:value-type="float">
            <text:p>5.89333</text:p>
          </table:table-cell>
          <table:table-cell office:value-type="float" office:value="-0.0311813" calcext:value-type="float">
            <text:p>-0.0311813</text:p>
          </table:table-cell>
          <table:table-cell office:value-type="float" office:value="-0.0302482" calcext:value-type="float">
            <text:p>-0.0302482</text:p>
          </table:table-cell>
          <table:table-cell office:value-type="float" office:value="3.4101" calcext:value-type="float">
            <text:p>3.41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1823" calcext:value-type="float">
            <text:p>22.1823</text:p>
          </table:table-cell>
          <table:table-cell office:value-type="float" office:value="0.0102402" calcext:value-type="float">
            <text:p>0.0102402</text:p>
          </table:table-cell>
          <table:table-cell office:value-type="float" office:value="-0.750251" calcext:value-type="float">
            <text:p>-0.750251</text:p>
          </table:table-cell>
          <table:table-cell office:value-type="float" office:value="0.0682924" calcext:value-type="float">
            <text:p>0.0682924</text:p>
          </table:table-cell>
          <table:table-cell office:value-type="float" office:value="0.0227062" calcext:value-type="float">
            <text:p>0.0227062</text:p>
          </table:table-cell>
          <table:table-cell office:value-type="float" office:value="0.98896" calcext:value-type="float">
            <text:p>0.988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564043" calcext:value-type="float">
            <text:p>-0.564043</text:p>
          </table:table-cell>
          <table:table-cell office:value-type="float" office:value="-3.95613" calcext:value-type="float">
            <text:p>-3.95613</text:p>
          </table:table-cell>
          <table:table-cell office:value-type="float" office:value="4.64575" calcext:value-type="float">
            <text:p>4.64575</text:p>
          </table:table-cell>
          <table:table-cell office:value-type="float" office:value="0.0228666" calcext:value-type="float">
            <text:p>0.0228666</text:p>
          </table:table-cell>
          <table:table-cell office:value-type="float" office:value="0.0255079" calcext:value-type="float">
            <text:p>0.0255079</text:p>
          </table:table-cell>
          <table:table-cell office:value-type="float" office:value="0.956289" calcext:value-type="float">
            <text:p>0.9562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7.3586" calcext:value-type="float">
            <text:p>37.3586</text:p>
          </table:table-cell>
          <table:table-cell office:value-type="float" office:value="3.71809" calcext:value-type="float">
            <text:p>3.71809</text:p>
          </table:table-cell>
          <table:table-cell office:value-type="float" office:value="5.95586" calcext:value-type="float">
            <text:p>5.95586</text:p>
          </table:table-cell>
          <table:table-cell office:value-type="float" office:value="-0.0124379" calcext:value-type="float">
            <text:p>-0.0124379</text:p>
          </table:table-cell>
          <table:table-cell office:value-type="float" office:value="0.00232316" calcext:value-type="float">
            <text:p>0.00232316</text:p>
          </table:table-cell>
          <table:table-cell office:value-type="float" office:value="1.14787" calcext:value-type="float">
            <text:p>1.1478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1412" calcext:value-type="float">
            <text:p>22.1412</text:p>
          </table:table-cell>
          <table:table-cell office:value-type="float" office:value="-0.00147649" calcext:value-type="float">
            <text:p>-0.00147649</text:p>
          </table:table-cell>
          <table:table-cell office:value-type="float" office:value="-0.856771" calcext:value-type="float">
            <text:p>-0.856771</text:p>
          </table:table-cell>
          <table:table-cell office:value-type="float" office:value="0.0924617" calcext:value-type="float">
            <text:p>0.0924617</text:p>
          </table:table-cell>
          <table:table-cell office:value-type="float" office:value="0.052003" calcext:value-type="float">
            <text:p>0.052003</text:p>
          </table:table-cell>
          <table:table-cell office:value-type="float" office:value="2.94908" calcext:value-type="float">
            <text:p>2.949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397755" calcext:value-type="float">
            <text:p>-0.397755</text:p>
          </table:table-cell>
          <table:table-cell office:value-type="float" office:value="-3.96864" calcext:value-type="float">
            <text:p>-3.96864</text:p>
          </table:table-cell>
          <table:table-cell office:value-type="float" office:value="4.71151" calcext:value-type="float">
            <text:p>4.71151</text:p>
          </table:table-cell>
          <table:table-cell office:value-type="float" office:value="0.0129379" calcext:value-type="float">
            <text:p>0.0129379</text:p>
          </table:table-cell>
          <table:table-cell office:value-type="float" office:value="0.00757519" calcext:value-type="float">
            <text:p>0.00757519</text:p>
          </table:table-cell>
          <table:table-cell office:value-type="float" office:value="2.52519" calcext:value-type="float">
            <text:p>2.525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7.5486" calcext:value-type="float">
            <text:p>37.5486</text:p>
          </table:table-cell>
          <table:table-cell office:value-type="float" office:value="3.66075" calcext:value-type="float">
            <text:p>3.66075</text:p>
          </table:table-cell>
          <table:table-cell office:value-type="float" office:value="5.9405" calcext:value-type="float">
            <text:p>5.9405</text:p>
          </table:table-cell>
          <table:table-cell office:value-type="float" office:value="-0.0418655" calcext:value-type="float">
            <text:p>-0.0418655</text:p>
          </table:table-cell>
          <table:table-cell office:value-type="float" office:value="-0.045965" calcext:value-type="float">
            <text:p>-0.045965</text:p>
          </table:table-cell>
          <table:table-cell office:value-type="float" office:value="2.76464" calcext:value-type="float">
            <text:p>2.764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1209" calcext:value-type="float">
            <text:p>22.1209</text:p>
          </table:table-cell>
          <table:table-cell office:value-type="float" office:value="-0.00254068" calcext:value-type="float">
            <text:p>-0.00254068</text:p>
          </table:table-cell>
          <table:table-cell office:value-type="float" office:value="-1.00619" calcext:value-type="float">
            <text:p>-1.00619</text:p>
          </table:table-cell>
          <table:table-cell office:value-type="float" office:value="0.0883661" calcext:value-type="float">
            <text:p>0.0883661</text:p>
          </table:table-cell>
          <table:table-cell office:value-type="float" office:value="0.0460118" calcext:value-type="float">
            <text:p>0.0460118</text:p>
          </table:table-cell>
          <table:table-cell office:value-type="float" office:value="2.21366" calcext:value-type="float">
            <text:p>2.2136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202576" calcext:value-type="float">
            <text:p>-0.202576</text:p>
          </table:table-cell>
          <table:table-cell office:value-type="float" office:value="-3.96634" calcext:value-type="float">
            <text:p>-3.96634</text:p>
          </table:table-cell>
          <table:table-cell office:value-type="float" office:value="4.91047" calcext:value-type="float">
            <text:p>4.91047</text:p>
          </table:table-cell>
          <table:table-cell office:value-type="float" office:value="0.0159027" calcext:value-type="float">
            <text:p>0.0159027</text:p>
          </table:table-cell>
          <table:table-cell office:value-type="float" office:value="0.0191407" calcext:value-type="float">
            <text:p>0.0191407</text:p>
          </table:table-cell>
          <table:table-cell office:value-type="float" office:value="1.00913" calcext:value-type="float">
            <text:p>1.009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7.7564" calcext:value-type="float">
            <text:p>37.7564</text:p>
          </table:table-cell>
          <table:table-cell office:value-type="float" office:value="3.66475" calcext:value-type="float">
            <text:p>3.66475</text:p>
          </table:table-cell>
          <table:table-cell office:value-type="float" office:value="5.85497" calcext:value-type="float">
            <text:p>5.85497</text:p>
          </table:table-cell>
          <table:table-cell office:value-type="float" office:value="-0.0372181" calcext:value-type="float">
            <text:p>-0.0372181</text:p>
          </table:table-cell>
          <table:table-cell office:value-type="float" office:value="-0.0367558" calcext:value-type="float">
            <text:p>-0.0367558</text:p>
          </table:table-cell>
          <table:table-cell office:value-type="float" office:value="1.33775" calcext:value-type="float">
            <text:p>1.337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0792" calcext:value-type="float">
            <text:p>22.0792</text:p>
          </table:table-cell>
          <table:table-cell office:value-type="float" office:value="0.000324462" calcext:value-type="float">
            <text:p>0.000324462</text:p>
          </table:table-cell>
          <table:table-cell office:value-type="float" office:value="-1.34939" calcext:value-type="float">
            <text:p>-1.34939</text:p>
          </table:table-cell>
          <table:table-cell office:value-type="float" office:value="0.0634618" calcext:value-type="float">
            <text:p>0.0634618</text:p>
          </table:table-cell>
          <table:table-cell office:value-type="float" office:value="0.0186823" calcext:value-type="float">
            <text:p>0.0186823</text:p>
          </table:table-cell>
          <table:table-cell office:value-type="float" office:value="5.24434" calcext:value-type="float">
            <text:p>5.244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-0.0192308" calcext:value-type="float">
            <text:p>-0.0192308</text:p>
          </table:table-cell>
          <table:table-cell office:value-type="float" office:value="-3.9399" calcext:value-type="float">
            <text:p>-3.9399</text:p>
          </table:table-cell>
          <table:table-cell office:value-type="float" office:value="4.99295" calcext:value-type="float">
            <text:p>4.99295</text:p>
          </table:table-cell>
          <table:table-cell office:value-type="float" office:value="0.0414864" calcext:value-type="float">
            <text:p>0.0414864</text:p>
          </table:table-cell>
          <table:table-cell office:value-type="float" office:value="0.0804718" calcext:value-type="float">
            <text:p>0.0804718</text:p>
          </table:table-cell>
          <table:table-cell office:value-type="float" office:value="3.42148" calcext:value-type="float">
            <text:p>3.421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7.9428" calcext:value-type="float">
            <text:p>37.9428</text:p>
          </table:table-cell>
          <table:table-cell office:value-type="float" office:value="3.69173" calcext:value-type="float">
            <text:p>3.69173</text:p>
          </table:table-cell>
          <table:table-cell office:value-type="float" office:value="5.5657" calcext:value-type="float">
            <text:p>5.5657</text:p>
          </table:table-cell>
          <table:table-cell office:value-type="float" office:value="-0.0205265" calcext:value-type="float">
            <text:p>-0.0205265</text:p>
          </table:table-cell>
          <table:table-cell office:value-type="float" office:value="-0.00875106" calcext:value-type="float">
            <text:p>-0.00875106</text:p>
          </table:table-cell>
          <table:table-cell office:value-type="float" office:value="3.48662" calcext:value-type="float">
            <text:p>3.486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2.0228" calcext:value-type="float">
            <text:p>22.0228</text:p>
          </table:table-cell>
          <table:table-cell office:value-type="float" office:value="-0.0184731" calcext:value-type="float">
            <text:p>-0.0184731</text:p>
          </table:table-cell>
          <table:table-cell office:value-type="float" office:value="-1.26429" calcext:value-type="float">
            <text:p>-1.26429</text:p>
          </table:table-cell>
          <table:table-cell office:value-type="float" office:value="0.125931" calcext:value-type="float">
            <text:p>0.125931</text:p>
          </table:table-cell>
          <table:table-cell office:value-type="float" office:value="0.0779524" calcext:value-type="float">
            <text:p>0.0779524</text:p>
          </table:table-cell>
          <table:table-cell office:value-type="float" office:value="3.89923" calcext:value-type="float">
            <text:p>3.899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126529" calcext:value-type="float">
            <text:p>0.126529</text:p>
          </table:table-cell>
          <table:table-cell office:value-type="float" office:value="-3.95663" calcext:value-type="float">
            <text:p>-3.95663</text:p>
          </table:table-cell>
          <table:table-cell office:value-type="float" office:value="4.90538" calcext:value-type="float">
            <text:p>4.90538</text:p>
          </table:table-cell>
          <table:table-cell office:value-type="float" office:value="0.0232522" calcext:value-type="float">
            <text:p>0.0232522</text:p>
          </table:table-cell>
          <table:table-cell office:value-type="float" office:value="0.0320349" calcext:value-type="float">
            <text:p>0.0320349</text:p>
          </table:table-cell>
          <table:table-cell office:value-type="float" office:value="3.61102" calcext:value-type="float">
            <text:p>3.611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8.123" calcext:value-type="float">
            <text:p>38.123</text:p>
          </table:table-cell>
          <table:table-cell office:value-type="float" office:value="3.64809" calcext:value-type="float">
            <text:p>3.64809</text:p>
          </table:table-cell>
          <table:table-cell office:value-type="float" office:value="5.74304" calcext:value-type="float">
            <text:p>5.74304</text:p>
          </table:table-cell>
          <table:table-cell office:value-type="float" office:value="-0.0416576" calcext:value-type="float">
            <text:p>-0.0416576</text:p>
          </table:table-cell>
          <table:table-cell office:value-type="float" office:value="-0.0412335" calcext:value-type="float">
            <text:p>-0.0412335</text:p>
          </table:table-cell>
          <table:table-cell office:value-type="float" office:value="4.86267" calcext:value-type="float">
            <text:p>4.862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9682" calcext:value-type="float">
            <text:p>21.9682</text:p>
          </table:table-cell>
          <table:table-cell office:value-type="float" office:value="-0.0210702" calcext:value-type="float">
            <text:p>-0.0210702</text:p>
          </table:table-cell>
          <table:table-cell office:value-type="float" office:value="-1.50438" calcext:value-type="float">
            <text:p>-1.50438</text:p>
          </table:table-cell>
          <table:table-cell office:value-type="float" office:value="0.111476" calcext:value-type="float">
            <text:p>0.111476</text:p>
          </table:table-cell>
          <table:table-cell office:value-type="float" office:value="0.0622468" calcext:value-type="float">
            <text:p>0.0622468</text:p>
          </table:table-cell>
          <table:table-cell office:value-type="float" office:value="2.98083" calcext:value-type="float">
            <text:p>2.9808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289897" calcext:value-type="float">
            <text:p>0.289897</text:p>
          </table:table-cell>
          <table:table-cell office:value-type="float" office:value="-3.94844" calcext:value-type="float">
            <text:p>-3.94844</text:p>
          </table:table-cell>
          <table:table-cell office:value-type="float" office:value="4.88955" calcext:value-type="float">
            <text:p>4.88955</text:p>
          </table:table-cell>
          <table:table-cell office:value-type="float" office:value="0.0317425" calcext:value-type="float">
            <text:p>0.0317425</text:p>
          </table:table-cell>
          <table:table-cell office:value-type="float" office:value="0.0534067" calcext:value-type="float">
            <text:p>0.0534067</text:p>
          </table:table-cell>
          <table:table-cell office:value-type="float" office:value="0.780803" calcext:value-type="float">
            <text:p>0.7808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8.3026" calcext:value-type="float">
            <text:p>38.3026</text:p>
          </table:table-cell>
          <table:table-cell office:value-type="float" office:value="3.65537" calcext:value-type="float">
            <text:p>3.65537</text:p>
          </table:table-cell>
          <table:table-cell office:value-type="float" office:value="5.5646" calcext:value-type="float">
            <text:p>5.5646</text:p>
          </table:table-cell>
          <table:table-cell office:value-type="float" office:value="-0.0351067" calcext:value-type="float">
            <text:p>-0.0351067</text:p>
          </table:table-cell>
          <table:table-cell office:value-type="float" office:value="-0.0292256" calcext:value-type="float">
            <text:p>-0.0292256</text:p>
          </table:table-cell>
          <table:table-cell office:value-type="float" office:value="1.90744" calcext:value-type="float">
            <text:p>1.9074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934" calcext:value-type="float">
            <text:p>21.934</text:p>
          </table:table-cell>
          <table:table-cell office:value-type="float" office:value="-0.0392205" calcext:value-type="float">
            <text:p>-0.0392205</text:p>
          </table:table-cell>
          <table:table-cell office:value-type="float" office:value="-1.54386" calcext:value-type="float">
            <text:p>-1.54386</text:p>
          </table:table-cell>
          <table:table-cell office:value-type="float" office:value="0.158008" calcext:value-type="float">
            <text:p>0.158008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2.57063" calcext:value-type="float">
            <text:p>2.570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510207" calcext:value-type="float">
            <text:p>0.510207</text:p>
          </table:table-cell>
          <table:table-cell office:value-type="float" office:value="-3.96016" calcext:value-type="float">
            <text:p>-3.96016</text:p>
          </table:table-cell>
          <table:table-cell office:value-type="float" office:value="5.19857" calcext:value-type="float">
            <text:p>5.19857</text:p>
          </table:table-cell>
          <table:table-cell office:value-type="float" office:value="0.027956" calcext:value-type="float">
            <text:p>0.027956</text:p>
          </table:table-cell>
          <table:table-cell office:value-type="float" office:value="0.0523989" calcext:value-type="float">
            <text:p>0.0523989</text:p>
          </table:table-cell>
          <table:table-cell office:value-type="float" office:value="3.24264" calcext:value-type="float">
            <text:p>3.242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8.5081" calcext:value-type="float">
            <text:p>38.5081</text:p>
          </table:table-cell>
          <table:table-cell office:value-type="float" office:value="3.62152" calcext:value-type="float">
            <text:p>3.62152</text:p>
          </table:table-cell>
          <table:table-cell office:value-type="float" office:value="5.61321" calcext:value-type="float">
            <text:p>5.61321</text:p>
          </table:table-cell>
          <table:table-cell office:value-type="float" office:value="-0.0512328" calcext:value-type="float">
            <text:p>-0.0512328</text:p>
          </table:table-cell>
          <table:table-cell office:value-type="float" office:value="-0.0540871" calcext:value-type="float">
            <text:p>-0.0540871</text:p>
          </table:table-cell>
          <table:table-cell office:value-type="float" office:value="2.28759" calcext:value-type="float">
            <text:p>2.2875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8483" calcext:value-type="float">
            <text:p>21.8483</text:p>
          </table:table-cell>
          <table:table-cell office:value-type="float" office:value="-0.0546096" calcext:value-type="float">
            <text:p>-0.0546096</text:p>
          </table:table-cell>
          <table:table-cell office:value-type="float" office:value="-1.95374" calcext:value-type="float">
            <text:p>-1.95374</text:p>
          </table:table-cell>
          <table:table-cell office:value-type="float" office:value="0.167362" calcext:value-type="float">
            <text:p>0.167362</text:p>
          </table:table-cell>
          <table:table-cell office:value-type="float" office:value="0.106772" calcext:value-type="float">
            <text:p>0.106772</text:p>
          </table:table-cell>
          <table:table-cell office:value-type="float" office:value="6.57227" calcext:value-type="float">
            <text:p>6.5722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645634" calcext:value-type="float">
            <text:p>0.645634</text:p>
          </table:table-cell>
          <table:table-cell office:value-type="float" office:value="-3.94979" calcext:value-type="float">
            <text:p>-3.94979</text:p>
          </table:table-cell>
          <table:table-cell office:value-type="float" office:value="4.93446" calcext:value-type="float">
            <text:p>4.93446</text:p>
          </table:table-cell>
          <table:table-cell office:value-type="float" office:value="0.0423048" calcext:value-type="float">
            <text:p>0.0423048</text:p>
          </table:table-cell>
          <table:table-cell office:value-type="float" office:value="0.0910921" calcext:value-type="float">
            <text:p>0.0910921</text:p>
          </table:table-cell>
          <table:table-cell office:value-type="float" office:value="3.87119" calcext:value-type="float">
            <text:p>3.871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8.663" calcext:value-type="float">
            <text:p>38.663</text:p>
          </table:table-cell>
          <table:table-cell office:value-type="float" office:value="3.60437" calcext:value-type="float">
            <text:p>3.60437</text:p>
          </table:table-cell>
          <table:table-cell office:value-type="float" office:value="5.27912" calcext:value-type="float">
            <text:p>5.27912</text:p>
          </table:table-cell>
          <table:table-cell office:value-type="float" office:value="-0.0581798" calcext:value-type="float">
            <text:p>-0.0581798</text:p>
          </table:table-cell>
          <table:table-cell office:value-type="float" office:value="-0.0640959" calcext:value-type="float">
            <text:p>-0.0640959</text:p>
          </table:table-cell>
          <table:table-cell office:value-type="float" office:value="4.83221" calcext:value-type="float">
            <text:p>4.8322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8089" calcext:value-type="float">
            <text:p>21.8089</text:p>
          </table:table-cell>
          <table:table-cell office:value-type="float" office:value="-0.0234167" calcext:value-type="float">
            <text:p>-0.0234167</text:p>
          </table:table-cell>
          <table:table-cell office:value-type="float" office:value="-1.62954" calcext:value-type="float">
            <text:p>-1.62954</text:p>
          </table:table-cell>
          <table:table-cell office:value-type="float" office:value="0.0630825" calcext:value-type="float">
            <text:p>0.0630825</text:p>
          </table:table-cell>
          <table:table-cell office:value-type="float" office:value="0.0175176" calcext:value-type="float">
            <text:p>0.0175176</text:p>
          </table:table-cell>
          <table:table-cell office:value-type="float" office:value="3.2467" calcext:value-type="float">
            <text:p>3.24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0.900237" calcext:value-type="float">
            <text:p>0.900237</text:p>
          </table:table-cell>
          <table:table-cell office:value-type="float" office:value="-3.93841" calcext:value-type="float">
            <text:p>-3.93841</text:p>
          </table:table-cell>
          <table:table-cell office:value-type="float" office:value="5.49448" calcext:value-type="float">
            <text:p>5.49448</text:p>
          </table:table-cell>
          <table:table-cell office:value-type="float" office:value="0.037438" calcext:value-type="float">
            <text:p>0.037438</text:p>
          </table:table-cell>
          <table:table-cell office:value-type="float" office:value="0.0587249" calcext:value-type="float">
            <text:p>0.0587249</text:p>
          </table:table-cell>
          <table:table-cell office:value-type="float" office:value="8.23447" calcext:value-type="float">
            <text:p>8.234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8.8619" calcext:value-type="float">
            <text:p>38.8619</text:p>
          </table:table-cell>
          <table:table-cell office:value-type="float" office:value="3.64368" calcext:value-type="float">
            <text:p>3.64368</text:p>
          </table:table-cell>
          <table:table-cell office:value-type="float" office:value="5.62967" calcext:value-type="float">
            <text:p>5.62967</text:p>
          </table:table-cell>
          <table:table-cell office:value-type="float" office:value="-0.0318766" calcext:value-type="float">
            <text:p>-0.0318766</text:p>
          </table:table-cell>
          <table:table-cell office:value-type="float" office:value="-0.0171697" calcext:value-type="float">
            <text:p>-0.0171697</text:p>
          </table:table-cell>
          <table:table-cell office:value-type="float" office:value="5.00806" calcext:value-type="float">
            <text:p>5.008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755" calcext:value-type="float">
            <text:p>21.755</text:p>
          </table:table-cell>
          <table:table-cell office:value-type="float" office:value="-0.0511824" calcext:value-type="float">
            <text:p>-0.0511824</text:p>
          </table:table-cell>
          <table:table-cell office:value-type="float" office:value="-1.75722" calcext:value-type="float">
            <text:p>-1.75722</text:p>
          </table:table-cell>
          <table:table-cell office:value-type="float" office:value="0.122869" calcext:value-type="float">
            <text:p>0.122869</text:p>
          </table:table-cell>
          <table:table-cell office:value-type="float" office:value="0.0653549" calcext:value-type="float">
            <text:p>0.0653549</text:p>
          </table:table-cell>
          <table:table-cell office:value-type="float" office:value="2.15489" calcext:value-type="float">
            <text:p>2.154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12865" calcext:value-type="float">
            <text:p>1.12865</text:p>
          </table:table-cell>
          <table:table-cell office:value-type="float" office:value="-3.93474" calcext:value-type="float">
            <text:p>-3.93474</text:p>
          </table:table-cell>
          <table:table-cell office:value-type="float" office:value="5.71841" calcext:value-type="float">
            <text:p>5.71841</text:p>
          </table:table-cell>
          <table:table-cell office:value-type="float" office:value="0.0430759" calcext:value-type="float">
            <text:p>0.0430759</text:p>
          </table:table-cell>
          <table:table-cell office:value-type="float" office:value="0.074296" calcext:value-type="float">
            <text:p>0.074296</text:p>
          </table:table-cell>
          <table:table-cell office:value-type="float" office:value="2.4732" calcext:value-type="float">
            <text:p>2.47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9.0541" calcext:value-type="float">
            <text:p>39.0541</text:p>
          </table:table-cell>
          <table:table-cell office:value-type="float" office:value="3.60746" calcext:value-type="float">
            <text:p>3.60746</text:p>
          </table:table-cell>
          <table:table-cell office:value-type="float" office:value="5.59381" calcext:value-type="float">
            <text:p>5.59381</text:p>
          </table:table-cell>
          <table:table-cell office:value-type="float" office:value="-0.0495692" calcext:value-type="float">
            <text:p>-0.0495692</text:p>
          </table:table-cell>
          <table:table-cell office:value-type="float" office:value="-0.0452413" calcext:value-type="float">
            <text:p>-0.0452413</text:p>
          </table:table-cell>
          <table:table-cell office:value-type="float" office:value="1.62311" calcext:value-type="float">
            <text:p>1.6231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7039" calcext:value-type="float">
            <text:p>21.7039</text:p>
          </table:table-cell>
          <table:table-cell office:value-type="float" office:value="-0.0846067" calcext:value-type="float">
            <text:p>-0.0846067</text:p>
          </table:table-cell>
          <table:table-cell office:value-type="float" office:value="-1.67075" calcext:value-type="float">
            <text:p>-1.67075</text:p>
          </table:table-cell>
          <table:table-cell office:value-type="float" office:value="0.186353" calcext:value-type="float">
            <text:p>0.186353</text:p>
          </table:table-cell>
          <table:table-cell office:value-type="float" office:value="0.11434" calcext:value-type="float">
            <text:p>0.11434</text:p>
          </table:table-cell>
          <table:table-cell office:value-type="float" office:value="0.867441" calcext:value-type="float">
            <text:p>0.8674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32671" calcext:value-type="float">
            <text:p>1.32671</text:p>
          </table:table-cell>
          <table:table-cell office:value-type="float" office:value="-3.95119" calcext:value-type="float">
            <text:p>-3.95119</text:p>
          </table:table-cell>
          <table:table-cell office:value-type="float" office:value="5.84011" calcext:value-type="float">
            <text:p>5.84011</text:p>
          </table:table-cell>
          <table:table-cell office:value-type="float" office:value="0.0271287" calcext:value-type="float">
            <text:p>0.0271287</text:p>
          </table:table-cell>
          <table:table-cell office:value-type="float" office:value="0.0322007" calcext:value-type="float">
            <text:p>0.0322007</text:p>
          </table:table-cell>
          <table:table-cell office:value-type="float" office:value="1.9047" calcext:value-type="float">
            <text:p>1.90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9.2511" calcext:value-type="float">
            <text:p>39.2511</text:p>
          </table:table-cell>
          <table:table-cell office:value-type="float" office:value="3.57874" calcext:value-type="float">
            <text:p>3.57874</text:p>
          </table:table-cell>
          <table:table-cell office:value-type="float" office:value="5.77206" calcext:value-type="float">
            <text:p>5.77206</text:p>
          </table:table-cell>
          <table:table-cell office:value-type="float" office:value="-0.0610975" calcext:value-type="float">
            <text:p>-0.0610975</text:p>
          </table:table-cell>
          <table:table-cell office:value-type="float" office:value="-0.0601545" calcext:value-type="float">
            <text:p>-0.0601545</text:p>
          </table:table-cell>
          <table:table-cell office:value-type="float" office:value="1.64319" calcext:value-type="float">
            <text:p>1.643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6603" calcext:value-type="float">
            <text:p>21.6603</text:p>
          </table:table-cell>
          <table:table-cell office:value-type="float" office:value="-0.0607376" calcext:value-type="float">
            <text:p>-0.0607376</text:p>
          </table:table-cell>
          <table:table-cell office:value-type="float" office:value="-1.43261" calcext:value-type="float">
            <text:p>-1.43261</text:p>
          </table:table-cell>
          <table:table-cell office:value-type="float" office:value="0.121964" calcext:value-type="float">
            <text:p>0.121964</text:p>
          </table:table-cell>
          <table:table-cell office:value-type="float" office:value="0.0618318" calcext:value-type="float">
            <text:p>0.0618318</text:p>
          </table:table-cell>
          <table:table-cell office:value-type="float" office:value="3.60164" calcext:value-type="float">
            <text:p>3.601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5647" calcext:value-type="float">
            <text:p>1.5647</text:p>
          </table:table-cell>
          <table:table-cell office:value-type="float" office:value="-3.94526" calcext:value-type="float">
            <text:p>-3.94526</text:p>
          </table:table-cell>
          <table:table-cell office:value-type="float" office:value="6.21665" calcext:value-type="float">
            <text:p>6.21665</text:p>
          </table:table-cell>
          <table:table-cell office:value-type="float" office:value="0.0193846" calcext:value-type="float">
            <text:p>0.0193846</text:p>
          </table:table-cell>
          <table:table-cell office:value-type="float" office:value="-0.00211846" calcext:value-type="float">
            <text:p>-0.00211846</text:p>
          </table:table-cell>
          <table:table-cell office:value-type="float" office:value="7.07287" calcext:value-type="float">
            <text:p>7.0728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9.4537" calcext:value-type="float">
            <text:p>39.4537</text:p>
          </table:table-cell>
          <table:table-cell office:value-type="float" office:value="3.60264" calcext:value-type="float">
            <text:p>3.60264</text:p>
          </table:table-cell>
          <table:table-cell office:value-type="float" office:value="6.04339" calcext:value-type="float">
            <text:p>6.04339</text:p>
          </table:table-cell>
          <table:table-cell office:value-type="float" office:value="-0.0419487" calcext:value-type="float">
            <text:p>-0.0419487</text:p>
          </table:table-cell>
          <table:table-cell office:value-type="float" office:value="-0.0245599" calcext:value-type="float">
            <text:p>-0.0245599</text:p>
          </table:table-cell>
          <table:table-cell office:value-type="float" office:value="4.93102" calcext:value-type="float">
            <text:p>4.9310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6029" calcext:value-type="float">
            <text:p>21.6029</text:p>
          </table:table-cell>
          <table:table-cell office:value-type="float" office:value="-0.0108688" calcext:value-type="float">
            <text:p>-0.0108688</text:p>
          </table:table-cell>
          <table:table-cell office:value-type="float" office:value="-1.54006" calcext:value-type="float">
            <text:p>-1.54006</text:p>
          </table:table-cell>
          <table:table-cell office:value-type="float" office:value="0.0123056" calcext:value-type="float">
            <text:p>0.0123056</text:p>
          </table:table-cell>
          <table:table-cell office:value-type="float" office:value="-0.0233692" calcext:value-type="float">
            <text:p>-0.0233692</text:p>
          </table:table-cell>
          <table:table-cell office:value-type="float" office:value="2.45785" calcext:value-type="float">
            <text:p>2.4578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78421" calcext:value-type="float">
            <text:p>1.78421</text:p>
          </table:table-cell>
          <table:table-cell office:value-type="float" office:value="-3.91893" calcext:value-type="float">
            <text:p>-3.91893</text:p>
          </table:table-cell>
          <table:table-cell office:value-type="float" office:value="6.28334" calcext:value-type="float">
            <text:p>6.28334</text:p>
          </table:table-cell>
          <table:table-cell office:value-type="float" office:value="0.0298765" calcext:value-type="float">
            <text:p>0.0298765</text:p>
          </table:table-cell>
          <table:table-cell office:value-type="float" office:value="0.0145308" calcext:value-type="float">
            <text:p>0.0145308</text:p>
          </table:table-cell>
          <table:table-cell office:value-type="float" office:value="1.63337" calcext:value-type="float">
            <text:p>1.6333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9.6429" calcext:value-type="float">
            <text:p>39.6429</text:p>
          </table:table-cell>
          <table:table-cell office:value-type="float" office:value="3.65894" calcext:value-type="float">
            <text:p>3.65894</text:p>
          </table:table-cell>
          <table:table-cell office:value-type="float" office:value="5.95495" calcext:value-type="float">
            <text:p>5.95495</text:p>
          </table:table-cell>
          <table:table-cell office:value-type="float" office:value="-0.00661463" calcext:value-type="float">
            <text:p>-0.00661463</text:p>
          </table:table-cell>
          <table:table-cell office:value-type="float" office:value="0.0336217" calcext:value-type="float">
            <text:p>0.0336217</text:p>
          </table:table-cell>
          <table:table-cell office:value-type="float" office:value="1.98117" calcext:value-type="float">
            <text:p>1.981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5492" calcext:value-type="float">
            <text:p>21.5492</text:p>
          </table:table-cell>
          <table:table-cell office:value-type="float" office:value="0.0245966" calcext:value-type="float">
            <text:p>0.0245966</text:p>
          </table:table-cell>
          <table:table-cell office:value-type="float" office:value="-1.80951" calcext:value-type="float">
            <text:p>-1.80951</text:p>
          </table:table-cell>
          <table:table-cell office:value-type="float" office:value="-0.0536324" calcext:value-type="float">
            <text:p>-0.0536324</text:p>
          </table:table-cell>
          <table:table-cell office:value-type="float" office:value="-0.0710853" calcext:value-type="float">
            <text:p>-0.0710853</text:p>
          </table:table-cell>
          <table:table-cell office:value-type="float" office:value="7.55566" calcext:value-type="float">
            <text:p>7.5556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.96321" calcext:value-type="float">
            <text:p>1.96321</text:p>
          </table:table-cell>
          <table:table-cell office:value-type="float" office:value="-3.90889" calcext:value-type="float">
            <text:p>-3.90889</text:p>
          </table:table-cell>
          <table:table-cell office:value-type="float" office:value="6.03503" calcext:value-type="float">
            <text:p>6.03503</text:p>
          </table:table-cell>
          <table:table-cell office:value-type="float" office:value="0.0345882" calcext:value-type="float">
            <text:p>0.0345882</text:p>
          </table:table-cell>
          <table:table-cell office:value-type="float" office:value="0.0293426" calcext:value-type="float">
            <text:p>0.0293426</text:p>
          </table:table-cell>
          <table:table-cell office:value-type="float" office:value="6.40763" calcext:value-type="float">
            <text:p>6.407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39.8381" calcext:value-type="float">
            <text:p>39.8381</text:p>
          </table:table-cell>
          <table:table-cell office:value-type="float" office:value="3.71643" calcext:value-type="float">
            <text:p>3.71643</text:p>
          </table:table-cell>
          <table:table-cell office:value-type="float" office:value="5.73232" calcext:value-type="float">
            <text:p>5.73232</text:p>
          </table:table-cell>
          <table:table-cell office:value-type="float" office:value="0.0272804" calcext:value-type="float">
            <text:p>0.0272804</text:p>
          </table:table-cell>
          <table:table-cell office:value-type="float" office:value="0.0863173" calcext:value-type="float">
            <text:p>0.0863173</text:p>
          </table:table-cell>
          <table:table-cell office:value-type="float" office:value="5.79354" calcext:value-type="float">
            <text:p>5.793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4949" calcext:value-type="float">
            <text:p>21.4949</text:p>
          </table:table-cell>
          <table:table-cell office:value-type="float" office:value="0.0374535" calcext:value-type="float">
            <text:p>0.0374535</text:p>
          </table:table-cell>
          <table:table-cell office:value-type="float" office:value="-1.82294" calcext:value-type="float">
            <text:p>-1.82294</text:p>
          </table:table-cell>
          <table:table-cell office:value-type="float" office:value="-0.0716147" calcext:value-type="float">
            <text:p>-0.0716147</text:p>
          </table:table-cell>
          <table:table-cell office:value-type="float" office:value="-0.082606" calcext:value-type="float">
            <text:p>-0.082606</text:p>
          </table:table-cell>
          <table:table-cell office:value-type="float" office:value="1.71948" calcext:value-type="float">
            <text:p>1.719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.17401" calcext:value-type="float">
            <text:p>2.17401</text:p>
          </table:table-cell>
          <table:table-cell office:value-type="float" office:value="-3.90693" calcext:value-type="float">
            <text:p>-3.90693</text:p>
          </table:table-cell>
          <table:table-cell office:value-type="float" office:value="6.10364" calcext:value-type="float">
            <text:p>6.10364</text:p>
          </table:table-cell>
          <table:table-cell office:value-type="float" office:value="0.0336081" calcext:value-type="float">
            <text:p>0.0336081</text:p>
          </table:table-cell>
          <table:table-cell office:value-type="float" office:value="0.025948" calcext:value-type="float">
            <text:p>0.025948</text:p>
          </table:table-cell>
          <table:table-cell office:value-type="float" office:value="1.93236" calcext:value-type="float">
            <text:p>1.9323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0.0378" calcext:value-type="float">
            <text:p>40.0378</text:p>
          </table:table-cell>
          <table:table-cell office:value-type="float" office:value="3.72865" calcext:value-type="float">
            <text:p>3.72865</text:p>
          </table:table-cell>
          <table:table-cell office:value-type="float" office:value="5.79216" calcext:value-type="float">
            <text:p>5.79216</text:p>
          </table:table-cell>
          <table:table-cell office:value-type="float" office:value="0.0338289" calcext:value-type="float">
            <text:p>0.0338289</text:p>
          </table:table-cell>
          <table:table-cell office:value-type="float" office:value="0.0921417" calcext:value-type="float">
            <text:p>0.0921417</text:p>
          </table:table-cell>
          <table:table-cell office:value-type="float" office:value="1.71736" calcext:value-type="float">
            <text:p>1.7173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4651" calcext:value-type="float">
            <text:p>21.4651</text:p>
          </table:table-cell>
          <table:table-cell office:value-type="float" office:value="0.0690265" calcext:value-type="float">
            <text:p>0.0690265</text:p>
          </table:table-cell>
          <table:table-cell office:value-type="float" office:value="-1.54189" calcext:value-type="float">
            <text:p>-1.54189</text:p>
          </table:table-cell>
          <table:table-cell office:value-type="float" office:value="-0.11828" calcext:value-type="float">
            <text:p>-0.11828</text:p>
          </table:table-cell>
          <table:table-cell office:value-type="float" office:value="-0.116192" calcext:value-type="float">
            <text:p>-0.116192</text:p>
          </table:table-cell>
          <table:table-cell office:value-type="float" office:value="5.62615" calcext:value-type="float">
            <text:p>5.626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.40758" calcext:value-type="float">
            <text:p>2.40758</text:p>
          </table:table-cell>
          <table:table-cell office:value-type="float" office:value="-3.91179" calcext:value-type="float">
            <text:p>-3.91179</text:p>
          </table:table-cell>
          <table:table-cell office:value-type="float" office:value="6.44147" calcext:value-type="float">
            <text:p>6.44147</text:p>
          </table:table-cell>
          <table:table-cell office:value-type="float" office:value="0.0237712" calcext:value-type="float">
            <text:p>0.0237712</text:p>
          </table:table-cell>
          <table:table-cell office:value-type="float" office:value="-0.00626044" calcext:value-type="float">
            <text:p>-0.00626044</text:p>
          </table:table-cell>
          <table:table-cell office:value-type="float" office:value="8.90516" calcext:value-type="float">
            <text:p>8.905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0.2638" calcext:value-type="float">
            <text:p>40.2638</text:p>
          </table:table-cell>
          <table:table-cell office:value-type="float" office:value="3.75751" calcext:value-type="float">
            <text:p>3.75751</text:p>
          </table:table-cell>
          <table:table-cell office:value-type="float" office:value="6.14576" calcext:value-type="float">
            <text:p>6.14576</text:p>
          </table:table-cell>
          <table:table-cell office:value-type="float" office:value="0.0485066" calcext:value-type="float">
            <text:p>0.0485066</text:p>
          </table:table-cell>
          <table:table-cell office:value-type="float" office:value="0.110521" calcext:value-type="float">
            <text:p>0.110521</text:p>
          </table:table-cell>
          <table:table-cell office:value-type="float" office:value="6.99489" calcext:value-type="float">
            <text:p>6.994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4075" calcext:value-type="float">
            <text:p>21.4075</text:p>
          </table:table-cell>
          <table:table-cell office:value-type="float" office:value="0.00979914" calcext:value-type="float">
            <text:p>0.00979914</text:p>
          </table:table-cell>
          <table:table-cell office:value-type="float" office:value="-1.55165" calcext:value-type="float">
            <text:p>-1.55165</text:p>
          </table:table-cell>
          <table:table-cell office:value-type="float" office:value="-0.0212084" calcext:value-type="float">
            <text:p>-0.0212084</text:p>
          </table:table-cell>
          <table:table-cell office:value-type="float" office:value="-0.0417016" calcext:value-type="float">
            <text:p>-0.0417016</text:p>
          </table:table-cell>
          <table:table-cell office:value-type="float" office:value="1.41801" calcext:value-type="float">
            <text:p>1.4180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.5962" calcext:value-type="float">
            <text:p>2.5962</text:p>
          </table:table-cell>
          <table:table-cell office:value-type="float" office:value="-3.9455" calcext:value-type="float">
            <text:p>-3.9455</text:p>
          </table:table-cell>
          <table:table-cell office:value-type="float" office:value="6.38542" calcext:value-type="float">
            <text:p>6.38542</text:p>
          </table:table-cell>
          <table:table-cell office:value-type="float" office:value="-0.000206139" calcext:value-type="float">
            <text:p>-0.000206139</text:p>
          </table:table-cell>
          <table:table-cell office:value-type="float" office:value="-0.0558647" calcext:value-type="float">
            <text:p>-0.0558647</text:p>
          </table:table-cell>
          <table:table-cell office:value-type="float" office:value="1.91735" calcext:value-type="float">
            <text:p>1.917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0.469" calcext:value-type="float">
            <text:p>40.469</text:p>
          </table:table-cell>
          <table:table-cell office:value-type="float" office:value="3.69222" calcext:value-type="float">
            <text:p>3.69222</text:p>
          </table:table-cell>
          <table:table-cell office:value-type="float" office:value="6.20333" calcext:value-type="float">
            <text:p>6.20333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0.0441187" calcext:value-type="float">
            <text:p>0.0441187</text:p>
          </table:table-cell>
          <table:table-cell office:value-type="float" office:value="1.61029" calcext:value-type="float">
            <text:p>1.610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3368" calcext:value-type="float">
            <text:p>21.3368</text:p>
          </table:table-cell>
          <table:table-cell office:value-type="float" office:value="-0.00441589" calcext:value-type="float">
            <text:p>-0.00441589</text:p>
          </table:table-cell>
          <table:table-cell office:value-type="float" office:value="-1.85805" calcext:value-type="float">
            <text:p>-1.85805</text:p>
          </table:table-cell>
          <table:table-cell office:value-type="float" office:value="0.00116488" calcext:value-type="float">
            <text:p>0.00116488</text:p>
          </table:table-cell>
          <table:table-cell office:value-type="float" office:value="-0.0245923" calcext:value-type="float">
            <text:p>-0.0245923</text:p>
          </table:table-cell>
          <table:table-cell office:value-type="float" office:value="8.40408" calcext:value-type="float">
            <text:p>8.404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.75255" calcext:value-type="float">
            <text:p>2.75255</text:p>
          </table:table-cell>
          <table:table-cell office:value-type="float" office:value="-3.97842" calcext:value-type="float">
            <text:p>-3.97842</text:p>
          </table:table-cell>
          <table:table-cell office:value-type="float" office:value="5.99934" calcext:value-type="float">
            <text:p>5.99934</text:p>
          </table:table-cell>
          <table:table-cell office:value-type="float" office:value="-0.0203176" calcext:value-type="float">
            <text:p>-0.0203176</text:p>
          </table:table-cell>
          <table:table-cell office:value-type="float" office:value="-0.086302" calcext:value-type="float">
            <text:p>-0.086302</text:p>
          </table:table-cell>
          <table:table-cell office:value-type="float" office:value="6.79883" calcext:value-type="float">
            <text:p>6.7988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0.6608" calcext:value-type="float">
            <text:p>40.6608</text:p>
          </table:table-cell>
          <table:table-cell office:value-type="float" office:value="3.67802" calcext:value-type="float">
            <text:p>3.67802</text:p>
          </table:table-cell>
          <table:table-cell office:value-type="float" office:value="5.96838" calcext:value-type="float">
            <text:p>5.96838</text:p>
          </table:table-cell>
          <table:table-cell office:value-type="float" office:value="0.00265916" calcext:value-type="float">
            <text:p>0.00265916</text:p>
          </table:table-cell>
          <table:table-cell office:value-type="float" office:value="0.0279431" calcext:value-type="float">
            <text:p>0.0279431</text:p>
          </table:table-cell>
          <table:table-cell office:value-type="float" office:value="7.01821" calcext:value-type="float">
            <text:p>7.0182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2812" calcext:value-type="float">
            <text:p>21.2812</text:p>
          </table:table-cell>
          <table:table-cell office:value-type="float" office:value="0.0356839" calcext:value-type="float">
            <text:p>0.0356839</text:p>
          </table:table-cell>
          <table:table-cell office:value-type="float" office:value="-1.88105" calcext:value-type="float">
            <text:p>-1.88105</text:p>
          </table:table-cell>
          <table:table-cell office:value-type="float" office:value="-0.0558794" calcext:value-type="float">
            <text:p>-0.0558794</text:p>
          </table:table-cell>
          <table:table-cell office:value-type="float" office:value="-0.0664254" calcext:value-type="float">
            <text:p>-0.0664254</text:p>
          </table:table-cell>
          <table:table-cell office:value-type="float" office:value="0.837829" calcext:value-type="float">
            <text:p>0.8378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2.98671" calcext:value-type="float">
            <text:p>2.98671</text:p>
          </table:table-cell>
          <table:table-cell office:value-type="float" office:value="-3.95127" calcext:value-type="float">
            <text:p>-3.95127</text:p>
          </table:table-cell>
          <table:table-cell office:value-type="float" office:value="6.15672" calcext:value-type="float">
            <text:p>6.15672</text:p>
          </table:table-cell>
          <table:table-cell office:value-type="float" office:value="-0.0038821" calcext:value-type="float">
            <text:p>-0.0038821</text:p>
          </table:table-cell>
          <table:table-cell office:value-type="float" office:value="-0.0479741" calcext:value-type="float">
            <text:p>-0.0479741</text:p>
          </table:table-cell>
          <table:table-cell office:value-type="float" office:value="0.671705" calcext:value-type="float">
            <text:p>0.6717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0.8669" calcext:value-type="float">
            <text:p>40.8669</text:p>
          </table:table-cell>
          <table:table-cell office:value-type="float" office:value="3.72012" calcext:value-type="float">
            <text:p>3.72012</text:p>
          </table:table-cell>
          <table:table-cell office:value-type="float" office:value="6.00872" calcext:value-type="float">
            <text:p>6.00872</text:p>
          </table:table-cell>
          <table:table-cell office:value-type="float" office:value="0.0262054" calcext:value-type="float">
            <text:p>0.0262054</text:p>
          </table:table-cell>
          <table:table-cell office:value-type="float" office:value="0.0642066" calcext:value-type="float">
            <text:p>0.0642066</text:p>
          </table:table-cell>
          <table:table-cell office:value-type="float" office:value="0.836486" calcext:value-type="float">
            <text:p>0.8364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2168" calcext:value-type="float">
            <text:p>21.2168</text:p>
          </table:table-cell>
          <table:table-cell office:value-type="float" office:value="0.06017" calcext:value-type="float">
            <text:p>0.06017</text:p>
          </table:table-cell>
          <table:table-cell office:value-type="float" office:value="-1.9598" calcext:value-type="float">
            <text:p>-1.9598</text:p>
          </table:table-cell>
          <table:table-cell office:value-type="float" office:value="-0.0858011" calcext:value-type="float">
            <text:p>-0.0858011</text:p>
          </table:table-cell>
          <table:table-cell office:value-type="float" office:value="-0.0869907" calcext:value-type="float">
            <text:p>-0.0869907</text:p>
          </table:table-cell>
          <table:table-cell office:value-type="float" office:value="0.484405" calcext:value-type="float">
            <text:p>0.4844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19945" calcext:value-type="float">
            <text:p>3.19945</text:p>
          </table:table-cell>
          <table:table-cell office:value-type="float" office:value="-3.93797" calcext:value-type="float">
            <text:p>-3.93797</text:p>
          </table:table-cell>
          <table:table-cell office:value-type="float" office:value="6.17219" calcext:value-type="float">
            <text:p>6.17219</text:p>
          </table:table-cell>
          <table:table-cell office:value-type="float" office:value="0.00264375" calcext:value-type="float">
            <text:p>0.00264375</text:p>
          </table:table-cell>
          <table:table-cell office:value-type="float" office:value="-0.03166" calcext:value-type="float">
            <text:p>-0.03166</text:p>
          </table:table-cell>
          <table:table-cell office:value-type="float" office:value="0.140456" calcext:value-type="float">
            <text:p>0.14045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1.0672" calcext:value-type="float">
            <text:p>41.0672</text:p>
          </table:table-cell>
          <table:table-cell office:value-type="float" office:value="3.74666" calcext:value-type="float">
            <text:p>3.74666</text:p>
          </table:table-cell>
          <table:table-cell office:value-type="float" office:value="5.99649" calcext:value-type="float">
            <text:p>5.99649</text:p>
          </table:table-cell>
          <table:table-cell office:value-type="float" office:value="0.039851" calcext:value-type="float">
            <text:p>0.039851</text:p>
          </table:table-cell>
          <table:table-cell office:value-type="float" office:value="0.0826378" calcext:value-type="float">
            <text:p>0.0826378</text:p>
          </table:table-cell>
          <table:table-cell office:value-type="float" office:value="0.272353" calcext:value-type="float">
            <text:p>0.2723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1616" calcext:value-type="float">
            <text:p>21.1616</text:p>
          </table:table-cell>
          <table:table-cell office:value-type="float" office:value="0.0730873" calcext:value-type="float">
            <text:p>0.0730873</text:p>
          </table:table-cell>
          <table:table-cell office:value-type="float" office:value="-2.06658" calcext:value-type="float">
            <text:p>-2.06658</text:p>
          </table:table-cell>
          <table:table-cell office:value-type="float" office:value="-0.0964892" calcext:value-type="float">
            <text:p>-0.0964892</text:p>
          </table:table-cell>
          <table:table-cell office:value-type="float" office:value="-0.0923781" calcext:value-type="float">
            <text:p>-0.0923781</text:p>
          </table:table-cell>
          <table:table-cell office:value-type="float" office:value="1.14609" calcext:value-type="float">
            <text:p>1.1460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41899" calcext:value-type="float">
            <text:p>3.41899</text:p>
          </table:table-cell>
          <table:table-cell office:value-type="float" office:value="-3.93041" calcext:value-type="float">
            <text:p>-3.93041</text:p>
          </table:table-cell>
          <table:table-cell office:value-type="float" office:value="6.15643" calcext:value-type="float">
            <text:p>6.15643</text:p>
          </table:table-cell>
          <table:table-cell office:value-type="float" office:value="0.0099035" calcext:value-type="float">
            <text:p>0.0099035</text:p>
          </table:table-cell>
          <table:table-cell office:value-type="float" office:value="-0.00957075" calcext:value-type="float">
            <text:p>-0.00957075</text:p>
          </table:table-cell>
          <table:table-cell office:value-type="float" office:value="1.00589" calcext:value-type="float">
            <text:p>1.005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1.2797" calcext:value-type="float">
            <text:p>41.2797</text:p>
          </table:table-cell>
          <table:table-cell office:value-type="float" office:value="3.75917" calcext:value-type="float">
            <text:p>3.75917</text:p>
          </table:table-cell>
          <table:table-cell office:value-type="float" office:value="5.95783" calcext:value-type="float">
            <text:p>5.95783</text:p>
          </table:table-cell>
          <table:table-cell office:value-type="float" office:value="0.044603" calcext:value-type="float">
            <text:p>0.044603</text:p>
          </table:table-cell>
          <table:table-cell office:value-type="float" office:value="0.0854205" calcext:value-type="float">
            <text:p>0.0854205</text:p>
          </table:table-cell>
          <table:table-cell office:value-type="float" office:value="0.519025" calcext:value-type="float">
            <text:p>0.51902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0916" calcext:value-type="float">
            <text:p>21.0916</text:p>
          </table:table-cell>
          <table:table-cell office:value-type="float" office:value="0.0159072" calcext:value-type="float">
            <text:p>0.0159072</text:p>
          </table:table-cell>
          <table:table-cell office:value-type="float" office:value="-2.14744" calcext:value-type="float">
            <text:p>-2.14744</text:p>
          </table:table-cell>
          <table:table-cell office:value-type="float" office:value="-0.0194955" calcext:value-type="float">
            <text:p>-0.0194955</text:p>
          </table:table-cell>
          <table:table-cell office:value-type="float" office:value="-0.0293267" calcext:value-type="float">
            <text:p>-0.0293267</text:p>
          </table:table-cell>
          <table:table-cell office:value-type="float" office:value="8.27482" calcext:value-type="float">
            <text:p>8.274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5788" calcext:value-type="float">
            <text:p>3.5788</text:p>
          </table:table-cell>
          <table:table-cell office:value-type="float" office:value="-3.98727" calcext:value-type="float">
            <text:p>-3.98727</text:p>
          </table:table-cell>
          <table:table-cell office:value-type="float" office:value="5.94191" calcext:value-type="float">
            <text:p>5.94191</text:p>
          </table:table-cell>
          <table:table-cell office:value-type="float" office:value="-0.0240349" calcext:value-type="float">
            <text:p>-0.0240349</text:p>
          </table:table-cell>
          <table:table-cell office:value-type="float" office:value="-0.0737894" calcext:value-type="float">
            <text:p>-0.0737894</text:p>
          </table:table-cell>
          <table:table-cell office:value-type="float" office:value="8.37353" calcext:value-type="float">
            <text:p>8.3735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1.4837" calcext:value-type="float">
            <text:p>41.4837</text:p>
          </table:table-cell>
          <table:table-cell office:value-type="float" office:value="3.69421" calcext:value-type="float">
            <text:p>3.69421</text:p>
          </table:table-cell>
          <table:table-cell office:value-type="float" office:value="5.94209" calcext:value-type="float">
            <text:p>5.94209</text:p>
          </table:table-cell>
          <table:table-cell office:value-type="float" office:value="0.00700429" calcext:value-type="float">
            <text:p>0.00700429</text:p>
          </table:table-cell>
          <table:table-cell office:value-type="float" office:value="0.0202062" calcext:value-type="float">
            <text:p>0.0202062</text:p>
          </table:table-cell>
          <table:table-cell office:value-type="float" office:value="7.85161" calcext:value-type="float">
            <text:p>7.8516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1.0288" calcext:value-type="float">
            <text:p>21.0288</text:p>
          </table:table-cell>
          <table:table-cell office:value-type="float" office:value="0.0157794" calcext:value-type="float">
            <text:p>0.0157794</text:p>
          </table:table-cell>
          <table:table-cell office:value-type="float" office:value="-2.20948" calcext:value-type="float">
            <text:p>-2.20948</text:p>
          </table:table-cell>
          <table:table-cell office:value-type="float" office:value="-0.0181923" calcext:value-type="float">
            <text:p>-0.0181923</text:p>
          </table:table-cell>
          <table:table-cell office:value-type="float" office:value="-0.0277939" calcext:value-type="float">
            <text:p>-0.0277939</text:p>
          </table:table-cell>
          <table:table-cell office:value-type="float" office:value="3.44643" calcext:value-type="float">
            <text:p>3.4464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7897" calcext:value-type="float">
            <text:p>3.7897</text:p>
          </table:table-cell>
          <table:table-cell office:value-type="float" office:value="-3.99477" calcext:value-type="float">
            <text:p>-3.99477</text:p>
          </table:table-cell>
          <table:table-cell office:value-type="float" office:value="5.95987" calcext:value-type="float">
            <text:p>5.95987</text:p>
          </table:table-cell>
          <table:table-cell office:value-type="float" office:value="-0.0241213" calcext:value-type="float">
            <text:p>-0.0241213</text:p>
          </table:table-cell>
          <table:table-cell office:value-type="float" office:value="-0.0653389" calcext:value-type="float">
            <text:p>-0.0653389</text:p>
          </table:table-cell>
          <table:table-cell office:value-type="float" office:value="3.4159" calcext:value-type="float">
            <text:p>3.415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1.6938" calcext:value-type="float">
            <text:p>41.6938</text:p>
          </table:table-cell>
          <table:table-cell office:value-type="float" office:value="3.69106" calcext:value-type="float">
            <text:p>3.69106</text:p>
          </table:table-cell>
          <table:table-cell office:value-type="float" office:value="5.95006" calcext:value-type="float">
            <text:p>5.95006</text:p>
          </table:table-cell>
          <table:table-cell office:value-type="float" office:value="0.0048055" calcext:value-type="float">
            <text:p>0.0048055</text:p>
          </table:table-cell>
          <table:table-cell office:value-type="float" office:value="0.0152352" calcext:value-type="float">
            <text:p>0.0152352</text:p>
          </table:table-cell>
          <table:table-cell office:value-type="float" office:value="3.06381" calcext:value-type="float">
            <text:p>3.0638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9584" calcext:value-type="float">
            <text:p>20.9584</text:p>
          </table:table-cell>
          <table:table-cell office:value-type="float" office:value="-0.00786445" calcext:value-type="float">
            <text:p>-0.00786445</text:p>
          </table:table-cell>
          <table:table-cell office:value-type="float" office:value="-2.22401" calcext:value-type="float">
            <text:p>-2.22401</text:p>
          </table:table-cell>
          <table:table-cell office:value-type="float" office:value="0.0098603" calcext:value-type="float">
            <text:p>0.0098603</text:p>
          </table:table-cell>
          <table:table-cell office:value-type="float" office:value="-0.00363682" calcext:value-type="float">
            <text:p>-0.00363682</text:p>
          </table:table-cell>
          <table:table-cell office:value-type="float" office:value="0.0767093" calcext:value-type="float">
            <text:p>0.076709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3.99492" calcext:value-type="float">
            <text:p>3.99492</text:p>
          </table:table-cell>
          <table:table-cell office:value-type="float" office:value="-4.01032" calcext:value-type="float">
            <text:p>-4.01032</text:p>
          </table:table-cell>
          <table:table-cell office:value-type="float" office:value="6.0031" calcext:value-type="float">
            <text:p>6.0031</text:p>
          </table:table-cell>
          <table:table-cell office:value-type="float" office:value="-0.0302639" calcext:value-type="float">
            <text:p>-0.0302639</text:p>
          </table:table-cell>
          <table:table-cell office:value-type="float" office:value="-0.0718289" calcext:value-type="float">
            <text:p>-0.0718289</text:p>
          </table:table-cell>
          <table:table-cell office:value-type="float" office:value="0.114869" calcext:value-type="float">
            <text:p>0.11486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1.9003" calcext:value-type="float">
            <text:p>41.9003</text:p>
          </table:table-cell>
          <table:table-cell office:value-type="float" office:value="3.65864" calcext:value-type="float">
            <text:p>3.65864</text:p>
          </table:table-cell>
          <table:table-cell office:value-type="float" office:value="6.00912" calcext:value-type="float">
            <text:p>6.00912</text:p>
          </table:table-cell>
          <table:table-cell office:value-type="float" office:value="-0.0128131" calcext:value-type="float">
            <text:p>-0.0128131</text:p>
          </table:table-cell>
          <table:table-cell office:value-type="float" office:value="-0.0137097" calcext:value-type="float">
            <text:p>-0.0137097</text:p>
          </table:table-cell>
          <table:table-cell office:value-type="float" office:value="0.108908" calcext:value-type="float">
            <text:p>0.1089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8584" calcext:value-type="float">
            <text:p>20.8584</text:p>
          </table:table-cell>
          <table:table-cell office:value-type="float" office:value="-0.0359486" calcext:value-type="float">
            <text:p>-0.0359486</text:p>
          </table:table-cell>
          <table:table-cell office:value-type="float" office:value="-2.45508" calcext:value-type="float">
            <text:p>-2.45508</text:p>
          </table:table-cell>
          <table:table-cell office:value-type="float" office:value="0.0401139" calcext:value-type="float">
            <text:p>0.0401139</text:p>
          </table:table-cell>
          <table:table-cell office:value-type="float" office:value="0.0218834" calcext:value-type="float">
            <text:p>0.0218834</text:p>
          </table:table-cell>
          <table:table-cell office:value-type="float" office:value="1.99541" calcext:value-type="float">
            <text:p>1.995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15532" calcext:value-type="float">
            <text:p>4.15532</text:p>
          </table:table-cell>
          <table:table-cell office:value-type="float" office:value="-4.04374" calcext:value-type="float">
            <text:p>-4.04374</text:p>
          </table:table-cell>
          <table:table-cell office:value-type="float" office:value="5.75579" calcext:value-type="float">
            <text:p>5.75579</text:p>
          </table:table-cell>
          <table:table-cell office:value-type="float" office:value="-0.050305" calcext:value-type="float">
            <text:p>-0.050305</text:p>
          </table:table-cell>
          <table:table-cell office:value-type="float" office:value="-0.104711" calcext:value-type="float">
            <text:p>-0.104711</text:p>
          </table:table-cell>
          <table:table-cell office:value-type="float" office:value="1.25304" calcext:value-type="float">
            <text:p>1.2530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2.0794" calcext:value-type="float">
            <text:p>42.0794</text:p>
          </table:table-cell>
          <table:table-cell office:value-type="float" office:value="3.62318" calcext:value-type="float">
            <text:p>3.62318</text:p>
          </table:table-cell>
          <table:table-cell office:value-type="float" office:value="5.85553" calcext:value-type="float">
            <text:p>5.85553</text:p>
          </table:table-cell>
          <table:table-cell office:value-type="float" office:value="-0.0310366" calcext:value-type="float">
            <text:p>-0.0310366</text:p>
          </table:table-cell>
          <table:table-cell office:value-type="float" office:value="-0.0428529" calcext:value-type="float">
            <text:p>-0.0428529</text:p>
          </table:table-cell>
          <table:table-cell office:value-type="float" office:value="1.17454" calcext:value-type="float">
            <text:p>1.174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7772" calcext:value-type="float">
            <text:p>20.7772</text:p>
          </table:table-cell>
          <table:table-cell office:value-type="float" office:value="-0.0299523" calcext:value-type="float">
            <text:p>-0.0299523</text:p>
          </table:table-cell>
          <table:table-cell office:value-type="float" office:value="-2.51107" calcext:value-type="float">
            <text:p>-2.51107</text:p>
          </table:table-cell>
          <table:table-cell office:value-type="float" office:value="0.0306913" calcext:value-type="float">
            <text:p>0.0306913</text:p>
          </table:table-cell>
          <table:table-cell office:value-type="float" office:value="0.0126248" calcext:value-type="float">
            <text:p>0.0126248</text:p>
          </table:table-cell>
          <table:table-cell office:value-type="float" office:value="7.7291" calcext:value-type="float">
            <text:p>7.72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33701" calcext:value-type="float">
            <text:p>4.33701</text:p>
          </table:table-cell>
          <table:table-cell office:value-type="float" office:value="-4.06219" calcext:value-type="float">
            <text:p>-4.06219</text:p>
          </table:table-cell>
          <table:table-cell office:value-type="float" office:value="5.71938" calcext:value-type="float">
            <text:p>5.71938</text:p>
          </table:table-cell>
          <table:table-cell office:value-type="float" office:value="-0.0597135" calcext:value-type="float">
            <text:p>-0.0597135</text:p>
          </table:table-cell>
          <table:table-cell office:value-type="float" office:value="-0.116609" calcext:value-type="float">
            <text:p>-0.116609</text:p>
          </table:table-cell>
          <table:table-cell office:value-type="float" office:value="5.76203" calcext:value-type="float">
            <text:p>5.762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2.2768" calcext:value-type="float">
            <text:p>42.2768</text:p>
          </table:table-cell>
          <table:table-cell office:value-type="float" office:value="3.63856" calcext:value-type="float">
            <text:p>3.63856</text:p>
          </table:table-cell>
          <table:table-cell office:value-type="float" office:value="5.86269" calcext:value-type="float">
            <text:p>5.86269</text:p>
          </table:table-cell>
          <table:table-cell office:value-type="float" office:value="-0.0208308" calcext:value-type="float">
            <text:p>-0.0208308</text:p>
          </table:table-cell>
          <table:table-cell office:value-type="float" office:value="-0.0241697" calcext:value-type="float">
            <text:p>-0.0241697</text:p>
          </table:table-cell>
          <table:table-cell office:value-type="float" office:value="7.67503" calcext:value-type="float">
            <text:p>7.6750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677" calcext:value-type="float">
            <text:p>20.677</text:p>
          </table:table-cell>
          <table:table-cell office:value-type="float" office:value="-0.0132637" calcext:value-type="float">
            <text:p>-0.0132637</text:p>
          </table:table-cell>
          <table:table-cell office:value-type="float" office:value="-2.6809" calcext:value-type="float">
            <text:p>-2.6809</text:p>
          </table:table-cell>
          <table:table-cell office:value-type="float" office:value="0.0104439" calcext:value-type="float">
            <text:p>0.0104439</text:p>
          </table:table-cell>
          <table:table-cell office:value-type="float" office:value="-0.00674616" calcext:value-type="float">
            <text:p>-0.00674616</text:p>
          </table:table-cell>
          <table:table-cell office:value-type="float" office:value="1.61478" calcext:value-type="float">
            <text:p>1.614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53065" calcext:value-type="float">
            <text:p>4.53065</text:p>
          </table:table-cell>
          <table:table-cell office:value-type="float" office:value="-4.04745" calcext:value-type="float">
            <text:p>-4.04745</text:p>
          </table:table-cell>
          <table:table-cell office:value-type="float" office:value="5.6621" calcext:value-type="float">
            <text:p>5.6621</text:p>
          </table:table-cell>
          <table:table-cell office:value-type="float" office:value="-0.048907" calcext:value-type="float">
            <text:p>-0.048907</text:p>
          </table:table-cell>
          <table:table-cell office:value-type="float" office:value="-0.0875974" calcext:value-type="float">
            <text:p>-0.0875974</text:p>
          </table:table-cell>
          <table:table-cell office:value-type="float" office:value="1.48613" calcext:value-type="float">
            <text:p>1.4861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2.4572" calcext:value-type="float">
            <text:p>42.4572</text:p>
          </table:table-cell>
          <table:table-cell office:value-type="float" office:value="3.65599" calcext:value-type="float">
            <text:p>3.65599</text:p>
          </table:table-cell>
          <table:table-cell office:value-type="float" office:value="5.75353" calcext:value-type="float">
            <text:p>5.75353</text:p>
          </table:table-cell>
          <table:table-cell office:value-type="float" office:value="-0.00987506" calcext:value-type="float">
            <text:p>-0.00987506</text:p>
          </table:table-cell>
          <table:table-cell office:value-type="float" office:value="-0.00541651" calcext:value-type="float">
            <text:p>-0.00541651</text:p>
          </table:table-cell>
          <table:table-cell office:value-type="float" office:value="1.05284" calcext:value-type="float">
            <text:p>1.052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5912" calcext:value-type="float">
            <text:p>20.5912</text:p>
          </table:table-cell>
          <table:table-cell office:value-type="float" office:value="0.00371773" calcext:value-type="float">
            <text:p>0.00371773</text:p>
          </table:table-cell>
          <table:table-cell office:value-type="float" office:value="-2.69019" calcext:value-type="float">
            <text:p>-2.69019</text:p>
          </table:table-cell>
          <table:table-cell office:value-type="float" office:value="-0.00822042" calcext:value-type="float">
            <text:p>-0.00822042</text:p>
          </table:table-cell>
          <table:table-cell office:value-type="float" office:value="-0.024762" calcext:value-type="float">
            <text:p>-0.024762</text:p>
          </table:table-cell>
          <table:table-cell office:value-type="float" office:value="2.33367" calcext:value-type="float">
            <text:p>2.333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72978" calcext:value-type="float">
            <text:p>4.72978</text:p>
          </table:table-cell>
          <table:table-cell office:value-type="float" office:value="-4.04677" calcext:value-type="float">
            <text:p>-4.04677</text:p>
          </table:table-cell>
          <table:table-cell office:value-type="float" office:value="5.73122" calcext:value-type="float">
            <text:p>5.73122</text:p>
          </table:table-cell>
          <table:table-cell office:value-type="float" office:value="-0.0456532" calcext:value-type="float">
            <text:p>-0.0456532</text:p>
          </table:table-cell>
          <table:table-cell office:value-type="float" office:value="-0.0765422" calcext:value-type="float">
            <text:p>-0.0765422</text:p>
          </table:table-cell>
          <table:table-cell office:value-type="float" office:value="1.50798" calcext:value-type="float">
            <text:p>1.5079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2.6541" calcext:value-type="float">
            <text:p>42.6541</text:p>
          </table:table-cell>
          <table:table-cell office:value-type="float" office:value="3.67857" calcext:value-type="float">
            <text:p>3.67857</text:p>
          </table:table-cell>
          <table:table-cell office:value-type="float" office:value="5.80496" calcext:value-type="float">
            <text:p>5.80496</text:p>
          </table:table-cell>
          <table:table-cell office:value-type="float" office:value="0.00322549" calcext:value-type="float">
            <text:p>0.00322549</text:p>
          </table:table-cell>
          <table:table-cell office:value-type="float" office:value="0.0160114" calcext:value-type="float">
            <text:p>0.0160114</text:p>
          </table:table-cell>
          <table:table-cell office:value-type="float" office:value="2.38734" calcext:value-type="float">
            <text:p>2.387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4979" calcext:value-type="float">
            <text:p>20.4979</text:p>
          </table:table-cell>
          <table:table-cell office:value-type="float" office:value="0.0425835" calcext:value-type="float">
            <text:p>0.0425835</text:p>
          </table:table-cell>
          <table:table-cell office:value-type="float" office:value="-2.5838" calcext:value-type="float">
            <text:p>-2.5838</text:p>
          </table:table-cell>
          <table:table-cell office:value-type="float" office:value="-0.0480572" calcext:value-type="float">
            <text:p>-0.0480572</text:p>
          </table:table-cell>
          <table:table-cell office:value-type="float" office:value="-0.0652155" calcext:value-type="float">
            <text:p>-0.0652155</text:p>
          </table:table-cell>
          <table:table-cell office:value-type="float" office:value="3.39462" calcext:value-type="float">
            <text:p>3.394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4.92749" calcext:value-type="float">
            <text:p>4.92749</text:p>
          </table:table-cell>
          <table:table-cell office:value-type="float" office:value="-4.03533" calcext:value-type="float">
            <text:p>-4.03533</text:p>
          </table:table-cell>
          <table:table-cell office:value-type="float" office:value="5.9263" calcext:value-type="float">
            <text:p>5.9263</text:p>
          </table:table-cell>
          <table:table-cell office:value-type="float" office:value="-0.0412343" calcext:value-type="float">
            <text:p>-0.0412343</text:p>
          </table:table-cell>
          <table:table-cell office:value-type="float" office:value="-0.070368" calcext:value-type="float">
            <text:p>-0.070368</text:p>
          </table:table-cell>
          <table:table-cell office:value-type="float" office:value="3.30705" calcext:value-type="float">
            <text:p>3.307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2.8445" calcext:value-type="float">
            <text:p>42.8445</text:p>
          </table:table-cell>
          <table:table-cell office:value-type="float" office:value="3.72527" calcext:value-type="float">
            <text:p>3.72527</text:p>
          </table:table-cell>
          <table:table-cell office:value-type="float" office:value="5.97005" calcext:value-type="float">
            <text:p>5.97005</text:p>
          </table:table-cell>
          <table:table-cell office:value-type="float" office:value="0.0289461" calcext:value-type="float">
            <text:p>0.0289461</text:p>
          </table:table-cell>
          <table:table-cell office:value-type="float" office:value="0.0567378" calcext:value-type="float">
            <text:p>0.0567378</text:p>
          </table:table-cell>
          <table:table-cell office:value-type="float" office:value="4.25739" calcext:value-type="float">
            <text:p>4.257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4167" calcext:value-type="float">
            <text:p>20.4167</text:p>
          </table:table-cell>
          <table:table-cell office:value-type="float" office:value="0.0687158" calcext:value-type="float">
            <text:p>0.0687158</text:p>
          </table:table-cell>
          <table:table-cell office:value-type="float" office:value="-2.62369" calcext:value-type="float">
            <text:p>-2.62369</text:p>
          </table:table-cell>
          <table:table-cell office:value-type="float" office:value="-0.0717436" calcext:value-type="float">
            <text:p>-0.0717436</text:p>
          </table:table-cell>
          <table:table-cell office:value-type="float" office:value="-0.087456" calcext:value-type="float">
            <text:p>-0.087456</text:p>
          </table:table-cell>
          <table:table-cell office:value-type="float" office:value="0.38948" calcext:value-type="float">
            <text:p>0.389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15377" calcext:value-type="float">
            <text:p>5.15377</text:p>
          </table:table-cell>
          <table:table-cell office:value-type="float" office:value="-4.00975" calcext:value-type="float">
            <text:p>-4.00975</text:p>
          </table:table-cell>
          <table:table-cell office:value-type="float" office:value="6.04228" calcext:value-type="float">
            <text:p>6.04228</text:p>
          </table:table-cell>
          <table:table-cell office:value-type="float" office:value="-0.0217494" calcext:value-type="float">
            <text:p>-0.0217494</text:p>
          </table:table-cell>
          <table:table-cell office:value-type="float" office:value="-0.0289861" calcext:value-type="float">
            <text:p>-0.0289861</text:p>
          </table:table-cell>
          <table:table-cell office:value-type="float" office:value="0.134948" calcext:value-type="float">
            <text:p>0.13494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3.0503" calcext:value-type="float">
            <text:p>43.0503</text:p>
          </table:table-cell>
          <table:table-cell office:value-type="float" office:value="3.75188" calcext:value-type="float">
            <text:p>3.75188</text:p>
          </table:table-cell>
          <table:table-cell office:value-type="float" office:value="5.99729" calcext:value-type="float">
            <text:p>5.99729</text:p>
          </table:table-cell>
          <table:table-cell office:value-type="float" office:value="0.0419459" calcext:value-type="float">
            <text:p>0.0419459</text:p>
          </table:table-cell>
          <table:table-cell office:value-type="float" office:value="0.0745848" calcext:value-type="float">
            <text:p>0.0745848</text:p>
          </table:table-cell>
          <table:table-cell office:value-type="float" office:value="0.269458" calcext:value-type="float">
            <text:p>0.2694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328" calcext:value-type="float">
            <text:p>20.328</text:p>
          </table:table-cell>
          <table:table-cell office:value-type="float" office:value="0.0746056" calcext:value-type="float">
            <text:p>0.0746056</text:p>
          </table:table-cell>
          <table:table-cell office:value-type="float" office:value="-2.56892" calcext:value-type="float">
            <text:p>-2.56892</text:p>
          </table:table-cell>
          <table:table-cell office:value-type="float" office:value="-0.0745265" calcext:value-type="float">
            <text:p>-0.0745265</text:p>
          </table:table-cell>
          <table:table-cell office:value-type="float" office:value="-0.0876895" calcext:value-type="float">
            <text:p>-0.0876895</text:p>
          </table:table-cell>
          <table:table-cell office:value-type="float" office:value="4.46914" calcext:value-type="float">
            <text:p>4.469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34888" calcext:value-type="float">
            <text:p>5.34888</text:p>
          </table:table-cell>
          <table:table-cell office:value-type="float" office:value="-4.02512" calcext:value-type="float">
            <text:p>-4.02512</text:p>
          </table:table-cell>
          <table:table-cell office:value-type="float" office:value="6.14356" calcext:value-type="float">
            <text:p>6.14356</text:p>
          </table:table-cell>
          <table:table-cell office:value-type="float" office:value="-0.0323073" calcext:value-type="float">
            <text:p>-0.0323073</text:p>
          </table:table-cell>
          <table:table-cell office:value-type="float" office:value="-0.0513566" calcext:value-type="float">
            <text:p>-0.0513566</text:p>
          </table:table-cell>
          <table:table-cell office:value-type="float" office:value="4.24637" calcext:value-type="float">
            <text:p>4.2463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3.2517" calcext:value-type="float">
            <text:p>43.2517</text:p>
          </table:table-cell>
          <table:table-cell office:value-type="float" office:value="3.76193" calcext:value-type="float">
            <text:p>3.76193</text:p>
          </table:table-cell>
          <table:table-cell office:value-type="float" office:value="6.12014" calcext:value-type="float">
            <text:p>6.12014</text:p>
          </table:table-cell>
          <table:table-cell office:value-type="float" office:value="0.0452081" calcext:value-type="float">
            <text:p>0.0452081</text:p>
          </table:table-cell>
          <table:table-cell office:value-type="float" office:value="0.0759975" calcext:value-type="float">
            <text:p>0.0759975</text:p>
          </table:table-cell>
          <table:table-cell office:value-type="float" office:value="4.7743" calcext:value-type="float">
            <text:p>4.774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2561" calcext:value-type="float">
            <text:p>20.2561</text:p>
          </table:table-cell>
          <table:table-cell office:value-type="float" office:value="0.0394252" calcext:value-type="float">
            <text:p>0.0394252</text:p>
          </table:table-cell>
          <table:table-cell office:value-type="float" office:value="-2.56164" calcext:value-type="float">
            <text:p>-2.56164</text:p>
          </table:table-cell>
          <table:table-cell office:value-type="float" office:value="-0.0368885" calcext:value-type="float">
            <text:p>-0.0368885</text:p>
          </table:table-cell>
          <table:table-cell office:value-type="float" office:value="-0.0428198" calcext:value-type="float">
            <text:p>-0.0428198</text:p>
          </table:table-cell>
          <table:table-cell office:value-type="float" office:value="0.105607" calcext:value-type="float">
            <text:p>0.10560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57747" calcext:value-type="float">
            <text:p>5.57747</text:p>
          </table:table-cell>
          <table:table-cell office:value-type="float" office:value="-4.03702" calcext:value-type="float">
            <text:p>-4.03702</text:p>
          </table:table-cell>
          <table:table-cell office:value-type="float" office:value="6.24628" calcext:value-type="float">
            <text:p>6.24628</text:p>
          </table:table-cell>
          <table:table-cell office:value-type="float" office:value="-0.0325767" calcext:value-type="float">
            <text:p>-0.0325767</text:p>
          </table:table-cell>
          <table:table-cell office:value-type="float" office:value="-0.0469447" calcext:value-type="float">
            <text:p>-0.0469447</text:p>
          </table:table-cell>
          <table:table-cell office:value-type="float" office:value="0.115789" calcext:value-type="float">
            <text:p>0.11578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3.4754" calcext:value-type="float">
            <text:p>43.4754</text:p>
          </table:table-cell>
          <table:table-cell office:value-type="float" office:value="3.71049" calcext:value-type="float">
            <text:p>3.71049</text:p>
          </table:table-cell>
          <table:table-cell office:value-type="float" office:value="6.1951" calcext:value-type="float">
            <text:p>6.1951</text:p>
          </table:table-cell>
          <table:table-cell office:value-type="float" office:value="0.0142743" calcext:value-type="float">
            <text:p>0.0142743</text:p>
          </table:table-cell>
          <table:table-cell office:value-type="float" office:value="0.0218115" calcext:value-type="float">
            <text:p>0.0218115</text:p>
          </table:table-cell>
          <table:table-cell office:value-type="float" office:value="0.0678308" calcext:value-type="float">
            <text:p>0.06783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1635" calcext:value-type="float">
            <text:p>20.1635</text:p>
          </table:table-cell>
          <table:table-cell office:value-type="float" office:value="0.0080189" calcext:value-type="float">
            <text:p>0.0080189</text:p>
          </table:table-cell>
          <table:table-cell office:value-type="float" office:value="-2.58478" calcext:value-type="float">
            <text:p>-2.58478</text:p>
          </table:table-cell>
          <table:table-cell office:value-type="float" office:value="-0.00461477" calcext:value-type="float">
            <text:p>-0.00461477</text:p>
          </table:table-cell>
          <table:table-cell office:value-type="float" office:value="-0.0044556" calcext:value-type="float">
            <text:p>-0.0044556</text:p>
          </table:table-cell>
          <table:table-cell office:value-type="float" office:value="1.28026" calcext:value-type="float">
            <text:p>1.2802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77144" calcext:value-type="float">
            <text:p>5.77144</text:p>
          </table:table-cell>
          <table:table-cell office:value-type="float" office:value="-4.06946" calcext:value-type="float">
            <text:p>-4.06946</text:p>
          </table:table-cell>
          <table:table-cell office:value-type="float" office:value="6.24711" calcext:value-type="float">
            <text:p>6.24711</text:p>
          </table:table-cell>
          <table:table-cell office:value-type="float" office:value="-0.0504957" calcext:value-type="float">
            <text:p>-0.0504957</text:p>
          </table:table-cell>
          <table:table-cell office:value-type="float" office:value="-0.0788633" calcext:value-type="float">
            <text:p>-0.0788633</text:p>
          </table:table-cell>
          <table:table-cell office:value-type="float" office:value="0.801328" calcext:value-type="float">
            <text:p>0.80132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3.6799" calcext:value-type="float">
            <text:p>43.6799</text:p>
          </table:table-cell>
          <table:table-cell office:value-type="float" office:value="3.67173" calcext:value-type="float">
            <text:p>3.67173</text:p>
          </table:table-cell>
          <table:table-cell office:value-type="float" office:value="6.24403" calcext:value-type="float">
            <text:p>6.24403</text:p>
          </table:table-cell>
          <table:table-cell office:value-type="float" office:value="-0.00733797" calcext:value-type="float">
            <text:p>-0.00733797</text:p>
          </table:table-cell>
          <table:table-cell office:value-type="float" office:value="-0.0139351" calcext:value-type="float">
            <text:p>-0.0139351</text:p>
          </table:table-cell>
          <table:table-cell office:value-type="float" office:value="1.4094" calcext:value-type="float">
            <text:p>1.409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20.0546" calcext:value-type="float">
            <text:p>20.0546</text:p>
          </table:table-cell>
          <table:table-cell office:value-type="float" office:value="0.00688312" calcext:value-type="float">
            <text:p>0.00688312</text:p>
          </table:table-cell>
          <table:table-cell office:value-type="float" office:value="-2.84726" calcext:value-type="float">
            <text:p>-2.84726</text:p>
          </table:table-cell>
          <table:table-cell office:value-type="float" office:value="-0.00318738" calcext:value-type="float">
            <text:p>-0.00318738</text:p>
          </table:table-cell>
          <table:table-cell office:value-type="float" office:value="-0.00321006" calcext:value-type="float">
            <text:p>-0.00321006</text:p>
          </table:table-cell>
          <table:table-cell office:value-type="float" office:value="2.87918" calcext:value-type="float">
            <text:p>2.879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5.96684" calcext:value-type="float">
            <text:p>5.96684</text:p>
          </table:table-cell>
          <table:table-cell office:value-type="float" office:value="-4.07009" calcext:value-type="float">
            <text:p>-4.07009</text:p>
          </table:table-cell>
          <table:table-cell office:value-type="float" office:value="6.06587" calcext:value-type="float">
            <text:p>6.06587</text:p>
          </table:table-cell>
          <table:table-cell office:value-type="float" office:value="-0.0476058" calcext:value-type="float">
            <text:p>-0.0476058</text:p>
          </table:table-cell>
          <table:table-cell office:value-type="float" office:value="-0.0660356" calcext:value-type="float">
            <text:p>-0.0660356</text:p>
          </table:table-cell>
          <table:table-cell office:value-type="float" office:value="2.57939" calcext:value-type="float">
            <text:p>2.579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3.8685" calcext:value-type="float">
            <text:p>43.8685</text:p>
          </table:table-cell>
          <table:table-cell office:value-type="float" office:value="3.66298" calcext:value-type="float">
            <text:p>3.66298</text:p>
          </table:table-cell>
          <table:table-cell office:value-type="float" office:value="6.0529" calcext:value-type="float">
            <text:p>6.0529</text:p>
          </table:table-cell>
          <table:table-cell office:value-type="float" office:value="-0.0118166" calcext:value-type="float">
            <text:p>-0.0118166</text:p>
          </table:table-cell>
          <table:table-cell office:value-type="float" office:value="-0.0212531" calcext:value-type="float">
            <text:p>-0.0212531</text:p>
          </table:table-cell>
          <table:table-cell office:value-type="float" office:value="1.79686" calcext:value-type="float">
            <text:p>1.796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9557" calcext:value-type="float">
            <text:p>19.9557</text:p>
          </table:table-cell>
          <table:table-cell office:value-type="float" office:value="0.0033771" calcext:value-type="float">
            <text:p>0.0033771</text:p>
          </table:table-cell>
          <table:table-cell office:value-type="float" office:value="-2.79269" calcext:value-type="float">
            <text:p>-2.79269</text:p>
          </table:table-cell>
          <table:table-cell office:value-type="float" office:value="0.000472217" calcext:value-type="float">
            <text:p>0.000472217</text:p>
          </table:table-cell>
          <table:table-cell office:value-type="float" office:value="0.00141186" calcext:value-type="float">
            <text:p>0.00141186</text:p>
          </table:table-cell>
          <table:table-cell office:value-type="float" office:value="1.12131" calcext:value-type="float">
            <text:p>1.121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1691" calcext:value-type="float">
            <text:p>6.1691</text:p>
          </table:table-cell>
          <table:table-cell office:value-type="float" office:value="-4.08105" calcext:value-type="float">
            <text:p>-4.08105</text:p>
          </table:table-cell>
          <table:table-cell office:value-type="float" office:value="6.17627" calcext:value-type="float">
            <text:p>6.17627</text:p>
          </table:table-cell>
          <table:table-cell office:value-type="float" office:value="-0.0523842" calcext:value-type="float">
            <text:p>-0.0523842</text:p>
          </table:table-cell>
          <table:table-cell office:value-type="float" office:value="-0.0737098" calcext:value-type="float">
            <text:p>-0.0737098</text:p>
          </table:table-cell>
          <table:table-cell office:value-type="float" office:value="1.32706" calcext:value-type="float">
            <text:p>1.327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4.0693" calcext:value-type="float">
            <text:p>44.0693</text:p>
          </table:table-cell>
          <table:table-cell office:value-type="float" office:value="3.65975" calcext:value-type="float">
            <text:p>3.65975</text:p>
          </table:table-cell>
          <table:table-cell office:value-type="float" office:value="6.17636" calcext:value-type="float">
            <text:p>6.17636</text:p>
          </table:table-cell>
          <table:table-cell office:value-type="float" office:value="-0.0124376" calcext:value-type="float">
            <text:p>-0.0124376</text:p>
          </table:table-cell>
          <table:table-cell office:value-type="float" office:value="-0.0203572" calcext:value-type="float">
            <text:p>-0.0203572</text:p>
          </table:table-cell>
          <table:table-cell office:value-type="float" office:value="1.66778" calcext:value-type="float">
            <text:p>1.667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8474" calcext:value-type="float">
            <text:p>19.8474</text:p>
          </table:table-cell>
          <table:table-cell office:value-type="float" office:value="-0.0598039" calcext:value-type="float">
            <text:p>-0.0598039</text:p>
          </table:table-cell>
          <table:table-cell office:value-type="float" office:value="-3.07111" calcext:value-type="float">
            <text:p>-3.07111</text:p>
          </table:table-cell>
          <table:table-cell office:value-type="float" office:value="0.0597654" calcext:value-type="float">
            <text:p>0.0597654</text:p>
          </table:table-cell>
          <table:table-cell office:value-type="float" office:value="0.0710252" calcext:value-type="float">
            <text:p>0.0710252</text:p>
          </table:table-cell>
          <table:table-cell office:value-type="float" office:value="4.41493" calcext:value-type="float">
            <text:p>4.4149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35643" calcext:value-type="float">
            <text:p>6.35643</text:p>
          </table:table-cell>
          <table:table-cell office:value-type="float" office:value="-4.11942" calcext:value-type="float">
            <text:p>-4.11942</text:p>
          </table:table-cell>
          <table:table-cell office:value-type="float" office:value="5.93271" calcext:value-type="float">
            <text:p>5.93271</text:p>
          </table:table-cell>
          <table:table-cell office:value-type="float" office:value="-0.0684875" calcext:value-type="float">
            <text:p>-0.0684875</text:p>
          </table:table-cell>
          <table:table-cell office:value-type="float" office:value="-0.0941672" calcext:value-type="float">
            <text:p>-0.0941672</text:p>
          </table:table-cell>
          <table:table-cell office:value-type="float" office:value="3.3617" calcext:value-type="float">
            <text:p>3.36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4.2682" calcext:value-type="float">
            <text:p>44.2682</text:p>
          </table:table-cell>
          <table:table-cell office:value-type="float" office:value="3.56828" calcext:value-type="float">
            <text:p>3.56828</text:p>
          </table:table-cell>
          <table:table-cell office:value-type="float" office:value="5.99392" calcext:value-type="float">
            <text:p>5.99392</text:p>
          </table:table-cell>
          <table:table-cell office:value-type="float" office:value="-0.0619701" calcext:value-type="float">
            <text:p>-0.0619701</text:p>
          </table:table-cell>
          <table:table-cell office:value-type="float" office:value="-0.101549" calcext:value-type="float">
            <text:p>-0.101549</text:p>
          </table:table-cell>
          <table:table-cell office:value-type="float" office:value="3.10573" calcext:value-type="float">
            <text:p>3.105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7383" calcext:value-type="float">
            <text:p>19.7383</text:p>
          </table:table-cell>
          <table:table-cell office:value-type="float" office:value="-0.0288465" calcext:value-type="float">
            <text:p>-0.0288465</text:p>
          </table:table-cell>
          <table:table-cell office:value-type="float" office:value="-3.16161" calcext:value-type="float">
            <text:p>-3.16161</text:p>
          </table:table-cell>
          <table:table-cell office:value-type="float" office:value="0.0264596" calcext:value-type="float">
            <text:p>0.0264596</text:p>
          </table:table-cell>
          <table:table-cell office:value-type="float" office:value="0.0267396" calcext:value-type="float">
            <text:p>0.0267396</text:p>
          </table:table-cell>
          <table:table-cell office:value-type="float" office:value="1.41478" calcext:value-type="float">
            <text:p>1.414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575" calcext:value-type="float">
            <text:p>6.575</text:p>
          </table:table-cell>
          <table:table-cell office:value-type="float" office:value="-4.081" calcext:value-type="float">
            <text:p>-4.081</text:p>
          </table:table-cell>
          <table:table-cell office:value-type="float" office:value="5.97002" calcext:value-type="float">
            <text:p>5.97002</text:p>
          </table:table-cell>
          <table:table-cell office:value-type="float" office:value="-0.0412526" calcext:value-type="float">
            <text:p>-0.0412526</text:p>
          </table:table-cell>
          <table:table-cell office:value-type="float" office:value="-0.0384935" calcext:value-type="float">
            <text:p>-0.0384935</text:p>
          </table:table-cell>
          <table:table-cell office:value-type="float" office:value="1.74084" calcext:value-type="float">
            <text:p>1.740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4.4605" calcext:value-type="float">
            <text:p>44.4605</text:p>
          </table:table-cell>
          <table:table-cell office:value-type="float" office:value="3.60246" calcext:value-type="float">
            <text:p>3.60246</text:p>
          </table:table-cell>
          <table:table-cell office:value-type="float" office:value="5.95584" calcext:value-type="float">
            <text:p>5.95584</text:p>
          </table:table-cell>
          <table:table-cell office:value-type="float" office:value="-0.040105" calcext:value-type="float">
            <text:p>-0.040105</text:p>
          </table:table-cell>
          <table:table-cell office:value-type="float" office:value="-0.0606672" calcext:value-type="float">
            <text:p>-0.0606672</text:p>
          </table:table-cell>
          <table:table-cell office:value-type="float" office:value="1.13939" calcext:value-type="float">
            <text:p>1.139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608" calcext:value-type="float">
            <text:p>19.608</text:p>
          </table:table-cell>
          <table:table-cell office:value-type="float" office:value="0.0235985" calcext:value-type="float">
            <text:p>0.0235985</text:p>
          </table:table-cell>
          <table:table-cell office:value-type="float" office:value="-3.50011" calcext:value-type="float">
            <text:p>-3.50011</text:p>
          </table:table-cell>
          <table:table-cell office:value-type="float" office:value="-0.0239619" calcext:value-type="float">
            <text:p>-0.0239619</text:p>
          </table:table-cell>
          <table:table-cell office:value-type="float" office:value="-0.0358009" calcext:value-type="float">
            <text:p>-0.0358009</text:p>
          </table:table-cell>
          <table:table-cell office:value-type="float" office:value="3.96662" calcext:value-type="float">
            <text:p>3.966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77008" calcext:value-type="float">
            <text:p>6.77008</text:p>
          </table:table-cell>
          <table:table-cell office:value-type="float" office:value="-4.0342" calcext:value-type="float">
            <text:p>-4.0342</text:p>
          </table:table-cell>
          <table:table-cell office:value-type="float" office:value="5.74752" calcext:value-type="float">
            <text:p>5.74752</text:p>
          </table:table-cell>
          <table:table-cell office:value-type="float" office:value="-0.0113502" calcext:value-type="float">
            <text:p>-0.0113502</text:p>
          </table:table-cell>
          <table:table-cell office:value-type="float" office:value="0.0220423" calcext:value-type="float">
            <text:p>0.0220423</text:p>
          </table:table-cell>
          <table:table-cell office:value-type="float" office:value="2.66457" calcext:value-type="float">
            <text:p>2.664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4.632" calcext:value-type="float">
            <text:p>44.632</text:p>
          </table:table-cell>
          <table:table-cell office:value-type="float" office:value="3.67273" calcext:value-type="float">
            <text:p>3.67273</text:p>
          </table:table-cell>
          <table:table-cell office:value-type="float" office:value="5.65805" calcext:value-type="float">
            <text:p>5.65805</text:p>
          </table:table-cell>
          <table:table-cell office:value-type="float" office:value="0.0000489198" calcext:value-type="float">
            <text:p>4.89198E-05</text:p>
          </table:table-cell>
          <table:table-cell office:value-type="float" office:value="0.00750739" calcext:value-type="float">
            <text:p>0.00750739</text:p>
          </table:table-cell>
          <table:table-cell office:value-type="float" office:value="2.39868" calcext:value-type="float">
            <text:p>2.3986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483" calcext:value-type="float">
            <text:p>19.483</text:p>
          </table:table-cell>
          <table:table-cell office:value-type="float" office:value="-0.0226479" calcext:value-type="float">
            <text:p>-0.0226479</text:p>
          </table:table-cell>
          <table:table-cell office:value-type="float" office:value="-3.63366" calcext:value-type="float">
            <text:p>-3.63366</text:p>
          </table:table-cell>
          <table:table-cell office:value-type="float" office:value="0.0204961" calcext:value-type="float">
            <text:p>0.0204961</text:p>
          </table:table-cell>
          <table:table-cell office:value-type="float" office:value="0.0223726" calcext:value-type="float">
            <text:p>0.0223726</text:p>
          </table:table-cell>
          <table:table-cell office:value-type="float" office:value="2.96767" calcext:value-type="float">
            <text:p>2.967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6.94358" calcext:value-type="float">
            <text:p>6.94358</text:p>
          </table:table-cell>
          <table:table-cell office:value-type="float" office:value="-4.0684" calcext:value-type="float">
            <text:p>-4.0684</text:p>
          </table:table-cell>
          <table:table-cell office:value-type="float" office:value="5.62841" calcext:value-type="float">
            <text:p>5.62841</text:p>
          </table:table-cell>
          <table:table-cell office:value-type="float" office:value="-0.0287883" calcext:value-type="float">
            <text:p>-0.0287883</text:p>
          </table:table-cell>
          <table:table-cell office:value-type="float" office:value="-0.00922423" calcext:value-type="float">
            <text:p>-0.00922423</text:p>
          </table:table-cell>
          <table:table-cell office:value-type="float" office:value="1.83281" calcext:value-type="float">
            <text:p>1.8328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4.8184" calcext:value-type="float">
            <text:p>44.8184</text:p>
          </table:table-cell>
          <table:table-cell office:value-type="float" office:value="3.61877" calcext:value-type="float">
            <text:p>3.61877</text:p>
          </table:table-cell>
          <table:table-cell office:value-type="float" office:value="5.60956" calcext:value-type="float">
            <text:p>5.60956</text:p>
          </table:table-cell>
          <table:table-cell office:value-type="float" office:value="-0.0289316" calcext:value-type="float">
            <text:p>-0.0289316</text:p>
          </table:table-cell>
          <table:table-cell office:value-type="float" office:value="-0.0399888" calcext:value-type="float">
            <text:p>-0.0399888</text:p>
          </table:table-cell>
          <table:table-cell office:value-type="float" office:value="2.55406" calcext:value-type="float">
            <text:p>2.5540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3684" calcext:value-type="float">
            <text:p>19.3684</text:p>
          </table:table-cell>
          <table:table-cell office:value-type="float" office:value="-0.0102647" calcext:value-type="float">
            <text:p>-0.0102647</text:p>
          </table:table-cell>
          <table:table-cell office:value-type="float" office:value="-3.48138" calcext:value-type="float">
            <text:p>-3.48138</text:p>
          </table:table-cell>
          <table:table-cell office:value-type="float" office:value="0.0075046" calcext:value-type="float">
            <text:p>0.0075046</text:p>
          </table:table-cell>
          <table:table-cell office:value-type="float" office:value="0.00434845" calcext:value-type="float">
            <text:p>0.00434845</text:p>
          </table:table-cell>
          <table:table-cell office:value-type="float" office:value="7.54167" calcext:value-type="float">
            <text:p>7.541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13692" calcext:value-type="float">
            <text:p>7.13692</text:p>
          </table:table-cell>
          <table:table-cell office:value-type="float" office:value="-4.07542" calcext:value-type="float">
            <text:p>-4.07542</text:p>
          </table:table-cell>
          <table:table-cell office:value-type="float" office:value="5.83159" calcext:value-type="float">
            <text:p>5.83159</text:p>
          </table:table-cell>
          <table:table-cell office:value-type="float" office:value="-0.032202" calcext:value-type="float">
            <text:p>-0.032202</text:p>
          </table:table-cell>
          <table:table-cell office:value-type="float" office:value="-0.0189309" calcext:value-type="float">
            <text:p>-0.0189309</text:p>
          </table:table-cell>
          <table:table-cell office:value-type="float" office:value="6.96418" calcext:value-type="float">
            <text:p>6.964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5.0131" calcext:value-type="float">
            <text:p>45.0131</text:p>
          </table:table-cell>
          <table:table-cell office:value-type="float" office:value="3.64067" calcext:value-type="float">
            <text:p>3.64067</text:p>
          </table:table-cell>
          <table:table-cell office:value-type="float" office:value="5.82255" calcext:value-type="float">
            <text:p>5.82255</text:p>
          </table:table-cell>
          <table:table-cell office:value-type="float" office:value="-0.0149956" calcext:value-type="float">
            <text:p>-0.0149956</text:p>
          </table:table-cell>
          <table:table-cell office:value-type="float" office:value="-0.0146834" calcext:value-type="float">
            <text:p>-0.0146834</text:p>
          </table:table-cell>
          <table:table-cell office:value-type="float" office:value="8.55975" calcext:value-type="float">
            <text:p>8.559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2524" calcext:value-type="float">
            <text:p>19.2524</text:p>
          </table:table-cell>
          <table:table-cell office:value-type="float" office:value="-0.0115857" calcext:value-type="float">
            <text:p>-0.0115857</text:p>
          </table:table-cell>
          <table:table-cell office:value-type="float" office:value="-3.42864" calcext:value-type="float">
            <text:p>-3.42864</text:p>
          </table:table-cell>
          <table:table-cell office:value-type="float" office:value="0.00813365" calcext:value-type="float">
            <text:p>0.00813365</text:p>
          </table:table-cell>
          <table:table-cell office:value-type="float" office:value="0.00504811" calcext:value-type="float">
            <text:p>0.00504811</text:p>
          </table:table-cell>
          <table:table-cell office:value-type="float" office:value="0.217354" calcext:value-type="float">
            <text:p>0.2173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34256" calcext:value-type="float">
            <text:p>7.34256</text:p>
          </table:table-cell>
          <table:table-cell office:value-type="float" office:value="-4.07174" calcext:value-type="float">
            <text:p>-4.07174</text:p>
          </table:table-cell>
          <table:table-cell office:value-type="float" office:value="5.97732" calcext:value-type="float">
            <text:p>5.97732</text:p>
          </table:table-cell>
          <table:table-cell office:value-type="float" office:value="-0.0278406" calcext:value-type="float">
            <text:p>-0.0278406</text:p>
          </table:table-cell>
          <table:table-cell office:value-type="float" office:value="-0.0123218" calcext:value-type="float">
            <text:p>-0.0123218</text:p>
          </table:table-cell>
          <table:table-cell office:value-type="float" office:value="0.935367" calcext:value-type="float">
            <text:p>0.93536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5.2101" calcext:value-type="float">
            <text:p>45.2101</text:p>
          </table:table-cell>
          <table:table-cell office:value-type="float" office:value="3.63576" calcext:value-type="float">
            <text:p>3.63576</text:p>
          </table:table-cell>
          <table:table-cell office:value-type="float" office:value="5.94369" calcext:value-type="float">
            <text:p>5.94369</text:p>
          </table:table-cell>
          <table:table-cell office:value-type="float" office:value="-0.0161723" calcext:value-type="float">
            <text:p>-0.0161723</text:p>
          </table:table-cell>
          <table:table-cell office:value-type="float" office:value="-0.0152083" calcext:value-type="float">
            <text:p>-0.0152083</text:p>
          </table:table-cell>
          <table:table-cell office:value-type="float" office:value="0.699166" calcext:value-type="float">
            <text:p>0.69916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9.121" calcext:value-type="float">
            <text:p>19.121</text:p>
          </table:table-cell>
          <table:table-cell office:value-type="float" office:value="-0.040012" calcext:value-type="float">
            <text:p>-0.040012</text:p>
          </table:table-cell>
          <table:table-cell office:value-type="float" office:value="-3.67696" calcext:value-type="float">
            <text:p>-3.67696</text:p>
          </table:table-cell>
          <table:table-cell office:value-type="float" office:value="0.0322474" calcext:value-type="float">
            <text:p>0.0322474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3.52139" calcext:value-type="float">
            <text:p>3.5213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524" calcext:value-type="float">
            <text:p>7.524</text:p>
          </table:table-cell>
          <table:table-cell office:value-type="float" office:value="-4.08934" calcext:value-type="float">
            <text:p>-4.08934</text:p>
          </table:table-cell>
          <table:table-cell office:value-type="float" office:value="5.78591" calcext:value-type="float">
            <text:p>5.78591</text:p>
          </table:table-cell>
          <table:table-cell office:value-type="float" office:value="-0.0348217" calcext:value-type="float">
            <text:p>-0.0348217</text:p>
          </table:table-cell>
          <table:table-cell office:value-type="float" office:value="-0.0213153" calcext:value-type="float">
            <text:p>-0.0213153</text:p>
          </table:table-cell>
          <table:table-cell office:value-type="float" office:value="1.91388" calcext:value-type="float">
            <text:p>1.9138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5.3956" calcext:value-type="float">
            <text:p>45.3956</text:p>
          </table:table-cell>
          <table:table-cell office:value-type="float" office:value="3.60251" calcext:value-type="float">
            <text:p>3.60251</text:p>
          </table:table-cell>
          <table:table-cell office:value-type="float" office:value="5.77261" calcext:value-type="float">
            <text:p>5.77261</text:p>
          </table:table-cell>
          <table:table-cell office:value-type="float" office:value="-0.0334513" calcext:value-type="float">
            <text:p>-0.0334513</text:p>
          </table:table-cell>
          <table:table-cell office:value-type="float" office:value="-0.0432438" calcext:value-type="float">
            <text:p>-0.0432438</text:p>
          </table:table-cell>
          <table:table-cell office:value-type="float" office:value="2.60475" calcext:value-type="float">
            <text:p>2.604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9968" calcext:value-type="float">
            <text:p>18.9968</text:p>
          </table:table-cell>
          <table:table-cell office:value-type="float" office:value="-0.0322081" calcext:value-type="float">
            <text:p>-0.0322081</text:p>
          </table:table-cell>
          <table:table-cell office:value-type="float" office:value="-3.75794" calcext:value-type="float">
            <text:p>-3.75794</text:p>
          </table:table-cell>
          <table:table-cell office:value-type="float" office:value="0.0228641" calcext:value-type="float">
            <text:p>0.0228641</text:p>
          </table:table-cell>
          <table:table-cell office:value-type="float" office:value="0.0216849" calcext:value-type="float">
            <text:p>0.0216849</text:p>
          </table:table-cell>
          <table:table-cell office:value-type="float" office:value="1.36522" calcext:value-type="float">
            <text:p>1.365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72883" calcext:value-type="float">
            <text:p>7.72883</text:p>
          </table:table-cell>
          <table:table-cell office:value-type="float" office:value="-4.07595" calcext:value-type="float">
            <text:p>-4.07595</text:p>
          </table:table-cell>
          <table:table-cell office:value-type="float" office:value="5.80141" calcext:value-type="float">
            <text:p>5.80141</text:p>
          </table:table-cell>
          <table:table-cell office:value-type="float" office:value="-0.0229824" calcext:value-type="float">
            <text:p>-0.0229824</text:p>
          </table:table-cell>
          <table:table-cell office:value-type="float" office:value="0.00158883" calcext:value-type="float">
            <text:p>0.00158883</text:p>
          </table:table-cell>
          <table:table-cell office:value-type="float" office:value="1.34697" calcext:value-type="float">
            <text:p>1.3469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5.5882" calcext:value-type="float">
            <text:p>45.5882</text:p>
          </table:table-cell>
          <table:table-cell office:value-type="float" office:value="3.60675" calcext:value-type="float">
            <text:p>3.60675</text:p>
          </table:table-cell>
          <table:table-cell office:value-type="float" office:value="5.75558" calcext:value-type="float">
            <text:p>5.75558</text:p>
          </table:table-cell>
          <table:table-cell office:value-type="float" office:value="-0.0290599" calcext:value-type="float">
            <text:p>-0.0290599</text:p>
          </table:table-cell>
          <table:table-cell office:value-type="float" office:value="-0.0339268" calcext:value-type="float">
            <text:p>-0.0339268</text:p>
          </table:table-cell>
          <table:table-cell office:value-type="float" office:value="1.03772" calcext:value-type="float">
            <text:p>1.0377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858" calcext:value-type="float">
            <text:p>18.858</text:p>
          </table:table-cell>
          <table:table-cell office:value-type="float" office:value="-0.0800123" calcext:value-type="float">
            <text:p>-0.0800123</text:p>
          </table:table-cell>
          <table:table-cell office:value-type="float" office:value="-3.95462" calcext:value-type="float">
            <text:p>-3.95462</text:p>
          </table:table-cell>
          <table:table-cell office:value-type="float" office:value="0.0613176" calcext:value-type="float">
            <text:p>0.0613176</text:p>
          </table:table-cell>
          <table:table-cell office:value-type="float" office:value="0.0706376" calcext:value-type="float">
            <text:p>0.0706376</text:p>
          </table:table-cell>
          <table:table-cell office:value-type="float" office:value="1.33696" calcext:value-type="float">
            <text:p>1.336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7.90675" calcext:value-type="float">
            <text:p>7.90675</text:p>
          </table:table-cell>
          <table:table-cell office:value-type="float" office:value="-4.1052" calcext:value-type="float">
            <text:p>-4.1052</text:p>
          </table:table-cell>
          <table:table-cell office:value-type="float" office:value="5.65055" calcext:value-type="float">
            <text:p>5.65055</text:p>
          </table:table-cell>
          <table:table-cell office:value-type="float" office:value="-0.0365749" calcext:value-type="float">
            <text:p>-0.0365749</text:p>
          </table:table-cell>
          <table:table-cell office:value-type="float" office:value="-0.0205458" calcext:value-type="float">
            <text:p>-0.0205458</text:p>
          </table:table-cell>
          <table:table-cell office:value-type="float" office:value="0.939554" calcext:value-type="float">
            <text:p>0.9395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5.7721" calcext:value-type="float">
            <text:p>45.7721</text:p>
          </table:table-cell>
          <table:table-cell office:value-type="float" office:value="3.54902" calcext:value-type="float">
            <text:p>3.54902</text:p>
          </table:table-cell>
          <table:table-cell office:value-type="float" office:value="5.64785" calcext:value-type="float">
            <text:p>5.64785</text:p>
          </table:table-cell>
          <table:table-cell office:value-type="float" office:value="-0.0590968" calcext:value-type="float">
            <text:p>-0.0590968</text:p>
          </table:table-cell>
          <table:table-cell office:value-type="float" office:value="-0.0814053" calcext:value-type="float">
            <text:p>-0.0814053</text:p>
          </table:table-cell>
          <table:table-cell office:value-type="float" office:value="0.519543" calcext:value-type="float">
            <text:p>0.51954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7389" calcext:value-type="float">
            <text:p>18.7389</text:p>
          </table:table-cell>
          <table:table-cell office:value-type="float" office:value="-0.0195133" calcext:value-type="float">
            <text:p>-0.0195133</text:p>
          </table:table-cell>
          <table:table-cell office:value-type="float" office:value="-3.80074" calcext:value-type="float">
            <text:p>-3.80074</text:p>
          </table:table-cell>
          <table:table-cell office:value-type="float" office:value="0.00555049" calcext:value-type="float">
            <text:p>0.00555049</text:p>
          </table:table-cell>
          <table:table-cell office:value-type="float" office:value="-0.00730892" calcext:value-type="float">
            <text:p>-0.00730892</text:p>
          </table:table-cell>
          <table:table-cell office:value-type="float" office:value="1.03718" calcext:value-type="float">
            <text:p>1.037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13041" calcext:value-type="float">
            <text:p>8.13041</text:p>
          </table:table-cell>
          <table:table-cell office:value-type="float" office:value="-4.05669" calcext:value-type="float">
            <text:p>-4.05669</text:p>
          </table:table-cell>
          <table:table-cell office:value-type="float" office:value="5.92263" calcext:value-type="float">
            <text:p>5.92263</text:p>
          </table:table-cell>
          <table:table-cell office:value-type="float" office:value="-0.00598325" calcext:value-type="float">
            <text:p>-0.00598325</text:p>
          </table:table-cell>
          <table:table-cell office:value-type="float" office:value="0.0309211" calcext:value-type="float">
            <text:p>0.0309211</text:p>
          </table:table-cell>
          <table:table-cell office:value-type="float" office:value="1.64531" calcext:value-type="float">
            <text:p>1.6453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5.9708" calcext:value-type="float">
            <text:p>45.9708</text:p>
          </table:table-cell>
          <table:table-cell office:value-type="float" office:value="3.61073" calcext:value-type="float">
            <text:p>3.61073</text:p>
          </table:table-cell>
          <table:table-cell office:value-type="float" office:value="5.83718" calcext:value-type="float">
            <text:p>5.83718</text:p>
          </table:table-cell>
          <table:table-cell office:value-type="float" office:value="-0.0213656" calcext:value-type="float">
            <text:p>-0.0213656</text:p>
          </table:table-cell>
          <table:table-cell office:value-type="float" office:value="-0.0157189" calcext:value-type="float">
            <text:p>-0.0157189</text:p>
          </table:table-cell>
          <table:table-cell office:value-type="float" office:value="1.94758" calcext:value-type="float">
            <text:p>1.947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5859" calcext:value-type="float">
            <text:p>18.5859</text:p>
          </table:table-cell>
          <table:table-cell office:value-type="float" office:value="-0.0132706" calcext:value-type="float">
            <text:p>-0.0132706</text:p>
          </table:table-cell>
          <table:table-cell office:value-type="float" office:value="-4.08676" calcext:value-type="float">
            <text:p>-4.08676</text:p>
          </table:table-cell>
          <table:table-cell office:value-type="float" office:value="-0.000305435" calcext:value-type="float">
            <text:p>-0.000305435</text:p>
          </table:table-cell>
          <table:table-cell office:value-type="float" office:value="-0.0141317" calcext:value-type="float">
            <text:p>-0.0141317</text:p>
          </table:table-cell>
          <table:table-cell office:value-type="float" office:value="4.62815" calcext:value-type="float">
            <text:p>4.628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30412" calcext:value-type="float">
            <text:p>8.30412</text:p>
          </table:table-cell>
          <table:table-cell office:value-type="float" office:value="-4.0513" calcext:value-type="float">
            <text:p>-4.0513</text:p>
          </table:table-cell>
          <table:table-cell office:value-type="float" office:value="5.70642" calcext:value-type="float">
            <text:p>5.70642</text:p>
          </table:table-cell>
          <table:table-cell office:value-type="float" office:value="-0.00226354" calcext:value-type="float">
            <text:p>-0.00226354</text:p>
          </table:table-cell>
          <table:table-cell office:value-type="float" office:value="0.0380424" calcext:value-type="float">
            <text:p>0.0380424</text:p>
          </table:table-cell>
          <table:table-cell office:value-type="float" office:value="2.86284" calcext:value-type="float">
            <text:p>2.8628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6.1409" calcext:value-type="float">
            <text:p>46.1409</text:p>
          </table:table-cell>
          <table:table-cell office:value-type="float" office:value="3.62362" calcext:value-type="float">
            <text:p>3.62362</text:p>
          </table:table-cell>
          <table:table-cell office:value-type="float" office:value="5.61429" calcext:value-type="float">
            <text:p>5.61429</text:p>
          </table:table-cell>
          <table:table-cell office:value-type="float" office:value="-0.012635" calcext:value-type="float">
            <text:p>-0.012635</text:p>
          </table:table-cell>
          <table:table-cell office:value-type="float" office:value="-0.00115489" calcext:value-type="float">
            <text:p>-0.00115489</text:p>
          </table:table-cell>
          <table:table-cell office:value-type="float" office:value="3.56421" calcext:value-type="float">
            <text:p>3.5642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4474" calcext:value-type="float">
            <text:p>18.4474</text:p>
          </table:table-cell>
          <table:table-cell office:value-type="float" office:value="0.0157926" calcext:value-type="float">
            <text:p>0.0157926</text:p>
          </table:table-cell>
          <table:table-cell office:value-type="float" office:value="-4.11786" calcext:value-type="float">
            <text:p>-4.11786</text:p>
          </table:table-cell>
          <table:table-cell office:value-type="float" office:value="-0.0243612" calcext:value-type="float">
            <text:p>-0.0243612</text:p>
          </table:table-cell>
          <table:table-cell office:value-type="float" office:value="-0.045745" calcext:value-type="float">
            <text:p>-0.045745</text:p>
          </table:table-cell>
          <table:table-cell office:value-type="float" office:value="1.09791" calcext:value-type="float">
            <text:p>1.097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51066" calcext:value-type="float">
            <text:p>8.51066</text:p>
          </table:table-cell>
          <table:table-cell office:value-type="float" office:value="-4.01418" calcext:value-type="float">
            <text:p>-4.01418</text:p>
          </table:table-cell>
          <table:table-cell office:value-type="float" office:value="5.7927" calcext:value-type="float">
            <text:p>5.7927</text:p>
          </table:table-cell>
          <table:table-cell office:value-type="float" office:value="0.0203481" calcext:value-type="float">
            <text:p>0.0203481</text:p>
          </table:table-cell>
          <table:table-cell office:value-type="float" office:value="0.0745644" calcext:value-type="float">
            <text:p>0.0745644</text:p>
          </table:table-cell>
          <table:table-cell office:value-type="float" office:value="1.53874" calcext:value-type="float">
            <text:p>1.538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6.3272" calcext:value-type="float">
            <text:p>46.3272</text:p>
          </table:table-cell>
          <table:table-cell office:value-type="float" office:value="3.64566" calcext:value-type="float">
            <text:p>3.64566</text:p>
          </table:table-cell>
          <table:table-cell office:value-type="float" office:value="5.64479" calcext:value-type="float">
            <text:p>5.64479</text:p>
          </table:table-cell>
          <table:table-cell office:value-type="float" office:value="0.000864445" calcext:value-type="float">
            <text:p>0.000864445</text:p>
          </table:table-cell>
          <table:table-cell office:value-type="float" office:value="0.0207474" calcext:value-type="float">
            <text:p>0.0207474</text:p>
          </table:table-cell>
          <table:table-cell office:value-type="float" office:value="1.16258" calcext:value-type="float">
            <text:p>1.162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3107" calcext:value-type="float">
            <text:p>18.3107</text:p>
          </table:table-cell>
          <table:table-cell office:value-type="float" office:value="0.0165392" calcext:value-type="float">
            <text:p>0.0165392</text:p>
          </table:table-cell>
          <table:table-cell office:value-type="float" office:value="-4.08487" calcext:value-type="float">
            <text:p>-4.08487</text:p>
          </table:table-cell>
          <table:table-cell office:value-type="float" office:value="-0.0238366" calcext:value-type="float">
            <text:p>-0.0238366</text:p>
          </table:table-cell>
          <table:table-cell office:value-type="float" office:value="-0.0431101" calcext:value-type="float">
            <text:p>-0.0431101</text:p>
          </table:table-cell>
          <table:table-cell office:value-type="float" office:value="4.11676" calcext:value-type="float">
            <text:p>4.116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70331" calcext:value-type="float">
            <text:p>8.70331</text:p>
          </table:table-cell>
          <table:table-cell office:value-type="float" office:value="-4.01616" calcext:value-type="float">
            <text:p>-4.01616</text:p>
          </table:table-cell>
          <table:table-cell office:value-type="float" office:value="5.88438" calcext:value-type="float">
            <text:p>5.88438</text:p>
          </table:table-cell>
          <table:table-cell office:value-type="float" office:value="0.0178741" calcext:value-type="float">
            <text:p>0.0178741</text:p>
          </table:table-cell>
          <table:table-cell office:value-type="float" office:value="0.0637282" calcext:value-type="float">
            <text:p>0.0637282</text:p>
          </table:table-cell>
          <table:table-cell office:value-type="float" office:value="3.80342" calcext:value-type="float">
            <text:p>3.8034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6.5185" calcext:value-type="float">
            <text:p>46.5185</text:p>
          </table:table-cell>
          <table:table-cell office:value-type="float" office:value="3.65105" calcext:value-type="float">
            <text:p>3.65105</text:p>
          </table:table-cell>
          <table:table-cell office:value-type="float" office:value="5.74481" calcext:value-type="float">
            <text:p>5.74481</text:p>
          </table:table-cell>
          <table:table-cell office:value-type="float" office:value="0.00452181" calcext:value-type="float">
            <text:p>0.00452181</text:p>
          </table:table-cell>
          <table:table-cell office:value-type="float" office:value="0.0257417" calcext:value-type="float">
            <text:p>0.0257417</text:p>
          </table:table-cell>
          <table:table-cell office:value-type="float" office:value="4.44132" calcext:value-type="float">
            <text:p>4.441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1693" calcext:value-type="float">
            <text:p>18.1693</text:p>
          </table:table-cell>
          <table:table-cell office:value-type="float" office:value="-0.00692426" calcext:value-type="float">
            <text:p>-0.00692426</text:p>
          </table:table-cell>
          <table:table-cell office:value-type="float" office:value="-4.03974" calcext:value-type="float">
            <text:p>-4.03974</text:p>
          </table:table-cell>
          <table:table-cell office:value-type="float" office:value="-0.00420076" calcext:value-type="float">
            <text:p>-0.00420076</text:p>
          </table:table-cell>
          <table:table-cell office:value-type="float" office:value="-0.014471" calcext:value-type="float">
            <text:p>-0.014471</text:p>
          </table:table-cell>
          <table:table-cell office:value-type="float" office:value="3.11908" calcext:value-type="float">
            <text:p>3.119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8.89663" calcext:value-type="float">
            <text:p>8.89663</text:p>
          </table:table-cell>
          <table:table-cell office:value-type="float" office:value="-4.02844" calcext:value-type="float">
            <text:p>-4.02844</text:p>
          </table:table-cell>
          <table:table-cell office:value-type="float" office:value="5.9899" calcext:value-type="float">
            <text:p>5.9899</text:p>
          </table:table-cell>
          <table:table-cell office:value-type="float" office:value="0.0094039" calcext:value-type="float">
            <text:p>0.0094039</text:p>
          </table:table-cell>
          <table:table-cell office:value-type="float" office:value="0.0431304" calcext:value-type="float">
            <text:p>0.0431304</text:p>
          </table:table-cell>
          <table:table-cell office:value-type="float" office:value="4.47135" calcext:value-type="float">
            <text:p>4.471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6.7091" calcext:value-type="float">
            <text:p>46.7091</text:p>
          </table:table-cell>
          <table:table-cell office:value-type="float" office:value="3.61898" calcext:value-type="float">
            <text:p>3.61898</text:p>
          </table:table-cell>
          <table:table-cell office:value-type="float" office:value="5.86255" calcext:value-type="float">
            <text:p>5.86255</text:p>
          </table:table-cell>
          <table:table-cell office:value-type="float" office:value="-0.0124927" calcext:value-type="float">
            <text:p>-0.0124927</text:p>
          </table:table-cell>
          <table:table-cell office:value-type="float" office:value="-0.00225904" calcext:value-type="float">
            <text:p>-0.00225904</text:p>
          </table:table-cell>
          <table:table-cell office:value-type="float" office:value="3.54435" calcext:value-type="float">
            <text:p>3.544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8.0341" calcext:value-type="float">
            <text:p>18.0341</text:p>
          </table:table-cell>
          <table:table-cell office:value-type="float" office:value="-0.0216737" calcext:value-type="float">
            <text:p>-0.0216737</text:p>
          </table:table-cell>
          <table:table-cell office:value-type="float" office:value="-4.11074" calcext:value-type="float">
            <text:p>-4.11074</text:p>
          </table:table-cell>
          <table:table-cell office:value-type="float" office:value="0.00714066" calcext:value-type="float">
            <text:p>0.00714066</text:p>
          </table:table-cell>
          <table:table-cell office:value-type="float" office:value="0.00145539" calcext:value-type="float">
            <text:p>0.00145539</text:p>
          </table:table-cell>
          <table:table-cell office:value-type="float" office:value="0.362663" calcext:value-type="float">
            <text:p>0.36266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09875" calcext:value-type="float">
            <text:p>9.09875</text:p>
          </table:table-cell>
          <table:table-cell office:value-type="float" office:value="-4.03154" calcext:value-type="float">
            <text:p>-4.03154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0.00847467" calcext:value-type="float">
            <text:p>0.00847467</text:p>
          </table:table-cell>
          <table:table-cell office:value-type="float" office:value="0.0393852" calcext:value-type="float">
            <text:p>0.0393852</text:p>
          </table:table-cell>
          <table:table-cell office:value-type="float" office:value="0.0561457" calcext:value-type="float">
            <text:p>0.05614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6.9076" calcext:value-type="float">
            <text:p>46.9076</text:p>
          </table:table-cell>
          <table:table-cell office:value-type="float" office:value="3.60056" calcext:value-type="float">
            <text:p>3.60056</text:p>
          </table:table-cell>
          <table:table-cell office:value-type="float" office:value="5.86309" calcext:value-type="float">
            <text:p>5.86309</text:p>
          </table:table-cell>
          <table:table-cell office:value-type="float" office:value="-0.0214813" calcext:value-type="float">
            <text:p>-0.0214813</text:p>
          </table:table-cell>
          <table:table-cell office:value-type="float" office:value="-0.0166914" calcext:value-type="float">
            <text:p>-0.0166914</text:p>
          </table:table-cell>
          <table:table-cell office:value-type="float" office:value="0.153216" calcext:value-type="float">
            <text:p>0.15321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9056" calcext:value-type="float">
            <text:p>17.9056</text:p>
          </table:table-cell>
          <table:table-cell office:value-type="float" office:value="-0.00297761" calcext:value-type="float">
            <text:p>-0.00297761</text:p>
          </table:table-cell>
          <table:table-cell office:value-type="float" office:value="-4.18194" calcext:value-type="float">
            <text:p>-4.18194</text:p>
          </table:table-cell>
          <table:table-cell office:value-type="float" office:value="-0.00769676" calcext:value-type="float">
            <text:p>-0.00769676</text:p>
          </table:table-cell>
          <table:table-cell office:value-type="float" office:value="-0.018709" calcext:value-type="float">
            <text:p>-0.018709</text:p>
          </table:table-cell>
          <table:table-cell office:value-type="float" office:value="1.52374" calcext:value-type="float">
            <text:p>1.523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31815" calcext:value-type="float">
            <text:p>9.31815</text:p>
          </table:table-cell>
          <table:table-cell office:value-type="float" office:value="-4.00678" calcext:value-type="float">
            <text:p>-4.00678</text:p>
          </table:table-cell>
          <table:table-cell office:value-type="float" office:value="6.02002" calcext:value-type="float">
            <text:p>6.02002</text:p>
          </table:table-cell>
          <table:table-cell office:value-type="float" office:value="0.024652" calcext:value-type="float">
            <text:p>0.024652</text:p>
          </table:table-cell>
          <table:table-cell office:value-type="float" office:value="0.06629" calcext:value-type="float">
            <text:p>0.06629</text:p>
          </table:table-cell>
          <table:table-cell office:value-type="float" office:value="1.07883" calcext:value-type="float">
            <text:p>1.0788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7.1132" calcext:value-type="float">
            <text:p>47.1132</text:p>
          </table:table-cell>
          <table:table-cell office:value-type="float" office:value="3.61695" calcext:value-type="float">
            <text:p>3.61695</text:p>
          </table:table-cell>
          <table:table-cell office:value-type="float" office:value="5.85438" calcext:value-type="float">
            <text:p>5.85438</text:p>
          </table:table-cell>
          <table:table-cell office:value-type="float" office:value="-0.0107976" calcext:value-type="float">
            <text:p>-0.0107976</text:p>
          </table:table-cell>
          <table:table-cell office:value-type="float" office:value="0.00112482" calcext:value-type="float">
            <text:p>0.00112482</text:p>
          </table:table-cell>
          <table:table-cell office:value-type="float" office:value="1.11832" calcext:value-type="float">
            <text:p>1.1183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7648" calcext:value-type="float">
            <text:p>17.7648</text:p>
          </table:table-cell>
          <table:table-cell office:value-type="float" office:value="-0.0256376" calcext:value-type="float">
            <text:p>-0.0256376</text:p>
          </table:table-cell>
          <table:table-cell office:value-type="float" office:value="-4.31216" calcext:value-type="float">
            <text:p>-4.31216</text:p>
          </table:table-cell>
          <table:table-cell office:value-type="float" office:value="0.00933237" calcext:value-type="float">
            <text:p>0.00933237</text:p>
          </table:table-cell>
          <table:table-cell office:value-type="float" office:value="0.00506583" calcext:value-type="float">
            <text:p>0.00506583</text:p>
          </table:table-cell>
          <table:table-cell office:value-type="float" office:value="2.48062" calcext:value-type="float">
            <text:p>2.4806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51963" calcext:value-type="float">
            <text:p>9.51963</text:p>
          </table:table-cell>
          <table:table-cell office:value-type="float" office:value="-4.01373" calcext:value-type="float">
            <text:p>-4.01373</text:p>
          </table:table-cell>
          <table:table-cell office:value-type="float" office:value="5.95191" calcext:value-type="float">
            <text:p>5.95191</text:p>
          </table:table-cell>
          <table:table-cell office:value-type="float" office:value="0.0214525" calcext:value-type="float">
            <text:p>0.0214525</text:p>
          </table:table-cell>
          <table:table-cell office:value-type="float" office:value="0.058601" calcext:value-type="float">
            <text:p>0.058601</text:p>
          </table:table-cell>
          <table:table-cell office:value-type="float" office:value="2.1291" calcext:value-type="float">
            <text:p>2.129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7.3113" calcext:value-type="float">
            <text:p>47.3113</text:p>
          </table:table-cell>
          <table:table-cell office:value-type="float" office:value="3.58304" calcext:value-type="float">
            <text:p>3.58304</text:p>
          </table:table-cell>
          <table:table-cell office:value-type="float" office:value="5.79923" calcext:value-type="float">
            <text:p>5.79923</text:p>
          </table:table-cell>
          <table:table-cell office:value-type="float" office:value="-0.0286869" calcext:value-type="float">
            <text:p>-0.0286869</text:p>
          </table:table-cell>
          <table:table-cell office:value-type="float" office:value="-0.0282075" calcext:value-type="float">
            <text:p>-0.0282075</text:p>
          </table:table-cell>
          <table:table-cell office:value-type="float" office:value="1.81005" calcext:value-type="float">
            <text:p>1.8100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6084" calcext:value-type="float">
            <text:p>17.6084</text:p>
          </table:table-cell>
          <table:table-cell office:value-type="float" office:value="-0.0235824" calcext:value-type="float">
            <text:p>-0.0235824</text:p>
          </table:table-cell>
          <table:table-cell office:value-type="float" office:value="-4.43945" calcext:value-type="float">
            <text:p>-4.43945</text:p>
          </table:table-cell>
          <table:table-cell office:value-type="float" office:value="0.00700972" calcext:value-type="float">
            <text:p>0.00700972</text:p>
          </table:table-cell>
          <table:table-cell office:value-type="float" office:value="0.00171291" calcext:value-type="float">
            <text:p>0.00171291</text:p>
          </table:table-cell>
          <table:table-cell office:value-type="float" office:value="3.32718" calcext:value-type="float">
            <text:p>3.3271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70461" calcext:value-type="float">
            <text:p>9.70461</text:p>
          </table:table-cell>
          <table:table-cell office:value-type="float" office:value="-4.01319" calcext:value-type="float">
            <text:p>-4.01319</text:p>
          </table:table-cell>
          <table:table-cell office:value-type="float" office:value="5.87923" calcext:value-type="float">
            <text:p>5.87923</text:p>
          </table:table-cell>
          <table:table-cell office:value-type="float" office:value="0.0204267" calcext:value-type="float">
            <text:p>0.0204267</text:p>
          </table:table-cell>
          <table:table-cell office:value-type="float" office:value="0.0537543" calcext:value-type="float">
            <text:p>0.0537543</text:p>
          </table:table-cell>
          <table:table-cell office:value-type="float" office:value="2.76874" calcext:value-type="float">
            <text:p>2.7687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7.4939" calcext:value-type="float">
            <text:p>47.4939</text:p>
          </table:table-cell>
          <table:table-cell office:value-type="float" office:value="3.59006" calcext:value-type="float">
            <text:p>3.59006</text:p>
          </table:table-cell>
          <table:table-cell office:value-type="float" office:value="5.73569" calcext:value-type="float">
            <text:p>5.73569</text:p>
          </table:table-cell>
          <table:table-cell office:value-type="float" office:value="-0.0225915" calcext:value-type="float">
            <text:p>-0.0225915</text:p>
          </table:table-cell>
          <table:table-cell office:value-type="float" office:value="-0.0169753" calcext:value-type="float">
            <text:p>-0.0169753</text:p>
          </table:table-cell>
          <table:table-cell office:value-type="float" office:value="3.04624" calcext:value-type="float">
            <text:p>3.0462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4585" calcext:value-type="float">
            <text:p>17.4585</text:p>
          </table:table-cell>
          <table:table-cell office:value-type="float" office:value="-0.0540666" calcext:value-type="float">
            <text:p>-0.0540666</text:p>
          </table:table-cell>
          <table:table-cell office:value-type="float" office:value="-4.42883" calcext:value-type="float">
            <text:p>-4.42883</text:p>
          </table:table-cell>
          <table:table-cell office:value-type="float" office:value="0.0285559" calcext:value-type="float">
            <text:p>0.0285559</text:p>
          </table:table-cell>
          <table:table-cell office:value-type="float" office:value="0.0314662" calcext:value-type="float">
            <text:p>0.0314662</text:p>
          </table:table-cell>
          <table:table-cell office:value-type="float" office:value="0.395914" calcext:value-type="float">
            <text:p>0.39591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9.89634" calcext:value-type="float">
            <text:p>9.89634</text:p>
          </table:table-cell>
          <table:table-cell office:value-type="float" office:value="-4.03451" calcext:value-type="float">
            <text:p>-4.03451</text:p>
          </table:table-cell>
          <table:table-cell office:value-type="float" office:value="5.93353" calcext:value-type="float">
            <text:p>5.93353</text:p>
          </table:table-cell>
          <table:table-cell office:value-type="float" office:value="0.00729175" calcext:value-type="float">
            <text:p>0.00729175</text:p>
          </table:table-cell>
          <table:table-cell office:value-type="float" office:value="0.0270247" calcext:value-type="float">
            <text:p>0.0270247</text:p>
          </table:table-cell>
          <table:table-cell office:value-type="float" office:value="0.83211" calcext:value-type="float">
            <text:p>0.8321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7.6874" calcext:value-type="float">
            <text:p>47.6874</text:p>
          </table:table-cell>
          <table:table-cell office:value-type="float" office:value="3.55358" calcext:value-type="float">
            <text:p>3.55358</text:p>
          </table:table-cell>
          <table:table-cell office:value-type="float" office:value="5.8234" calcext:value-type="float">
            <text:p>5.8234</text:p>
          </table:table-cell>
          <table:table-cell office:value-type="float" office:value="-0.0405888" calcext:value-type="float">
            <text:p>-0.0405888</text:p>
          </table:table-cell>
          <table:table-cell office:value-type="float" office:value="-0.0443699" calcext:value-type="float">
            <text:p>-0.0443699</text:p>
          </table:table-cell>
          <table:table-cell office:value-type="float" office:value="0.597523" calcext:value-type="float">
            <text:p>0.59752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3211" calcext:value-type="float">
            <text:p>17.3211</text:p>
          </table:table-cell>
          <table:table-cell office:value-type="float" office:value="-0.00434032" calcext:value-type="float">
            <text:p>-0.00434032</text:p>
          </table:table-cell>
          <table:table-cell office:value-type="float" office:value="-4.32743" calcext:value-type="float">
            <text:p>-4.32743</text:p>
          </table:table-cell>
          <table:table-cell office:value-type="float" office:value="-0.00930455" calcext:value-type="float">
            <text:p>-0.00930455</text:p>
          </table:table-cell>
          <table:table-cell office:value-type="float" office:value="-0.0228055" calcext:value-type="float">
            <text:p>-0.0228055</text:p>
          </table:table-cell>
          <table:table-cell office:value-type="float" office:value="1.98047" calcext:value-type="float">
            <text:p>1.9804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1162" calcext:value-type="float">
            <text:p>10.1162</text:p>
          </table:table-cell>
          <table:table-cell office:value-type="float" office:value="-3.99725" calcext:value-type="float">
            <text:p>-3.99725</text:p>
          </table:table-cell>
          <table:table-cell office:value-type="float" office:value="6.13665" calcext:value-type="float">
            <text:p>6.13665</text:p>
          </table:table-cell>
          <table:table-cell office:value-type="float" office:value="0.0273391" calcext:value-type="float">
            <text:p>0.0273391</text:p>
          </table:table-cell>
          <table:table-cell office:value-type="float" office:value="0.0571876" calcext:value-type="float">
            <text:p>0.0571876</text:p>
          </table:table-cell>
          <table:table-cell office:value-type="float" office:value="2.50422" calcext:value-type="float">
            <text:p>2.5042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7.891" calcext:value-type="float">
            <text:p>47.891</text:p>
          </table:table-cell>
          <table:table-cell office:value-type="float" office:value="3.60787" calcext:value-type="float">
            <text:p>3.60787</text:p>
          </table:table-cell>
          <table:table-cell office:value-type="float" office:value="5.97193" calcext:value-type="float">
            <text:p>5.97193</text:p>
          </table:table-cell>
          <table:table-cell office:value-type="float" office:value="-0.0074044" calcext:value-type="float">
            <text:p>-0.0074044</text:p>
          </table:table-cell>
          <table:table-cell office:value-type="float" office:value="0.0114755" calcext:value-type="float">
            <text:p>0.0114755</text:p>
          </table:table-cell>
          <table:table-cell office:value-type="float" office:value="2.56872" calcext:value-type="float">
            <text:p>2.5687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1814" calcext:value-type="float">
            <text:p>17.1814</text:p>
          </table:table-cell>
          <table:table-cell office:value-type="float" office:value="-0.00291823" calcext:value-type="float">
            <text:p>-0.00291823</text:p>
          </table:table-cell>
          <table:table-cell office:value-type="float" office:value="-4.40245" calcext:value-type="float">
            <text:p>-4.40245</text:p>
          </table:table-cell>
          <table:table-cell office:value-type="float" office:value="-0.0100364" calcext:value-type="float">
            <text:p>-0.0100364</text:p>
          </table:table-cell>
          <table:table-cell office:value-type="float" office:value="-0.0227066" calcext:value-type="float">
            <text:p>-0.0227066</text:p>
          </table:table-cell>
          <table:table-cell office:value-type="float" office:value="1.45138" calcext:value-type="float">
            <text:p>1.4513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3316" calcext:value-type="float">
            <text:p>10.3316</text:p>
          </table:table-cell>
          <table:table-cell office:value-type="float" office:value="-3.98609" calcext:value-type="float">
            <text:p>-3.98609</text:p>
          </table:table-cell>
          <table:table-cell office:value-type="float" office:value="6.14685" calcext:value-type="float">
            <text:p>6.14685</text:p>
          </table:table-cell>
          <table:table-cell office:value-type="float" office:value="0.0333889" calcext:value-type="float">
            <text:p>0.0333889</text:p>
          </table:table-cell>
          <table:table-cell office:value-type="float" office:value="0.0651299" calcext:value-type="float">
            <text:p>0.0651299</text:p>
          </table:table-cell>
          <table:table-cell office:value-type="float" office:value="1.13938" calcext:value-type="float">
            <text:p>1.1393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8.0975" calcext:value-type="float">
            <text:p>48.0975</text:p>
          </table:table-cell>
          <table:table-cell office:value-type="float" office:value="3.60174" calcext:value-type="float">
            <text:p>3.60174</text:p>
          </table:table-cell>
          <table:table-cell office:value-type="float" office:value="5.96588" calcext:value-type="float">
            <text:p>5.96588</text:p>
          </table:table-cell>
          <table:table-cell office:value-type="float" office:value="-0.00975121" calcext:value-type="float">
            <text:p>-0.00975121</text:p>
          </table:table-cell>
          <table:table-cell office:value-type="float" office:value="0.00689541" calcext:value-type="float">
            <text:p>0.00689541</text:p>
          </table:table-cell>
          <table:table-cell office:value-type="float" office:value="1.0835" calcext:value-type="float">
            <text:p>1.08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7.033" calcext:value-type="float">
            <text:p>17.033</text:p>
          </table:table-cell>
          <table:table-cell office:value-type="float" office:value="0.0088033" calcext:value-type="float">
            <text:p>0.0088033</text:p>
          </table:table-cell>
          <table:table-cell office:value-type="float" office:value="-4.54176" calcext:value-type="float">
            <text:p>-4.54176</text:p>
          </table:table-cell>
          <table:table-cell office:value-type="float" office:value="-0.0178232" calcext:value-type="float">
            <text:p>-0.0178232</text:p>
          </table:table-cell>
          <table:table-cell office:value-type="float" office:value="-0.0323787" calcext:value-type="float">
            <text:p>-0.0323787</text:p>
          </table:table-cell>
          <table:table-cell office:value-type="float" office:value="4.66408" calcext:value-type="float">
            <text:p>4.6640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5403" calcext:value-type="float">
            <text:p>10.5403</text:p>
          </table:table-cell>
          <table:table-cell office:value-type="float" office:value="-3.97198" calcext:value-type="float">
            <text:p>-3.97198</text:p>
          </table:table-cell>
          <table:table-cell office:value-type="float" office:value="6.08874" calcext:value-type="float">
            <text:p>6.08874</text:p>
          </table:table-cell>
          <table:table-cell office:value-type="float" office:value="0.0406158" calcext:value-type="float">
            <text:p>0.0406158</text:p>
          </table:table-cell>
          <table:table-cell office:value-type="float" office:value="0.075397" calcext:value-type="float">
            <text:p>0.075397</text:p>
          </table:table-cell>
          <table:table-cell office:value-type="float" office:value="3.97719" calcext:value-type="float">
            <text:p>3.9771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8.297" calcext:value-type="float">
            <text:p>48.297</text:p>
          </table:table-cell>
          <table:table-cell office:value-type="float" office:value="3.60801" calcext:value-type="float">
            <text:p>3.60801</text:p>
          </table:table-cell>
          <table:table-cell office:value-type="float" office:value="5.89191" calcext:value-type="float">
            <text:p>5.89191</text:p>
          </table:table-cell>
          <table:table-cell office:value-type="float" office:value="-0.00518265" calcext:value-type="float">
            <text:p>-0.00518265</text:p>
          </table:table-cell>
          <table:table-cell office:value-type="float" office:value="0.0135232" calcext:value-type="float">
            <text:p>0.0135232</text:p>
          </table:table-cell>
          <table:table-cell office:value-type="float" office:value="4.00721" calcext:value-type="float">
            <text:p>4.0072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0.0140587" calcext:value-type="float">
            <text:p>0.0140587</text:p>
          </table:table-cell>
          <table:table-cell office:value-type="float" office:value="-4.66594" calcext:value-type="float">
            <text:p>-4.66594</text:p>
          </table:table-cell>
          <table:table-cell office:value-type="float" office:value="-0.0204822" calcext:value-type="float">
            <text:p>-0.0204822</text:p>
          </table:table-cell>
          <table:table-cell office:value-type="float" office:value="-0.0344409" calcext:value-type="float">
            <text:p>-0.0344409</text:p>
          </table:table-cell>
          <table:table-cell office:value-type="float" office:value="0.76186" calcext:value-type="float">
            <text:p>0.7618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7314" calcext:value-type="float">
            <text:p>10.7314</text:p>
          </table:table-cell>
          <table:table-cell office:value-type="float" office:value="-3.96803" calcext:value-type="float">
            <text:p>-3.96803</text:p>
          </table:table-cell>
          <table:table-cell office:value-type="float" office:value="6.02502" calcext:value-type="float">
            <text:p>6.02502</text:p>
          </table:table-cell>
          <table:table-cell office:value-type="float" office:value="0.0401004" calcext:value-type="float">
            <text:p>0.0401004</text:p>
          </table:table-cell>
          <table:table-cell office:value-type="float" office:value="0.0704709" calcext:value-type="float">
            <text:p>0.0704709</text:p>
          </table:table-cell>
          <table:table-cell office:value-type="float" office:value="0.415464" calcext:value-type="float">
            <text:p>0.41546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8.4832" calcext:value-type="float">
            <text:p>48.4832</text:p>
          </table:table-cell>
          <table:table-cell office:value-type="float" office:value="3.61049" calcext:value-type="float">
            <text:p>3.61049</text:p>
          </table:table-cell>
          <table:table-cell office:value-type="float" office:value="5.83394" calcext:value-type="float">
            <text:p>5.83394</text:p>
          </table:table-cell>
          <table:table-cell office:value-type="float" office:value="-0.00277051" calcext:value-type="float">
            <text:p>-0.00277051</text:p>
          </table:table-cell>
          <table:table-cell office:value-type="float" office:value="0.0166497" calcext:value-type="float">
            <text:p>0.0166497</text:p>
          </table:table-cell>
          <table:table-cell office:value-type="float" office:value="0.422396" calcext:value-type="float">
            <text:p>0.42239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7309" calcext:value-type="float">
            <text:p>16.7309</text:p>
          </table:table-cell>
          <table:table-cell office:value-type="float" office:value="0.0124579" calcext:value-type="float">
            <text:p>0.0124579</text:p>
          </table:table-cell>
          <table:table-cell office:value-type="float" office:value="-4.5439" calcext:value-type="float">
            <text:p>-4.5439</text:p>
          </table:table-cell>
          <table:table-cell office:value-type="float" office:value="-0.018463" calcext:value-type="float">
            <text:p>-0.018463</text:p>
          </table:table-cell>
          <table:table-cell office:value-type="float" office:value="-0.0301453" calcext:value-type="float">
            <text:p>-0.0301453</text:p>
          </table:table-cell>
          <table:table-cell office:value-type="float" office:value="2.91083" calcext:value-type="float">
            <text:p>2.9108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0.9484" calcext:value-type="float">
            <text:p>10.9484</text:p>
          </table:table-cell>
          <table:table-cell office:value-type="float" office:value="-3.9711" calcext:value-type="float">
            <text:p>-3.9711</text:p>
          </table:table-cell>
          <table:table-cell office:value-type="float" office:value="6.20294" calcext:value-type="float">
            <text:p>6.20294</text:p>
          </table:table-cell>
          <table:table-cell office:value-type="float" office:value="0.0358932" calcext:value-type="float">
            <text:p>0.0358932</text:p>
          </table:table-cell>
          <table:table-cell office:value-type="float" office:value="0.0571849" calcext:value-type="float">
            <text:p>0.0571849</text:p>
          </table:table-cell>
          <table:table-cell office:value-type="float" office:value="3.57235" calcext:value-type="float">
            <text:p>3.572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8.6978" calcext:value-type="float">
            <text:p>48.6978</text:p>
          </table:table-cell>
          <table:table-cell office:value-type="float" office:value="3.61325" calcext:value-type="float">
            <text:p>3.61325</text:p>
          </table:table-cell>
          <table:table-cell office:value-type="float" office:value="6.02221" calcext:value-type="float">
            <text:p>6.02221</text:p>
          </table:table-cell>
          <table:table-cell office:value-type="float" office:value="-0.000412524" calcext:value-type="float">
            <text:p>-0.000412524</text:p>
          </table:table-cell>
          <table:table-cell office:value-type="float" office:value="0.019823" calcext:value-type="float">
            <text:p>0.019823</text:p>
          </table:table-cell>
          <table:table-cell office:value-type="float" office:value="3.43176" calcext:value-type="float">
            <text:p>3.431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5868" calcext:value-type="float">
            <text:p>16.5868</text:p>
          </table:table-cell>
          <table:table-cell office:value-type="float" office:value="0.00330046" calcext:value-type="float">
            <text:p>0.00330046</text:p>
          </table:table-cell>
          <table:table-cell office:value-type="float" office:value="-4.6194" calcext:value-type="float">
            <text:p>-4.6194</text:p>
          </table:table-cell>
          <table:table-cell office:value-type="float" office:value="-0.0112367" calcext:value-type="float">
            <text:p>-0.0112367</text:p>
          </table:table-cell>
          <table:table-cell office:value-type="float" office:value="-0.0184361" calcext:value-type="float">
            <text:p>-0.0184361</text:p>
          </table:table-cell>
          <table:table-cell office:value-type="float" office:value="2.72554" calcext:value-type="float">
            <text:p>2.7255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1.1621" calcext:value-type="float">
            <text:p>11.1621</text:p>
          </table:table-cell>
          <table:table-cell office:value-type="float" office:value="-3.97663" calcext:value-type="float">
            <text:p>-3.97663</text:p>
          </table:table-cell>
          <table:table-cell office:value-type="float" office:value="6.18765" calcext:value-type="float">
            <text:p>6.18765</text:p>
          </table:table-cell>
          <table:table-cell office:value-type="float" office:value="0.0318008" calcext:value-type="float">
            <text:p>0.0318008</text:p>
          </table:table-cell>
          <table:table-cell office:value-type="float" office:value="0.0480191" calcext:value-type="float">
            <text:p>0.0480191</text:p>
          </table:table-cell>
          <table:table-cell office:value-type="float" office:value="2.25866" calcext:value-type="float">
            <text:p>2.2586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8.9093" calcext:value-type="float">
            <text:p>48.9093</text:p>
          </table:table-cell>
          <table:table-cell office:value-type="float" office:value="3.60062" calcext:value-type="float">
            <text:p>3.60062</text:p>
          </table:table-cell>
          <table:table-cell office:value-type="float" office:value="6.01561" calcext:value-type="float">
            <text:p>6.01561</text:p>
          </table:table-cell>
          <table:table-cell office:value-type="float" office:value="-0.00688605" calcext:value-type="float">
            <text:p>-0.00688605</text:p>
          </table:table-cell>
          <table:table-cell office:value-type="float" office:value="0.00806307" calcext:value-type="float">
            <text:p>0.00806307</text:p>
          </table:table-cell>
          <table:table-cell office:value-type="float" office:value="2.2925" calcext:value-type="float">
            <text:p>2.292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4254" calcext:value-type="float">
            <text:p>16.4254</text:p>
          </table:table-cell>
          <table:table-cell office:value-type="float" office:value="-0.00527234" calcext:value-type="float">
            <text:p>-0.00527234</text:p>
          </table:table-cell>
          <table:table-cell office:value-type="float" office:value="-4.78721" calcext:value-type="float">
            <text:p>-4.78721</text:p>
          </table:table-cell>
          <table:table-cell office:value-type="float" office:value="-0.00488549" calcext:value-type="float">
            <text:p>-0.00488549</text:p>
          </table:table-cell>
          <table:table-cell office:value-type="float" office:value="-0.00863372" calcext:value-type="float">
            <text:p>-0.00863372</text:p>
          </table:table-cell>
          <table:table-cell office:value-type="float" office:value="2.39115" calcext:value-type="float">
            <text:p>2.391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1.3623" calcext:value-type="float">
            <text:p>11.3623</text:p>
          </table:table-cell>
          <table:table-cell office:value-type="float" office:value="-3.97748" calcext:value-type="float">
            <text:p>-3.97748</text:p>
          </table:table-cell>
          <table:table-cell office:value-type="float" office:value="6.08173" calcext:value-type="float">
            <text:p>6.08173</text:p>
          </table:table-cell>
          <table:table-cell office:value-type="float" office:value="0.0299701" calcext:value-type="float">
            <text:p>0.0299701</text:p>
          </table:table-cell>
          <table:table-cell office:value-type="float" office:value="0.0436932" calcext:value-type="float">
            <text:p>0.0436932</text:p>
          </table:table-cell>
          <table:table-cell office:value-type="float" office:value="1.6881" calcext:value-type="float">
            <text:p>1.688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9.1059" calcext:value-type="float">
            <text:p>49.1059</text:p>
          </table:table-cell>
          <table:table-cell office:value-type="float" office:value="3.58265" calcext:value-type="float">
            <text:p>3.58265</text:p>
          </table:table-cell>
          <table:table-cell office:value-type="float" office:value="5.91789" calcext:value-type="float">
            <text:p>5.91789</text:p>
          </table:table-cell>
          <table:table-cell office:value-type="float" office:value="-0.0159469" calcext:value-type="float">
            <text:p>-0.0159469</text:p>
          </table:table-cell>
          <table:table-cell office:value-type="float" office:value="-0.00743261" calcext:value-type="float">
            <text:p>-0.00743261</text:p>
          </table:table-cell>
          <table:table-cell office:value-type="float" office:value="1.70843" calcext:value-type="float">
            <text:p>1.7084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2616" calcext:value-type="float">
            <text:p>16.2616</text:p>
          </table:table-cell>
          <table:table-cell office:value-type="float" office:value="0.00698359" calcext:value-type="float">
            <text:p>0.00698359</text:p>
          </table:table-cell>
          <table:table-cell office:value-type="float" office:value="-5.01859" calcext:value-type="float">
            <text:p>-5.01859</text:p>
          </table:table-cell>
          <table:table-cell office:value-type="float" office:value="-0.0126465" calcext:value-type="float">
            <text:p>-0.0126465</text:p>
          </table:table-cell>
          <table:table-cell office:value-type="float" office:value="-0.019177" calcext:value-type="float">
            <text:p>-0.019177</text:p>
          </table:table-cell>
          <table:table-cell office:value-type="float" office:value="3.45017" calcext:value-type="float">
            <text:p>3.450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-3.9558" calcext:value-type="float">
            <text:p>-3.9558</text:p>
          </table:table-cell>
          <table:table-cell office:value-type="float" office:value="5.93292" calcext:value-type="float">
            <text:p>5.93292</text:p>
          </table:table-cell>
          <table:table-cell office:value-type="float" office:value="0.0416267" calcext:value-type="float">
            <text:p>0.0416267</text:p>
          </table:table-cell>
          <table:table-cell office:value-type="float" office:value="0.0641475" calcext:value-type="float">
            <text:p>0.0641475</text:p>
          </table:table-cell>
          <table:table-cell office:value-type="float" office:value="2.43578" calcext:value-type="float">
            <text:p>2.4357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9.3009" calcext:value-type="float">
            <text:p>49.3009</text:p>
          </table:table-cell>
          <table:table-cell office:value-type="float" office:value="3.59309" calcext:value-type="float">
            <text:p>3.59309</text:p>
          </table:table-cell>
          <table:table-cell office:value-type="float" office:value="5.75057" calcext:value-type="float">
            <text:p>5.75057</text:p>
          </table:table-cell>
          <table:table-cell office:value-type="float" office:value="-0.00914128" calcext:value-type="float">
            <text:p>-0.00914128</text:p>
          </table:table-cell>
          <table:table-cell office:value-type="float" office:value="0.00317251" calcext:value-type="float">
            <text:p>0.00317251</text:p>
          </table:table-cell>
          <table:table-cell office:value-type="float" office:value="2.37776" calcext:value-type="float">
            <text:p>2.377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6.1037" calcext:value-type="float">
            <text:p>16.1037</text:p>
          </table:table-cell>
          <table:table-cell office:value-type="float" office:value="0.00174079" calcext:value-type="float">
            <text:p>0.00174079</text:p>
          </table:table-cell>
          <table:table-cell office:value-type="float" office:value="-4.9998" calcext:value-type="float">
            <text:p>-4.9998</text:p>
          </table:table-cell>
          <table:table-cell office:value-type="float" office:value="-0.00839731" calcext:value-type="float">
            <text:p>-0.00839731</text:p>
          </table:table-cell>
          <table:table-cell office:value-type="float" office:value="-0.0120728" calcext:value-type="float">
            <text:p>-0.0120728</text:p>
          </table:table-cell>
          <table:table-cell office:value-type="float" office:value="0.176035" calcext:value-type="float">
            <text:p>0.17603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1.7732" calcext:value-type="float">
            <text:p>11.7732</text:p>
          </table:table-cell>
          <table:table-cell office:value-type="float" office:value="-3.95908" calcext:value-type="float">
            <text:p>-3.95908</text:p>
          </table:table-cell>
          <table:table-cell office:value-type="float" office:value="6.00601" calcext:value-type="float">
            <text:p>6.00601</text:p>
          </table:table-cell>
          <table:table-cell office:value-type="float" office:value="0.0376402" calcext:value-type="float">
            <text:p>0.0376402</text:p>
          </table:table-cell>
          <table:table-cell office:value-type="float" office:value="0.0532995" calcext:value-type="float">
            <text:p>0.0532995</text:p>
          </table:table-cell>
          <table:table-cell office:value-type="float" office:value="0.294249" calcext:value-type="float">
            <text:p>0.29424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9.5051" calcext:value-type="float">
            <text:p>49.5051</text:p>
          </table:table-cell>
          <table:table-cell office:value-type="float" office:value="3.58575" calcext:value-type="float">
            <text:p>3.58575</text:p>
          </table:table-cell>
          <table:table-cell office:value-type="float" office:value="5.83712" calcext:value-type="float">
            <text:p>5.83712</text:p>
          </table:table-cell>
          <table:table-cell office:value-type="float" office:value="-0.0121006" calcext:value-type="float">
            <text:p>-0.0121006</text:p>
          </table:table-cell>
          <table:table-cell office:value-type="float" office:value="-0.00162661" calcext:value-type="float">
            <text:p>-0.00162661</text:p>
          </table:table-cell>
          <table:table-cell office:value-type="float" office:value="0.302888" calcext:value-type="float">
            <text:p>0.30288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9458" calcext:value-type="float">
            <text:p>15.9458</text:p>
          </table:table-cell>
          <table:table-cell office:value-type="float" office:value="-0.00764028" calcext:value-type="float">
            <text:p>-0.00764028</text:p>
          </table:table-cell>
          <table:table-cell office:value-type="float" office:value="-4.94549" calcext:value-type="float">
            <text:p>-4.94549</text:p>
          </table:table-cell>
          <table:table-cell office:value-type="float" office:value="-0.00171487" calcext:value-type="float">
            <text:p>-0.00171487</text:p>
          </table:table-cell>
          <table:table-cell office:value-type="float" office:value="-0.00168195" calcext:value-type="float">
            <text:p>-0.00168195</text:p>
          </table:table-cell>
          <table:table-cell office:value-type="float" office:value="1.03376" calcext:value-type="float">
            <text:p>1.03376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1.9798" calcext:value-type="float">
            <text:p>11.9798</text:p>
          </table:table-cell>
          <table:table-cell office:value-type="float" office:value="-3.97089" calcext:value-type="float">
            <text:p>-3.97089</text:p>
          </table:table-cell>
          <table:table-cell office:value-type="float" office:value="6.10942" calcext:value-type="float">
            <text:p>6.10942</text:p>
          </table:table-cell>
          <table:table-cell office:value-type="float" office:value="0.0285526" calcext:value-type="float">
            <text:p>0.0285526</text:p>
          </table:table-cell>
          <table:table-cell office:value-type="float" office:value="0.0337132" calcext:value-type="float">
            <text:p>0.0337132</text:p>
          </table:table-cell>
          <table:table-cell office:value-type="float" office:value="1.36775" calcext:value-type="float">
            <text:p>1.3677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9.7114" calcext:value-type="float">
            <text:p>49.7114</text:p>
          </table:table-cell>
          <table:table-cell office:value-type="float" office:value="3.57601" calcext:value-type="float">
            <text:p>3.57601</text:p>
          </table:table-cell>
          <table:table-cell office:value-type="float" office:value="5.95968" calcext:value-type="float">
            <text:p>5.95968</text:p>
          </table:table-cell>
          <table:table-cell office:value-type="float" office:value="-0.0160417" calcext:value-type="float">
            <text:p>-0.0160417</text:p>
          </table:table-cell>
          <table:table-cell office:value-type="float" office:value="-0.00749468" calcext:value-type="float">
            <text:p>-0.00749468</text:p>
          </table:table-cell>
          <table:table-cell office:value-type="float" office:value="1.36173" calcext:value-type="float">
            <text:p>1.36173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7927" calcext:value-type="float">
            <text:p>15.7927</text:p>
          </table:table-cell>
          <table:table-cell office:value-type="float" office:value="-0.0331178" calcext:value-type="float">
            <text:p>-0.0331178</text:p>
          </table:table-cell>
          <table:table-cell office:value-type="float" office:value="-5.03078" calcext:value-type="float">
            <text:p>-5.03078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224821" calcext:value-type="float">
            <text:p>0.0224821</text:p>
          </table:table-cell>
          <table:table-cell office:value-type="float" office:value="0.89515" calcext:value-type="float">
            <text:p>0.895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2.1928" calcext:value-type="float">
            <text:p>12.1928</text:p>
          </table:table-cell>
          <table:table-cell office:value-type="float" office:value="-3.98759" calcext:value-type="float">
            <text:p>-3.98759</text:p>
          </table:table-cell>
          <table:table-cell office:value-type="float" office:value="6.07497" calcext:value-type="float">
            <text:p>6.07497</text:p>
          </table:table-cell>
          <table:table-cell office:value-type="float" office:value="0.0190097" calcext:value-type="float">
            <text:p>0.0190097</text:p>
          </table:table-cell>
          <table:table-cell office:value-type="float" office:value="0.0172156" calcext:value-type="float">
            <text:p>0.0172156</text:p>
          </table:table-cell>
          <table:table-cell office:value-type="float" office:value="0.481852" calcext:value-type="float">
            <text:p>0.48185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49.9259" calcext:value-type="float">
            <text:p>49.9259</text:p>
          </table:table-cell>
          <table:table-cell office:value-type="float" office:value="3.54745" calcext:value-type="float">
            <text:p>3.54745</text:p>
          </table:table-cell>
          <table:table-cell office:value-type="float" office:value="5.94812" calcext:value-type="float">
            <text:p>5.94812</text:p>
          </table:table-cell>
          <table:table-cell office:value-type="float" office:value="-0.0305436" calcext:value-type="float">
            <text:p>-0.0305436</text:p>
          </table:table-cell>
          <table:table-cell office:value-type="float" office:value="-0.0309429" calcext:value-type="float">
            <text:p>-0.0309429</text:p>
          </table:table-cell>
          <table:table-cell office:value-type="float" office:value="0.416997" calcext:value-type="float">
            <text:p>0.41699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6214" calcext:value-type="float">
            <text:p>15.6214</text:p>
          </table:table-cell>
          <table:table-cell office:value-type="float" office:value="-0.0380785" calcext:value-type="float">
            <text:p>-0.0380785</text:p>
          </table:table-cell>
          <table:table-cell office:value-type="float" office:value="-5.15783" calcext:value-type="float">
            <text:p>-5.15783</text:p>
          </table:table-cell>
          <table:table-cell office:value-type="float" office:value="0.0169955" calcext:value-type="float">
            <text:p>0.0169955</text:p>
          </table:table-cell>
          <table:table-cell office:value-type="float" office:value="0.0244228" calcext:value-type="float">
            <text:p>0.0244228</text:p>
          </table:table-cell>
          <table:table-cell office:value-type="float" office:value="1.53529" calcext:value-type="float">
            <text:p>1.53529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2.3902" calcext:value-type="float">
            <text:p>12.3902</text:p>
          </table:table-cell>
          <table:table-cell office:value-type="float" office:value="-3.99682" calcext:value-type="float">
            <text:p>-3.99682</text:p>
          </table:table-cell>
          <table:table-cell office:value-type="float" office:value="6.00138" calcext:value-type="float">
            <text:p>6.00138</text:p>
          </table:table-cell>
          <table:table-cell office:value-type="float" office:value="0.0128722" calcext:value-type="float">
            <text:p>0.0128722</text:p>
          </table:table-cell>
          <table:table-cell office:value-type="float" office:value="0.00675998" calcext:value-type="float">
            <text:p>0.00675998</text:p>
          </table:table-cell>
          <table:table-cell office:value-type="float" office:value="1.13541" calcext:value-type="float">
            <text:p>1.13541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50.1229" calcext:value-type="float">
            <text:p>50.1229</text:p>
          </table:table-cell>
          <table:table-cell office:value-type="float" office:value="3.54634" calcext:value-type="float">
            <text:p>3.54634</text:p>
          </table:table-cell>
          <table:table-cell office:value-type="float" office:value="5.88745" calcext:value-type="float">
            <text:p>5.88745</text:p>
          </table:table-cell>
          <table:table-cell office:value-type="float" office:value="-0.0290163" calcext:value-type="float">
            <text:p>-0.0290163</text:p>
          </table:table-cell>
          <table:table-cell office:value-type="float" office:value="-0.0271665" calcext:value-type="float">
            <text:p>-0.0271665</text:p>
          </table:table-cell>
          <table:table-cell office:value-type="float" office:value="1.07637" calcext:value-type="float">
            <text:p>1.0763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4708" calcext:value-type="float">
            <text:p>15.4708</text:p>
          </table:table-cell>
          <table:table-cell office:value-type="float" office:value="-0.0496403" calcext:value-type="float">
            <text:p>-0.0496403</text:p>
          </table:table-cell>
          <table:table-cell office:value-type="float" office:value="-5.11181" calcext:value-type="float">
            <text:p>-5.11181</text:p>
          </table:table-cell>
          <table:table-cell office:value-type="float" office:value="0.0232712" calcext:value-type="float">
            <text:p>0.0232712</text:p>
          </table:table-cell>
          <table:table-cell office:value-type="float" office:value="0.0325579" calcext:value-type="float">
            <text:p>0.0325579</text:p>
          </table:table-cell>
          <table:table-cell office:value-type="float" office:value="8.24934" calcext:value-type="float">
            <text:p>8.24934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2.6095" calcext:value-type="float">
            <text:p>12.6095</text:p>
          </table:table-cell>
          <table:table-cell office:value-type="float" office:value="-4.0097" calcext:value-type="float">
            <text:p>-4.0097</text:p>
          </table:table-cell>
          <table:table-cell office:value-type="float" office:value="6.10168" calcext:value-type="float">
            <text:p>6.10168</text:p>
          </table:table-cell>
          <table:table-cell office:value-type="float" office:value="0.00571944" calcext:value-type="float">
            <text:p>0.00571944</text:p>
          </table:table-cell>
          <table:table-cell office:value-type="float" office:value="-0.00567616" calcext:value-type="float">
            <text:p>-0.00567616</text:p>
          </table:table-cell>
          <table:table-cell office:value-type="float" office:value="8.71882" calcext:value-type="float">
            <text:p>8.71882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50.343" calcext:value-type="float">
            <text:p>50.343</text:p>
          </table:table-cell>
          <table:table-cell office:value-type="float" office:value="3.54604" calcext:value-type="float">
            <text:p>3.54604</text:p>
          </table:table-cell>
          <table:table-cell office:value-type="float" office:value="6.00007" calcext:value-type="float">
            <text:p>6.00007</text:p>
          </table:table-cell>
          <table:table-cell office:value-type="float" office:value="-0.0270082" calcext:value-type="float">
            <text:p>-0.0270082</text:p>
          </table:table-cell>
          <table:table-cell office:value-type="float" office:value="-0.0224549" calcext:value-type="float">
            <text:p>-0.0224549</text:p>
          </table:table-cell>
          <table:table-cell office:value-type="float" office:value="8.57315" calcext:value-type="float">
            <text:p>8.57315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RADAR</text:p>
          </table:table-cell>
          <table:table-cell office:value-type="float" office:value="15.282" calcext:value-type="float">
            <text:p>15.282</text:p>
          </table:table-cell>
          <table:table-cell office:value-type="float" office:value="-0.0786491" calcext:value-type="float">
            <text:p>-0.0786491</text:p>
          </table:table-cell>
          <table:table-cell office:value-type="float" office:value="-5.45613" calcext:value-type="float">
            <text:p>-5.45613</text:p>
          </table:table-cell>
          <table:table-cell office:value-type="float" office:value="0.0391457" calcext:value-type="float">
            <text:p>0.0391457</text:p>
          </table:table-cell>
          <table:table-cell office:value-type="float" office:value="0.0532753" calcext:value-type="float">
            <text:p>0.0532753</text:p>
          </table:table-cell>
          <table:table-cell office:value-type="float" office:value="4.38257" calcext:value-type="float">
            <text:p>4.3825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2</text:p>
          </table:table-cell>
          <table:table-cell office:value-type="string" calcext:value-type="string">
            <text:p>RADAR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-4.04107" calcext:value-type="float">
            <text:p>-4.04107</text:p>
          </table:table-cell>
          <table:table-cell office:value-type="float" office:value="5.79782" calcext:value-type="float">
            <text:p>5.79782</text:p>
          </table:table-cell>
          <table:table-cell office:value-type="float" office:value="-0.0112629" calcext:value-type="float">
            <text:p>-0.0112629</text:p>
          </table:table-cell>
          <table:table-cell office:value-type="float" office:value="-0.0313188" calcext:value-type="float">
            <text:p>-0.0313188</text:p>
          </table:table-cell>
          <table:table-cell office:value-type="float" office:value="2.89217" calcext:value-type="float">
            <text:p>2.89217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car3</text:p>
          </table:table-cell>
          <table:table-cell office:value-type="string" calcext:value-type="string">
            <text:p>RADAR</text:p>
          </table:table-cell>
          <table:table-cell office:value-type="float" office:value="50.5287" calcext:value-type="float">
            <text:p>50.5287</text:p>
          </table:table-cell>
          <table:table-cell office:value-type="float" office:value="3.51001" calcext:value-type="float">
            <text:p>3.51001</text:p>
          </table:table-cell>
          <table:table-cell office:value-type="float" office:value="5.73411" calcext:value-type="float">
            <text:p>5.73411</text:p>
          </table:table-cell>
          <table:table-cell office:value-type="float" office:value="-0.0453724" calcext:value-type="float">
            <text:p>-0.0453724</text:p>
          </table:table-cell>
          <table:table-cell office:value-type="float" office:value="-0.0524794" calcext:value-type="float">
            <text:p>-0.0524794</text:p>
          </table:table-cell>
          <table:table-cell office:value-type="float" office:value="2.85021" calcext:value-type="float">
            <text:p>2.85021</text:p>
          </table:table-cell>
          <table:table-cell office:value-type="float" office:value="7.815" calcext:value-type="float">
            <text:p>7.815</text:p>
          </table:table-cell>
        </table:table-row>
      </table:table>
      <table:named-expressions/>
      <table:database-ranges>
        <table:database-range table:name="__Anonymous_Sheet_DB__0" table:target-range-address="'nis-data'.A1:'nis-data'.AMJ18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1:02:53.943871999</dc:date>
    <meta:editing-duration>PT9M31S</meta:editing-duration>
    <meta:editing-cycles>1</meta:editing-cycles>
    <meta:document-statistic meta:table-count="1" meta:cell-count="16194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82cm" svg:height="15.858cm" xlink:href=".." xlink:type="simple" chart:class="chart:line" chart:style-name="ch1">
        <chart:title svg:x="12.823cm" svg:y="0.453cm" chart:style-name="ch2">
          <text:p>LIDAR NIS</text:p>
        </chart:title>
        <chart:plot-area chart:style-name="ch3" table:cell-range-address="'nis-data'.H4:'nis-data'.I900" svg:x="0.559cm" svg:y="1.549cm" svg:width="26.864cm" svg:height="13.992cm">
          <chartooo:coordinate-region svg:x="1.18cm" svg:y="1.67cm" svg:width="26.243cm" svg:height="12.8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is-data'.H4:'nis-data'.H900" chart:class="chart:line">
            <chart:data-point chart:repeated="897"/>
          </chart:series>
          <chart:series chart:style-name="ch7" chart:values-cell-range-address="'nis-data'.I4:'nis-data'.I900" chart:class="chart:line">
            <chart:data-point chart:repeated="8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6556">
                <text:p>3.96556</text:p>
                <draw:g>
                  <svg:desc>'nis-data'.H4:'nis-data'.H900</svg:desc>
                </draw:g>
              </table:table-cell>
              <table:table-cell office:value-type="float" office:value="5.991">
                <text:p>5.991</text:p>
                <draw:g>
                  <svg:desc>'nis-data'.I4:'nis-data'.I9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9504">
                <text:p>11.95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9818">
                <text:p>5.498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3398">
                <text:p>5.333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6038">
                <text:p>15.60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7627">
                <text:p>7.876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2077">
                <text:p>0.8920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7408">
                <text:p>6.57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619">
                <text:p>1.56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1454">
                <text:p>1.614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5624">
                <text:p>6.156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6662">
                <text:p>2.066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5461">
                <text:p>0.9654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04588">
                <text:p>9.045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6844">
                <text:p>2.768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73">
                <text:p>1.07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7445">
                <text:p>7.174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1764">
                <text:p>2.217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9936">
                <text:p>1.899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8027">
                <text:p>12.80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4306">
                <text:p>4.143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6308">
                <text:p>1.463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0146">
                <text:p>5.01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679">
                <text:p>1.506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3872">
                <text:p>1.838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292">
                <text:p>11.2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6285">
                <text:p>3.862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199">
                <text:p>1.111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5842">
                <text:p>3.858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7004">
                <text:p>1.170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222">
                <text:p>3.12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538">
                <text:p>1.35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5655">
                <text:p>1.756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8905">
                <text:p>1.789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2055">
                <text:p>1.620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3753">
                <text:p>1.137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46663">
                <text:p>0.009466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1152">
                <text:p>2.511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8176">
                <text:p>0.2681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633">
                <text:p>1.236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45081">
                <text:p>5.450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2224">
                <text:p>2.322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0529">
                <text:p>0.1605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211">
                <text:p>1.12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99458">
                <text:p>0.0002994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1046">
                <text:p>3.110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4613">
                <text:p>2.946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3764">
                <text:p>3.037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2048">
                <text:p>4.420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22624">
                <text:p>9.226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11191">
                <text:p>6.111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4898">
                <text:p>0.7248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626">
                <text:p>1.626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1887">
                <text:p>1.218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8953">
                <text:p>3.489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3412">
                <text:p>2.834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104">
                <text:p>2.21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3001">
                <text:p>2.83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1851">
                <text:p>1.818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4155">
                <text:p>3.241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5787">
                <text:p>0.9257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06434">
                <text:p>0.0606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2061">
                <text:p>1.020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185">
                <text:p>0.861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3861">
                <text:p>0.2538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9929">
                <text:p>0.4499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6658">
                <text:p>0.7766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1346">
                <text:p>2.713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7113">
                <text:p>1.971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0481">
                <text:p>0.4304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8739">
                <text:p>2.187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0319">
                <text:p>0.6103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3564">
                <text:p>0.1035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071">
                <text:p>1.10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32359">
                <text:p>0.8323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3754">
                <text:p>2.237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9669">
                <text:p>0.4296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6112">
                <text:p>3.261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2705">
                <text:p>1.627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6217">
                <text:p>1.962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8972">
                <text:p>4.789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7686">
                <text:p>5.76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38108">
                <text:p>9.381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2768">
                <text:p>4.027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0069">
                <text:p>2.700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5878">
                <text:p>2.458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3232">
                <text:p>7.132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476">
                <text:p>3.44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6122">
                <text:p>4.461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12467">
                <text:p>7.124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3533">
                <text:p>0.735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7311">
                <text:p>1.573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34876">
                <text:p>0.5348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192">
                <text:p>1.51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7565">
                <text:p>2.075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2825">
                <text:p>0.09528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0042">
                <text:p>0.1000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10597">
                <text:p>0.07105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1194">
                <text:p>1.611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233">
                <text:p>2.22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6957">
                <text:p>3.869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81037">
                <text:p>2.810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2568">
                <text:p>1.725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7284">
                <text:p>0.7372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537">
                <text:p>1.035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4874">
                <text:p>0.2548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4778">
                <text:p>0.0447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70085">
                <text:p>0.6700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13181">
                <text:p>0.7131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5879">
                <text:p>1.158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66671">
                <text:p>1.666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9629">
                <text:p>0.1696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0352">
                <text:p>0.2203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83131">
                <text:p>0.3831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8184">
                <text:p>0.4781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18807">
                <text:p>0.06188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20012">
                <text:p>0.6200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856">
                <text:p>1.698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5239">
                <text:p>0.9952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23141">
                <text:p>3.231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4036">
                <text:p>2.640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0959">
                <text:p>1.609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6671">
                <text:p>3.466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9657">
                <text:p>3.196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4957">
                <text:p>1.749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471">
                <text:p>2.24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52486">
                <text:p>0.04524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94968">
                <text:p>0.3949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3468">
                <text:p>0.5034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70929">
                <text:p>4.709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9122">
                <text:p>4.591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2723">
                <text:p>3.327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1239">
                <text:p>1.212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6852">
                <text:p>0.1968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70705">
                <text:p>0.8707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3364">
                <text:p>2.633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668">
                <text:p>3.46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435">
                <text:p>2.64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1526">
                <text:p>3.715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2592">
                <text:p>2.725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89838">
                <text:p>3.898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2855">
                <text:p>0.8528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9207">
                <text:p>1.292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4351">
                <text:p>0.6843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38759">
                <text:p>0.9387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8742">
                <text:p>1.087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887">
                <text:p>0.468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1081">
                <text:p>3.310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2018">
                <text:p>3.20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0902">
                <text:p>4.209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4553">
                <text:p>5.45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71007">
                <text:p>5.710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82979">
                <text:p>4.829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16193">
                <text:p>0.5161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6793">
                <text:p>0.9067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2013">
                <text:p>1.620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49681">
                <text:p>0.3496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04347">
                <text:p>0.7043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1127">
                <text:p>1.611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0837">
                <text:p>1.30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01696">
                <text:p>0.9016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955">
                <text:p>1.79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254">
                <text:p>2.12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9925">
                <text:p>3.499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46791">
                <text:p>4.467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21461">
                <text:p>0.7214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85391">
                <text:p>0.5853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7027">
                <text:p>1.070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525">
                <text:p>3.45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04631">
                <text:p>5.046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49385">
                <text:p>6.493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08511">
                <text:p>5.085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00385">
                <text:p>4.003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4667">
                <text:p>3.446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09288">
                <text:p>7.092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93209">
                <text:p>5.93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92755">
                <text:p>4.927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56618">
                <text:p>2.566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3035">
                <text:p>1.630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7656">
                <text:p>1.376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9995">
                <text:p>2.699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53558">
                <text:p>2.535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7179">
                <text:p>1.971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1233">
                <text:p>1.012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49083">
                <text:p>0.2490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2472">
                <text:p>0.1724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01156">
                <text:p>0.7011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27282">
                <text:p>0.6272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5843">
                <text:p>1.458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5283">
                <text:p>0.7452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35598">
                <text:p>0.835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9003">
                <text:p>2.290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19095">
                <text:p>5.190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22748">
                <text:p>4.227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89878">
                <text:p>5.898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3032">
                <text:p>1.830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82284">
                <text:p>1.822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55756">
                <text:p>0.3557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5046">
                <text:p>2.250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1291">
                <text:p>1.712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36902">
                <text:p>0.4369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4942">
                <text:p>10.49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0444">
                <text:p>10.04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3686">
                <text:p>13.36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09486">
                <text:p>0.06094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6398">
                <text:p>0.2663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1375">
                <text:p>0.913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0303">
                <text:p>12.03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0374">
                <text:p>11.03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78983">
                <text:p>8.789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2627">
                <text:p>3.226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66003">
                <text:p>3.660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53711">
                <text:p>5.537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04539">
                <text:p>4.045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44648">
                <text:p>3.446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8848">
                <text:p>2.188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22148">
                <text:p>3.221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80848">
                <text:p>4.808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57528">
                <text:p>4.575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0142">
                <text:p>2.501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9115">
                <text:p>1.391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6747">
                <text:p>2.267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5519">
                <text:p>1.255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4744">
                <text:p>0.3647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34658">
                <text:p>0.2346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52018">
                <text:p>0.9520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68224">
                <text:p>0.9682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0898">
                <text:p>0.9408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4696">
                <text:p>1.946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01775">
                <text:p>2.017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4858">
                <text:p>1.948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15605">
                <text:p>6.156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14178">
                <text:p>4.141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59154">
                <text:p>3.591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9768">
                <text:p>12.97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6892">
                <text:p>10.68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3287">
                <text:p>11.32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1938">
                <text:p>0.319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0961">
                <text:p>0.1609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25555">
                <text:p>0.4255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8685">
                <text:p>1.786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5108">
                <text:p>1.051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35401">
                <text:p>0.5354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7821">
                <text:p>1.378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39409">
                <text:p>2.394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99865">
                <text:p>2.998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921">
                <text:p>2.59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3068">
                <text:p>1.930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0291">
                <text:p>3.002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7398">
                <text:p>2.573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3165">
                <text:p>1.431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92907">
                <text:p>0.7929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4203">
                <text:p>1.642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34256">
                <text:p>0.5342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15175">
                <text:p>2.151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94237">
                <text:p>2.942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54339">
                <text:p>5.54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02017">
                <text:p>6.020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55012">
                <text:p>0.9550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2426">
                <text:p>2.24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43674">
                <text:p>0.6436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10996">
                <text:p>4.109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30021">
                <text:p>4.300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10294">
                <text:p>2.102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88065">
                <text:p>0.7880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3507">
                <text:p>1.935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9598">
                <text:p>1.39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60327">
                <text:p>3.603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05103">
                <text:p>5.051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66176">
                <text:p>4.661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37812">
                <text:p>0.5378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06696">
                <text:p>0.3066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21424">
                <text:p>0.3214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10226">
                <text:p>6.102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9509">
                <text:p>2.895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88814">
                <text:p>3.888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70167">
                <text:p>0.1701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11186">
                <text:p>0.3111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905">
                <text:p>0.19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02625">
                <text:p>0.9026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3437">
                <text:p>1.334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5048">
                <text:p>1.750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7678">
                <text:p>1.976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345">
                <text:p>1.23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7066">
                <text:p>1.970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07084">
                <text:p>2.070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0775">
                <text:p>1.007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1646">
                <text:p>1.716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51363">
                <text:p>0.9513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43859">
                <text:p>0.5438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90681">
                <text:p>0.4906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48079">
                <text:p>2.48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12566">
                <text:p>2.125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38777">
                <text:p>0.4387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06736">
                <text:p>0.4067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10595">
                <text:p>0.8105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8671">
                <text:p>1.186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63417">
                <text:p>1.634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60036">
                <text:p>2.600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1034">
                <text:p>2.10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47209">
                <text:p>1.47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36454">
                <text:p>1.364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37">
                <text:p>10.2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8527">
                <text:p>5.85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40152">
                <text:p>6.401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49797">
                <text:p>0.5497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39954">
                <text:p>0.3399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7315">
                <text:p>0.4873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81941">
                <text:p>2.819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94945">
                <text:p>2.949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62846">
                <text:p>2.628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2339">
                <text:p>10.2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8904">
                <text:p>1.589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65026">
                <text:p>2.650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4473">
                <text:p>2.44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60819">
                <text:p>0.2608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63244">
                <text:p>0.02632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74369">
                <text:p>2.743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62781">
                <text:p>1.627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66493">
                <text:p>0.2664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5585">
                <text:p>1.455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7183">
                <text:p>0.7171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1374">
                <text:p>0.9713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75722">
                <text:p>2.757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7161">
                <text:p>3.371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26944">
                <text:p>0.7269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31259">
                <text:p>0.4312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7311">
                <text:p>1.73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74177">
                <text:p>0.6741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47744">
                <text:p>0.3477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67933">
                <text:p>0.3679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3371">
                <text:p>1.733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42541">
                <text:p>1.425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59998">
                <text:p>8.599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166">
                <text:p>1.71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99896">
                <text:p>2.998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01267">
                <text:p>6.012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99405">
                <text:p>0.6994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2733">
                <text:p>3.327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0225">
                <text:p>11.02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2598">
                <text:p>3.2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23529">
                <text:p>5.235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7948">
                <text:p>7.279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51211">
                <text:p>2.512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42642">
                <text:p>8.426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78412">
                <text:p>4.784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95679">
                <text:p>4.956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3647">
                <text:p>1.036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18382">
                <text:p>5.183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96062">
                <text:p>2.960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3217">
                <text:p>1.232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2148">
                <text:p>14.21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138">
                <text:p>4.1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3359">
                <text:p>11.33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20853">
                <text:p>5.208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36256">
                <text:p>0.7362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06575">
                <text:p>6.065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83803">
                <text:p>5.838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8625">
                <text:p>3.686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0381">
                <text:p>2.03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73625">
                <text:p>2.736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26923">
                <text:p>2.269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98171">
                <text:p>0.4981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61068">
                <text:p>2.610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9186">
                <text:p>0.791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95987">
                <text:p>2.959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91937">
                <text:p>3.919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55595">
                <text:p>0.4555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5219">
                <text:p>1.952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14656">
                <text:p>3.146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09314">
                <text:p>2.093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02273">
                <text:p>1.022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12166">
                <text:p>3.121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17057">
                <text:p>0.5170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4597">
                <text:p>2.45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34245">
                <text:p>3.342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76662">
                <text:p>0.6766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8403">
                <text:p>1.584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40672">
                <text:p>0.3406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83817">
                <text:p>2.838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746">
                <text:p>1.37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40207">
                <text:p>8.402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4454">
                <text:p>3.44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82266">
                <text:p>6.822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470528">
                <text:p>0.04705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2952">
                <text:p>1.229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97382">
                <text:p>0.2973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46467">
                <text:p>3.464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5135">
                <text:p>1.751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0838">
                <text:p>1.708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3926">
                <text:p>0.339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43287">
                <text:p>0.7432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34762">
                <text:p>0.2347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29573">
                <text:p>0.5295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6168">
                <text:p>1.561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604227">
                <text:p>0.06042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27877">
                <text:p>1.278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92894">
                <text:p>0.2928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29209">
                <text:p>1.29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00964">
                <text:p>2.009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00248">
                <text:p>7.002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9075">
                <text:p>1.290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52024">
                <text:p>2.52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90227">
                <text:p>0.1902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47698">
                <text:p>2.476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83">
                <text:p>1.3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98022">
                <text:p>2.980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73079">
                <text:p>0.973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992">
                <text:p>4.9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10698">
                <text:p>2.106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16145">
                <text:p>5.161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55778">
                <text:p>0.5557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66027">
                <text:p>1.660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39989">
                <text:p>0.5399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23631">
                <text:p>0.9236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85946">
                <text:p>1.859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71088">
                <text:p>0.6710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17549">
                <text:p>0.1175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86035">
                <text:p>0.5860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77334">
                <text:p>0.03773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10231">
                <text:p>1.102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10355">
                <text:p>3.103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13825">
                <text:p>0.9138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92222">
                <text:p>1.922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5233">
                <text:p>1.052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64143">
                <text:p>2.641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96869">
                <text:p>2.968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08883">
                <text:p>5.088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60935">
                <text:p>4.609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72922">
                <text:p>3.729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12205">
                <text:p>2.122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09373">
                <text:p>2.093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69875">
                <text:p>3.698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524">
                <text:p>1.25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9641">
                <text:p>1.996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82664">
                <text:p>3.826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35582">
                <text:p>3.355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0785">
                <text:p>1.707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8574">
                <text:p>2.185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02792">
                <text:p>4.027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91674">
                <text:p>1.916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78767">
                <text:p>2.787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633">
                <text:p>1.6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31089">
                <text:p>0.6310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0921">
                <text:p>1.509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50766">
                <text:p>0.7507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68899">
                <text:p>0.4688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30315">
                <text:p>3.303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10153">
                <text:p>2.101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816">
                <text:p>1.38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15773">
                <text:p>0.4157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37176">
                <text:p>1.371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85541">
                <text:p>0.8855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18633">
                <text:p>4.186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3339">
                <text:p>1.93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08283">
                <text:p>4.082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3242">
                <text:p>1.632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3137">
                <text:p>1.631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21298">
                <text:p>2.212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.7464">
                <text:p>12.74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29992">
                <text:p>9.299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7651">
                <text:p>7.76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2569">
                <text:p>1.525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09243">
                <text:p>1.092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09816">
                <text:p>0.1098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88072">
                <text:p>1.880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66933">
                <text:p>0.5669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02994">
                <text:p>2.029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00208">
                <text:p>0.3002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04758">
                <text:p>0.4047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57739">
                <text:p>0.8577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65766">
                <text:p>2.657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73151">
                <text:p>1.731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83001">
                <text:p>0.683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8204">
                <text:p>1.82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20364">
                <text:p>0.5203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06152">
                <text:p>0.3061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93808">
                <text:p>3.938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48976">
                <text:p>2.489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76412">
                <text:p>2.764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52143">
                <text:p>0.1521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28434">
                <text:p>0.228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20358">
                <text:p>0.2203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4692">
                <text:p>2.46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22887">
                <text:p>0.7228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71341">
                <text:p>0.7713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19106">
                <text:p>0.8191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42547">
                <text:p>0.4425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936906">
                <text:p>0.09369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3822">
                <text:p>1.938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58819">
                <text:p>0.8588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26349">
                <text:p>0.6263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7403">
                <text:p>0.474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6261">
                <text:p>1.262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02981">
                <text:p>1.029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5114">
                <text:p>1.851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29599">
                <text:p>2.295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77156">
                <text:p>1.771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67104">
                <text:p>0.1671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93534">
                <text:p>0.3935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09372">
                <text:p>0.1093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40337">
                <text:p>1.403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71685">
                <text:p>0.3716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68549">
                <text:p>0.7685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65651">
                <text:p>0.7656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61994">
                <text:p>0.02619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88911">
                <text:p>0.2889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73978">
                <text:p>6.739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73874">
                <text:p>3.738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90236">
                <text:p>4.902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45713">
                <text:p>3.457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24799">
                <text:p>6.247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89017">
                <text:p>4.890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22196">
                <text:p>3.221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21598">
                <text:p>2.21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2129">
                <text:p>2.21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5363">
                <text:p>1.753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38741">
                <text:p>2.387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20028">
                <text:p>2.200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20218">
                <text:p>6.202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56615">
                <text:p>4.566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4661">
                <text:p>4.46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05518">
                <text:p>5.055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23054">
                <text:p>4.230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18378">
                <text:p>4.183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2997">
                <text:p>3.29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28494">
                <text:p>4.284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76614">
                <text:p>4.766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68623">
                <text:p>1.686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81843">
                <text:p>2.818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39812">
                <text:p>2.398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64014">
                <text:p>5.640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70161">
                <text:p>4.701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69986">
                <text:p>5.699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788447">
                <text:p>0.07884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77581">
                <text:p>0.1775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802174">
                <text:p>0.08021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333259">
                <text:p>0.03332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12221">
                <text:p>0.3122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66954">
                <text:p>0.001669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21442">
                <text:p>0.1214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93007">
                <text:p>0.6930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10141">
                <text:p>0.2101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80989">
                <text:p>0.3809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90419">
                <text:p>0.1904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9452">
                <text:p>0.4194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36637">
                <text:p>2.366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79371">
                <text:p>3.793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22848">
                <text:p>2.228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40381">
                <text:p>7.403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93545">
                <text:p>6.935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76903">
                <text:p>6.769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6481">
                <text:p>3.64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63329">
                <text:p>2.633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84457">
                <text:p>2.844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34729">
                <text:p>1.347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93447">
                <text:p>2.934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783297">
                <text:p>0.7832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0502">
                <text:p>1.705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16002">
                <text:p>2.160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53181">
                <text:p>2.531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96174">
                <text:p>0.8961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91402">
                <text:p>1.914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90098">
                <text:p>0.8900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81522">
                <text:p>0.2815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61755">
                <text:p>0.7617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80164">
                <text:p>0.3801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41669">
                <text:p>0.4416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43986">
                <text:p>0.2439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22656">
                <text:p>0.6226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77738">
                <text:p>4.777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88001">
                <text:p>6.88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3872">
                <text:p>4.38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72364">
                <text:p>0.4723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32024">
                <text:p>0.432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3459">
                <text:p>0.5734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21077">
                <text:p>0.8210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56255">
                <text:p>0.3562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0902">
                <text:p>1.109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07576">
                <text:p>1.075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00856">
                <text:p>2.008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9584">
                <text:p>0.9995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25027">
                <text:p>3.250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3226">
                <text:p>1.832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40823">
                <text:p>3.408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909938">
                <text:p>0.09099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9124">
                <text:p>0.291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904697">
                <text:p>0.0904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63537">
                <text:p>0.3635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903053">
                <text:p>0.09030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19691">
                <text:p>0.3196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11753">
                <text:p>0.2117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80083">
                <text:p>0.4800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32894">
                <text:p>0.2328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55161">
                <text:p>2.551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21">
                <text:p>1.5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40448">
                <text:p>2.404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82301">
                <text:p>1.823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85749">
                <text:p>0.7857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39304">
                <text:p>1.393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66453">
                <text:p>1.664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66389">
                <text:p>0.9663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03397">
                <text:p>1.033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9264">
                <text:p>9.92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1135">
                <text:p>10.11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.9702">
                <text:p>10.97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25499">
                <text:p>1.254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7936">
                <text:p>1.079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01557">
                <text:p>1.015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29684">
                <text:p>4.296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48399">
                <text:p>3.483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36515">
                <text:p>3.365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31985">
                <text:p>1.319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16839">
                <text:p>0.8168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03699">
                <text:p>1.036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68311">
                <text:p>0.9683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33011">
                <text:p>0.9330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57286">
                <text:p>0.4572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45758">
                <text:p>1.457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1837">
                <text:p>1.81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3207">
                <text:p>0.6232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88371">
                <text:p>0.4883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58377">
                <text:p>1.583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18686">
                <text:p>1.186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.28235">
                <text:p>7.282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58953">
                <text:p>5.589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433">
                <text:p>4.4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12042">
                <text:p>0.6120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63877">
                <text:p>1.638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3346">
                <text:p>0.333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04292">
                <text:p>3.042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99697">
                <text:p>3.99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50529">
                <text:p>4.505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22112">
                <text:p>5.221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2338">
                <text:p>5.23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94339">
                <text:p>6.94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05915">
                <text:p>0.4059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52729">
                <text:p>0.527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0958">
                <text:p>1.09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67631">
                <text:p>1.676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32487">
                <text:p>2.324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31368">
                <text:p>2.313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99498">
                <text:p>1.994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87305">
                <text:p>1.873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42555">
                <text:p>1.425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24285">
                <text:p>0.6242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583187">
                <text:p>0.5831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81101">
                <text:p>0.3811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97901">
                <text:p>2.979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07608">
                <text:p>3.076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89983">
                <text:p>3.899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58285">
                <text:p>4.582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.62544">
                <text:p>5.625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59572">
                <text:p>4.595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76334">
                <text:p>1.763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03875">
                <text:p>2.038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75671">
                <text:p>1.756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08075">
                <text:p>1.080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64979">
                <text:p>0.8649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03408">
                <text:p>1.03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04741">
                <text:p>2.047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0144">
                <text:p>1.901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6003">
                <text:p>1.60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85318">
                <text:p>2.853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86686">
                <text:p>2.866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51438">
                <text:p>3.514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875573">
                <text:p>0.8755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71869">
                <text:p>0.3718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12352">
                <text:p>0.8123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03228">
                <text:p>1.032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83261">
                <text:p>1.832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20197">
                <text:p>0.7201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27878">
                <text:p>3.278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92352">
                <text:p>4.923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58623">
                <text:p>2.586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79459">
                <text:p>1.794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2776">
                <text:p>1.27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0276">
                <text:p>1.002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31638">
                <text:p>0.4316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2146">
                <text:p>1.321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13104">
                <text:p>0.9131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989561">
                <text:p>0.09895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56796">
                <text:p>0.4567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72017">
                <text:p>0.4720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08373">
                <text:p>1.083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9749">
                <text:p>1.197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52867">
                <text:p>0.3528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615">
                <text:p>2.6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6827">
                <text:p>1.68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9999">
                <text:p>3.99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11322">
                <text:p>1.113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64312">
                <text:p>1.643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5505">
                <text:p>1.355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8337">
                <text:p>1.83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695">
                <text:p>1.6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93933">
                <text:p>1.939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64796">
                <text:p>3.647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.29723">
                <text:p>4.297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29852">
                <text:p>3.298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65287">
                <text:p>2.652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.23388">
                <text:p>4.233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72074">
                <text:p>2.720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65836">
                <text:p>2.658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32175">
                <text:p>3.321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86233">
                <text:p>2.862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88288">
                <text:p>3.882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.30434">
                <text:p>4.30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70357">
                <text:p>3.703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6268">
                <text:p>0.262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00344">
                <text:p>0.1003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42036">
                <text:p>0.4420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85018">
                <text:p>2.850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.18995">
                <text:p>6.189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40993">
                <text:p>2.409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86711">
                <text:p>1.867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58419">
                <text:p>1.584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95295">
                <text:p>1.952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54218">
                <text:p>3.542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32283">
                <text:p>3.322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87202">
                <text:p>3.872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59313">
                <text:p>2.593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1871">
                <text:p>5.18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12016">
                <text:p>2.120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06696">
                <text:p>0.6066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7444">
                <text:p>2.74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45578">
                <text:p>0.3455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2215">
                <text:p>1.22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55104">
                <text:p>0.1551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43902">
                <text:p>1.439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51519">
                <text:p>3.515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45292">
                <text:p>1.452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94542">
                <text:p>3.945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.01268">
                <text:p>5.012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46635">
                <text:p>2.466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18594">
                <text:p>5.185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0079">
                <text:p>0.10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373385">
                <text:p>0.03733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590482">
                <text:p>0.05904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03186">
                <text:p>2.031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05084">
                <text:p>0.9050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85937">
                <text:p>1.859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.17079">
                <text:p>5.17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46215">
                <text:p>6.462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.52007">
                <text:p>5.520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3489">
                <text:p>1.34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97918">
                <text:p>1.979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43085">
                <text:p>1.430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35266">
                <text:p>3.352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15958">
                <text:p>3.159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08394">
                <text:p>3.083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2662">
                <text:p>0.826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686408">
                <text:p>0.686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67376">
                <text:p>0.6673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86938">
                <text:p>2.869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30339">
                <text:p>2.30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80921">
                <text:p>2.809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63228">
                <text:p>3.632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68367">
                <text:p>3.683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97314">
                <text:p>3.973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84401">
                <text:p>0.3844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576789">
                <text:p>0.5767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71927">
                <text:p>0.3719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12517">
                <text:p>1.125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6587">
                <text:p>1.165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9787">
                <text:p>1.197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.60794">
                <text:p>5.607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55296">
                <text:p>4.552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.7754">
                <text:p>5.77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77936">
                <text:p>0.9779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42946">
                <text:p>1.429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72447">
                <text:p>0.9724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69536">
                <text:p>0.7695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79877">
                <text:p>0.9798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19522">
                <text:p>0.7195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02796">
                <text:p>1.027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94826">
                <text:p>1.948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55095">
                <text:p>0.8550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6581">
                <text:p>3.65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9647">
                <text:p>4.96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16386">
                <text:p>3.163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0171">
                <text:p>2.01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28776">
                <text:p>4.287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67836">
                <text:p>1.678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7216">
                <text:p>1.272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53692">
                <text:p>1.536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14986">
                <text:p>1.149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97252">
                <text:p>4.972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51265">
                <text:p>4.512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62673">
                <text:p>5.626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17792">
                <text:p>2.177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23845">
                <text:p>0.7238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47887">
                <text:p>2.478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29055">
                <text:p>2.290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27884">
                <text:p>1.278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43234">
                <text:p>2.432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57157">
                <text:p>1.571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05868">
                <text:p>1.058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65811">
                <text:p>1.658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.83662">
                <text:p>6.836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97099">
                <text:p>4.970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.75514">
                <text:p>6.755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72006">
                <text:p>1.720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30629">
                <text:p>3.306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96394">
                <text:p>1.963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.16434">
                <text:p>6.16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92707">
                <text:p>7.927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.39044">
                <text:p>6.390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32342">
                <text:p>2.323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7083">
                <text:p>1.470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37253">
                <text:p>2.372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55665">
                <text:p>1.556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16697">
                <text:p>2.16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55342">
                <text:p>1.553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56319">
                <text:p>0.2563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98785">
                <text:p>0.1987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08401">
                <text:p>0.3084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639787">
                <text:p>0.6397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47469">
                <text:p>0.1474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56277">
                <text:p>0.7562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61064">
                <text:p>0.1610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8024">
                <text:p>0.48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50538">
                <text:p>0.1505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04937">
                <text:p>3.049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05228">
                <text:p>2.052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1971">
                <text:p>3.19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.26122">
                <text:p>6.261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.57939">
                <text:p>7.579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.24716">
                <text:p>6.247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50986">
                <text:p>1.509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56314">
                <text:p>1.563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59304">
                <text:p>1.593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651636">
                <text:p>0.6516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19491">
                <text:p>1.194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57871">
                <text:p>0.5578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47377">
                <text:p>0.1473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35049">
                <text:p>0.3350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33824">
                <text:p>0.1338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47841">
                <text:p>3.478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67758">
                <text:p>2.677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72926">
                <text:p>3.729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01862">
                <text:p>0.4018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415684">
                <text:p>0.4156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71904">
                <text:p>0.3719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54948">
                <text:p>1.549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71195">
                <text:p>1.711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47164">
                <text:p>1.471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30491">
                <text:p>1.304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9811">
                <text:p>1.398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24639">
                <text:p>1.246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81771">
                <text:p>0.2817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03748">
                <text:p>0.2037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74451">
                <text:p>0.3744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42632">
                <text:p>1.426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6568">
                <text:p>1.65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40453">
                <text:p>1.404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06292">
                <text:p>4.062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57001">
                <text:p>3.57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22589">
                <text:p>4.225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56122">
                <text:p>0.561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563044">
                <text:p>0.5630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98668">
                <text:p>0.4986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205125">
                <text:p>0.02051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332467">
                <text:p>0.03324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420433">
                <text:p>0.04204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11322">
                <text:p>0.7113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1931">
                <text:p>0.919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769854">
                <text:p>0.7698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712161">
                <text:p>0.7121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50139">
                <text:p>0.501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90469">
                <text:p>0.6904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608203">
                <text:p>0.6082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31737">
                <text:p>0.6317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523867">
                <text:p>0.5238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645099">
                <text:p>0.6450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87515">
                <text:p>0.7875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32514">
                <text:p>0.5325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34952">
                <text:p>2.349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86551">
                <text:p>1.865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32915">
                <text:p>2.329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740709">
                <text:p>0.7407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757397">
                <text:p>0.7573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29703">
                <text:p>0.6297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70463">
                <text:p>0.1704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10038">
                <text:p>0.4100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880375">
                <text:p>0.08803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3861">
                <text:p>4.38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50885">
                <text:p>4.508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03675">
                <text:p>4.036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350014">
                <text:p>0.03500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354367">
                <text:p>0.03543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633882">
                <text:p>0.06338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15984">
                <text:p>2.159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81471">
                <text:p>1.814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06571">
                <text:p>2.065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739276">
                <text:p>0.7392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0573">
                <text:p>1.305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760512">
                <text:p>0.760512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02cm" svg:height="15.92cm" xlink:href=".." xlink:type="simple" chart:class="chart:line" chart:style-name="ch1">
        <chart:title svg:x="12.864cm" svg:y="0.454cm" chart:style-name="ch2">
          <text:p>RADAR NIS</text:p>
        </chart:title>
        <chart:plot-area chart:style-name="ch3" table:cell-range-address="'nis-data'.H904:'nis-data'.I1800" svg:x="0.566cm" svg:y="1.551cm" svg:width="27.17cm" svg:height="14.051cm">
          <chartooo:coordinate-region svg:x="1.187cm" svg:y="1.672cm" svg:width="26.549cm" svg:height="12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is-data'.H904:'nis-data'.H1800" chart:class="chart:line">
            <chart:data-point chart:repeated="897"/>
          </chart:series>
          <chart:series chart:style-name="ch7" chart:values-cell-range-address="'nis-data'.I904:'nis-data'.I1800" chart:class="chart:line">
            <chart:data-point chart:repeated="8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2151">
                <text:p>19.2151</text:p>
                <draw:g>
                  <svg:desc>'nis-data'.H904:'nis-data'.H1800</svg:desc>
                </draw:g>
              </table:table-cell>
              <table:table-cell office:value-type="float" office:value="7.815">
                <text:p>7.815</text:p>
                <draw:g>
                  <svg:desc>'nis-data'.I904:'nis-data'.I1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6432">
                <text:p>25.64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703">
                <text:p>2.57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6722">
                <text:p>3.267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4328">
                <text:p>0.3443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4703">
                <text:p>3.847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5135">
                <text:p>2.551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2662">
                <text:p>2.926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3877">
                <text:p>1.838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5373">
                <text:p>0.9853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8953">
                <text:p>1.989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0423">
                <text:p>0.7904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4253">
                <text:p>1.742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8858">
                <text:p>5.988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472">
                <text:p>1.24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5824">
                <text:p>2.858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441">
                <text:p>4.44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5902">
                <text:p>2.759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5791">
                <text:p>0.3957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2329">
                <text:p>1.323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3988">
                <text:p>0.6739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3901">
                <text:p>8.239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4525">
                <text:p>2.845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6087">
                <text:p>9.160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5465">
                <text:p>0.2454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4056">
                <text:p>2.240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7473">
                <text:p>0.2774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2471">
                <text:p>3.124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6929">
                <text:p>8.269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7713">
                <text:p>2.677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5379">
                <text:p>2.453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3295">
                <text:p>3.432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8008">
                <text:p>2.380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7139">
                <text:p>0.3471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263">
                <text:p>1.542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5353">
                <text:p>0.3753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3976">
                <text:p>7.639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39331">
                <text:p>5.393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72906">
                <text:p>7.729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9859">
                <text:p>4.398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2896">
                <text:p>6.528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2088">
                <text:p>3.820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6239">
                <text:p>1.162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4432">
                <text:p>2.844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3408">
                <text:p>1.334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9944">
                <text:p>0.5999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219">
                <text:p>2.352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2299">
                <text:p>0.5722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912">
                <text:p>0.59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163">
                <text:p>2.61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01716">
                <text:p>0.3017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8377">
                <text:p>2.783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0775">
                <text:p>0.9207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52815">
                <text:p>3.528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6035">
                <text:p>3.360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2825">
                <text:p>3.828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5457">
                <text:p>3.654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8517">
                <text:p>6.385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5232">
                <text:p>4.252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38075">
                <text:p>6.380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9864">
                <text:p>2.798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7917">
                <text:p>3.579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8686">
                <text:p>1.986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8234">
                <text:p>1.282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8672">
                <text:p>2.486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5112">
                <text:p>1.651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4802">
                <text:p>0.2748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4216">
                <text:p>0.2342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9204">
                <text:p>0.3992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1497">
                <text:p>1.514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806">
                <text:p>1.98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4838">
                <text:p>1.248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279">
                <text:p>2.22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264">
                <text:p>1.42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1623">
                <text:p>2.416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2068">
                <text:p>1.020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5939">
                <text:p>1.759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5926">
                <text:p>1.859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117">
                <text:p>2.01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0508">
                <text:p>2.405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7603">
                <text:p>2.876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9649">
                <text:p>3.896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8562">
                <text:p>1.885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604">
                <text:p>5.186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2915">
                <text:p>3.229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7474">
                <text:p>1.974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3891">
                <text:p>4.238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6669">
                <text:p>2.966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68365">
                <text:p>5.683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5193">
                <text:p>2.851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61225">
                <text:p>0.04612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62766">
                <text:p>0.4627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267">
                <text:p>1.072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64844">
                <text:p>0.5648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9372">
                <text:p>0.6693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6885">
                <text:p>1.768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08">
                <text:p>3.2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8077">
                <text:p>1.880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3148">
                <text:p>4.731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3952">
                <text:p>0.4139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515">
                <text:p>1.05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0533">
                <text:p>0.9005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574">
                <text:p>1.15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07726">
                <text:p>0.6077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1201">
                <text:p>1.812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76662">
                <text:p>4.766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4313">
                <text:p>4.943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63025">
                <text:p>4.630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53596">
                <text:p>6.535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89579">
                <text:p>7.895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1306">
                <text:p>4.513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7387">
                <text:p>7.73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95612">
                <text:p>6.956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7352">
                <text:p>7.273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27613">
                <text:p>7.276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91594">
                <text:p>6.915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85193">
                <text:p>7.851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89057">
                <text:p>4.890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9235">
                <text:p>4.92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56292">
                <text:p>7.562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6603">
                <text:p>2.066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011">
                <text:p>1.200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5416">
                <text:p>1.054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8526">
                <text:p>1.385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3839">
                <text:p>0.8338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1468">
                <text:p>1.814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9677">
                <text:p>2.196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9203">
                <text:p>2.192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9949">
                <text:p>3.899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8026">
                <text:p>1.480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724">
                <text:p>2.07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21536">
                <text:p>0.9215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9246">
                <text:p>6.692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69723">
                <text:p>5.697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48514">
                <text:p>9.485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47952">
                <text:p>7.479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76332">
                <text:p>8.763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9342">
                <text:p>5.693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7058">
                <text:p>1.470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7142">
                <text:p>1.871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9005">
                <text:p>2.790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31812">
                <text:p>5.318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00249">
                <text:p>4.002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63671">
                <text:p>4.636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8017">
                <text:p>1.080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1616">
                <text:p>1.116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61072">
                <text:p>2.610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7249">
                <text:p>2.972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6464">
                <text:p>1.864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00365">
                <text:p>4.003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3307">
                <text:p>1.233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7137">
                <text:p>0.9271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9055">
                <text:p>3.190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67374">
                <text:p>2.673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8239">
                <text:p>2.382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2438">
                <text:p>2.424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728">
                <text:p>0.57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2796">
                <text:p>0.427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18876">
                <text:p>0.7188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6341">
                <text:p>3.163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8136">
                <text:p>3.981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72778">
                <text:p>4.727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9285">
                <text:p>1.092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3587">
                <text:p>1.535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0391">
                <text:p>1.503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495">
                <text:p>1.84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9252">
                <text:p>4.992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058">
                <text:p>7.30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70779">
                <text:p>7.707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66842">
                <text:p>3.668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79446">
                <text:p>4.794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40602">
                <text:p>4.406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14209">
                <text:p>5.142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03128">
                <text:p>4.031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4591">
                <text:p>3.245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3554">
                <text:p>2.235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1822">
                <text:p>2.18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8742">
                <text:p>4.287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67605">
                <text:p>4.676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464">
                <text:p>3.74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33392">
                <text:p>0.9333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3367">
                <text:p>1.433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6714">
                <text:p>1.167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4344">
                <text:p>0.6143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8574">
                <text:p>1.385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5779">
                <text:p>1.057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2272">
                <text:p>1.422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1132">
                <text:p>2.911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2767">
                <text:p>1.527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1649">
                <text:p>1.516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003">
                <text:p>0.840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0084">
                <text:p>2.100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64512">
                <text:p>2.645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73802">
                <text:p>2.738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26868">
                <text:p>4.268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57105">
                <text:p>0.5571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775">
                <text:p>0.247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5279">
                <text:p>1.152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56036">
                <text:p>0.1560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43416">
                <text:p>0.1434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21852">
                <text:p>0.2218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2278">
                <text:p>1.222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89245">
                <text:p>1.892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8068">
                <text:p>1.080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52754">
                <text:p>2.527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8314">
                <text:p>1.283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37835">
                <text:p>4.378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7052">
                <text:p>1.470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96056">
                <text:p>2.960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5251">
                <text:p>2.352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2802">
                <text:p>1.128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731">
                <text:p>0.157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6575">
                <text:p>0.7965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10414">
                <text:p>5.104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11048">
                <text:p>8.110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46704">
                <text:p>6.467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4982">
                <text:p>1.749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92753">
                <text:p>0.2927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4127">
                <text:p>1.341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529">
                <text:p>11.95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1901">
                <text:p>8.819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4177">
                <text:p>10.41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4274">
                <text:p>6.42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85388">
                <text:p>4.853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58547">
                <text:p>5.585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27127">
                <text:p>7.271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74502">
                <text:p>4.745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44542">
                <text:p>5.445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65605">
                <text:p>3.656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3561">
                <text:p>1.835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7349">
                <text:p>2.373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41809">
                <text:p>0.3418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6086">
                <text:p>1.060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4006">
                <text:p>1.040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1063">
                <text:p>2.110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73828">
                <text:p>2.738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70092">
                <text:p>3.700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7015">
                <text:p>16.70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5018">
                <text:p>13.50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448">
                <text:p>12.4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96677">
                <text:p>0.1966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2148">
                <text:p>0.4221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66818">
                <text:p>0.9668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6721">
                <text:p>1.867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1316">
                <text:p>1.113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6659">
                <text:p>1.666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44924">
                <text:p>7.449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8047">
                <text:p>8.80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5637">
                <text:p>8.356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82141">
                <text:p>4.821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66076">
                <text:p>4.660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13884">
                <text:p>7.138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19741">
                <text:p>2.197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5967">
                <text:p>1.759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25524">
                <text:p>1.255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57606">
                <text:p>3.576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5893">
                <text:p>2.558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84489">
                <text:p>3.844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25066">
                <text:p>5.250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37815">
                <text:p>4.378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79955">
                <text:p>3.799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68903">
                <text:p>6.689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84">
                <text:p>4.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23306">
                <text:p>6.233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23523">
                <text:p>4.235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94685">
                <text:p>2.946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348">
                <text:p>3.3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7443">
                <text:p>1.574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8538">
                <text:p>1.85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2775">
                <text:p>2.527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1267">
                <text:p>10.12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8791">
                <text:p>8.87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3012">
                <text:p>10.30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64788">
                <text:p>1.647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47582">
                <text:p>1.475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0099">
                <text:p>1.100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31911">
                <text:p>3.319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24647">
                <text:p>4.246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389">
                <text:p>4.83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0519">
                <text:p>2.105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66014">
                <text:p>1.660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8294">
                <text:p>1.682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6682">
                <text:p>1.466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2974">
                <text:p>1.829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24734">
                <text:p>2.247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38001">
                <text:p>0.1380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49568">
                <text:p>0.1495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07085">
                <text:p>3.070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72094">
                <text:p>2.720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149">
                <text:p>2.41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2681">
                <text:p>13.26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4105">
                <text:p>9.41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94941">
                <text:p>9.949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.1519">
                <text:p>43.15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3266">
                <text:p>3.32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72347">
                <text:p>2.723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.2256">
                <text:p>23.22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1314">
                <text:p>2.413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37615">
                <text:p>1.376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37153">
                <text:p>9.371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54442">
                <text:p>3.544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80905">
                <text:p>7.809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.4536">
                <text:p>22.45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85549">
                <text:p>2.855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57552">
                <text:p>0.6575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40154">
                <text:p>3.401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8637">
                <text:p>6.186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89434">
                <text:p>2.894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47689">
                <text:p>8.476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02967">
                <text:p>4.029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22042">
                <text:p>2.220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70693">
                <text:p>0.3706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5285">
                <text:p>1.052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53481">
                <text:p>0.2534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32128">
                <text:p>5.321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9301">
                <text:p>1.193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43031">
                <text:p>0.5430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59748">
                <text:p>3.597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21147">
                <text:p>4.211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42161">
                <text:p>5.421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35899">
                <text:p>7.358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5043">
                <text:p>11.50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70625">
                <text:p>8.706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4976">
                <text:p>16.49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79099">
                <text:p>1.790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7142">
                <text:p>1.071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60238">
                <text:p>3.602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77852">
                <text:p>1.778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53867">
                <text:p>0.4538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16054">
                <text:p>3.160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40179">
                <text:p>4.401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42011">
                <text:p>9.420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70535">
                <text:p>3.705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46132">
                <text:p>0.6461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6778">
                <text:p>1.167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08981">
                <text:p>0.8089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7394">
                <text:p>2.73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66879">
                <text:p>3.668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95918">
                <text:p>2.959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14313">
                <text:p>0.06143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96154">
                <text:p>0.7961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64041">
                <text:p>0.2640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26378">
                <text:p>3.263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5944">
                <text:p>1.459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27704">
                <text:p>5.277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28848">
                <text:p>0.7288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79155">
                <text:p>1.791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92338">
                <text:p>0.4923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1385">
                <text:p>1.013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2679">
                <text:p>1.026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20511">
                <text:p>2.205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72194">
                <text:p>4.721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54722">
                <text:p>4.547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94939">
                <text:p>6.949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0031">
                <text:p>2.00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90857">
                <text:p>2.908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9067">
                <text:p>1.090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70173">
                <text:p>1.701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0628">
                <text:p>1.006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4584">
                <text:p>3.45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98578">
                <text:p>4.985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3004">
                <text:p>3.730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37767">
                <text:p>5.377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25835">
                <text:p>1.258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76186">
                <text:p>2.761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85624">
                <text:p>0.7856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86005">
                <text:p>2.860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66153">
                <text:p>2.661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88986">
                <text:p>3.889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45695">
                <text:p>3.456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9671">
                <text:p>1.096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26753">
                <text:p>4.267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3971">
                <text:p>1.239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51999">
                <text:p>0.2519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83">
                <text:p>1.7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22658">
                <text:p>4.226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09374">
                <text:p>3.093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4861">
                <text:p>4.48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6933">
                <text:p>3.869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91494">
                <text:p>2.914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62645">
                <text:p>4.626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2339">
                <text:p>1.923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8131">
                <text:p>2.81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6927">
                <text:p>1.569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84523">
                <text:p>4.845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63238">
                <text:p>4.632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74402">
                <text:p>5.744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14857">
                <text:p>0.4148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20292">
                <text:p>0.6202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00811">
                <text:p>0.5008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29899">
                <text:p>0.4298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09396">
                <text:p>0.6093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47084">
                <text:p>0.5470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85934">
                <text:p>5.859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84175">
                <text:p>6.841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65781">
                <text:p>4.657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7722">
                <text:p>3.277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57683">
                <text:p>2.576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74277">
                <text:p>3.742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03198">
                <text:p>3.031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61559">
                <text:p>4.615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47148">
                <text:p>2.471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69172">
                <text:p>3.691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019">
                <text:p>3.0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01623">
                <text:p>6.016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2394">
                <text:p>2.23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49961">
                <text:p>2.499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15829">
                <text:p>1.158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4524">
                <text:p>1.745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38257">
                <text:p>3.382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14342">
                <text:p>1.143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18559">
                <text:p>0.3185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39106">
                <text:p>0.3391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51456">
                <text:p>0.2514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1067">
                <text:p>1.210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1446">
                <text:p>0.614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8415">
                <text:p>1.584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39022">
                <text:p>2.390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7164">
                <text:p>1.371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30191">
                <text:p>2.301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75262">
                <text:p>4.752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66029">
                <text:p>5.660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94237">
                <text:p>3.942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85386">
                <text:p>2.853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25594">
                <text:p>3.255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05429">
                <text:p>4.054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76034">
                <text:p>0.5760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24743">
                <text:p>0.6247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57198">
                <text:p>0.6571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3065">
                <text:p>1.330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7767">
                <text:p>1.277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67972">
                <text:p>0.7679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61421">
                <text:p>1.614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64302">
                <text:p>0.4643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8369">
                <text:p>1.383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48767">
                <text:p>0.8487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70411">
                <text:p>0.9704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52217">
                <text:p>0.4522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07166">
                <text:p>4.071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88857">
                <text:p>3.888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4885">
                <text:p>3.48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10533">
                <text:p>3.105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6749">
                <text:p>3.67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33852">
                <text:p>3.338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37373">
                <text:p>2.373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1615">
                <text:p>2.16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10931">
                <text:p>3.109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2461">
                <text:p>0.524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40632">
                <text:p>0.7406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16927">
                <text:p>0.7169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7929">
                <text:p>1.79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4476">
                <text:p>2.44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56377">
                <text:p>2.563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796">
                <text:p>2.7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1128">
                <text:p>2.911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31469">
                <text:p>2.314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92503">
                <text:p>8.925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42951">
                <text:p>9.429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27347">
                <text:p>7.273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02549">
                <text:p>2.025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71332">
                <text:p>1.713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3945">
                <text:p>1.939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7933">
                <text:p>1.179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73809">
                <text:p>1.738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44613">
                <text:p>0.6446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71017">
                <text:p>6.710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25551">
                <text:p>9.255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8258">
                <text:p>4.782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1107">
                <text:p>4.611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54146">
                <text:p>3.541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10165">
                <text:p>4.101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66098">
                <text:p>5.660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20048">
                <text:p>6.200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90232">
                <text:p>6.902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56009">
                <text:p>2.560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46453">
                <text:p>2.464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15201">
                <text:p>3.152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72763">
                <text:p>2.727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28392">
                <text:p>4.283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6684">
                <text:p>1.866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2569">
                <text:p>1.925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6991">
                <text:p>1.69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54185">
                <text:p>2.541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62432">
                <text:p>1.624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21303">
                <text:p>2.213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1463">
                <text:p>1.114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74526">
                <text:p>4.745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21598">
                <text:p>3.215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24931">
                <text:p>6.249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68363">
                <text:p>2.683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7948">
                <text:p>1.579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839">
                <text:p>3.48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46923">
                <text:p>1.469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5962">
                <text:p>1.859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30075">
                <text:p>1.300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72488">
                <text:p>0.6724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34565">
                <text:p>0.7345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90765">
                <text:p>0.7907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57245">
                <text:p>0.8572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09201">
                <text:p>1.092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03935">
                <text:p>0.9039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14687">
                <text:p>1.146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40958">
                <text:p>1.409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70791">
                <text:p>0.9707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48397">
                <text:p>1.483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4875">
                <text:p>1.548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68349">
                <text:p>1.683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23398">
                <text:p>2.233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59098">
                <text:p>2.590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44034">
                <text:p>2.440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03913">
                <text:p>8.039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.65137">
                <text:p>9.651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71909">
                <text:p>7.719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12704">
                <text:p>2.127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54274">
                <text:p>2.542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2541">
                <text:p>2.25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3536">
                <text:p>1.235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33539">
                <text:p>1.335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30019">
                <text:p>1.300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36433">
                <text:p>1.364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12228">
                <text:p>2.122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3659">
                <text:p>1.236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59173">
                <text:p>2.591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32904">
                <text:p>2.329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85894">
                <text:p>2.858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23896">
                <text:p>4.238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60507">
                <text:p>3.605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27889">
                <text:p>4.278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39886">
                <text:p>1.398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40159">
                <text:p>1.401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45946">
                <text:p>1.459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81544">
                <text:p>2.815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9668">
                <text:p>1.596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9839">
                <text:p>2.98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99302">
                <text:p>3.993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61774">
                <text:p>2.617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03624">
                <text:p>4.036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30048">
                <text:p>1.300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7313">
                <text:p>1.973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23391">
                <text:p>1.233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22213">
                <text:p>0.6222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3312">
                <text:p>1.133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79482">
                <text:p>0.5794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04604">
                <text:p>3.046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6676">
                <text:p>2.166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04943">
                <text:p>3.049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00606">
                <text:p>5.006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32128">
                <text:p>5.321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95484">
                <text:p>4.954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3401">
                <text:p>1.734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20355">
                <text:p>3.203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67256">
                <text:p>1.672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60573">
                <text:p>0.6605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4885">
                <text:p>1.248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45586">
                <text:p>0.6455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15663">
                <text:p>3.156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39428">
                <text:p>1.394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34323">
                <text:p>3.343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17714">
                <text:p>5.177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21541">
                <text:p>7.215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0579">
                <text:p>5.05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55896">
                <text:p>3.558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68327">
                <text:p>2.683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59208">
                <text:p>3.592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50213">
                <text:p>2.502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53741">
                <text:p>2.537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44889">
                <text:p>2.448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20039">
                <text:p>6.200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40716">
                <text:p>6.407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33556">
                <text:p>6.335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70776">
                <text:p>4.707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4016">
                <text:p>4.40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67751">
                <text:p>4.677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.17963">
                <text:p>9.179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.8976">
                <text:p>10.89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.01711">
                <text:p>9.017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08186">
                <text:p>4.081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36367">
                <text:p>4.363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95023">
                <text:p>3.950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46215">
                <text:p>0.01462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70818">
                <text:p>0.2708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690015">
                <text:p>0.006900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.18885">
                <text:p>7.188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.73092">
                <text:p>7.730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11996">
                <text:p>7.119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57658">
                <text:p>0.9576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65591">
                <text:p>1.655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01885">
                <text:p>1.018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04082">
                <text:p>6.040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782">
                <text:p>6.7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10713">
                <text:p>6.107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67081">
                <text:p>3.670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27998">
                <text:p>4.279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51206">
                <text:p>3.512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62413">
                <text:p>0.8624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605304">
                <text:p>0.6053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50167">
                <text:p>0.8501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57896">
                <text:p>5.578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23655">
                <text:p>5.236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28768">
                <text:p>5.287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52921">
                <text:p>0.3529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6312">
                <text:p>0.363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74879">
                <text:p>0.3748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2918">
                <text:p>11.29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2473">
                <text:p>11.24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2189">
                <text:p>11.21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2841">
                <text:p>1.928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69316">
                <text:p>1.693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7292">
                <text:p>1.872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67486">
                <text:p>4.674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46382">
                <text:p>4.463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92921">
                <text:p>4.929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06622">
                <text:p>3.066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78165">
                <text:p>3.781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93406">
                <text:p>2.934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44712">
                <text:p>1.447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05513">
                <text:p>2.055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29163">
                <text:p>1.291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0506">
                <text:p>1.005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05634">
                <text:p>1.056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00562">
                <text:p>1.005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.04117">
                <text:p>5.041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98323">
                <text:p>3.983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.21309">
                <text:p>5.213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31547">
                <text:p>0.1315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724685">
                <text:p>0.7246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28136">
                <text:p>0.1281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77828">
                <text:p>6.778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.37631">
                <text:p>8.376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64366">
                <text:p>6.643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74356">
                <text:p>1.743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16639">
                <text:p>2.166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69038">
                <text:p>1.690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807679">
                <text:p>0.8076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74714">
                <text:p>0.7747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13294">
                <text:p>0.8132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0035">
                <text:p>3.00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71076">
                <text:p>1.710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08582">
                <text:p>3.085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41978">
                <text:p>2.419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413">
                <text:p>3.4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40455">
                <text:p>2.404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26301">
                <text:p>2.263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98731">
                <text:p>2.987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22505">
                <text:p>2.225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8984">
                <text:p>3.89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42858">
                <text:p>4.428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85569">
                <text:p>3.855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10667">
                <text:p>0.8106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13513">
                <text:p>1.135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19748">
                <text:p>0.8197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60917">
                <text:p>0.7609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03375">
                <text:p>0.4033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68757">
                <text:p>0.7687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15464">
                <text:p>1.154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13041">
                <text:p>2.130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1759">
                <text:p>1.17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538777">
                <text:p>0.5387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92309">
                <text:p>0.5923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538229">
                <text:p>0.5382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50489">
                <text:p>1.504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47425">
                <text:p>1.474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43569">
                <text:p>1.435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7515">
                <text:p>0.375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13332">
                <text:p>1.133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16353">
                <text:p>0.4163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05553">
                <text:p>2.055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7223">
                <text:p>0.972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985">
                <text:p>1.9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67718">
                <text:p>1.677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15003">
                <text:p>1.150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60458">
                <text:p>1.604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54922">
                <text:p>2.549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4179">
                <text:p>1.41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29383">
                <text:p>2.293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21388">
                <text:p>4.213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.35627">
                <text:p>5.356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0875">
                <text:p>3.808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90862">
                <text:p>0.8908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26255">
                <text:p>1.262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3645">
                <text:p>0.936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.55222">
                <text:p>5.552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48684">
                <text:p>5.486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60737">
                <text:p>4.607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34009">
                <text:p>4.340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78387">
                <text:p>5.783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06144">
                <text:p>3.061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6079">
                <text:p>2.60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54273">
                <text:p>2.542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32464">
                <text:p>3.324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85747">
                <text:p>2.857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90619">
                <text:p>2.906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101">
                <text:p>3.41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8896">
                <text:p>0.988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56289">
                <text:p>0.9562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14787">
                <text:p>1.147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94908">
                <text:p>2.949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52519">
                <text:p>2.525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76464">
                <text:p>2.764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21366">
                <text:p>2.213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00913">
                <text:p>1.009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33775">
                <text:p>1.337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.24434">
                <text:p>5.244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42148">
                <text:p>3.421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48662">
                <text:p>3.486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89923">
                <text:p>3.899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61102">
                <text:p>3.611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.86267">
                <text:p>4.862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98083">
                <text:p>2.980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80803">
                <text:p>0.7808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90744">
                <text:p>1.9074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57063">
                <text:p>2.570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24264">
                <text:p>3.242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28759">
                <text:p>2.287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.57227">
                <text:p>6.572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87119">
                <text:p>3.871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83221">
                <text:p>4.832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2467">
                <text:p>3.24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.23447">
                <text:p>8.234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00806">
                <text:p>5.008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15489">
                <text:p>2.154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4732">
                <text:p>2.47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2311">
                <text:p>1.623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67441">
                <text:p>0.8674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047">
                <text:p>1.90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64319">
                <text:p>1.643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60164">
                <text:p>3.601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07287">
                <text:p>7.072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93102">
                <text:p>4.931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45785">
                <text:p>2.457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63337">
                <text:p>1.633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98117">
                <text:p>1.981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55566">
                <text:p>7.555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40763">
                <text:p>6.407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79354">
                <text:p>5.793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71948">
                <text:p>1.719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3236">
                <text:p>1.932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71736">
                <text:p>1.717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.62615">
                <text:p>5.626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.90516">
                <text:p>8.905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99489">
                <text:p>6.994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41801">
                <text:p>1.418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1735">
                <text:p>1.917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61029">
                <text:p>1.610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.40408">
                <text:p>8.404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79883">
                <text:p>6.798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01821">
                <text:p>7.018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37829">
                <text:p>0.8378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71705">
                <text:p>0.6717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836486">
                <text:p>0.8364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84405">
                <text:p>0.4844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40456">
                <text:p>0.1404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72353">
                <text:p>0.2723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4609">
                <text:p>1.146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00589">
                <text:p>1.005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19025">
                <text:p>0.5190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.27482">
                <text:p>8.274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.37353">
                <text:p>8.373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85161">
                <text:p>7.851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44643">
                <text:p>3.446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4159">
                <text:p>3.41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06381">
                <text:p>3.063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767093">
                <text:p>0.07670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14869">
                <text:p>0.1148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08908">
                <text:p>0.1089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99541">
                <text:p>1.995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25304">
                <text:p>1.253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17454">
                <text:p>1.174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291">
                <text:p>7.72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.76203">
                <text:p>5.762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67503">
                <text:p>7.675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61478">
                <text:p>1.614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48613">
                <text:p>1.4861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05284">
                <text:p>1.052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33367">
                <text:p>2.333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50798">
                <text:p>1.507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38734">
                <text:p>2.387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39462">
                <text:p>3.394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30705">
                <text:p>3.307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25739">
                <text:p>4.257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8948">
                <text:p>0.389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34948">
                <text:p>0.1349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69458">
                <text:p>0.2694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46914">
                <text:p>4.469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24637">
                <text:p>4.246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7743">
                <text:p>4.77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05607">
                <text:p>0.1056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15789">
                <text:p>0.1157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678308">
                <text:p>0.06783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8026">
                <text:p>1.280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01328">
                <text:p>0.8013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4094">
                <text:p>1.409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87918">
                <text:p>2.879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7939">
                <text:p>2.579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79686">
                <text:p>1.796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12131">
                <text:p>1.121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32706">
                <text:p>1.327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66778">
                <text:p>1.667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41493">
                <text:p>4.414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3617">
                <text:p>3.36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10573">
                <text:p>3.105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41478">
                <text:p>1.414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74084">
                <text:p>1.740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13939">
                <text:p>1.139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96662">
                <text:p>3.966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66457">
                <text:p>2.664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39868">
                <text:p>2.398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96767">
                <text:p>2.967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83281">
                <text:p>1.832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5406">
                <text:p>2.554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.54167">
                <text:p>7.541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.96418">
                <text:p>6.964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55975">
                <text:p>8.559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17354">
                <text:p>0.2173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35367">
                <text:p>0.9353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99166">
                <text:p>0.6991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52139">
                <text:p>3.521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91388">
                <text:p>1.913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60475">
                <text:p>2.604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36522">
                <text:p>1.365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34697">
                <text:p>1.346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03772">
                <text:p>1.037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33696">
                <text:p>1.336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39554">
                <text:p>0.9395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519543">
                <text:p>0.5195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03718">
                <text:p>1.037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64531">
                <text:p>1.645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94758">
                <text:p>1.947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62815">
                <text:p>4.628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86284">
                <text:p>2.862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56421">
                <text:p>3.564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09791">
                <text:p>1.097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53874">
                <text:p>1.538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16258">
                <text:p>1.162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11676">
                <text:p>4.116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80342">
                <text:p>3.803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44132">
                <text:p>4.441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11908">
                <text:p>3.119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47135">
                <text:p>4.471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54435">
                <text:p>3.544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62663">
                <text:p>0.3626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561457">
                <text:p>0.05614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53216">
                <text:p>0.15321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52374">
                <text:p>1.523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07883">
                <text:p>1.078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11832">
                <text:p>1.118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48062">
                <text:p>2.480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1291">
                <text:p>2.12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81005">
                <text:p>1.810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32718">
                <text:p>3.327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76874">
                <text:p>2.768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04624">
                <text:p>3.046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95914">
                <text:p>0.3959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3211">
                <text:p>0.832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97523">
                <text:p>0.5975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98047">
                <text:p>1.980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0422">
                <text:p>2.504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6872">
                <text:p>2.568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45138">
                <text:p>1.451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13938">
                <text:p>1.139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0835">
                <text:p>1.08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66408">
                <text:p>4.664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97719">
                <text:p>3.977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00721">
                <text:p>4.007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6186">
                <text:p>0.761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415464">
                <text:p>0.4154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422396">
                <text:p>0.4223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91083">
                <text:p>2.910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57235">
                <text:p>3.572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43176">
                <text:p>3.431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72554">
                <text:p>2.725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25866">
                <text:p>2.258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2925">
                <text:p>2.29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39115">
                <text:p>2.391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6881">
                <text:p>1.68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70843">
                <text:p>1.708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45017">
                <text:p>3.450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43578">
                <text:p>2.435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37776">
                <text:p>2.377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76035">
                <text:p>0.1760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94249">
                <text:p>0.2942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02888">
                <text:p>0.30288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03376">
                <text:p>1.033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6775">
                <text:p>1.367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36173">
                <text:p>1.361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9515">
                <text:p>0.895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81852">
                <text:p>0.4818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16997">
                <text:p>0.4169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53529">
                <text:p>1.535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13541">
                <text:p>1.135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07637">
                <text:p>1.076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24934">
                <text:p>8.249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71882">
                <text:p>8.7188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57315">
                <text:p>8.573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38257">
                <text:p>4.382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89217">
                <text:p>2.892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85021">
                <text:p>2.85021</text:p>
              </table:table-cell>
              <table:table-cell office:value-type="float" office:value="7.815">
                <text:p>7.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